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Hyperlink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ce6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2pt solid #BFBFBF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2pt solid #BFBFBF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D9D9D9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thin solid #D9D9D9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">
      <style:table-cell-properties fo:border-top="2pt solid #000000" fo:border-bottom="thin solid #D9D9D9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D9D9D9" fo:border-bottom="thin solid #D9D9D9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D9D9D9" fo:border-bottom="thin solid #D9D9D9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">
      <style:table-cell-properties fo:border-top="thin solid #D9D9D9" fo:border-bottom="thin solid #D9D9D9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D9D9D9" fo:border-bottom="2pt solid #000000" fo:border-left="2pt solid #BFBFBF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">
      <style:table-cell-properties fo:border-top="thin solid #D9D9D9" fo:border-bottom="2pt solid #000000" fo:border-left="2pt solid #BFBFBF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D9D9D9" fo:border-bottom="2pt solid #000000" fo:border-left="2pt solid #000000" fo:border-right="2pt solid #BFBFBF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">
      <style:text-properties style:font-name="Arial" style:font-name-asian="Arial" style:font-name-complex="Arial"/>
    </style:style>
    <style:style style:name="ce25" style:family="table-cell" style:parent-style-name="Default" style:data-style-name="N0">
      <style:text-properties fo:color="#FF0000" style:font-name="Arial" style:font-name-asian="Arial" style:font-name-complex="Arial"/>
    </style:style>
    <style:style style:name="ce26" style:family="table-cell" style:parent-style-name="Normal_32_2_32_3" style:data-style-name="N0">
      <style:table-cell-properties fo:border-top="none" fo:border-bottom="2pt solid #000000" fo:border-left="none" fo:border-right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5_32_2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_32_3" style:data-style-name="N0">
      <style:table-cell-properties fo:border-top="none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_32_3" style:data-style-name="N0">
      <style:table-cell-properties fo:border-top="none" fo:border-bottom="2pt solid #000000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_32_3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5_32_2" style:data-style-name="N0">
      <style:table-cell-properties fo:border-top="2pt solid #000000" fo:border-bottom="thin solid #D9D9D9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_32_3" style:data-style-name="N3">
      <style:table-cell-properties fo:border-top="2pt solid #000000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_32_3" style:data-style-name="N3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_32_3" style:data-style-name="N37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_32_3" style:data-style-name="N37">
      <style:table-cell-properties fo:border-top="2pt solid #000000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_32_3" style:data-style-name="N37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5_32_2" style:data-style-name="N0">
      <style:table-cell-properties fo:border-top="thin solid #D9D9D9" fo:border-bottom="thin solid #D9D9D9" fo:border-left="2pt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_32_3" style:data-style-name="N3">
      <style:table-cell-properties fo:border-top="thin solid #D9D9D9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_32_3" style:data-style-name="N3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_32_3" style:data-style-name="N37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_32_3" style:data-style-name="N37">
      <style:table-cell-properties fo:border-top="thin solid #D9D9D9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_32_3" style:data-style-name="N37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5_32_2" style:data-style-name="N0">
      <style:table-cell-properties fo:border-top="thin solid #D9D9D9" fo:border-bottom="2pt solid #000000" fo:border-left="2pt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_32_3" style:data-style-name="N3">
      <style:table-cell-properties fo:border-top="thin solid #D9D9D9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_32_3" style:data-style-name="N3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_32_3" style:data-style-name="N37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32_2_32_3" style:data-style-name="N37">
      <style:table-cell-properties fo:border-top="thin solid #D9D9D9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_32_3" style:data-style-name="N37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/>
      <style:text-properties style:font-name="Arial" style:font-name-asian="Arial" style:font-name-complex="Arial"/>
    </style:style>
    <style:style style:name="ce51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52" style:family="table-cell" style:parent-style-name="Normal_32_2_32_3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ackground-color="transparent"/>
      <style:text-properties style:font-name="Arial" style:font-name-asian="Arial" style:font-name-complex="Arial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Normal_32_2_32_3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5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2pt solid #000000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1" style:family="table-cell" style:parent-style-name="Normal_32_2_32_3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3" style:family="table-cell" style:parent-style-name="Normal_32_2" style:data-style-name="N0">
      <style:table-cell-properties style:vertical-align="automatic" fo:background-color="transparent"/>
    </style:style>
    <style:style style:name="ce64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6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3" style:data-style-name="N0">
      <style:table-cell-properties fo:border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3" style:data-style-name="N0">
      <style:table-cell-properties fo:border-top="2pt solid #000000" fo:border-bottom="2pt solid #000000" fo:border-left="none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3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3" style:data-style-name="N0">
      <style:table-cell-properties fo:border-top="2pt solid #000000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3" style:data-style-name="N3">
      <style:table-cell-properties fo:border-top="2pt solid #000000" fo:border-bottom="thin solid #D9D9D9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3" style:data-style-name="N3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3" style:data-style-name="N0">
      <style:table-cell-properties fo:border-top="thin solid #D9D9D9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3" style:data-style-name="N3">
      <style:table-cell-properties fo:border-top="thin solid #D9D9D9" fo:border-bottom="thin solid #D9D9D9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3" style:data-style-name="N3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Normal_32_3" style:data-style-name="N0">
      <style:table-cell-properties fo:border-top="thin solid #D9D9D9" fo:border-bottom="none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3" style:data-style-name="N3">
      <style:table-cell-properties fo:border-top="thin solid #D9D9D9" fo:border-bottom="none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3" style:data-style-name="N3">
      <style:table-cell-properties fo:border-top="thin solid #D9D9D9" fo:border-bottom="none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32_3" style:data-style-name="N0">
      <style:table-cell-properties fo:border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3" style:data-style-name="N3">
      <style:table-cell-properties fo:border-top="2pt solid #000000" fo:border-bottom="2pt solid #000000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3" style:data-style-name="N3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0">
      <style:table-cell-properties fo:border-top="none" fo:border-bottom="none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" style:data-style-name="N0">
      <style:table-cell-properties fo:border-top="none" fo:border-bottom="none" fo:border-left="2pt solid #000000" fo:border-right="none" style:vertical-align="automatic" fo:background-color="transparent"/>
    </style:style>
    <style:style style:name="ce84" style:family="table-cell" style:parent-style-name="Normal_32_2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2pt solid #000000" fo:border-bottom="none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2pt solid #000000" fo:border-bottom="thin solid #D9D9D9" fo:border-left="2pt solid #000000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21">
      <style:table-cell-properties fo:border-top="2pt solid #000000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D9D9D9" fo:border-bottom="thin solid #D9D9D9" fo:border-left="2pt solid #000000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" style:data-style-name="N21">
      <style:table-cell-properties fo:border-top="thin solid #D9D9D9" fo:border-bottom="thin solid #D9D9D9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D9D9D9" fo:border-bottom="2pt solid #000000" fo:border-left="2pt solid #000000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" style:data-style-name="N21">
      <style:table-cell-properties fo:border-top="thin solid #D9D9D9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3" style:data-style-name="N3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Normal_32_2_32_3" style:data-style-name="N3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Normal_32_2_32_3" style:data-style-name="N3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Normal_32_2_32_3" style:data-style-name="N3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Arial" style:font-name-asian="Arial" style:font-name-complex="Arial"/>
    </style:style>
    <style:style style:name="ce98" style:family="table-cell" style:parent-style-name="Hyperlink" style:data-style-name="N0">
      <style:table-cell-properties fo:border-top="none" fo:border-bottom="none" fo:border-left="2pt solid #000000" fo:border-right="none"/>
      <style:text-properties fo:color="#0563C1" style:font-name="Arial" style:font-name-asian="Arial" style:font-name-complex="Arial" style:text-underline-style="solid" style:text-underline-type="single"/>
    </style:style>
    <style:style style:name="ce99" style:family="table-cell" style:parent-style-name="Hyperlink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0" style:family="table-cell" style:parent-style-name="Normal_32_4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4" style:data-style-name="N0">
      <style:table-cell-properties fo:border-top="2pt solid #000000" fo:border-bottom="2pt solid #000000" fo:border-left="2pt solid #BFBFBF" fo:border-right="2pt solid #BFBFBF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4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4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4" style:data-style-name="N0">
      <style:table-cell-properties fo:border-top="2pt solid #000000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5" style:family="table-cell" style:parent-style-name="Normal_32_4" style:data-style-name="N0">
      <style:table-cell-properties fo:border-top="2pt solid #000000" fo:border-bottom="thin solid #D9D9D9" fo:border-left="2pt solid #BFBFBF" fo:border-right="2pt solid #BFBFBF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4" style:data-style-name="N3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4" style:data-style-name="N3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4" style:data-style-name="N0">
      <style:table-cell-properties fo:border-top="thin solid #D9D9D9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Normal_32_4" style:data-style-name="N0">
      <style:table-cell-properties fo:border-top="thin solid #D9D9D9" fo:border-bottom="thin solid #D9D9D9" fo:border-left="2pt solid #BFBFBF" fo:border-right="2pt solid #BFBFBF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4" style:data-style-name="N3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4" style:data-style-name="N3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Normal_32_4" style:data-style-name="N0">
      <style:table-cell-properties fo:border-top="thin solid #D9D9D9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32_4" style:data-style-name="N0">
      <style:table-cell-properties fo:border-top="thin solid #D9D9D9" fo:border-bottom="2pt solid #000000" fo:border-left="2pt solid #BFBFBF" fo:border-right="2pt solid #BFBFBF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4" style:data-style-name="N3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5" style:family="table-cell" style:parent-style-name="Normal_32_4" style:data-style-name="N3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Default" style:data-style-name="N3"/>
    <style:style style:name="ce117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18" style:family="table-cell" style:parent-style-name="Normal_32_4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19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4.00402777777778cm"/>
    </style:style>
    <style:style style:name="co2" style:family="table-column">
      <style:table-column-properties fo:break-before="auto" style:column-width="1.78152777777778cm"/>
    </style:style>
    <style:style style:name="co3" style:family="table-column">
      <style:table-column-properties fo:break-before="auto" style:column-width="5.53861111111111cm"/>
    </style:style>
    <style:style style:name="co4" style:family="table-column">
      <style:table-column-properties fo:break-before="auto" style:column-width="2.82222222222222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45180555555556cm"/>
    </style:style>
    <style:style style:name="co7" style:family="table-column">
      <style:table-column-properties fo:break-before="auto" style:column-width="1.67569444444444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6.43819444444444cm"/>
    </style:style>
    <style:style style:name="co10" style:family="table-column">
      <style:table-column-properties fo:break-before="auto" style:column-width="3.10444444444444cm"/>
    </style:style>
    <style:style style:name="co11" style:family="table-column">
      <style:table-column-properties fo:break-before="auto" style:column-width="4.19805555555556cm"/>
    </style:style>
    <style:style style:name="co12" style:family="table-column">
      <style:table-column-properties fo:break-before="auto" style:column-width="5.48569444444444cm"/>
    </style:style>
    <style:style style:name="co13" style:family="table-column">
      <style:table-column-properties fo:break-before="auto" style:column-width="1.39347222222222cm" style:use-optimal-column-width="true"/>
    </style:style>
    <style:style style:name="co14" style:family="table-column">
      <style:table-column-properties fo:break-before="auto" style:column-width="1.86972222222222cm"/>
    </style:style>
    <style:style style:name="co15" style:family="table-column">
      <style:table-column-properties fo:break-before="auto" style:column-width="4.51555555555556cm"/>
    </style:style>
    <style:style style:name="co16" style:family="table-column">
      <style:table-column-properties fo:break-before="auto" style:column-width="5.04472222222222cm"/>
    </style:style>
    <style:style style:name="co17" style:family="table-column">
      <style:table-column-properties fo:break-before="auto" style:column-width="1.34055555555556cm"/>
    </style:style>
    <style:style style:name="co18" style:family="table-column">
      <style:table-column-properties fo:break-before="auto" style:column-width="1.18180555555556cm"/>
    </style:style>
    <style:style style:name="co19" style:family="table-column">
      <style:table-column-properties fo:break-before="auto" style:column-width="1.83444444444444cm"/>
    </style:style>
    <style:style style:name="co20" style:family="table-column">
      <style:table-column-properties fo:break-before="auto" style:column-width="1.94027777777778cm"/>
    </style:style>
    <style:style style:name="co21" style:family="table-column">
      <style:table-column-properties fo:break-before="auto" style:column-width="2.29305555555556cm"/>
    </style:style>
    <style:style style:name="co22" style:family="table-column">
      <style:table-column-properties fo:break-before="auto" style:column-width="3.03388888888889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8pt" style:use-optimal-row-height="fals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13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2.5pt" style:use-optimal-row-height="true" fo:break-before="auto"/>
    </style:style>
    <style:style style:name="ro10" style:family="table-row">
      <style:table-row-properties style:row-height="14.5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2.5pt" style:use-optimal-row-height="false" fo:break-before="auto"/>
    </style:style>
    <style:style style:name="ro1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Disparities in the risk and outcomes of COVID-19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Ethnicity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Content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5">
            <text:p><text:a xlink:href="#Figure_4_1.A1">Figure 4.1</text:a></text:p>
          </table:table-cell>
          <table:table-cell office:value-type="string" table:style-name="ce3">
            <text:p>Number of positive confirmed cases by ethnic group and week, as of 9 May 2020, England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<text:a xlink:href="#Figure_4_2.A1">Figure 4.2</text:a></text:p>
          </table:table-cell>
          <table:table-cell office:value-type="string" table:style-name="ce3">
            <text:p>Age standardised diagnosis rates per 100,000 population by ethnicity and sex, as of 13 May 2020, England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<text:a xlink:href="#Figure_4_3.A1">Figure 4.3</text:a></text:p>
          </table:table-cell>
          <table:table-cell office:value-type="string" table:style-name="ce3">
            <text:p>Laboratory confirmed admissions for COVID-19 to acute trusts, by level of care and ethnicity, England, as of 19 May 202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<text:a xlink:href="#Figure_4_4.A1">Figure 4.4</text:a></text:p>
          </table:table-cell>
          <table:table-cell office:value-type="string" table:style-name="ce3">
            <text:p>Number of deaths in laboratory confirmed COVID-19 cases by ethnicity and week, as of 9 May 2020, England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<text:a xlink:href="#Figure_4_5.A1">Figure 4.5</text:a></text:p>
          </table:table-cell>
          <table:table-cell office:value-type="string" table:style-name="ce3">
            <text:p>Age standardised mortality rates in laboratory confirmed COVID-19 cases per 100,000 population by ethnicity and sex, as of 13 May, England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<text:a xlink:href="#'Figure_4_6A_&amp;_4_6B'.A1">Figure 4.6A and 4.6B</text:a></text:p>
          </table:table-cell>
          <table:table-cell office:value-type="string" table:style-name="ce3">
            <text:p>Age-standardised mortality rates per 100,000 for all cause deaths and deaths mentioning COVID-19, 21 March to 1 May 2020, compared with baseline mortality rates (2014 to 2018), by ethnicity and sex, Englan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Public Health England</text:p>
          </table:table-cell>
          <table:table-cell table:number-columns-repeated="16383" table:style-name="ce3"/>
        </table:table-row>
        <table:table-row table:number-rows-repeated="1048563" table:style-name="ro2">
          <table:table-cell table:number-columns-repeated="16384"/>
        </table:table-row>
      </table:table>
      <table:table table:name="Figure_4_1" table:style-name="ta1">
        <table:table-column table:style-name="co3" table:default-cell-style-name="ce9"/>
        <table:table-column table:style-name="co4" table:default-cell-style-name="ce9"/>
        <table:table-column table:style-name="co2" table:number-columns-repeated="16382" table:default-cell-style-name="ce9"/>
        <table:table-row table:style-name="ro3">
          <table:table-cell office:value-type="string" table:style-name="ce6">
            <text:p>Figure 4.1: Number of positive confirmed cases by ethnic group and week, as of 9 May 2020, England</text:p>
          </table:table-cell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number-columns-repeated="16370"/>
        </table:table-row>
        <table:table-row table:style-name="ro4">
          <table:table-cell table:style-name="ce3"/>
          <table:table-cell table:style-name="ce10"/>
          <table:table-cell table:style-name="ce3"/>
          <table:table-cell table:number-columns-repeated="16381" table:style-name="ce9"/>
        </table:table-row>
        <table:table-row table:style-name="ro2">
          <table:table-cell office:value-type="string" table:style-name="ce5">
            <text:p><text:a xlink:href="#Contents.A1">Back to contents</text:a></text:p>
          </table:table-cell>
          <table:table-cell table:style-name="ce10"/>
          <table:table-cell table:style-name="ce3"/>
          <table:table-cell table:number-columns-repeated="16381" table:style-name="ce9"/>
        </table:table-row>
        <table:table-row table:style-name="ro4">
          <table:table-cell table:style-name="ce3"/>
          <table:table-cell table:style-name="ce10"/>
          <table:table-cell table:style-name="ce3"/>
          <table:table-cell table:number-columns-repeated="16381" table:style-name="ce9"/>
        </table:table-row>
        <table:table-row table:style-name="ro5">
          <table:table-cell office:value-type="string" table:style-name="ce11">
            <text:p>Ethnicity</text:p>
          </table:table-cell>
          <table:table-cell office:value-type="string" table:style-name="ce12">
            <text:p>Week ending</text:p>
          </table:table-cell>
          <table:table-cell office:value-type="string" table:style-name="ce13">
            <text:p>Deaths</text:p>
          </table:table-cell>
          <table:table-cell table:number-columns-repeated="16381" table:style-name="ce9"/>
        </table:table-row>
        <table:table-row table:style-name="ro6">
          <table:table-cell office:value-type="string" table:style-name="ce14">
            <text:p>White</text:p>
          </table:table-cell>
          <table:table-cell office:value-type="string" table:style-name="ce15">
            <text:p>Up to 07-Mar</text:p>
          </table:table-cell>
          <table:table-cell office:value-type="float" office:value="324" table:style-name="ce16">
            <text:p>324</text:p>
          </table:table-cell>
          <table:table-cell table:style-name="ce17"/>
          <table:table-cell table:number-columns-repeated="16380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14-Mar</text:p>
          </table:table-cell>
          <table:table-cell office:value-type="float" office:value="1352" table:style-name="ce20">
            <text:p>1,352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21-Mar</text:p>
          </table:table-cell>
          <table:table-cell office:value-type="float" office:value="3831" table:style-name="ce20">
            <text:p>3,83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28-Mar</text:p>
          </table:table-cell>
          <table:table-cell office:value-type="float" office:value="11158" table:style-name="ce20">
            <text:p>11,158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04-Apr</text:p>
          </table:table-cell>
          <table:table-cell office:value-type="float" office:value="18887" table:style-name="ce20">
            <text:p>18,887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11-Apr</text:p>
          </table:table-cell>
          <table:table-cell office:value-type="float" office:value="20007" table:style-name="ce20">
            <text:p>20,007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18-Apr</text:p>
          </table:table-cell>
          <table:table-cell office:value-type="float" office:value="17280" table:style-name="ce20">
            <text:p>17,280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25-Apr</text:p>
          </table:table-cell>
          <table:table-cell office:value-type="float" office:value="14724" table:style-name="ce20">
            <text:p>14,724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White</text:p>
          </table:table-cell>
          <table:table-cell office:value-type="string" table:style-name="ce19">
            <text:p>02-May</text:p>
          </table:table-cell>
          <table:table-cell office:value-type="float" office:value="10518" table:style-name="ce20">
            <text:p>10,518</text:p>
          </table:table-cell>
          <table:table-cell table:number-columns-repeated="16381" table:style-name="ce9"/>
        </table:table-row>
        <table:table-row table:style-name="ro8">
          <table:table-cell office:value-type="string" table:style-name="ce18">
            <text:p>White</text:p>
          </table:table-cell>
          <table:table-cell office:value-type="string" table:style-name="ce21">
            <text:p>09-May</text:p>
          </table:table-cell>
          <table:table-cell office:value-type="float" office:value="6213" table:style-name="ce22">
            <text:p>6,213</text:p>
          </table:table-cell>
          <table:table-cell table:number-columns-repeated="16381" table:style-name="ce9"/>
        </table:table-row>
        <table:table-row table:style-name="ro6">
          <table:table-cell office:value-type="string" table:style-name="ce14">
            <text:p>Asian / Asian British</text:p>
          </table:table-cell>
          <table:table-cell office:value-type="string" table:style-name="ce15">
            <text:p>Up to 07-Mar</text:p>
          </table:table-cell>
          <table:table-cell office:value-type="float" office:value="16" table:style-name="ce16">
            <text:p>16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14-Mar</text:p>
          </table:table-cell>
          <table:table-cell office:value-type="float" office:value="155" table:style-name="ce20">
            <text:p>155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21-Mar</text:p>
          </table:table-cell>
          <table:table-cell office:value-type="float" office:value="575" table:style-name="ce20">
            <text:p>575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28-Mar</text:p>
          </table:table-cell>
          <table:table-cell office:value-type="float" office:value="1358" table:style-name="ce20">
            <text:p>1,358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04-Apr</text:p>
          </table:table-cell>
          <table:table-cell office:value-type="float" office:value="2311" table:style-name="ce20">
            <text:p>2,311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11-Apr</text:p>
          </table:table-cell>
          <table:table-cell office:value-type="float" office:value="2358" table:style-name="ce20">
            <text:p>2,358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18-Apr</text:p>
          </table:table-cell>
          <table:table-cell office:value-type="float" office:value="1700" table:style-name="ce20">
            <text:p>1,700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25-Apr</text:p>
          </table:table-cell>
          <table:table-cell office:value-type="float" office:value="1134" table:style-name="ce20">
            <text:p>1,134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Asian / Asian British</text:p>
          </table:table-cell>
          <table:table-cell office:value-type="string" table:style-name="ce19">
            <text:p>02-May</text:p>
          </table:table-cell>
          <table:table-cell office:value-type="float" office:value="726" table:style-name="ce20">
            <text:p>726</text:p>
          </table:table-cell>
          <table:table-cell table:number-columns-repeated="16381"/>
        </table:table-row>
        <table:table-row table:style-name="ro8">
          <table:table-cell office:value-type="string" table:style-name="ce18">
            <text:p>Asian / Asian British</text:p>
          </table:table-cell>
          <table:table-cell office:value-type="string" table:style-name="ce21">
            <text:p>09-May</text:p>
          </table:table-cell>
          <table:table-cell office:value-type="float" office:value="482" table:style-name="ce22">
            <text:p>482</text:p>
          </table:table-cell>
          <table:table-cell table:number-columns-repeated="16381"/>
        </table:table-row>
        <table:table-row table:style-name="ro6">
          <table:table-cell office:value-type="string" table:style-name="ce14">
            <text:p>Black / Black British</text:p>
          </table:table-cell>
          <table:table-cell office:value-type="string" table:style-name="ce15">
            <text:p>Up to 07-Mar</text:p>
          </table:table-cell>
          <table:table-cell office:value-type="float" office:value="13" table:style-name="ce16">
            <text:p>13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14-Mar</text:p>
          </table:table-cell>
          <table:table-cell office:value-type="float" office:value="161" table:style-name="ce20">
            <text:p>161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21-Mar</text:p>
          </table:table-cell>
          <table:table-cell office:value-type="float" office:value="558" table:style-name="ce20">
            <text:p>558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28-Mar</text:p>
          </table:table-cell>
          <table:table-cell office:value-type="float" office:value="1152" table:style-name="ce20">
            <text:p>1,152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04-Apr</text:p>
          </table:table-cell>
          <table:table-cell office:value-type="float" office:value="1512" table:style-name="ce20">
            <text:p>1,512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11-Apr</text:p>
          </table:table-cell>
          <table:table-cell office:value-type="float" office:value="1262" table:style-name="ce20">
            <text:p>1,262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18-Apr</text:p>
          </table:table-cell>
          <table:table-cell office:value-type="float" office:value="873" table:style-name="ce20">
            <text:p>873</text:p>
          </table:table-cell>
          <table:table-cell table:number-columns-repeated="16381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25-Apr</text:p>
          </table:table-cell>
          <table:table-cell office:value-type="float" office:value="538" table:style-name="ce20">
            <text:p>538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Black / Black British</text:p>
          </table:table-cell>
          <table:table-cell office:value-type="string" table:style-name="ce19">
            <text:p>02-May</text:p>
          </table:table-cell>
          <table:table-cell office:value-type="float" office:value="332" table:style-name="ce20">
            <text:p>332</text:p>
          </table:table-cell>
          <table:table-cell table:number-columns-repeated="16381" table:style-name="ce9"/>
        </table:table-row>
        <table:table-row table:style-name="ro8">
          <table:table-cell office:value-type="string" table:style-name="ce18">
            <text:p>Black / Black British</text:p>
          </table:table-cell>
          <table:table-cell office:value-type="string" table:style-name="ce21">
            <text:p>09-May</text:p>
          </table:table-cell>
          <table:table-cell office:value-type="float" office:value="229" table:style-name="ce22">
            <text:p>229</text:p>
          </table:table-cell>
          <table:table-cell table:number-columns-repeated="16381" table:style-name="ce9"/>
        </table:table-row>
        <table:table-row table:style-name="ro6">
          <table:table-cell office:value-type="string" table:style-name="ce14">
            <text:p>Mixed / Multiple Ethnic Groups</text:p>
          </table:table-cell>
          <table:table-cell office:value-type="string" table:style-name="ce15">
            <text:p>Up to 07-Mar</text:p>
          </table:table-cell>
          <table:table-cell office:value-type="float" office:value="6" table:style-name="ce16">
            <text:p>6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14-Mar</text:p>
          </table:table-cell>
          <table:table-cell office:value-type="float" office:value="18" table:style-name="ce20">
            <text:p>18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21-Mar</text:p>
          </table:table-cell>
          <table:table-cell office:value-type="float" office:value="78" table:style-name="ce20">
            <text:p>78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28-Mar</text:p>
          </table:table-cell>
          <table:table-cell office:value-type="float" office:value="162" table:style-name="ce20">
            <text:p>162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04-Apr</text:p>
          </table:table-cell>
          <table:table-cell office:value-type="float" office:value="239" table:style-name="ce20">
            <text:p>239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11-Apr</text:p>
          </table:table-cell>
          <table:table-cell office:value-type="float" office:value="263" table:style-name="ce20">
            <text:p>263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18-Apr</text:p>
          </table:table-cell>
          <table:table-cell office:value-type="float" office:value="241" table:style-name="ce20">
            <text:p>241</text:p>
          </table:table-cell>
          <table:table-cell table:style-name="ce17"/>
          <table:table-cell table:number-columns-repeated="16380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25-Apr</text:p>
          </table:table-cell>
          <table:table-cell office:value-type="float" office:value="171" table:style-name="ce20">
            <text:p>17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Mixed / Multiple Ethnic Groups</text:p>
          </table:table-cell>
          <table:table-cell office:value-type="string" table:style-name="ce19">
            <text:p>02-May</text:p>
          </table:table-cell>
          <table:table-cell office:value-type="float" office:value="121" table:style-name="ce20">
            <text:p>121</text:p>
          </table:table-cell>
          <table:table-cell table:number-columns-repeated="16381" table:style-name="ce9"/>
        </table:table-row>
        <table:table-row table:style-name="ro8">
          <table:table-cell office:value-type="string" table:style-name="ce18">
            <text:p>Mixed / Multiple Ethnic Groups</text:p>
          </table:table-cell>
          <table:table-cell office:value-type="string" table:style-name="ce21">
            <text:p>09-May</text:p>
          </table:table-cell>
          <table:table-cell office:value-type="float" office:value="52" table:style-name="ce22">
            <text:p>52</text:p>
          </table:table-cell>
          <table:table-cell table:number-columns-repeated="16381" table:style-name="ce9"/>
        </table:table-row>
        <table:table-row table:style-name="ro6">
          <table:table-cell office:value-type="string" table:style-name="ce14">
            <text:p>Any other ethnic group</text:p>
          </table:table-cell>
          <table:table-cell office:value-type="string" table:style-name="ce15">
            <text:p>Up to 07-Mar</text:p>
          </table:table-cell>
          <table:table-cell office:value-type="float" office:value="11" table:style-name="ce16">
            <text:p>1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14-Mar</text:p>
          </table:table-cell>
          <table:table-cell office:value-type="float" office:value="98" table:style-name="ce20">
            <text:p>98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21-Mar</text:p>
          </table:table-cell>
          <table:table-cell office:value-type="float" office:value="221" table:style-name="ce20">
            <text:p>22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28-Mar</text:p>
          </table:table-cell>
          <table:table-cell office:value-type="float" office:value="492" table:style-name="ce20">
            <text:p>492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04-Apr</text:p>
          </table:table-cell>
          <table:table-cell office:value-type="float" office:value="806" table:style-name="ce20">
            <text:p>806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11-Apr</text:p>
          </table:table-cell>
          <table:table-cell office:value-type="float" office:value="771" table:style-name="ce20">
            <text:p>77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18-Apr</text:p>
          </table:table-cell>
          <table:table-cell office:value-type="float" office:value="541" table:style-name="ce20">
            <text:p>541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25-Apr</text:p>
          </table:table-cell>
          <table:table-cell office:value-type="float" office:value="337" table:style-name="ce20">
            <text:p>337</text:p>
          </table:table-cell>
          <table:table-cell table:number-columns-repeated="16381" table:style-name="ce9"/>
        </table:table-row>
        <table:table-row table:style-name="ro7">
          <table:table-cell office:value-type="string" table:style-name="ce18">
            <text:p>Any other ethnic group</text:p>
          </table:table-cell>
          <table:table-cell office:value-type="string" table:style-name="ce19">
            <text:p>02-May</text:p>
          </table:table-cell>
          <table:table-cell office:value-type="float" office:value="243" table:style-name="ce20">
            <text:p>243</text:p>
          </table:table-cell>
          <table:table-cell table:number-columns-repeated="16381" table:style-name="ce9"/>
        </table:table-row>
        <table:table-row table:style-name="ro8">
          <table:table-cell office:value-type="string" table:style-name="ce23">
            <text:p>Any other ethnic group</text:p>
          </table:table-cell>
          <table:table-cell office:value-type="string" table:style-name="ce21">
            <text:p>09-May</text:p>
          </table:table-cell>
          <table:table-cell office:value-type="float" office:value="156" table:style-name="ce22">
            <text:p>156</text:p>
          </table:table-cell>
          <table:table-cell table:number-columns-repeated="16381" table:style-name="ce9"/>
        </table:table-row>
        <table:table-row table:style-name="ro9">
          <table:table-cell table:number-columns-repeated="16384"/>
        </table:table-row>
        <table:table-row table:style-name="ro2">
          <table:table-cell office:value-type="string" table:style-name="ce9">
            <text:p>Source: Public Health England Second Generation Surveillance System.</text:p>
          </table:table-cell>
          <table:table-cell table:style-name="ce24"/>
          <table:table-cell table:style-name="ce10"/>
          <table:table-cell table:number-columns-repeated="3"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number-columns-repeated="16370"/>
        </table:table-row>
        <table:table-row table:number-rows-repeated="1048519" table:style-name="ro9">
          <table:table-cell table:number-columns-repeated="16384"/>
        </table:table-row>
      </table:table>
      <table:table table:name="Figure_4_2" table:style-name="ta1"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number-columns-repeated="16373" table:default-cell-style-name="ce1"/>
        <table:table-row table:style-name="ro3">
          <table:table-cell office:value-type="string" table:style-name="ce6">
            <text:p>Figure 4.2. Age standardised diagnosis rates per 100,000 population by ethnicity and sex, as of 13 May 2020, England.</text:p>
          </table:table-cell>
          <table:table-cell table:number-columns-repeated="16383" table:style-name="ce1"/>
        </table:table-row>
        <table:table-row table:style-name="ro4">
          <table:table-cell table:style-name="ce4"/>
          <table:table-cell table:number-columns-repeated="16383" table:style-name="ce1"/>
        </table:table-row>
        <table:table-row table:style-name="ro10">
          <table:table-cell office:value-type="string" table:style-name="ce5">
            <text:p><text:a xlink:href="#Contents.A1">Back to contents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5">
            <text:p><text:a xlink:href="#Figure_4_2.A15">See footnotes for data descriptions</text:a>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number-columns-repeated="10" table:style-name="ce3"/>
          <table:table-cell table:number-columns-repeated="16373"/>
        </table:table-row>
        <table:table-row table:style-name="ro11">
          <table:table-cell table:style-name="ce26"/>
          <table:table-cell office:value-type="string" table:number-columns-spanned="5" table:number-rows-spanned="1" table:style-name="ce61">
            <text:p>Males</text:p>
          </table:table-cell>
          <table:covered-table-cell table:number-columns-repeated="4"/>
          <table:table-cell office:value-type="string" table:number-columns-spanned="5" table:number-rows-spanned="1" table:style-name="ce61">
            <text:p>Females</text:p>
          </table:table-cell>
          <table:covered-table-cell table:number-columns-repeated="4"/>
          <table:table-cell table:number-columns-repeated="16373"/>
        </table:table-row>
        <table:table-row table:style-name="ro11">
          <table:table-cell office:value-type="string" table:style-name="ce27">
            <text:p>Ethnic group</text:p>
          </table:table-cell>
          <table:table-cell office:value-type="string" table:style-name="ce28">
            <text:p>Cases</text:p>
          </table:table-cell>
          <table:table-cell office:value-type="string" table:style-name="ce29">
            <text:p>Population</text:p>
          </table:table-cell>
          <table:table-cell office:value-type="string" table:style-name="ce29">
            <text:p>Rate</text:p>
          </table:table-cell>
          <table:table-cell office:value-type="string" table:style-name="ce29">
            <text:p>Lower CL</text:p>
          </table:table-cell>
          <table:table-cell office:value-type="string" table:style-name="ce30">
            <text:p>Upper CL</text:p>
          </table:table-cell>
          <table:table-cell office:value-type="string" table:style-name="ce28">
            <text:p>Cases</text:p>
          </table:table-cell>
          <table:table-cell office:value-type="string" table:style-name="ce29">
            <text:p>Population</text:p>
          </table:table-cell>
          <table:table-cell office:value-type="string" table:style-name="ce29">
            <text:p>Rate</text:p>
          </table:table-cell>
          <table:table-cell office:value-type="string" table:style-name="ce29">
            <text:p>Lower CL</text:p>
          </table:table-cell>
          <table:table-cell office:value-type="string" table:style-name="ce31">
            <text:p>Upper CL</text:p>
          </table:table-cell>
          <table:table-cell table:number-columns-repeated="16373"/>
        </table:table-row>
        <table:table-row table:style-name="ro10">
          <table:table-cell office:value-type="string" table:style-name="ce32">
            <text:p>White</text:p>
          </table:table-cell>
          <table:table-cell office:value-type="float" office:value="48535" table:style-name="ce33">
            <text:p>48,535</text:p>
          </table:table-cell>
          <table:table-cell office:value-type="float" office:value="23163936" table:style-name="ce34">
            <text:p>23,163,936</text:p>
          </table:table-cell>
          <table:table-cell office:value-type="float" office:value="224" table:style-name="ce35">
            <text:p>224.0</text:p>
          </table:table-cell>
          <table:table-cell office:value-type="float" office:value="195.60000000000002" table:style-name="ce35">
            <text:p>195.6</text:p>
          </table:table-cell>
          <table:table-cell office:value-type="float" office:value="255.3" table:style-name="ce36">
            <text:p>255.3</text:p>
          </table:table-cell>
          <table:table-cell office:value-type="float" office:value="56710" table:style-name="ce33">
            <text:p>56,710</text:p>
          </table:table-cell>
          <table:table-cell office:value-type="float" office:value="23846798" table:style-name="ce34">
            <text:p>23,846,798</text:p>
          </table:table-cell>
          <table:table-cell office:value-type="float" office:value="220" table:style-name="ce35">
            <text:p>220.0</text:p>
          </table:table-cell>
          <table:table-cell office:value-type="float" office:value="191.9" table:style-name="ce35">
            <text:p>191.9</text:p>
          </table:table-cell>
          <table:table-cell office:value-type="float" office:value="251.10000000000002" table:style-name="ce37">
            <text:p>251.1</text:p>
          </table:table-cell>
          <table:table-cell table:number-columns-repeated="16373"/>
        </table:table-row>
        <table:table-row table:style-name="ro10">
          <table:table-cell office:value-type="string" table:style-name="ce38">
            <text:p>Black / Black British</text:p>
          </table:table-cell>
          <table:table-cell office:value-type="float" office:value="3177" table:style-name="ce39">
            <text:p>3,177</text:p>
          </table:table-cell>
          <table:table-cell office:value-type="float" office:value="1020260" table:style-name="ce40">
            <text:p>1,020,260</text:p>
          </table:table-cell>
          <table:table-cell office:value-type="float" office:value="649" table:style-name="ce41">
            <text:p>649.0</text:p>
          </table:table-cell>
          <table:table-cell office:value-type="float" office:value="600" table:style-name="ce41">
            <text:p>600.0</text:p>
          </table:table-cell>
          <table:table-cell office:value-type="float" office:value="700.90000000000009" table:style-name="ce42">
            <text:p>700.9</text:p>
          </table:table-cell>
          <table:table-cell office:value-type="float" office:value="3471" table:style-name="ce39">
            <text:p>3,471</text:p>
          </table:table-cell>
          <table:table-cell office:value-type="float" office:value="1084550" table:style-name="ce40">
            <text:p>1,084,550</text:p>
          </table:table-cell>
          <table:table-cell office:value-type="float" office:value="486" table:style-name="ce41">
            <text:p>486.0</text:p>
          </table:table-cell>
          <table:table-cell office:value-type="float" office:value="443.70000000000005" table:style-name="ce41">
            <text:p>443.7</text:p>
          </table:table-cell>
          <table:table-cell office:value-type="float" office:value="531.20000000000005" table:style-name="ce43">
            <text:p>531.2</text:p>
          </table:table-cell>
          <table:table-cell table:number-columns-repeated="16373"/>
        </table:table-row>
        <table:table-row table:style-name="ro10">
          <table:table-cell office:value-type="string" table:style-name="ce38">
            <text:p>Asian / Asian British</text:p>
          </table:table-cell>
          <table:table-cell office:value-type="float" office:value="5299" table:style-name="ce39">
            <text:p>5,299</text:p>
          </table:table-cell>
          <table:table-cell office:value-type="float" office:value="2362257" table:style-name="ce40">
            <text:p>2,362,257</text:p>
          </table:table-cell>
          <table:table-cell office:value-type="float" office:value="313" table:style-name="ce41">
            <text:p>313.0</text:p>
          </table:table-cell>
          <table:table-cell office:value-type="float" office:value="279.3" table:style-name="ce41">
            <text:p>279.3</text:p>
          </table:table-cell>
          <table:table-cell office:value-type="float" office:value="349.70000000000005" table:style-name="ce42">
            <text:p>349.7</text:p>
          </table:table-cell>
          <table:table-cell office:value-type="float" office:value="5568" table:style-name="ce39">
            <text:p>5,568</text:p>
          </table:table-cell>
          <table:table-cell office:value-type="float" office:value="2323944" table:style-name="ce40">
            <text:p>2,323,944</text:p>
          </table:table-cell>
          <table:table-cell office:value-type="float" office:value="241" table:style-name="ce41">
            <text:p>241.0</text:p>
          </table:table-cell>
          <table:table-cell office:value-type="float" office:value="211.5" table:style-name="ce41">
            <text:p>211.5</text:p>
          </table:table-cell>
          <table:table-cell office:value-type="float" office:value="273.40000000000003" table:style-name="ce43">
            <text:p>273.4</text:p>
          </table:table-cell>
          <table:table-cell table:number-columns-repeated="16373"/>
        </table:table-row>
        <table:table-row table:style-name="ro10">
          <table:table-cell office:value-type="string" table:style-name="ce38">
            <text:p>Mixed / Multiple ethnic groups</text:p>
          </table:table-cell>
          <table:table-cell office:value-type="float" office:value="599" table:style-name="ce39">
            <text:p>599</text:p>
          </table:table-cell>
          <table:table-cell office:value-type="float" office:value="778273" table:style-name="ce40">
            <text:p>778,273</text:p>
          </table:table-cell>
          <table:table-cell office:value-type="float" office:value="305" table:style-name="ce41">
            <text:p>305.0</text:p>
          </table:table-cell>
          <table:table-cell office:value-type="float" office:value="271.7" table:style-name="ce41">
            <text:p>271.7</text:p>
          </table:table-cell>
          <table:table-cell office:value-type="float" office:value="341.20000000000005" table:style-name="ce42">
            <text:p>341.2</text:p>
          </table:table-cell>
          <table:table-cell office:value-type="float" office:value="762" table:style-name="ce39">
            <text:p>762</text:p>
          </table:table-cell>
          <table:table-cell office:value-type="float" office:value="772277" table:style-name="ce40">
            <text:p>772,277</text:p>
          </table:table-cell>
          <table:table-cell office:value-type="float" office:value="255" table:style-name="ce41">
            <text:p>255.0</text:p>
          </table:table-cell>
          <table:table-cell office:value-type="float" office:value="224.70000000000002" table:style-name="ce41">
            <text:p>224.7</text:p>
          </table:table-cell>
          <table:table-cell office:value-type="float" office:value="288.3" table:style-name="ce43">
            <text:p>288.3</text:p>
          </table:table-cell>
          <table:table-cell table:number-columns-repeated="16373"/>
        </table:table-row>
        <table:table-row table:style-name="ro10">
          <table:table-cell office:value-type="string" table:style-name="ce38">
            <text:p>Other ethnic groups</text:p>
          </table:table-cell>
          <table:table-cell office:value-type="float" office:value="1848" table:style-name="ce39">
            <text:p>1,848</text:p>
          </table:table-cell>
          <table:table-cell office:value-type="float" office:value="343221" table:style-name="ce40">
            <text:p>343,221</text:p>
          </table:table-cell>
          <table:table-cell office:value-type="float" office:value="1101" table:style-name="ce41">
            <text:p>1,101.0</text:p>
          </table:table-cell>
          <table:table-cell office:value-type="float" office:value="1036.9000000000001" table:style-name="ce41">
            <text:p>1,036.9</text:p>
          </table:table-cell>
          <table:table-cell office:value-type="float" office:value="1168" table:style-name="ce42">
            <text:p>1,168.0</text:p>
          </table:table-cell>
          <table:table-cell office:value-type="float" office:value="1844" table:style-name="ce39">
            <text:p>1,844</text:p>
          </table:table-cell>
          <table:table-cell office:value-type="float" office:value="281658" table:style-name="ce40">
            <text:p>281,658</text:p>
          </table:table-cell>
          <table:table-cell office:value-type="float" office:value="1076" table:style-name="ce41">
            <text:p>1,076.0</text:p>
          </table:table-cell>
          <table:table-cell office:value-type="float" office:value="1012.7" table:style-name="ce41">
            <text:p>1,012.7</text:p>
          </table:table-cell>
          <table:table-cell office:value-type="float" office:value="1142.3" table:style-name="ce43">
            <text:p>1,142.3</text:p>
          </table:table-cell>
          <table:table-cell table:number-columns-repeated="16373"/>
        </table:table-row>
        <table:table-row table:style-name="ro11">
          <table:table-cell office:value-type="string" table:style-name="ce44">
            <text:p>Unknown</text:p>
          </table:table-cell>
          <table:table-cell office:value-type="float" office:value="4203" table:style-name="ce45">
            <text:p>4,203</text:p>
          </table:table-cell>
          <table:table-cell table:style-name="ce46"/>
          <table:table-cell table:number-columns-repeated="2" table:style-name="ce47"/>
          <table:table-cell table:style-name="ce48"/>
          <table:table-cell office:value-type="float" office:value="5174" table:style-name="ce45">
            <text:p>5,174</text:p>
          </table:table-cell>
          <table:table-cell table:style-name="ce46"/>
          <table:table-cell table:number-columns-repeated="2" table:style-name="ce47"/>
          <table:table-cell table:style-name="ce49"/>
          <table:table-cell table:number-columns-repeated="16373"/>
        </table:table-row>
        <table:table-row table:style-name="ro12">
          <table:table-cell table:style-name="ce50"/>
          <table:table-cell table:number-columns-repeated="10" table:style-name="ce51"/>
          <table:table-cell table:number-columns-repeated="16373"/>
        </table:table-row>
        <table:table-row table:style-name="ro10">
          <table:table-cell office:value-type="string" table:style-name="ce52">
            <text:p>Footnotes</text:p>
          </table:table-cell>
          <table:table-cell table:number-columns-repeated="2" table:style-name="ce51"/>
          <table:table-cell table:style-name="ce53"/>
          <table:table-cell table:number-columns-repeated="7" table:style-name="ce51"/>
          <table:table-cell table:number-columns-repeated="16373" table:style-name="ce54"/>
        </table:table-row>
        <table:table-row table:style-name="ro10">
          <table:table-cell office:value-type="string" table:style-name="ce55">
            <text:p>Based on 137,190 records where age and sex were known</text:p>
          </table:table-cell>
          <table:table-cell table:number-columns-repeated="3" table:style-name="ce51"/>
          <table:table-cell table:style-name="ce53"/>
          <table:table-cell table:number-columns-repeated="6" table:style-name="ce51"/>
          <table:table-cell table:number-columns-repeated="16373" table:style-name="ce54"/>
        </table:table-row>
        <table:table-row table:style-name="ro10">
          <table:table-cell office:value-type="string" table:style-name="ce56">
            <text:p>Excludes 1,997 records where age or sex were unknown</text:p>
          </table:table-cell>
          <table:table-cell table:number-columns-repeated="6" table:style-name="ce57"/>
          <table:table-cell table:number-columns-repeated="16377" table:style-name="ce1"/>
        </table:table-row>
        <table:table-row table:style-name="ro10">
          <table:table-cell office:value-type="string" table:style-name="ce56">
            <text:p>There were 139,086 records in total, of which 1,896 did not have sex recorded and 181 did not have age recorded<text:s/></text:p>
          </table:table-cell>
          <table:table-cell table:number-columns-repeated="6" table:style-name="ce57"/>
          <table:table-cell table:number-columns-repeated="16377" table:style-name="ce1"/>
        </table:table-row>
        <table:table-row table:style-name="ro10">
          <table:table-cell office:value-type="string" table:style-name="ce58">
            <text:p>80 records had neither age nor sex recorded<text:s/></text:p>
          </table:table-cell>
          <table:table-cell table:number-columns-repeated="6" table:style-name="ce57"/>
          <table:table-cell table:number-columns-repeated="16377" table:style-name="ce1"/>
        </table:table-row>
        <table:table-row table:style-name="ro10">
          <table:table-cell table:style-name="ce55"/>
          <table:table-cell table:number-columns-repeated="3" table:style-name="ce51"/>
          <table:table-cell table:style-name="ce53"/>
          <table:table-cell table:number-columns-repeated="6" table:style-name="ce51"/>
          <table:table-cell table:number-columns-repeated="16373" table:style-name="ce54"/>
        </table:table-row>
        <table:table-row table:style-name="ro10">
          <table:table-cell office:value-type="string" table:style-name="ce55">
            <text:p>Lower CL = lower 95% confidence limit</text:p>
          </table:table-cell>
          <table:table-cell table:number-columns-repeated="2" table:style-name="ce3"/>
          <table:table-cell table:number-columns-repeated="2" table:style-name="ce24"/>
          <table:table-cell table:number-columns-repeated="6" table:style-name="ce3"/>
          <table:table-cell table:number-columns-repeated="16373"/>
        </table:table-row>
        <table:table-row table:style-name="ro10">
          <table:table-cell office:value-type="string" table:style-name="ce55">
            <text:p>Upper CL = upper 95% confidence limit<text:s/></text:p>
          </table:table-cell>
          <table:table-cell table:number-columns-repeated="10" table:style-name="ce3"/>
          <table:table-cell table:number-columns-repeated="16373"/>
        </table:table-row>
        <table:table-row table:style-name="ro10">
          <table:table-cell table:style-name="ce55"/>
          <table:table-cell table:number-columns-repeated="10" table:style-name="ce3"/>
          <table:table-cell table:number-columns-repeated="16373"/>
        </table:table-row>
        <table:table-row table:style-name="ro10">
          <table:table-cell office:value-type="string" table:style-name="ce59">
            <text:p>Source: Public Health England Second Generation Surveillance System.</text:p>
          </table:table-cell>
          <table:table-cell table:number-columns-repeated="10" table:style-name="ce3"/>
          <table:table-cell table:number-columns-repeated="16373"/>
        </table:table-row>
        <table:table-row table:style-name="ro10">
          <table:table-cell table:style-name="ce50"/>
          <table:table-cell table:number-columns-repeated="10" table:style-name="ce3"/>
          <table:table-cell table:number-columns-repeated="16373"/>
        </table:table-row>
        <table:table-row table:number-rows-repeated="7" table:style-name="ro10">
          <table:table-cell table:style-name="ce60"/>
          <table:table-cell table:number-columns-repeated="16383" table:style-name="ce1"/>
        </table:table-row>
        <table:table-row table:number-rows-repeated="7" table:style-name="ro10">
          <table:table-cell table:style-name="ce60"/>
          <table:table-cell table:number-columns-repeated="16383"/>
        </table:table-row>
        <table:table-row table:number-rows-repeated="1048537" table:style-name="ro10">
          <table:table-cell table:number-columns-repeated="16384"/>
        </table:table-row>
      </table:table>
      <table:table table:name="Figure_4_3" table:style-name="ta1"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2" table:number-columns-repeated="16381" table:default-cell-style-name="ce63"/>
        <table:table-row table:style-name="ro3">
          <table:table-cell office:value-type="string" table:style-name="ce62">
            <text:p>Figure 4.3 Laboratory confirmed hospital admissions for COVID-19 to acute trusts, by level of care and ethnicity, England, as of 19 May 2020</text:p>
          </table:table-cell>
          <table:table-cell table:number-columns-repeated="16383" table:style-name="ce63"/>
        </table:table-row>
        <table:table-row table:style-name="ro4">
          <table:table-cell table:style-name="ce64"/>
          <table:table-cell table:number-columns-repeated="16383" table:style-name="ce63"/>
        </table:table-row>
        <table:table-row table:style-name="ro10">
          <table:table-cell office:value-type="string" table:style-name="ce5">
            <text:p><text:a xlink:href="#Contents.A1">Back to contents</text:a>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5">
            <text:p><text:a xlink:href="#Figure_4_3.A14">See footnotes for data descriptions</text:a>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table:number-columns-repeated="2" table:style-name="ce65"/>
          <table:table-cell office:value-type="string" table:style-name="ce66">
            <text:p>Proportion of admitted cases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67">
            <text:p>Ethnic group</text:p>
          </table:table-cell>
          <table:table-cell office:value-type="string" table:style-name="ce68">
            <text:p>Critical care (%)</text:p>
          </table:table-cell>
          <table:table-cell office:value-type="string" table:style-name="ce69">
            <text:p>Lower level of care (%)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0">
            <text:p>White</text:p>
          </table:table-cell>
          <table:table-cell office:value-type="float" office:value="64.088226318359375" table:style-name="ce71">
            <text:p>64</text:p>
          </table:table-cell>
          <table:table-cell office:value-type="float" office:value="89.050804138183594" table:style-name="ce72">
            <text:p>89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3">
            <text:p>Black / Black British</text:p>
          </table:table-cell>
          <table:table-cell office:value-type="float" office:value="7.8285183906555176" table:style-name="ce74">
            <text:p>8</text:p>
          </table:table-cell>
          <table:table-cell office:value-type="float" office:value="2.1793355941772461" table:style-name="ce75">
            <text:p>2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3">
            <text:p>Asian / Asian British</text:p>
          </table:table-cell>
          <table:table-cell office:value-type="float" office:value="17.365640640258789" table:style-name="ce74">
            <text:p>17</text:p>
          </table:table-cell>
          <table:table-cell office:value-type="float" office:value="6.3410792350769043" table:style-name="ce75">
            <text:p>6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3">
            <text:p>Mixed / Multiple ethnic groups</text:p>
          </table:table-cell>
          <table:table-cell office:value-type="float" office:value="2.8890960216522217" table:style-name="ce74">
            <text:p>3</text:p>
          </table:table-cell>
          <table:table-cell office:value-type="float" office:value="0.77458316087722778" table:style-name="ce75">
            <text:p>1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6">
            <text:p>Other ethnic groups</text:p>
          </table:table-cell>
          <table:table-cell office:value-type="float" office:value="7.8285183906555176" table:style-name="ce77">
            <text:p>8</text:p>
          </table:table-cell>
          <table:table-cell office:value-type="float" office:value="1.6541945934295654" table:style-name="ce78">
            <text:p>2</text:p>
          </table:table-cell>
          <table:table-cell table:number-columns-repeated="8" table:style-name="ce65"/>
          <table:table-cell table:number-columns-repeated="16373"/>
        </table:table-row>
        <table:table-row table:style-name="ro10">
          <table:table-cell office:value-type="string" table:style-name="ce79">
            <text:p>Total admitted</text:p>
          </table:table-cell>
          <table:table-cell office:value-type="float" office:value="3219" table:style-name="ce80">
            <text:p>3,219</text:p>
          </table:table-cell>
          <table:table-cell office:value-type="float" office:value="7617" table:style-name="ce81">
            <text:p>7,617</text:p>
          </table:table-cell>
          <table:table-cell table:number-columns-repeated="8" table:style-name="ce65"/>
          <table:table-cell table:number-columns-repeated="16373"/>
        </table:table-row>
        <table:table-row table:style-name="ro4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52">
            <text:p>Footnotes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82">
            <text:p>Critcal care defined as admission to an intensice care unit (ICU) or high dependency unit (HDU)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17">
            <text:p>Lower level of care defined as admission to any hospital ward, excluding an ICU or HDU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17">
            <text:p>Reporting varies by trusts and the majority of trusts in London do not consistently report to CHESS which will impact on the representativeness of the hospitalised cases.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17">
            <text:p>The data presented here have not been adjusted for this, which means findings must be interpreted with caution.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17">
            <text:p>The lower level of care data contained 8,508 cases of which 7,617 (89.5%) could be linked to Hospital Episode Statistics (HES) to assign ethnicity.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17">
            <text:p>The critical care data contained 3,978 cases of which 3,219 (80.9%) could be linked to HES to assign ethnicity.<text:s/></text:p>
          </table:table-cell>
          <table:table-cell table:number-columns-repeated="10" table:style-name="ce65"/>
          <table:table-cell table:number-columns-repeated="16373"/>
        </table:table-row>
        <table:table-row table:style-name="ro10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office:value-type="string" table:style-name="ce82">
            <text:p>Source: Public Health England COVID-19 Hospitalisations in England Surveillance System (CHESS).</text:p>
          </table:table-cell>
          <table:table-cell table:number-columns-repeated="10" table:style-name="ce65"/>
          <table:table-cell table:number-columns-repeated="16373"/>
        </table:table-row>
        <table:table-row table:number-rows-repeated="6" table:style-name="ro10">
          <table:table-cell table:style-name="ce82"/>
          <table:table-cell table:number-columns-repeated="10" table:style-name="ce65"/>
          <table:table-cell table:number-columns-repeated="16373"/>
        </table:table-row>
        <table:table-row table:style-name="ro10">
          <table:table-cell table:style-name="ce83"/>
          <table:table-cell table:number-columns-repeated="16383" table:style-name="ce63"/>
        </table:table-row>
        <table:table-row table:number-rows-repeated="7" table:style-name="ro10">
          <table:table-cell table:style-name="ce83"/>
          <table:table-cell table:number-columns-repeated="16383"/>
        </table:table-row>
        <table:table-row table:number-rows-repeated="1048537" table:style-name="ro10">
          <table:table-cell table:number-columns-repeated="16384"/>
        </table:table-row>
      </table:table>
      <table:table table:name="Figure_4_4" table:style-name="ta1"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8" table:number-columns-repeated="16381" table:default-cell-style-name="ce1"/>
        <table:table-row table:style-name="ro3">
          <table:table-cell office:value-type="string" table:style-name="ce6">
            <text:p>Figure 4.4: Number of deaths in laboratory confirmed COVID-19 cases by ethnicity and week, as of 9 May 2020, England</text:p>
          </table:table-cell>
          <table:table-cell table:number-columns-repeated="16383" table:style-name="ce1"/>
        </table:table-row>
        <table:table-row table:style-name="ro4">
          <table:table-cell table:number-columns-repeated="3" table:style-name="ce3"/>
          <table:table-cell table:number-columns-repeated="16381" table:style-name="ce1"/>
        </table:table-row>
        <table:table-row table:style-name="ro10">
          <table:table-cell office:value-type="string" table:style-name="ce5">
            <text:p><text:a xlink:href="#Contents.A1">Back to contents</text:a>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4">
          <table:table-cell table:number-columns-repeated="3" table:style-name="ce3"/>
          <table:table-cell table:number-columns-repeated="16381" table:style-name="ce1"/>
        </table:table-row>
        <table:table-row table:style-name="ro10">
          <table:table-cell office:value-type="string" table:style-name="ce84">
            <text:p>Area</text:p>
          </table:table-cell>
          <table:table-cell office:value-type="string" table:style-name="ce85">
            <text:p>Week ending</text:p>
          </table:table-cell>
          <table:table-cell office:value-type="string" table:style-name="ce86">
            <text:p>Deaths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87">
            <text:p>White</text:p>
          </table:table-cell>
          <table:table-cell office:value-type="string" table:style-name="ce88">
            <text:p>Up to 21-Mar</text:p>
          </table:table-cell>
          <table:table-cell office:value-type="float" office:value="406" table:style-name="ce72">
            <text:p>406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28-Mar</text:p>
          </table:table-cell>
          <table:table-cell office:value-type="float" office:value="1449" table:style-name="ce75">
            <text:p>1,449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04-Apr</text:p>
          </table:table-cell>
          <table:table-cell office:value-type="float" office:value="3734" table:style-name="ce75">
            <text:p>3,734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11-Apr</text:p>
          </table:table-cell>
          <table:table-cell office:value-type="float" office:value="5012" table:style-name="ce75">
            <text:p>5,012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18-Apr</text:p>
          </table:table-cell>
          <table:table-cell office:value-type="float" office:value="4675" table:style-name="ce75">
            <text:p>4,675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25-Apr</text:p>
          </table:table-cell>
          <table:table-cell office:value-type="float" office:value="4002" table:style-name="ce75">
            <text:p>4,002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White</text:p>
          </table:table-cell>
          <table:table-cell office:value-type="string" table:style-name="ce90">
            <text:p>02-May</text:p>
          </table:table-cell>
          <table:table-cell office:value-type="float" office:value="3172" table:style-name="ce75">
            <text:p>3,172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91">
            <text:p>White</text:p>
          </table:table-cell>
          <table:table-cell office:value-type="string" table:style-name="ce92">
            <text:p>09-May</text:p>
          </table:table-cell>
          <table:table-cell office:value-type="float" office:value="2258" table:style-name="ce93">
            <text:p>2,258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7">
            <text:p>Asian / Asian British</text:p>
          </table:table-cell>
          <table:table-cell office:value-type="string" table:style-name="ce88">
            <text:p>Up to 21-Mar</text:p>
          </table:table-cell>
          <table:table-cell office:value-type="float" office:value="59" table:style-name="ce72">
            <text:p>59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28-Mar</text:p>
          </table:table-cell>
          <table:table-cell office:value-type="float" office:value="196" table:style-name="ce75">
            <text:p>196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04-Apr</text:p>
          </table:table-cell>
          <table:table-cell office:value-type="float" office:value="404" table:style-name="ce75">
            <text:p>404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11-Apr</text:p>
          </table:table-cell>
          <table:table-cell office:value-type="float" office:value="520" table:style-name="ce75">
            <text:p>520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18-Apr</text:p>
          </table:table-cell>
          <table:table-cell office:value-type="float" office:value="345" table:style-name="ce75">
            <text:p>345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25-Apr</text:p>
          </table:table-cell>
          <table:table-cell office:value-type="float" office:value="216" table:style-name="ce75">
            <text:p>216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sian / Asian British</text:p>
          </table:table-cell>
          <table:table-cell office:value-type="string" table:style-name="ce90">
            <text:p>02-May</text:p>
          </table:table-cell>
          <table:table-cell office:value-type="float" office:value="154" table:style-name="ce75">
            <text:p>154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91">
            <text:p>Asian / Asian British</text:p>
          </table:table-cell>
          <table:table-cell office:value-type="string" table:style-name="ce92">
            <text:p>09-May</text:p>
          </table:table-cell>
          <table:table-cell office:value-type="float" office:value="106" table:style-name="ce93">
            <text:p>106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7">
            <text:p>Black / Black British</text:p>
          </table:table-cell>
          <table:table-cell office:value-type="string" table:style-name="ce88">
            <text:p>Up to 21-Mar</text:p>
          </table:table-cell>
          <table:table-cell office:value-type="float" office:value="55" table:style-name="ce72">
            <text:p>55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28-Mar</text:p>
          </table:table-cell>
          <table:table-cell office:value-type="float" office:value="171" table:style-name="ce75">
            <text:p>17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04-Apr</text:p>
          </table:table-cell>
          <table:table-cell office:value-type="float" office:value="309" table:style-name="ce75">
            <text:p>309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11-Apr</text:p>
          </table:table-cell>
          <table:table-cell office:value-type="float" office:value="361" table:style-name="ce75">
            <text:p>36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18-Apr</text:p>
          </table:table-cell>
          <table:table-cell office:value-type="float" office:value="231" table:style-name="ce75">
            <text:p>23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25-Apr</text:p>
          </table:table-cell>
          <table:table-cell office:value-type="float" office:value="147" table:style-name="ce75">
            <text:p>147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Black / Black British</text:p>
          </table:table-cell>
          <table:table-cell office:value-type="string" table:style-name="ce90">
            <text:p>02-May</text:p>
          </table:table-cell>
          <table:table-cell office:value-type="float" office:value="100" table:style-name="ce75">
            <text:p>100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91">
            <text:p>Black / Black British</text:p>
          </table:table-cell>
          <table:table-cell office:value-type="string" table:style-name="ce92">
            <text:p>09-May</text:p>
          </table:table-cell>
          <table:table-cell office:value-type="float" office:value="60" table:style-name="ce93">
            <text:p>60</text:p>
          </table:table-cell>
          <table:table-cell table:style-name="ce60"/>
          <table:table-cell table:number-columns-repeated="16380"/>
        </table:table-row>
        <table:table-row table:style-name="ro13">
          <table:table-cell office:value-type="string" table:style-name="ce87">
            <text:p>Mixed / Multiple Ethnic Groups</text:p>
          </table:table-cell>
          <table:table-cell office:value-type="string" table:style-name="ce88">
            <text:p>Up to 21-Mar</text:p>
          </table:table-cell>
          <table:table-cell office:value-type="float" office:value="4" table:style-name="ce72">
            <text:p>4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28-Mar</text:p>
          </table:table-cell>
          <table:table-cell office:value-type="float" office:value="21" table:style-name="ce75">
            <text:p>2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04-Apr</text:p>
          </table:table-cell>
          <table:table-cell office:value-type="float" office:value="29" table:style-name="ce75">
            <text:p>29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11-Apr</text:p>
          </table:table-cell>
          <table:table-cell office:value-type="float" office:value="40" table:style-name="ce75">
            <text:p>40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18-Apr</text:p>
          </table:table-cell>
          <table:table-cell office:value-type="float" office:value="40" table:style-name="ce75">
            <text:p>40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25-Apr</text:p>
          </table:table-cell>
          <table:table-cell office:value-type="float" office:value="31" table:style-name="ce75">
            <text:p>3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Mixed / Multiple Ethnic Groups</text:p>
          </table:table-cell>
          <table:table-cell office:value-type="string" table:style-name="ce90">
            <text:p>02-May</text:p>
          </table:table-cell>
          <table:table-cell office:value-type="float" office:value="30" table:style-name="ce75">
            <text:p>30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91">
            <text:p>Mixed / Multiple Ethnic Groups</text:p>
          </table:table-cell>
          <table:table-cell office:value-type="string" table:style-name="ce92">
            <text:p>09-May</text:p>
          </table:table-cell>
          <table:table-cell office:value-type="float" office:value="9" table:style-name="ce93">
            <text:p>9</text:p>
          </table:table-cell>
          <table:table-cell table:style-name="ce60"/>
          <table:table-cell table:number-columns-repeated="16380"/>
        </table:table-row>
        <table:table-row table:style-name="ro13">
          <table:table-cell office:value-type="string" table:style-name="ce87">
            <text:p>Any other ethnic group</text:p>
          </table:table-cell>
          <table:table-cell office:value-type="string" table:style-name="ce88">
            <text:p>Up to 21-Mar</text:p>
          </table:table-cell>
          <table:table-cell office:value-type="float" office:value="21" table:style-name="ce72">
            <text:p>21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28-Mar</text:p>
          </table:table-cell>
          <table:table-cell office:value-type="float" office:value="68" table:style-name="ce75">
            <text:p>68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04-Apr</text:p>
          </table:table-cell>
          <table:table-cell office:value-type="float" office:value="109" table:style-name="ce75">
            <text:p>109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11-Apr</text:p>
          </table:table-cell>
          <table:table-cell office:value-type="float" office:value="147" table:style-name="ce75">
            <text:p>147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18-Apr</text:p>
          </table:table-cell>
          <table:table-cell office:value-type="float" office:value="114" table:style-name="ce75">
            <text:p>114</text:p>
          </table:table-cell>
          <table:table-cell table:style-name="ce60"/>
          <table:table-cell table:number-columns-repeated="16380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25-Apr</text:p>
          </table:table-cell>
          <table:table-cell office:value-type="float" office:value="68" table:style-name="ce75">
            <text:p>68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89">
            <text:p>Any other ethnic group</text:p>
          </table:table-cell>
          <table:table-cell office:value-type="string" table:style-name="ce90">
            <text:p>02-May</text:p>
          </table:table-cell>
          <table:table-cell office:value-type="float" office:value="45" table:style-name="ce75">
            <text:p>45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91">
            <text:p>Any other ethnic group</text:p>
          </table:table-cell>
          <table:table-cell office:value-type="string" table:style-name="ce92">
            <text:p>09-May</text:p>
          </table:table-cell>
          <table:table-cell office:value-type="float" office:value="29" table:style-name="ce93">
            <text:p>29</text:p>
          </table:table-cell>
          <table:table-cell table:number-columns-repeated="16381" table:style-name="ce1"/>
        </table:table-row>
        <table:table-row table:style-name="ro4">
          <table:table-cell table:number-columns-repeated="16384" table:style-name="ce1"/>
        </table:table-row>
        <table:table-row table:style-name="ro10">
          <table:table-cell office:value-type="string" table:style-name="ce9">
            <text:p>Source: Public Health England COVID-19 Specific Mortality Surveillance System.</text:p>
          </table:table-cell>
          <table:table-cell table:number-columns-repeated="2" table:style-name="ce3"/>
          <table:table-cell table:number-columns-repeated="16381" table:style-name="ce1"/>
        </table:table-row>
        <table:table-row table:number-rows-repeated="1048529" table:style-name="ro10">
          <table:table-cell table:number-columns-repeated="16384"/>
        </table:table-row>
      </table:table>
      <table:table table:name="Figure_4_5" table:style-name="ta2">
        <table:table-column table:style-name="co3" table:default-cell-style-name="ce1"/>
        <table:table-column table:style-name="co14" table:default-cell-style-name="ce1"/>
        <table:table-column table:style-name="co6" table:default-cell-style-name="ce1"/>
        <table:table-column table:style-name="co5" table:default-cell-style-name="ce1"/>
        <table:table-column table:style-name="co14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8" table:number-columns-repeated="16373" table:default-cell-style-name="ce1"/>
        <table:table-row table:style-name="ro3">
          <table:table-cell office:value-type="string" table:style-name="ce6">
            <text:p>Figure 4.5. Age standardised mortality rates in laboratory confirmed COVID-19 cases per 100,000 population by ethnicity and sex, as of 13 May, England.</text:p>
          </table:table-cell>
          <table:table-cell table:number-columns-repeated="16383" table:style-name="ce1"/>
        </table:table-row>
        <table:table-row table:style-name="ro4">
          <table:table-cell table:style-name="ce6"/>
          <table:table-cell table:number-columns-repeated="16383" table:style-name="ce1"/>
        </table:table-row>
        <table:table-row table:style-name="ro10">
          <table:table-cell office:value-type="string" table:style-name="ce5">
            <text:p><text:a xlink:href="#Contents.A1">Back to contents</text:a>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5">
            <text:p><text:a xlink:href="#Figure_4_5.A16">See footnotes for data descriptions</text:a></text:p>
          </table:table-cell>
          <table:table-cell table:number-columns-repeated="16383" table:style-name="ce1"/>
        </table:table-row>
        <table:table-row table:style-name="ro4">
          <table:table-cell table:number-columns-repeated="12" table:style-name="ce51"/>
          <table:table-cell table:number-columns-repeated="16372"/>
        </table:table-row>
        <table:table-row table:style-name="ro11">
          <table:table-cell table:number-columns-repeated="12" table:style-name="ce51"/>
          <table:table-cell table:number-columns-repeated="16372"/>
        </table:table-row>
        <table:table-row table:style-name="ro11">
          <table:table-cell table:style-name="ce26"/>
          <table:table-cell office:value-type="string" table:number-columns-spanned="5" table:number-rows-spanned="1" table:style-name="ce61">
            <text:p>Males</text:p>
          </table:table-cell>
          <table:covered-table-cell table:number-columns-repeated="4"/>
          <table:table-cell office:value-type="string" table:number-columns-spanned="5" table:number-rows-spanned="1" table:style-name="ce61">
            <text:p>Females</text:p>
          </table:table-cell>
          <table:covered-table-cell table:number-columns-repeated="4"/>
          <table:table-cell table:style-name="ce51"/>
          <table:table-cell table:number-columns-repeated="16372"/>
        </table:table-row>
        <table:table-row table:style-name="ro11">
          <table:table-cell office:value-type="string" table:style-name="ce27">
            <text:p>Ethnic group</text:p>
          </table:table-cell>
          <table:table-cell office:value-type="string" table:style-name="ce28">
            <text:p>Deaths</text:p>
          </table:table-cell>
          <table:table-cell office:value-type="string" table:style-name="ce29">
            <text:p>Population</text:p>
          </table:table-cell>
          <table:table-cell office:value-type="string" table:style-name="ce29">
            <text:p>Rate</text:p>
          </table:table-cell>
          <table:table-cell office:value-type="string" table:style-name="ce29">
            <text:p>Lower CL</text:p>
          </table:table-cell>
          <table:table-cell office:value-type="string" table:style-name="ce30">
            <text:p>Upper CL</text:p>
          </table:table-cell>
          <table:table-cell office:value-type="string" table:style-name="ce28">
            <text:p>Deaths</text:p>
          </table:table-cell>
          <table:table-cell office:value-type="string" table:style-name="ce31">
            <text:p>Population</text:p>
          </table:table-cell>
          <table:table-cell office:value-type="string" table:style-name="ce29">
            <text:p>Rate</text:p>
          </table:table-cell>
          <table:table-cell office:value-type="string" table:style-name="ce29">
            <text:p>Lower CL</text:p>
          </table:table-cell>
          <table:table-cell office:value-type="string" table:style-name="ce31">
            <text:p>Upper CL</text:p>
          </table:table-cell>
          <table:table-cell table:style-name="ce51"/>
          <table:table-cell table:number-columns-repeated="16372"/>
        </table:table-row>
        <table:table-row table:style-name="ro10">
          <table:table-cell office:value-type="string" table:style-name="ce32">
            <text:p>White</text:p>
          </table:table-cell>
          <table:table-cell office:value-type="float" office:value="14744" table:style-name="ce33">
            <text:p>14,744</text:p>
          </table:table-cell>
          <table:table-cell office:value-type="float" office:value="23163936" table:style-name="ce34">
            <text:p>23,163,936</text:p>
          </table:table-cell>
          <table:table-cell office:value-type="float" office:value="70" table:style-name="ce35">
            <text:p>70.0</text:p>
          </table:table-cell>
          <table:table-cell office:value-type="float" office:value="54.6" table:style-name="ce35">
            <text:p>54.6</text:p>
          </table:table-cell>
          <table:table-cell office:value-type="float" office:value="88.4" table:style-name="ce36">
            <text:p>88.4</text:p>
          </table:table-cell>
          <table:table-cell office:value-type="float" office:value="10473" table:style-name="ce33">
            <text:p>10,473</text:p>
          </table:table-cell>
          <table:table-cell office:value-type="float" office:value="23846798" table:style-name="ce94">
            <text:p>23,846,798</text:p>
          </table:table-cell>
          <table:table-cell office:value-type="float" office:value="36" table:style-name="ce35">
            <text:p>36.0</text:p>
          </table:table-cell>
          <table:table-cell office:value-type="float" office:value="25.200000000000003" table:style-name="ce35">
            <text:p>25.2</text:p>
          </table:table-cell>
          <table:table-cell office:value-type="float" office:value="49.800000000000004" table:style-name="ce37">
            <text:p>49.8</text:p>
          </table:table-cell>
          <table:table-cell table:style-name="ce51"/>
          <table:table-cell table:number-columns-repeated="16372"/>
        </table:table-row>
        <table:table-row table:style-name="ro10">
          <table:table-cell office:value-type="string" table:style-name="ce38">
            <text:p>Black / Black British</text:p>
          </table:table-cell>
          <table:table-cell office:value-type="float" office:value="923" table:style-name="ce39">
            <text:p>923</text:p>
          </table:table-cell>
          <table:table-cell office:value-type="float" office:value="1020260" table:style-name="ce40">
            <text:p>1,020,260</text:p>
          </table:table-cell>
          <table:table-cell office:value-type="float" office:value="257" table:style-name="ce41">
            <text:p>257.0</text:p>
          </table:table-cell>
          <table:table-cell office:value-type="float" office:value="226.5" table:style-name="ce41">
            <text:p>226.5</text:p>
          </table:table-cell>
          <table:table-cell office:value-type="float" office:value="290.40000000000003" table:style-name="ce42">
            <text:p>290.4</text:p>
          </table:table-cell>
          <table:table-cell office:value-type="float" office:value="523" table:style-name="ce39">
            <text:p>523</text:p>
          </table:table-cell>
          <table:table-cell office:value-type="float" office:value="1084550" table:style-name="ce95">
            <text:p>1,084,550</text:p>
          </table:table-cell>
          <table:table-cell office:value-type="float" office:value="119" table:style-name="ce41">
            <text:p>119.0</text:p>
          </table:table-cell>
          <table:table-cell office:value-type="float" office:value="98.600000000000009" table:style-name="ce41">
            <text:p>98.6</text:p>
          </table:table-cell>
          <table:table-cell office:value-type="float" office:value="142.4" table:style-name="ce43">
            <text:p>142.4</text:p>
          </table:table-cell>
          <table:table-cell table:style-name="ce51"/>
          <table:table-cell table:number-columns-repeated="16372"/>
        </table:table-row>
        <table:table-row table:style-name="ro10">
          <table:table-cell office:value-type="string" table:style-name="ce38">
            <text:p>Asian / Asian British</text:p>
          </table:table-cell>
          <table:table-cell office:value-type="float" office:value="1304" table:style-name="ce39">
            <text:p>1,304</text:p>
          </table:table-cell>
          <table:table-cell office:value-type="float" office:value="2362257" table:style-name="ce40">
            <text:p>2,362,257</text:p>
          </table:table-cell>
          <table:table-cell office:value-type="float" office:value="163" table:style-name="ce41">
            <text:p>163.0</text:p>
          </table:table-cell>
          <table:table-cell office:value-type="float" office:value="138.9" table:style-name="ce41">
            <text:p>138.9</text:p>
          </table:table-cell>
          <table:table-cell office:value-type="float" office:value="190" table:style-name="ce42">
            <text:p>190.0</text:p>
          </table:table-cell>
          <table:table-cell office:value-type="float" office:value="719" table:style-name="ce39">
            <text:p>719</text:p>
          </table:table-cell>
          <table:table-cell office:value-type="float" office:value="2323944" table:style-name="ce95">
            <text:p>2,323,944</text:p>
          </table:table-cell>
          <table:table-cell office:value-type="float" office:value="78" table:style-name="ce41">
            <text:p>78.0</text:p>
          </table:table-cell>
          <table:table-cell office:value-type="float" office:value="61.7" table:style-name="ce41">
            <text:p>61.7</text:p>
          </table:table-cell>
          <table:table-cell office:value-type="float" office:value="97.300000000000011" table:style-name="ce43">
            <text:p>97.3</text:p>
          </table:table-cell>
          <table:table-cell table:style-name="ce51"/>
          <table:table-cell table:number-columns-repeated="16372"/>
        </table:table-row>
        <table:table-row table:style-name="ro10">
          <table:table-cell office:value-type="string" table:style-name="ce38">
            <text:p>Mixed / Multiple ethnic groups</text:p>
          </table:table-cell>
          <table:table-cell office:value-type="float" office:value="124" table:style-name="ce39">
            <text:p>124</text:p>
          </table:table-cell>
          <table:table-cell office:value-type="float" office:value="778273" table:style-name="ce40">
            <text:p>778,273</text:p>
          </table:table-cell>
          <table:table-cell office:value-type="float" office:value="116" table:style-name="ce41">
            <text:p>116.0</text:p>
          </table:table-cell>
          <table:table-cell office:value-type="float" office:value="95.9" table:style-name="ce41">
            <text:p>95.9</text:p>
          </table:table-cell>
          <table:table-cell office:value-type="float" office:value="139.1" table:style-name="ce42">
            <text:p>139.1</text:p>
          </table:table-cell>
          <table:table-cell office:value-type="float" office:value="81" table:style-name="ce39">
            <text:p>81</text:p>
          </table:table-cell>
          <table:table-cell office:value-type="float" office:value="772277" table:style-name="ce95">
            <text:p>772,277</text:p>
          </table:table-cell>
          <table:table-cell office:value-type="float" office:value="58" table:style-name="ce41">
            <text:p>58.0</text:p>
          </table:table-cell>
          <table:table-cell office:value-type="float" office:value="44" table:style-name="ce41">
            <text:p>44.0</text:p>
          </table:table-cell>
          <table:table-cell office:value-type="float" office:value="75" table:style-name="ce43">
            <text:p>75.0</text:p>
          </table:table-cell>
          <table:table-cell table:style-name="ce51"/>
          <table:table-cell table:number-columns-repeated="16372"/>
        </table:table-row>
        <table:table-row table:style-name="ro10">
          <table:table-cell office:value-type="string" table:style-name="ce38">
            <text:p>Other ethnic groups</text:p>
          </table:table-cell>
          <table:table-cell office:value-type="float" office:value="408" table:style-name="ce39">
            <text:p>408</text:p>
          </table:table-cell>
          <table:table-cell office:value-type="float" office:value="343221" table:style-name="ce40">
            <text:p>343,221</text:p>
          </table:table-cell>
          <table:table-cell office:value-type="float" office:value="427" table:style-name="ce41">
            <text:p>427.0</text:p>
          </table:table-cell>
          <table:table-cell office:value-type="float" office:value="387.5" table:style-name="ce41">
            <text:p>387.5</text:p>
          </table:table-cell>
          <table:table-cell office:value-type="float" office:value="469.5" table:style-name="ce42">
            <text:p>469.5</text:p>
          </table:table-cell>
          <table:table-cell office:value-type="float" office:value="201" table:style-name="ce39">
            <text:p>201</text:p>
          </table:table-cell>
          <table:table-cell office:value-type="float" office:value="281658" table:style-name="ce95">
            <text:p>281,658</text:p>
          </table:table-cell>
          <table:table-cell office:value-type="float" office:value="234" table:style-name="ce41">
            <text:p>234.0</text:p>
          </table:table-cell>
          <table:table-cell office:value-type="float" office:value="205" table:style-name="ce41">
            <text:p>205.0</text:p>
          </table:table-cell>
          <table:table-cell office:value-type="float" office:value="266" table:style-name="ce43">
            <text:p>266.0</text:p>
          </table:table-cell>
          <table:table-cell table:style-name="ce51"/>
          <table:table-cell table:number-columns-repeated="16372"/>
        </table:table-row>
        <table:table-row table:style-name="ro11">
          <table:table-cell office:value-type="string" table:style-name="ce44">
            <text:p>Unknown</text:p>
          </table:table-cell>
          <table:table-cell office:value-type="float" office:value="95" table:style-name="ce45">
            <text:p>95</text:p>
          </table:table-cell>
          <table:table-cell table:style-name="ce46"/>
          <table:table-cell table:number-columns-repeated="2" table:style-name="ce47"/>
          <table:table-cell table:style-name="ce48"/>
          <table:table-cell office:value-type="float" office:value="78" table:style-name="ce45">
            <text:p>78</text:p>
          </table:table-cell>
          <table:table-cell table:style-name="ce96"/>
          <table:table-cell table:number-columns-repeated="2" table:style-name="ce47"/>
          <table:table-cell table:style-name="ce49"/>
          <table:table-cell table:style-name="ce51"/>
          <table:table-cell table:number-columns-repeated="16372"/>
        </table:table-row>
        <table:table-row table:style-name="ro4">
          <table:table-cell table:style-name="ce97"/>
          <table:table-cell table:number-columns-repeated="11" table:style-name="ce51"/>
          <table:table-cell table:number-columns-repeated="16372"/>
        </table:table-row>
        <table:table-row table:style-name="ro10">
          <table:table-cell office:value-type="string" table:style-name="ce52">
            <text:p>Footnotes</text:p>
          </table:table-cell>
          <table:table-cell table:number-columns-repeated="11" table:style-name="ce51"/>
          <table:table-cell table:number-columns-repeated="16372"/>
        </table:table-row>
        <table:table-row table:style-name="ro10">
          <table:table-cell table:style-name="ce52"/>
          <table:table-cell table:number-columns-repeated="11" table:style-name="ce51"/>
          <table:table-cell table:number-columns-repeated="16372"/>
        </table:table-row>
        <table:table-row table:style-name="ro10">
          <table:table-cell office:value-type="string" table:style-name="ce55">
            <text:p>Lower CL = lower 95% confidence limit</text:p>
          </table:table-cell>
          <table:table-cell table:number-columns-repeated="3" table:style-name="ce51"/>
          <table:table-cell table:style-name="ce53"/>
          <table:table-cell table:number-columns-repeated="7" table:style-name="ce51"/>
          <table:table-cell table:number-columns-repeated="16372"/>
        </table:table-row>
        <table:table-row table:style-name="ro10">
          <table:table-cell office:value-type="string" table:style-name="ce55">
            <text:p>Upper CL = upper 95% confidence limit<text:s/></text:p>
          </table:table-cell>
          <table:table-cell table:number-columns-repeated="11" table:style-name="ce51"/>
          <table:table-cell table:number-columns-repeated="16372"/>
        </table:table-row>
        <table:table-row table:style-name="ro10">
          <table:table-cell table:style-name="ce98"/>
          <table:table-cell table:number-columns-repeated="11" table:style-name="ce51"/>
          <table:table-cell table:number-columns-repeated="16372"/>
        </table:table-row>
        <table:table-row table:style-name="ro10">
          <table:table-cell office:value-type="string" table:style-name="ce59">
            <text:p>Source: Public Health England: COVID-19 Specific Mortality Surveillance System.</text:p>
          </table:table-cell>
          <table:table-cell table:number-columns-repeated="11" table:style-name="ce51"/>
          <table:table-cell table:number-columns-repeated="16372"/>
        </table:table-row>
        <table:table-row table:number-rows-repeated="3" table:style-name="ro10">
          <table:table-cell table:style-name="ce97"/>
          <table:table-cell table:number-columns-repeated="11" table:style-name="ce51"/>
          <table:table-cell table:number-columns-repeated="16372"/>
        </table:table-row>
        <table:table-row table:number-rows-repeated="8" table:style-name="ro10">
          <table:table-cell table:style-name="ce60"/>
          <table:table-cell table:number-columns-repeated="16383" table:style-name="ce1"/>
        </table:table-row>
        <table:table-row table:number-rows-repeated="9" table:style-name="ro10">
          <table:table-cell table:style-name="ce60"/>
          <table:table-cell table:number-columns-repeated="16383"/>
        </table:table-row>
        <table:table-row table:number-rows-repeated="1048535" table:style-name="ro10">
          <table:table-cell table:number-columns-repeated="16384"/>
        </table:table-row>
      </table:table>
      <table:table table:name="Figure_4_6A_&amp;_4_6B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6375" table:default-cell-style-name="ce1"/>
        <table:table-row table:style-name="ro3">
          <table:table-cell office:value-type="string" table:style-name="ce6">
            <text:p>Figure 4.6A and 4.6B: Age-standardised mortality rates per 100,000 for all cause deaths and deaths mentioning COVID-19, 21 March to 1 May 2020,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compared with baseline mortality rates (2014 to 2018), by ethnicity and sex, England</text:p>
          </table:table-cell>
          <table:table-cell table:number-columns-repeated="16383" table:style-name="ce1"/>
        </table:table-row>
        <table:table-row table:style-name="ro4">
          <table:table-cell table:number-columns-repeated="9" table:style-name="ce3"/>
          <table:table-cell table:number-columns-repeated="16375"/>
        </table:table-row>
        <table:table-row table:style-name="ro10">
          <table:table-cell office:value-type="string" table:style-name="ce5">
            <text:p><text:a xlink:href="#Contents.A1">Back to contents</text:a></text:p>
          </table:table-cell>
          <table:table-cell table:style-name="ce9"/>
          <table:table-cell table:number-columns-repeated="7" table:style-name="ce3"/>
          <table:table-cell table:number-columns-repeated="16375"/>
        </table:table-row>
        <table:table-row table:style-name="ro10">
          <table:table-cell office:value-type="string" table:style-name="ce5">
            <text:p><text:a xlink:href="#'Figure_4_6A_&amp;_4_6B'.A47">See footnotes for data descriptions</text:a></text:p>
          </table:table-cell>
          <table:table-cell table:style-name="ce9"/>
          <table:table-cell table:number-columns-repeated="7" table:style-name="ce3"/>
          <table:table-cell table:number-columns-repeated="16375"/>
        </table:table-row>
        <table:table-row table:style-name="ro10">
          <table:table-cell table:style-name="ce99"/>
          <table:table-cell table:style-name="ce9"/>
          <table:table-cell table:number-columns-repeated="7" table:style-name="ce3"/>
          <table:table-cell table:number-columns-repeated="16375"/>
        </table:table-row>
        <table:table-row table:style-name="ro4">
          <table:table-cell table:number-columns-repeated="9" table:style-name="ce3"/>
          <table:table-cell table:number-columns-repeated="16375"/>
        </table:table-row>
        <table:table-row table:style-name="ro10">
          <table:table-cell office:value-type="string" table:style-name="ce100">
            <text:p>Period</text:p>
          </table:table-cell>
          <table:table-cell office:value-type="string" table:style-name="ce101">
            <text:p>Ethnicity</text:p>
          </table:table-cell>
          <table:table-cell office:value-type="string" table:style-name="ce101">
            <text:p>Sex</text:p>
          </table:table-cell>
          <table:table-cell office:value-type="string" table:style-name="ce102">
            <text:p>Rate</text:p>
          </table:table-cell>
          <table:table-cell office:value-type="string" table:style-name="ce102">
            <text:p>Lower CL</text:p>
          </table:table-cell>
          <table:table-cell office:value-type="string" table:style-name="ce102">
            <text:p>Upper CL</text:p>
          </table:table-cell>
          <table:table-cell office:value-type="string" table:style-name="ce102">
            <text:p>Deaths</text:p>
          </table:table-cell>
          <table:table-cell office:value-type="string" table:style-name="ce103">
            <text:p>Population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4">
            <text:p>All deaths - 2014-18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Male</text:p>
          </table:table-cell>
          <table:table-cell office:value-type="float" office:value="1083.8574350763511" table:style-name="ce106">
            <text:p>1,084</text:p>
          </table:table-cell>
          <table:table-cell office:value-type="float" office:value="1081.7896821997142" table:style-name="ce106">
            <text:p>1,082</text:p>
          </table:table-cell>
          <table:table-cell office:value-type="float" office:value="1085.9281148099521" table:style-name="ce106">
            <text:p>1,086</text:p>
          </table:table-cell>
          <table:table-cell office:value-type="float" office:value="1090111" table:style-name="ce106">
            <text:p>1,090,111</text:p>
          </table:table-cell>
          <table:table-cell office:value-type="float" office:value="114599073.1169015" table:style-name="ce107">
            <text:p>114,599,073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Male</text:p>
          </table:table-cell>
          <table:table-cell office:value-type="float" office:value="880.99990500073261" table:style-name="ce110">
            <text:p>881</text:p>
          </table:table-cell>
          <table:table-cell office:value-type="float" office:value="869.52158094354513" table:style-name="ce110">
            <text:p>870</text:p>
          </table:table-cell>
          <table:table-cell office:value-type="float" office:value="892.57293372751451" table:style-name="ce110">
            <text:p>893</text:p>
          </table:table-cell>
          <table:table-cell office:value-type="float" office:value="32328" table:style-name="ce110">
            <text:p>32,328</text:p>
          </table:table-cell>
          <table:table-cell office:value-type="float" office:value="11437077.18044278" table:style-name="ce111">
            <text:p>11,437,077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Male</text:p>
          </table:table-cell>
          <table:table-cell office:value-type="float" office:value="972.57949454987602" table:style-name="ce110">
            <text:p>973</text:p>
          </table:table-cell>
          <table:table-cell office:value-type="float" office:value="955.60100758147473" table:style-name="ce110">
            <text:p>956</text:p>
          </table:table-cell>
          <table:table-cell office:value-type="float" office:value="989.75033651180354" table:style-name="ce110">
            <text:p>990</text:p>
          </table:table-cell>
          <table:table-cell office:value-type="float" office:value="17204" table:style-name="ce110">
            <text:p>17,204</text:p>
          </table:table-cell>
          <table:table-cell office:value-type="float" office:value="4918871.1417531641" table:style-name="ce111">
            <text:p>4,918,871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Male</text:p>
          </table:table-cell>
          <table:table-cell office:value-type="float" office:value="590.34811050479482" table:style-name="ce110">
            <text:p>590</text:p>
          </table:table-cell>
          <table:table-cell office:value-type="float" office:value="568.02624753133023" table:style-name="ce110">
            <text:p>568</text:p>
          </table:table-cell>
          <table:table-cell office:value-type="float" office:value="613.20218458775616" table:style-name="ce110">
            <text:p>613</text:p>
          </table:table-cell>
          <table:table-cell office:value-type="float" office:value="3938" table:style-name="ce110">
            <text:p>3,938</text:p>
          </table:table-cell>
          <table:table-cell office:value-type="float" office:value="3634399.6917663817" table:style-name="ce111">
            <text:p>3,634,400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Male</text:p>
          </table:table-cell>
          <table:table-cell office:value-type="float" office:value="2795.2691850238461" table:style-name="ce110">
            <text:p>2,795</text:p>
          </table:table-cell>
          <table:table-cell office:value-type="float" office:value="2734.688276705609" table:style-name="ce110">
            <text:p>2,735</text:p>
          </table:table-cell>
          <table:table-cell office:value-type="float" office:value="2856.6773653953633" table:style-name="ce110">
            <text:p>2,857</text:p>
          </table:table-cell>
          <table:table-cell office:value-type="float" office:value="11872" table:style-name="ce110">
            <text:p>11,872</text:p>
          </table:table-cell>
          <table:table-cell office:value-type="float" office:value="1662975.8691612971" table:style-name="ce111">
            <text:p>1,662,976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12">
            <text:p>All deaths - 2014-18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Male</text:p>
          </table:table-cell>
          <table:table-cell office:value-type="float" office:value="1108.0404103596657" table:style-name="ce114">
            <text:p>1,108</text:p>
          </table:table-cell>
          <table:table-cell office:value-type="float" office:value="1106.009068074894" table:style-name="ce114">
            <text:p>1,106</text:p>
          </table:table-cell>
          <table:table-cell office:value-type="float" office:value="1110.0745047665898" table:style-name="ce114">
            <text:p>1,110</text:p>
          </table:table-cell>
          <table:table-cell office:value-type="float" office:value="1189811" table:style-name="ce114">
            <text:p>1,189,811</text:p>
          </table:table-cell>
          <table:table-cell office:value-type="float" office:value="136252397.00002509" table:style-name="ce115">
            <text:p>136,252,397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4">
            <text:p>All deaths - 2020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Male</text:p>
          </table:table-cell>
          <table:table-cell office:value-type="float" office:value="1913.3904432187287" table:style-name="ce106">
            <text:p>1,913</text:p>
          </table:table-cell>
          <table:table-cell office:value-type="float" office:value="1895.6133318345176" table:style-name="ce106">
            <text:p>1,896</text:p>
          </table:table-cell>
          <table:table-cell office:value-type="float" office:value="1931.2908890572237" table:style-name="ce106">
            <text:p>1,931</text:p>
          </table:table-cell>
          <table:table-cell office:value-type="float" office:value="45655" table:style-name="ce106">
            <text:p>45,655</text:p>
          </table:table-cell>
          <table:table-cell office:value-type="float" office:value="2658155.8822871181" table:style-name="ce107">
            <text:p>2,658,156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Male</text:p>
          </table:table-cell>
          <table:table-cell office:value-type="float" office:value="2854.1215241910454" table:style-name="ce110">
            <text:p>2,854</text:p>
          </table:table-cell>
          <table:table-cell office:value-type="float" office:value="2724.77720152662" table:style-name="ce110">
            <text:p>2,725</text:p>
          </table:table-cell>
          <table:table-cell office:value-type="float" office:value="2987.3493503956556" table:style-name="ce110">
            <text:p>2,987</text:p>
          </table:table-cell>
          <table:table-cell office:value-type="float" office:value="2500" table:style-name="ce110">
            <text:p>2,500</text:p>
          </table:table-cell>
          <table:table-cell office:value-type="float" office:value="271078.59180266428" table:style-name="ce111">
            <text:p>271,079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Male</text:p>
          </table:table-cell>
          <table:table-cell office:value-type="float" office:value="4320.7083891278935" table:style-name="ce110">
            <text:p>4,321</text:p>
          </table:table-cell>
          <table:table-cell office:value-type="float" office:value="4091.2438046677289" table:style-name="ce110">
            <text:p>4,091</text:p>
          </table:table-cell>
          <table:table-cell office:value-type="float" office:value="4558.4999016043739" table:style-name="ce110">
            <text:p>4,558</text:p>
          </table:table-cell>
          <table:table-cell office:value-type="float" office:value="1723" table:style-name="ce110">
            <text:p>1,723</text:p>
          </table:table-cell>
          <table:table-cell office:value-type="float" office:value="117079.06482928809" table:style-name="ce111">
            <text:p>117,079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Male</text:p>
          </table:table-cell>
          <table:table-cell office:value-type="float" office:value="1992.8541123267173" table:style-name="ce110">
            <text:p>1,993</text:p>
          </table:table-cell>
          <table:table-cell office:value-type="float" office:value="1731.9115288504377" table:style-name="ce110">
            <text:p>1,732</text:p>
          </table:table-cell>
          <table:table-cell office:value-type="float" office:value="2278.7493316373047" table:style-name="ce110">
            <text:p>2,279</text:p>
          </table:table-cell>
          <table:table-cell office:value-type="float" office:value="264" table:style-name="ce110">
            <text:p>264</text:p>
          </table:table-cell>
          <table:table-cell office:value-type="float" office:value="89309.597133009636" table:style-name="ce111">
            <text:p>89,310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Male</text:p>
          </table:table-cell>
          <table:table-cell office:value-type="float" office:value="7886.5412965574142" table:style-name="ce110">
            <text:p>7,887</text:p>
          </table:table-cell>
          <table:table-cell office:value-type="float" office:value="7250.1318970998682" table:style-name="ce110">
            <text:p>7,250</text:p>
          </table:table-cell>
          <table:table-cell office:value-type="float" office:value="8557.3596912299126" table:style-name="ce110">
            <text:p>8,557</text:p>
          </table:table-cell>
          <table:table-cell office:value-type="float" office:value="791" table:style-name="ce110">
            <text:p>791</text:p>
          </table:table-cell>
          <table:table-cell office:value-type="float" office:value="39386.601651427518" table:style-name="ce111">
            <text:p>39,387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12">
            <text:p>All deaths - 2020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Male</text:p>
          </table:table-cell>
          <table:table-cell office:value-type="float" office:value="2076.1882307576784" table:style-name="ce114">
            <text:p>2,076</text:p>
          </table:table-cell>
          <table:table-cell office:value-type="float" office:value="2058.2317425676915" table:style-name="ce114">
            <text:p>2,058</text:p>
          </table:table-cell>
          <table:table-cell office:value-type="float" office:value="2094.2603084464158" table:style-name="ce114">
            <text:p>2,094</text:p>
          </table:table-cell>
          <table:table-cell office:value-type="float" office:value="53003" table:style-name="ce114">
            <text:p>53,003</text:p>
          </table:table-cell>
          <table:table-cell office:value-type="float" office:value="3175009.7377035078" table:style-name="ce115">
            <text:p>3,175,010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4">
            <text:p>COVID-19 - 2020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Male</text:p>
          </table:table-cell>
          <table:table-cell office:value-type="float" office:value="613.70531308973591" table:style-name="ce106">
            <text:p>614</text:p>
          </table:table-cell>
          <table:table-cell office:value-type="float" office:value="603.66109559046947" table:style-name="ce106">
            <text:p>604</text:p>
          </table:table-cell>
          <table:table-cell office:value-type="float" office:value="623.87291050183546" table:style-name="ce106">
            <text:p>624</text:p>
          </table:table-cell>
          <table:table-cell office:value-type="float" office:value="14650" table:style-name="ce106">
            <text:p>14,650</text:p>
          </table:table-cell>
          <table:table-cell office:value-type="float" office:value="2658155.8822871181" table:style-name="ce107">
            <text:p>2,658,156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Male</text:p>
          </table:table-cell>
          <table:table-cell office:value-type="float" office:value="1548.9880978220681" table:style-name="ce110">
            <text:p>1,549</text:p>
          </table:table-cell>
          <table:table-cell office:value-type="float" office:value="1457.4712813102217" table:style-name="ce110">
            <text:p>1,457</text:p>
          </table:table-cell>
          <table:table-cell office:value-type="float" office:value="1644.1613168489059" table:style-name="ce110">
            <text:p>1,644</text:p>
          </table:table-cell>
          <table:table-cell office:value-type="float" office:value="1427" table:style-name="ce110">
            <text:p>1,427</text:p>
          </table:table-cell>
          <table:table-cell office:value-type="float" office:value="271078.59180266428" table:style-name="ce111">
            <text:p>271,079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Male</text:p>
          </table:table-cell>
          <table:table-cell office:value-type="float" office:value="2389.1418834075221" table:style-name="ce110">
            <text:p>2,389</text:p>
          </table:table-cell>
          <table:table-cell office:value-type="float" office:value="2223.4081312398398" table:style-name="ce110">
            <text:p>2,223</text:p>
          </table:table-cell>
          <table:table-cell office:value-type="float" office:value="2562.8853574547161" table:style-name="ce110">
            <text:p>2,563</text:p>
          </table:table-cell>
          <table:table-cell office:value-type="float" office:value="984" table:style-name="ce110">
            <text:p>984</text:p>
          </table:table-cell>
          <table:table-cell office:value-type="float" office:value="117079.06482928809" table:style-name="ce111">
            <text:p>117,079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Male</text:p>
          </table:table-cell>
          <table:table-cell office:value-type="float" office:value="944.15889902821948" table:style-name="ce110">
            <text:p>944</text:p>
          </table:table-cell>
          <table:table-cell office:value-type="float" office:value="769.48059221570099" table:style-name="ce110">
            <text:p>769</text:p>
          </table:table-cell>
          <table:table-cell office:value-type="float" office:value="1144.2334875571532" table:style-name="ce110">
            <text:p>1,144</text:p>
          </table:table-cell>
          <table:table-cell office:value-type="float" office:value="120" table:style-name="ce110">
            <text:p>120</text:p>
          </table:table-cell>
          <table:table-cell office:value-type="float" office:value="89309.597133009636" table:style-name="ce111">
            <text:p>89,310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Male</text:p>
          </table:table-cell>
          <table:table-cell office:value-type="float" office:value="4187.3503040686237" table:style-name="ce110">
            <text:p>4,187</text:p>
          </table:table-cell>
          <table:table-cell office:value-type="float" office:value="3734.9480732321786" table:style-name="ce110">
            <text:p>3,735</text:p>
          </table:table-cell>
          <table:table-cell office:value-type="float" office:value="4673.3587384938755" table:style-name="ce110">
            <text:p>4,673</text:p>
          </table:table-cell>
          <table:table-cell office:value-type="float" office:value="428" table:style-name="ce110">
            <text:p>428</text:p>
          </table:table-cell>
          <table:table-cell office:value-type="float" office:value="39386.601651427518" table:style-name="ce111">
            <text:p>39,387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12">
            <text:p>COVID-19 - 2020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Male</text:p>
          </table:table-cell>
          <table:table-cell office:value-type="float" office:value="710.46853523378923" table:style-name="ce114">
            <text:p>710</text:p>
          </table:table-cell>
          <table:table-cell office:value-type="float" office:value="700.0025719145666" table:style-name="ce114">
            <text:p>700</text:p>
          </table:table-cell>
          <table:table-cell office:value-type="float" office:value="721.04986608525235" table:style-name="ce114">
            <text:p>721</text:p>
          </table:table-cell>
          <table:table-cell office:value-type="float" office:value="18167" table:style-name="ce114">
            <text:p>18,167</text:p>
          </table:table-cell>
          <table:table-cell office:value-type="float" office:value="3175009.7377035078" table:style-name="ce115">
            <text:p>3,175,010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104">
            <text:p>All deaths - 2014-18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Female</text:p>
          </table:table-cell>
          <table:table-cell office:value-type="float" office:value="808.98509205222524" table:style-name="ce106">
            <text:p>809</text:p>
          </table:table-cell>
          <table:table-cell office:value-type="float" office:value="807.49372434768941" table:style-name="ce106">
            <text:p>807</text:p>
          </table:table-cell>
          <table:table-cell office:value-type="float" office:value="810.47850819681764" table:style-name="ce106">
            <text:p>810</text:p>
          </table:table-cell>
          <table:table-cell office:value-type="float" office:value="1157655" table:style-name="ce106">
            <text:p>1,157,655</text:p>
          </table:table-cell>
          <table:table-cell office:value-type="float" office:value="118229792.76234646" table:style-name="ce107">
            <text:p>118,229,793</text:p>
          </table:table-cell>
          <table:table-cell table:style-name="ce1"/>
          <table:table-cell table:style-name="ce116"/>
          <table:table-cell table:number-columns-repeated="16374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Female</text:p>
          </table:table-cell>
          <table:table-cell office:value-type="float" office:value="654.6908987156703" table:style-name="ce110">
            <text:p>655</text:p>
          </table:table-cell>
          <table:table-cell office:value-type="float" office:value="645.77368704923265" table:style-name="ce110">
            <text:p>646</text:p>
          </table:table-cell>
          <table:table-cell office:value-type="float" office:value="663.69008731717258" table:style-name="ce110">
            <text:p>664</text:p>
          </table:table-cell>
          <table:table-cell office:value-type="float" office:value="26067" table:style-name="ce110">
            <text:p>26,067</text:p>
          </table:table-cell>
          <table:table-cell office:value-type="float" office:value="11260039.166300641" table:style-name="ce111">
            <text:p>11,260,039</text:p>
          </table:table-cell>
          <table:table-cell table:style-name="ce1"/>
          <table:table-cell table:style-name="ce116"/>
          <table:table-cell table:number-columns-repeated="16374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Female</text:p>
          </table:table-cell>
          <table:table-cell office:value-type="float" office:value="686.10047362595844" table:style-name="ce110">
            <text:p>686</text:p>
          </table:table-cell>
          <table:table-cell office:value-type="float" office:value="673.28537994623241" table:style-name="ce110">
            <text:p>673</text:p>
          </table:table-cell>
          <table:table-cell office:value-type="float" office:value="699.07407683969552" table:style-name="ce110">
            <text:p>699</text:p>
          </table:table-cell>
          <table:table-cell office:value-type="float" office:value="14450" table:style-name="ce110">
            <text:p>14,450</text:p>
          </table:table-cell>
          <table:table-cell office:value-type="float" office:value="5251702.4305418348" table:style-name="ce111">
            <text:p>5,251,702</text:p>
          </table:table-cell>
          <table:table-cell table:style-name="ce1"/>
          <table:table-cell table:style-name="ce116"/>
          <table:table-cell table:number-columns-repeated="16374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Female</text:p>
          </table:table-cell>
          <table:table-cell office:value-type="float" office:value="486.86730728630641" table:style-name="ce110">
            <text:p>487</text:p>
          </table:table-cell>
          <table:table-cell office:value-type="float" office:value="468.84148478848351" table:style-name="ce110">
            <text:p>469</text:p>
          </table:table-cell>
          <table:table-cell office:value-type="float" office:value="505.34170800108342" table:style-name="ce110">
            <text:p>505</text:p>
          </table:table-cell>
          <table:table-cell office:value-type="float" office:value="3619" table:style-name="ce110">
            <text:p>3,619</text:p>
          </table:table-cell>
          <table:table-cell office:value-type="float" office:value="3614906.8037710888" table:style-name="ce111">
            <text:p>3,614,907</text:p>
          </table:table-cell>
          <table:table-cell table:style-name="ce1"/>
          <table:table-cell table:style-name="ce116"/>
          <table:table-cell table:number-columns-repeated="16374" table:style-name="ce1"/>
        </table:table-row>
        <table:table-row table:style-name="ro10">
          <table:table-cell office:value-type="string" table:style-name="ce108">
            <text:p>All deaths - 2014-18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Female</text:p>
          </table:table-cell>
          <table:table-cell office:value-type="float" office:value="2724.3262432899055" table:style-name="ce110">
            <text:p>2,724</text:p>
          </table:table-cell>
          <table:table-cell office:value-type="float" office:value="2667.9983928320999" table:style-name="ce110">
            <text:p>2,668</text:p>
          </table:table-cell>
          <table:table-cell office:value-type="float" office:value="2781.4682195795476" table:style-name="ce110">
            <text:p>2,781</text:p>
          </table:table-cell>
          <table:table-cell office:value-type="float" office:value="10607" table:style-name="ce110">
            <text:p>10,607</text:p>
          </table:table-cell>
          <table:table-cell office:value-type="float" office:value="1358781.8370408413" table:style-name="ce111">
            <text:p>1,358,782</text:p>
          </table:table-cell>
          <table:table-cell table:style-name="ce1"/>
          <table:table-cell table:number-columns-repeated="2" table:style-name="ce116"/>
          <table:table-cell table:number-columns-repeated="16373"/>
        </table:table-row>
        <table:table-row table:style-name="ro10">
          <table:table-cell office:value-type="string" table:style-name="ce112">
            <text:p>All deaths - 2014-18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Female</text:p>
          </table:table-cell>
          <table:table-cell office:value-type="float" office:value="827.1798972306276" table:style-name="ce114">
            <text:p>827</text:p>
          </table:table-cell>
          <table:table-cell office:value-type="float" office:value="825.71405631140874" table:style-name="ce114">
            <text:p>826</text:p>
          </table:table-cell>
          <table:table-cell office:value-type="float" office:value="828.64768014421475" table:style-name="ce114">
            <text:p>829</text:p>
          </table:table-cell>
          <table:table-cell office:value-type="float" office:value="1244258" table:style-name="ce114">
            <text:p>1,244,258</text:p>
          </table:table-cell>
          <table:table-cell office:value-type="float" office:value="139715223.00000086" table:style-name="ce115">
            <text:p>139,715,223</text:p>
          </table:table-cell>
          <table:table-cell table:style-name="ce1"/>
          <table:table-cell table:number-columns-repeated="2" table:style-name="ce116"/>
          <table:table-cell table:number-columns-repeated="16373"/>
        </table:table-row>
        <table:table-row table:style-name="ro10">
          <table:table-cell office:value-type="string" table:style-name="ce104">
            <text:p>All deaths - 2020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Female</text:p>
          </table:table-cell>
          <table:table-cell office:value-type="float" office:value="1308.1233824587157" table:style-name="ce106">
            <text:p>1,308</text:p>
          </table:table-cell>
          <table:table-cell office:value-type="float" office:value="1295.8272176868718" table:style-name="ce106">
            <text:p>1,296</text:p>
          </table:table-cell>
          <table:table-cell office:value-type="float" office:value="1320.5062068182681" table:style-name="ce106">
            <text:p>1,321</text:p>
          </table:table-cell>
          <table:table-cell office:value-type="float" office:value="44248" table:style-name="ce106">
            <text:p>44,248</text:p>
          </table:table-cell>
          <table:table-cell office:value-type="float" office:value="2736517.3198157707" table:style-name="ce107">
            <text:p>2,736,517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Female</text:p>
          </table:table-cell>
          <table:table-cell office:value-type="float" office:value="1758.1890457879117" table:style-name="ce110">
            <text:p>1,758</text:p>
          </table:table-cell>
          <table:table-cell office:value-type="float" office:value="1665.790912669175" table:style-name="ce110">
            <text:p>1,666</text:p>
          </table:table-cell>
          <table:table-cell office:value-type="float" office:value="1853.995067207092" table:style-name="ce110">
            <text:p>1,854</text:p>
          </table:table-cell>
          <table:table-cell office:value-type="float" office:value="1669" table:style-name="ce110">
            <text:p>1,669</text:p>
          </table:table-cell>
          <table:table-cell office:value-type="float" office:value="266682.89063896501" table:style-name="ce111">
            <text:p>266,683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Female</text:p>
          </table:table-cell>
          <table:table-cell office:value-type="float" office:value="2371.9935978428607" table:style-name="ce110">
            <text:p>2,372</text:p>
          </table:table-cell>
          <table:table-cell office:value-type="float" office:value="2218.0648591001191" table:style-name="ce110">
            <text:p>2,218</text:p>
          </table:table-cell>
          <table:table-cell office:value-type="float" office:value="2532.8742247698074" table:style-name="ce110">
            <text:p>2,533</text:p>
          </table:table-cell>
          <table:table-cell office:value-type="float" office:value="1123" table:style-name="ce110">
            <text:p>1,123</text:p>
          </table:table-cell>
          <table:table-cell office:value-type="float" office:value="124457.00306668004" table:style-name="ce111">
            <text:p>124,457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Female</text:p>
          </table:table-cell>
          <table:table-cell office:value-type="float" office:value="1562.5682130466773" table:style-name="ce110">
            <text:p>1,563</text:p>
          </table:table-cell>
          <table:table-cell office:value-type="float" office:value="1359.247686554279" table:style-name="ce110">
            <text:p>1,359</text:p>
          </table:table-cell>
          <table:table-cell office:value-type="float" office:value="1786.1539613937887" table:style-name="ce110">
            <text:p>1,786</text:p>
          </table:table-cell>
          <table:table-cell office:value-type="float" office:value="244" table:style-name="ce110">
            <text:p>244</text:p>
          </table:table-cell>
          <table:table-cell office:value-type="float" office:value="88621.618120354615" table:style-name="ce111">
            <text:p>88,622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All deaths - 2020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Female</text:p>
          </table:table-cell>
          <table:table-cell office:value-type="float" office:value="7484.9210469757691" table:style-name="ce110">
            <text:p>7,485</text:p>
          </table:table-cell>
          <table:table-cell office:value-type="float" office:value="6901.3107530577699" table:style-name="ce110">
            <text:p>6,901</text:p>
          </table:table-cell>
          <table:table-cell office:value-type="float" office:value="8102.1609778588272" table:style-name="ce110">
            <text:p>8,102</text:p>
          </table:table-cell>
          <table:table-cell office:value-type="float" office:value="699" table:style-name="ce110">
            <text:p>699</text:p>
          </table:table-cell>
          <table:table-cell office:value-type="float" office:value="32322.020814832813" table:style-name="ce111">
            <text:p>32,322</text:p>
          </table:table-cell>
          <table:table-cell table:number-columns-repeated="16376"/>
        </table:table-row>
        <table:table-row table:style-name="ro10">
          <table:table-cell office:value-type="string" table:style-name="ce112">
            <text:p>All deaths - 2020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Female</text:p>
          </table:table-cell>
          <table:table-cell office:value-type="float" office:value="1393.3802538611487" table:style-name="ce114">
            <text:p>1,393</text:p>
          </table:table-cell>
          <table:table-cell office:value-type="float" office:value="1381.0309401727213" table:style-name="ce114">
            <text:p>1,381</text:p>
          </table:table-cell>
          <table:table-cell office:value-type="float" office:value="1405.8118692411972" table:style-name="ce114">
            <text:p>1,406</text:p>
          </table:table-cell>
          <table:table-cell office:value-type="float" office:value="49462" table:style-name="ce114">
            <text:p>49,462</text:p>
          </table:table-cell>
          <table:table-cell office:value-type="float" office:value="3248600.8524566023" table:style-name="ce115">
            <text:p>3,248,601</text:p>
          </table:table-cell>
          <table:table-cell table:number-columns-repeated="16376"/>
        </table:table-row>
        <table:table-row table:style-name="ro10">
          <table:table-cell office:value-type="string" table:style-name="ce104">
            <text:p>COVID-19 - 2020</text:p>
          </table:table-cell>
          <table:table-cell office:value-type="string" table:style-name="ce105">
            <text:p>White</text:p>
          </table:table-cell>
          <table:table-cell office:value-type="string" table:style-name="ce105">
            <text:p>Female</text:p>
          </table:table-cell>
          <table:table-cell office:value-type="float" office:value="339.97770901621277" table:style-name="ce106">
            <text:p>340</text:p>
          </table:table-cell>
          <table:table-cell office:value-type="float" office:value="333.72951739046118" table:style-name="ce106">
            <text:p>334</text:p>
          </table:table-cell>
          <table:table-cell office:value-type="float" office:value="346.31254640946241" table:style-name="ce106">
            <text:p>346</text:p>
          </table:table-cell>
          <table:table-cell office:value-type="float" office:value="11515" table:style-name="ce106">
            <text:p>11,515</text:p>
          </table:table-cell>
          <table:table-cell office:value-type="float" office:value="2736517.3198157707" table:style-name="ce107">
            <text:p>2,736,517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Asian / Asian British</text:p>
          </table:table-cell>
          <table:table-cell office:value-type="string" table:style-name="ce109">
            <text:p>Female</text:p>
          </table:table-cell>
          <table:table-cell office:value-type="float" office:value="782.46196308545677" table:style-name="ce110">
            <text:p>782</text:p>
          </table:table-cell>
          <table:table-cell office:value-type="float" office:value="723.35830183653218" table:style-name="ce110">
            <text:p>723</text:p>
          </table:table-cell>
          <table:table-cell office:value-type="float" office:value="844.77585956965595" table:style-name="ce110">
            <text:p>845</text:p>
          </table:table-cell>
          <table:table-cell office:value-type="float" office:value="784" table:style-name="ce110">
            <text:p>784</text:p>
          </table:table-cell>
          <table:table-cell office:value-type="float" office:value="266682.89063896501" table:style-name="ce111">
            <text:p>266,683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Black / Black British</text:p>
          </table:table-cell>
          <table:table-cell office:value-type="string" table:style-name="ce109">
            <text:p>Female</text:p>
          </table:table-cell>
          <table:table-cell office:value-type="float" office:value="1118.9768923702193" table:style-name="ce110">
            <text:p>1,119</text:p>
          </table:table-cell>
          <table:table-cell office:value-type="float" office:value="1016.9775030017935" table:style-name="ce110">
            <text:p>1,017</text:p>
          </table:table-cell>
          <table:table-cell office:value-type="float" office:value="1227.5853712601358" table:style-name="ce110">
            <text:p>1,228</text:p>
          </table:table-cell>
          <table:table-cell office:value-type="float" office:value="557" table:style-name="ce110">
            <text:p>557</text:p>
          </table:table-cell>
          <table:table-cell office:value-type="float" office:value="124457.00306668004" table:style-name="ce111">
            <text:p>124,457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Mixed / Multiple Ethnic Groups</text:p>
          </table:table-cell>
          <table:table-cell office:value-type="string" table:style-name="ce109">
            <text:p>Female</text:p>
          </table:table-cell>
          <table:table-cell office:value-type="float" office:value="580.5927903771402" table:style-name="ce110">
            <text:p>581</text:p>
          </table:table-cell>
          <table:table-cell office:value-type="float" office:value="462.504657035668" table:style-name="ce110">
            <text:p>463</text:p>
          </table:table-cell>
          <table:table-cell office:value-type="float" office:value="718.15997336119085" table:style-name="ce110">
            <text:p>718</text:p>
          </table:table-cell>
          <table:table-cell office:value-type="float" office:value="95" table:style-name="ce110">
            <text:p>95</text:p>
          </table:table-cell>
          <table:table-cell office:value-type="float" office:value="88621.618120354615" table:style-name="ce111">
            <text:p>88,622</text:p>
          </table:table-cell>
          <table:table-cell table:number-columns-repeated="16376"/>
        </table:table-row>
        <table:table-row table:style-name="ro10">
          <table:table-cell office:value-type="string" table:style-name="ce108">
            <text:p>COVID-19 - 2020</text:p>
          </table:table-cell>
          <table:table-cell office:value-type="string" table:style-name="ce109">
            <text:p>Any other ethnic Group</text:p>
          </table:table-cell>
          <table:table-cell office:value-type="string" table:style-name="ce109">
            <text:p>Female</text:p>
          </table:table-cell>
          <table:table-cell office:value-type="float" office:value="3035.1646027452098" table:style-name="ce110">
            <text:p>3,035</text:p>
          </table:table-cell>
          <table:table-cell office:value-type="float" office:value="2670.8653190879172" table:style-name="ce110">
            <text:p>2,671</text:p>
          </table:table-cell>
          <table:table-cell office:value-type="float" office:value="3432.9895356509701" table:style-name="ce110">
            <text:p>3,433</text:p>
          </table:table-cell>
          <table:table-cell office:value-type="float" office:value="284" table:style-name="ce110">
            <text:p>284</text:p>
          </table:table-cell>
          <table:table-cell office:value-type="float" office:value="32322.020814832813" table:style-name="ce111">
            <text:p>32,322</text:p>
          </table:table-cell>
          <table:table-cell table:number-columns-repeated="16376"/>
        </table:table-row>
        <table:table-row table:style-name="ro10">
          <table:table-cell office:value-type="string" table:style-name="ce112">
            <text:p>COVID-19 - 2020</text:p>
          </table:table-cell>
          <table:table-cell office:value-type="string" table:style-name="ce113">
            <text:p>England - All Groups</text:p>
          </table:table-cell>
          <table:table-cell office:value-type="string" table:style-name="ce113">
            <text:p>Female</text:p>
          </table:table-cell>
          <table:table-cell office:value-type="float" office:value="383.41010011104964" table:style-name="ce114">
            <text:p>383</text:p>
          </table:table-cell>
          <table:table-cell office:value-type="float" office:value="376.92814515910118" table:style-name="ce114">
            <text:p>377</text:p>
          </table:table-cell>
          <table:table-cell office:value-type="float" office:value="389.97489317530199" table:style-name="ce114">
            <text:p>390</text:p>
          </table:table-cell>
          <table:table-cell office:value-type="float" office:value="13542" table:style-name="ce114">
            <text:p>13,542</text:p>
          </table:table-cell>
          <table:table-cell office:value-type="float" office:value="3248600.8524566023" table:style-name="ce115">
            <text:p>3,248,601</text:p>
          </table:table-cell>
          <table:table-cell table:number-columns-repeated="16376"/>
        </table:table-row>
        <table:table-row table:number-rows-repeated="2" table:style-name="ro4">
          <table:table-cell table:style-name="ce117"/>
          <table:table-cell table:number-columns-repeated="2" table:style-name="ce118"/>
          <table:table-cell table:number-columns-repeated="5" table:style-name="ce117"/>
          <table:table-cell table:number-columns-repeated="16376"/>
        </table:table-row>
        <table:table-row table:style-name="ro7">
          <table:table-cell office:value-type="string" table:style-name="ce52">
            <text:p>Footnotes</text:p>
          </table:table-cell>
          <table:table-cell table:number-columns-repeated="2" table:style-name="ce118"/>
          <table:table-cell table:number-columns-repeated="5" table:style-name="ce117"/>
          <table:table-cell table:number-columns-repeated="16376"/>
        </table:table-row>
        <table:table-row table:style-name="ro7">
          <table:table-cell table:style-name="ce117"/>
          <table:table-cell table:number-columns-repeated="2" table:style-name="ce118"/>
          <table:table-cell table:number-columns-repeated="5" table:style-name="ce117"/>
          <table:table-cell table:number-columns-repeated="16376"/>
        </table:table-row>
        <table:table-row table:style-name="ro7">
          <table:table-cell office:value-type="string" table:style-name="ce119">
            <text:p>The all deaths baseline data for 'England - All Groups' for 2014-18 include 66,218 records where a valid ethnic group could not be assigned to the deceased.</text:p>
          </table:table-cell>
          <table:table-cell table:number-columns-repeated="2" table:style-name="ce118"/>
          <table:table-cell table:number-columns-repeated="5" table:style-name="ce117"/>
          <table:table-cell table:number-columns-repeated="16376" table:style-name="ce1"/>
        </table:table-row>
        <table:table-row table:style-name="ro4">
          <table:table-cell table:style-name="ce119"/>
          <table:table-cell table:number-columns-repeated="2" table:style-name="ce118"/>
          <table:table-cell table:number-columns-repeated="5" table:style-name="ce117"/>
          <table:table-cell table:number-columns-repeated="16376" table:style-name="ce1"/>
        </table:table-row>
        <table:table-row table:style-name="ro7">
          <table:table-cell office:value-type="string" table:style-name="ce119">
            <text:p>The all deaths data for 'England - All Groups' for 2020 include 3,549 records where a valid ethnic group could not be assigned to the deceased.</text:p>
          </table:table-cell>
          <table:table-cell table:number-columns-repeated="2" table:style-name="ce118"/>
          <table:table-cell table:number-columns-repeated="5" table:style-name="ce117"/>
          <table:table-cell table:number-columns-repeated="16376" table:style-name="ce1"/>
        </table:table-row>
        <table:table-row table:style-name="ro7">
          <table:table-cell table:style-name="ce117"/>
          <table:table-cell table:number-columns-repeated="2" table:style-name="ce118"/>
          <table:table-cell table:number-columns-repeated="5" table:style-name="ce117"/>
          <table:table-cell table:number-columns-repeated="16376" table:style-name="ce1"/>
        </table:table-row>
        <table:table-row table:style-name="ro7">
          <table:table-cell office:value-type="string" table:style-name="ce120">
            <text:p>Source: Public Health England analysis of ONS death registration data.</text:p>
          </table:table-cell>
          <table:table-cell table:style-name="ce118"/>
          <table:table-cell table:style-name="ce121"/>
          <table:table-cell table:number-columns-repeated="5" table:style-name="ce117"/>
          <table:table-cell table:style-name="ce3"/>
          <table:table-cell table:number-columns-repeated="16375"/>
        </table:table-row>
        <table:table-row table:number-rows-repeated="1048523" table:style-name="ro10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Intro" table:style-name="ta3">
        <table:table-source xlink:href="file:///C:/Users/simon.lewry/Documents/Health%20Checks/2019%20Q2%20Update/London%20NHS%20Health%20Checks%20Data%20Tool%20v2018_19Q2.xlsx" table:table-name="Intr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1" table:style-name="ta3">
        <table:table-source xlink:href="file:///C:/Users/simon.lewry/Documents/Health%20Checks/2019%20Q2%20Update/London%20NHS%20Health%20Checks%20Data%20Tool%20v2018_19Q2.xlsx" table:table-name="Annual_Progress1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2083"/>
          <table:table-cell office:value-type="float" office:value="2753"/>
          <table:table-cell office:value-type="float" office:value="800"/>
          <table:table-cell office:value-type="float" office:value="2753"/>
          <table:table-cell office:value-type="float" office:value="800"/>
          <table:table-cell office:value-type="float" office:value="6.5418339947247106E-2"/>
          <table:table-cell office:value-type="float" office:value="1.901005156476487E-2"/>
          <table:table-cell office:value-type="float" office:value="0.2905920813657828"/>
          <table:table-cell/>
          <table:table-cell office:value-type="float" office:value="4061"/>
          <table:table-cell office:value-type="float" office:value="1521"/>
          <table:table-cell office:value-type="float" office:value="6814"/>
          <table:table-cell office:value-type="float" office:value="2321"/>
          <table:table-cell office:value-type="float" office:value="0.16191811420288477"/>
          <table:table-cell office:value-type="float" office:value="5.5152912102274076E-2"/>
          <table:table-cell office:value-type="float" office:value="0.3406222483122982"/>
          <table:table-cell/>
          <table:table-cell office:value-type="float" office:value="2423"/>
          <table:table-cell office:value-type="float" office:value="1383"/>
          <table:table-cell office:value-type="float" office:value="9237"/>
          <table:table-cell office:value-type="float" office:value="3704"/>
          <table:table-cell office:value-type="float" office:value="0.21949480787966638"/>
          <table:table-cell office:value-type="float" office:value="8.8016538744861345E-2"/>
          <table:table-cell office:value-type="float" office:value="0.40099599437046662"/>
          <table:table-cell/>
          <table:table-cell office:value-type="float" office:value="1340"/>
          <table:table-cell office:value-type="float" office:value="1097"/>
          <table:table-cell office:value-type="float" office:value="10577"/>
          <table:table-cell office:value-type="float" office:value="4801"/>
          <table:table-cell office:value-type="float" office:value="0.25133664425064756"/>
          <table:table-cell office:value-type="float" office:value="0.11408407195304517"/>
          <table:table-cell office:value-type="float" office:value="0.45390942611326462"/>
          <table:table-cell office:value-type="string" office:string-value="Barking and Dagenham"/>
          <table:table-cell/>
          <table:table-cell office:value-type="float" office:value="5.1336644250647545E-2"/>
          <table:table-cell office:value-type="string" office:string-value="-"/>
          <table:table-cell/>
          <table:table-cell office:value-type="float" office:value="2644.25"/>
          <table:table-cell/>
          <table:table-cell office:value-type="float" office:value="-1.791592804695484E-2"/>
          <table:table-cell office:value-type="float" office:value="753.95600000000059"/>
          <table:table-cell/>
          <table:table-cell office:value-type="float" office:value="1200.25"/>
          <table:table-cell table:number-columns-repeated="16339"/>
        </table:table-row>
        <table:table-row>
          <table:table-cell/>
          <table:table-cell office:value-type="string" office:string-value="Barnet"/>
          <table:table-cell office:value-type="float" office:value="91139"/>
          <table:table-cell office:value-type="float" office:value="4921"/>
          <table:table-cell office:value-type="float" office:value="1525"/>
          <table:table-cell office:value-type="float" office:value="4921"/>
          <table:table-cell office:value-type="float" office:value="1525"/>
          <table:table-cell office:value-type="float" office:value="5.3994448040904551E-2"/>
          <table:table-cell office:value-type="float" office:value="1.6732683044580258E-2"/>
          <table:table-cell office:value-type="float" office:value="0.30989636252794145"/>
          <table:table-cell/>
          <table:table-cell office:value-type="float" office:value="3750"/>
          <table:table-cell office:value-type="float" office:value="1020"/>
          <table:table-cell office:value-type="float" office:value="8671"/>
          <table:table-cell office:value-type="float" office:value="2545"/>
          <table:table-cell office:value-type="float" office:value="9.5140389953806817E-2"/>
          <table:table-cell office:value-type="float" office:value="2.7924379244889674E-2"/>
          <table:table-cell office:value-type="float" office:value="0.29350709260754237"/>
          <table:table-cell/>
          <table:table-cell office:value-type="float" office:value="2794"/>
          <table:table-cell office:value-type="float" office:value="1494"/>
          <table:table-cell office:value-type="float" office:value="11465"/>
          <table:table-cell office:value-type="float" office:value="4039"/>
          <table:table-cell office:value-type="float" office:value="0.1257968597417132"/>
          <table:table-cell office:value-type="float" office:value="4.4316922502989936E-2"/>
          <table:table-cell office:value-type="float" office:value="0.3522895769733973"/>
          <table:table-cell/>
          <table:table-cell office:value-type="float" office:value="3192"/>
          <table:table-cell office:value-type="float" office:value="1430"/>
          <table:table-cell office:value-type="float" office:value="14657"/>
          <table:table-cell office:value-type="float" office:value="5469"/>
          <table:table-cell office:value-type="float" office:value="0.16082028549797561"/>
          <table:table-cell office:value-type="float" office:value="6.0007241685776667E-2"/>
          <table:table-cell office:value-type="float" office:value="0.37313229173773621"/>
          <table:table-cell office:value-type="string" office:string-value="Barnet"/>
          <table:table-cell/>
          <table:table-cell office:value-type="float" office:value="-3.9179714502024399E-2"/>
          <table:table-cell office:value-type="float" office:value="3570.8000000000015"/>
          <table:table-cell/>
          <table:table-cell office:value-type="float" office:value="3664.25"/>
          <table:table-cell/>
          <table:table-cell office:value-type="float" office:value="-7.1992758314223332E-2"/>
          <table:table-cell office:value-type="float" office:value="6561.348"/>
          <table:table-cell/>
          <table:table-cell office:value-type="float" office:value="1367.25"/>
          <table:table-cell table:number-columns-repeated="16339"/>
        </table:table-row>
        <table:table-row>
          <table:table-cell/>
          <table:table-cell office:value-type="string" office:string-value="Bexley"/>
          <table:table-cell office:value-type="float" office:value="66732"/>
          <table:table-cell office:value-type="float" office:value="4510"/>
          <table:table-cell office:value-type="float" office:value="1362"/>
          <table:table-cell office:value-type="float" office:value="4510"/>
          <table:table-cell office:value-type="float" office:value="1362"/>
          <table:table-cell office:value-type="float" office:value="6.7583767907450701E-2"/>
          <table:table-cell office:value-type="float" office:value="2.0409998201762272E-2"/>
          <table:table-cell office:value-type="float" office:value="0.30199556541019956"/>
          <table:table-cell/>
          <table:table-cell office:value-type="float" office:value="3779"/>
          <table:table-cell office:value-type="float" office:value="1343"/>
          <table:table-cell office:value-type="float" office:value="8289"/>
          <table:table-cell office:value-type="float" office:value="2705"/>
          <table:table-cell office:value-type="float" office:value="0.12421327099442546"/>
          <table:table-cell office:value-type="float" office:value="4.0535275430078524E-2"/>
          <table:table-cell office:value-type="float" office:value="0.32633610809506575"/>
          <table:table-cell/>
          <table:table-cell office:value-type="float" office:value="2481"/>
          <table:table-cell office:value-type="float" office:value="1325"/>
          <table:table-cell office:value-type="float" office:value="10770"/>
          <table:table-cell office:value-type="float" office:value="4030"/>
          <table:table-cell office:value-type="float" office:value="0.1613918360007193"/>
          <table:table-cell office:value-type="float" office:value="6.0390816999340645E-2"/>
          <table:table-cell office:value-type="float" office:value="0.37418755803156917"/>
          <table:table-cell/>
          <table:table-cell office:value-type="float" office:value="2281"/>
          <table:table-cell office:value-type="float" office:value="962"/>
          <table:table-cell office:value-type="float" office:value="13051"/>
          <table:table-cell office:value-type="float" office:value="4992"/>
          <table:table-cell office:value-type="float" office:value="0.19557333812863395"/>
          <table:table-cell office:value-type="float" office:value="7.4806689444344543E-2"/>
          <table:table-cell office:value-type="float" office:value="0.38249942533139225"/>
          <table:table-cell office:value-type="string" office:string-value="Bexley"/>
          <table:table-cell/>
          <table:table-cell office:value-type="float" office:value="-4.426661871366061E-3"/>
          <table:table-cell office:value-type="float" office:value="295.39999999999998"/>
          <table:table-cell/>
          <table:table-cell office:value-type="float" office:value="3262.75"/>
          <table:table-cell/>
          <table:table-cell office:value-type="float" office:value="-5.7193310555655463E-2"/>
          <table:table-cell office:value-type="float" office:value="3816.6240000000003"/>
          <table:table-cell/>
          <table:table-cell office:value-type="float" office:value="1248"/>
          <table:table-cell table:number-columns-repeated="16339"/>
        </table:table-row>
        <table:table-row>
          <table:table-cell/>
          <table:table-cell office:value-type="string" office:string-value="Brent"/>
          <table:table-cell office:value-type="float" office:value="74066"/>
          <table:table-cell office:value-type="float" office:value="3247"/>
          <table:table-cell office:value-type="float" office:value="726"/>
          <table:table-cell office:value-type="float" office:value="3247"/>
          <table:table-cell office:value-type="float" office:value="726"/>
          <table:table-cell office:value-type="float" office:value="4.3839278481354466E-2"/>
          <table:table-cell office:value-type="float" office:value="9.8020684254583757E-3"/>
          <table:table-cell office:value-type="float" office:value="0.22359100708346166"/>
          <table:table-cell/>
          <table:table-cell office:value-type="float" office:value="2535"/>
          <table:table-cell office:value-type="float" office:value="1213"/>
          <table:table-cell office:value-type="float" office:value="5782"/>
          <table:table-cell office:value-type="float" office:value="1939"/>
          <table:table-cell office:value-type="float" office:value="7.8065509140496314E-2"/>
          <table:table-cell office:value-type="float" office:value="2.6179353549536901E-2"/>
          <table:table-cell office:value-type="float" office:value="0.33535108958837773"/>
          <table:table-cell/>
          <table:table-cell office:value-type="float" office:value="3389"/>
          <table:table-cell office:value-type="float" office:value="1477"/>
          <table:table-cell office:value-type="float" office:value="9171"/>
          <table:table-cell office:value-type="float" office:value="3416"/>
          <table:table-cell office:value-type="float" office:value="0.12382199659762914"/>
          <table:table-cell office:value-type="float" office:value="4.6121027191963926E-2"/>
          <table:table-cell office:value-type="float" office:value="0.37247846472576601"/>
          <table:table-cell/>
          <table:table-cell office:value-type="float" office:value="3156"/>
          <table:table-cell office:value-type="float" office:value="2919"/>
          <table:table-cell office:value-type="float" office:value="12327"/>
          <table:table-cell office:value-type="float" office:value="6335"/>
          <table:table-cell office:value-type="float" office:value="0.1664326411578862"/>
          <table:table-cell office:value-type="float" office:value="8.5531822968703583E-2"/>
          <table:table-cell office:value-type="float" office:value="0.51391254968767741"/>
          <table:table-cell office:value-type="string" office:string-value="Brent"/>
          <table:table-cell/>
          <table:table-cell office:value-type="float" office:value="-3.3567358842113815E-2"/>
          <table:table-cell office:value-type="float" office:value="2486.2000000000016"/>
          <table:table-cell/>
          <table:table-cell office:value-type="float" office:value="3081.75"/>
          <table:table-cell/>
          <table:table-cell office:value-type="float" office:value="-4.6468177031296423E-2"/>
          <table:table-cell office:value-type="float" office:value="3441.7120000000009"/>
          <table:table-cell/>
          <table:table-cell office:value-type="float" office:value="1583.75"/>
          <table:table-cell table:number-columns-repeated="16339"/>
        </table:table-row>
        <table:table-row>
          <table:table-cell/>
          <table:table-cell office:value-type="string" office:string-value="Bromley"/>
          <table:table-cell office:value-type="float" office:value="92080"/>
          <table:table-cell office:value-type="float" office:value="6975"/>
          <table:table-cell office:value-type="float" office:value="2075"/>
          <table:table-cell office:value-type="float" office:value="6975"/>
          <table:table-cell office:value-type="float" office:value="2075"/>
          <table:table-cell office:value-type="float" office:value="7.5749348392702004E-2"/>
          <table:table-cell office:value-type="float" office:value="2.253475238922676E-2"/>
          <table:table-cell office:value-type="float" office:value="0.29749103942652327"/>
          <table:table-cell/>
          <table:table-cell office:value-type="float" office:value="5041"/>
          <table:table-cell office:value-type="float" office:value="1894"/>
          <table:table-cell office:value-type="float" office:value="12016"/>
          <table:table-cell office:value-type="float" office:value="3969"/>
          <table:table-cell office:value-type="float" office:value="0.13049522154648133"/>
          <table:table-cell office:value-type="float" office:value="4.3103822762814943E-2"/>
          <table:table-cell office:value-type="float" office:value="0.33030958721704395"/>
          <table:table-cell/>
          <table:table-cell office:value-type="float" office:value="5780"/>
          <table:table-cell office:value-type="float" office:value="1963"/>
          <table:table-cell office:value-type="float" office:value="17796"/>
          <table:table-cell office:value-type="float" office:value="5932"/>
          <table:table-cell office:value-type="float" office:value="0.19326672458731539"/>
          <table:table-cell office:value-type="float" office:value="6.4422241529105126E-2"/>
          <table:table-cell office:value-type="float" office:value="0.33333333333333331"/>
          <table:table-cell/>
          <table:table-cell office:value-type="float" office:value="6071"/>
          <table:table-cell office:value-type="float" office:value="3096"/>
          <table:table-cell office:value-type="float" office:value="23867"/>
          <table:table-cell office:value-type="float" office:value="9028"/>
          <table:table-cell office:value-type="float" office:value="0.25919852302345786"/>
          <table:table-cell office:value-type="float" office:value="9.8045178105994793E-2"/>
          <table:table-cell office:value-type="float" office:value="0.37826287342355552"/>
          <table:table-cell office:value-type="string" office:string-value="Bromley"/>
          <table:table-cell/>
          <table:table-cell office:value-type="float" office:value="5.919852302345785E-2"/>
          <table:table-cell office:value-type="string" office:string-value="-"/>
          <table:table-cell/>
          <table:table-cell office:value-type="float" office:value="5966.75"/>
          <table:table-cell/>
          <table:table-cell office:value-type="float" office:value="-3.3954821894005213E-2"/>
          <table:table-cell office:value-type="float" office:value="3126.56"/>
          <table:table-cell/>
          <table:table-cell office:value-type="float" office:value="2257"/>
          <table:table-cell table:number-columns-repeated="16339"/>
        </table:table-row>
        <table:table-row>
          <table:table-cell/>
          <table:table-cell office:value-type="string" office:string-value="Camden"/>
          <table:table-cell office:value-type="float" office:value="50399"/>
          <table:table-cell office:value-type="float" office:value="2720"/>
          <table:table-cell office:value-type="float" office:value="924"/>
          <table:table-cell office:value-type="float" office:value="2720"/>
          <table:table-cell office:value-type="float" office:value="924"/>
          <table:table-cell office:value-type="float" office:value="5.3969324788190241E-2"/>
          <table:table-cell office:value-type="float" office:value="1.8333697097164627E-2"/>
          <table:table-cell office:value-type="float" office:value="0.33970588235294119"/>
          <table:table-cell/>
          <table:table-cell office:value-type="float" office:value="2530"/>
          <table:table-cell office:value-type="float" office:value="872"/>
          <table:table-cell office:value-type="float" office:value="5250"/>
          <table:table-cell office:value-type="float" office:value="1796"/>
          <table:table-cell office:value-type="float" office:value="0.10416873350661719"/>
          <table:table-cell office:value-type="float" office:value="3.5635627691025615E-2"/>
          <table:table-cell office:value-type="float" office:value="0.34209523809523812"/>
          <table:table-cell/>
          <table:table-cell office:value-type="float" office:value="2931"/>
          <table:table-cell office:value-type="float" office:value="837"/>
          <table:table-cell office:value-type="float" office:value="8181"/>
          <table:table-cell office:value-type="float" office:value="2633"/>
          <table:table-cell office:value-type="float" office:value="0.16232464929859719"/>
          <table:table-cell office:value-type="float" office:value="5.224310006150916E-2"/>
          <table:table-cell office:value-type="float" office:value="0.32184329544065515"/>
          <table:table-cell/>
          <table:table-cell office:value-type="float" office:value="1802"/>
          <table:table-cell office:value-type="float" office:value="1844"/>
          <table:table-cell office:value-type="float" office:value="9983"/>
          <table:table-cell office:value-type="float" office:value="4477"/>
          <table:table-cell office:value-type="float" office:value="0.19807932697077324"/>
          <table:table-cell office:value-type="float" office:value="8.8831127601738127E-2"/>
          <table:table-cell office:value-type="float" office:value="0.44846238605629568"/>
          <table:table-cell office:value-type="string" office:string-value="Camden"/>
          <table:table-cell/>
          <table:table-cell office:value-type="float" office:value="-1.9206730292267715E-3"/>
          <table:table-cell office:value-type="float" office:value="96.800000000000054"/>
          <table:table-cell/>
          <table:table-cell office:value-type="float" office:value="2495.75"/>
          <table:table-cell/>
          <table:table-cell office:value-type="float" office:value="-4.3168872398261879E-2"/>
          <table:table-cell office:value-type="float" office:value="2175.6680000000006"/>
          <table:table-cell/>
          <table:table-cell office:value-type="float" office:value="1119.25"/>
          <table:table-cell table:number-columns-repeated="16339"/>
        </table:table-row>
        <table:table-row>
          <table:table-cell/>
          <table:table-cell office:value-type="string" office:string-value="City of London"/>
          <table:table-cell office:value-type="float" office:value="2266"/>
          <table:table-cell office:value-type="float" office:value="72"/>
          <table:table-cell office:value-type="float" office:value="72"/>
          <table:table-cell office:value-type="float" office:value="72"/>
          <table:table-cell office:value-type="float" office:value="72"/>
          <table:table-cell office:value-type="float" office:value="3.1774051191526917E-2"/>
          <table:table-cell office:value-type="float" office:value="3.1774051191526917E-2"/>
          <table:table-cell office:value-type="float" office:value="1"/>
          <table:table-cell/>
          <table:table-cell office:value-type="float" office:value="12"/>
          <table:table-cell office:value-type="float" office:value="12"/>
          <table:table-cell office:value-type="float" office:value="84"/>
          <table:table-cell office:value-type="float" office:value="84"/>
          <table:table-cell office:value-type="float" office:value="3.7069726390114736E-2"/>
          <table:table-cell office:value-type="float" office:value="3.7069726390114736E-2"/>
          <table:table-cell office:value-type="float" office:value="1"/>
          <table:table-cell/>
          <table:table-cell office:value-type="float" office:value="34"/>
          <table:table-cell office:value-type="float" office:value="13"/>
          <table:table-cell office:value-type="float" office:value="118"/>
          <table:table-cell office:value-type="float" office:value="97"/>
          <table:table-cell office:value-type="float" office:value="5.2074139452780228E-2"/>
          <table:table-cell office:value-type="float" office:value="4.2806707855251543E-2"/>
          <table:table-cell office:value-type="float" office:value="0.82203389830508478"/>
          <table:table-cell/>
          <table:table-cell office:value-type="float" office:value="106"/>
          <table:table-cell office:value-type="float" office:value="36"/>
          <table:table-cell office:value-type="float" office:value="224"/>
          <table:table-cell office:value-type="float" office:value="133"/>
          <table:table-cell office:value-type="float" office:value="9.8852603706972644E-2"/>
          <table:table-cell office:value-type="float" office:value="5.8693733451015001E-2"/>
          <table:table-cell office:value-type="float" office:value="0.59375"/>
          <table:table-cell office:value-type="string" office:string-value="City of London"/>
          <table:table-cell/>
          <table:table-cell office:value-type="float" office:value="-0.10114739629302737"/>
          <table:table-cell office:value-type="float" office:value="229.20000000000002"/>
          <table:table-cell/>
          <table:table-cell office:value-type="float" office:value="56"/>
          <table:table-cell/>
          <table:table-cell office:value-type="float" office:value="-7.3306266548985005E-2"/>
          <table:table-cell office:value-type="float" office:value="166.11200000000002"/>
          <table:table-cell/>
          <table:table-cell office:value-type="float" office:value="33.25"/>
          <table:table-cell table:number-columns-repeated="16339"/>
        </table:table-row>
        <table:table-row>
          <table:table-cell/>
          <table:table-cell office:value-type="string" office:string-value="Croydon"/>
          <table:table-cell office:value-type="float" office:value="96923"/>
          <table:table-cell office:value-type="float" office:value="294"/>
          <table:table-cell office:value-type="float" office:value="1120"/>
          <table:table-cell office:value-type="float" office:value="294"/>
          <table:table-cell office:value-type="float" office:value="1120"/>
          <table:table-cell office:value-type="float" office:value="3.0333357407426515E-3"/>
          <table:table-cell office:value-type="float" office:value="1.1555564726638672E-2"/>
          <table:table-cell office:value-type="float" office:value="3.8095238095238093"/>
          <table:table-cell/>
          <table:table-cell office:value-type="float" office:value="82"/>
          <table:table-cell office:value-type="float" office:value="308"/>
          <table:table-cell office:value-type="float" office:value="376"/>
          <table:table-cell office:value-type="float" office:value="1428"/>
          <table:table-cell office:value-type="float" office:value="3.8793681582286969E-3"/>
          <table:table-cell office:value-type="float" office:value="1.4733345026464307E-2"/>
          <table:table-cell office:value-type="float" office:value="3.7978723404255321"/>
          <table:table-cell/>
          <table:table-cell office:value-type="float" office:value="103"/>
          <table:table-cell office:value-type="float" office:value="160"/>
          <table:table-cell office:value-type="float" office:value="479"/>
          <table:table-cell office:value-type="float" office:value="1588"/>
          <table:table-cell office:value-type="float" office:value="4.942067414339218E-3"/>
          <table:table-cell office:value-type="float" office:value="1.6384139987412689E-2"/>
          <table:table-cell office:value-type="float" office:value="3.315240083507307"/>
          <table:table-cell/>
          <table:table-cell office:value-type="float" office:value="327"/>
          <table:table-cell office:value-type="float" office:value="305"/>
          <table:table-cell office:value-type="float" office:value="806"/>
          <table:table-cell office:value-type="float" office:value="1893"/>
          <table:table-cell office:value-type="float" office:value="8.3158796157774724E-3"/>
          <table:table-cell office:value-type="float" office:value="1.953096788172054E-2"/>
          <table:table-cell office:value-type="float" office:value="2.3486352357320097"/>
          <table:table-cell office:value-type="string" office:string-value="Croydon"/>
          <table:table-cell/>
          <table:table-cell office:value-type="float" office:value="-0.19168412038422253"/>
          <table:table-cell office:value-type="float" office:value="18578.599999999999"/>
          <table:table-cell/>
          <table:table-cell office:value-type="float" office:value="201.5"/>
          <table:table-cell/>
          <table:table-cell office:value-type="float" office:value="-0.11246903211827947"/>
          <table:table-cell office:value-type="float" office:value="10900.836000000001"/>
          <table:table-cell/>
          <table:table-cell office:value-type="float" office:value="473.25"/>
          <table:table-cell table:number-columns-repeated="16339"/>
        </table:table-row>
        <table:table-row>
          <table:table-cell/>
          <table:table-cell office:value-type="string" office:string-value="Ealing"/>
          <table:table-cell office:value-type="float" office:value="78006"/>
          <table:table-cell office:value-type="float" office:value="4174"/>
          <table:table-cell office:value-type="float" office:value="2047"/>
          <table:table-cell office:value-type="float" office:value="4174"/>
          <table:table-cell office:value-type="float" office:value="2047"/>
          <table:table-cell office:value-type="float" office:value="5.3508704458631387E-2"/>
          <table:table-cell office:value-type="float" office:value="2.6241571161192728E-2"/>
          <table:table-cell office:value-type="float" office:value="0.49041686631528508"/>
          <table:table-cell/>
          <table:table-cell office:value-type="float" office:value="6068"/>
          <table:table-cell office:value-type="float" office:value="3719"/>
          <table:table-cell office:value-type="float" office:value="10242"/>
          <table:table-cell office:value-type="float" office:value="5766"/>
          <table:table-cell office:value-type="float" office:value="0.13129759249288517"/>
          <table:table-cell office:value-type="float" office:value="7.3917390969925389E-2"/>
          <table:table-cell office:value-type="float" office:value="0.56297598125366144"/>
          <table:table-cell/>
          <table:table-cell office:value-type="float" office:value="3948"/>
          <table:table-cell office:value-type="float" office:value="2679"/>
          <table:table-cell office:value-type="float" office:value="14190"/>
          <table:table-cell office:value-type="float" office:value="8445"/>
          <table:table-cell office:value-type="float" office:value="0.18190908391662181"/>
          <table:table-cell office:value-type="float" office:value="0.10826090300746097"/>
          <table:table-cell office:value-type="float" office:value="0.59513742071881603"/>
          <table:table-cell/>
          <table:table-cell office:value-type="float" office:value="3037"/>
          <table:table-cell office:value-type="float" office:value="4578"/>
          <table:table-cell office:value-type="float" office:value="17227"/>
          <table:table-cell office:value-type="float" office:value="13023"/>
          <table:table-cell office:value-type="float" office:value="0.22084198651385792"/>
          <table:table-cell office:value-type="float" office:value="0.1669486962541343"/>
          <table:table-cell office:value-type="float" office:value="0.75596447437162595"/>
          <table:table-cell office:value-type="string" office:string-value="Ealing"/>
          <table:table-cell/>
          <table:table-cell office:value-type="float" office:value="2.0841986513857907E-2"/>
          <table:table-cell office:value-type="string" office:string-value="-"/>
          <table:table-cell/>
          <table:table-cell office:value-type="float" office:value="4306.75"/>
          <table:table-cell/>
          <table:table-cell office:value-type="float" office:value="3.4948696254134298E-2"/>
          <table:table-cell office:value-type="string" office:string-value="-"/>
          <table:table-cell/>
          <table:table-cell office:value-type="float" office:value="3255.75"/>
          <table:table-cell table:number-columns-repeated="16339"/>
        </table:table-row>
        <table:table-row>
          <table:table-cell/>
          <table:table-cell office:value-type="string" office:string-value="Enfield"/>
          <table:table-cell office:value-type="float" office:value="80665"/>
          <table:table-cell office:value-type="float" office:value="4104"/>
          <table:table-cell office:value-type="float" office:value="1772"/>
          <table:table-cell office:value-type="float" office:value="4104"/>
          <table:table-cell office:value-type="float" office:value="1772"/>
          <table:table-cell office:value-type="float" office:value="5.0877084237277631E-2"/>
          <table:table-cell office:value-type="float" office:value="2.1967396020578938E-2"/>
          <table:table-cell office:value-type="float" office:value="0.4317738791423002"/>
          <table:table-cell/>
          <table:table-cell office:value-type="float" office:value="5513"/>
          <table:table-cell office:value-type="float" office:value="2186"/>
          <table:table-cell office:value-type="float" office:value="9617"/>
          <table:table-cell office:value-type="float" office:value="3958"/>
          <table:table-cell office:value-type="float" office:value="0.11922147151800656"/>
          <table:table-cell office:value-type="float" office:value="4.9067129486146409E-2"/>
          <table:table-cell office:value-type="float" office:value="0.41156285743995008"/>
          <table:table-cell/>
          <table:table-cell office:value-type="float" office:value="2147"/>
          <table:table-cell office:value-type="float" office:value="859"/>
          <table:table-cell office:value-type="float" office:value="11764"/>
          <table:table-cell office:value-type="float" office:value="4817"/>
          <table:table-cell office:value-type="float" office:value="0.1458377239199157"/>
          <table:table-cell office:value-type="float" office:value="5.97161098369801E-2"/>
          <table:table-cell office:value-type="float" office:value="0.40946956817409047"/>
          <table:table-cell/>
          <table:table-cell office:value-type="float" office:value="5582"/>
          <table:table-cell office:value-type="float" office:value="1238"/>
          <table:table-cell office:value-type="float" office:value="17346"/>
          <table:table-cell office:value-type="float" office:value="6055"/>
          <table:table-cell office:value-type="float" office:value="0.2150375007748094"/>
          <table:table-cell office:value-type="float" office:value="7.5063534370544846E-2"/>
          <table:table-cell office:value-type="float" office:value="0.34907183212267956"/>
          <table:table-cell office:value-type="string" office:string-value="Enfield"/>
          <table:table-cell/>
          <table:table-cell office:value-type="float" office:value="1.5037500774809393E-2"/>
          <table:table-cell office:value-type="string" office:string-value="-"/>
          <table:table-cell/>
          <table:table-cell office:value-type="float" office:value="4336.5"/>
          <table:table-cell/>
          <table:table-cell office:value-type="float" office:value="-5.693646562945516E-2"/>
          <table:table-cell office:value-type="float" office:value="4592.7800000000007"/>
          <table:table-cell/>
          <table:table-cell office:value-type="float" office:value="1513.75"/>
          <table:table-cell table:number-columns-repeated="16339"/>
        </table:table-row>
        <table:table-row>
          <table:table-cell/>
          <table:table-cell office:value-type="string" office:string-value="Greenwich"/>
          <table:table-cell office:value-type="float" office:value="60012"/>
          <table:table-cell office:value-type="float" office:value="5774"/>
          <table:table-cell office:value-type="float" office:value="2031"/>
          <table:table-cell office:value-type="float" office:value="5774"/>
          <table:table-cell office:value-type="float" office:value="2031"/>
          <table:table-cell office:value-type="float" office:value="9.6214090515230291E-2"/>
          <table:table-cell office:value-type="float" office:value="3.3843231353729256E-2"/>
          <table:table-cell office:value-type="float" office:value="0.35174922064426739"/>
          <table:table-cell/>
          <table:table-cell office:value-type="float" office:value="3887"/>
          <table:table-cell office:value-type="float" office:value="2133"/>
          <table:table-cell office:value-type="float" office:value="9661"/>
          <table:table-cell office:value-type="float" office:value="4164"/>
          <table:table-cell office:value-type="float" office:value="0.16098446977271214"/>
          <table:table-cell office:value-type="float" office:value="6.9386122775444911E-2"/>
          <table:table-cell office:value-type="float" office:value="0.43101128247593418"/>
          <table:table-cell/>
          <table:table-cell office:value-type="float" office:value="3165"/>
          <table:table-cell office:value-type="float" office:value="2180"/>
          <table:table-cell office:value-type="float" office:value="12826"/>
          <table:table-cell office:value-type="float" office:value="6344"/>
          <table:table-cell office:value-type="float" office:value="0.2137239218822902"/>
          <table:table-cell office:value-type="float" office:value="0.10571219089515431"/>
          <table:table-cell office:value-type="float" office:value="0.49462030251052552"/>
          <table:table-cell/>
          <table:table-cell office:value-type="float" office:value="962"/>
          <table:table-cell office:value-type="float" office:value="1183"/>
          <table:table-cell office:value-type="float" office:value="13788"/>
          <table:table-cell office:value-type="float" office:value="7527"/>
          <table:table-cell office:value-type="float" office:value="0.22975404919016196"/>
          <table:table-cell office:value-type="float" office:value="0.1254249150169966"/>
          <table:table-cell office:value-type="float" office:value="0.5459094865100087"/>
          <table:table-cell office:value-type="string" office:string-value="Greenwich"/>
          <table:table-cell/>
          <table:table-cell office:value-type="float" office:value="2.9754049190161946E-2"/>
          <table:table-cell office:value-type="string" office:string-value="-"/>
          <table:table-cell/>
          <table:table-cell office:value-type="float" office:value="3447"/>
          <table:table-cell/>
          <table:table-cell office:value-type="float" office:value="-6.5750849830034097E-3"/>
          <table:table-cell office:value-type="float" office:value="394.58400000000063"/>
          <table:table-cell/>
          <table:table-cell office:value-type="float" office:value="1881.75"/>
          <table:table-cell table:number-columns-repeated="16339"/>
        </table:table-row>
        <table:table-row>
          <table:table-cell/>
          <table:table-cell office:value-type="string" office:string-value="Hackney"/>
          <table:table-cell office:value-type="float" office:value="49106"/>
          <table:table-cell office:value-type="float" office:value="1701"/>
          <table:table-cell office:value-type="float" office:value="1231"/>
          <table:table-cell office:value-type="float" office:value="1701"/>
          <table:table-cell office:value-type="float" office:value="1231"/>
          <table:table-cell office:value-type="float" office:value="3.4639351606728305E-2"/>
          <table:table-cell office:value-type="float" office:value="2.5068219769478272E-2"/>
          <table:table-cell office:value-type="float" office:value="0.72369194591416819"/>
          <table:table-cell/>
          <table:table-cell office:value-type="float" office:value="5374"/>
          <table:table-cell office:value-type="float" office:value="1564"/>
          <table:table-cell office:value-type="float" office:value="7075"/>
          <table:table-cell office:value-type="float" office:value="2795"/>
          <table:table-cell office:value-type="float" office:value="0.14407608031605099"/>
          <table:table-cell office:value-type="float" office:value="5.6917688266199647E-2"/>
          <table:table-cell office:value-type="float" office:value="0.39505300353356892"/>
          <table:table-cell/>
          <table:table-cell office:value-type="float" office:value="3472"/>
          <table:table-cell office:value-type="float" office:value="1591"/>
          <table:table-cell office:value-type="float" office:value="10547"/>
          <table:table-cell office:value-type="float" office:value="4386"/>
          <table:table-cell office:value-type="float" office:value="0.21478027124994908"/>
          <table:table-cell office:value-type="float" office:value="8.9316987740805598E-2"/>
          <table:table-cell office:value-type="float" office:value="0.41585284915141746"/>
          <table:table-cell/>
          <table:table-cell office:value-type="float" office:value="2182"/>
          <table:table-cell office:value-type="float" office:value="1918"/>
          <table:table-cell office:value-type="float" office:value="12729"/>
          <table:table-cell office:value-type="float" office:value="6304"/>
          <table:table-cell office:value-type="float" office:value="0.25921475990713966"/>
          <table:table-cell office:value-type="float" office:value="0.12837535128090255"/>
          <table:table-cell office:value-type="float" office:value="0.49524707361143844"/>
          <table:table-cell office:value-type="string" office:string-value="Hackney"/>
          <table:table-cell/>
          <table:table-cell office:value-type="float" office:value="5.9214759907139647E-2"/>
          <table:table-cell office:value-type="string" office:string-value="-"/>
          <table:table-cell/>
          <table:table-cell office:value-type="float" office:value="3182.25"/>
          <table:table-cell/>
          <table:table-cell office:value-type="float" office:value="-3.6246487190974563E-3"/>
          <table:table-cell office:value-type="float" office:value="177.99199999999968"/>
          <table:table-cell/>
          <table:table-cell office:value-type="float" office:value="1576"/>
          <table:table-cell table:number-columns-repeated="16339"/>
        </table:table-row>
        <table:table-row>
          <table:table-cell/>
          <table:table-cell office:value-type="string" office:string-value="Hammersmith and Fulham"/>
          <table:table-cell office:value-type="float" office:value="39901"/>
          <table:table-cell office:value-type="float" office:value="493"/>
          <table:table-cell office:value-type="float" office:value="279"/>
          <table:table-cell office:value-type="float" office:value="493"/>
          <table:table-cell office:value-type="float" office:value="279"/>
          <table:table-cell office:value-type="float" office:value="1.235558006065011E-2"/>
          <table:table-cell office:value-type="float" office:value="6.9923059572441796E-3"/>
          <table:table-cell office:value-type="float" office:value="0.56592292089249496"/>
          <table:table-cell/>
          <table:table-cell office:value-type="float" office:value="4013"/>
          <table:table-cell office:value-type="float" office:value="661"/>
          <table:table-cell office:value-type="float" office:value="4506"/>
          <table:table-cell office:value-type="float" office:value="940"/>
          <table:table-cell office:value-type="float" office:value="0.11292950051377158"/>
          <table:table-cell office:value-type="float" office:value="2.3558306809353148E-2"/>
          <table:table-cell office:value-type="float" office:value="0.20861074123391035"/>
          <table:table-cell/>
          <table:table-cell office:value-type="float" office:value="2002"/>
          <table:table-cell office:value-type="float" office:value="804"/>
          <table:table-cell office:value-type="float" office:value="6508"/>
          <table:table-cell office:value-type="float" office:value="1744"/>
          <table:table-cell office:value-type="float" office:value="0.16310368161198968"/>
          <table:table-cell office:value-type="float" office:value="4.3708177739906269E-2"/>
          <table:table-cell office:value-type="float" office:value="0.26797787338660112"/>
          <table:table-cell/>
          <table:table-cell office:value-type="float" office:value="2087"/>
          <table:table-cell office:value-type="float" office:value="612"/>
          <table:table-cell office:value-type="float" office:value="8595"/>
          <table:table-cell office:value-type="float" office:value="2356"/>
          <table:table-cell office:value-type="float" office:value="0.21540813513445778"/>
          <table:table-cell office:value-type="float" office:value="5.9046139194506402E-2"/>
          <table:table-cell office:value-type="float" office:value="0.27411285631180921"/>
          <table:table-cell office:value-type="string" office:string-value="Hammersmith and Fulham"/>
          <table:table-cell/>
          <table:table-cell office:value-type="float" office:value="1.5408135134457768E-2"/>
          <table:table-cell office:value-type="string" office:string-value="-"/>
          <table:table-cell/>
          <table:table-cell office:value-type="float" office:value="2148.75"/>
          <table:table-cell/>
          <table:table-cell office:value-type="float" office:value="-7.2953860805493598E-2"/>
          <table:table-cell office:value-type="float" office:value="2910.9320000000002"/>
          <table:table-cell/>
          <table:table-cell office:value-type="float" office:value="589"/>
          <table:table-cell table:number-columns-repeated="16339"/>
        </table:table-row>
        <table:table-row>
          <table:table-cell/>
          <table:table-cell office:value-type="string" office:string-value="Haringey"/>
          <table:table-cell office:value-type="float" office:value="58928"/>
          <table:table-cell office:value-type="float" office:value="1357"/>
          <table:table-cell office:value-type="float" office:value="889"/>
          <table:table-cell office:value-type="float" office:value="1357"/>
          <table:table-cell office:value-type="float" office:value="889"/>
          <table:table-cell office:value-type="float" office:value="2.3028102090686939E-2"/>
          <table:table-cell office:value-type="float" office:value="1.5086206896551725E-2"/>
          <table:table-cell office:value-type="float" office:value="0.65512159174649964"/>
          <table:table-cell/>
          <table:table-cell office:value-type="float" office:value="1040"/>
          <table:table-cell office:value-type="float" office:value="886"/>
          <table:table-cell office:value-type="float" office:value="2397"/>
          <table:table-cell office:value-type="float" office:value="1775"/>
          <table:table-cell office:value-type="float" office:value="4.0676758077654085E-2"/>
          <table:table-cell office:value-type="float" office:value="3.0121504208525659E-2"/>
          <table:table-cell office:value-type="float" office:value="0.74050896954526491"/>
          <table:table-cell/>
          <table:table-cell office:value-type="float" office:value="6405"/>
          <table:table-cell office:value-type="float" office:value="1191"/>
          <table:table-cell office:value-type="float" office:value="8802"/>
          <table:table-cell office:value-type="float" office:value="2966"/>
          <table:table-cell office:value-type="float" office:value="0.1493687211512354"/>
          <table:table-cell office:value-type="float" office:value="5.0332609285908228E-2"/>
          <table:table-cell office:value-type="float" office:value="0.33696887071120202"/>
          <table:table-cell/>
          <table:table-cell office:value-type="float" office:value="2555"/>
          <table:table-cell office:value-type="float" office:value="2150"/>
          <table:table-cell office:value-type="float" office:value="11357"/>
          <table:table-cell office:value-type="float" office:value="5116"/>
          <table:table-cell office:value-type="float" office:value="0.19272671734998642"/>
          <table:table-cell office:value-type="float" office:value="8.6817811566657618E-2"/>
          <table:table-cell office:value-type="float" office:value="0.45047107510786299"/>
          <table:table-cell office:value-type="string" office:string-value="Haringey"/>
          <table:table-cell/>
          <table:table-cell office:value-type="float" office:value="-7.2732826500135905E-3"/>
          <table:table-cell office:value-type="float" office:value="428.60000000000088"/>
          <table:table-cell/>
          <table:table-cell office:value-type="float" office:value="2839.25"/>
          <table:table-cell/>
          <table:table-cell office:value-type="float" office:value="-4.5182188433342388E-2"/>
          <table:table-cell office:value-type="float" office:value="2662.4960000000001"/>
          <table:table-cell/>
          <table:table-cell office:value-type="float" office:value="1279"/>
          <table:table-cell table:number-columns-repeated="16339"/>
        </table:table-row>
        <table:table-row>
          <table:table-cell/>
          <table:table-cell office:value-type="string" office:string-value="Harrow"/>
          <table:table-cell office:value-type="float" office:value="63879"/>
          <table:table-cell office:value-type="float" office:value="2112"/>
          <table:table-cell office:value-type="float" office:value="1247"/>
          <table:table-cell office:value-type="float" office:value="2112"/>
          <table:table-cell office:value-type="float" office:value="1247"/>
          <table:table-cell office:value-type="float" office:value="3.3062508805710794E-2"/>
          <table:table-cell office:value-type="float" office:value="1.952128242458398E-2"/>
          <table:table-cell office:value-type="float" office:value="0.59043560606060608"/>
          <table:table-cell/>
          <table:table-cell office:value-type="float" office:value="1801"/>
          <table:table-cell office:value-type="float" office:value="992"/>
          <table:table-cell office:value-type="float" office:value="3913"/>
          <table:table-cell office:value-type="float" office:value="2239"/>
          <table:table-cell office:value-type="float" office:value="6.1256437953004901E-2"/>
          <table:table-cell office:value-type="float" office:value="3.5050642621205719E-2"/>
          <table:table-cell office:value-type="float" office:value="0.57219524661385124"/>
          <table:table-cell/>
          <table:table-cell office:value-type="float" office:value="1590"/>
          <table:table-cell office:value-type="float" office:value="995"/>
          <table:table-cell office:value-type="float" office:value="5503"/>
          <table:table-cell office:value-type="float" office:value="3234"/>
          <table:table-cell office:value-type="float" office:value="8.6147247139122404E-2"/>
          <table:table-cell office:value-type="float" office:value="5.0626966608744661E-2"/>
          <table:table-cell office:value-type="float" office:value="0.58767944757405055"/>
          <table:table-cell/>
          <table:table-cell office:value-type="float" office:value="2004"/>
          <table:table-cell office:value-type="float" office:value="1001"/>
          <table:table-cell office:value-type="float" office:value="7507"/>
          <table:table-cell office:value-type="float" office:value="4235"/>
          <table:table-cell office:value-type="float" office:value="0.1175190594718139"/>
          <table:table-cell office:value-type="float" office:value="6.6297218178117998E-2"/>
          <table:table-cell office:value-type="float" office:value="0.56414013587318501"/>
          <table:table-cell office:value-type="string" office:string-value="Harrow"/>
          <table:table-cell/>
          <table:table-cell office:value-type="float" office:value="-8.2480940528186109E-2"/>
          <table:table-cell office:value-type="float" office:value="5268.8"/>
          <table:table-cell/>
          <table:table-cell office:value-type="float" office:value="1876.75"/>
          <table:table-cell/>
          <table:table-cell office:value-type="float" office:value="-6.5702781821882009E-2"/>
          <table:table-cell office:value-type="float" office:value="4197.0280000000012"/>
          <table:table-cell/>
          <table:table-cell office:value-type="float" office:value="1058.75"/>
          <table:table-cell table:number-columns-repeated="16339"/>
        </table:table-row>
        <table:table-row>
          <table:table-cell/>
          <table:table-cell office:value-type="string" office:string-value="Havering"/>
          <table:table-cell office:value-type="float" office:value="70211"/>
          <table:table-cell office:value-type="float" office:value="1507"/>
          <table:table-cell office:value-type="float" office:value="1417"/>
          <table:table-cell office:value-type="float" office:value="1507"/>
          <table:table-cell office:value-type="float" office:value="1417"/>
          <table:table-cell office:value-type="float" office:value="2.1463873182264889E-2"/>
          <table:table-cell office:value-type="float" office:value="2.0182022759966386E-2"/>
          <table:table-cell office:value-type="float" office:value="0.94027869940278697"/>
          <table:table-cell/>
          <table:table-cell office:value-type="float" office:value="3965"/>
          <table:table-cell office:value-type="float" office:value="1366"/>
          <table:table-cell office:value-type="float" office:value="5472"/>
          <table:table-cell office:value-type="float" office:value="2783"/>
          <table:table-cell office:value-type="float" office:value="7.7936505675748821E-2"/>
          <table:table-cell office:value-type="float" office:value="3.9637663613963627E-2"/>
          <table:table-cell office:value-type="float" office:value="0.50858918128654973"/>
          <table:table-cell/>
          <table:table-cell office:value-type="float" office:value="5018"/>
          <table:table-cell office:value-type="float" office:value="1717"/>
          <table:table-cell office:value-type="float" office:value="10490"/>
          <table:table-cell office:value-type="float" office:value="4500"/>
          <table:table-cell office:value-type="float" office:value="0.1494067881101252"/>
          <table:table-cell office:value-type="float" office:value="6.4092521114925013E-2"/>
          <table:table-cell office:value-type="float" office:value="0.42897998093422307"/>
          <table:table-cell/>
          <table:table-cell office:value-type="float" office:value="3701"/>
          <table:table-cell office:value-type="float" office:value="1893"/>
          <table:table-cell office:value-type="float" office:value="14191"/>
          <table:table-cell office:value-type="float" office:value="6393"/>
          <table:table-cell office:value-type="float" office:value="0.20211932603153351"/>
          <table:table-cell office:value-type="float" office:value="9.105410833060347E-2"/>
          <table:table-cell office:value-type="float" office:value="0.45049679374251284"/>
          <table:table-cell office:value-type="string" office:string-value="Havering"/>
          <table:table-cell/>
          <table:table-cell office:value-type="float" office:value="2.1193260315335027E-3"/>
          <table:table-cell office:value-type="string" office:string-value="-"/>
          <table:table-cell/>
          <table:table-cell office:value-type="float" office:value="3547.75"/>
          <table:table-cell/>
          <table:table-cell office:value-type="float" office:value="-4.0945891669396536E-2"/>
          <table:table-cell office:value-type="float" office:value="2874.8520000000003"/>
          <table:table-cell/>
          <table:table-cell office:value-type="float" office:value="1598.25"/>
          <table:table-cell table:number-columns-repeated="16339"/>
        </table:table-row>
        <table:table-row>
          <table:table-cell/>
          <table:table-cell office:value-type="string" office:string-value="Hillingdon"/>
          <table:table-cell office:value-type="float" office:value="70403"/>
          <table:table-cell office:value-type="float" office:value="1179"/>
          <table:table-cell office:value-type="float" office:value="1342"/>
          <table:table-cell office:value-type="float" office:value="1179"/>
          <table:table-cell office:value-type="float" office:value="1342"/>
          <table:table-cell office:value-type="float" office:value="1.6746445463971707E-2"/>
          <table:table-cell office:value-type="float" office:value="1.9061687712171357E-2"/>
          <table:table-cell office:value-type="float" office:value="1.1382527565733673"/>
          <table:table-cell/>
          <table:table-cell office:value-type="float" office:value="1504"/>
          <table:table-cell office:value-type="float" office:value="1290"/>
          <table:table-cell office:value-type="float" office:value="2683"/>
          <table:table-cell office:value-type="float" office:value="2632"/>
          <table:table-cell office:value-type="float" office:value="3.8109171484169709E-2"/>
          <table:table-cell office:value-type="float" office:value="3.7384770535346508E-2"/>
          <table:table-cell office:value-type="float" office:value="0.98099142750652257"/>
          <table:table-cell/>
          <table:table-cell office:value-type="float" office:value="2148"/>
          <table:table-cell office:value-type="float" office:value="1108"/>
          <table:table-cell office:value-type="float" office:value="4831"/>
          <table:table-cell office:value-type="float" office:value="3740"/>
          <table:table-cell office:value-type="float" office:value="6.8619234975782276E-2"/>
          <table:table-cell office:value-type="float" office:value="5.3122736247034924E-2"/>
          <table:table-cell office:value-type="float" office:value="0.77416683916373419"/>
          <table:table-cell/>
          <table:table-cell office:value-type="float" office:value="3072"/>
          <table:table-cell office:value-type="float" office:value="1949"/>
          <table:table-cell office:value-type="float" office:value="7903"/>
          <table:table-cell office:value-type="float" office:value="5689"/>
          <table:table-cell office:value-type="float" office:value="0.11225373918725054"/>
          <table:table-cell office:value-type="float" office:value="8.0806215644219706E-2"/>
          <table:table-cell office:value-type="float" office:value="0.71985322029609011"/>
          <table:table-cell office:value-type="string" office:string-value="Hillingdon"/>
          <table:table-cell/>
          <table:table-cell office:value-type="float" office:value="-8.7746260812749471E-2"/>
          <table:table-cell office:value-type="float" office:value="6177.6000000000013"/>
          <table:table-cell/>
          <table:table-cell office:value-type="float" office:value="1975.75"/>
          <table:table-cell/>
          <table:table-cell office:value-type="float" office:value="-5.11937843557803E-2"/>
          <table:table-cell office:value-type="float" office:value="3604.1960000000004"/>
          <table:table-cell/>
          <table:table-cell office:value-type="float" office:value="1422.25"/>
          <table:table-cell table:number-columns-repeated="16339"/>
        </table:table-row>
        <table:table-row>
          <table:table-cell/>
          <table:table-cell office:value-type="string" office:string-value="Hounslow"/>
          <table:table-cell office:value-type="float" office:value="61153"/>
          <table:table-cell office:value-type="float" office:value="1335"/>
          <table:table-cell office:value-type="float" office:value="1214"/>
          <table:table-cell office:value-type="float" office:value="1335"/>
          <table:table-cell office:value-type="float" office:value="1214"/>
          <table:table-cell office:value-type="float" office:value="2.1830490736349812E-2"/>
          <table:table-cell office:value-type="float" office:value="1.9851847006688142E-2"/>
          <table:table-cell office:value-type="float" office:value="0.90936329588014986"/>
          <table:table-cell/>
          <table:table-cell office:value-type="float" office:value="2819"/>
          <table:table-cell office:value-type="float" office:value="1218"/>
          <table:table-cell office:value-type="float" office:value="4154"/>
          <table:table-cell office:value-type="float" office:value="2432"/>
          <table:table-cell office:value-type="float" office:value="6.7927983909211329E-2"/>
          <table:table-cell office:value-type="float" office:value="3.9769103723447746E-2"/>
          <table:table-cell office:value-type="float" office:value="0.58545979778526724"/>
          <table:table-cell/>
          <table:table-cell office:value-type="float" office:value="2821"/>
          <table:table-cell office:value-type="float" office:value="1046"/>
          <table:table-cell office:value-type="float" office:value="6975"/>
          <table:table-cell office:value-type="float" office:value="3478"/>
          <table:table-cell office:value-type="float" office:value="0.11405818193710857"/>
          <table:table-cell office:value-type="float" office:value="5.6873742907134567E-2"/>
          <table:table-cell office:value-type="float" office:value="0.4986379928315412"/>
          <table:table-cell/>
          <table:table-cell office:value-type="float" office:value="4088"/>
          <table:table-cell office:value-type="float" office:value="1715"/>
          <table:table-cell office:value-type="float" office:value="11063"/>
          <table:table-cell office:value-type="float" office:value="5193"/>
          <table:table-cell office:value-type="float" office:value="0.18090690563014081"/>
          <table:table-cell office:value-type="float" office:value="8.491815610027309E-2"/>
          <table:table-cell office:value-type="float" office:value="0.46940251288077373"/>
          <table:table-cell office:value-type="string" office:string-value="Hounslow"/>
          <table:table-cell/>
          <table:table-cell office:value-type="float" office:value="-1.9093094369859204E-2"/>
          <table:table-cell office:value-type="float" office:value="1167.5999999999999"/>
          <table:table-cell/>
          <table:table-cell office:value-type="float" office:value="2765.75"/>
          <table:table-cell/>
          <table:table-cell office:value-type="float" office:value="-4.7081843899726916E-2"/>
          <table:table-cell office:value-type="float" office:value="2879.1959999999999"/>
          <table:table-cell/>
          <table:table-cell office:value-type="float" office:value="1298.25"/>
          <table:table-cell table:number-columns-repeated="16339"/>
        </table:table-row>
        <table:table-row>
          <table:table-cell/>
          <table:table-cell office:value-type="string" office:string-value="Islington"/>
          <table:table-cell office:value-type="float" office:value="44687"/>
          <table:table-cell office:value-type="float" office:value="3429"/>
          <table:table-cell office:value-type="float" office:value="1840"/>
          <table:table-cell office:value-type="float" office:value="3429"/>
          <table:table-cell office:value-type="float" office:value="1840"/>
          <table:table-cell office:value-type="float" office:value="7.6733725692035709E-2"/>
          <table:table-cell office:value-type="float" office:value="4.1175285877324504E-2"/>
          <table:table-cell office:value-type="float" office:value="0.536599591717702"/>
          <table:table-cell/>
          <table:table-cell office:value-type="float" office:value="2603"/>
          <table:table-cell office:value-type="float" office:value="1818"/>
          <table:table-cell office:value-type="float" office:value="6032"/>
          <table:table-cell office:value-type="float" office:value="3658"/>
          <table:table-cell office:value-type="float" office:value="0.13498332848479425"/>
          <table:table-cell office:value-type="float" office:value="8.1858258553941868E-2"/>
          <table:table-cell office:value-type="float" office:value="0.60643236074270557"/>
          <table:table-cell/>
          <table:table-cell office:value-type="float" office:value="2567"/>
          <table:table-cell office:value-type="float" office:value="1153"/>
          <table:table-cell office:value-type="float" office:value="8599"/>
          <table:table-cell office:value-type="float" office:value="4811"/>
          <table:table-cell office:value-type="float" office:value="0.19242732785821379"/>
          <table:table-cell office:value-type="float" office:value="0.10765994584554792"/>
          <table:table-cell office:value-type="float" office:value="0.55948366089080126"/>
          <table:table-cell/>
          <table:table-cell office:value-type="float" office:value="3229"/>
          <table:table-cell office:value-type="float" office:value="2134"/>
          <table:table-cell office:value-type="float" office:value="11828"/>
          <table:table-cell office:value-type="float" office:value="6945"/>
          <table:table-cell office:value-type="float" office:value="0.26468547899836642"/>
          <table:table-cell office:value-type="float" office:value="0.15541432631414057"/>
          <table:table-cell office:value-type="float" office:value="0.58716604666892125"/>
          <table:table-cell office:value-type="string" office:string-value="Islington"/>
          <table:table-cell/>
          <table:table-cell office:value-type="float" office:value="6.4685478998366408E-2"/>
          <table:table-cell office:value-type="string" office:string-value="-"/>
          <table:table-cell/>
          <table:table-cell office:value-type="float" office:value="2957"/>
          <table:table-cell/>
          <table:table-cell office:value-type="float" office:value="2.341432631414056E-2"/>
          <table:table-cell office:value-type="string" office:string-value="-"/>
          <table:table-cell/>
          <table:table-cell office:value-type="float" office:value="1736.25"/>
          <table:table-cell table:number-columns-repeated="16339"/>
        </table:table-row>
        <table:table-row>
          <table:table-cell/>
          <table:table-cell office:value-type="string" office:string-value="Kensington and Chelsea"/>
          <table:table-cell office:value-type="float" office:value="42138"/>
          <table:table-cell office:value-type="float" office:value="2806"/>
          <table:table-cell office:value-type="float" office:value="978"/>
          <table:table-cell office:value-type="float" office:value="2806"/>
          <table:table-cell office:value-type="float" office:value="978"/>
          <table:table-cell office:value-type="float" office:value="6.6590725710759885E-2"/>
          <table:table-cell office:value-type="float" office:value="2.3209454649010395E-2"/>
          <table:table-cell office:value-type="float" office:value="0.34853884533143265"/>
          <table:table-cell/>
          <table:table-cell office:value-type="float" office:value="4335"/>
          <table:table-cell office:value-type="float" office:value="928"/>
          <table:table-cell office:value-type="float" office:value="7141"/>
          <table:table-cell office:value-type="float" office:value="1906"/>
          <table:table-cell office:value-type="float" office:value="0.16946698941572927"/>
          <table:table-cell office:value-type="float" office:value="4.523233186197731E-2"/>
          <table:table-cell office:value-type="float" office:value="0.26690939644307521"/>
          <table:table-cell/>
          <table:table-cell office:value-type="float" office:value="1443"/>
          <table:table-cell office:value-type="float" office:value="573"/>
          <table:table-cell office:value-type="float" office:value="8584"/>
          <table:table-cell office:value-type="float" office:value="2479"/>
          <table:table-cell office:value-type="float" office:value="0.20371161421994399"/>
          <table:table-cell office:value-type="float" office:value="5.8830509279035548E-2"/>
          <table:table-cell office:value-type="float" office:value="0.28879310344827586"/>
          <table:table-cell/>
          <table:table-cell office:value-type="float" office:value="980"/>
          <table:table-cell office:value-type="float" office:value="764"/>
          <table:table-cell office:value-type="float" office:value="9564"/>
          <table:table-cell office:value-type="float" office:value="3243"/>
          <table:table-cell office:value-type="float" office:value="0.22696853196639613"/>
          <table:table-cell office:value-type="float" office:value="7.6961412501779861E-2"/>
          <table:table-cell office:value-type="float" office:value="0.3390840652446675"/>
          <table:table-cell office:value-type="string" office:string-value="Kensington and Chelsea"/>
          <table:table-cell/>
          <table:table-cell office:value-type="float" office:value="2.696853196639612E-2"/>
          <table:table-cell office:value-type="string" office:string-value="-"/>
          <table:table-cell/>
          <table:table-cell office:value-type="float" office:value="2391"/>
          <table:table-cell/>
          <table:table-cell office:value-type="float" office:value="-5.5038587498220146E-2"/>
          <table:table-cell office:value-type="float" office:value="2319.2160000000003"/>
          <table:table-cell/>
          <table:table-cell office:value-type="float" office:value="810.75"/>
          <table:table-cell table:number-columns-repeated="16339"/>
        </table:table-row>
        <table:table-row>
          <table:table-cell/>
          <table:table-cell office:value-type="string" office:string-value="Kingston upon Thames"/>
          <table:table-cell office:value-type="float" office:value="41487"/>
          <table:table-cell office:value-type="float" office:value="2107"/>
          <table:table-cell office:value-type="float" office:value="1205"/>
          <table:table-cell office:value-type="float" office:value="2107"/>
          <table:table-cell office:value-type="float" office:value="1205"/>
          <table:table-cell office:value-type="float" office:value="5.0786993516041171E-2"/>
          <table:table-cell office:value-type="float" office:value="2.9045243088196303E-2"/>
          <table:table-cell office:value-type="float" office:value="0.57190317987660177"/>
          <table:table-cell/>
          <table:table-cell office:value-type="float" office:value="3043"/>
          <table:table-cell office:value-type="float" office:value="1760"/>
          <table:table-cell office:value-type="float" office:value="5150"/>
          <table:table-cell office:value-type="float" office:value="2965"/>
          <table:table-cell office:value-type="float" office:value="0.12413527128980162"/>
          <table:table-cell office:value-type="float" office:value="7.1468170752283844E-2"/>
          <table:table-cell office:value-type="float" office:value="0.57572815533980581"/>
          <table:table-cell/>
          <table:table-cell office:value-type="float" office:value="5467"/>
          <table:table-cell office:value-type="float" office:value="2539"/>
          <table:table-cell office:value-type="float" office:value="10617"/>
          <table:table-cell office:value-type="float" office:value="5504"/>
          <table:table-cell office:value-type="float" office:value="0.25591149034637356"/>
          <table:table-cell office:value-type="float" office:value="0.1326680646949647"/>
          <table:table-cell office:value-type="float" office:value="0.5184138645568428"/>
          <table:table-cell/>
          <table:table-cell office:value-type="float" office:value="7798"/>
          <table:table-cell office:value-type="float" office:value="2057"/>
          <table:table-cell office:value-type="float" office:value="18415"/>
          <table:table-cell office:value-type="float" office:value="7561"/>
          <table:table-cell office:value-type="float" office:value="0.4438739846216887"/>
          <table:table-cell office:value-type="float" office:value="0.18224986140236701"/>
          <table:table-cell office:value-type="float" office:value="0.41058919359218027"/>
          <table:table-cell office:value-type="string" office:string-value="Kingston upon Thames"/>
          <table:table-cell/>
          <table:table-cell office:value-type="float" office:value="0.24387398462168869"/>
          <table:table-cell office:value-type="string" office:string-value="-"/>
          <table:table-cell/>
          <table:table-cell office:value-type="float" office:value="4603.75"/>
          <table:table-cell/>
          <table:table-cell office:value-type="float" office:value="5.0249861402367008E-2"/>
          <table:table-cell office:value-type="string" office:string-value="-"/>
          <table:table-cell/>
          <table:table-cell office:value-type="float" office:value="1890.25"/>
          <table:table-cell table:number-columns-repeated="16339"/>
        </table:table-row>
        <table:table-row>
          <table:table-cell/>
          <table:table-cell office:value-type="string" office:string-value="Lambeth"/>
          <table:table-cell office:value-type="float" office:value="65181"/>
          <table:table-cell office:value-type="float" office:value="5870"/>
          <table:table-cell office:value-type="float" office:value="2013"/>
          <table:table-cell office:value-type="float" office:value="5870"/>
          <table:table-cell office:value-type="float" office:value="2013"/>
          <table:table-cell office:value-type="float" office:value="9.005691842714901E-2"/>
          <table:table-cell office:value-type="float" office:value="3.0883232843926911E-2"/>
          <table:table-cell office:value-type="float" office:value="0.34293015332197613"/>
          <table:table-cell/>
          <table:table-cell office:value-type="float" office:value="5955"/>
          <table:table-cell office:value-type="float" office:value="1728"/>
          <table:table-cell office:value-type="float" office:value="11825"/>
          <table:table-cell office:value-type="float" office:value="3741"/>
          <table:table-cell office:value-type="float" office:value="0.18141789785366902"/>
          <table:table-cell office:value-type="float" office:value="5.7394025866433468E-2"/>
          <table:table-cell office:value-type="float" office:value="0.31636363636363635"/>
          <table:table-cell/>
          <table:table-cell office:value-type="float" office:value="6555"/>
          <table:table-cell office:value-type="float" office:value="1880"/>
          <table:table-cell office:value-type="float" office:value="18380"/>
          <table:table-cell office:value-type="float" office:value="5621"/>
          <table:table-cell office:value-type="float" office:value="0.28198401374633714"/>
          <table:table-cell office:value-type="float" office:value="8.6236786793697548E-2"/>
          <table:table-cell office:value-type="float" office:value="0.30582154515778021"/>
          <table:table-cell/>
          <table:table-cell office:value-type="float" office:value="6494"/>
          <table:table-cell office:value-type="float" office:value="2448"/>
          <table:table-cell office:value-type="float" office:value="24874"/>
          <table:table-cell office:value-type="float" office:value="8069"/>
          <table:table-cell office:value-type="float" office:value="0.38161427409828019"/>
          <table:table-cell office:value-type="float" office:value="0.12379374357558184"/>
          <table:table-cell office:value-type="float" office:value="0.32439495055077588"/>
          <table:table-cell office:value-type="string" office:string-value="Lambeth"/>
          <table:table-cell/>
          <table:table-cell office:value-type="float" office:value="0.18161427409828018"/>
          <table:table-cell office:value-type="string" office:string-value="-"/>
          <table:table-cell/>
          <table:table-cell office:value-type="float" office:value="6218.5"/>
          <table:table-cell/>
          <table:table-cell office:value-type="float" office:value="-8.2062564244181624E-3"/>
          <table:table-cell office:value-type="float" office:value="534.89200000000028"/>
          <table:table-cell/>
          <table:table-cell office:value-type="float" office:value="2017.25"/>
          <table:table-cell table:number-columns-repeated="16339"/>
        </table:table-row>
        <table:table-row>
          <table:table-cell/>
          <table:table-cell office:value-type="string" office:string-value="Lewisham"/>
          <table:table-cell office:value-type="float" office:value="65622"/>
          <table:table-cell office:value-type="float" office:value="4180"/>
          <table:table-cell office:value-type="float" office:value="1771"/>
          <table:table-cell office:value-type="float" office:value="4180"/>
          <table:table-cell office:value-type="float" office:value="1771"/>
          <table:table-cell office:value-type="float" office:value="6.3698150010667157E-2"/>
          <table:table-cell office:value-type="float" office:value="2.6987900399256345E-2"/>
          <table:table-cell office:value-type="float" office:value="0.42368421052631577"/>
          <table:table-cell/>
          <table:table-cell office:value-type="float" office:value="4484"/>
          <table:table-cell office:value-type="float" office:value="1791"/>
          <table:table-cell office:value-type="float" office:value="8664"/>
          <table:table-cell office:value-type="float" office:value="3562"/>
          <table:table-cell office:value-type="float" office:value="0.13202889274938284"/>
          <table:table-cell office:value-type="float" office:value="5.4280576635884308E-2"/>
          <table:table-cell office:value-type="float" office:value="0.41112650046168053"/>
          <table:table-cell/>
          <table:table-cell office:value-type="float" office:value="3310"/>
          <table:table-cell office:value-type="float" office:value="1831"/>
          <table:table-cell office:value-type="float" office:value="11974"/>
          <table:table-cell office:value-type="float" office:value="5393"/>
          <table:table-cell office:value-type="float" office:value="0.18246929383438482"/>
          <table:table-cell office:value-type="float" office:value="8.2182804547255489E-2"/>
          <table:table-cell office:value-type="float" office:value="0.4503925171204276"/>
          <table:table-cell/>
          <table:table-cell office:value-type="float" office:value="6569"/>
          <table:table-cell office:value-type="float" office:value="1630"/>
          <table:table-cell office:value-type="float" office:value="18543"/>
          <table:table-cell office:value-type="float" office:value="7023"/>
          <table:table-cell office:value-type="float" office:value="0.28257291761909115"/>
          <table:table-cell office:value-type="float" office:value="0.10702203529304197"/>
          <table:table-cell office:value-type="float" office:value="0.37874130399611711"/>
          <table:table-cell office:value-type="string" office:string-value="Lewisham"/>
          <table:table-cell/>
          <table:table-cell office:value-type="float" office:value="8.2572917619091135E-2"/>
          <table:table-cell office:value-type="string" office:string-value="-"/>
          <table:table-cell/>
          <table:table-cell office:value-type="float" office:value="4635.75"/>
          <table:table-cell/>
          <table:table-cell office:value-type="float" office:value="-2.4977964706958039E-2"/>
          <table:table-cell office:value-type="float" office:value="1639.1040000000005"/>
          <table:table-cell/>
          <table:table-cell office:value-type="float" office:value="1755.75"/>
          <table:table-cell table:number-columns-repeated="16339"/>
        </table:table-row>
        <table:table-row>
          <table:table-cell/>
          <table:table-cell office:value-type="string" office:string-value="Merton"/>
          <table:table-cell office:value-type="float" office:value="49771"/>
          <table:table-cell office:value-type="float" office:value="2233"/>
          <table:table-cell office:value-type="float" office:value="1309"/>
          <table:table-cell office:value-type="float" office:value="2233"/>
          <table:table-cell office:value-type="float" office:value="1309"/>
          <table:table-cell office:value-type="float" office:value="4.4865483916336824E-2"/>
          <table:table-cell office:value-type="float" office:value="2.6300456088887102E-2"/>
          <table:table-cell office:value-type="float" office:value="0.58620689655172409"/>
          <table:table-cell/>
          <table:table-cell office:value-type="float" office:value="3426"/>
          <table:table-cell office:value-type="float" office:value="1579"/>
          <table:table-cell office:value-type="float" office:value="5659"/>
          <table:table-cell office:value-type="float" office:value="2888"/>
          <table:table-cell office:value-type="float" office:value="0.1137007494324004"/>
          <table:table-cell office:value-type="float" office:value="5.8025757971509516E-2"/>
          <table:table-cell office:value-type="float" office:value="0.51033751546209583"/>
          <table:table-cell/>
          <table:table-cell office:value-type="float" office:value="2976"/>
          <table:table-cell office:value-type="float" office:value="1801"/>
          <table:table-cell office:value-type="float" office:value="8635"/>
          <table:table-cell office:value-type="float" office:value="4689"/>
          <table:table-cell office:value-type="float" office:value="0.17349460529223845"/>
          <table:table-cell office:value-type="float" office:value="9.4211488617869849E-2"/>
          <table:table-cell office:value-type="float" office:value="0.54302258251302837"/>
          <table:table-cell/>
          <table:table-cell office:value-type="float" office:value="2887"/>
          <table:table-cell office:value-type="float" office:value="1978"/>
          <table:table-cell office:value-type="float" office:value="11522"/>
          <table:table-cell office:value-type="float" office:value="6667"/>
          <table:table-cell office:value-type="float" office:value="0.2315002712422897"/>
          <table:table-cell office:value-type="float" office:value="0.13395350706234554"/>
          <table:table-cell office:value-type="float" office:value="0.57863218191286236"/>
          <table:table-cell office:value-type="string" office:string-value="Merton"/>
          <table:table-cell/>
          <table:table-cell office:value-type="float" office:value="3.1500271242289685E-2"/>
          <table:table-cell office:value-type="string" office:string-value="-"/>
          <table:table-cell/>
          <table:table-cell office:value-type="float" office:value="2880.5"/>
          <table:table-cell/>
          <table:table-cell office:value-type="float" office:value="1.9535070623455386E-3"/>
          <table:table-cell office:value-type="string" office:string-value="-"/>
          <table:table-cell/>
          <table:table-cell office:value-type="float" office:value="1666.75"/>
          <table:table-cell table:number-columns-repeated="16339"/>
        </table:table-row>
        <table:table-row>
          <table:table-cell/>
          <table:table-cell office:value-type="string" office:string-value="Newham"/>
          <table:table-cell office:value-type="float" office:value="59455"/>
          <table:table-cell office:value-type="float" office:value="1720"/>
          <table:table-cell office:value-type="float" office:value="1376"/>
          <table:table-cell office:value-type="float" office:value="1720"/>
          <table:table-cell office:value-type="float" office:value="1376"/>
          <table:table-cell office:value-type="float" office:value="2.8929442435455387E-2"/>
          <table:table-cell office:value-type="float" office:value="2.3143553948364308E-2"/>
          <table:table-cell office:value-type="float" office:value="0.8"/>
          <table:table-cell/>
          <table:table-cell office:value-type="float" office:value="1521"/>
          <table:table-cell office:value-type="float" office:value="1217"/>
          <table:table-cell office:value-type="float" office:value="3241"/>
          <table:table-cell office:value-type="float" office:value="2593"/>
          <table:table-cell office:value-type="float" office:value="5.4511815658901688E-2"/>
          <table:table-cell office:value-type="float" office:value="4.3612816415776641E-2"/>
          <table:table-cell office:value-type="float" office:value="0.80006170934896637"/>
          <table:table-cell/>
          <table:table-cell office:value-type="float" office:value="3049"/>
          <table:table-cell office:value-type="float" office:value="1831"/>
          <table:table-cell office:value-type="float" office:value="6290"/>
          <table:table-cell office:value-type="float" office:value="4424"/>
          <table:table-cell office:value-type="float" office:value="0.10579429820872929"/>
          <table:table-cell office:value-type="float" office:value="7.4409217054915489E-2"/>
          <table:table-cell office:value-type="float" office:value="0.70333863275039743"/>
          <table:table-cell/>
          <table:table-cell office:value-type="float" office:value="4500"/>
          <table:table-cell office:value-type="float" office:value="3372"/>
          <table:table-cell office:value-type="float" office:value="10790"/>
          <table:table-cell office:value-type="float" office:value="7796"/>
          <table:table-cell office:value-type="float" office:value="0.18148179295265326"/>
          <table:table-cell office:value-type="float" office:value="0.13112437978302918"/>
          <table:table-cell office:value-type="float" office:value="0.72252085264133459"/>
          <table:table-cell office:value-type="string" office:string-value="Newham"/>
          <table:table-cell/>
          <table:table-cell office:value-type="float" office:value="-1.8518207047346746E-2"/>
          <table:table-cell office:value-type="float" office:value="1101.0000000000009"/>
          <table:table-cell/>
          <table:table-cell office:value-type="float" office:value="2697.5"/>
          <table:table-cell/>
          <table:table-cell office:value-type="float" office:value="-8.7562021697082382E-4"/>
          <table:table-cell office:value-type="float" office:value="52.060000000000329"/>
          <table:table-cell/>
          <table:table-cell office:value-type="float" office:value="1949"/>
          <table:table-cell table:number-columns-repeated="16339"/>
        </table:table-row>
        <table:table-row>
          <table:table-cell/>
          <table:table-cell office:value-type="string" office:string-value="Redbridge"/>
          <table:table-cell office:value-type="float" office:value="60407"/>
          <table:table-cell office:value-type="float" office:value="1574"/>
          <table:table-cell office:value-type="float" office:value="1203"/>
          <table:table-cell office:value-type="float" office:value="1574"/>
          <table:table-cell office:value-type="float" office:value="1203"/>
          <table:table-cell office:value-type="float" office:value="2.6056582846358867E-2"/>
          <table:table-cell office:value-type="float" office:value="1.9914910523614812E-2"/>
          <table:table-cell office:value-type="float" office:value="0.76429479034307501"/>
          <table:table-cell/>
          <table:table-cell office:value-type="float" office:value="1767"/>
          <table:table-cell office:value-type="float" office:value="1392"/>
          <table:table-cell office:value-type="float" office:value="3341"/>
          <table:table-cell office:value-type="float" office:value="2595"/>
          <table:table-cell office:value-type="float" office:value="5.5308159650371648E-2"/>
          <table:table-cell office:value-type="float" office:value="4.2958597513533203E-2"/>
          <table:table-cell office:value-type="float" office:value="0.77671355881472615"/>
          <table:table-cell/>
          <table:table-cell office:value-type="float" office:value="1918"/>
          <table:table-cell office:value-type="float" office:value="1659"/>
          <table:table-cell office:value-type="float" office:value="5259"/>
          <table:table-cell office:value-type="float" office:value="4254"/>
          <table:table-cell office:value-type="float" office:value="8.7059446752859773E-2"/>
          <table:table-cell office:value-type="float" office:value="7.0422302051086794E-2"/>
          <table:table-cell office:value-type="float" office:value="0.80889903023388476"/>
          <table:table-cell/>
          <table:table-cell office:value-type="float" office:value="2555"/>
          <table:table-cell office:value-type="float" office:value="1868"/>
          <table:table-cell office:value-type="float" office:value="7814"/>
          <table:table-cell office:value-type="float" office:value="6122"/>
          <table:table-cell office:value-type="float" office:value="0.12935586935288956"/>
          <table:table-cell office:value-type="float" office:value="0.10134587051169566"/>
          <table:table-cell office:value-type="float" office:value="0.78346557460967492"/>
          <table:table-cell office:value-type="string" office:string-value="Redbridge"/>
          <table:table-cell/>
          <table:table-cell office:value-type="float" office:value="-7.0644130647110448E-2"/>
          <table:table-cell office:value-type="float" office:value="4267.4000000000005"/>
          <table:table-cell/>
          <table:table-cell office:value-type="float" office:value="1953.5"/>
          <table:table-cell/>
          <table:table-cell office:value-type="float" office:value="-3.0654129488304344E-2"/>
          <table:table-cell office:value-type="float" office:value="1851.7240000000004"/>
          <table:table-cell/>
          <table:table-cell office:value-type="float" office:value="1530.5"/>
          <table:table-cell table:number-columns-repeated="16339"/>
        </table:table-row>
        <table:table-row>
          <table:table-cell/>
          <table:table-cell office:value-type="string" office:string-value="Richmond upon Thames"/>
          <table:table-cell office:value-type="float" office:value="46351"/>
          <table:table-cell office:value-type="float" office:value="2133"/>
          <table:table-cell office:value-type="float" office:value="1600"/>
          <table:table-cell office:value-type="float" office:value="2133"/>
          <table:table-cell office:value-type="float" office:value="1600"/>
          <table:table-cell office:value-type="float" office:value="4.6018424629457835E-2"/>
          <table:table-cell office:value-type="float" office:value="3.4519212098983842E-2"/>
          <table:table-cell office:value-type="float" office:value="0.75011720581340835"/>
          <table:table-cell/>
          <table:table-cell office:value-type="float" office:value="2277"/>
          <table:table-cell office:value-type="float" office:value="1213"/>
          <table:table-cell office:value-type="float" office:value="4410"/>
          <table:table-cell office:value-type="float" office:value="2813"/>
          <table:table-cell office:value-type="float" office:value="9.5143578347824206E-2"/>
          <table:table-cell office:value-type="float" office:value="6.0689089771525963E-2"/>
          <table:table-cell office:value-type="float" office:value="0.63786848072562363"/>
          <table:table-cell/>
          <table:table-cell office:value-type="float" office:value="4482"/>
          <table:table-cell office:value-type="float" office:value="1066"/>
          <table:table-cell office:value-type="float" office:value="8892"/>
          <table:table-cell office:value-type="float" office:value="3879"/>
          <table:table-cell office:value-type="float" office:value="0.1918405212401027"/>
          <table:table-cell office:value-type="float" office:value="8.3687514832473955E-2"/>
          <table:table-cell office:value-type="float" office:value="0.43623481781376516"/>
          <table:table-cell/>
          <table:table-cell office:value-type="float" office:value="2889"/>
          <table:table-cell office:value-type="float" office:value="1332"/>
          <table:table-cell office:value-type="float" office:value="11781"/>
          <table:table-cell office:value-type="float" office:value="5211"/>
          <table:table-cell office:value-type="float" office:value="0.2541692735863304"/>
          <table:table-cell office:value-type="float" office:value="0.11242475890487799"/>
          <table:table-cell office:value-type="float" office:value="0.44232238349885411"/>
          <table:table-cell office:value-type="string" office:string-value="Richmond upon Thames"/>
          <table:table-cell/>
          <table:table-cell office:value-type="float" office:value="5.4169273586330391E-2"/>
          <table:table-cell office:value-type="string" office:string-value="-"/>
          <table:table-cell/>
          <table:table-cell office:value-type="float" office:value="2945.25"/>
          <table:table-cell/>
          <table:table-cell office:value-type="float" office:value="-1.9575241095122015E-2"/>
          <table:table-cell office:value-type="float" office:value="907.33200000000045"/>
          <table:table-cell/>
          <table:table-cell office:value-type="float" office:value="1302.75"/>
          <table:table-cell table:number-columns-repeated="16339"/>
        </table:table-row>
        <table:table-row>
          <table:table-cell/>
          <table:table-cell office:value-type="string" office:string-value="Southwark"/>
          <table:table-cell office:value-type="float" office:value="64050"/>
          <table:table-cell office:value-type="float" office:value="3761"/>
          <table:table-cell office:value-type="float" office:value="1561"/>
          <table:table-cell office:value-type="float" office:value="3761"/>
          <table:table-cell office:value-type="float" office:value="1561"/>
          <table:table-cell office:value-type="float" office:value="5.8719750195160028E-2"/>
          <table:table-cell office:value-type="float" office:value="2.4371584699453552E-2"/>
          <table:table-cell office:value-type="float" office:value="0.41504918904546662"/>
          <table:table-cell/>
          <table:table-cell office:value-type="float" office:value="3795"/>
          <table:table-cell office:value-type="float" office:value="1982"/>
          <table:table-cell office:value-type="float" office:value="7556"/>
          <table:table-cell office:value-type="float" office:value="3543"/>
          <table:table-cell office:value-type="float" office:value="0.11797033567525371"/>
          <table:table-cell office:value-type="float" office:value="5.531615925058548E-2"/>
          <table:table-cell office:value-type="float" office:value="0.46889888830068821"/>
          <table:table-cell/>
          <table:table-cell office:value-type="float" office:value="8305"/>
          <table:table-cell office:value-type="float" office:value="1128"/>
          <table:table-cell office:value-type="float" office:value="15861"/>
          <table:table-cell office:value-type="float" office:value="4671"/>
          <table:table-cell office:value-type="float" office:value="0.24763466042154567"/>
          <table:table-cell office:value-type="float" office:value="7.2927400468384071E-2"/>
          <table:table-cell office:value-type="float" office:value="0.29449593342160013"/>
          <table:table-cell/>
          <table:table-cell office:value-type="float" office:value="5350"/>
          <table:table-cell office:value-type="float" office:value="2324"/>
          <table:table-cell office:value-type="float" office:value="21211"/>
          <table:table-cell office:value-type="float" office:value="6995"/>
          <table:table-cell office:value-type="float" office:value="0.33116315378610461"/>
          <table:table-cell office:value-type="float" office:value="0.10921155347384856"/>
          <table:table-cell office:value-type="float" office:value="0.32978171703361464"/>
          <table:table-cell office:value-type="string" office:string-value="Southwark"/>
          <table:table-cell/>
          <table:table-cell office:value-type="float" office:value="0.1311631537861046"/>
          <table:table-cell office:value-type="string" office:string-value="-"/>
          <table:table-cell/>
          <table:table-cell office:value-type="float" office:value="5302.75"/>
          <table:table-cell/>
          <table:table-cell office:value-type="float" office:value="-2.2788446526151446E-2"/>
          <table:table-cell office:value-type="float" office:value="1459.6000000000001"/>
          <table:table-cell/>
          <table:table-cell office:value-type="float" office:value="1748.75"/>
          <table:table-cell table:number-columns-repeated="16339"/>
        </table:table-row>
        <table:table-row>
          <table:table-cell/>
          <table:table-cell office:value-type="string" office:string-value="Sutton"/>
          <table:table-cell office:value-type="float" office:value="54025"/>
          <table:table-cell office:value-type="float" office:value="2784"/>
          <table:table-cell office:value-type="float" office:value="1048"/>
          <table:table-cell office:value-type="float" office:value="2784"/>
          <table:table-cell office:value-type="float" office:value="1048"/>
          <table:table-cell office:value-type="float" office:value="5.1531698287829705E-2"/>
          <table:table-cell office:value-type="float" office:value="1.93984266543267E-2"/>
          <table:table-cell office:value-type="float" office:value="0.37643678160919541"/>
          <table:table-cell/>
          <table:table-cell office:value-type="float" office:value="1845"/>
          <table:table-cell office:value-type="float" office:value="994"/>
          <table:table-cell office:value-type="float" office:value="4629"/>
          <table:table-cell office:value-type="float" office:value="2042"/>
          <table:table-cell office:value-type="float" office:value="8.5682554372975478E-2"/>
          <table:table-cell office:value-type="float" office:value="3.7797316057380841E-2"/>
          <table:table-cell office:value-type="float" office:value="0.44113199395117736"/>
          <table:table-cell/>
          <table:table-cell office:value-type="float" office:value="3267"/>
          <table:table-cell office:value-type="float" office:value="1141"/>
          <table:table-cell office:value-type="float" office:value="7896"/>
          <table:table-cell office:value-type="float" office:value="3183"/>
          <table:table-cell office:value-type="float" office:value="0.1461545580749653"/>
          <table:table-cell office:value-type="float" office:value="5.8917167977788058E-2"/>
          <table:table-cell office:value-type="float" office:value="0.40311550151975684"/>
          <table:table-cell/>
          <table:table-cell office:value-type="float" office:value="2921"/>
          <table:table-cell office:value-type="float" office:value="1212"/>
          <table:table-cell office:value-type="float" office:value="10817"/>
          <table:table-cell office:value-type="float" office:value="4395"/>
          <table:table-cell office:value-type="float" office:value="0.20022211938917167"/>
          <table:table-cell office:value-type="float" office:value="8.135122628412772E-2"/>
          <table:table-cell office:value-type="float" office:value="0.40630489045021723"/>
          <table:table-cell office:value-type="string" office:string-value="Sutton"/>
          <table:table-cell/>
          <table:table-cell office:value-type="float" office:value="2.2211938917165996E-4"/>
          <table:table-cell office:value-type="string" office:string-value="-"/>
          <table:table-cell/>
          <table:table-cell office:value-type="float" office:value="2704.25"/>
          <table:table-cell/>
          <table:table-cell office:value-type="float" office:value="-5.0648773715872286E-2"/>
          <table:table-cell office:value-type="float" office:value="2736.3"/>
          <table:table-cell/>
          <table:table-cell office:value-type="float" office:value="1098.75"/>
          <table:table-cell table:number-columns-repeated="16339"/>
        </table:table-row>
        <table:table-row>
          <table:table-cell/>
          <table:table-cell office:value-type="string" office:string-value="Tower Hamlets"/>
          <table:table-cell office:value-type="float" office:value="41665"/>
          <table:table-cell office:value-type="float" office:value="2346"/>
          <table:table-cell office:value-type="float" office:value="1437"/>
          <table:table-cell office:value-type="float" office:value="2346"/>
          <table:table-cell office:value-type="float" office:value="1437"/>
          <table:table-cell office:value-type="float" office:value="5.6306252250090005E-2"/>
          <table:table-cell office:value-type="float" office:value="3.4489379575183006E-2"/>
          <table:table-cell office:value-type="float" office:value="0.61253196930946296"/>
          <table:table-cell/>
          <table:table-cell office:value-type="float" office:value="2320"/>
          <table:table-cell office:value-type="float" office:value="1337"/>
          <table:table-cell office:value-type="float" office:value="4666"/>
          <table:table-cell office:value-type="float" office:value="2774"/>
          <table:table-cell office:value-type="float" office:value="0.11198847953918156"/>
          <table:table-cell office:value-type="float" office:value="6.6578663146525857E-2"/>
          <table:table-cell office:value-type="float" office:value="0.594513501928847"/>
          <table:table-cell/>
          <table:table-cell office:value-type="float" office:value="1158"/>
          <table:table-cell office:value-type="float" office:value="975"/>
          <table:table-cell office:value-type="float" office:value="5824"/>
          <table:table-cell office:value-type="float" office:value="3749"/>
          <table:table-cell office:value-type="float" office:value="0.13978159126365056"/>
          <table:table-cell office:value-type="float" office:value="8.9979599183967363E-2"/>
          <table:table-cell office:value-type="float" office:value="0.64371565934065933"/>
          <table:table-cell/>
          <table:table-cell office:value-type="float" office:value="1362"/>
          <table:table-cell office:value-type="float" office:value="1318"/>
          <table:table-cell office:value-type="float" office:value="7186"/>
          <table:table-cell office:value-type="float" office:value="5067"/>
          <table:table-cell office:value-type="float" office:value="0.17247089883595343"/>
          <table:table-cell office:value-type="float" office:value="0.12161286451458059"/>
          <table:table-cell office:value-type="float" office:value="0.70512106874478153"/>
          <table:table-cell office:value-type="string" office:string-value="Tower Hamlets"/>
          <table:table-cell/>
          <table:table-cell office:value-type="float" office:value="-2.7529101164046582E-2"/>
          <table:table-cell office:value-type="float" office:value="1147.0000000000009"/>
          <table:table-cell/>
          <table:table-cell office:value-type="float" office:value="1796.5"/>
          <table:table-cell/>
          <table:table-cell office:value-type="float" office:value="-1.0387135485419419E-2"/>
          <table:table-cell office:value-type="float" office:value="432.78000000000009"/>
          <table:table-cell/>
          <table:table-cell office:value-type="float" office:value="1266.75"/>
          <table:table-cell table:number-columns-repeated="16339"/>
        </table:table-row>
        <table:table-row>
          <table:table-cell/>
          <table:table-cell office:value-type="string" office:string-value="Waltham Forest"/>
          <table:table-cell office:value-type="float" office:value="60943"/>
          <table:table-cell office:value-type="float" office:value="1084"/>
          <table:table-cell office:value-type="float" office:value="738"/>
          <table:table-cell office:value-type="float" office:value="1084"/>
          <table:table-cell office:value-type="float" office:value="738"/>
          <table:table-cell office:value-type="float" office:value="1.7787112547790557E-2"/>
          <table:table-cell office:value-type="float" office:value="1.2109676254861099E-2"/>
          <table:table-cell office:value-type="float" office:value="0.68081180811808117"/>
          <table:table-cell/>
          <table:table-cell office:value-type="float" office:value="2310"/>
          <table:table-cell office:value-type="float" office:value="1116"/>
          <table:table-cell office:value-type="float" office:value="3394"/>
          <table:table-cell office:value-type="float" office:value="1854"/>
          <table:table-cell office:value-type="float" office:value="5.5691383752030588E-2"/>
          <table:table-cell office:value-type="float" office:value="3.0421869615870567E-2"/>
          <table:table-cell office:value-type="float" office:value="0.54625810253388329"/>
          <table:table-cell/>
          <table:table-cell office:value-type="float" office:value="3452"/>
          <table:table-cell office:value-type="float" office:value="2071"/>
          <table:table-cell office:value-type="float" office:value="6846"/>
          <table:table-cell office:value-type="float" office:value="3925"/>
          <table:table-cell office:value-type="float" office:value="0.11233447647802045"/>
          <table:table-cell office:value-type="float" office:value="6.4404443496381872E-2"/>
          <table:table-cell office:value-type="float" office:value="0.57332749050540466"/>
          <table:table-cell/>
          <table:table-cell office:value-type="float" office:value="1949"/>
          <table:table-cell office:value-type="float" office:value="1270"/>
          <table:table-cell office:value-type="float" office:value="8795"/>
          <table:table-cell office:value-type="float" office:value="5195"/>
          <table:table-cell office:value-type="float" office:value="0.14431517975813465"/>
          <table:table-cell office:value-type="float" office:value="8.5243588271007337E-2"/>
          <table:table-cell office:value-type="float" office:value="0.59067652075042643"/>
          <table:table-cell office:value-type="string" office:string-value="Waltham Forest"/>
          <table:table-cell/>
          <table:table-cell office:value-type="float" office:value="-5.5684820241865357E-2"/>
          <table:table-cell office:value-type="float" office:value="3393.6000000000004"/>
          <table:table-cell/>
          <table:table-cell office:value-type="float" office:value="2198.75"/>
          <table:table-cell/>
          <table:table-cell office:value-type="float" office:value="-4.675641172899267E-2"/>
          <table:table-cell office:value-type="float" office:value="2849.4760000000001"/>
          <table:table-cell/>
          <table:table-cell office:value-type="float" office:value="1298.75"/>
          <table:table-cell table:number-columns-repeated="16339"/>
        </table:table-row>
        <table:table-row>
          <table:table-cell/>
          <table:table-cell office:value-type="string" office:string-value="Wandsworth"/>
          <table:table-cell office:value-type="float" office:value="64128"/>
          <table:table-cell office:value-type="float" office:value="3203"/>
          <table:table-cell office:value-type="float" office:value="2419"/>
          <table:table-cell office:value-type="float" office:value="3203"/>
          <table:table-cell office:value-type="float" office:value="2419"/>
          <table:table-cell office:value-type="float" office:value="4.9946981037924151E-2"/>
          <table:table-cell office:value-type="float" office:value="3.7721432135728546E-2"/>
          <table:table-cell office:value-type="float" office:value="0.75522947236965343"/>
          <table:table-cell/>
          <table:table-cell office:value-type="float" office:value="2989"/>
          <table:table-cell office:value-type="float" office:value="2409"/>
          <table:table-cell office:value-type="float" office:value="6192"/>
          <table:table-cell office:value-type="float" office:value="4828"/>
          <table:table-cell office:value-type="float" office:value="9.6556886227544908E-2"/>
          <table:table-cell office:value-type="float" office:value="7.5286926147704589E-2"/>
          <table:table-cell office:value-type="float" office:value="0.77971576227390182"/>
          <table:table-cell/>
          <table:table-cell office:value-type="float" office:value="5250"/>
          <table:table-cell office:value-type="float" office:value="3067"/>
          <table:table-cell office:value-type="float" office:value="11442"/>
          <table:table-cell office:value-type="float" office:value="7895"/>
          <table:table-cell office:value-type="float" office:value="0.1784244011976048"/>
          <table:table-cell office:value-type="float" office:value="0.12311314870259481"/>
          <table:table-cell office:value-type="float" office:value="0.69000174794616331"/>
          <table:table-cell/>
          <table:table-cell office:value-type="float" office:value="3976"/>
          <table:table-cell office:value-type="float" office:value="3634"/>
          <table:table-cell office:value-type="float" office:value="15418"/>
          <table:table-cell office:value-type="float" office:value="11529"/>
          <table:table-cell office:value-type="float" office:value="0.24042539920159681"/>
          <table:table-cell office:value-type="float" office:value="0.1797810628742515"/>
          <table:table-cell office:value-type="float" office:value="0.74776235568815674"/>
          <table:table-cell office:value-type="string" office:string-value="Wandsworth"/>
          <table:table-cell/>
          <table:table-cell office:value-type="float" office:value="4.0425399201596796E-2"/>
          <table:table-cell office:value-type="string" office:string-value="-"/>
          <table:table-cell/>
          <table:table-cell office:value-type="float" office:value="3854.5"/>
          <table:table-cell/>
          <table:table-cell office:value-type="float" office:value="4.778106287425149E-2"/>
          <table:table-cell office:value-type="string" office:string-value="-"/>
          <table:table-cell/>
          <table:table-cell office:value-type="float" office:value="2882.25"/>
          <table:table-cell table:number-columns-repeated="16339"/>
        </table:table-row>
        <table:table-row>
          <table:table-cell/>
          <table:table-cell office:value-type="string" office:string-value="Westminster"/>
          <table:table-cell office:value-type="float" office:value="52589"/>
          <table:table-cell office:value-type="float" office:value="3971"/>
          <table:table-cell office:value-type="float" office:value="1479"/>
          <table:table-cell office:value-type="float" office:value="3971"/>
          <table:table-cell office:value-type="float" office:value="1479"/>
          <table:table-cell office:value-type="float" office:value="7.5510087660917685E-2"/>
          <table:table-cell office:value-type="float" office:value="2.812375211546141E-2"/>
          <table:table-cell office:value-type="float" office:value="0.37245026441702345"/>
          <table:table-cell/>
          <table:table-cell office:value-type="float" office:value="3921"/>
          <table:table-cell office:value-type="float" office:value="824"/>
          <table:table-cell office:value-type="float" office:value="7892"/>
          <table:table-cell office:value-type="float" office:value="2303"/>
          <table:table-cell office:value-type="float" office:value="0.15006940614957501"/>
          <table:table-cell office:value-type="float" office:value="4.379242807431212E-2"/>
          <table:table-cell office:value-type="float" office:value="0.29181449569183981"/>
          <table:table-cell/>
          <table:table-cell office:value-type="float" office:value="4996"/>
          <table:table-cell office:value-type="float" office:value="1167"/>
          <table:table-cell office:value-type="float" office:value="12888"/>
          <table:table-cell office:value-type="float" office:value="3470"/>
          <table:table-cell office:value-type="float" office:value="0.24507026184183003"/>
          <table:table-cell office:value-type="float" office:value="6.5983380554868895E-2"/>
          <table:table-cell office:value-type="float" office:value="0.26924270639354436"/>
          <table:table-cell/>
          <table:table-cell office:value-type="float" office:value="5688"/>
          <table:table-cell office:value-type="float" office:value="1802"/>
          <table:table-cell office:value-type="float" office:value="18576"/>
          <table:table-cell office:value-type="float" office:value="5272"/>
          <table:table-cell office:value-type="float" office:value="0.35322976287816843"/>
          <table:table-cell office:value-type="float" office:value="0.10024910152313221"/>
          <table:table-cell office:value-type="float" office:value="0.28380706287683033"/>
          <table:table-cell office:value-type="string" office:string-value="Westminster"/>
          <table:table-cell/>
          <table:table-cell office:value-type="float" office:value="0.15322976287816842"/>
          <table:table-cell office:value-type="string" office:string-value="-"/>
          <table:table-cell/>
          <table:table-cell office:value-type="float" office:value="4644"/>
          <table:table-cell/>
          <table:table-cell office:value-type="float" office:value="-3.1750898476867795E-2"/>
          <table:table-cell office:value-type="float" office:value="1669.7480000000005"/>
          <table:table-cell/>
          <table:table-cell office:value-type="float" office:value="1318"/>
          <table:table-cell table:number-columns-repeated="16339"/>
        </table:table-row>
        <table:table-row>
          <table:table-cell/>
          <table:table-cell office:value-type="string" office:string-value="LONDON"/>
          <table:table-cell office:value-type="float" office:value="1960451"/>
          <table:table-cell office:value-type="float" office:value="92429"/>
          <table:table-cell office:value-type="float" office:value="44050"/>
          <table:table-cell office:value-type="float" office:value="92429"/>
          <table:table-cell office:value-type="float" office:value="44050"/>
          <table:table-cell office:value-type="float" office:value="4.7146804485294458E-2"/>
          <table:table-cell office:value-type="float" office:value="2.2469319559631943E-2"/>
          <table:table-cell office:value-type="float" office:value="0.4765820251219855"/>
          <table:table-cell/>
          <table:table-cell office:value-type="float" office:value="104365"/>
          <table:table-cell office:value-type="float" office:value="46286"/>
          <table:table-cell office:value-type="float" office:value="196794"/>
          <table:table-cell office:value-type="float" office:value="90336"/>
          <table:table-cell office:value-type="float" office:value="0.10038200393684922"/>
          <table:table-cell office:value-type="float" office:value="4.6079193002018411E-2"/>
          <table:table-cell office:value-type="float" office:value="0.4590383853166255"/>
          <table:table-cell/>
          <table:table-cell office:value-type="float" office:value="110846"/>
          <table:table-cell office:value-type="float" office:value="46704"/>
          <table:table-cell office:value-type="float" office:value="307640"/>
          <table:table-cell office:value-type="float" office:value="137040"/>
          <table:table-cell office:value-type="float" office:value="0.15692307535357936"/>
          <table:table-cell office:value-type="float" office:value="6.9902282689034312E-2"/>
          <table:table-cell office:value-type="float" office:value="0.44545572747367052"/>
          <table:table-cell/>
          <table:table-cell office:value-type="float" office:value="106692"/>
          <table:table-cell office:value-type="float" office:value="59069"/>
          <table:table-cell office:value-type="float" office:value="414332"/>
          <table:table-cell office:value-type="float" office:value="196109"/>
          <table:table-cell office:value-type="float" office:value="0.21134524657846587"/>
          <table:table-cell office:value-type="float" office:value="0.10003259454074598"/>
          <table:table-cell office:value-type="float" office:value="0.47331367116225637"/>
          <table:table-cell office:value-type="string" office:string-value="LONDON"/>
          <table:table-cell/>
          <table:table-cell office:value-type="float" office:value="1.1345246578465862E-2"/>
          <table:table-cell office:value-type="string" office:string-value="-"/>
          <table:table-cell/>
          <table:table-cell office:value-type="float" office:value="103583"/>
          <table:table-cell/>
          <table:table-cell office:value-type="float" office:value="-3.1967405459254028E-2"/>
          <table:table-cell office:value-type="float" office:value="62670.532000000021"/>
          <table:table-cell/>
          <table:table-cell office:value-type="float" office:value="49027.25"/>
          <table:table-cell table:number-columns-repeated="16339"/>
        </table:table-row>
        <table:table-row>
          <table:table-cell/>
          <table:table-cell office:value-type="string" office:string-value="NATIONAL"/>
          <table:table-cell office:value-type="float" office:value="15308022"/>
          <table:table-cell office:value-type="float" office:value="630771"/>
          <table:table-cell office:value-type="float" office:value="305343"/>
          <table:table-cell office:value-type="float" office:value="630771"/>
          <table:table-cell office:value-type="float" office:value="305343"/>
          <table:table-cell office:value-type="float" office:value="4.1205258262628573E-2"/>
          <table:table-cell office:value-type="float" office:value="1.9946600547085705E-2"/>
          <table:table-cell office:value-type="float" office:value="0.4840790080710749"/>
          <table:table-cell/>
          <table:table-cell office:value-type="float" office:value="703843"/>
          <table:table-cell office:value-type="float" office:value="350265"/>
          <table:table-cell office:value-type="float" office:value="1334614"/>
          <table:table-cell office:value-type="float" office:value="655608"/>
          <table:table-cell office:value-type="float" office:value="8.7183961454980918E-2"/>
          <table:table-cell office:value-type="float" office:value="4.2827740906042598E-2"/>
          <table:table-cell office:value-type="float" office:value="0.49123416958011829"/>
          <table:table-cell/>
          <table:table-cell office:value-type="float" office:value="700702"/>
          <table:table-cell office:value-type="float" office:value="327018"/>
          <table:table-cell office:value-type="float" office:value="2035316"/>
          <table:table-cell office:value-type="float" office:value="982626"/>
          <table:table-cell office:value-type="float" office:value="0.13295747811180308"/>
          <table:table-cell office:value-type="float" office:value="6.4190265731261686E-2"/>
          <table:table-cell office:value-type="float" office:value="0.48278793071935761"/>
          <table:table-cell/>
          <table:table-cell office:value-type="float" office:value="789410"/>
          <table:table-cell office:value-type="float" office:value="400238"/>
          <table:table-cell office:value-type="float" office:value="2824726"/>
          <table:table-cell office:value-type="float" office:value="1382864"/>
          <table:table-cell office:value-type="float" office:value="0.18452586493539139"/>
          <table:table-cell office:value-type="float" office:value="9.0335903619683855E-2"/>
          <table:table-cell office:value-type="float" office:value="0.48955686321434361"/>
          <table:table-cell office:value-type="string" office:string-value="NATIONAL"/>
          <table:table-cell/>
          <table:table-cell office:value-type="float" office:value="-1.5474135064608624E-2"/>
          <table:table-cell office:value-type="float" office:value="236878.40000000023"/>
          <table:table-cell/>
          <table:table-cell office:value-type="float" office:value="706181.5"/>
          <table:table-cell/>
          <table:table-cell office:value-type="float" office:value="-4.1664096380316151E-2"/>
          <table:table-cell office:value-type="float" office:value="637794.90399999998"/>
          <table:table-cell/>
          <table:table-cell office:value-type="float" office:value="345716"/>
          <table:table-cell table:number-columns-repeated="16339"/>
        </table:table-row>
        <table:table-row table:number-rows-repeated="65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2931"/>
          <table:table-cell office:value-type="float" office:value="1459"/>
          <table:table-cell office:value-type="float" office:value="789"/>
          <table:table-cell office:value-type="float" office:value="1459"/>
          <table:table-cell office:value-type="float" office:value="789"/>
          <table:table-cell office:value-type="float" office:value="3.3984766252824303E-2"/>
          <table:table-cell office:value-type="float" office:value="1.8378328014721296E-2"/>
          <table:table-cell office:value-type="float" office:value="0.54078135709389996"/>
          <table:table-cell/>
          <table:table-cell office:value-type="float" office:value="2943"/>
          <table:table-cell office:value-type="float" office:value="1334"/>
          <table:table-cell office:value-type="float" office:value="4402"/>
          <table:table-cell office:value-type="float" office:value="2123"/>
          <table:table-cell office:value-type="float" office:value="0.10253662854347674"/>
          <table:table-cell office:value-type="float" office:value="4.9451445342526379E-2"/>
          <table:table-cell office:value-type="float" office:value="0.48228078146297138"/>
          <table:table-cell/>
          <table:table-cell office:value-type="float" office:value="2466"/>
          <table:table-cell office:value-type="float" office:value="1499"/>
          <table:table-cell office:value-type="float" office:value="6868"/>
          <table:table-cell office:value-type="float" office:value="3622"/>
          <table:table-cell office:value-type="float" office:value="0.15997763853625585"/>
          <table:table-cell office:value-type="float" office:value="8.4367939251356827E-2"/>
          <table:table-cell office:value-type="float" office:value="0.52737332556785088"/>
          <table:table-cell/>
          <table:table-cell office:value-type="float" office:value="2567"/>
          <table:table-cell office:value-type="float" office:value="1609"/>
          <table:table-cell office:value-type="float" office:value="9435"/>
          <table:table-cell office:value-type="float" office:value="5231"/>
          <table:table-cell office:value-type="float" office:value="0.21977126086045048"/>
          <table:table-cell office:value-type="float" office:value="0.12184668421420419"/>
          <table:table-cell office:value-type="float" office:value="0.55442501324854265"/>
          <table:table-cell office:value-type="string" office:string-value="Barking and Dagenham"/>
          <table:table-cell/>
          <table:table-cell office:value-type="float" office:value="1.9771260860450474E-2"/>
          <table:table-cell office:value-type="string" office:string-value="-"/>
          <table:table-cell/>
          <table:table-cell office:value-type="float" office:value="2358.75"/>
          <table:table-cell/>
          <table:table-cell office:value-type="float" office:value="-1.0153315785795813E-2"/>
          <table:table-cell office:value-type="float" office:value="435.89200000000005"/>
          <table:table-cell/>
          <table:table-cell office:value-type="float" office:value="1307.75"/>
          <table:table-cell table:number-columns-repeated="16339"/>
        </table:table-row>
        <table:table-row>
          <table:table-cell/>
          <table:table-cell office:value-type="string" office:string-value="Barnet"/>
          <table:table-cell office:value-type="float" office:value="93092"/>
          <table:table-cell office:value-type="float" office:value="5089"/>
          <table:table-cell office:value-type="float" office:value="2647"/>
          <table:table-cell office:value-type="float" office:value="5089"/>
          <table:table-cell office:value-type="float" office:value="2647"/>
          <table:table-cell office:value-type="float" office:value="5.4666351566192581E-2"/>
          <table:table-cell office:value-type="float" office:value="2.8434237098783999E-2"/>
          <table:table-cell office:value-type="float" office:value="0.52014148162703866"/>
          <table:table-cell/>
          <table:table-cell office:value-type="float" office:value="4002"/>
          <table:table-cell office:value-type="float" office:value="1926"/>
          <table:table-cell office:value-type="float" office:value="9091"/>
          <table:table-cell office:value-type="float" office:value="4573"/>
          <table:table-cell office:value-type="float" office:value="9.7656082155287247E-2"/>
          <table:table-cell office:value-type="float" office:value="4.9123447772096422E-2"/>
          <table:table-cell office:value-type="float" office:value="0.50302496975030253"/>
          <table:table-cell/>
          <table:table-cell office:value-type="float" office:value="4814"/>
          <table:table-cell office:value-type="float" office:value="2243"/>
          <table:table-cell office:value-type="float" office:value="13905"/>
          <table:table-cell office:value-type="float" office:value="6816"/>
          <table:table-cell office:value-type="float" office:value="0.14936836677695184"/>
          <table:table-cell office:value-type="float" office:value="7.3217891977828381E-2"/>
          <table:table-cell office:value-type="float" office:value="0.49018338727076594"/>
          <table:table-cell/>
          <table:table-cell office:value-type="float" office:value="2542"/>
          <table:table-cell office:value-type="float" office:value="1402"/>
          <table:table-cell office:value-type="float" office:value="16447"/>
          <table:table-cell office:value-type="float" office:value="8218"/>
          <table:table-cell office:value-type="float" office:value="0.17667468740600695"/>
          <table:table-cell office:value-type="float" office:value="8.8278262364112917E-2"/>
          <table:table-cell office:value-type="float" office:value="0.49966559250927223"/>
          <table:table-cell office:value-type="string" office:string-value="Barnet"/>
          <table:table-cell/>
          <table:table-cell office:value-type="float" office:value="-2.3325312593993064E-2"/>
          <table:table-cell office:value-type="float" office:value="2171.4000000000024"/>
          <table:table-cell/>
          <table:table-cell office:value-type="float" office:value="4111.75"/>
          <table:table-cell/>
          <table:table-cell office:value-type="float" office:value="-4.372173763588709E-2"/>
          <table:table-cell office:value-type="float" office:value="4070.1440000000011"/>
          <table:table-cell/>
          <table:table-cell office:value-type="float" office:value="2054.5"/>
          <table:table-cell table:number-columns-repeated="16339"/>
        </table:table-row>
        <table:table-row>
          <table:table-cell/>
          <table:table-cell office:value-type="string" office:string-value="Bexley"/>
          <table:table-cell office:value-type="float" office:value="67002"/>
          <table:table-cell office:value-type="float" office:value="1838"/>
          <table:table-cell office:value-type="float" office:value="545"/>
          <table:table-cell office:value-type="float" office:value="1838"/>
          <table:table-cell office:value-type="float" office:value="545"/>
          <table:table-cell office:value-type="float" office:value="2.743201695471777E-2"/>
          <table:table-cell office:value-type="float" office:value="8.1340855496850849E-3"/>
          <table:table-cell office:value-type="float" office:value="0.29651795429815014"/>
          <table:table-cell/>
          <table:table-cell office:value-type="float" office:value="3804"/>
          <table:table-cell office:value-type="float" office:value="966"/>
          <table:table-cell office:value-type="float" office:value="5642"/>
          <table:table-cell office:value-type="float" office:value="1511"/>
          <table:table-cell office:value-type="float" office:value="8.4206441598758244E-2"/>
          <table:table-cell office:value-type="float" office:value="2.2551565624906719E-2"/>
          <table:table-cell office:value-type="float" office:value="0.26781283232896136"/>
          <table:table-cell/>
          <table:table-cell office:value-type="float" office:value="4208"/>
          <table:table-cell office:value-type="float" office:value="1105"/>
          <table:table-cell office:value-type="float" office:value="9850"/>
          <table:table-cell office:value-type="float" office:value="2616"/>
          <table:table-cell office:value-type="float" office:value="0.14701053699889555"/>
          <table:table-cell office:value-type="float" office:value="3.90436106384884E-2"/>
          <table:table-cell office:value-type="float" office:value="0.26558375634517767"/>
          <table:table-cell/>
          <table:table-cell office:value-type="float" office:value="2407"/>
          <table:table-cell office:value-type="float" office:value="1194"/>
          <table:table-cell office:value-type="float" office:value="12257"/>
          <table:table-cell office:value-type="float" office:value="3810"/>
          <table:table-cell office:value-type="float" office:value="0.18293483776603683"/>
          <table:table-cell office:value-type="float" office:value="5.6863974209725082E-2"/>
          <table:table-cell office:value-type="float" office:value="0.31084278371542789"/>
          <table:table-cell office:value-type="string" office:string-value="Bexley"/>
          <table:table-cell/>
          <table:table-cell office:value-type="float" office:value="-1.7065162233963177E-2"/>
          <table:table-cell office:value-type="float" office:value="1143.4000000000008"/>
          <table:table-cell/>
          <table:table-cell office:value-type="float" office:value="3064.25"/>
          <table:table-cell/>
          <table:table-cell office:value-type="float" office:value="-7.5136025790274924E-2"/>
          <table:table-cell office:value-type="float" office:value="5034.2640000000001"/>
          <table:table-cell/>
          <table:table-cell office:value-type="float" office:value="952.5"/>
          <table:table-cell table:number-columns-repeated="16339"/>
        </table:table-row>
        <table:table-row>
          <table:table-cell/>
          <table:table-cell office:value-type="string" office:string-value="Brent"/>
          <table:table-cell office:value-type="float" office:value="75355"/>
          <table:table-cell office:value-type="float" office:value="3031"/>
          <table:table-cell office:value-type="float" office:value="1552"/>
          <table:table-cell office:value-type="float" office:value="3031"/>
          <table:table-cell office:value-type="float" office:value="1552"/>
          <table:table-cell office:value-type="float" office:value="4.0222944728286116E-2"/>
          <table:table-cell office:value-type="float" office:value="2.0595846327383718E-2"/>
          <table:table-cell office:value-type="float" office:value="0.51204223028703399"/>
          <table:table-cell/>
          <table:table-cell office:value-type="float" office:value="5319"/>
          <table:table-cell office:value-type="float" office:value="2312"/>
          <table:table-cell office:value-type="float" office:value="8350"/>
          <table:table-cell office:value-type="float" office:value="3864"/>
          <table:table-cell office:value-type="float" office:value="0.1108088381660142"/>
          <table:table-cell office:value-type="float" office:value="5.1277287505805853E-2"/>
          <table:table-cell office:value-type="float" office:value="0.46275449101796406"/>
          <table:table-cell/>
          <table:table-cell office:value-type="float" office:value="3103"/>
          <table:table-cell office:value-type="float" office:value="2162"/>
          <table:table-cell office:value-type="float" office:value="11453"/>
          <table:table-cell office:value-type="float" office:value="6026"/>
          <table:table-cell office:value-type="float" office:value="0.1519872603012408"/>
          <table:table-cell office:value-type="float" office:value="7.9968150753101985E-2"/>
          <table:table-cell office:value-type="float" office:value="0.52615035361913909"/>
          <table:table-cell/>
          <table:table-cell office:value-type="float" office:value="5371"/>
          <table:table-cell office:value-type="float" office:value="3398"/>
          <table:table-cell office:value-type="float" office:value="16824"/>
          <table:table-cell office:value-type="float" office:value="9424"/>
          <table:table-cell office:value-type="float" office:value="0.22326322075509256"/>
          <table:table-cell office:value-type="float" office:value="0.12506137615287638"/>
          <table:table-cell office:value-type="float" office:value="0.56015216357584408"/>
          <table:table-cell office:value-type="string" office:string-value="Brent"/>
          <table:table-cell/>
          <table:table-cell office:value-type="float" office:value="2.3263220755092545E-2"/>
          <table:table-cell office:value-type="string" office:string-value="-"/>
          <table:table-cell/>
          <table:table-cell office:value-type="float" office:value="4206"/>
          <table:table-cell/>
          <table:table-cell office:value-type="float" office:value="-6.9386238471236261E-3"/>
          <table:table-cell office:value-type="float" office:value="522.86000000000081"/>
          <table:table-cell/>
          <table:table-cell office:value-type="float" office:value="2356"/>
          <table:table-cell table:number-columns-repeated="16339"/>
        </table:table-row>
        <table:table-row>
          <table:table-cell/>
          <table:table-cell office:value-type="string" office:string-value="Bromley"/>
          <table:table-cell office:value-type="float" office:value="93215"/>
          <table:table-cell office:value-type="float" office:value="6500"/>
          <table:table-cell office:value-type="float" office:value="1936"/>
          <table:table-cell office:value-type="float" office:value="6500"/>
          <table:table-cell office:value-type="float" office:value="1936"/>
          <table:table-cell office:value-type="float" office:value="6.9731266427077193E-2"/>
          <table:table-cell office:value-type="float" office:value="2.0769189508126375E-2"/>
          <table:table-cell office:value-type="float" office:value="0.29784615384615387"/>
          <table:table-cell/>
          <table:table-cell office:value-type="float" office:value="3761"/>
          <table:table-cell office:value-type="float" office:value="1987"/>
          <table:table-cell office:value-type="float" office:value="10261"/>
          <table:table-cell office:value-type="float" office:value="3923"/>
          <table:table-cell office:value-type="float" office:value="0.11007884997049831"/>
          <table:table-cell office:value-type="float" office:value="4.2085501260526736E-2"/>
          <table:table-cell office:value-type="float" office:value="0.3823214111685021"/>
          <table:table-cell/>
          <table:table-cell office:value-type="float" office:value="3261"/>
          <table:table-cell office:value-type="float" office:value="1867"/>
          <table:table-cell office:value-type="float" office:value="13522"/>
          <table:table-cell office:value-type="float" office:value="5790"/>
          <table:table-cell office:value-type="float" office:value="0.14506248994260582"/>
          <table:table-cell office:value-type="float" office:value="6.2114466555811834E-2"/>
          <table:table-cell office:value-type="float" office:value="0.42819109599171717"/>
          <table:table-cell/>
          <table:table-cell office:value-type="float" office:value="7878"/>
          <table:table-cell office:value-type="float" office:value="2743"/>
          <table:table-cell office:value-type="float" office:value="21400"/>
          <table:table-cell office:value-type="float" office:value="8533"/>
          <table:table-cell office:value-type="float" office:value="0.22957678485222335"/>
          <table:table-cell office:value-type="float" office:value="9.1541060988038409E-2"/>
          <table:table-cell office:value-type="float" office:value="0.39873831775700935"/>
          <table:table-cell office:value-type="string" office:string-value="Bromley"/>
          <table:table-cell/>
          <table:table-cell office:value-type="float" office:value="2.9576784852223342E-2"/>
          <table:table-cell office:value-type="string" office:string-value="-"/>
          <table:table-cell/>
          <table:table-cell office:value-type="float" office:value="5350"/>
          <table:table-cell/>
          <table:table-cell office:value-type="float" office:value="-4.0458939011961598E-2"/>
          <table:table-cell office:value-type="float" office:value="3771.38"/>
          <table:table-cell/>
          <table:table-cell office:value-type="float" office:value="2133.25"/>
          <table:table-cell table:number-columns-repeated="16339"/>
        </table:table-row>
        <table:table-row>
          <table:table-cell/>
          <table:table-cell office:value-type="string" office:string-value="Camden"/>
          <table:table-cell office:value-type="float" office:value="51731"/>
          <table:table-cell office:value-type="float" office:value="2952"/>
          <table:table-cell office:value-type="float" office:value="1147"/>
          <table:table-cell office:value-type="float" office:value="2952"/>
          <table:table-cell office:value-type="float" office:value="1147"/>
          <table:table-cell office:value-type="float" office:value="5.7064429452359323E-2"/>
          <table:table-cell office:value-type="float" office:value="2.2172391796021727E-2"/>
          <table:table-cell office:value-type="float" office:value="0.38855013550135503"/>
          <table:table-cell/>
          <table:table-cell office:value-type="float" office:value="4774"/>
          <table:table-cell office:value-type="float" office:value="2511"/>
          <table:table-cell office:value-type="float" office:value="7726"/>
          <table:table-cell office:value-type="float" office:value="3658"/>
          <table:table-cell office:value-type="float" office:value="0.14934951963039569"/>
          <table:table-cell office:value-type="float" office:value="7.0711952214339568E-2"/>
          <table:table-cell office:value-type="float" office:value="0.47346621796531191"/>
          <table:table-cell/>
          <table:table-cell office:value-type="float" office:value="2631"/>
          <table:table-cell office:value-type="float" office:value="1560"/>
          <table:table-cell office:value-type="float" office:value="10357"/>
          <table:table-cell office:value-type="float" office:value="5218"/>
          <table:table-cell office:value-type="float" office:value="0.20020877230287448"/>
          <table:table-cell office:value-type="float" office:value="0.10086795151843189"/>
          <table:table-cell office:value-type="float" office:value="0.50381384570821663"/>
          <table:table-cell/>
          <table:table-cell office:value-type="float" office:value="3537"/>
          <table:table-cell office:value-type="float" office:value="1601"/>
          <table:table-cell office:value-type="float" office:value="13894"/>
          <table:table-cell office:value-type="float" office:value="6819"/>
          <table:table-cell office:value-type="float" office:value="0.26858170149426841"/>
          <table:table-cell office:value-type="float" office:value="0.13181651234269587"/>
          <table:table-cell office:value-type="float" office:value="0.49078739024039153"/>
          <table:table-cell office:value-type="string" office:string-value="Camden"/>
          <table:table-cell/>
          <table:table-cell office:value-type="float" office:value="6.8581701494268399E-2"/>
          <table:table-cell office:value-type="string" office:string-value="-"/>
          <table:table-cell/>
          <table:table-cell office:value-type="float" office:value="3473.5"/>
          <table:table-cell/>
          <table:table-cell office:value-type="float" office:value="-1.8348765730413774E-4"/>
          <table:table-cell office:value-type="float" office:value="9.492000000000349"/>
          <table:table-cell/>
          <table:table-cell office:value-type="float" office:value="1704.75"/>
          <table:table-cell table:number-columns-repeated="16339"/>
        </table:table-row>
        <table:table-row>
          <table:table-cell/>
          <table:table-cell office:value-type="string" office:string-value="City of London"/>
          <table:table-cell office:value-type="float" office:value="2334"/>
          <table:table-cell office:value-type="float" office:value="46"/>
          <table:table-cell office:value-type="float" office:value="45"/>
          <table:table-cell office:value-type="float" office:value="46"/>
          <table:table-cell office:value-type="float" office:value="45"/>
          <table:table-cell office:value-type="float" office:value="1.970865467009426E-2"/>
          <table:table-cell office:value-type="float" office:value="1.9280205655526992E-2"/>
          <table:table-cell office:value-type="float" office:value="0.97826086956521741"/>
          <table:table-cell/>
          <table:table-cell office:value-type="float" office:value="116"/>
          <table:table-cell office:value-type="float" office:value="91"/>
          <table:table-cell office:value-type="float" office:value="162"/>
          <table:table-cell office:value-type="float" office:value="136"/>
          <table:table-cell office:value-type="float" office:value="6.9408740359897178E-2"/>
          <table:table-cell office:value-type="float" office:value="5.8269065981148241E-2"/>
          <table:table-cell office:value-type="float" office:value="0.83950617283950613"/>
          <table:table-cell/>
          <table:table-cell office:value-type="float" office:value="87"/>
          <table:table-cell office:value-type="float" office:value="54"/>
          <table:table-cell office:value-type="float" office:value="249"/>
          <table:table-cell office:value-type="float" office:value="190"/>
          <table:table-cell office:value-type="float" office:value="0.10668380462724936"/>
          <table:table-cell office:value-type="float" office:value="8.1405312767780638E-2"/>
          <table:table-cell office:value-type="float" office:value="0.76305220883534142"/>
          <table:table-cell/>
          <table:table-cell office:value-type="float" office:value="52"/>
          <table:table-cell office:value-type="float" office:value="46"/>
          <table:table-cell office:value-type="float" office:value="301"/>
          <table:table-cell office:value-type="float" office:value="236"/>
          <table:table-cell office:value-type="float" office:value="0.1289631533847472"/>
          <table:table-cell office:value-type="float" office:value="0.10111396743787489"/>
          <table:table-cell office:value-type="float" office:value="0.78405315614617943"/>
          <table:table-cell office:value-type="string" office:string-value="City of London"/>
          <table:table-cell/>
          <table:table-cell office:value-type="float" office:value="-7.1036846615252808E-2"/>
          <table:table-cell office:value-type="float" office:value="165.80000000000004"/>
          <table:table-cell/>
          <table:table-cell office:value-type="float" office:value="75.25"/>
          <table:table-cell/>
          <table:table-cell office:value-type="float" office:value="-3.0886032562125118E-2"/>
          <table:table-cell office:value-type="float" office:value="72.088000000000022"/>
          <table:table-cell/>
          <table:table-cell office:value-type="float" office:value="59"/>
          <table:table-cell table:number-columns-repeated="16339"/>
        </table:table-row>
        <table:table-row>
          <table:table-cell/>
          <table:table-cell office:value-type="string" office:string-value="Croydon"/>
          <table:table-cell office:value-type="float" office:value="98585"/>
          <table:table-cell office:value-type="float" office:value="2452"/>
          <table:table-cell office:value-type="float" office:value="720"/>
          <table:table-cell office:value-type="float" office:value="2452"/>
          <table:table-cell office:value-type="float" office:value="720"/>
          <table:table-cell office:value-type="float" office:value="2.4871937921590506E-2"/>
          <table:table-cell office:value-type="float" office:value="7.303342293452351E-3"/>
          <table:table-cell office:value-type="float" office:value="0.29363784665579118"/>
          <table:table-cell/>
          <table:table-cell office:value-type="float" office:value="3428"/>
          <table:table-cell office:value-type="float" office:value="1616"/>
          <table:table-cell office:value-type="float" office:value="5880"/>
          <table:table-cell office:value-type="float" office:value="2336"/>
          <table:table-cell office:value-type="float" office:value="5.9643962063194195E-2"/>
          <table:table-cell office:value-type="float" office:value="2.3695288329867628E-2"/>
          <table:table-cell office:value-type="float" office:value="0.39727891156462586"/>
          <table:table-cell/>
          <table:table-cell office:value-type="float" office:value="966"/>
          <table:table-cell office:value-type="float" office:value="1269"/>
          <table:table-cell office:value-type="float" office:value="6846"/>
          <table:table-cell office:value-type="float" office:value="3605"/>
          <table:table-cell office:value-type="float" office:value="6.9442612973576096E-2"/>
          <table:table-cell office:value-type="float" office:value="3.6567429122077395E-2"/>
          <table:table-cell office:value-type="float" office:value="0.52658486707566465"/>
          <table:table-cell/>
          <table:table-cell office:value-type="float" office:value="4087"/>
          <table:table-cell office:value-type="float" office:value="1348"/>
          <table:table-cell office:value-type="float" office:value="10933"/>
          <table:table-cell office:value-type="float" office:value="4953"/>
          <table:table-cell office:value-type="float" office:value="0.11089922401988132"/>
          <table:table-cell office:value-type="float" office:value="5.0240908860374293E-2"/>
          <table:table-cell office:value-type="float" office:value="0.45303210463733651"/>
          <table:table-cell office:value-type="string" office:string-value="Croydon"/>
          <table:table-cell/>
          <table:table-cell office:value-type="float" office:value="-8.9100775980118688E-2"/>
          <table:table-cell office:value-type="float" office:value="8784"/>
          <table:table-cell/>
          <table:table-cell office:value-type="float" office:value="2733.25"/>
          <table:table-cell/>
          <table:table-cell office:value-type="float" office:value="-8.1759091139625706E-2"/>
          <table:table-cell office:value-type="float" office:value="8060.22"/>
          <table:table-cell/>
          <table:table-cell office:value-type="float" office:value="1238.25"/>
          <table:table-cell table:number-columns-repeated="16339"/>
        </table:table-row>
        <table:table-row>
          <table:table-cell/>
          <table:table-cell office:value-type="string" office:string-value="Ealing"/>
          <table:table-cell office:value-type="float" office:value="76570"/>
          <table:table-cell office:value-type="float" office:value="4442"/>
          <table:table-cell office:value-type="float" office:value="3057"/>
          <table:table-cell office:value-type="float" office:value="4442"/>
          <table:table-cell office:value-type="float" office:value="3057"/>
          <table:table-cell office:value-type="float" office:value="5.8012276348439334E-2"/>
          <table:table-cell office:value-type="float" office:value="3.9924252318140264E-2"/>
          <table:table-cell office:value-type="float" office:value="0.68820351193156237"/>
          <table:table-cell/>
          <table:table-cell office:value-type="float" office:value="3876"/>
          <table:table-cell office:value-type="float" office:value="2924"/>
          <table:table-cell office:value-type="float" office:value="8318"/>
          <table:table-cell office:value-type="float" office:value="5981"/>
          <table:table-cell office:value-type="float" office:value="0.10863262374298029"/>
          <table:table-cell office:value-type="float" office:value="7.8111531931565892E-2"/>
          <table:table-cell office:value-type="float" office:value="0.71904303919211354"/>
          <table:table-cell/>
          <table:table-cell office:value-type="float" office:value="3692"/>
          <table:table-cell office:value-type="float" office:value="3066"/>
          <table:table-cell office:value-type="float" office:value="12010"/>
          <table:table-cell office:value-type="float" office:value="9047"/>
          <table:table-cell office:value-type="float" office:value="0.15684994123024684"/>
          <table:table-cell office:value-type="float" office:value="0.11815332375604022"/>
          <table:table-cell office:value-type="float" office:value="0.75328892589508745"/>
          <table:table-cell/>
          <table:table-cell office:value-type="float" office:value="5118"/>
          <table:table-cell office:value-type="float" office:value="3405"/>
          <table:table-cell office:value-type="float" office:value="17128"/>
          <table:table-cell office:value-type="float" office:value="12452"/>
          <table:table-cell office:value-type="float" office:value="0.2236907404988899"/>
          <table:table-cell office:value-type="float" office:value="0.16262243698576467"/>
          <table:table-cell office:value-type="float" office:value="0.72699673049976643"/>
          <table:table-cell office:value-type="string" office:string-value="Ealing"/>
          <table:table-cell/>
          <table:table-cell office:value-type="float" office:value="2.369074049888989E-2"/>
          <table:table-cell office:value-type="string" office:string-value="-"/>
          <table:table-cell/>
          <table:table-cell office:value-type="float" office:value="4282"/>
          <table:table-cell/>
          <table:table-cell office:value-type="float" office:value="3.0622436985764667E-2"/>
          <table:table-cell office:value-type="string" office:string-value="-"/>
          <table:table-cell/>
          <table:table-cell office:value-type="float" office:value="3113"/>
          <table:table-cell table:number-columns-repeated="16339"/>
        </table:table-row>
        <table:table-row>
          <table:table-cell/>
          <table:table-cell office:value-type="string" office:string-value="Enfield"/>
          <table:table-cell office:value-type="float" office:value="81750"/>
          <table:table-cell office:value-type="float" office:value="3829"/>
          <table:table-cell office:value-type="float" office:value="1094"/>
          <table:table-cell office:value-type="float" office:value="3829"/>
          <table:table-cell office:value-type="float" office:value="1094"/>
          <table:table-cell office:value-type="float" office:value="4.6837920489296636E-2"/>
          <table:table-cell office:value-type="float" office:value="1.3382262996941896E-2"/>
          <table:table-cell office:value-type="float" office:value="0.2857142857142857"/>
          <table:table-cell/>
          <table:table-cell office:value-type="float" office:value="8647"/>
          <table:table-cell office:value-type="float" office:value="3603"/>
          <table:table-cell office:value-type="float" office:value="12476"/>
          <table:table-cell office:value-type="float" office:value="4697"/>
          <table:table-cell office:value-type="float" office:value="0.15261162079510704"/>
          <table:table-cell office:value-type="float" office:value="5.7455657492354741E-2"/>
          <table:table-cell office:value-type="float" office:value="0.37648284706636742"/>
          <table:table-cell/>
          <table:table-cell office:value-type="float" office:value="4574"/>
          <table:table-cell office:value-type="float" office:value="1989"/>
          <table:table-cell office:value-type="float" office:value="17050"/>
          <table:table-cell office:value-type="float" office:value="6686"/>
          <table:table-cell office:value-type="float" office:value="0.20856269113149847"/>
          <table:table-cell office:value-type="float" office:value="8.1785932721712543E-2"/>
          <table:table-cell office:value-type="float" office:value="0.39214076246334312"/>
          <table:table-cell/>
          <table:table-cell office:value-type="float" office:value="4920"/>
          <table:table-cell office:value-type="float" office:value="2023"/>
          <table:table-cell office:value-type="float" office:value="21970"/>
          <table:table-cell office:value-type="float" office:value="8709"/>
          <table:table-cell office:value-type="float" office:value="0.26874617737003059"/>
          <table:table-cell office:value-type="float" office:value="0.10653211009174311"/>
          <table:table-cell office:value-type="float" office:value="0.39640418752844786"/>
          <table:table-cell office:value-type="string" office:string-value="Enfield"/>
          <table:table-cell/>
          <table:table-cell office:value-type="float" office:value="6.8746177370030581E-2"/>
          <table:table-cell office:value-type="string" office:string-value="-"/>
          <table:table-cell/>
          <table:table-cell office:value-type="float" office:value="5492.5"/>
          <table:table-cell/>
          <table:table-cell office:value-type="float" office:value="-2.5467889908256894E-2"/>
          <table:table-cell office:value-type="float" office:value="2082.0000000000009"/>
          <table:table-cell/>
          <table:table-cell office:value-type="float" office:value="2177.25"/>
          <table:table-cell table:number-columns-repeated="16339"/>
        </table:table-row>
        <table:table-row>
          <table:table-cell/>
          <table:table-cell office:value-type="string" office:string-value="Greenwich"/>
          <table:table-cell office:value-type="float" office:value="61339"/>
          <table:table-cell office:value-type="float" office:value="2877"/>
          <table:table-cell office:value-type="float" office:value="1506"/>
          <table:table-cell office:value-type="float" office:value="2877"/>
          <table:table-cell office:value-type="float" office:value="1506"/>
          <table:table-cell office:value-type="float" office:value="4.6903275240874481E-2"/>
          <table:table-cell office:value-type="float" office:value="2.4552079427444203E-2"/>
          <table:table-cell office:value-type="float" office:value="0.52346193952033371"/>
          <table:table-cell/>
          <table:table-cell office:value-type="float" office:value="2556"/>
          <table:table-cell office:value-type="float" office:value="1358"/>
          <table:table-cell office:value-type="float" office:value="5433"/>
          <table:table-cell office:value-type="float" office:value="2864"/>
          <table:table-cell office:value-type="float" office:value="8.8573338332871426E-2"/>
          <table:table-cell office:value-type="float" office:value="4.6691338300265735E-2"/>
          <table:table-cell office:value-type="float" office:value="0.5271489048407878"/>
          <table:table-cell/>
          <table:table-cell office:value-type="float" office:value="3580"/>
          <table:table-cell office:value-type="float" office:value="2514"/>
          <table:table-cell office:value-type="float" office:value="9013"/>
          <table:table-cell office:value-type="float" office:value="5378"/>
          <table:table-cell office:value-type="float" office:value="0.14693751120820359"/>
          <table:table-cell office:value-type="float" office:value="8.7676682045680562E-2"/>
          <table:table-cell office:value-type="float" office:value="0.59669366470653495"/>
          <table:table-cell/>
          <table:table-cell office:value-type="float" office:value="1690"/>
          <table:table-cell office:value-type="float" office:value="1054"/>
          <table:table-cell office:value-type="float" office:value="10703"/>
          <table:table-cell office:value-type="float" office:value="6432"/>
          <table:table-cell office:value-type="float" office:value="0.17448931348734084"/>
          <table:table-cell office:value-type="float" office:value="0.10485987707657445"/>
          <table:table-cell office:value-type="float" office:value="0.60095300383070172"/>
          <table:table-cell office:value-type="string" office:string-value="Greenwich"/>
          <table:table-cell/>
          <table:table-cell office:value-type="float" office:value="-2.551068651265917E-2"/>
          <table:table-cell office:value-type="float" office:value="1564.8000000000009"/>
          <table:table-cell/>
          <table:table-cell office:value-type="float" office:value="2675.75"/>
          <table:table-cell/>
          <table:table-cell office:value-type="float" office:value="-2.7140122923425561E-2"/>
          <table:table-cell office:value-type="float" office:value="1664.7480000000005"/>
          <table:table-cell/>
          <table:table-cell office:value-type="float" office:value="1608"/>
          <table:table-cell table:number-columns-repeated="16339"/>
        </table:table-row>
        <table:table-row>
          <table:table-cell/>
          <table:table-cell office:value-type="string" office:string-value="Hackney"/>
          <table:table-cell office:value-type="float" office:value="50345"/>
          <table:table-cell office:value-type="float" office:value="2237"/>
          <table:table-cell office:value-type="float" office:value="1693"/>
          <table:table-cell office:value-type="float" office:value="2237"/>
          <table:table-cell office:value-type="float" office:value="1693"/>
          <table:table-cell office:value-type="float" office:value="4.4433409474625089E-2"/>
          <table:table-cell office:value-type="float" office:value="3.3627967027510176E-2"/>
          <table:table-cell office:value-type="float" office:value="0.75681716584711667"/>
          <table:table-cell/>
          <table:table-cell office:value-type="float" office:value="3767"/>
          <table:table-cell office:value-type="float" office:value="1941"/>
          <table:table-cell office:value-type="float" office:value="6004"/>
          <table:table-cell office:value-type="float" office:value="3634"/>
          <table:table-cell office:value-type="float" office:value="0.11925712583176085"/>
          <table:table-cell office:value-type="float" office:value="7.2181944582381571E-2"/>
          <table:table-cell office:value-type="float" office:value="0.60526315789473684"/>
          <table:table-cell/>
          <table:table-cell office:value-type="float" office:value="1567"/>
          <table:table-cell office:value-type="float" office:value="1679"/>
          <table:table-cell office:value-type="float" office:value="7571"/>
          <table:table-cell office:value-type="float" office:value="5313"/>
          <table:table-cell office:value-type="float" office:value="0.15038236170424074"/>
          <table:table-cell office:value-type="float" office:value="0.10553183037044393"/>
          <table:table-cell office:value-type="float" office:value="0.70175670320961558"/>
          <table:table-cell/>
          <table:table-cell office:value-type="float" office:value="4006"/>
          <table:table-cell office:value-type="float" office:value="2144"/>
          <table:table-cell office:value-type="float" office:value="11577"/>
          <table:table-cell office:value-type="float" office:value="7457"/>
          <table:table-cell office:value-type="float" office:value="0.22995332207766411"/>
          <table:table-cell office:value-type="float" office:value="0.14811798589730857"/>
          <table:table-cell office:value-type="float" office:value="0.64412196596700355"/>
          <table:table-cell office:value-type="string" office:string-value="Hackney"/>
          <table:table-cell/>
          <table:table-cell office:value-type="float" office:value="2.9953322077664102E-2"/>
          <table:table-cell office:value-type="string" office:string-value="-"/>
          <table:table-cell/>
          <table:table-cell office:value-type="float" office:value="2894.25"/>
          <table:table-cell/>
          <table:table-cell office:value-type="float" office:value="1.6117985897308562E-2"/>
          <table:table-cell office:value-type="string" office:string-value="-"/>
          <table:table-cell/>
          <table:table-cell office:value-type="float" office:value="1864.25"/>
          <table:table-cell table:number-columns-repeated="16339"/>
        </table:table-row>
        <table:table-row>
          <table:table-cell/>
          <table:table-cell office:value-type="string" office:string-value="Hammersmith and Fulham"/>
          <table:table-cell office:value-type="float" office:value="40540"/>
          <table:table-cell office:value-type="float" office:value="7612"/>
          <table:table-cell office:value-type="float" office:value="650"/>
          <table:table-cell office:value-type="float" office:value="7612"/>
          <table:table-cell office:value-type="float" office:value="650"/>
          <table:table-cell office:value-type="float" office:value="0.18776517020226938"/>
          <table:table-cell office:value-type="float" office:value="1.6033547113961519E-2"/>
          <table:table-cell office:value-type="float" office:value="8.5391487125591178E-2"/>
          <table:table-cell/>
          <table:table-cell office:value-type="float" office:value="7026"/>
          <table:table-cell office:value-type="float" office:value="1096"/>
          <table:table-cell office:value-type="float" office:value="14638"/>
          <table:table-cell office:value-type="float" office:value="1746"/>
          <table:table-cell office:value-type="float" office:value="0.3610754810064134"/>
          <table:table-cell office:value-type="float" office:value="4.3068574247656637E-2"/>
          <table:table-cell office:value-type="float" office:value="0.11927858997130755"/>
          <table:table-cell/>
          <table:table-cell office:value-type="float" office:value="12995"/>
          <table:table-cell office:value-type="float" office:value="1531"/>
          <table:table-cell office:value-type="float" office:value="27633"/>
          <table:table-cell office:value-type="float" office:value="3277"/>
          <table:table-cell office:value-type="float" office:value="0.68162308830784413"/>
          <table:table-cell office:value-type="float" office:value="8.0833744449925998E-2"/>
          <table:table-cell office:value-type="float" office:value="0.1185900915571961"/>
          <table:table-cell/>
          <table:table-cell office:value-type="float" office:value="2620"/>
          <table:table-cell office:value-type="float" office:value="2629"/>
          <table:table-cell office:value-type="float" office:value="30253"/>
          <table:table-cell office:value-type="float" office:value="5906"/>
          <table:table-cell office:value-type="float" office:value="0.74625061667488901"/>
          <table:table-cell office:value-type="float" office:value="0.14568327577701037"/>
          <table:table-cell office:value-type="float" office:value="0.19522030872971274"/>
          <table:table-cell office:value-type="string" office:string-value="Hammersmith and Fulham"/>
          <table:table-cell/>
          <table:table-cell office:value-type="float" office:value="0.54625061667488906"/>
          <table:table-cell office:value-type="string" office:string-value="-"/>
          <table:table-cell/>
          <table:table-cell office:value-type="float" office:value="7563.25"/>
          <table:table-cell/>
          <table:table-cell office:value-type="float" office:value="1.3683275777010367E-2"/>
          <table:table-cell office:value-type="string" office:string-value="-"/>
          <table:table-cell/>
          <table:table-cell office:value-type="float" office:value="1476.5"/>
          <table:table-cell table:number-columns-repeated="16339"/>
        </table:table-row>
        <table:table-row>
          <table:table-cell/>
          <table:table-cell office:value-type="string" office:string-value="Haringey"/>
          <table:table-cell office:value-type="float" office:value="60389"/>
          <table:table-cell office:value-type="float" office:value="2062"/>
          <table:table-cell office:value-type="float" office:value="1558"/>
          <table:table-cell office:value-type="float" office:value="2062"/>
          <table:table-cell office:value-type="float" office:value="1558"/>
          <table:table-cell office:value-type="float" office:value="3.4145291361009453E-2"/>
          <table:table-cell office:value-type="float" office:value="2.5799400553080859E-2"/>
          <table:table-cell office:value-type="float" office:value="0.75557710960232782"/>
          <table:table-cell/>
          <table:table-cell office:value-type="float" office:value="4408"/>
          <table:table-cell office:value-type="float" office:value="1845"/>
          <table:table-cell office:value-type="float" office:value="6470"/>
          <table:table-cell office:value-type="float" office:value="3403"/>
          <table:table-cell office:value-type="float" office:value="0.1071387173160675"/>
          <table:table-cell office:value-type="float" office:value="5.6351322260676615E-2"/>
          <table:table-cell office:value-type="float" office:value="0.52596599690880985"/>
          <table:table-cell/>
          <table:table-cell office:value-type="float" office:value="3433"/>
          <table:table-cell office:value-type="float" office:value="1555"/>
          <table:table-cell office:value-type="float" office:value="9903"/>
          <table:table-cell office:value-type="float" office:value="4958"/>
          <table:table-cell office:value-type="float" office:value="0.16398681879150176"/>
          <table:table-cell office:value-type="float" office:value="8.2101044892281705E-2"/>
          <table:table-cell office:value-type="float" office:value="0.50065636675754821"/>
          <table:table-cell/>
          <table:table-cell office:value-type="float" office:value="2279"/>
          <table:table-cell office:value-type="float" office:value="1801"/>
          <table:table-cell office:value-type="float" office:value="12182"/>
          <table:table-cell office:value-type="float" office:value="6759"/>
          <table:table-cell office:value-type="float" office:value="0.20172547980592492"/>
          <table:table-cell office:value-type="float" office:value="0.11192435708489956"/>
          <table:table-cell office:value-type="float" office:value="0.55483500246264983"/>
          <table:table-cell office:value-type="string" office:string-value="Haringey"/>
          <table:table-cell/>
          <table:table-cell office:value-type="float" office:value="1.7254798059249121E-3"/>
          <table:table-cell office:value-type="string" office:string-value="-"/>
          <table:table-cell/>
          <table:table-cell office:value-type="float" office:value="3045.5"/>
          <table:table-cell/>
          <table:table-cell office:value-type="float" office:value="-2.0075642915100445E-2"/>
          <table:table-cell office:value-type="float" office:value="1212.3480000000006"/>
          <table:table-cell/>
          <table:table-cell office:value-type="float" office:value="1689.75"/>
          <table:table-cell table:number-columns-repeated="16339"/>
        </table:table-row>
        <table:table-row>
          <table:table-cell/>
          <table:table-cell office:value-type="string" office:string-value="Harrow"/>
          <table:table-cell office:value-type="float" office:value="64504"/>
          <table:table-cell office:value-type="float" office:value="2672"/>
          <table:table-cell office:value-type="float" office:value="1357"/>
          <table:table-cell office:value-type="float" office:value="2672"/>
          <table:table-cell office:value-type="float" office:value="1357"/>
          <table:table-cell office:value-type="float" office:value="4.1423787672082352E-2"/>
          <table:table-cell office:value-type="float" office:value="2.103745504154781E-2"/>
          <table:table-cell office:value-type="float" office:value="0.50785928143712578"/>
          <table:table-cell/>
          <table:table-cell office:value-type="float" office:value="2155"/>
          <table:table-cell office:value-type="float" office:value="1239"/>
          <table:table-cell office:value-type="float" office:value="4827"/>
          <table:table-cell office:value-type="float" office:value="2596"/>
          <table:table-cell office:value-type="float" office:value="7.4832568522882295E-2"/>
          <table:table-cell office:value-type="float" office:value="4.0245566166439289E-2"/>
          <table:table-cell office:value-type="float" office:value="0.5378081624197224"/>
          <table:table-cell/>
          <table:table-cell office:value-type="float" office:value="2005"/>
          <table:table-cell office:value-type="float" office:value="1313"/>
          <table:table-cell office:value-type="float" office:value="6832"/>
          <table:table-cell office:value-type="float" office:value="3909"/>
          <table:table-cell office:value-type="float" office:value="0.105915912191492"/>
          <table:table-cell office:value-type="float" office:value="6.0600892967877962E-2"/>
          <table:table-cell office:value-type="float" office:value="0.57216042154566749"/>
          <table:table-cell/>
          <table:table-cell office:value-type="float" office:value="1489"/>
          <table:table-cell office:value-type="float" office:value="809"/>
          <table:table-cell office:value-type="float" office:value="8321"/>
          <table:table-cell office:value-type="float" office:value="4718"/>
          <table:table-cell office:value-type="float" office:value="0.12899975195336724"/>
          <table:table-cell office:value-type="float" office:value="7.3142750837157391E-2"/>
          <table:table-cell office:value-type="float" office:value="0.56699915875495732"/>
          <table:table-cell office:value-type="string" office:string-value="Harrow"/>
          <table:table-cell/>
          <table:table-cell office:value-type="float" office:value="-7.1000248046632769E-2"/>
          <table:table-cell office:value-type="float" office:value="4579.8"/>
          <table:table-cell/>
          <table:table-cell office:value-type="float" office:value="2080.25"/>
          <table:table-cell/>
          <table:table-cell office:value-type="float" office:value="-5.8857249162842615E-2"/>
          <table:table-cell office:value-type="float" office:value="3796.5280000000002"/>
          <table:table-cell/>
          <table:table-cell office:value-type="float" office:value="1179.5"/>
          <table:table-cell table:number-columns-repeated="16339"/>
        </table:table-row>
        <table:table-row>
          <table:table-cell/>
          <table:table-cell office:value-type="string" office:string-value="Havering"/>
          <table:table-cell office:value-type="float" office:value="67265"/>
          <table:table-cell office:value-type="float" office:value="4080"/>
          <table:table-cell office:value-type="float" office:value="923"/>
          <table:table-cell office:value-type="float" office:value="4080"/>
          <table:table-cell office:value-type="float" office:value="923"/>
          <table:table-cell office:value-type="float" office:value="6.0655615847766298E-2"/>
          <table:table-cell office:value-type="float" office:value="1.3721846428305954E-2"/>
          <table:table-cell office:value-type="float" office:value="0.22622549019607843"/>
          <table:table-cell/>
          <table:table-cell office:value-type="float" office:value="3158"/>
          <table:table-cell office:value-type="float" office:value="1185"/>
          <table:table-cell office:value-type="float" office:value="7238"/>
          <table:table-cell office:value-type="float" office:value="2108"/>
          <table:table-cell office:value-type="float" office:value="0.10760425183973835"/>
          <table:table-cell office:value-type="float" office:value="3.1338734854679251E-2"/>
          <table:table-cell office:value-type="float" office:value="0.29124067421939764"/>
          <table:table-cell/>
          <table:table-cell office:value-type="float" office:value="2291"/>
          <table:table-cell office:value-type="float" office:value="1509"/>
          <table:table-cell office:value-type="float" office:value="9529"/>
          <table:table-cell office:value-type="float" office:value="3617"/>
          <table:table-cell office:value-type="float" office:value="0.14166356946406006"/>
          <table:table-cell office:value-type="float" office:value="5.3772392774845759E-2"/>
          <table:table-cell office:value-type="float" office:value="0.37957812991919404"/>
          <table:table-cell/>
          <table:table-cell office:value-type="float" office:value="3022"/>
          <table:table-cell office:value-type="float" office:value="1578"/>
          <table:table-cell office:value-type="float" office:value="12551"/>
          <table:table-cell office:value-type="float" office:value="5195"/>
          <table:table-cell office:value-type="float" office:value="0.1865903515944399"/>
          <table:table-cell office:value-type="float" office:value="7.7231844198320077E-2"/>
          <table:table-cell office:value-type="float" office:value="0.41391124213210101"/>
          <table:table-cell office:value-type="string" office:string-value="Havering"/>
          <table:table-cell/>
          <table:table-cell office:value-type="float" office:value="-1.340964840556011E-2"/>
          <table:table-cell office:value-type="float" office:value="902.0000000000008"/>
          <table:table-cell/>
          <table:table-cell office:value-type="float" office:value="3137.75"/>
          <table:table-cell/>
          <table:table-cell office:value-type="float" office:value="-5.476815580167993E-2"/>
          <table:table-cell office:value-type="float" office:value="3683.9800000000005"/>
          <table:table-cell/>
          <table:table-cell office:value-type="float" office:value="1298.75"/>
          <table:table-cell table:number-columns-repeated="16339"/>
        </table:table-row>
        <table:table-row>
          <table:table-cell/>
          <table:table-cell office:value-type="string" office:string-value="Hillingdon"/>
          <table:table-cell office:value-type="float" office:value="71672"/>
          <table:table-cell office:value-type="float" office:value="2616"/>
          <table:table-cell office:value-type="float" office:value="1605"/>
          <table:table-cell office:value-type="float" office:value="2616"/>
          <table:table-cell office:value-type="float" office:value="1605"/>
          <table:table-cell office:value-type="float" office:value="3.6499609331398591E-2"/>
          <table:table-cell office:value-type="float" office:value="2.2393682330617257E-2"/>
          <table:table-cell office:value-type="float" office:value="0.61353211009174313"/>
          <table:table-cell/>
          <table:table-cell office:value-type="float" office:value="2324"/>
          <table:table-cell office:value-type="float" office:value="1075"/>
          <table:table-cell office:value-type="float" office:value="4940"/>
          <table:table-cell office:value-type="float" office:value="2680"/>
          <table:table-cell office:value-type="float" office:value="6.8925103248130365E-2"/>
          <table:table-cell office:value-type="float" office:value="3.7392566134613239E-2"/>
          <table:table-cell office:value-type="float" office:value="0.54251012145748989"/>
          <table:table-cell/>
          <table:table-cell office:value-type="float" office:value="1665"/>
          <table:table-cell office:value-type="float" office:value="1578"/>
          <table:table-cell office:value-type="float" office:value="6605"/>
          <table:table-cell office:value-type="float" office:value="4258"/>
          <table:table-cell office:value-type="float" office:value="9.2155932581761357E-2"/>
          <table:table-cell office:value-type="float" office:value="5.9409532313874316E-2"/>
          <table:table-cell office:value-type="float" office:value="0.644663133989402"/>
          <table:table-cell/>
          <table:table-cell office:value-type="float" office:value="2746"/>
          <table:table-cell office:value-type="float" office:value="2289"/>
          <table:table-cell office:value-type="float" office:value="9351"/>
          <table:table-cell office:value-type="float" office:value="6547"/>
          <table:table-cell office:value-type="float" office:value="0.13046936041968971"/>
          <table:table-cell office:value-type="float" office:value="9.134669047884808E-2"/>
          <table:table-cell office:value-type="float" office:value="0.70013902256443161"/>
          <table:table-cell office:value-type="string" office:string-value="Hillingdon"/>
          <table:table-cell/>
          <table:table-cell office:value-type="float" office:value="-6.9530639580310305E-2"/>
          <table:table-cell office:value-type="float" office:value="4983.4000000000005"/>
          <table:table-cell/>
          <table:table-cell office:value-type="float" office:value="2337.75"/>
          <table:table-cell/>
          <table:table-cell office:value-type="float" office:value="-4.0653309521151926E-2"/>
          <table:table-cell office:value-type="float" office:value="2913.7040000000006"/>
          <table:table-cell/>
          <table:table-cell office:value-type="float" office:value="1636.75"/>
          <table:table-cell table:number-columns-repeated="16339"/>
        </table:table-row>
        <table:table-row>
          <table:table-cell/>
          <table:table-cell office:value-type="string" office:string-value="Hounslow"/>
          <table:table-cell office:value-type="float" office:value="62492"/>
          <table:table-cell office:value-type="float" office:value="1715"/>
          <table:table-cell office:value-type="float" office:value="967"/>
          <table:table-cell office:value-type="float" office:value="1715"/>
          <table:table-cell office:value-type="float" office:value="967"/>
          <table:table-cell office:value-type="float" office:value="2.7443512769634512E-2"/>
          <table:table-cell office:value-type="float" office:value="1.5473980669525699E-2"/>
          <table:table-cell office:value-type="float" office:value="0.56384839650145768"/>
          <table:table-cell/>
          <table:table-cell office:value-type="float" office:value="3292"/>
          <table:table-cell office:value-type="float" office:value="2479"/>
          <table:table-cell office:value-type="float" office:value="5007"/>
          <table:table-cell office:value-type="float" office:value="3446"/>
          <table:table-cell office:value-type="float" office:value="8.0122255648723037E-2"/>
          <table:table-cell office:value-type="float" office:value="5.514305831146387E-2"/>
          <table:table-cell office:value-type="float" office:value="0.68823646894347912"/>
          <table:table-cell/>
          <table:table-cell office:value-type="float" office:value="4415"/>
          <table:table-cell office:value-type="float" office:value="2577"/>
          <table:table-cell office:value-type="float" office:value="9422"/>
          <table:table-cell office:value-type="float" office:value="6023"/>
          <table:table-cell office:value-type="float" office:value="0.15077129872623696"/>
          <table:table-cell office:value-type="float" office:value="9.6380336683095438E-2"/>
          <table:table-cell office:value-type="float" office:value="0.63924856718318823"/>
          <table:table-cell/>
          <table:table-cell office:value-type="float" office:value="4272"/>
          <table:table-cell office:value-type="float" office:value="3411"/>
          <table:table-cell office:value-type="float" office:value="13694"/>
          <table:table-cell office:value-type="float" office:value="9434"/>
          <table:table-cell office:value-type="float" office:value="0.21913204890225949"/>
          <table:table-cell office:value-type="float" office:value="0.15096332330538309"/>
          <table:table-cell office:value-type="float" office:value="0.68891485322038848"/>
          <table:table-cell office:value-type="string" office:string-value="Hounslow"/>
          <table:table-cell/>
          <table:table-cell office:value-type="float" office:value="1.9132048902259474E-2"/>
          <table:table-cell office:value-type="string" office:string-value="-"/>
          <table:table-cell/>
          <table:table-cell office:value-type="float" office:value="3423.5"/>
          <table:table-cell/>
          <table:table-cell office:value-type="float" office:value="1.8963323305383084E-2"/>
          <table:table-cell office:value-type="string" office:string-value="-"/>
          <table:table-cell/>
          <table:table-cell office:value-type="float" office:value="2358.5"/>
          <table:table-cell table:number-columns-repeated="16339"/>
        </table:table-row>
        <table:table-row>
          <table:table-cell/>
          <table:table-cell office:value-type="string" office:string-value="Islington"/>
          <table:table-cell office:value-type="float" office:value="45907"/>
          <table:table-cell office:value-type="float" office:value="4362"/>
          <table:table-cell office:value-type="float" office:value="2240"/>
          <table:table-cell office:value-type="float" office:value="4362"/>
          <table:table-cell office:value-type="float" office:value="2240"/>
          <table:table-cell office:value-type="float" office:value="9.5018188947219376E-2"/>
          <table:table-cell office:value-type="float" office:value="4.8794301522643607E-2"/>
          <table:table-cell office:value-type="float" office:value="0.51352590554791377"/>
          <table:table-cell/>
          <table:table-cell office:value-type="float" office:value="1981"/>
          <table:table-cell office:value-type="float" office:value="1812"/>
          <table:table-cell office:value-type="float" office:value="6343"/>
          <table:table-cell office:value-type="float" office:value="4052"/>
          <table:table-cell office:value-type="float" office:value="0.13817064935630732"/>
          <table:table-cell office:value-type="float" office:value="8.8265406147210665E-2"/>
          <table:table-cell office:value-type="float" office:value="0.63881444111619112"/>
          <table:table-cell/>
          <table:table-cell office:value-type="float" office:value="2080"/>
          <table:table-cell office:value-type="float" office:value="1357"/>
          <table:table-cell office:value-type="float" office:value="8423"/>
          <table:table-cell office:value-type="float" office:value="5409"/>
          <table:table-cell office:value-type="float" office:value="0.18347964362733352"/>
          <table:table-cell office:value-type="float" office:value="0.11782516827499075"/>
          <table:table-cell office:value-type="float" office:value="0.64217024813011991"/>
          <table:table-cell/>
          <table:table-cell office:value-type="float" office:value="1873"/>
          <table:table-cell office:value-type="float" office:value="1474"/>
          <table:table-cell office:value-type="float" office:value="10296"/>
          <table:table-cell office:value-type="float" office:value="6883"/>
          <table:table-cell office:value-type="float" office:value="0.22427952164157972"/>
          <table:table-cell office:value-type="float" office:value="0.14993356133051605"/>
          <table:table-cell office:value-type="float" office:value="0.66851204351204352"/>
          <table:table-cell office:value-type="string" office:string-value="Islington"/>
          <table:table-cell/>
          <table:table-cell office:value-type="float" office:value="2.4279521641579704E-2"/>
          <table:table-cell office:value-type="string" office:string-value="-"/>
          <table:table-cell/>
          <table:table-cell office:value-type="float" office:value="2574"/>
          <table:table-cell/>
          <table:table-cell office:value-type="float" office:value="1.7933561330516046E-2"/>
          <table:table-cell office:value-type="string" office:string-value="-"/>
          <table:table-cell/>
          <table:table-cell office:value-type="float" office:value="1720.75"/>
          <table:table-cell table:number-columns-repeated="16339"/>
        </table:table-row>
        <table:table-row>
          <table:table-cell/>
          <table:table-cell office:value-type="string" office:string-value="Kensington and Chelsea"/>
          <table:table-cell office:value-type="float" office:value="42617"/>
          <table:table-cell office:value-type="float" office:value="742"/>
          <table:table-cell office:value-type="float" office:value="648"/>
          <table:table-cell office:value-type="float" office:value="742"/>
          <table:table-cell office:value-type="float" office:value="648"/>
          <table:table-cell office:value-type="float" office:value="1.7410892366895841E-2"/>
          <table:table-cell office:value-type="float" office:value="1.5205199802895558E-2"/>
          <table:table-cell office:value-type="float" office:value="0.87331536388140163"/>
          <table:table-cell/>
          <table:table-cell office:value-type="float" office:value="4488"/>
          <table:table-cell office:value-type="float" office:value="821"/>
          <table:table-cell office:value-type="float" office:value="5230"/>
          <table:table-cell office:value-type="float" office:value="1469"/>
          <table:table-cell office:value-type="float" office:value="0.12272097989065396"/>
          <table:table-cell office:value-type="float" office:value="3.4469812516132063E-2"/>
          <table:table-cell office:value-type="float" office:value="0.28087954110898661"/>
          <table:table-cell/>
          <table:table-cell office:value-type="float" office:value="9603"/>
          <table:table-cell office:value-type="float" office:value="1432"/>
          <table:table-cell office:value-type="float" office:value="14833"/>
          <table:table-cell office:value-type="float" office:value="2901"/>
          <table:table-cell office:value-type="float" office:value="0.34805359363634231"/>
          <table:table-cell office:value-type="float" office:value="6.8071426895370393E-2"/>
          <table:table-cell office:value-type="float" office:value="0.19557742870626307"/>
          <table:table-cell/>
          <table:table-cell office:value-type="float" office:value="1832"/>
          <table:table-cell office:value-type="float" office:value="1578"/>
          <table:table-cell office:value-type="float" office:value="16665"/>
          <table:table-cell office:value-type="float" office:value="4479"/>
          <table:table-cell office:value-type="float" office:value="0.39104113381983713"/>
          <table:table-cell office:value-type="float" office:value="0.10509890419316235"/>
          <table:table-cell office:value-type="float" office:value="0.26876687668766874"/>
          <table:table-cell office:value-type="string" office:string-value="Kensington and Chelsea"/>
          <table:table-cell/>
          <table:table-cell office:value-type="float" office:value="0.19104113381983712"/>
          <table:table-cell office:value-type="string" office:string-value="-"/>
          <table:table-cell/>
          <table:table-cell office:value-type="float" office:value="4166.25"/>
          <table:table-cell/>
          <table:table-cell office:value-type="float" office:value="-2.6901095806837652E-2"/>
          <table:table-cell office:value-type="float" office:value="1146.4440000000002"/>
          <table:table-cell/>
          <table:table-cell office:value-type="float" office:value="1119.75"/>
          <table:table-cell table:number-columns-repeated="16339"/>
        </table:table-row>
        <table:table-row>
          <table:table-cell/>
          <table:table-cell office:value-type="string" office:string-value="Kingston upon Thames"/>
          <table:table-cell office:value-type="float" office:value="42489"/>
          <table:table-cell office:value-type="float" office:value="1829"/>
          <table:table-cell office:value-type="float" office:value="1349"/>
          <table:table-cell office:value-type="float" office:value="1829"/>
          <table:table-cell office:value-type="float" office:value="1349"/>
          <table:table-cell office:value-type="float" office:value="4.3046435548024196E-2"/>
          <table:table-cell office:value-type="float" office:value="3.1749393960789851E-2"/>
          <table:table-cell office:value-type="float" office:value="0.73756150902132311"/>
          <table:table-cell/>
          <table:table-cell office:value-type="float" office:value="1671"/>
          <table:table-cell office:value-type="float" office:value="1362"/>
          <table:table-cell office:value-type="float" office:value="3500"/>
          <table:table-cell office:value-type="float" office:value="2711"/>
          <table:table-cell office:value-type="float" office:value="8.2374261573583754E-2"/>
          <table:table-cell office:value-type="float" office:value="6.3804749464567295E-2"/>
          <table:table-cell office:value-type="float" office:value="0.77457142857142858"/>
          <table:table-cell/>
          <table:table-cell office:value-type="float" office:value="2473"/>
          <table:table-cell office:value-type="float" office:value="1921"/>
          <table:table-cell office:value-type="float" office:value="5973"/>
          <table:table-cell office:value-type="float" office:value="4632"/>
          <table:table-cell office:value-type="float" office:value="0.14057756125114734"/>
          <table:table-cell office:value-type="float" office:value="0.10901645131681141"/>
          <table:table-cell office:value-type="float" office:value="0.77548970366649927"/>
          <table:table-cell/>
          <table:table-cell office:value-type="float" office:value="5014"/>
          <table:table-cell office:value-type="float" office:value="3409"/>
          <table:table-cell office:value-type="float" office:value="10987"/>
          <table:table-cell office:value-type="float" office:value="8041"/>
          <table:table-cell office:value-type="float" office:value="0.25858457483113279"/>
          <table:table-cell office:value-type="float" office:value="0.18924898208948199"/>
          <table:table-cell office:value-type="float" office:value="0.73186493128242469"/>
          <table:table-cell office:value-type="string" office:string-value="Kingston upon Thames"/>
          <table:table-cell/>
          <table:table-cell office:value-type="float" office:value="5.8584574831132774E-2"/>
          <table:table-cell office:value-type="string" office:string-value="-"/>
          <table:table-cell/>
          <table:table-cell office:value-type="float" office:value="2746.75"/>
          <table:table-cell/>
          <table:table-cell office:value-type="float" office:value="5.7248982089481981E-2"/>
          <table:table-cell office:value-type="string" office:string-value="-"/>
          <table:table-cell/>
          <table:table-cell office:value-type="float" office:value="2010.25"/>
          <table:table-cell table:number-columns-repeated="16339"/>
        </table:table-row>
        <table:table-row>
          <table:table-cell/>
          <table:table-cell office:value-type="string" office:string-value="Lambeth"/>
          <table:table-cell office:value-type="float" office:value="66590"/>
          <table:table-cell office:value-type="float" office:value="6184"/>
          <table:table-cell office:value-type="float" office:value="2131"/>
          <table:table-cell office:value-type="float" office:value="6184"/>
          <table:table-cell office:value-type="float" office:value="2131"/>
          <table:table-cell office:value-type="float" office:value="9.286679681633879E-2"/>
          <table:table-cell office:value-type="float" office:value="3.2001802072383241E-2"/>
          <table:table-cell office:value-type="float" office:value="0.34459896507115134"/>
          <table:table-cell/>
          <table:table-cell office:value-type="float" office:value="6159"/>
          <table:table-cell office:value-type="float" office:value="1407"/>
          <table:table-cell office:value-type="float" office:value="12343"/>
          <table:table-cell office:value-type="float" office:value="3538"/>
          <table:table-cell office:value-type="float" office:value="0.1853581618861691"/>
          <table:table-cell office:value-type="float" office:value="5.3131100765880762E-2"/>
          <table:table-cell office:value-type="float" office:value="0.28664020092360043"/>
          <table:table-cell/>
          <table:table-cell office:value-type="float" office:value="5029"/>
          <table:table-cell office:value-type="float" office:value="1427"/>
          <table:table-cell office:value-type="float" office:value="17372"/>
          <table:table-cell office:value-type="float" office:value="4965"/>
          <table:table-cell office:value-type="float" office:value="0.26088001201381589"/>
          <table:table-cell office:value-type="float" office:value="7.4560744856585079E-2"/>
          <table:table-cell office:value-type="float" office:value="0.2858047432650242"/>
          <table:table-cell/>
          <table:table-cell office:value-type="float" office:value="7189"/>
          <table:table-cell office:value-type="float" office:value="1947"/>
          <table:table-cell office:value-type="float" office:value="24561"/>
          <table:table-cell office:value-type="float" office:value="6912"/>
          <table:table-cell office:value-type="float" office:value="0.36883916503979575"/>
          <table:table-cell office:value-type="float" office:value="0.10379936927466586"/>
          <table:table-cell office:value-type="float" office:value="0.2814217662147307"/>
          <table:table-cell office:value-type="string" office:string-value="Lambeth"/>
          <table:table-cell/>
          <table:table-cell office:value-type="float" office:value="0.16883916503979574"/>
          <table:table-cell office:value-type="string" office:string-value="-"/>
          <table:table-cell/>
          <table:table-cell office:value-type="float" office:value="6140.25"/>
          <table:table-cell/>
          <table:table-cell office:value-type="float" office:value="-2.8200630725334144E-2"/>
          <table:table-cell office:value-type="float" office:value="1877.8800000000006"/>
          <table:table-cell/>
          <table:table-cell office:value-type="float" office:value="1728"/>
          <table:table-cell table:number-columns-repeated="16339"/>
        </table:table-row>
        <table:table-row>
          <table:table-cell/>
          <table:table-cell office:value-type="string" office:string-value="Lewisham"/>
          <table:table-cell office:value-type="float" office:value="67248"/>
          <table:table-cell office:value-type="float" office:value="3362"/>
          <table:table-cell office:value-type="float" office:value="1538"/>
          <table:table-cell office:value-type="float" office:value="3362"/>
          <table:table-cell office:value-type="float" office:value="1538"/>
          <table:table-cell office:value-type="float" office:value="4.9994051867713538E-2"/>
          <table:table-cell office:value-type="float" office:value="2.2870568641446584E-2"/>
          <table:table-cell office:value-type="float" office:value="0.45746579417013683"/>
          <table:table-cell/>
          <table:table-cell office:value-type="float" office:value="2995"/>
          <table:table-cell office:value-type="float" office:value="1721"/>
          <table:table-cell office:value-type="float" office:value="6357"/>
          <table:table-cell office:value-type="float" office:value="3259"/>
          <table:table-cell office:value-type="float" office:value="9.4530692362598145E-2"/>
          <table:table-cell office:value-type="float" office:value="4.8462407803949559E-2"/>
          <table:table-cell office:value-type="float" office:value="0.51266320591473968"/>
          <table:table-cell/>
          <table:table-cell office:value-type="float" office:value="3786"/>
          <table:table-cell office:value-type="float" office:value="1426"/>
          <table:table-cell office:value-type="float" office:value="10143"/>
          <table:table-cell office:value-type="float" office:value="4685"/>
          <table:table-cell office:value-type="float" office:value="0.15082976445396146"/>
          <table:table-cell office:value-type="float" office:value="6.9667499405186767E-2"/>
          <table:table-cell office:value-type="float" office:value="0.46189490288869173"/>
          <table:table-cell/>
          <table:table-cell office:value-type="float" office:value="3307"/>
          <table:table-cell office:value-type="float" office:value="1661"/>
          <table:table-cell office:value-type="float" office:value="13450"/>
          <table:table-cell office:value-type="float" office:value="6346"/>
          <table:table-cell office:value-type="float" office:value="0.20000594813228645"/>
          <table:table-cell office:value-type="float" office:value="9.4367118724720436E-2"/>
          <table:table-cell office:value-type="float" office:value="0.47182156133828995"/>
          <table:table-cell office:value-type="string" office:string-value="Lewisham"/>
          <table:table-cell/>
          <table:table-cell office:value-type="float" office:value="5.9481322864374242E-6"/>
          <table:table-cell office:value-type="string" office:string-value="-"/>
          <table:table-cell/>
          <table:table-cell office:value-type="float" office:value="3362.5"/>
          <table:table-cell/>
          <table:table-cell office:value-type="float" office:value="-3.763288127527957E-2"/>
          <table:table-cell office:value-type="float" office:value="2530.7360000000003"/>
          <table:table-cell/>
          <table:table-cell office:value-type="float" office:value="1586.5"/>
          <table:table-cell table:number-columns-repeated="16339"/>
        </table:table-row>
        <table:table-row>
          <table:table-cell/>
          <table:table-cell office:value-type="string" office:string-value="Merton"/>
          <table:table-cell office:value-type="float" office:value="50710"/>
          <table:table-cell office:value-type="float" office:value="2991"/>
          <table:table-cell office:value-type="float" office:value="1450"/>
          <table:table-cell office:value-type="float" office:value="2991"/>
          <table:table-cell office:value-type="float" office:value="1450"/>
          <table:table-cell office:value-type="float" office:value="5.8982449221060933E-2"/>
          <table:table-cell office:value-type="float" office:value="2.8593965687241176E-2"/>
          <table:table-cell office:value-type="float" office:value="0.48478769642260111"/>
          <table:table-cell/>
          <table:table-cell office:value-type="float" office:value="2697"/>
          <table:table-cell office:value-type="float" office:value="1275"/>
          <table:table-cell office:value-type="float" office:value="5688"/>
          <table:table-cell office:value-type="float" office:value="2725"/>
          <table:table-cell office:value-type="float" office:value="0.11216722539932952"/>
          <table:table-cell office:value-type="float" office:value="5.3736935515677382E-2"/>
          <table:table-cell office:value-type="float" office:value="0.4790787623066104"/>
          <table:table-cell/>
          <table:table-cell office:value-type="float" office:value="2211"/>
          <table:table-cell office:value-type="float" office:value="1341"/>
          <table:table-cell office:value-type="float" office:value="7899"/>
          <table:table-cell office:value-type="float" office:value="4066"/>
          <table:table-cell office:value-type="float" office:value="0.15576809307828832"/>
          <table:table-cell office:value-type="float" office:value="8.0181423782291456E-2"/>
          <table:table-cell office:value-type="float" office:value="0.51474870236738823"/>
          <table:table-cell/>
          <table:table-cell office:value-type="float" office:value="2786"/>
          <table:table-cell office:value-type="float" office:value="1626"/>
          <table:table-cell office:value-type="float" office:value="10685"/>
          <table:table-cell office:value-type="float" office:value="5692"/>
          <table:table-cell office:value-type="float" office:value="0.21070794715046343"/>
          <table:table-cell office:value-type="float" office:value="0.11224610530467363"/>
          <table:table-cell office:value-type="float" office:value="0.53270940570893777"/>
          <table:table-cell office:value-type="string" office:string-value="Merton"/>
          <table:table-cell/>
          <table:table-cell office:value-type="float" office:value="1.0707947150463415E-2"/>
          <table:table-cell office:value-type="string" office:string-value="-"/>
          <table:table-cell/>
          <table:table-cell office:value-type="float" office:value="2671.25"/>
          <table:table-cell/>
          <table:table-cell office:value-type="float" office:value="-1.9753894695326374E-2"/>
          <table:table-cell office:value-type="float" office:value="1001.7200000000004"/>
          <table:table-cell/>
          <table:table-cell office:value-type="float" office:value="1423"/>
          <table:table-cell table:number-columns-repeated="16339"/>
        </table:table-row>
        <table:table-row>
          <table:table-cell/>
          <table:table-cell office:value-type="string" office:string-value="Newham"/>
          <table:table-cell office:value-type="float" office:value="61086"/>
          <table:table-cell office:value-type="float" office:value="2815"/>
          <table:table-cell office:value-type="float" office:value="2578"/>
          <table:table-cell office:value-type="float" office:value="2815"/>
          <table:table-cell office:value-type="float" office:value="2578"/>
          <table:table-cell office:value-type="float" office:value="4.6082572111449435E-2"/>
          <table:table-cell office:value-type="float" office:value="4.2202796058016565E-2"/>
          <table:table-cell office:value-type="float" office:value="0.91580817051509766"/>
          <table:table-cell/>
          <table:table-cell office:value-type="float" office:value="3232"/>
          <table:table-cell office:value-type="float" office:value="2322"/>
          <table:table-cell office:value-type="float" office:value="6047"/>
          <table:table-cell office:value-type="float" office:value="4900"/>
          <table:table-cell office:value-type="float" office:value="9.899158563336935E-2"/>
          <table:table-cell office:value-type="float" office:value="8.0214779163801847E-2"/>
          <table:table-cell office:value-type="float" office:value="0.81031916652885727"/>
          <table:table-cell/>
          <table:table-cell office:value-type="float" office:value="5728"/>
          <table:table-cell office:value-type="float" office:value="3023"/>
          <table:table-cell office:value-type="float" office:value="11775"/>
          <table:table-cell office:value-type="float" office:value="7923"/>
          <table:table-cell office:value-type="float" office:value="0.19276102543954424"/>
          <table:table-cell office:value-type="float" office:value="0.1297023867989392"/>
          <table:table-cell office:value-type="float" office:value="0.67286624203821654"/>
          <table:table-cell/>
          <table:table-cell office:value-type="float" office:value="4319"/>
          <table:table-cell office:value-type="float" office:value="3415"/>
          <table:table-cell office:value-type="float" office:value="16094"/>
          <table:table-cell office:value-type="float" office:value="11338"/>
          <table:table-cell office:value-type="float" office:value="0.26346462364535245"/>
          <table:table-cell office:value-type="float" office:value="0.18560717676718069"/>
          <table:table-cell office:value-type="float" office:value="0.70448614390456066"/>
          <table:table-cell office:value-type="string" office:string-value="Newham"/>
          <table:table-cell/>
          <table:table-cell office:value-type="float" office:value="6.3464623645352436E-2"/>
          <table:table-cell office:value-type="string" office:string-value="-"/>
          <table:table-cell/>
          <table:table-cell office:value-type="float" office:value="4023.5"/>
          <table:table-cell/>
          <table:table-cell office:value-type="float" office:value="5.3607176767180686E-2"/>
          <table:table-cell office:value-type="string" office:string-value="-"/>
          <table:table-cell/>
          <table:table-cell office:value-type="float" office:value="2834.5"/>
          <table:table-cell table:number-columns-repeated="16339"/>
        </table:table-row>
        <table:table-row>
          <table:table-cell/>
          <table:table-cell office:value-type="string" office:string-value="Redbridge"/>
          <table:table-cell office:value-type="float" office:value="58410"/>
          <table:table-cell office:value-type="float" office:value="2433"/>
          <table:table-cell office:value-type="float" office:value="1689"/>
          <table:table-cell office:value-type="float" office:value="2433"/>
          <table:table-cell office:value-type="float" office:value="1689"/>
          <table:table-cell office:value-type="float" office:value="4.165382639958911E-2"/>
          <table:table-cell office:value-type="float" office:value="2.8916281458654339E-2"/>
          <table:table-cell office:value-type="float" office:value="0.69420468557336623"/>
          <table:table-cell/>
          <table:table-cell office:value-type="float" office:value="3196"/>
          <table:table-cell office:value-type="float" office:value="2180"/>
          <table:table-cell office:value-type="float" office:value="5629"/>
          <table:table-cell office:value-type="float" office:value="3869"/>
          <table:table-cell office:value-type="float" office:value="9.6370484506077728E-2"/>
          <table:table-cell office:value-type="float" office:value="6.6238657764081499E-2"/>
          <table:table-cell office:value-type="float" office:value="0.68733345176763194"/>
          <table:table-cell/>
          <table:table-cell office:value-type="float" office:value="3389"/>
          <table:table-cell office:value-type="float" office:value="1772"/>
          <table:table-cell office:value-type="float" office:value="9018"/>
          <table:table-cell office:value-type="float" office:value="5641"/>
          <table:table-cell office:value-type="float" office:value="0.15439137134052389"/>
          <table:table-cell office:value-type="float" office:value="9.6575928779318615E-2"/>
          <table:table-cell office:value-type="float" office:value="0.62552672432911949"/>
          <table:table-cell/>
          <table:table-cell office:value-type="float" office:value="4450"/>
          <table:table-cell office:value-type="float" office:value="2956"/>
          <table:table-cell office:value-type="float" office:value="13468"/>
          <table:table-cell office:value-type="float" office:value="8597"/>
          <table:table-cell office:value-type="float" office:value="0.23057695600068481"/>
          <table:table-cell office:value-type="float" office:value="0.14718370142098955"/>
          <table:table-cell office:value-type="float" office:value="0.63832788832788834"/>
          <table:table-cell office:value-type="string" office:string-value="Redbridge"/>
          <table:table-cell/>
          <table:table-cell office:value-type="float" office:value="3.0576956000684802E-2"/>
          <table:table-cell office:value-type="string" office:string-value="-"/>
          <table:table-cell/>
          <table:table-cell office:value-type="float" office:value="3367"/>
          <table:table-cell/>
          <table:table-cell office:value-type="float" office:value="1.5183701420989543E-2"/>
          <table:table-cell office:value-type="string" office:string-value="-"/>
          <table:table-cell/>
          <table:table-cell office:value-type="float" office:value="2149.25"/>
          <table:table-cell table:number-columns-repeated="16339"/>
        </table:table-row>
        <table:table-row>
          <table:table-cell/>
          <table:table-cell office:value-type="string" office:string-value="Richmond upon Thames"/>
          <table:table-cell office:value-type="float" office:value="45028"/>
          <table:table-cell office:value-type="float" office:value="3471"/>
          <table:table-cell office:value-type="float" office:value="1480"/>
          <table:table-cell office:value-type="float" office:value="3471"/>
          <table:table-cell office:value-type="float" office:value="1480"/>
          <table:table-cell office:value-type="float" office:value="7.7085369103668824E-2"/>
          <table:table-cell office:value-type="float" office:value="3.2868437416718486E-2"/>
          <table:table-cell office:value-type="float" office:value="0.42639008931143763"/>
          <table:table-cell/>
          <table:table-cell office:value-type="float" office:value="3001"/>
          <table:table-cell office:value-type="float" office:value="1256"/>
          <table:table-cell office:value-type="float" office:value="6472"/>
          <table:table-cell office:value-type="float" office:value="2736"/>
          <table:table-cell office:value-type="float" office:value="0.14373278848716353"/>
          <table:table-cell office:value-type="float" office:value="6.0762192413609313E-2"/>
          <table:table-cell office:value-type="float" office:value="0.42274412855377008"/>
          <table:table-cell/>
          <table:table-cell office:value-type="float" office:value="1591"/>
          <table:table-cell office:value-type="float" office:value="1133"/>
          <table:table-cell office:value-type="float" office:value="8063"/>
          <table:table-cell office:value-type="float" office:value="3869"/>
          <table:table-cell office:value-type="float" office:value="0.1790663587101359"/>
          <table:table-cell office:value-type="float" office:value="8.5924313760326901E-2"/>
          <table:table-cell office:value-type="float" office:value="0.47984621108768449"/>
          <table:table-cell/>
          <table:table-cell office:value-type="float" office:value="3393"/>
          <table:table-cell office:value-type="float" office:value="2169"/>
          <table:table-cell office:value-type="float" office:value="11456"/>
          <table:table-cell office:value-type="float" office:value="6038"/>
          <table:table-cell office:value-type="float" office:value="0.25441947232832907"/>
          <table:table-cell office:value-type="float" office:value="0.13409434129874745"/>
          <table:table-cell office:value-type="float" office:value="0.52706005586592175"/>
          <table:table-cell office:value-type="string" office:string-value="Richmond upon Thames"/>
          <table:table-cell/>
          <table:table-cell office:value-type="float" office:value="5.4419472328329055E-2"/>
          <table:table-cell office:value-type="string" office:string-value="-"/>
          <table:table-cell/>
          <table:table-cell office:value-type="float" office:value="2864"/>
          <table:table-cell/>
          <table:table-cell office:value-type="float" office:value="2.094341298747443E-3"/>
          <table:table-cell office:value-type="string" office:string-value="-"/>
          <table:table-cell/>
          <table:table-cell office:value-type="float" office:value="1509.5"/>
          <table:table-cell table:number-columns-repeated="16339"/>
        </table:table-row>
        <table:table-row>
          <table:table-cell/>
          <table:table-cell office:value-type="string" office:string-value="Southwark"/>
          <table:table-cell office:value-type="float" office:value="65521"/>
          <table:table-cell office:value-type="float" office:value="5338"/>
          <table:table-cell office:value-type="float" office:value="2024"/>
          <table:table-cell office:value-type="float" office:value="5338"/>
          <table:table-cell office:value-type="float" office:value="2024"/>
          <table:table-cell office:value-type="float" office:value="8.1470063033225987E-2"/>
          <table:table-cell office:value-type="float" office:value="3.0890859419117535E-2"/>
          <table:table-cell office:value-type="float" office:value="0.37916822780067438"/>
          <table:table-cell/>
          <table:table-cell office:value-type="float" office:value="4674"/>
          <table:table-cell office:value-type="float" office:value="2177"/>
          <table:table-cell office:value-type="float" office:value="10012"/>
          <table:table-cell office:value-type="float" office:value="4201"/>
          <table:table-cell office:value-type="float" office:value="0.15280597060484424"/>
          <table:table-cell office:value-type="float" office:value="6.4116848033454923E-2"/>
          <table:table-cell office:value-type="float" office:value="0.41959648421893725"/>
          <table:table-cell/>
          <table:table-cell office:value-type="float" office:value="5643"/>
          <table:table-cell office:value-type="float" office:value="1757"/>
          <table:table-cell office:value-type="float" office:value="15655"/>
          <table:table-cell office:value-type="float" office:value="5958"/>
          <table:table-cell office:value-type="float" office:value="0.23893102974618824"/>
          <table:table-cell office:value-type="float" office:value="9.0932678072678991E-2"/>
          <table:table-cell office:value-type="float" office:value="0.38058128393484508"/>
          <table:table-cell/>
          <table:table-cell office:value-type="float" office:value="5013"/>
          <table:table-cell office:value-type="float" office:value="2630"/>
          <table:table-cell office:value-type="float" office:value="20668"/>
          <table:table-cell office:value-type="float" office:value="8588"/>
          <table:table-cell office:value-type="float" office:value="0.31544085102486225"/>
          <table:table-cell office:value-type="float" office:value="0.13107248057874574"/>
          <table:table-cell office:value-type="float" office:value="0.41552157925295141"/>
          <table:table-cell office:value-type="string" office:string-value="Southwark"/>
          <table:table-cell/>
          <table:table-cell office:value-type="float" office:value="0.11544085102486223"/>
          <table:table-cell office:value-type="string" office:string-value="-"/>
          <table:table-cell/>
          <table:table-cell office:value-type="float" office:value="5167"/>
          <table:table-cell/>
          <table:table-cell office:value-type="float" office:value="-9.2751942125426923E-4"/>
          <table:table-cell office:value-type="float" office:value="60.772000000000972"/>
          <table:table-cell/>
          <table:table-cell office:value-type="float" office:value="2147"/>
          <table:table-cell table:number-columns-repeated="16339"/>
        </table:table-row>
        <table:table-row>
          <table:table-cell/>
          <table:table-cell office:value-type="string" office:string-value="Sutton"/>
          <table:table-cell office:value-type="float" office:value="55011"/>
          <table:table-cell office:value-type="float" office:value="3199"/>
          <table:table-cell office:value-type="float" office:value="1062"/>
          <table:table-cell office:value-type="float" office:value="3199"/>
          <table:table-cell office:value-type="float" office:value="1062"/>
          <table:table-cell office:value-type="float" office:value="5.8152005962443874E-2"/>
          <table:table-cell office:value-type="float" office:value="1.9305229863118285E-2"/>
          <table:table-cell office:value-type="float" office:value="0.33197874335729916"/>
          <table:table-cell/>
          <table:table-cell office:value-type="float" office:value="2003"/>
          <table:table-cell office:value-type="float" office:value="943"/>
          <table:table-cell office:value-type="float" office:value="5202"/>
          <table:table-cell office:value-type="float" office:value="2005"/>
          <table:table-cell office:value-type="float" office:value="9.4562905600698036E-2"/>
          <table:table-cell office:value-type="float" office:value="3.6447256003344787E-2"/>
          <table:table-cell office:value-type="float" office:value="0.38542868127643215"/>
          <table:table-cell/>
          <table:table-cell office:value-type="float" office:value="2188"/>
          <table:table-cell office:value-type="float" office:value="826"/>
          <table:table-cell office:value-type="float" office:value="7390"/>
          <table:table-cell office:value-type="float" office:value="2831"/>
          <table:table-cell office:value-type="float" office:value="0.13433676900983441"/>
          <table:table-cell office:value-type="float" office:value="5.1462434785770117E-2"/>
          <table:table-cell office:value-type="float" office:value="0.38308525033829499"/>
          <table:table-cell/>
          <table:table-cell office:value-type="float" office:value="2534"/>
          <table:table-cell office:value-type="float" office:value="1183"/>
          <table:table-cell office:value-type="float" office:value="9924"/>
          <table:table-cell office:value-type="float" office:value="4014"/>
          <table:table-cell office:value-type="float" office:value="0.18040028357964771"/>
          <table:table-cell office:value-type="float" office:value="7.2967224736870812E-2"/>
          <table:table-cell office:value-type="float" office:value="0.40447400241837966"/>
          <table:table-cell office:value-type="string" office:string-value="Sutton"/>
          <table:table-cell/>
          <table:table-cell office:value-type="float" office:value="-1.9599716420352298E-2"/>
          <table:table-cell office:value-type="float" office:value="1078.2000000000003"/>
          <table:table-cell/>
          <table:table-cell office:value-type="float" office:value="2481"/>
          <table:table-cell/>
          <table:table-cell office:value-type="float" office:value="-5.9032775263129195E-2"/>
          <table:table-cell office:value-type="float" office:value="3247.4520000000002"/>
          <table:table-cell/>
          <table:table-cell office:value-type="float" office:value="1003.5"/>
          <table:table-cell table:number-columns-repeated="16339"/>
        </table:table-row>
        <table:table-row>
          <table:table-cell/>
          <table:table-cell office:value-type="string" office:string-value="Tower Hamlets"/>
          <table:table-cell office:value-type="float" office:value="41545"/>
          <table:table-cell office:value-type="float" office:value="2815"/>
          <table:table-cell office:value-type="float" office:value="1409"/>
          <table:table-cell office:value-type="float" office:value="2815"/>
          <table:table-cell office:value-type="float" office:value="1409"/>
          <table:table-cell office:value-type="float" office:value="6.7757852930557222E-2"/>
          <table:table-cell office:value-type="float" office:value="3.3915031893127931E-2"/>
          <table:table-cell office:value-type="float" office:value="0.50053285968028416"/>
          <table:table-cell/>
          <table:table-cell office:value-type="float" office:value="2830"/>
          <table:table-cell office:value-type="float" office:value="1708"/>
          <table:table-cell office:value-type="float" office:value="5645"/>
          <table:table-cell office:value-type="float" office:value="3117"/>
          <table:table-cell office:value-type="float" office:value="0.13587676013960764"/>
          <table:table-cell office:value-type="float" office:value="7.5027079070886987E-2"/>
          <table:table-cell office:value-type="float" office:value="0.55217006200177143"/>
          <table:table-cell/>
          <table:table-cell office:value-type="float" office:value="2169"/>
          <table:table-cell office:value-type="float" office:value="2020"/>
          <table:table-cell office:value-type="float" office:value="7814"/>
          <table:table-cell office:value-type="float" office:value="5137"/>
          <table:table-cell office:value-type="float" office:value="0.1880852088097244"/>
          <table:table-cell office:value-type="float" office:value="0.12364905524130461"/>
          <table:table-cell office:value-type="float" office:value="0.65740977732275407"/>
          <table:table-cell/>
          <table:table-cell office:value-type="float" office:value="3772"/>
          <table:table-cell office:value-type="float" office:value="3437"/>
          <table:table-cell office:value-type="float" office:value="11586"/>
          <table:table-cell office:value-type="float" office:value="8574"/>
          <table:table-cell office:value-type="float" office:value="0.27887832470814777"/>
          <table:table-cell office:value-type="float" office:value="0.20637862558671322"/>
          <table:table-cell office:value-type="float" office:value="0.74003107198342832"/>
          <table:table-cell office:value-type="string" office:string-value="Tower Hamlets"/>
          <table:table-cell/>
          <table:table-cell office:value-type="float" office:value="7.8878324708147762E-2"/>
          <table:table-cell office:value-type="string" office:string-value="-"/>
          <table:table-cell/>
          <table:table-cell office:value-type="float" office:value="2896.5"/>
          <table:table-cell/>
          <table:table-cell office:value-type="float" office:value="7.437862558671321E-2"/>
          <table:table-cell office:value-type="string" office:string-value="-"/>
          <table:table-cell/>
          <table:table-cell office:value-type="float" office:value="2143.5"/>
          <table:table-cell table:number-columns-repeated="16339"/>
        </table:table-row>
        <table:table-row>
          <table:table-cell/>
          <table:table-cell office:value-type="string" office:string-value="Waltham Forest"/>
          <table:table-cell office:value-type="float" office:value="62278"/>
          <table:table-cell office:value-type="float" office:value="1860"/>
          <table:table-cell office:value-type="float" office:value="967"/>
          <table:table-cell office:value-type="float" office:value="1860"/>
          <table:table-cell office:value-type="float" office:value="967"/>
          <table:table-cell office:value-type="float" office:value="2.986608433154565E-2"/>
          <table:table-cell office:value-type="float" office:value="1.5527152445486367E-2"/>
          <table:table-cell office:value-type="float" office:value="0.51989247311827957"/>
          <table:table-cell/>
          <table:table-cell office:value-type="float" office:value="3423"/>
          <table:table-cell office:value-type="float" office:value="1457"/>
          <table:table-cell office:value-type="float" office:value="5283"/>
          <table:table-cell office:value-type="float" office:value="2424"/>
          <table:table-cell office:value-type="float" office:value="8.4829313722341759E-2"/>
          <table:table-cell office:value-type="float" office:value="3.8922251838530458E-2"/>
          <table:table-cell office:value-type="float" office:value="0.45883021010789327"/>
          <table:table-cell/>
          <table:table-cell office:value-type="float" office:value="3395"/>
          <table:table-cell office:value-type="float" office:value="1401"/>
          <table:table-cell office:value-type="float" office:value="8678"/>
          <table:table-cell office:value-type="float" office:value="3825"/>
          <table:table-cell office:value-type="float" office:value="0.13934294614470599"/>
          <table:table-cell office:value-type="float" office:value="6.1418157294710812E-2"/>
          <table:table-cell office:value-type="float" office:value="0.44076976261811479"/>
          <table:table-cell/>
          <table:table-cell office:value-type="float" office:value="2420"/>
          <table:table-cell office:value-type="float" office:value="1825"/>
          <table:table-cell office:value-type="float" office:value="11098"/>
          <table:table-cell office:value-type="float" office:value="5650"/>
          <table:table-cell office:value-type="float" office:value="0.17820096984488903"/>
          <table:table-cell office:value-type="float" office:value="9.0722245415716621E-2"/>
          <table:table-cell office:value-type="float" office:value="0.5091007388718688"/>
          <table:table-cell office:value-type="string" office:string-value="Waltham Forest"/>
          <table:table-cell/>
          <table:table-cell office:value-type="float" office:value="-2.1799030155110977E-2"/>
          <table:table-cell office:value-type="float" office:value="1357.6000000000015"/>
          <table:table-cell/>
          <table:table-cell office:value-type="float" office:value="2774.5"/>
          <table:table-cell/>
          <table:table-cell office:value-type="float" office:value="-4.1277754584283385E-2"/>
          <table:table-cell office:value-type="float" office:value="2570.6960000000008"/>
          <table:table-cell/>
          <table:table-cell office:value-type="float" office:value="1412.5"/>
          <table:table-cell table:number-columns-repeated="16339"/>
        </table:table-row>
        <table:table-row>
          <table:table-cell/>
          <table:table-cell office:value-type="string" office:string-value="Wandsworth"/>
          <table:table-cell office:value-type="float" office:value="64926"/>
          <table:table-cell office:value-type="float" office:value="4288"/>
          <table:table-cell office:value-type="float" office:value="2540"/>
          <table:table-cell office:value-type="float" office:value="4288"/>
          <table:table-cell office:value-type="float" office:value="2540"/>
          <table:table-cell office:value-type="float" office:value="6.6044419801004214E-2"/>
          <table:table-cell office:value-type="float" office:value="3.9121461356005298E-2"/>
          <table:table-cell office:value-type="float" office:value="0.59235074626865669"/>
          <table:table-cell/>
          <table:table-cell office:value-type="float" office:value="5846"/>
          <table:table-cell office:value-type="float" office:value="2655"/>
          <table:table-cell office:value-type="float" office:value="10134"/>
          <table:table-cell office:value-type="float" office:value="5195"/>
          <table:table-cell office:value-type="float" office:value="0.15608538952037704"/>
          <table:table-cell office:value-type="float" office:value="8.0014169978128949E-2"/>
          <table:table-cell office:value-type="float" office:value="0.51263074797710673"/>
          <table:table-cell/>
          <table:table-cell office:value-type="float" office:value="8278"/>
          <table:table-cell office:value-type="float" office:value="4760"/>
          <table:table-cell office:value-type="float" office:value="18412"/>
          <table:table-cell office:value-type="float" office:value="9955"/>
          <table:table-cell office:value-type="float" office:value="0.28358438838061795"/>
          <table:table-cell office:value-type="float" office:value="0.15332840464528849"/>
          <table:table-cell office:value-type="float" office:value="0.54067999131001521"/>
          <table:table-cell/>
          <table:table-cell office:value-type="float" office:value="2686"/>
          <table:table-cell office:value-type="float" office:value="1955"/>
          <table:table-cell office:value-type="float" office:value="21098"/>
          <table:table-cell office:value-type="float" office:value="11910"/>
          <table:table-cell office:value-type="float" office:value="0.32495456365708653"/>
          <table:table-cell office:value-type="float" office:value="0.18343960816930044"/>
          <table:table-cell office:value-type="float" office:value="0.56450848421651345"/>
          <table:table-cell office:value-type="string" office:string-value="Wandsworth"/>
          <table:table-cell/>
          <table:table-cell office:value-type="float" office:value="0.12495456365708651"/>
          <table:table-cell office:value-type="string" office:string-value="-"/>
          <table:table-cell/>
          <table:table-cell office:value-type="float" office:value="5274.5"/>
          <table:table-cell/>
          <table:table-cell office:value-type="float" office:value="5.1439608169300433E-2"/>
          <table:table-cell office:value-type="string" office:string-value="-"/>
          <table:table-cell/>
          <table:table-cell office:value-type="float" office:value="2977.5"/>
          <table:table-cell table:number-columns-repeated="16339"/>
        </table:table-row>
        <table:table-row>
          <table:table-cell/>
          <table:table-cell office:value-type="string" office:string-value="Westminster"/>
          <table:table-cell office:value-type="float" office:value="54055"/>
          <table:table-cell office:value-type="float" office:value="4067"/>
          <table:table-cell office:value-type="float" office:value="1531"/>
          <table:table-cell office:value-type="float" office:value="4067"/>
          <table:table-cell office:value-type="float" office:value="1531"/>
          <table:table-cell office:value-type="float" office:value="7.5238183331791691E-2"/>
          <table:table-cell office:value-type="float" office:value="2.8323004347423922E-2"/>
          <table:table-cell office:value-type="float" office:value="0.37644455372510449"/>
          <table:table-cell/>
          <table:table-cell office:value-type="float" office:value="4073"/>
          <table:table-cell office:value-type="float" office:value="1125"/>
          <table:table-cell office:value-type="float" office:value="8140"/>
          <table:table-cell office:value-type="float" office:value="2656"/>
          <table:table-cell office:value-type="float" office:value="0.15058736472111739"/>
          <table:table-cell office:value-type="float" office:value="4.9135140135047634E-2"/>
          <table:table-cell office:value-type="float" office:value="0.32628992628992631"/>
          <table:table-cell/>
          <table:table-cell office:value-type="float" office:value="6731"/>
          <table:table-cell office:value-type="float" office:value="1365"/>
          <table:table-cell office:value-type="float" office:value="14871"/>
          <table:table-cell office:value-type="float" office:value="4021"/>
          <table:table-cell office:value-type="float" office:value="0.27510868559800206"/>
          <table:table-cell office:value-type="float" office:value="7.4387198224031073E-2"/>
          <table:table-cell office:value-type="float" office:value="0.2703920381951449"/>
          <table:table-cell/>
          <table:table-cell office:value-type="float" office:value="4926"/>
          <table:table-cell office:value-type="float" office:value="2126"/>
          <table:table-cell office:value-type="float" office:value="19797"/>
          <table:table-cell office:value-type="float" office:value="6147"/>
          <table:table-cell office:value-type="float" office:value="0.36623809083341041"/>
          <table:table-cell office:value-type="float" office:value="0.11371750994357599"/>
          <table:table-cell office:value-type="float" office:value="0.31050159115017428"/>
          <table:table-cell office:value-type="string" office:string-value="Westminster"/>
          <table:table-cell/>
          <table:table-cell office:value-type="float" office:value="0.1662380908334104"/>
          <table:table-cell office:value-type="string" office:string-value="-"/>
          <table:table-cell/>
          <table:table-cell office:value-type="float" office:value="4949.25"/>
          <table:table-cell/>
          <table:table-cell office:value-type="float" office:value="-1.8282490056424017E-2"/>
          <table:table-cell office:value-type="float" office:value="988.26000000000022"/>
          <table:table-cell/>
          <table:table-cell office:value-type="float" office:value="1536.75"/>
          <table:table-cell table:number-columns-repeated="16339"/>
        </table:table-row>
        <table:table-row>
          <table:table-cell/>
          <table:table-cell office:value-type="string" office:string-value="LONDON"/>
          <table:table-cell office:value-type="float" office:value="1984532"/>
          <table:table-cell office:value-type="float" office:value="107265"/>
          <table:table-cell office:value-type="float" office:value="48427"/>
          <table:table-cell office:value-type="float" office:value="107265"/>
          <table:table-cell office:value-type="float" office:value="48427"/>
          <table:table-cell office:value-type="float" office:value="5.4050526774070663E-2"/>
          <table:table-cell office:value-type="float" office:value="2.4402226822243227E-2"/>
          <table:table-cell office:value-type="float" office:value="0.45147065678459891"/>
          <table:table-cell/>
          <table:table-cell office:value-type="float" office:value="121625"/>
          <table:table-cell office:value-type="float" office:value="55709"/>
          <table:table-cell office:value-type="float" office:value="228890"/>
          <table:table-cell office:value-type="float" office:value="104136"/>
          <table:table-cell office:value-type="float" office:value="0.11533701648549885"/>
          <table:table-cell office:value-type="float" office:value="5.2473832621494639E-2"/>
          <table:table-cell office:value-type="float" office:value="0.45496089824806674"/>
          <table:table-cell/>
          <table:table-cell office:value-type="float" office:value="126047"/>
          <table:table-cell office:value-type="float" office:value="58031"/>
          <table:table-cell office:value-type="float" office:value="354937"/>
          <table:table-cell office:value-type="float" office:value="162167"/>
          <table:table-cell office:value-type="float" office:value="0.17885173935214951"/>
          <table:table-cell office:value-type="float" office:value="8.1715487580951082E-2"/>
          <table:table-cell office:value-type="float" office:value="0.45688953250858605"/>
          <table:table-cell/>
          <table:table-cell office:value-type="float" office:value="116117"/>
          <table:table-cell office:value-type="float" office:value="67875"/>
          <table:table-cell office:value-type="float" office:value="471054"/>
          <table:table-cell office:value-type="float" office:value="230042"/>
          <table:table-cell office:value-type="float" office:value="0.23736276361378905"/>
          <table:table-cell office:value-type="float" office:value="0.115917505991337"/>
          <table:table-cell office:value-type="float" office:value="0.48835589974822419"/>
          <table:table-cell office:value-type="string" office:string-value="LONDON"/>
          <table:table-cell/>
          <table:table-cell office:value-type="float" office:value="3.7362763613789041E-2"/>
          <table:table-cell office:value-type="string" office:string-value="-"/>
          <table:table-cell/>
          <table:table-cell office:value-type="float" office:value="117763.5"/>
          <table:table-cell/>
          <table:table-cell office:value-type="float" office:value="-1.6082494008663004E-2"/>
          <table:table-cell office:value-type="float" office:value="31916.224000000009"/>
          <table:table-cell/>
          <table:table-cell office:value-type="float" office:value="57510.5"/>
          <table:table-cell table:number-columns-repeated="16339"/>
        </table:table-row>
        <table:table-row>
          <table:table-cell/>
          <table:table-cell office:value-type="string" office:string-value="NATIONAL"/>
          <table:table-cell office:value-type="float" office:value="15449660"/>
          <table:table-cell office:value-type="float" office:value="752099"/>
          <table:table-cell office:value-type="float" office:value="333299"/>
          <table:table-cell office:value-type="float" office:value="752099"/>
          <table:table-cell office:value-type="float" office:value="333299"/>
          <table:table-cell office:value-type="float" office:value="4.8680618214251965E-2"/>
          <table:table-cell office:value-type="float" office:value="2.157322555965633E-2"/>
          <table:table-cell office:value-type="float" office:value="0.44315841398539291"/>
          <table:table-cell/>
          <table:table-cell office:value-type="float" office:value="809376"/>
          <table:table-cell office:value-type="float" office:value="378507"/>
          <table:table-cell office:value-type="float" office:value="1561475"/>
          <table:table-cell office:value-type="float" office:value="711806"/>
          <table:table-cell office:value-type="float" office:value="0.10106856720471519"/>
          <table:table-cell office:value-type="float" office:value="4.6072599655914759E-2"/>
          <table:table-cell office:value-type="float" office:value="0.45585488080180597"/>
          <table:table-cell/>
          <table:table-cell office:value-type="float" office:value="746728"/>
          <table:table-cell office:value-type="float" office:value="359882"/>
          <table:table-cell office:value-type="float" office:value="2308203"/>
          <table:table-cell office:value-type="float" office:value="1071688"/>
          <table:table-cell office:value-type="float" office:value="0.14940154022806976"/>
          <table:table-cell office:value-type="float" office:value="6.9366445604628194E-2"/>
          <table:table-cell office:value-type="float" office:value="0.4642953847646849"/>
          <table:table-cell/>
          <table:table-cell office:value-type="float" office:value="734275"/>
          <table:table-cell office:value-type="float" office:value="413651"/>
          <table:table-cell office:value-type="float" office:value="3042478"/>
          <table:table-cell office:value-type="float" office:value="1485339"/>
          <table:table-cell office:value-type="float" office:value="0.19692847609591407"/>
          <table:table-cell office:value-type="float" office:value="9.6140562316581718E-2"/>
          <table:table-cell office:value-type="float" office:value="0.48820040769399153"/>
          <table:table-cell office:value-type="string" office:string-value="NATIONAL"/>
          <table:table-cell/>
          <table:table-cell office:value-type="float" office:value="-3.0715239040859377E-3"/>
          <table:table-cell office:value-type="float" office:value="47454.000000000349"/>
          <table:table-cell/>
          <table:table-cell office:value-type="float" office:value="760619.5"/>
          <table:table-cell/>
          <table:table-cell office:value-type="float" office:value="-3.5859437683418288E-2"/>
          <table:table-cell office:value-type="float" office:value="554016.12000000023"/>
          <table:table-cell/>
          <table:table-cell office:value-type="float" office:value="371334.75"/>
          <table:table-cell table:number-columns-repeated="16339"/>
        </table:table-row>
        <table:table-row table:number-rows-repeated="65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3840"/>
          <table:table-cell office:value-type="float" office:value="1484"/>
          <table:table-cell office:value-type="float" office:value="1051"/>
          <table:table-cell office:value-type="float" office:value="1484"/>
          <table:table-cell office:value-type="float" office:value="1051"/>
          <table:table-cell office:value-type="float" office:value="3.3850364963503653E-2"/>
          <table:table-cell office:value-type="float" office:value="2.3973540145985402E-2"/>
          <table:table-cell office:value-type="float" office:value="0.7082210242587601"/>
          <table:table-cell/>
          <table:table-cell office:value-type="float" office:value="1750"/>
          <table:table-cell office:value-type="float" office:value="1208"/>
          <table:table-cell office:value-type="float" office:value="3234"/>
          <table:table-cell office:value-type="float" office:value="2259"/>
          <table:table-cell office:value-type="float" office:value="7.3768248175182488E-2"/>
          <table:table-cell office:value-type="float" office:value="5.1528284671532844E-2"/>
          <table:table-cell office:value-type="float" office:value="0.69851576994434139"/>
          <table:table-cell/>
          <table:table-cell office:value-type="float" office:value="2285"/>
          <table:table-cell office:value-type="float" office:value="1370"/>
          <table:table-cell office:value-type="float" office:value="5519"/>
          <table:table-cell office:value-type="float" office:value="3629"/>
          <table:table-cell office:value-type="float" office:value="0.12588959854014597"/>
          <table:table-cell office:value-type="float" office:value="8.2778284671532851E-2"/>
          <table:table-cell office:value-type="float" office:value="0.65754665700308024"/>
          <table:table-cell/>
          <table:table-cell office:value-type="float" office:value="1821"/>
          <table:table-cell office:value-type="float" office:value="1213"/>
          <table:table-cell office:value-type="float" office:value="7340"/>
          <table:table-cell office:value-type="float" office:value="4842"/>
          <table:table-cell office:value-type="float" office:value="0.16742700729927007"/>
          <table:table-cell office:value-type="float" office:value="0.1104470802919708"/>
          <table:table-cell office:value-type="float" office:value="0.65967302452316079"/>
          <table:table-cell office:value-type="string" office:string-value="Barking and Dagenham"/>
          <table:table-cell/>
          <table:table-cell office:value-type="float" office:value="-3.2572992700729941E-2"/>
          <table:table-cell office:value-type="float" office:value="1428.0000000000007"/>
          <table:table-cell/>
          <table:table-cell office:value-type="float" office:value="1835"/>
          <table:table-cell/>
          <table:table-cell office:value-type="float" office:value="-2.1552919708029208E-2"/>
          <table:table-cell office:value-type="float" office:value="944.88000000000045"/>
          <table:table-cell/>
          <table:table-cell office:value-type="float" office:value="1210.5"/>
          <table:table-cell table:number-columns-repeated="16339"/>
        </table:table-row>
        <table:table-row>
          <table:table-cell/>
          <table:table-cell office:value-type="string" office:string-value="Barnet"/>
          <table:table-cell office:value-type="float" office:value="95070"/>
          <table:table-cell office:value-type="float" office:value="4100"/>
          <table:table-cell office:value-type="float" office:value="2150"/>
          <table:table-cell office:value-type="float" office:value="4100"/>
          <table:table-cell office:value-type="float" office:value="2150"/>
          <table:table-cell office:value-type="float" office:value="4.3126117597559695E-2"/>
          <table:table-cell office:value-type="float" office:value="2.2614915325549594E-2"/>
          <table:table-cell office:value-type="float" office:value="0.52439024390243905"/>
          <table:table-cell/>
          <table:table-cell office:value-type="float" office:value="1452"/>
          <table:table-cell office:value-type="float" office:value="889"/>
          <table:table-cell office:value-type="float" office:value="5552"/>
          <table:table-cell office:value-type="float" office:value="3039"/>
          <table:table-cell office:value-type="float" office:value="5.8399074366256444E-2"/>
          <table:table-cell office:value-type="float" office:value="3.1965919848532663E-2"/>
          <table:table-cell office:value-type="float" office:value="0.54737031700288186"/>
          <table:table-cell/>
          <table:table-cell office:value-type="float" office:value="1762"/>
          <table:table-cell office:value-type="float" office:value="902"/>
          <table:table-cell office:value-type="float" office:value="7314"/>
          <table:table-cell office:value-type="float" office:value="3941"/>
          <table:table-cell office:value-type="float" office:value="7.6932786367939418E-2"/>
          <table:table-cell office:value-type="float" office:value="4.1453665719995793E-2"/>
          <table:table-cell office:value-type="float" office:value="0.53882964178288217"/>
          <table:table-cell/>
          <table:table-cell office:value-type="float" office:value="2774"/>
          <table:table-cell office:value-type="float" office:value="1079"/>
          <table:table-cell office:value-type="float" office:value="10088"/>
          <table:table-cell office:value-type="float" office:value="5020"/>
          <table:table-cell office:value-type="float" office:value="0.10611128642053223"/>
          <table:table-cell office:value-type="float" office:value="5.2803197643841379E-2"/>
          <table:table-cell office:value-type="float" office:value="0.49762093576526567"/>
          <table:table-cell office:value-type="string" office:string-value="Barnet"/>
          <table:table-cell/>
          <table:table-cell office:value-type="float" office:value="-9.3888713579467778E-2"/>
          <table:table-cell office:value-type="float" office:value="8926.0000000000018"/>
          <table:table-cell/>
          <table:table-cell office:value-type="float" office:value="2522"/>
          <table:table-cell/>
          <table:table-cell office:value-type="float" office:value="-7.9196802356158627E-2"/>
          <table:table-cell office:value-type="float" office:value="7529.2400000000007"/>
          <table:table-cell/>
          <table:table-cell office:value-type="float" office:value="1255"/>
          <table:table-cell table:number-columns-repeated="16339"/>
        </table:table-row>
        <table:table-row>
          <table:table-cell/>
          <table:table-cell office:value-type="string" office:string-value="Bexley"/>
          <table:table-cell office:value-type="float" office:value="67509"/>
          <table:table-cell office:value-type="float" office:value="3979"/>
          <table:table-cell office:value-type="float" office:value="840"/>
          <table:table-cell office:value-type="float" office:value="3979"/>
          <table:table-cell office:value-type="float" office:value="840"/>
          <table:table-cell office:value-type="float" office:value="5.8940289442889093E-2"/>
          <table:table-cell office:value-type="float" office:value="1.244278540639026E-2"/>
          <table:table-cell office:value-type="float" office:value="0.21110831867303342"/>
          <table:table-cell/>
          <table:table-cell office:value-type="float" office:value="2992"/>
          <table:table-cell office:value-type="float" office:value="994"/>
          <table:table-cell office:value-type="float" office:value="6971"/>
          <table:table-cell office:value-type="float" office:value="1834"/>
          <table:table-cell office:value-type="float" office:value="0.10326030603326963"/>
          <table:table-cell office:value-type="float" office:value="2.7166748137285399E-2"/>
          <table:table-cell office:value-type="float" office:value="0.26308994405393776"/>
          <table:table-cell/>
          <table:table-cell office:value-type="float" office:value="2219"/>
          <table:table-cell office:value-type="float" office:value="833"/>
          <table:table-cell office:value-type="float" office:value="9190"/>
          <table:table-cell office:value-type="float" office:value="2667"/>
          <table:table-cell office:value-type="float" office:value="0.13612999748181723"/>
          <table:table-cell office:value-type="float" office:value="3.9505843665289073E-2"/>
          <table:table-cell office:value-type="float" office:value="0.29020674646354733"/>
          <table:table-cell/>
          <table:table-cell office:value-type="float" office:value="2189"/>
          <table:table-cell office:value-type="float" office:value="814"/>
          <table:table-cell office:value-type="float" office:value="11379"/>
          <table:table-cell office:value-type="float" office:value="3481"/>
          <table:table-cell office:value-type="float" office:value="0.16855530373727948"/>
          <table:table-cell office:value-type="float" office:value="5.1563495237672015E-2"/>
          <table:table-cell office:value-type="float" office:value="0.30591440372616224"/>
          <table:table-cell office:value-type="string" office:string-value="Bexley"/>
          <table:table-cell/>
          <table:table-cell office:value-type="float" office:value="-3.1444696262720534E-2"/>
          <table:table-cell office:value-type="float" office:value="2122.8000000000006"/>
          <table:table-cell/>
          <table:table-cell office:value-type="float" office:value="2844.75"/>
          <table:table-cell/>
          <table:table-cell office:value-type="float" office:value="-8.0436504762327998E-2"/>
          <table:table-cell office:value-type="float" office:value="5430.188000000001"/>
          <table:table-cell/>
          <table:table-cell office:value-type="float" office:value="870.25"/>
          <table:table-cell table:number-columns-repeated="16339"/>
        </table:table-row>
        <table:table-row>
          <table:table-cell/>
          <table:table-cell office:value-type="string" office:string-value="Brent"/>
          <table:table-cell office:value-type="float" office:value="77058"/>
          <table:table-cell office:value-type="float" office:value="6610"/>
          <table:table-cell office:value-type="float" office:value="2264"/>
          <table:table-cell office:value-type="float" office:value="6610"/>
          <table:table-cell office:value-type="float" office:value="2264"/>
          <table:table-cell office:value-type="float" office:value="8.5779542682135529E-2"/>
          <table:table-cell office:value-type="float" office:value="2.9380466661475771E-2"/>
          <table:table-cell office:value-type="float" office:value="0.34251134644478065"/>
          <table:table-cell/>
          <table:table-cell office:value-type="float" office:value="4762"/>
          <table:table-cell office:value-type="float" office:value="3084"/>
          <table:table-cell office:value-type="float" office:value="11372"/>
          <table:table-cell office:value-type="float" office:value="5348"/>
          <table:table-cell office:value-type="float" office:value="0.14757714967946223"/>
          <table:table-cell office:value-type="float" office:value="6.9402268421189239E-2"/>
          <table:table-cell office:value-type="float" office:value="0.47027787548364403"/>
          <table:table-cell/>
          <table:table-cell office:value-type="float" office:value="3929"/>
          <table:table-cell office:value-type="float" office:value="2598"/>
          <table:table-cell office:value-type="float" office:value="15301"/>
          <table:table-cell office:value-type="float" office:value="7946"/>
          <table:table-cell office:value-type="float" office:value="0.19856471748553037"/>
          <table:table-cell office:value-type="float" office:value="0.10311713254950816"/>
          <table:table-cell office:value-type="float" office:value="0.51931246323769686"/>
          <table:table-cell/>
          <table:table-cell office:value-type="float" office:value="3619"/>
          <table:table-cell office:value-type="float" office:value="2507"/>
          <table:table-cell office:value-type="float" office:value="18920"/>
          <table:table-cell office:value-type="float" office:value="10453"/>
          <table:table-cell office:value-type="float" office:value="0.24552934153494771"/>
          <table:table-cell office:value-type="float" office:value="0.1356510680266812"/>
          <table:table-cell office:value-type="float" office:value="0.55248414376321353"/>
          <table:table-cell office:value-type="string" office:string-value="Brent"/>
          <table:table-cell/>
          <table:table-cell office:value-type="float" office:value="4.5529341534947698E-2"/>
          <table:table-cell office:value-type="string" office:string-value="-"/>
          <table:table-cell/>
          <table:table-cell office:value-type="float" office:value="4730"/>
          <table:table-cell/>
          <table:table-cell office:value-type="float" office:value="3.6510680266811923E-3"/>
          <table:table-cell office:value-type="string" office:string-value="-"/>
          <table:table-cell/>
          <table:table-cell office:value-type="float" office:value="2613.25"/>
          <table:table-cell table:number-columns-repeated="16339"/>
        </table:table-row>
        <table:table-row>
          <table:table-cell/>
          <table:table-cell office:value-type="string" office:string-value="Bromley"/>
          <table:table-cell office:value-type="float" office:value="94312"/>
          <table:table-cell office:value-type="float" office:value="4573"/>
          <table:table-cell office:value-type="float" office:value="2027"/>
          <table:table-cell office:value-type="float" office:value="4573"/>
          <table:table-cell office:value-type="float" office:value="2027"/>
          <table:table-cell office:value-type="float" office:value="4.8487997285605225E-2"/>
          <table:table-cell office:value-type="float" office:value="2.1492493001950972E-2"/>
          <table:table-cell office:value-type="float" office:value="0.44325388147824185"/>
          <table:table-cell/>
          <table:table-cell office:value-type="float" office:value="4964"/>
          <table:table-cell office:value-type="float" office:value="1877"/>
          <table:table-cell office:value-type="float" office:value="9537"/>
          <table:table-cell office:value-type="float" office:value="3904"/>
          <table:table-cell office:value-type="float" office:value="0.1011218084655187"/>
          <table:table-cell office:value-type="float" office:value="4.139452031554839E-2"/>
          <table:table-cell office:value-type="float" office:value="0.40935304603124673"/>
          <table:table-cell/>
          <table:table-cell office:value-type="float" office:value="5440"/>
          <table:table-cell office:value-type="float" office:value="2463"/>
          <table:table-cell office:value-type="float" office:value="14977"/>
          <table:table-cell office:value-type="float" office:value="6367"/>
          <table:table-cell office:value-type="float" office:value="0.15880269742980746"/>
          <table:table-cell office:value-type="float" office:value="6.750996691831368E-2"/>
          <table:table-cell office:value-type="float" office:value="0.42511851505641984"/>
          <table:table-cell/>
          <table:table-cell office:value-type="float" office:value="3771"/>
          <table:table-cell office:value-type="float" office:value="1752"/>
          <table:table-cell office:value-type="float" office:value="18748"/>
          <table:table-cell office:value-type="float" office:value="8119"/>
          <table:table-cell office:value-type="float" office:value="0.19878700483501568"/>
          <table:table-cell office:value-type="float" office:value="8.6086606158283147E-2"/>
          <table:table-cell office:value-type="float" office:value="0.43305952634947725"/>
          <table:table-cell office:value-type="string" office:string-value="Bromley"/>
          <table:table-cell/>
          <table:table-cell office:value-type="float" office:value="-1.2129951649843262E-3"/>
          <table:table-cell office:value-type="float" office:value="114.40000000000178"/>
          <table:table-cell/>
          <table:table-cell office:value-type="float" office:value="4687"/>
          <table:table-cell/>
          <table:table-cell office:value-type="float" office:value="-4.591339384171686E-2"/>
          <table:table-cell office:value-type="float" office:value="4330.1840000000002"/>
          <table:table-cell/>
          <table:table-cell office:value-type="float" office:value="2029.75"/>
          <table:table-cell table:number-columns-repeated="16339"/>
        </table:table-row>
        <table:table-row>
          <table:table-cell/>
          <table:table-cell office:value-type="string" office:string-value="Camden"/>
          <table:table-cell office:value-type="float" office:value="53442"/>
          <table:table-cell office:value-type="float" office:value="3624"/>
          <table:table-cell office:value-type="float" office:value="1299"/>
          <table:table-cell office:value-type="float" office:value="3624"/>
          <table:table-cell office:value-type="float" office:value="1299"/>
          <table:table-cell office:value-type="float" office:value="6.7811833389468959E-2"/>
          <table:table-cell office:value-type="float" office:value="2.4306725047715281E-2"/>
          <table:table-cell office:value-type="float" office:value="0.35844370860927155"/>
          <table:table-cell/>
          <table:table-cell office:value-type="float" office:value="2911"/>
          <table:table-cell office:value-type="float" office:value="1968"/>
          <table:table-cell office:value-type="float" office:value="6535"/>
          <table:table-cell office:value-type="float" office:value="3267"/>
          <table:table-cell office:value-type="float" office:value="0.12228210022080012"/>
          <table:table-cell office:value-type="float" office:value="6.1131694173122267E-2"/>
          <table:table-cell office:value-type="float" office:value="0.49992348890589133"/>
          <table:table-cell/>
          <table:table-cell office:value-type="float" office:value="2280"/>
          <table:table-cell office:value-type="float" office:value="1445"/>
          <table:table-cell office:value-type="float" office:value="8815"/>
          <table:table-cell office:value-type="float" office:value="4712"/>
          <table:table-cell office:value-type="float" office:value="0.16494517420755211"/>
          <table:table-cell office:value-type="float" office:value="8.8170352905954125E-2"/>
          <table:table-cell office:value-type="float" office:value="0.53454339194554734"/>
          <table:table-cell/>
          <table:table-cell office:value-type="float" office:value="2346"/>
          <table:table-cell office:value-type="float" office:value="1485"/>
          <table:table-cell office:value-type="float" office:value="11161"/>
          <table:table-cell office:value-type="float" office:value="6197"/>
          <table:table-cell office:value-type="float" office:value="0.20884323191497325"/>
          <table:table-cell office:value-type="float" office:value="0.11595748662100969"/>
          <table:table-cell office:value-type="float" office:value="0.55523698593316007"/>
          <table:table-cell office:value-type="string" office:string-value="Camden"/>
          <table:table-cell/>
          <table:table-cell office:value-type="float" office:value="8.843231914973243E-3"/>
          <table:table-cell office:value-type="string" office:string-value="-"/>
          <table:table-cell/>
          <table:table-cell office:value-type="float" office:value="2790.25"/>
          <table:table-cell/>
          <table:table-cell office:value-type="float" office:value="-1.604251337899032E-2"/>
          <table:table-cell office:value-type="float" office:value="857.34400000000062"/>
          <table:table-cell/>
          <table:table-cell office:value-type="float" office:value="1549.25"/>
          <table:table-cell table:number-columns-repeated="16339"/>
        </table:table-row>
        <table:table-row>
          <table:table-cell/>
          <table:table-cell office:value-type="string" office:string-value="City of London"/>
          <table:table-cell office:value-type="float" office:value="2531"/>
          <table:table-cell office:value-type="float" office:value="55"/>
          <table:table-cell office:value-type="float" office:value="54"/>
          <table:table-cell office:value-type="float" office:value="55"/>
          <table:table-cell office:value-type="float" office:value="31"/>
          <table:table-cell office:value-type="float" office:value="2.1730541288028447E-2"/>
          <table:table-cell office:value-type="float" office:value="1.2248123271434215E-2"/>
          <table:table-cell office:value-type="float" office:value="0.5636363636363636"/>
          <table:table-cell/>
          <table:table-cell office:value-type="float" office:value="107"/>
          <table:table-cell office:value-type="float" office:value="81"/>
          <table:table-cell office:value-type="float" office:value="162"/>
          <table:table-cell office:value-type="float" office:value="112"/>
          <table:table-cell office:value-type="float" office:value="6.4006321612011058E-2"/>
          <table:table-cell office:value-type="float" office:value="4.4251284077439744E-2"/>
          <table:table-cell office:value-type="float" office:value="0.69135802469135799"/>
          <table:table-cell/>
          <table:table-cell office:value-type="float" office:value="87"/>
          <table:table-cell office:value-type="float" office:value="52"/>
          <table:table-cell office:value-type="float" office:value="249"/>
          <table:table-cell office:value-type="float" office:value="164"/>
          <table:table-cell office:value-type="float" office:value="9.8380086922165155E-2"/>
          <table:table-cell office:value-type="float" office:value="6.4796523113393914E-2"/>
          <table:table-cell office:value-type="float" office:value="0.65863453815261042"/>
          <table:table-cell/>
          <table:table-cell office:value-type="float" office:value="63"/>
          <table:table-cell office:value-type="float" office:value="56"/>
          <table:table-cell office:value-type="float" office:value="312"/>
          <table:table-cell office:value-type="float" office:value="220"/>
          <table:table-cell office:value-type="float" office:value="0.12327143421572501"/>
          <table:table-cell office:value-type="float" office:value="8.6922165152113789E-2"/>
          <table:table-cell office:value-type="float" office:value="0.70512820512820518"/>
          <table:table-cell office:value-type="string" office:string-value="City of London"/>
          <table:table-cell/>
          <table:table-cell office:value-type="float" office:value="-7.6728565784275005E-2"/>
          <table:table-cell office:value-type="float" office:value="194.20000000000005"/>
          <table:table-cell/>
          <table:table-cell office:value-type="float" office:value="78"/>
          <table:table-cell/>
          <table:table-cell office:value-type="float" office:value="-4.5077834847886217E-2"/>
          <table:table-cell office:value-type="float" office:value="114.09200000000001"/>
          <table:table-cell/>
          <table:table-cell office:value-type="float" office:value="55"/>
          <table:table-cell table:number-columns-repeated="16339"/>
        </table:table-row>
        <table:table-row>
          <table:table-cell/>
          <table:table-cell office:value-type="string" office:string-value="Croydon"/>
          <table:table-cell office:value-type="float" office:value="99940"/>
          <table:table-cell office:value-type="float" office:value="4217"/>
          <table:table-cell office:value-type="float" office:value="1702"/>
          <table:table-cell office:value-type="float" office:value="4217"/>
          <table:table-cell office:value-type="float" office:value="1702"/>
          <table:table-cell office:value-type="float" office:value="4.2195317190314191E-2"/>
          <table:table-cell office:value-type="float" office:value="1.7030218130878527E-2"/>
          <table:table-cell office:value-type="float" office:value="0.40360445814560114"/>
          <table:table-cell/>
          <table:table-cell office:value-type="float" office:value="5365"/>
          <table:table-cell office:value-type="float" office:value="1746"/>
          <table:table-cell office:value-type="float" office:value="9582"/>
          <table:table-cell office:value-type="float" office:value="3448"/>
          <table:table-cell office:value-type="float" office:value="9.5877526515909542E-2"/>
          <table:table-cell office:value-type="float" office:value="3.4500700420252155E-2"/>
          <table:table-cell office:value-type="float" office:value="0.35984136923398036"/>
          <table:table-cell/>
          <table:table-cell office:value-type="float" office:value="4353"/>
          <table:table-cell office:value-type="float" office:value="1458"/>
          <table:table-cell office:value-type="float" office:value="13935"/>
          <table:table-cell office:value-type="float" office:value="4906"/>
          <table:table-cell office:value-type="float" office:value="0.13943366019611766"/>
          <table:table-cell office:value-type="float" office:value="4.9089453672203319E-2"/>
          <table:table-cell office:value-type="float" office:value="0.35206315034086832"/>
          <table:table-cell/>
          <table:table-cell office:value-type="float" office:value="2060"/>
          <table:table-cell office:value-type="float" office:value="1359"/>
          <table:table-cell office:value-type="float" office:value="15995"/>
          <table:table-cell office:value-type="float" office:value="6265"/>
          <table:table-cell office:value-type="float" office:value="0.16004602761656994"/>
          <table:table-cell office:value-type="float" office:value="6.2687612567540518E-2"/>
          <table:table-cell office:value-type="float" office:value="0.39168490153172869"/>
          <table:table-cell office:value-type="string" office:string-value="Croydon"/>
          <table:table-cell/>
          <table:table-cell office:value-type="float" office:value="-3.995397238343007E-2"/>
          <table:table-cell office:value-type="float" office:value="3993.0000000000014"/>
          <table:table-cell/>
          <table:table-cell office:value-type="float" office:value="3998.75"/>
          <table:table-cell/>
          <table:table-cell office:value-type="float" office:value="-6.9312387432459488E-2"/>
          <table:table-cell office:value-type="float" office:value="6927.0800000000008"/>
          <table:table-cell/>
          <table:table-cell office:value-type="float" office:value="1566.25"/>
          <table:table-cell table:number-columns-repeated="16339"/>
        </table:table-row>
        <table:table-row>
          <table:table-cell/>
          <table:table-cell office:value-type="string" office:string-value="Ealing"/>
          <table:table-cell office:value-type="float" office:value="74591"/>
          <table:table-cell office:value-type="float" office:value="4778"/>
          <table:table-cell office:value-type="float" office:value="3057"/>
          <table:table-cell office:value-type="float" office:value="4778"/>
          <table:table-cell office:value-type="float" office:value="3057"/>
          <table:table-cell office:value-type="float" office:value="6.4055985306538318E-2"/>
          <table:table-cell office:value-type="float" office:value="4.0983496668498882E-2"/>
          <table:table-cell office:value-type="float" office:value="0.63980745081624113"/>
          <table:table-cell/>
          <table:table-cell office:value-type="float" office:value="5227"/>
          <table:table-cell office:value-type="float" office:value="2847"/>
          <table:table-cell office:value-type="float" office:value="10005"/>
          <table:table-cell office:value-type="float" office:value="5904"/>
          <table:table-cell office:value-type="float" office:value="0.13413146358139721"/>
          <table:table-cell office:value-type="float" office:value="7.9151640278317753E-2"/>
          <table:table-cell office:value-type="float" office:value="0.59010494752623688"/>
          <table:table-cell/>
          <table:table-cell office:value-type="float" office:value="3017"/>
          <table:table-cell office:value-type="float" office:value="2713"/>
          <table:table-cell office:value-type="float" office:value="13022"/>
          <table:table-cell office:value-type="float" office:value="8617"/>
          <table:table-cell office:value-type="float" office:value="0.17457870252443325"/>
          <table:table-cell office:value-type="float" office:value="0.11552332050783606"/>
          <table:table-cell office:value-type="float" office:value="0.66172630932268472"/>
          <table:table-cell/>
          <table:table-cell office:value-type="float" office:value="3651"/>
          <table:table-cell office:value-type="float" office:value="3106"/>
          <table:table-cell office:value-type="float" office:value="16673"/>
          <table:table-cell office:value-type="float" office:value="11723"/>
          <table:table-cell office:value-type="float" office:value="0.22352562641605556"/>
          <table:table-cell office:value-type="float" office:value="0.15716373289002694"/>
          <table:table-cell office:value-type="float" office:value="0.70311281712949081"/>
          <table:table-cell office:value-type="string" office:string-value="Ealing"/>
          <table:table-cell/>
          <table:table-cell office:value-type="float" office:value="2.3525626416055545E-2"/>
          <table:table-cell office:value-type="string" office:string-value="-"/>
          <table:table-cell/>
          <table:table-cell office:value-type="float" office:value="4168.25"/>
          <table:table-cell/>
          <table:table-cell office:value-type="float" office:value="2.5163732890026935E-2"/>
          <table:table-cell office:value-type="string" office:string-value="-"/>
          <table:table-cell/>
          <table:table-cell office:value-type="float" office:value="2930.75"/>
          <table:table-cell table:number-columns-repeated="16339"/>
        </table:table-row>
        <table:table-row>
          <table:table-cell/>
          <table:table-cell office:value-type="string" office:string-value="Enfield"/>
          <table:table-cell office:value-type="float" office:value="82961"/>
          <table:table-cell office:value-type="float" office:value="3624"/>
          <table:table-cell office:value-type="float" office:value="1510"/>
          <table:table-cell office:value-type="float" office:value="3624"/>
          <table:table-cell office:value-type="float" office:value="1510"/>
          <table:table-cell office:value-type="float" office:value="4.3683176432299513E-2"/>
          <table:table-cell office:value-type="float" office:value="1.8201323513458132E-2"/>
          <table:table-cell office:value-type="float" office:value="0.41666666666666669"/>
          <table:table-cell/>
          <table:table-cell office:value-type="float" office:value="4267"/>
          <table:table-cell office:value-type="float" office:value="1778"/>
          <table:table-cell office:value-type="float" office:value="7891"/>
          <table:table-cell office:value-type="float" office:value="3288"/>
          <table:table-cell office:value-type="float" office:value="9.511698267860802E-2"/>
          <table:table-cell office:value-type="float" office:value="3.9633080604139295E-2"/>
          <table:table-cell office:value-type="float" office:value="0.41667722722088457"/>
          <table:table-cell/>
          <table:table-cell office:value-type="float" office:value="5676"/>
          <table:table-cell office:value-type="float" office:value="2365"/>
          <table:table-cell office:value-type="float" office:value="13567"/>
          <table:table-cell office:value-type="float" office:value="5653"/>
          <table:table-cell office:value-type="float" office:value="0.1635346729186003"/>
          <table:table-cell office:value-type="float" office:value="6.8140451537469407E-2"/>
          <table:table-cell office:value-type="float" office:value="0.41667280902189135"/>
          <table:table-cell/>
          <table:table-cell office:value-type="float" office:value="10600"/>
          <table:table-cell office:value-type="float" office:value="4417"/>
          <table:table-cell office:value-type="float" office:value="24167"/>
          <table:table-cell office:value-type="float" office:value="10070"/>
          <table:table-cell office:value-type="float" office:value="0.29130555321175011"/>
          <table:table-cell office:value-type="float" office:value="0.12138233627849231"/>
          <table:table-cell office:value-type="float" office:value="0.41668390780816816"/>
          <table:table-cell office:value-type="string" office:string-value="Enfield"/>
          <table:table-cell/>
          <table:table-cell office:value-type="float" office:value="9.1305553211750101E-2"/>
          <table:table-cell office:value-type="string" office:string-value="-"/>
          <table:table-cell/>
          <table:table-cell office:value-type="float" office:value="6041.75"/>
          <table:table-cell/>
          <table:table-cell office:value-type="float" office:value="-1.06176637215077E-2"/>
          <table:table-cell office:value-type="float" office:value="880.85200000000032"/>
          <table:table-cell/>
          <table:table-cell office:value-type="float" office:value="2517.5"/>
          <table:table-cell table:number-columns-repeated="16339"/>
        </table:table-row>
        <table:table-row>
          <table:table-cell/>
          <table:table-cell office:value-type="string" office:string-value="Greenwich"/>
          <table:table-cell office:value-type="float" office:value="62841"/>
          <table:table-cell office:value-type="float" office:value="2341"/>
          <table:table-cell office:value-type="float" office:value="1283"/>
          <table:table-cell office:value-type="float" office:value="2341"/>
          <table:table-cell office:value-type="float" office:value="1283"/>
          <table:table-cell office:value-type="float" office:value="3.72527490014481E-2"/>
          <table:table-cell office:value-type="float" office:value="2.0416606992250282E-2"/>
          <table:table-cell office:value-type="float" office:value="0.54805638615976082"/>
          <table:table-cell/>
          <table:table-cell office:value-type="float" office:value="2505"/>
          <table:table-cell office:value-type="float" office:value="815"/>
          <table:table-cell office:value-type="float" office:value="4846"/>
          <table:table-cell office:value-type="float" office:value="2098"/>
          <table:table-cell office:value-type="float" office:value="7.7115259146098888E-2"/>
          <table:table-cell office:value-type="float" office:value="3.3385846819751437E-2"/>
          <table:table-cell office:value-type="float" office:value="0.43293437886917047"/>
          <table:table-cell/>
          <table:table-cell office:value-type="float" office:value="1186"/>
          <table:table-cell office:value-type="float" office:value="763"/>
          <table:table-cell office:value-type="float" office:value="6032"/>
          <table:table-cell office:value-type="float" office:value="2861"/>
          <table:table-cell office:value-type="float" office:value="9.5988287901210986E-2"/>
          <table:table-cell office:value-type="float" office:value="4.5527601406724912E-2"/>
          <table:table-cell office:value-type="float" office:value="0.47430371352785144"/>
          <table:table-cell/>
          <table:table-cell office:value-type="float" office:value="4275"/>
          <table:table-cell office:value-type="float" office:value="1456"/>
          <table:table-cell office:value-type="float" office:value="10307"/>
          <table:table-cell office:value-type="float" office:value="4317"/>
          <table:table-cell office:value-type="float" office:value="0.16401712257920784"/>
          <table:table-cell office:value-type="float" office:value="6.8697188141499971E-2"/>
          <table:table-cell office:value-type="float" office:value="0.41884156398564082"/>
          <table:table-cell office:value-type="string" office:string-value="Greenwich"/>
          <table:table-cell/>
          <table:table-cell office:value-type="float" office:value="-3.5982877420792175E-2"/>
          <table:table-cell office:value-type="float" office:value="2261.2000000000012"/>
          <table:table-cell/>
          <table:table-cell office:value-type="float" office:value="2576.75"/>
          <table:table-cell/>
          <table:table-cell office:value-type="float" office:value="-6.3302811858500035E-2"/>
          <table:table-cell office:value-type="float" office:value="3978.0120000000006"/>
          <table:table-cell/>
          <table:table-cell office:value-type="float" office:value="1079.25"/>
          <table:table-cell table:number-columns-repeated="16339"/>
        </table:table-row>
        <table:table-row>
          <table:table-cell/>
          <table:table-cell office:value-type="string" office:string-value="Hackney"/>
          <table:table-cell office:value-type="float" office:value="55536"/>
          <table:table-cell office:value-type="float" office:value="2268"/>
          <table:table-cell office:value-type="float" office:value="1716"/>
          <table:table-cell office:value-type="float" office:value="2268"/>
          <table:table-cell office:value-type="float" office:value="1734"/>
          <table:table-cell office:value-type="float" office:value="4.0838375108038026E-2"/>
          <table:table-cell office:value-type="float" office:value="3.1222990492653414E-2"/>
          <table:table-cell office:value-type="float" office:value="0.76455026455026454"/>
          <table:table-cell/>
          <table:table-cell office:value-type="float" office:value="3765"/>
          <table:table-cell office:value-type="float" office:value="1943"/>
          <table:table-cell office:value-type="float" office:value="6033"/>
          <table:table-cell office:value-type="float" office:value="3677"/>
          <table:table-cell office:value-type="float" office:value="0.10863223854796888"/>
          <table:table-cell office:value-type="float" office:value="6.620930567559781E-2"/>
          <table:table-cell office:value-type="float" office:value="0.60948118680590091"/>
          <table:table-cell/>
          <table:table-cell office:value-type="float" office:value="1624"/>
          <table:table-cell office:value-type="float" office:value="1722"/>
          <table:table-cell office:value-type="float" office:value="7657"/>
          <table:table-cell office:value-type="float" office:value="5399"/>
          <table:table-cell office:value-type="float" office:value="0.13787453183520598"/>
          <table:table-cell office:value-type="float" office:value="9.7216220109478543E-2"/>
          <table:table-cell office:value-type="float" office:value="0.70510643855295807"/>
          <table:table-cell/>
          <table:table-cell office:value-type="float" office:value="3963"/>
          <table:table-cell office:value-type="float" office:value="2115"/>
          <table:table-cell office:value-type="float" office:value="11620"/>
          <table:table-cell office:value-type="float" office:value="7514"/>
          <table:table-cell office:value-type="float" office:value="0.20923365024488619"/>
          <table:table-cell office:value-type="float" office:value="0.13529962546816479"/>
          <table:table-cell office:value-type="float" office:value="0.64664371772805507"/>
          <table:table-cell office:value-type="string" office:string-value="Hackney"/>
          <table:table-cell/>
          <table:table-cell office:value-type="float" office:value="9.2336502448861768E-3"/>
          <table:table-cell office:value-type="string" office:string-value="-"/>
          <table:table-cell/>
          <table:table-cell office:value-type="float" office:value="2905"/>
          <table:table-cell/>
          <table:table-cell office:value-type="float" office:value="3.2996254681647852E-3"/>
          <table:table-cell office:value-type="string" office:string-value="-"/>
          <table:table-cell/>
          <table:table-cell office:value-type="float" office:value="1878.5"/>
          <table:table-cell table:number-columns-repeated="16339"/>
        </table:table-row>
        <table:table-row>
          <table:table-cell/>
          <table:table-cell office:value-type="string" office:string-value="Hammersmith and Fulham"/>
          <table:table-cell office:value-type="float" office:value="41385"/>
          <table:table-cell office:value-type="float" office:value="6622"/>
          <table:table-cell office:value-type="float" office:value="1300"/>
          <table:table-cell office:value-type="float" office:value="6622"/>
          <table:table-cell office:value-type="float" office:value="1300"/>
          <table:table-cell office:value-type="float" office:value="0.16000966533768274"/>
          <table:table-cell office:value-type="float" office:value="3.1412347468889691E-2"/>
          <table:table-cell office:value-type="float" office:value="0.19631531259438237"/>
          <table:table-cell/>
          <table:table-cell office:value-type="float" office:value="8459"/>
          <table:table-cell office:value-type="float" office:value="1449"/>
          <table:table-cell office:value-type="float" office:value="15081"/>
          <table:table-cell office:value-type="float" office:value="2749"/>
          <table:table-cell office:value-type="float" office:value="0.36440739398332728"/>
          <table:table-cell office:value-type="float" office:value="6.6425033224598279E-2"/>
          <table:table-cell office:value-type="float" office:value="0.18228234201975996"/>
          <table:table-cell/>
          <table:table-cell office:value-type="float" office:value="5571"/>
          <table:table-cell office:value-type="float" office:value="1407"/>
          <table:table-cell office:value-type="float" office:value="20652"/>
          <table:table-cell office:value-type="float" office:value="4156"/>
          <table:table-cell office:value-type="float" office:value="0.49902138455962303"/>
          <table:table-cell office:value-type="float" office:value="0.10042285852361967"/>
          <table:table-cell office:value-type="float" office:value="0.20123958938601588"/>
          <table:table-cell/>
          <table:table-cell office:value-type="float" office:value="797"/>
          <table:table-cell office:value-type="float" office:value="1377"/>
          <table:table-cell office:value-type="float" office:value="21449"/>
          <table:table-cell office:value-type="float" office:value="5533"/>
          <table:table-cell office:value-type="float" office:value="0.51827956989247315"/>
          <table:table-cell office:value-type="float" office:value="0.1336957834964359"/>
          <table:table-cell office:value-type="float" office:value="0.25796074409063358"/>
          <table:table-cell office:value-type="string" office:string-value="Hammersmith and Fulham"/>
          <table:table-cell/>
          <table:table-cell office:value-type="float" office:value="0.31827956989247314"/>
          <table:table-cell office:value-type="string" office:string-value="-"/>
          <table:table-cell/>
          <table:table-cell office:value-type="float" office:value="5362.25"/>
          <table:table-cell/>
          <table:table-cell office:value-type="float" office:value="1.6957834964358987E-3"/>
          <table:table-cell office:value-type="string" office:string-value="-"/>
          <table:table-cell/>
          <table:table-cell office:value-type="float" office:value="1383.25"/>
          <table:table-cell table:number-columns-repeated="16339"/>
        </table:table-row>
        <table:table-row>
          <table:table-cell/>
          <table:table-cell office:value-type="string" office:string-value="Haringey"/>
          <table:table-cell office:value-type="float" office:value="62104"/>
          <table:table-cell office:value-type="float" office:value="3667"/>
          <table:table-cell office:value-type="float" office:value="1535"/>
          <table:table-cell office:value-type="float" office:value="3667"/>
          <table:table-cell office:value-type="float" office:value="1535"/>
          <table:table-cell office:value-type="float" office:value="5.9046116192193743E-2"/>
          <table:table-cell office:value-type="float" office:value="2.4716604405513331E-2"/>
          <table:table-cell office:value-type="float" office:value="0.41859830924461411"/>
          <table:table-cell/>
          <table:table-cell office:value-type="float" office:value="2478"/>
          <table:table-cell office:value-type="float" office:value="1549"/>
          <table:table-cell office:value-type="float" office:value="6145"/>
          <table:table-cell office:value-type="float" office:value="3084"/>
          <table:table-cell office:value-type="float" office:value="9.8946927734123405E-2"/>
          <table:table-cell office:value-type="float" office:value="4.965863712482288E-2"/>
          <table:table-cell office:value-type="float" office:value="0.50187144019528074"/>
          <table:table-cell/>
          <table:table-cell office:value-type="float" office:value="2095"/>
          <table:table-cell office:value-type="float" office:value="1083"/>
          <table:table-cell office:value-type="float" office:value="8240"/>
          <table:table-cell office:value-type="float" office:value="4167"/>
          <table:table-cell office:value-type="float" office:value="0.13268066469148526"/>
          <table:table-cell office:value-type="float" office:value="6.7097127399201345E-2"/>
          <table:table-cell office:value-type="float" office:value="0.50570388349514561"/>
          <table:table-cell/>
          <table:table-cell office:value-type="float" office:value="3711"/>
          <table:table-cell office:value-type="float" office:value="1308"/>
          <table:table-cell office:value-type="float" office:value="11951"/>
          <table:table-cell office:value-type="float" office:value="5475"/>
          <table:table-cell office:value-type="float" office:value="0.19243526986989565"/>
          <table:table-cell office:value-type="float" office:value="8.8158572716733219E-2"/>
          <table:table-cell office:value-type="float" office:value="0.45812065935904944"/>
          <table:table-cell office:value-type="string" office:string-value="Haringey"/>
          <table:table-cell/>
          <table:table-cell office:value-type="float" office:value="-7.5647301301043635E-3"/>
          <table:table-cell office:value-type="float" office:value="469.80000000000138"/>
          <table:table-cell/>
          <table:table-cell office:value-type="float" office:value="2987.75"/>
          <table:table-cell/>
          <table:table-cell office:value-type="float" office:value="-4.3841427283266787E-2"/>
          <table:table-cell office:value-type="float" office:value="2722.7280000000005"/>
          <table:table-cell/>
          <table:table-cell office:value-type="float" office:value="1368.75"/>
          <table:table-cell table:number-columns-repeated="16339"/>
        </table:table-row>
        <table:table-row>
          <table:table-cell/>
          <table:table-cell office:value-type="string" office:string-value="Harrow"/>
          <table:table-cell office:value-type="float" office:value="65291"/>
          <table:table-cell office:value-type="float" office:value="2045"/>
          <table:table-cell office:value-type="float" office:value="1180"/>
          <table:table-cell office:value-type="float" office:value="2045"/>
          <table:table-cell office:value-type="float" office:value="1180"/>
          <table:table-cell office:value-type="float" office:value="3.1321315342083898E-2"/>
          <table:table-cell office:value-type="float" office:value="1.8072935014014184E-2"/>
          <table:table-cell office:value-type="float" office:value="0.57701711491442542"/>
          <table:table-cell/>
          <table:table-cell office:value-type="float" office:value="1101"/>
          <table:table-cell office:value-type="float" office:value="698"/>
          <table:table-cell office:value-type="float" office:value="3146"/>
          <table:table-cell office:value-type="float" office:value="1878"/>
          <table:table-cell office:value-type="float" office:value="4.8184282672956456E-2"/>
          <table:table-cell office:value-type="float" office:value="2.8763535556202233E-2"/>
          <table:table-cell office:value-type="float" office:value="0.59694850603941518"/>
          <table:table-cell/>
          <table:table-cell office:value-type="float" office:value="1823"/>
          <table:table-cell office:value-type="float" office:value="1217"/>
          <table:table-cell office:value-type="float" office:value="4969"/>
          <table:table-cell office:value-type="float" office:value="3095"/>
          <table:table-cell office:value-type="float" office:value="7.6105435664946167E-2"/>
          <table:table-cell office:value-type="float" office:value="4.7403164295232114E-2"/>
          <table:table-cell office:value-type="float" office:value="0.62286174280539341"/>
          <table:table-cell/>
          <table:table-cell office:value-type="float" office:value="1404"/>
          <table:table-cell office:value-type="float" office:value="519"/>
          <table:table-cell office:value-type="float" office:value="6373"/>
          <table:table-cell office:value-type="float" office:value="3614"/>
          <table:table-cell office:value-type="float" office:value="9.7609165122298627E-2"/>
          <table:table-cell office:value-type="float" office:value="5.5352192492073946E-2"/>
          <table:table-cell office:value-type="float" office:value="0.56707986819394318"/>
          <table:table-cell office:value-type="string" office:string-value="Harrow"/>
          <table:table-cell/>
          <table:table-cell office:value-type="float" office:value="-0.10239083487770138"/>
          <table:table-cell office:value-type="float" office:value="6685.2000000000007"/>
          <table:table-cell/>
          <table:table-cell office:value-type="float" office:value="1593.25"/>
          <table:table-cell/>
          <table:table-cell office:value-type="float" office:value="-7.6647807507926061E-2"/>
          <table:table-cell office:value-type="float" office:value="5004.4120000000003"/>
          <table:table-cell/>
          <table:table-cell office:value-type="float" office:value="903.5"/>
          <table:table-cell table:number-columns-repeated="16339"/>
        </table:table-row>
        <table:table-row>
          <table:table-cell/>
          <table:table-cell office:value-type="string" office:string-value="Havering"/>
          <table:table-cell office:value-type="float" office:value="70777"/>
          <table:table-cell office:value-type="float" office:value="3125"/>
          <table:table-cell office:value-type="float" office:value="1428"/>
          <table:table-cell office:value-type="float" office:value="3125"/>
          <table:table-cell office:value-type="float" office:value="1387"/>
          <table:table-cell office:value-type="float" office:value="4.4152761490314649E-2"/>
          <table:table-cell office:value-type="float" office:value="1.9596761659861253E-2"/>
          <table:table-cell office:value-type="float" office:value="0.44384000000000001"/>
          <table:table-cell/>
          <table:table-cell office:value-type="float" office:value="1985"/>
          <table:table-cell office:value-type="float" office:value="1329"/>
          <table:table-cell office:value-type="float" office:value="5110"/>
          <table:table-cell office:value-type="float" office:value="2716"/>
          <table:table-cell office:value-type="float" office:value="7.2198595588962522E-2"/>
          <table:table-cell office:value-type="float" office:value="3.8374048066462267E-2"/>
          <table:table-cell office:value-type="float" office:value="0.53150684931506853"/>
          <table:table-cell/>
          <table:table-cell office:value-type="float" office:value="1555"/>
          <table:table-cell office:value-type="float" office:value="1206"/>
          <table:table-cell office:value-type="float" office:value="6665"/>
          <table:table-cell office:value-type="float" office:value="3922"/>
          <table:table-cell office:value-type="float" office:value="9.4169009706543086E-2"/>
          <table:table-cell office:value-type="float" office:value="5.5413481780804498E-2"/>
          <table:table-cell office:value-type="float" office:value="0.58844711177794451"/>
          <table:table-cell/>
          <table:table-cell office:value-type="float" office:value="1308"/>
          <table:table-cell office:value-type="float" office:value="890"/>
          <table:table-cell office:value-type="float" office:value="7973"/>
          <table:table-cell office:value-type="float" office:value="4812"/>
          <table:table-cell office:value-type="float" office:value="0.11264958955592919"/>
          <table:table-cell office:value-type="float" office:value="6.798818825324611E-2"/>
          <table:table-cell office:value-type="float" office:value="0.60353693716292489"/>
          <table:table-cell office:value-type="string" office:string-value="Havering"/>
          <table:table-cell/>
          <table:table-cell office:value-type="float" office:value="-8.7350410444070825E-2"/>
          <table:table-cell office:value-type="float" office:value="6182.4000000000005"/>
          <table:table-cell/>
          <table:table-cell office:value-type="float" office:value="1993.25"/>
          <table:table-cell/>
          <table:table-cell office:value-type="float" office:value="-6.4011811746753897E-2"/>
          <table:table-cell office:value-type="float" office:value="4530.5640000000003"/>
          <table:table-cell/>
          <table:table-cell office:value-type="float" office:value="1203"/>
          <table:table-cell table:number-columns-repeated="16339"/>
        </table:table-row>
        <table:table-row>
          <table:table-cell/>
          <table:table-cell office:value-type="string" office:string-value="Hillingdon"/>
          <table:table-cell office:value-type="float" office:value="72893"/>
          <table:table-cell office:value-type="float" office:value="2217"/>
          <table:table-cell office:value-type="float" office:value="1435"/>
          <table:table-cell office:value-type="float" office:value="2217"/>
          <table:table-cell office:value-type="float" office:value="1435"/>
          <table:table-cell office:value-type="float" office:value="3.0414443087813645E-2"/>
          <table:table-cell office:value-type="float" office:value="1.9686389639608743E-2"/>
          <table:table-cell office:value-type="float" office:value="0.64727108705457825"/>
          <table:table-cell/>
          <table:table-cell office:value-type="float" office:value="2256"/>
          <table:table-cell office:value-type="float" office:value="1849"/>
          <table:table-cell office:value-type="float" office:value="4473"/>
          <table:table-cell office:value-type="float" office:value="3284"/>
          <table:table-cell office:value-type="float" office:value="6.1363916974195055E-2"/>
          <table:table-cell office:value-type="float" office:value="4.5052336987090665E-2"/>
          <table:table-cell office:value-type="float" office:value="0.73418287502794544"/>
          <table:table-cell/>
          <table:table-cell office:value-type="float" office:value="2539"/>
          <table:table-cell office:value-type="float" office:value="1751"/>
          <table:table-cell office:value-type="float" office:value="7012"/>
          <table:table-cell office:value-type="float" office:value="5035"/>
          <table:table-cell office:value-type="float" office:value="9.6195793834798954E-2"/>
          <table:table-cell office:value-type="float" office:value="6.9073847968940782E-2"/>
          <table:table-cell office:value-type="float" office:value="0.71805476326297779"/>
          <table:table-cell/>
          <table:table-cell office:value-type="float" office:value="4423"/>
          <table:table-cell office:value-type="float" office:value="2665"/>
          <table:table-cell office:value-type="float" office:value="11435"/>
          <table:table-cell office:value-type="float" office:value="7700"/>
          <table:table-cell office:value-type="float" office:value="0.15687377388775328"/>
          <table:table-cell office:value-type="float" office:value="0.10563428587107129"/>
          <table:table-cell office:value-type="float" office:value="0.67337122868386534"/>
          <table:table-cell office:value-type="string" office:string-value="Hillingdon"/>
          <table:table-cell/>
          <table:table-cell office:value-type="float" office:value="-4.3126226112246729E-2"/>
          <table:table-cell office:value-type="float" office:value="3143.6000000000008"/>
          <table:table-cell/>
          <table:table-cell office:value-type="float" office:value="2858.75"/>
          <table:table-cell/>
          <table:table-cell office:value-type="float" office:value="-2.6365714128928713E-2"/>
          <table:table-cell office:value-type="float" office:value="1921.8760000000007"/>
          <table:table-cell/>
          <table:table-cell office:value-type="float" office:value="1925"/>
          <table:table-cell table:number-columns-repeated="16339"/>
        </table:table-row>
        <table:table-row>
          <table:table-cell/>
          <table:table-cell office:value-type="string" office:string-value="Hounslow"/>
          <table:table-cell office:value-type="float" office:value="59788"/>
          <table:table-cell office:value-type="float" office:value="5483"/>
          <table:table-cell office:value-type="float" office:value="2720"/>
          <table:table-cell office:value-type="float" office:value="5483"/>
          <table:table-cell office:value-type="float" office:value="2720"/>
          <table:table-cell office:value-type="float" office:value="9.1707366026627421E-2"/>
          <table:table-cell office:value-type="float" office:value="4.5494079079413927E-2"/>
          <table:table-cell office:value-type="float" office:value="0.49607878898413277"/>
          <table:table-cell/>
          <table:table-cell office:value-type="float" office:value="4709"/>
          <table:table-cell office:value-type="float" office:value="2889"/>
          <table:table-cell office:value-type="float" office:value="10192"/>
          <table:table-cell office:value-type="float" office:value="5609"/>
          <table:table-cell office:value-type="float" office:value="0.17046899043286279"/>
          <table:table-cell office:value-type="float" office:value="9.3814812336923792E-2"/>
          <table:table-cell office:value-type="float" office:value="0.55033359497645207"/>
          <table:table-cell/>
          <table:table-cell office:value-type="float" office:value="1881"/>
          <table:table-cell office:value-type="float" office:value="1982"/>
          <table:table-cell office:value-type="float" office:value="12073"/>
          <table:table-cell office:value-type="float" office:value="7591"/>
          <table:table-cell office:value-type="float" office:value="0.20193015320800162"/>
          <table:table-cell office:value-type="float" office:value="0.12696527731317322"/>
          <table:table-cell office:value-type="float" office:value="0.62875838648223303"/>
          <table:table-cell/>
          <table:table-cell office:value-type="float" office:value="2346"/>
          <table:table-cell office:value-type="float" office:value="2228"/>
          <table:table-cell office:value-type="float" office:value="14419"/>
          <table:table-cell office:value-type="float" office:value="9819"/>
          <table:table-cell office:value-type="float" office:value="0.24116879641399611"/>
          <table:table-cell office:value-type="float" office:value="0.16423028032381079"/>
          <table:table-cell office:value-type="float" office:value="0.6809764893543242"/>
          <table:table-cell office:value-type="string" office:string-value="Hounslow"/>
          <table:table-cell/>
          <table:table-cell office:value-type="float" office:value="4.1168796413996095E-2"/>
          <table:table-cell office:value-type="string" office:string-value="-"/>
          <table:table-cell/>
          <table:table-cell office:value-type="float" office:value="3604.75"/>
          <table:table-cell/>
          <table:table-cell office:value-type="float" office:value="3.2230280323810784E-2"/>
          <table:table-cell office:value-type="string" office:string-value="-"/>
          <table:table-cell/>
          <table:table-cell office:value-type="float" office:value="2454.75"/>
          <table:table-cell table:number-columns-repeated="16339"/>
        </table:table-row>
        <table:table-row>
          <table:table-cell/>
          <table:table-cell office:value-type="string" office:string-value="Islington"/>
          <table:table-cell office:value-type="float" office:value="46937"/>
          <table:table-cell office:value-type="float" office:value="3730"/>
          <table:table-cell office:value-type="float" office:value="1430"/>
          <table:table-cell office:value-type="float" office:value="3730"/>
          <table:table-cell office:value-type="float" office:value="1430"/>
          <table:table-cell office:value-type="float" office:value="7.946822336323156E-2"/>
          <table:table-cell office:value-type="float" office:value="3.0466369814858216E-2"/>
          <table:table-cell office:value-type="float" office:value="0.38337801608579086"/>
          <table:table-cell/>
          <table:table-cell office:value-type="float" office:value="2757"/>
          <table:table-cell office:value-type="float" office:value="2050"/>
          <table:table-cell office:value-type="float" office:value="6487"/>
          <table:table-cell office:value-type="float" office:value="3480"/>
          <table:table-cell office:value-type="float" office:value="0.13820653216012954"/>
          <table:table-cell office:value-type="float" office:value="7.4141934934060544E-2"/>
          <table:table-cell office:value-type="float" office:value="0.53645753044550637"/>
          <table:table-cell/>
          <table:table-cell office:value-type="float" office:value="3748"/>
          <table:table-cell office:value-type="float" office:value="1598"/>
          <table:table-cell office:value-type="float" office:value="10235"/>
          <table:table-cell office:value-type="float" office:value="5078"/>
          <table:table-cell office:value-type="float" office:value="0.21805824829026141"/>
          <table:table-cell office:value-type="float" office:value="0.10818757057332169"/>
          <table:table-cell office:value-type="float" office:value="0.49614069369809477"/>
          <table:table-cell/>
          <table:table-cell office:value-type="float" office:value="2877"/>
          <table:table-cell office:value-type="float" office:value="1446"/>
          <table:table-cell office:value-type="float" office:value="13112"/>
          <table:table-cell office:value-type="float" office:value="6524"/>
          <table:table-cell office:value-type="float" office:value="0.27935317553316147"/>
          <table:table-cell office:value-type="float" office:value="0.13899482284764686"/>
          <table:table-cell office:value-type="float" office:value="0.49755948749237339"/>
          <table:table-cell office:value-type="string" office:string-value="Islington"/>
          <table:table-cell/>
          <table:table-cell office:value-type="float" office:value="7.9353175533161457E-2"/>
          <table:table-cell office:value-type="string" office:string-value="-"/>
          <table:table-cell/>
          <table:table-cell office:value-type="float" office:value="3278"/>
          <table:table-cell/>
          <table:table-cell office:value-type="float" office:value="6.9948228476468532E-3"/>
          <table:table-cell office:value-type="string" office:string-value="-"/>
          <table:table-cell/>
          <table:table-cell office:value-type="float" office:value="1631"/>
          <table:table-cell table:number-columns-repeated="16339"/>
        </table:table-row>
        <table:table-row>
          <table:table-cell/>
          <table:table-cell office:value-type="string" office:string-value="Kensington and Chelsea"/>
          <table:table-cell office:value-type="float" office:value="43028"/>
          <table:table-cell office:value-type="float" office:value="6640"/>
          <table:table-cell office:value-type="float" office:value="1362"/>
          <table:table-cell office:value-type="float" office:value="6640"/>
          <table:table-cell office:value-type="float" office:value="1362"/>
          <table:table-cell office:value-type="float" office:value="0.15431811843450777"/>
          <table:table-cell office:value-type="float" office:value="3.165380682346379E-2"/>
          <table:table-cell office:value-type="float" office:value="0.20512048192771085"/>
          <table:table-cell/>
          <table:table-cell office:value-type="float" office:value="8030"/>
          <table:table-cell office:value-type="float" office:value="1605"/>
          <table:table-cell office:value-type="float" office:value="14670"/>
          <table:table-cell office:value-type="float" office:value="2967"/>
          <table:table-cell office:value-type="float" office:value="0.34094078274611883"/>
          <table:table-cell office:value-type="float" office:value="6.8955099005298878E-2"/>
          <table:table-cell office:value-type="float" office:value="0.20224948875255624"/>
          <table:table-cell/>
          <table:table-cell office:value-type="float" office:value="4191"/>
          <table:table-cell office:value-type="float" office:value="1239"/>
          <table:table-cell office:value-type="float" office:value="18861"/>
          <table:table-cell office:value-type="float" office:value="4206"/>
          <table:table-cell office:value-type="float" office:value="0.43834247466765824"/>
          <table:table-cell office:value-type="float" office:value="9.7750302128846334E-2"/>
          <table:table-cell office:value-type="float" office:value="0.22299984094162559"/>
          <table:table-cell/>
          <table:table-cell office:value-type="float" office:value="2182"/>
          <table:table-cell office:value-type="float" office:value="1615"/>
          <table:table-cell office:value-type="float" office:value="21043"/>
          <table:table-cell office:value-type="float" office:value="5821"/>
          <table:table-cell office:value-type="float" office:value="0.4890536394905643"/>
          <table:table-cell office:value-type="float" office:value="0.13528400111555267"/>
          <table:table-cell office:value-type="float" office:value="0.27662405550539371"/>
          <table:table-cell office:value-type="string" office:string-value="Kensington and Chelsea"/>
          <table:table-cell/>
          <table:table-cell office:value-type="float" office:value="0.28905363949056428"/>
          <table:table-cell office:value-type="string" office:string-value="-"/>
          <table:table-cell/>
          <table:table-cell office:value-type="float" office:value="5260.75"/>
          <table:table-cell/>
          <table:table-cell office:value-type="float" office:value="3.2840011155526594E-3"/>
          <table:table-cell office:value-type="string" office:string-value="-"/>
          <table:table-cell/>
          <table:table-cell office:value-type="float" office:value="1455.25"/>
          <table:table-cell table:number-columns-repeated="16339"/>
        </table:table-row>
        <table:table-row>
          <table:table-cell/>
          <table:table-cell office:value-type="string" office:string-value="Kingston upon Thames"/>
          <table:table-cell office:value-type="float" office:value="43580"/>
          <table:table-cell office:value-type="float" office:value="1130"/>
          <table:table-cell office:value-type="float" office:value="983"/>
          <table:table-cell office:value-type="float" office:value="1130"/>
          <table:table-cell office:value-type="float" office:value="983"/>
          <table:table-cell office:value-type="float" office:value="2.5929325378614042E-2"/>
          <table:table-cell office:value-type="float" office:value="2.255621844882974E-2"/>
          <table:table-cell office:value-type="float" office:value="0.86991150442477871"/>
          <table:table-cell/>
          <table:table-cell office:value-type="float" office:value="1031"/>
          <table:table-cell office:value-type="float" office:value="758"/>
          <table:table-cell office:value-type="float" office:value="2161"/>
          <table:table-cell office:value-type="float" office:value="1741"/>
          <table:table-cell office:value-type="float" office:value="4.958696649839376E-2"/>
          <table:table-cell office:value-type="float" office:value="3.9949518127581463E-2"/>
          <table:table-cell office:value-type="float" office:value="0.80564553447478016"/>
          <table:table-cell/>
          <table:table-cell office:value-type="float" office:value="3438"/>
          <table:table-cell office:value-type="float" office:value="832"/>
          <table:table-cell office:value-type="float" office:value="5599"/>
          <table:table-cell office:value-type="float" office:value="2573"/>
          <table:table-cell office:value-type="float" office:value="0.12847636530518586"/>
          <table:table-cell office:value-type="float" office:value="5.904084442404773E-2"/>
          <table:table-cell office:value-type="float" office:value="0.45954634756206464"/>
          <table:table-cell/>
          <table:table-cell office:value-type="float" office:value="6938"/>
          <table:table-cell office:value-type="float" office:value="1505"/>
          <table:table-cell office:value-type="float" office:value="12537"/>
          <table:table-cell office:value-type="float" office:value="4078"/>
          <table:table-cell office:value-type="float" office:value="0.28767783386874712"/>
          <table:table-cell office:value-type="float" office:value="9.3575034419458469E-2"/>
          <table:table-cell office:value-type="float" office:value="0.32527717954853635"/>
          <table:table-cell office:value-type="string" office:string-value="Kingston upon Thames"/>
          <table:table-cell/>
          <table:table-cell office:value-type="float" office:value="8.7677833868747113E-2"/>
          <table:table-cell office:value-type="string" office:string-value="-"/>
          <table:table-cell/>
          <table:table-cell office:value-type="float" office:value="3134.25"/>
          <table:table-cell/>
          <table:table-cell office:value-type="float" office:value="-3.8424965580541537E-2"/>
          <table:table-cell office:value-type="float" office:value="1674.5600000000002"/>
          <table:table-cell/>
          <table:table-cell office:value-type="float" office:value="1019.5"/>
          <table:table-cell table:number-columns-repeated="16339"/>
        </table:table-row>
        <table:table-row>
          <table:table-cell/>
          <table:table-cell office:value-type="string" office:string-value="Lambeth"/>
          <table:table-cell office:value-type="float" office:value="67852"/>
          <table:table-cell office:value-type="float" office:value="10990"/>
          <table:table-cell office:value-type="float" office:value="1493"/>
          <table:table-cell office:value-type="float" office:value="10990"/>
          <table:table-cell office:value-type="float" office:value="1493"/>
          <table:table-cell office:value-type="float" office:value="0.16197017037080705"/>
          <table:table-cell office:value-type="float" office:value="2.2003772917526383E-2"/>
          <table:table-cell office:value-type="float" office:value="0.13585077343039126"/>
          <table:table-cell/>
          <table:table-cell office:value-type="float" office:value="6298"/>
          <table:table-cell office:value-type="float" office:value="1112"/>
          <table:table-cell office:value-type="float" office:value="17288"/>
          <table:table-cell office:value-type="float" office:value="2605"/>
          <table:table-cell office:value-type="float" office:value="0.25478983670341332"/>
          <table:table-cell office:value-type="float" office:value="3.839238342274362E-2"/>
          <table:table-cell office:value-type="float" office:value="0.15068255437297548"/>
          <table:table-cell/>
          <table:table-cell office:value-type="float" office:value="5054"/>
          <table:table-cell office:value-type="float" office:value="1134"/>
          <table:table-cell office:value-type="float" office:value="22342"/>
          <table:table-cell office:value-type="float" office:value="3739"/>
          <table:table-cell office:value-type="float" office:value="0.32927548193126216"/>
          <table:table-cell office:value-type="float" office:value="5.5105229027884221E-2"/>
          <table:table-cell office:value-type="float" office:value="0.16735296750514725"/>
          <table:table-cell/>
          <table:table-cell office:value-type="float" office:value="7443"/>
          <table:table-cell office:value-type="float" office:value="1419"/>
          <table:table-cell office:value-type="float" office:value="29785"/>
          <table:table-cell office:value-type="float" office:value="5158"/>
          <table:table-cell office:value-type="float" office:value="0.43897011141897069"/>
          <table:table-cell office:value-type="float" office:value="7.6018392972941107E-2"/>
          <table:table-cell office:value-type="float" office:value="0.17317441665267752"/>
          <table:table-cell office:value-type="string" office:string-value="Lambeth"/>
          <table:table-cell/>
          <table:table-cell office:value-type="float" office:value="0.23897011141897068"/>
          <table:table-cell office:value-type="string" office:string-value="-"/>
          <table:table-cell/>
          <table:table-cell office:value-type="float" office:value="7446.25"/>
          <table:table-cell/>
          <table:table-cell office:value-type="float" office:value="-5.5981607027058899E-2"/>
          <table:table-cell office:value-type="float" office:value="3798.4640000000004"/>
          <table:table-cell/>
          <table:table-cell office:value-type="float" office:value="1289.5"/>
          <table:table-cell table:number-columns-repeated="16339"/>
        </table:table-row>
        <table:table-row>
          <table:table-cell/>
          <table:table-cell office:value-type="string" office:string-value="Lewisham"/>
          <table:table-cell office:value-type="float" office:value="68990"/>
          <table:table-cell office:value-type="float" office:value="3362"/>
          <table:table-cell office:value-type="float" office:value="1388"/>
          <table:table-cell office:value-type="float" office:value="3362"/>
          <table:table-cell office:value-type="float" office:value="1388"/>
          <table:table-cell office:value-type="float" office:value="4.8731700246412525E-2"/>
          <table:table-cell office:value-type="float" office:value="2.0118857805479055E-2"/>
          <table:table-cell office:value-type="float" office:value="0.41284949434860202"/>
          <table:table-cell/>
          <table:table-cell office:value-type="float" office:value="3449"/>
          <table:table-cell office:value-type="float" office:value="1334"/>
          <table:table-cell office:value-type="float" office:value="6811"/>
          <table:table-cell office:value-type="float" office:value="2722"/>
          <table:table-cell office:value-type="float" office:value="9.8724452819249173E-2"/>
          <table:table-cell office:value-type="float" office:value="3.9454993477315556E-2"/>
          <table:table-cell office:value-type="float" office:value="0.39964762883570693"/>
          <table:table-cell/>
          <table:table-cell office:value-type="float" office:value="2951"/>
          <table:table-cell office:value-type="float" office:value="1194"/>
          <table:table-cell office:value-type="float" office:value="9762"/>
          <table:table-cell office:value-type="float" office:value="3916"/>
          <table:table-cell office:value-type="float" office:value="0.14149876793738222"/>
          <table:table-cell office:value-type="float" office:value="5.6761849543412089E-2"/>
          <table:table-cell office:value-type="float" office:value="0.40114730587994263"/>
          <table:table-cell/>
          <table:table-cell office:value-type="float" office:value="6295"/>
          <table:table-cell office:value-type="float" office:value="1462"/>
          <table:table-cell office:value-type="float" office:value="16057"/>
          <table:table-cell office:value-type="float" office:value="5378"/>
          <table:table-cell office:value-type="float" office:value="0.23274387592404697"/>
          <table:table-cell office:value-type="float" office:value="7.7953326569067977E-2"/>
          <table:table-cell office:value-type="float" office:value="0.33493180544310891"/>
          <table:table-cell office:value-type="string" office:string-value="Lewisham"/>
          <table:table-cell/>
          <table:table-cell office:value-type="float" office:value="3.2743875924046956E-2"/>
          <table:table-cell office:value-type="string" office:string-value="-"/>
          <table:table-cell/>
          <table:table-cell office:value-type="float" office:value="4014.25"/>
          <table:table-cell/>
          <table:table-cell office:value-type="float" office:value="-5.404667343093203E-2"/>
          <table:table-cell office:value-type="float" office:value="3728.6800000000007"/>
          <table:table-cell/>
          <table:table-cell office:value-type="float" office:value="1344.5"/>
          <table:table-cell table:number-columns-repeated="16339"/>
        </table:table-row>
        <table:table-row>
          <table:table-cell/>
          <table:table-cell office:value-type="string" office:string-value="Merton"/>
          <table:table-cell office:value-type="float" office:value="55633"/>
          <table:table-cell office:value-type="float" office:value="1685"/>
          <table:table-cell office:value-type="float" office:value="995"/>
          <table:table-cell office:value-type="float" office:value="1685"/>
          <table:table-cell office:value-type="float" office:value="995"/>
          <table:table-cell office:value-type="float" office:value="3.0287778836302195E-2"/>
          <table:table-cell office:value-type="float" office:value="1.7885068214908418E-2"/>
          <table:table-cell office:value-type="float" office:value="0.59050445103857563"/>
          <table:table-cell/>
          <table:table-cell office:value-type="float" office:value="1738"/>
          <table:table-cell office:value-type="float" office:value="926"/>
          <table:table-cell office:value-type="float" office:value="3423"/>
          <table:table-cell office:value-type="float" office:value="1921"/>
          <table:table-cell office:value-type="float" office:value="6.1528229647870865E-2"/>
          <table:table-cell office:value-type="float" office:value="3.4529865367677458E-2"/>
          <table:table-cell office:value-type="float" office:value="0.5612036225533158"/>
          <table:table-cell/>
          <table:table-cell office:value-type="float" office:value="2498"/>
          <table:table-cell office:value-type="float" office:value="930"/>
          <table:table-cell office:value-type="float" office:value="5921"/>
          <table:table-cell office:value-type="float" office:value="2851"/>
          <table:table-cell office:value-type="float" office:value="0.10642963708590225"/>
          <table:table-cell office:value-type="float" office:value="5.1246562292164725E-2"/>
          <table:table-cell office:value-type="float" office:value="0.48150650228002029"/>
          <table:table-cell/>
          <table:table-cell office:value-type="float" office:value="3119"/>
          <table:table-cell office:value-type="float" office:value="1185"/>
          <table:table-cell office:value-type="float" office:value="9040"/>
          <table:table-cell office:value-type="float" office:value="4036"/>
          <table:table-cell office:value-type="float" office:value="0.16249348408318803"/>
          <table:table-cell office:value-type="float" office:value="7.2546869663688812E-2"/>
          <table:table-cell office:value-type="float" office:value="0.44646017699115043"/>
          <table:table-cell office:value-type="string" office:string-value="Merton"/>
          <table:table-cell/>
          <table:table-cell office:value-type="float" office:value="-3.7506515916811978E-2"/>
          <table:table-cell office:value-type="float" office:value="2086.6000000000008"/>
          <table:table-cell/>
          <table:table-cell office:value-type="float" office:value="2260"/>
          <table:table-cell/>
          <table:table-cell office:value-type="float" office:value="-5.9453130336311194E-2"/>
          <table:table-cell office:value-type="float" office:value="3307.5560000000005"/>
          <table:table-cell/>
          <table:table-cell office:value-type="float" office:value="1009"/>
          <table:table-cell table:number-columns-repeated="16339"/>
        </table:table-row>
        <table:table-row>
          <table:table-cell/>
          <table:table-cell office:value-type="string" office:string-value="Newham"/>
          <table:table-cell office:value-type="float" office:value="62961"/>
          <table:table-cell office:value-type="float" office:value="4606"/>
          <table:table-cell office:value-type="float" office:value="2933"/>
          <table:table-cell office:value-type="float" office:value="4606"/>
          <table:table-cell office:value-type="float" office:value="2933"/>
          <table:table-cell office:value-type="float" office:value="7.3156398405362047E-2"/>
          <table:table-cell office:value-type="float" office:value="4.658439351344483E-2"/>
          <table:table-cell office:value-type="float" office:value="0.63677811550151975"/>
          <table:table-cell/>
          <table:table-cell office:value-type="float" office:value="3858"/>
          <table:table-cell office:value-type="float" office:value="2923"/>
          <table:table-cell office:value-type="float" office:value="8464"/>
          <table:table-cell office:value-type="float" office:value="5856"/>
          <table:table-cell office:value-type="float" office:value="0.13443242642270611"/>
          <table:table-cell office:value-type="float" office:value="9.3009958545766422E-2"/>
          <table:table-cell office:value-type="float" office:value="0.69187145557655949"/>
          <table:table-cell/>
          <table:table-cell office:value-type="float" office:value="3613"/>
          <table:table-cell office:value-type="float" office:value="2497"/>
          <table:table-cell office:value-type="float" office:value="12077"/>
          <table:table-cell office:value-type="float" office:value="8353"/>
          <table:table-cell office:value-type="float" office:value="0.19181715665253093"/>
          <table:table-cell office:value-type="float" office:value="0.13266943028223821"/>
          <table:table-cell office:value-type="float" office:value="0.69164527614473792"/>
          <table:table-cell/>
          <table:table-cell office:value-type="float" office:value="3513"/>
          <table:table-cell office:value-type="float" office:value="2662"/>
          <table:table-cell office:value-type="float" office:value="15590"/>
          <table:table-cell office:value-type="float" office:value="11015"/>
          <table:table-cell office:value-type="float" office:value="0.2476136020711234"/>
          <table:table-cell office:value-type="float" office:value="0.17494957195724337"/>
          <table:table-cell office:value-type="float" office:value="0.70654265554842843"/>
          <table:table-cell office:value-type="string" office:string-value="Newham"/>
          <table:table-cell/>
          <table:table-cell office:value-type="float" office:value="4.761360207112339E-2"/>
          <table:table-cell office:value-type="string" office:string-value="-"/>
          <table:table-cell/>
          <table:table-cell office:value-type="float" office:value="3897.5"/>
          <table:table-cell/>
          <table:table-cell office:value-type="float" office:value="4.294957195724336E-2"/>
          <table:table-cell office:value-type="string" office:string-value="-"/>
          <table:table-cell/>
          <table:table-cell office:value-type="float" office:value="2753.75"/>
          <table:table-cell table:number-columns-repeated="16339"/>
        </table:table-row>
        <table:table-row>
          <table:table-cell/>
          <table:table-cell office:value-type="string" office:string-value="Redbridge"/>
          <table:table-cell office:value-type="float" office:value="64520"/>
          <table:table-cell office:value-type="float" office:value="4203"/>
          <table:table-cell office:value-type="float" office:value="1747"/>
          <table:table-cell office:value-type="float" office:value="4203"/>
          <table:table-cell office:value-type="float" office:value="1742"/>
          <table:table-cell office:value-type="float" office:value="6.5142591444513329E-2"/>
          <table:table-cell office:value-type="float" office:value="2.6999380037197769E-2"/>
          <table:table-cell office:value-type="float" office:value="0.41446585772067573"/>
          <table:table-cell/>
          <table:table-cell office:value-type="float" office:value="2402"/>
          <table:table-cell office:value-type="float" office:value="1753"/>
          <table:table-cell office:value-type="float" office:value="6605"/>
          <table:table-cell office:value-type="float" office:value="3495"/>
          <table:table-cell office:value-type="float" office:value="0.10237135771853689"/>
          <table:table-cell office:value-type="float" office:value="5.4169249845009301E-2"/>
          <table:table-cell office:value-type="float" office:value="0.52914458743376225"/>
          <table:table-cell/>
          <table:table-cell office:value-type="float" office:value="2474"/>
          <table:table-cell office:value-type="float" office:value="1467"/>
          <table:table-cell office:value-type="float" office:value="9079"/>
          <table:table-cell office:value-type="float" office:value="4962"/>
          <table:table-cell office:value-type="float" office:value="0.1407160570365778"/>
          <table:table-cell office:value-type="float" office:value="7.6906385616862985E-2"/>
          <table:table-cell office:value-type="float" office:value="0.54653596211036459"/>
          <table:table-cell/>
          <table:table-cell office:value-type="float" office:value="4371"/>
          <table:table-cell office:value-type="float" office:value="1928"/>
          <table:table-cell office:value-type="float" office:value="13450"/>
          <table:table-cell office:value-type="float" office:value="6890"/>
          <table:table-cell office:value-type="float" office:value="0.20846249225046498"/>
          <table:table-cell office:value-type="float" office:value="0.10678859268443894"/>
          <table:table-cell office:value-type="float" office:value="0.51226765799256502"/>
          <table:table-cell office:value-type="string" office:string-value="Redbridge"/>
          <table:table-cell/>
          <table:table-cell office:value-type="float" office:value="8.4624922504649702E-3"/>
          <table:table-cell office:value-type="string" office:string-value="-"/>
          <table:table-cell/>
          <table:table-cell office:value-type="float" office:value="3362.5"/>
          <table:table-cell/>
          <table:table-cell office:value-type="float" office:value="-2.5211407315561069E-2"/>
          <table:table-cell office:value-type="float" office:value="1626.64"/>
          <table:table-cell/>
          <table:table-cell office:value-type="float" office:value="1722.5"/>
          <table:table-cell table:number-columns-repeated="16339"/>
        </table:table-row>
        <table:table-row>
          <table:table-cell/>
          <table:table-cell office:value-type="string" office:string-value="Richmond upon Thames"/>
          <table:table-cell office:value-type="float" office:value="45028"/>
          <table:table-cell office:value-type="float" office:value="3193"/>
          <table:table-cell office:value-type="float" office:value="1833"/>
          <table:table-cell office:value-type="float" office:value="3193"/>
          <table:table-cell office:value-type="float" office:value="1833"/>
          <table:table-cell office:value-type="float" office:value="7.0911432886204134E-2"/>
          <table:table-cell office:value-type="float" office:value="4.0708003908679041E-2"/>
          <table:table-cell office:value-type="float" office:value="0.57406827435014096"/>
          <table:table-cell/>
          <table:table-cell office:value-type="float" office:value="2940"/>
          <table:table-cell office:value-type="float" office:value="1444"/>
          <table:table-cell office:value-type="float" office:value="6133"/>
          <table:table-cell office:value-type="float" office:value="3277"/>
          <table:table-cell office:value-type="float" office:value="0.13620413964644221"/>
          <table:table-cell office:value-type="float" office:value="7.2776938793639515E-2"/>
          <table:table-cell office:value-type="float" office:value="0.53432251752812654"/>
          <table:table-cell/>
          <table:table-cell office:value-type="float" office:value="1593"/>
          <table:table-cell office:value-type="float" office:value="732"/>
          <table:table-cell office:value-type="float" office:value="7726"/>
          <table:table-cell office:value-type="float" office:value="4009"/>
          <table:table-cell office:value-type="float" office:value="0.17158212667673448"/>
          <table:table-cell office:value-type="float" office:value="8.9033490272719201E-2"/>
          <table:table-cell office:value-type="float" office:value="0.51889723013202171"/>
          <table:table-cell/>
          <table:table-cell office:value-type="float" office:value="1386"/>
          <table:table-cell office:value-type="float" office:value="660"/>
          <table:table-cell office:value-type="float" office:value="9112"/>
          <table:table-cell office:value-type="float" office:value="4669"/>
          <table:table-cell office:value-type="float" office:value="0.20236297414941815"/>
          <table:table-cell office:value-type="float" office:value="0.10369103668828285"/>
          <table:table-cell office:value-type="float" office:value="0.51240122914837571"/>
          <table:table-cell office:value-type="string" office:string-value="Richmond upon Thames"/>
          <table:table-cell/>
          <table:table-cell office:value-type="float" office:value="2.3629741494181344E-3"/>
          <table:table-cell office:value-type="string" office:string-value="-"/>
          <table:table-cell/>
          <table:table-cell office:value-type="float" office:value="2278"/>
          <table:table-cell/>
          <table:table-cell office:value-type="float" office:value="-2.8308963311717159E-2"/>
          <table:table-cell office:value-type="float" office:value="1274.6960000000001"/>
          <table:table-cell/>
          <table:table-cell office:value-type="float" office:value="1167.25"/>
          <table:table-cell table:number-columns-repeated="16339"/>
        </table:table-row>
        <table:table-row>
          <table:table-cell/>
          <table:table-cell office:value-type="string" office:string-value="Southwark"/>
          <table:table-cell office:value-type="float" office:value="67038"/>
          <table:table-cell office:value-type="float" office:value="6644"/>
          <table:table-cell office:value-type="float" office:value="2372"/>
          <table:table-cell office:value-type="float" office:value="6644"/>
          <table:table-cell office:value-type="float" office:value="2372"/>
          <table:table-cell office:value-type="float" office:value="9.9107968614815481E-2"/>
          <table:table-cell office:value-type="float" office:value="3.5382917151466332E-2"/>
          <table:table-cell office:value-type="float" office:value="0.35701384708007222"/>
          <table:table-cell/>
          <table:table-cell office:value-type="float" office:value="4903"/>
          <table:table-cell office:value-type="float" office:value="2123"/>
          <table:table-cell office:value-type="float" office:value="11547"/>
          <table:table-cell office:value-type="float" office:value="4495"/>
          <table:table-cell office:value-type="float" office:value="0.17224559205226886"/>
          <table:table-cell office:value-type="float" office:value="6.7051523016796441E-2"/>
          <table:table-cell office:value-type="float" office:value="0.38927860050229496"/>
          <table:table-cell/>
          <table:table-cell office:value-type="float" office:value="5154"/>
          <table:table-cell office:value-type="float" office:value="2334"/>
          <table:table-cell office:value-type="float" office:value="16701"/>
          <table:table-cell office:value-type="float" office:value="6829"/>
          <table:table-cell office:value-type="float" office:value="0.24912736060144994"/>
          <table:table-cell office:value-type="float" office:value="0.10186759748202512"/>
          <table:table-cell office:value-type="float" office:value="0.40889767079815581"/>
          <table:table-cell/>
          <table:table-cell office:value-type="float" office:value="5063"/>
          <table:table-cell office:value-type="float" office:value="2433"/>
          <table:table-cell office:value-type="float" office:value="21764"/>
          <table:table-cell office:value-type="float" office:value="9262"/>
          <table:table-cell office:value-type="float" office:value="0.32465169008621975"/>
          <table:table-cell office:value-type="float" office:value="0.13816044631403085"/>
          <table:table-cell office:value-type="float" office:value="0.42556515346443669"/>
          <table:table-cell office:value-type="string" office:string-value="Southwark"/>
          <table:table-cell/>
          <table:table-cell office:value-type="float" office:value="0.12465169008621974"/>
          <table:table-cell office:value-type="string" office:string-value="-"/>
          <table:table-cell/>
          <table:table-cell office:value-type="float" office:value="5441"/>
          <table:table-cell/>
          <table:table-cell office:value-type="float" office:value="6.160446314030843E-3"/>
          <table:table-cell office:value-type="string" office:string-value="-"/>
          <table:table-cell/>
          <table:table-cell office:value-type="float" office:value="2315.5"/>
          <table:table-cell table:number-columns-repeated="16339"/>
        </table:table-row>
        <table:table-row>
          <table:table-cell/>
          <table:table-cell office:value-type="string" office:string-value="Sutton"/>
          <table:table-cell office:value-type="float" office:value="55896"/>
          <table:table-cell office:value-type="float" office:value="1892"/>
          <table:table-cell office:value-type="float" office:value="854"/>
          <table:table-cell office:value-type="float" office:value="1892"/>
          <table:table-cell office:value-type="float" office:value="854"/>
          <table:table-cell office:value-type="float" office:value="3.3848575926721053E-2"/>
          <table:table-cell office:value-type="float" office:value="1.5278374123371977E-2"/>
          <table:table-cell office:value-type="float" office:value="0.45137420718816068"/>
          <table:table-cell/>
          <table:table-cell office:value-type="float" office:value="2141"/>
          <table:table-cell office:value-type="float" office:value="968"/>
          <table:table-cell office:value-type="float" office:value="4033"/>
          <table:table-cell office:value-type="float" office:value="1822"/>
          <table:table-cell office:value-type="float" office:value="7.215185344210677E-2"/>
          <table:table-cell office:value-type="float" office:value="3.2596250178903677E-2"/>
          <table:table-cell office:value-type="float" office:value="0.45177287379122244"/>
          <table:table-cell/>
          <table:table-cell office:value-type="float" office:value="3300"/>
          <table:table-cell office:value-type="float" office:value="1082"/>
          <table:table-cell office:value-type="float" office:value="7333"/>
          <table:table-cell office:value-type="float" office:value="2904"/>
          <table:table-cell office:value-type="float" office:value="0.13119006726778304"/>
          <table:table-cell office:value-type="float" office:value="5.1953628166595107E-2"/>
          <table:table-cell office:value-type="float" office:value="0.39601800081821903"/>
          <table:table-cell/>
          <table:table-cell office:value-type="float" office:value="2847"/>
          <table:table-cell office:value-type="float" office:value="1436"/>
          <table:table-cell office:value-type="float" office:value="10180"/>
          <table:table-cell office:value-type="float" office:value="4340"/>
          <table:table-cell office:value-type="float" office:value="0.18212394446829827"/>
          <table:table-cell office:value-type="float" office:value="7.7644196364677259E-2"/>
          <table:table-cell office:value-type="float" office:value="0.4263261296660118"/>
          <table:table-cell office:value-type="string" office:string-value="Sutton"/>
          <table:table-cell/>
          <table:table-cell office:value-type="float" office:value="-1.787605553170174E-2"/>
          <table:table-cell office:value-type="float" office:value="999.2000000000005"/>
          <table:table-cell/>
          <table:table-cell office:value-type="float" office:value="2545"/>
          <table:table-cell/>
          <table:table-cell office:value-type="float" office:value="-5.4355803635322747E-2"/>
          <table:table-cell office:value-type="float" office:value="3038.2720000000004"/>
          <table:table-cell/>
          <table:table-cell office:value-type="float" office:value="1085"/>
          <table:table-cell table:number-columns-repeated="16339"/>
        </table:table-row>
        <table:table-row>
          <table:table-cell/>
          <table:table-cell office:value-type="string" office:string-value="Tower Hamlets"/>
          <table:table-cell office:value-type="float" office:value="45835"/>
          <table:table-cell office:value-type="float" office:value="2931"/>
          <table:table-cell office:value-type="float" office:value="1970"/>
          <table:table-cell office:value-type="float" office:value="2931"/>
          <table:table-cell office:value-type="float" office:value="1970"/>
          <table:table-cell office:value-type="float" office:value="6.3946765572161016E-2"/>
          <table:table-cell office:value-type="float" office:value="4.2980255263444962E-2"/>
          <table:table-cell office:value-type="float" office:value="0.67212555441828725"/>
          <table:table-cell/>
          <table:table-cell office:value-type="float" office:value="3266"/>
          <table:table-cell office:value-type="float" office:value="1860"/>
          <table:table-cell office:value-type="float" office:value="6197"/>
          <table:table-cell office:value-type="float" office:value="3830"/>
          <table:table-cell office:value-type="float" office:value="0.13520235627795352"/>
          <table:table-cell office:value-type="float" office:value="8.3560597796443772E-2"/>
          <table:table-cell office:value-type="float" office:value="0.61804098757463288"/>
          <table:table-cell/>
          <table:table-cell office:value-type="float" office:value="3423"/>
          <table:table-cell office:value-type="float" office:value="1854"/>
          <table:table-cell office:value-type="float" office:value="9620"/>
          <table:table-cell office:value-type="float" office:value="5684"/>
          <table:table-cell office:value-type="float" office:value="0.20988327697174647"/>
          <table:table-cell office:value-type="float" office:value="0.12401003599869095"/>
          <table:table-cell office:value-type="float" office:value="0.59085239085239083"/>
          <table:table-cell/>
          <table:table-cell office:value-type="float" office:value="3332"/>
          <table:table-cell office:value-type="float" office:value="2319"/>
          <table:table-cell office:value-type="float" office:value="12952"/>
          <table:table-cell office:value-type="float" office:value="8003"/>
          <table:table-cell office:value-type="float" office:value="0.2825788153158067"/>
          <table:table-cell office:value-type="float" office:value="0.17460455983418785"/>
          <table:table-cell office:value-type="float" office:value="0.61789684990735017"/>
          <table:table-cell office:value-type="string" office:string-value="Tower Hamlets"/>
          <table:table-cell/>
          <table:table-cell office:value-type="float" office:value="8.2578815315806686E-2"/>
          <table:table-cell office:value-type="string" office:string-value="-"/>
          <table:table-cell/>
          <table:table-cell office:value-type="float" office:value="3238"/>
          <table:table-cell/>
          <table:table-cell office:value-type="float" office:value="4.2604559834187844E-2"/>
          <table:table-cell office:value-type="string" office:string-value="-"/>
          <table:table-cell/>
          <table:table-cell office:value-type="float" office:value="2000.75"/>
          <table:table-cell table:number-columns-repeated="16339"/>
        </table:table-row>
        <table:table-row>
          <table:table-cell/>
          <table:table-cell office:value-type="string" office:string-value="Waltham Forest"/>
          <table:table-cell office:value-type="float" office:value="63566"/>
          <table:table-cell office:value-type="float" office:value="5620"/>
          <table:table-cell office:value-type="float" office:value="2569"/>
          <table:table-cell office:value-type="float" office:value="5620"/>
          <table:table-cell office:value-type="float" office:value="2541"/>
          <table:table-cell office:value-type="float" office:value="8.8412044174558724E-2"/>
          <table:table-cell office:value-type="float" office:value="3.9974200044048704E-2"/>
          <table:table-cell office:value-type="float" office:value="0.45213523131672601"/>
          <table:table-cell/>
          <table:table-cell office:value-type="float" office:value="4320"/>
          <table:table-cell office:value-type="float" office:value="2295"/>
          <table:table-cell office:value-type="float" office:value="9940"/>
          <table:table-cell office:value-type="float" office:value="4836"/>
          <table:table-cell office:value-type="float" office:value="0.15637290375357896"/>
          <table:table-cell office:value-type="float" office:value="7.6078406695403208E-2"/>
          <table:table-cell office:value-type="float" office:value="0.48651911468812875"/>
          <table:table-cell/>
          <table:table-cell office:value-type="float" office:value="4564"/>
          <table:table-cell office:value-type="float" office:value="2066"/>
          <table:table-cell office:value-type="float" office:value="14504"/>
          <table:table-cell office:value-type="float" office:value="6902"/>
          <table:table-cell office:value-type="float" office:value="0.22817229336437719"/>
          <table:table-cell office:value-type="float" office:value="0.10858005852185131"/>
          <table:table-cell office:value-type="float" office:value="0.47586872586872586"/>
          <table:table-cell/>
          <table:table-cell office:value-type="float" office:value="4209"/>
          <table:table-cell office:value-type="float" office:value="2109"/>
          <table:table-cell office:value-type="float" office:value="18713"/>
          <table:table-cell office:value-type="float" office:value="9011"/>
          <table:table-cell office:value-type="float" office:value="0.2943869364125476"/>
          <table:table-cell office:value-type="float" office:value="0.14175817260799797"/>
          <table:table-cell office:value-type="float" office:value="0.4815368994816438"/>
          <table:table-cell office:value-type="string" office:string-value="Waltham Forest"/>
          <table:table-cell/>
          <table:table-cell office:value-type="float" office:value="9.4386936412547584E-2"/>
          <table:table-cell office:value-type="string" office:string-value="-"/>
          <table:table-cell/>
          <table:table-cell office:value-type="float" office:value="4678.25"/>
          <table:table-cell/>
          <table:table-cell office:value-type="float" office:value="9.7581726079979669E-3"/>
          <table:table-cell office:value-type="string" office:string-value="-"/>
          <table:table-cell/>
          <table:table-cell office:value-type="float" office:value="2252.75"/>
          <table:table-cell table:number-columns-repeated="16339"/>
        </table:table-row>
        <table:table-row>
          <table:table-cell/>
          <table:table-cell office:value-type="string" office:string-value="Wandsworth"/>
          <table:table-cell office:value-type="float" office:value="66104"/>
          <table:table-cell office:value-type="float" office:value="6265"/>
          <table:table-cell office:value-type="float" office:value="2500"/>
          <table:table-cell office:value-type="float" office:value="6265"/>
          <table:table-cell office:value-type="float" office:value="2500"/>
          <table:table-cell office:value-type="float" office:value="9.477490015732784E-2"/>
          <table:table-cell office:value-type="float" office:value="3.7819193997337526E-2"/>
          <table:table-cell office:value-type="float" office:value="0.39904229848363926"/>
          <table:table-cell/>
          <table:table-cell office:value-type="float" office:value="6199"/>
          <table:table-cell office:value-type="float" office:value="2662"/>
          <table:table-cell office:value-type="float" office:value="12464"/>
          <table:table-cell office:value-type="float" office:value="5162"/>
          <table:table-cell office:value-type="float" office:value="0.18855137359312599"/>
          <table:table-cell office:value-type="float" office:value="7.8089071765702525E-2"/>
          <table:table-cell office:value-type="float" office:value="0.41415275994865214"/>
          <table:table-cell/>
          <table:table-cell office:value-type="float" office:value="5380"/>
          <table:table-cell office:value-type="float" office:value="2221"/>
          <table:table-cell office:value-type="float" office:value="17844"/>
          <table:table-cell office:value-type="float" office:value="7383"/>
          <table:table-cell office:value-type="float" office:value="0.26993827907539636"/>
          <table:table-cell office:value-type="float" office:value="0.11168764371293718"/>
          <table:table-cell office:value-type="float" office:value="0.41375252185608608"/>
          <table:table-cell/>
          <table:table-cell office:value-type="float" office:value="4522"/>
          <table:table-cell office:value-type="float" office:value="3123"/>
          <table:table-cell office:value-type="float" office:value="22366"/>
          <table:table-cell office:value-type="float" office:value="10506"/>
          <table:table-cell office:value-type="float" office:value="0.33834563717778049"/>
          <table:table-cell office:value-type="float" office:value="0.15893138085441122"/>
          <table:table-cell office:value-type="float" office:value="0.46973084145578109"/>
          <table:table-cell office:value-type="string" office:string-value="Wandsworth"/>
          <table:table-cell/>
          <table:table-cell office:value-type="float" office:value="0.13834563717778048"/>
          <table:table-cell office:value-type="string" office:string-value="-"/>
          <table:table-cell/>
          <table:table-cell office:value-type="float" office:value="5591.5"/>
          <table:table-cell/>
          <table:table-cell office:value-type="float" office:value="2.6931380854411213E-2"/>
          <table:table-cell office:value-type="string" office:string-value="-"/>
          <table:table-cell/>
          <table:table-cell office:value-type="float" office:value="2626.5"/>
          <table:table-cell table:number-columns-repeated="16339"/>
        </table:table-row>
        <table:table-row>
          <table:table-cell/>
          <table:table-cell office:value-type="string" office:string-value="Westminster"/>
          <table:table-cell office:value-type="float" office:value="56095"/>
          <table:table-cell office:value-type="float" office:value="12387"/>
          <table:table-cell office:value-type="float" office:value="1834"/>
          <table:table-cell office:value-type="float" office:value="12387"/>
          <table:table-cell office:value-type="float" office:value="1834"/>
          <table:table-cell office:value-type="float" office:value="0.22082182012657101"/>
          <table:table-cell office:value-type="float" office:value="3.2694536054906853E-2"/>
          <table:table-cell office:value-type="float" office:value="0.14805844837329457"/>
          <table:table-cell/>
          <table:table-cell office:value-type="float" office:value="6120"/>
          <table:table-cell office:value-type="float" office:value="2278"/>
          <table:table-cell office:value-type="float" office:value="18507"/>
          <table:table-cell office:value-type="float" office:value="4112"/>
          <table:table-cell office:value-type="float" office:value="0.32992245298154915"/>
          <table:table-cell office:value-type="float" office:value="7.3304216062037617E-2"/>
          <table:table-cell office:value-type="float" office:value="0.22218619981628573"/>
          <table:table-cell/>
          <table:table-cell office:value-type="float" office:value="6598"/>
          <table:table-cell office:value-type="float" office:value="1732"/>
          <table:table-cell office:value-type="float" office:value="25105"/>
          <table:table-cell office:value-type="float" office:value="5844"/>
          <table:table-cell office:value-type="float" office:value="0.44754434441572333"/>
          <table:table-cell office:value-type="float" office:value="0.10418040823602817"/>
          <table:table-cell office:value-type="float" office:value="0.23278231428002391"/>
          <table:table-cell/>
          <table:table-cell office:value-type="float" office:value="1075"/>
          <table:table-cell office:value-type="float" office:value="1948"/>
          <table:table-cell office:value-type="float" office:value="26180"/>
          <table:table-cell office:value-type="float" office:value="7792"/>
          <table:table-cell office:value-type="float" office:value="0.46670826276851768"/>
          <table:table-cell office:value-type="float" office:value="0.13890721098137088"/>
          <table:table-cell office:value-type="float" office:value="0.29763177998472118"/>
          <table:table-cell office:value-type="string" office:string-value="Westminster"/>
          <table:table-cell/>
          <table:table-cell office:value-type="float" office:value="0.26670826276851767"/>
          <table:table-cell office:value-type="string" office:string-value="-"/>
          <table:table-cell/>
          <table:table-cell office:value-type="float" office:value="6545"/>
          <table:table-cell/>
          <table:table-cell office:value-type="float" office:value="6.9072109813708704E-3"/>
          <table:table-cell office:value-type="string" office:string-value="-"/>
          <table:table-cell/>
          <table:table-cell office:value-type="float" office:value="1948"/>
          <table:table-cell table:number-columns-repeated="16339"/>
        </table:table-row>
        <table:table-row>
          <table:table-cell/>
          <table:table-cell office:value-type="string" office:string-value="LONDON"/>
          <table:table-cell office:value-type="float" office:value="2034932"/>
          <table:table-cell office:value-type="float" office:value="140090"/>
          <table:table-cell office:value-type="float" office:value="54814"/>
          <table:table-cell office:value-type="float" office:value="140090"/>
          <table:table-cell office:value-type="float" office:value="54814"/>
          <table:table-cell office:value-type="float" office:value="6.8842595231683415E-2"/>
          <table:table-cell office:value-type="float" office:value="2.6936526625951137E-2"/>
          <table:table-cell office:value-type="float" office:value="0.39127703619102006"/>
          <table:table-cell/>
          <table:table-cell office:value-type="float" office:value="120507"/>
          <table:table-cell office:value-type="float" office:value="55084"/>
          <table:table-cell office:value-type="float" office:value="260597"/>
          <table:table-cell office:value-type="float" office:value="109898"/>
          <table:table-cell office:value-type="float" office:value="0.1280617730715326"/>
          <table:table-cell office:value-type="float" office:value="5.4005735818199334E-2"/>
          <table:table-cell office:value-type="float" office:value="0.42171628990356758"/>
          <table:table-cell/>
          <table:table-cell office:value-type="float" office:value="107301"/>
          <table:table-cell office:value-type="float" office:value="50242"/>
          <table:table-cell office:value-type="float" office:value="367898"/>
          <table:table-cell office:value-type="float" office:value="160140"/>
          <table:table-cell office:value-type="float" office:value="0.18079129916871914"/>
          <table:table-cell office:value-type="float" office:value="7.8695504321520324E-2"/>
          <table:table-cell office:value-type="float" office:value="0.43528369276266793"/>
          <table:table-cell/>
          <table:table-cell office:value-type="float" office:value="114293"/>
          <table:table-cell office:value-type="float" office:value="57596"/>
          <table:table-cell office:value-type="float" office:value="482191"/>
          <table:table-cell office:value-type="float" office:value="217736"/>
          <table:table-cell office:value-type="float" office:value="0.23695681231608723"/>
          <table:table-cell office:value-type="float" office:value="0.10699915279724334"/>
          <table:table-cell office:value-type="float" office:value="0.45155550393931038"/>
          <table:table-cell office:value-type="string" office:string-value="LONDON"/>
          <table:table-cell/>
          <table:table-cell office:value-type="float" office:value="3.6956812316087218E-2"/>
          <table:table-cell office:value-type="string" office:string-value="-"/>
          <table:table-cell/>
          <table:table-cell office:value-type="float" office:value="120547.75"/>
          <table:table-cell/>
          <table:table-cell office:value-type="float" office:value="-2.5000847202756665E-2"/>
          <table:table-cell office:value-type="float" office:value="50875.024000000027"/>
          <table:table-cell/>
          <table:table-cell office:value-type="float" office:value="54434"/>
          <table:table-cell table:number-columns-repeated="16339"/>
        </table:table-row>
        <table:table-row>
          <table:table-cell/>
          <table:table-cell office:value-type="string" office:string-value="NATIONAL"/>
          <table:table-cell office:value-type="float" office:value="15579278"/>
          <table:table-cell office:value-type="float" office:value="764366"/>
          <table:table-cell office:value-type="float" office:value="340509"/>
          <table:table-cell office:value-type="float" office:value="764366"/>
          <table:table-cell office:value-type="float" office:value="339405"/>
          <table:table-cell office:value-type="float" office:value="4.9062992521219533E-2"/>
          <table:table-cell office:value-type="float" office:value="2.178566940008388E-2"/>
          <table:table-cell office:value-type="float" office:value="0.44403466402220926"/>
          <table:table-cell/>
          <table:table-cell office:value-type="float" office:value="785414"/>
          <table:table-cell office:value-type="float" office:value="355024"/>
          <table:table-cell office:value-type="float" office:value="1549780"/>
          <table:table-cell office:value-type="float" office:value="694429"/>
          <table:table-cell office:value-type="float" office:value="9.9477010423717968E-2"/>
          <table:table-cell office:value-type="float" office:value="4.4573888469029183E-2"/>
          <table:table-cell office:value-type="float" office:value="0.44808230845668418"/>
          <table:table-cell/>
          <table:table-cell office:value-type="float" office:value="656439"/>
          <table:table-cell office:value-type="float" office:value="325305"/>
          <table:table-cell office:value-type="float" office:value="2206219"/>
          <table:table-cell office:value-type="float" office:value="1019734"/>
          <table:table-cell office:value-type="float" office:value="0.14161240334757491"/>
          <table:table-cell office:value-type="float" office:value="6.5454509509362366E-2"/>
          <table:table-cell office:value-type="float" office:value="0.46220887409636124"/>
          <table:table-cell/>
          <table:table-cell office:value-type="float" office:value="724156"/>
          <table:table-cell office:value-type="float" office:value="380390"/>
          <table:table-cell office:value-type="float" office:value="2930375"/>
          <table:table-cell office:value-type="float" office:value="1400124"/>
          <table:table-cell office:value-type="float" office:value="0.18809440334783165"/>
          <table:table-cell office:value-type="float" office:value="8.9870916996281858E-2"/>
          <table:table-cell office:value-type="float" office:value="0.47779686900140766"/>
          <table:table-cell office:value-type="string" office:string-value="NATIONAL"/>
          <table:table-cell/>
          <table:table-cell office:value-type="float" office:value="-1.1905596652168365E-2"/>
          <table:table-cell office:value-type="float" office:value="185480.60000000027"/>
          <table:table-cell/>
          <table:table-cell office:value-type="float" office:value="732593.75"/>
          <table:table-cell/>
          <table:table-cell office:value-type="float" office:value="-4.2129083003718149E-2"/>
          <table:table-cell office:value-type="float" office:value="656340.69600000011"/>
          <table:table-cell/>
          <table:table-cell office:value-type="float" office:value="350031"/>
          <table:table-cell table:number-columns-repeated="16339"/>
        </table:table-row>
        <table:table-row table:number-rows-repeated="65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7047"/>
          <table:table-cell office:value-type="float" office:value="1842"/>
          <table:table-cell office:value-type="float" office:value="1134"/>
          <table:table-cell office:value-type="float" office:value="1842"/>
          <table:table-cell office:value-type="float" office:value="1134"/>
          <table:table-cell office:value-type="float" office:value="3.915233702467745E-2"/>
          <table:table-cell office:value-type="float" office:value="2.4103556018449636E-2"/>
          <table:table-cell office:value-type="float" office:value="0.61563517915309451"/>
          <table:table-cell/>
          <table:table-cell office:value-type="float" office:value="1757"/>
          <table:table-cell office:value-type="float" office:value="1207"/>
          <table:table-cell office:value-type="float" office:value="3599"/>
          <table:table-cell office:value-type="float" office:value="2341"/>
          <table:table-cell office:value-type="float" office:value="7.649797011499139E-2"/>
          <table:table-cell office:value-type="float" office:value="4.9758751886411462E-2"/>
          <table:table-cell office:value-type="float" office:value="0.6504584606835232"/>
          <table:table-cell/>
          <table:table-cell office:value-type="float" office:value="2288"/>
          <table:table-cell office:value-type="float" office:value="1238"/>
          <table:table-cell office:value-type="float" office:value="5887"/>
          <table:table-cell office:value-type="float" office:value="3579"/>
          <table:table-cell office:value-type="float" office:value="0.12513018895997619"/>
          <table:table-cell office:value-type="float" office:value="7.6072863306905866E-2"/>
          <table:table-cell office:value-type="float" office:value="0.60794971972142009"/>
          <table:table-cell/>
          <table:table-cell office:value-type="float" office:value="2810"/>
          <table:table-cell office:value-type="float" office:value="1334"/>
          <table:table-cell office:value-type="float" office:value="8697"/>
          <table:table-cell office:value-type="float" office:value="4913"/>
          <table:table-cell office:value-type="float" office:value="0.18485769549599337"/>
          <table:table-cell office:value-type="float" office:value="0.10442748740621081"/>
          <table:table-cell office:value-type="float" office:value="0.56490743934690124"/>
          <table:table-cell office:value-type="string" office:string-value="Barking and Dagenham"/>
          <table:table-cell/>
          <table:table-cell office:value-type="float" office:value="-1.5142304504006637E-2"/>
          <table:table-cell office:value-type="float" office:value="712.40000000000032"/>
          <table:table-cell/>
          <table:table-cell office:value-type="float" office:value="2174.25"/>
          <table:table-cell/>
          <table:table-cell office:value-type="float" office:value="-2.7572512593789192E-2"/>
          <table:table-cell office:value-type="float" office:value="1297.2040000000002"/>
          <table:table-cell/>
          <table:table-cell office:value-type="float" office:value="1228.25"/>
          <table:table-cell/>
          <table:table-cell office:value-type="string" office:string-value="Barking and Dagenham"/>
          <table:table-cell office:value-type="float" office:value="43840"/>
          <table:table-cell office:value-type="float" office:value="47047"/>
          <table:table-cell office:value-type="float" office:value="3207"/>
          <table:table-cell table:number-columns-repeated="16334"/>
        </table:table-row>
        <table:table-row>
          <table:table-cell/>
          <table:table-cell office:value-type="string" office:string-value="Barnet"/>
          <table:table-cell office:value-type="float" office:value="98500"/>
          <table:table-cell office:value-type="float" office:value="4332"/>
          <table:table-cell office:value-type="float" office:value="1362"/>
          <table:table-cell office:value-type="float" office:value="4332"/>
          <table:table-cell office:value-type="float" office:value="1362"/>
          <table:table-cell office:value-type="float" office:value="4.3979695431472079E-2"/>
          <table:table-cell office:value-type="float" office:value="1.3827411167512691E-2"/>
          <table:table-cell office:value-type="float" office:value="0.31440443213296398"/>
          <table:table-cell/>
          <table:table-cell office:value-type="float" office:value="3235"/>
          <table:table-cell office:value-type="float" office:value="1488"/>
          <table:table-cell office:value-type="float" office:value="7567"/>
          <table:table-cell office:value-type="float" office:value="2850"/>
          <table:table-cell office:value-type="float" office:value="7.6822335025380717E-2"/>
          <table:table-cell office:value-type="float" office:value="2.8934010152284265E-2"/>
          <table:table-cell office:value-type="float" office:value="0.37663539051143119"/>
          <table:table-cell/>
          <table:table-cell office:value-type="float" office:value="2165"/>
          <table:table-cell office:value-type="float" office:value="1758"/>
          <table:table-cell office:value-type="float" office:value="9732"/>
          <table:table-cell office:value-type="float" office:value="4608"/>
          <table:table-cell office:value-type="float" office:value="9.8802030456852791E-2"/>
          <table:table-cell office:value-type="float" office:value="4.6781725888324875E-2"/>
          <table:table-cell office:value-type="float" office:value="0.47348951911220716"/>
          <table:table-cell/>
          <table:table-cell office:value-type="float" office:value="3997"/>
          <table:table-cell office:value-type="float" office:value="1890"/>
          <table:table-cell office:value-type="float" office:value="13729"/>
          <table:table-cell office:value-type="float" office:value="6498"/>
          <table:table-cell office:value-type="float" office:value="0.13938071065989849"/>
          <table:table-cell office:value-type="float" office:value="6.5969543147208126E-2"/>
          <table:table-cell office:value-type="float" office:value="0.47330468351664362"/>
          <table:table-cell office:value-type="string" office:string-value="Barnet"/>
          <table:table-cell/>
          <table:table-cell office:value-type="float" office:value="-6.0619289340101523E-2"/>
          <table:table-cell office:value-type="float" office:value="5971"/>
          <table:table-cell/>
          <table:table-cell office:value-type="float" office:value="3432.25"/>
          <table:table-cell/>
          <table:table-cell office:value-type="float" office:value="-6.603045685279188E-2"/>
          <table:table-cell office:value-type="float" office:value="6504"/>
          <table:table-cell/>
          <table:table-cell office:value-type="float" office:value="1624.5"/>
          <table:table-cell/>
          <table:table-cell office:value-type="string" office:string-value="Barnet"/>
          <table:table-cell office:value-type="float" office:value="95070"/>
          <table:table-cell office:value-type="float" office:value="98500"/>
          <table:table-cell office:value-type="float" office:value="3430"/>
          <table:table-cell table:number-columns-repeated="16334"/>
        </table:table-row>
        <table:table-row>
          <table:table-cell/>
          <table:table-cell office:value-type="string" office:string-value="Bexley"/>
          <table:table-cell office:value-type="float" office:value="67935"/>
          <table:table-cell office:value-type="float" office:value="2716"/>
          <table:table-cell office:value-type="float" office:value="820"/>
          <table:table-cell office:value-type="float" office:value="2716"/>
          <table:table-cell office:value-type="float" office:value="820"/>
          <table:table-cell office:value-type="float" office:value="3.9979392065945391E-2"/>
          <table:table-cell office:value-type="float" office:value="1.2070361374843601E-2"/>
          <table:table-cell office:value-type="float" office:value="0.30191458026509571"/>
          <table:table-cell/>
          <table:table-cell office:value-type="float" office:value="3322"/>
          <table:table-cell office:value-type="float" office:value="1256"/>
          <table:table-cell office:value-type="float" office:value="6038"/>
          <table:table-cell office:value-type="float" office:value="2076"/>
          <table:table-cell office:value-type="float" office:value="8.8879075586958123E-2"/>
          <table:table-cell office:value-type="float" office:value="3.0558622212408921E-2"/>
          <table:table-cell office:value-type="float" office:value="0.34382245776747267"/>
          <table:table-cell/>
          <table:table-cell office:value-type="float" office:value="2903"/>
          <table:table-cell office:value-type="float" office:value="1143"/>
          <table:table-cell office:value-type="float" office:value="8941"/>
          <table:table-cell office:value-type="float" office:value="3219"/>
          <table:table-cell office:value-type="float" office:value="0.13161109884448369"/>
          <table:table-cell office:value-type="float" office:value="4.7383528372709205E-2"/>
          <table:table-cell office:value-type="float" office:value="0.36002684263505202"/>
          <table:table-cell/>
          <table:table-cell office:value-type="float" office:value="3304"/>
          <table:table-cell office:value-type="float" office:value="1411"/>
          <table:table-cell office:value-type="float" office:value="12245"/>
          <table:table-cell office:value-type="float" office:value="4630"/>
          <table:table-cell office:value-type="float" office:value="0.18024582321336571"/>
          <table:table-cell office:value-type="float" office:value="6.8153381909177885E-2"/>
          <table:table-cell office:value-type="float" office:value="0.37811351572070234"/>
          <table:table-cell office:value-type="string" office:string-value="Bexley"/>
          <table:table-cell/>
          <table:table-cell office:value-type="float" office:value="-1.9754176786634298E-2"/>
          <table:table-cell office:value-type="float" office:value="1342.0000000000009"/>
          <table:table-cell/>
          <table:table-cell office:value-type="float" office:value="3061.25"/>
          <table:table-cell/>
          <table:table-cell office:value-type="float" office:value="-6.3846618090822121E-2"/>
          <table:table-cell office:value-type="float" office:value="4337.420000000001"/>
          <table:table-cell/>
          <table:table-cell office:value-type="float" office:value="1157.5"/>
          <table:table-cell/>
          <table:table-cell office:value-type="string" office:string-value="Bexley"/>
          <table:table-cell office:value-type="float" office:value="67509"/>
          <table:table-cell office:value-type="float" office:value="67935"/>
          <table:table-cell office:value-type="float" office:value="426"/>
          <table:table-cell table:number-columns-repeated="16334"/>
        </table:table-row>
        <table:table-row>
          <table:table-cell/>
          <table:table-cell office:value-type="string" office:string-value="Brent"/>
          <table:table-cell office:value-type="float" office:value="80761"/>
          <table:table-cell office:value-type="float" office:value="5760"/>
          <table:table-cell office:value-type="float" office:value="1952"/>
          <table:table-cell office:value-type="float" office:value="5760"/>
          <table:table-cell office:value-type="float" office:value="1952"/>
          <table:table-cell office:value-type="float" office:value="7.1321553720236255E-2"/>
          <table:table-cell office:value-type="float" office:value="2.4170082094080062E-2"/>
          <table:table-cell office:value-type="float" office:value="0.33888888888888891"/>
          <table:table-cell/>
          <table:table-cell office:value-type="float" office:value="2893"/>
          <table:table-cell office:value-type="float" office:value="1971"/>
          <table:table-cell office:value-type="float" office:value="8653"/>
          <table:table-cell office:value-type="float" office:value="3923"/>
          <table:table-cell office:value-type="float" office:value="0.10714329936479242"/>
          <table:table-cell office:value-type="float" office:value="4.8575426257723403E-2"/>
          <table:table-cell office:value-type="float" office:value="0.45336877383566393"/>
          <table:table-cell/>
          <table:table-cell office:value-type="float" office:value="3365"/>
          <table:table-cell office:value-type="float" office:value="1951"/>
          <table:table-cell office:value-type="float" office:value="12018"/>
          <table:table-cell office:value-type="float" office:value="5874"/>
          <table:table-cell office:value-type="float" office:value="0.14880945010586794"/>
          <table:table-cell office:value-type="float" office:value="7.2733126137615928E-2"/>
          <table:table-cell office:value-type="float" office:value="0.4887668497254119"/>
          <table:table-cell/>
          <table:table-cell office:value-type="float" office:value="5104"/>
          <table:table-cell office:value-type="float" office:value="3513"/>
          <table:table-cell office:value-type="float" office:value="17122"/>
          <table:table-cell office:value-type="float" office:value="9387"/>
          <table:table-cell office:value-type="float" office:value="0.21200827131907729"/>
          <table:table-cell office:value-type="float" office:value="0.11623184457844751"/>
          <table:table-cell office:value-type="float" office:value="0.54824202780049058"/>
          <table:table-cell office:value-type="string" office:string-value="Brent"/>
          <table:table-cell/>
          <table:table-cell office:value-type="float" office:value="1.2008271319077279E-2"/>
          <table:table-cell office:value-type="string" office:string-value="-"/>
          <table:table-cell/>
          <table:table-cell office:value-type="float" office:value="4280.5"/>
          <table:table-cell/>
          <table:table-cell office:value-type="float" office:value="-1.5768155421552493E-2"/>
          <table:table-cell office:value-type="float" office:value="1273.4520000000009"/>
          <table:table-cell/>
          <table:table-cell office:value-type="float" office:value="2346.75"/>
          <table:table-cell/>
          <table:table-cell office:value-type="string" office:string-value="Brent"/>
          <table:table-cell office:value-type="float" office:value="77058"/>
          <table:table-cell office:value-type="float" office:value="80761"/>
          <table:table-cell office:value-type="float" office:value="3703"/>
          <table:table-cell table:number-columns-repeated="16334"/>
        </table:table-row>
        <table:table-row>
          <table:table-cell/>
          <table:table-cell office:value-type="string" office:string-value="Bromley"/>
          <table:table-cell office:value-type="float" office:value="95190"/>
          <table:table-cell office:value-type="float" office:value="3989"/>
          <table:table-cell office:value-type="float" office:value="1673"/>
          <table:table-cell office:value-type="float" office:value="3989"/>
          <table:table-cell office:value-type="float" office:value="1673"/>
          <table:table-cell office:value-type="float" office:value="4.1905662359491544E-2"/>
          <table:table-cell office:value-type="float" office:value="1.7575375564660153E-2"/>
          <table:table-cell office:value-type="float" office:value="0.41940335923790423"/>
          <table:table-cell/>
          <table:table-cell office:value-type="float" office:value="4282"/>
          <table:table-cell office:value-type="float" office:value="1670"/>
          <table:table-cell office:value-type="float" office:value="8271"/>
          <table:table-cell office:value-type="float" office:value="3343"/>
          <table:table-cell office:value-type="float" office:value="8.6889379136463912E-2"/>
          <table:table-cell office:value-type="float" office:value="3.5119235213782962E-2"/>
          <table:table-cell office:value-type="float" office:value="0.40418329101680572"/>
          <table:table-cell/>
          <table:table-cell office:value-type="float" office:value="3059"/>
          <table:table-cell office:value-type="float" office:value="1527"/>
          <table:table-cell office:value-type="float" office:value="11330"/>
          <table:table-cell office:value-type="float" office:value="4870"/>
          <table:table-cell office:value-type="float" office:value="0.11902510767937809"/>
          <table:table-cell office:value-type="float" office:value="5.1160836222292255E-2"/>
          <table:table-cell office:value-type="float" office:value="0.42983230361871139"/>
          <table:table-cell/>
          <table:table-cell office:value-type="float" office:value="6194"/>
          <table:table-cell office:value-type="float" office:value="1868"/>
          <table:table-cell office:value-type="float" office:value="17524"/>
          <table:table-cell office:value-type="float" office:value="6738"/>
          <table:table-cell office:value-type="float" office:value="0.18409496795881922"/>
          <table:table-cell office:value-type="float" office:value="7.0784746296879919E-2"/>
          <table:table-cell office:value-type="float" office:value="0.38450125542113672"/>
          <table:table-cell office:value-type="string" office:string-value="Bromley"/>
          <table:table-cell/>
          <table:table-cell office:value-type="float" office:value="-1.5905032041180794E-2"/>
          <table:table-cell office:value-type="float" office:value="1513.9999999999998"/>
          <table:table-cell/>
          <table:table-cell office:value-type="float" office:value="4381"/>
          <table:table-cell/>
          <table:table-cell office:value-type="float" office:value="-6.1215253703120087E-2"/>
          <table:table-cell office:value-type="float" office:value="5827.0800000000008"/>
          <table:table-cell/>
          <table:table-cell office:value-type="float" office:value="1684.5"/>
          <table:table-cell/>
          <table:table-cell office:value-type="string" office:string-value="Bromley"/>
          <table:table-cell office:value-type="float" office:value="94312"/>
          <table:table-cell office:value-type="float" office:value="95190"/>
          <table:table-cell office:value-type="float" office:value="878"/>
          <table:table-cell table:number-columns-repeated="16334"/>
        </table:table-row>
        <table:table-row>
          <table:table-cell/>
          <table:table-cell office:value-type="string" office:string-value="Camden"/>
          <table:table-cell office:value-type="float" office:value="56365"/>
          <table:table-cell office:value-type="float" office:value="2582"/>
          <table:table-cell office:value-type="float" office:value="1808"/>
          <table:table-cell office:value-type="float" office:value="2582"/>
          <table:table-cell office:value-type="float" office:value="1808"/>
          <table:table-cell office:value-type="float" office:value="4.5808569147520621E-2"/>
          <table:table-cell office:value-type="float" office:value="3.2076643307016768E-2"/>
          <table:table-cell office:value-type="float" office:value="0.70023237800154914"/>
          <table:table-cell/>
          <table:table-cell office:value-type="float" office:value="3621"/>
          <table:table-cell office:value-type="float" office:value="2373"/>
          <table:table-cell office:value-type="float" office:value="6203"/>
          <table:table-cell office:value-type="float" office:value="4181"/>
          <table:table-cell office:value-type="float" office:value="0.11005056329282356"/>
          <table:table-cell office:value-type="float" office:value="7.4177237647476274E-2"/>
          <table:table-cell office:value-type="float" office:value="0.67402869579235858"/>
          <table:table-cell/>
          <table:table-cell office:value-type="float" office:value="1668"/>
          <table:table-cell office:value-type="float" office:value="1849"/>
          <table:table-cell office:value-type="float" office:value="7871"/>
          <table:table-cell office:value-type="float" office:value="6030"/>
          <table:table-cell office:value-type="float" office:value="0.13964339572429699"/>
          <table:table-cell office:value-type="float" office:value="0.10698128271090215"/>
          <table:table-cell office:value-type="float" office:value="0.76610341760894418"/>
          <table:table-cell/>
          <table:table-cell office:value-type="float" office:value="3534"/>
          <table:table-cell office:value-type="float" office:value="2208"/>
          <table:table-cell office:value-type="float" office:value="11405"/>
          <table:table-cell office:value-type="float" office:value="8238"/>
          <table:table-cell office:value-type="float" office:value="0.20234187882551227"/>
          <table:table-cell office:value-type="float" office:value="0.14615452851947131"/>
          <table:table-cell office:value-type="float" office:value="0.72231477422183255"/>
          <table:table-cell office:value-type="string" office:string-value="Camden"/>
          <table:table-cell/>
          <table:table-cell office:value-type="float" office:value="2.3418788255122613E-3"/>
          <table:table-cell office:value-type="string" office:string-value="-"/>
          <table:table-cell/>
          <table:table-cell office:value-type="float" office:value="2851.25"/>
          <table:table-cell/>
          <table:table-cell office:value-type="float" office:value="1.4154528519471299E-2"/>
          <table:table-cell office:value-type="string" office:string-value="-"/>
          <table:table-cell/>
          <table:table-cell office:value-type="float" office:value="2059.5"/>
          <table:table-cell/>
          <table:table-cell office:value-type="string" office:string-value="Camden"/>
          <table:table-cell office:value-type="float" office:value="53442"/>
          <table:table-cell office:value-type="float" office:value="56365"/>
          <table:table-cell office:value-type="float" office:value="2923"/>
          <table:table-cell table:number-columns-repeated="16334"/>
        </table:table-row>
        <table:table-row>
          <table:table-cell/>
          <table:table-cell office:value-type="string" office:string-value="City of London"/>
          <table:table-cell office:value-type="float" office:value="2608"/>
          <table:table-cell office:value-type="float" office:value="149"/>
          <table:table-cell office:value-type="float" office:value="143"/>
          <table:table-cell office:value-type="float" office:value="149"/>
          <table:table-cell office:value-type="float" office:value="143"/>
          <table:table-cell office:value-type="float" office:value="5.7131901840490801E-2"/>
          <table:table-cell office:value-type="float" office:value="5.4831288343558285E-2"/>
          <table:table-cell office:value-type="float" office:value="0.95973154362416102"/>
          <table:table-cell/>
          <table:table-cell office:value-type="float" office:value="212"/>
          <table:table-cell office:value-type="float" office:value="220"/>
          <table:table-cell office:value-type="float" office:value="361"/>
          <table:table-cell office:value-type="float" office:value="363"/>
          <table:table-cell office:value-type="float" office:value="0.13842024539877301"/>
          <table:table-cell office:value-type="float" office:value="0.13918711656441718"/>
          <table:table-cell office:value-type="float" office:value="1.0055401662049861"/>
          <table:table-cell/>
          <table:table-cell office:value-type="float" office:value="55"/>
          <table:table-cell office:value-type="float" office:value="67"/>
          <table:table-cell office:value-type="float" office:value="416"/>
          <table:table-cell office:value-type="float" office:value="430"/>
          <table:table-cell office:value-type="float" office:value="0.15950920245398773"/>
          <table:table-cell office:value-type="float" office:value="0.16487730061349692"/>
          <table:table-cell office:value-type="float" office:value="1.0336538461538463"/>
          <table:table-cell/>
          <table:table-cell office:value-type="float" office:value="109"/>
          <table:table-cell office:value-type="float" office:value="112"/>
          <table:table-cell office:value-type="float" office:value="525"/>
          <table:table-cell office:value-type="float" office:value="542"/>
          <table:table-cell office:value-type="float" office:value="0.2013036809815951"/>
          <table:table-cell office:value-type="float" office:value="0.20782208588957055"/>
          <table:table-cell office:value-type="float" office:value="1.0323809523809524"/>
          <table:table-cell office:value-type="string" office:string-value="City of London"/>
          <table:table-cell/>
          <table:table-cell office:value-type="float" office:value="1.3036809815950845E-3"/>
          <table:table-cell office:value-type="string" office:string-value="-"/>
          <table:table-cell/>
          <table:table-cell office:value-type="float" office:value="131.25"/>
          <table:table-cell/>
          <table:table-cell office:value-type="float" office:value="7.582208588957054E-2"/>
          <table:table-cell office:value-type="string" office:string-value="-"/>
          <table:table-cell/>
          <table:table-cell office:value-type="float" office:value="135.5"/>
          <table:table-cell/>
          <table:table-cell office:value-type="string" office:string-value="City of London"/>
          <table:table-cell office:value-type="float" office:value="2531"/>
          <table:table-cell office:value-type="float" office:value="2608"/>
          <table:table-cell office:value-type="float" office:value="77"/>
          <table:table-cell table:number-columns-repeated="16334"/>
        </table:table-row>
        <table:table-row>
          <table:table-cell/>
          <table:table-cell office:value-type="string" office:string-value="Croydon"/>
          <table:table-cell office:value-type="float" office:value="103267"/>
          <table:table-cell office:value-type="float" office:value="5366"/>
          <table:table-cell office:value-type="float" office:value="1540"/>
          <table:table-cell office:value-type="float" office:value="5366"/>
          <table:table-cell office:value-type="float" office:value="1455"/>
          <table:table-cell office:value-type="float" office:value="5.196238875923577E-2"/>
          <table:table-cell office:value-type="float" office:value="1.4089689833150959E-2"/>
          <table:table-cell office:value-type="float" office:value="0.2711516958628401"/>
          <table:table-cell/>
          <table:table-cell office:value-type="float" office:value="1135"/>
          <table:table-cell office:value-type="float" office:value="849"/>
          <table:table-cell office:value-type="float" office:value="6501"/>
          <table:table-cell office:value-type="float" office:value="2304"/>
          <table:table-cell office:value-type="float" office:value="6.2953315192655929E-2"/>
          <table:table-cell office:value-type="float" office:value="2.2311096478061725E-2"/>
          <table:table-cell office:value-type="float" office:value="0.35440701430549149"/>
          <table:table-cell/>
          <table:table-cell office:value-type="float" office:value="1757"/>
          <table:table-cell office:value-type="float" office:value="623"/>
          <table:table-cell office:value-type="float" office:value="8258"/>
          <table:table-cell office:value-type="float" office:value="2927"/>
          <table:table-cell office:value-type="float" office:value="7.9967462984302823E-2"/>
          <table:table-cell office:value-type="float" office:value="2.8344001471912614E-2"/>
          <table:table-cell office:value-type="float" office:value="0.35444417534511991"/>
          <table:table-cell/>
          <table:table-cell office:value-type="float" office:value="2068"/>
          <table:table-cell office:value-type="float" office:value="825"/>
          <table:table-cell office:value-type="float" office:value="10326"/>
          <table:table-cell office:value-type="float" office:value="3752"/>
          <table:table-cell office:value-type="float" office:value="9.9993221455063092E-2"/>
          <table:table-cell office:value-type="float" office:value="3.6333000861843573E-2"/>
          <table:table-cell office:value-type="float" office:value="0.36335463877590546"/>
          <table:table-cell office:value-type="string" office:string-value="Croydon"/>
          <table:table-cell/>
          <table:table-cell office:value-type="float" office:value="-0.10000677854493692"/>
          <table:table-cell office:value-type="float" office:value="10327.400000000001"/>
          <table:table-cell/>
          <table:table-cell office:value-type="float" office:value="2581.5"/>
          <table:table-cell/>
          <table:table-cell office:value-type="float" office:value="-9.5666999138156433E-2"/>
          <table:table-cell office:value-type="float" office:value="9879.2440000000006"/>
          <table:table-cell/>
          <table:table-cell office:value-type="float" office:value="938"/>
          <table:table-cell/>
          <table:table-cell office:value-type="string" office:string-value="Croydon"/>
          <table:table-cell office:value-type="float" office:value="99940"/>
          <table:table-cell office:value-type="float" office:value="103267"/>
          <table:table-cell office:value-type="float" office:value="3327"/>
          <table:table-cell table:number-columns-repeated="16334"/>
        </table:table-row>
        <table:table-row>
          <table:table-cell/>
          <table:table-cell office:value-type="string" office:string-value="Ealing"/>
          <table:table-cell office:value-type="float" office:value="75750"/>
          <table:table-cell office:value-type="float" office:value="5012"/>
          <table:table-cell office:value-type="float" office:value="2857"/>
          <table:table-cell office:value-type="float" office:value="5012"/>
          <table:table-cell office:value-type="float" office:value="2857"/>
          <table:table-cell office:value-type="float" office:value="6.6165016501650159E-2"/>
          <table:table-cell office:value-type="float" office:value="3.7716171617161717E-2"/>
          <table:table-cell office:value-type="float" office:value="0.57003192338387865"/>
          <table:table-cell/>
          <table:table-cell office:value-type="float" office:value="4098"/>
          <table:table-cell office:value-type="float" office:value="2813"/>
          <table:table-cell office:value-type="float" office:value="9110"/>
          <table:table-cell office:value-type="float" office:value="5670"/>
          <table:table-cell office:value-type="float" office:value="0.12026402640264026"/>
          <table:table-cell office:value-type="float" office:value="7.4851485148514849E-2"/>
          <table:table-cell office:value-type="float" office:value="0.62239297475301869"/>
          <table:table-cell/>
          <table:table-cell office:value-type="float" office:value="4884"/>
          <table:table-cell office:value-type="float" office:value="2466"/>
          <table:table-cell office:value-type="float" office:value="13994"/>
          <table:table-cell office:value-type="float" office:value="8136"/>
          <table:table-cell office:value-type="float" office:value="0.18473927392739273"/>
          <table:table-cell office:value-type="float" office:value="0.1074059405940594"/>
          <table:table-cell office:value-type="float" office:value="0.5813920251536373"/>
          <table:table-cell/>
          <table:table-cell office:value-type="float" office:value="4974"/>
          <table:table-cell office:value-type="float" office:value="3867"/>
          <table:table-cell office:value-type="float" office:value="18968"/>
          <table:table-cell office:value-type="float" office:value="12003"/>
          <table:table-cell office:value-type="float" office:value="0.25040264026402642"/>
          <table:table-cell office:value-type="float" office:value="0.15845544554455446"/>
          <table:table-cell office:value-type="float" office:value="0.63280261493040912"/>
          <table:table-cell office:value-type="string" office:string-value="Ealing"/>
          <table:table-cell/>
          <table:table-cell office:value-type="float" office:value="5.040264026402641E-2"/>
          <table:table-cell office:value-type="string" office:string-value="-"/>
          <table:table-cell/>
          <table:table-cell office:value-type="float" office:value="4742"/>
          <table:table-cell/>
          <table:table-cell office:value-type="float" office:value="2.6455445544554451E-2"/>
          <table:table-cell office:value-type="string" office:string-value="-"/>
          <table:table-cell/>
          <table:table-cell office:value-type="float" office:value="3000.75"/>
          <table:table-cell/>
          <table:table-cell office:value-type="string" office:string-value="Ealing"/>
          <table:table-cell office:value-type="float" office:value="74591"/>
          <table:table-cell office:value-type="float" office:value="75750"/>
          <table:table-cell office:value-type="float" office:value="1159"/>
          <table:table-cell table:number-columns-repeated="16334"/>
        </table:table-row>
        <table:table-row>
          <table:table-cell/>
          <table:table-cell office:value-type="string" office:string-value="Enfield"/>
          <table:table-cell office:value-type="float" office:value="86015"/>
          <table:table-cell office:value-type="float" office:value="1579"/>
          <table:table-cell office:value-type="float" office:value="658"/>
          <table:table-cell office:value-type="float" office:value="1579"/>
          <table:table-cell office:value-type="float" office:value="658"/>
          <table:table-cell office:value-type="float" office:value="1.8357263268034645E-2"/>
          <table:table-cell office:value-type="float" office:value="7.6498285182816953E-3"/>
          <table:table-cell office:value-type="float" office:value="0.4167194426852438"/>
          <table:table-cell/>
          <table:table-cell office:value-type="float" office:value="3012"/>
          <table:table-cell office:value-type="float" office:value="1205"/>
          <table:table-cell office:value-type="float" office:value="4591"/>
          <table:table-cell office:value-type="float" office:value="1863"/>
          <table:table-cell office:value-type="float" office:value="5.3374411439865141E-2"/>
          <table:table-cell office:value-type="float" office:value="2.1659012962855315E-2"/>
          <table:table-cell office:value-type="float" office:value="0.40579394467436286"/>
          <table:table-cell/>
          <table:table-cell office:value-type="float" office:value="2204"/>
          <table:table-cell office:value-type="float" office:value="931"/>
          <table:table-cell office:value-type="float" office:value="6795"/>
          <table:table-cell office:value-type="float" office:value="2794"/>
          <table:table-cell office:value-type="float" office:value="7.8997849212346677E-2"/>
          <table:table-cell office:value-type="float" office:value="3.2482706504679416E-2"/>
          <table:table-cell office:value-type="float" office:value="0.41118469462840324"/>
          <table:table-cell/>
          <table:table-cell office:value-type="float" office:value="1461"/>
          <table:table-cell office:value-type="float" office:value="609"/>
          <table:table-cell office:value-type="float" office:value="8256"/>
          <table:table-cell office:value-type="float" office:value="3403"/>
          <table:table-cell office:value-type="float" office:value="9.5983258733941756E-2"/>
          <table:table-cell office:value-type="float" office:value="3.9562866941812477E-2"/>
          <table:table-cell office:value-type="float" office:value="0.41218507751937983"/>
          <table:table-cell office:value-type="string" office:string-value="Enfield"/>
          <table:table-cell/>
          <table:table-cell office:value-type="float" office:value="-0.10401674126605825"/>
          <table:table-cell office:value-type="float" office:value="8947"/>
          <table:table-cell/>
          <table:table-cell office:value-type="float" office:value="2064"/>
          <table:table-cell/>
          <table:table-cell office:value-type="float" office:value="-9.2437133058187529E-2"/>
          <table:table-cell office:value-type="float" office:value="7950.9800000000005"/>
          <table:table-cell/>
          <table:table-cell office:value-type="float" office:value="850.75"/>
          <table:table-cell/>
          <table:table-cell office:value-type="string" office:string-value="Enfield"/>
          <table:table-cell office:value-type="float" office:value="82961"/>
          <table:table-cell office:value-type="float" office:value="86015"/>
          <table:table-cell office:value-type="float" office:value="3054"/>
          <table:table-cell table:number-columns-repeated="16334"/>
        </table:table-row>
        <table:table-row>
          <table:table-cell/>
          <table:table-cell office:value-type="string" office:string-value="Greenwich"/>
          <table:table-cell office:value-type="float" office:value="66865"/>
          <table:table-cell office:value-type="float" office:value="903"/>
          <table:table-cell office:value-type="float" office:value="254"/>
          <table:table-cell office:value-type="float" office:value="903"/>
          <table:table-cell office:value-type="float" office:value="254"/>
          <table:table-cell office:value-type="float" office:value="1.3504823151125401E-2"/>
          <table:table-cell office:value-type="float" office:value="3.7986988708591939E-3"/>
          <table:table-cell office:value-type="float" office:value="0.28128460686600221"/>
          <table:table-cell/>
          <table:table-cell office:value-type="float" office:value="2035"/>
          <table:table-cell office:value-type="float" office:value="794"/>
          <table:table-cell office:value-type="float" office:value="2938"/>
          <table:table-cell office:value-type="float" office:value="1048"/>
          <table:table-cell office:value-type="float" office:value="4.3939280640095717E-2"/>
          <table:table-cell office:value-type="float" office:value="1.5673371719135572E-2"/>
          <table:table-cell office:value-type="float" office:value="0.35670524166099388"/>
          <table:table-cell/>
          <table:table-cell office:value-type="float" office:value="3255"/>
          <table:table-cell office:value-type="float" office:value="472"/>
          <table:table-cell office:value-type="float" office:value="6193"/>
          <table:table-cell office:value-type="float" office:value="1520"/>
          <table:table-cell office:value-type="float" office:value="9.2619457115082626E-2"/>
          <table:table-cell office:value-type="float" office:value="2.2732371195692814E-2"/>
          <table:table-cell office:value-type="float" office:value="0.24543839819150653"/>
          <table:table-cell/>
          <table:table-cell office:value-type="float" office:value="7201"/>
          <table:table-cell office:value-type="float" office:value="1384"/>
          <table:table-cell office:value-type="float" office:value="13394"/>
          <table:table-cell office:value-type="float" office:value="2904"/>
          <table:table-cell office:value-type="float" office:value="0.20031406565467733"/>
          <table:table-cell office:value-type="float" office:value="4.3430793389665746E-2"/>
          <table:table-cell office:value-type="float" office:value="0.21681349858145438"/>
          <table:table-cell office:value-type="string" office:string-value="Greenwich"/>
          <table:table-cell/>
          <table:table-cell office:value-type="float" office:value="3.1406565467731462E-4"/>
          <table:table-cell office:value-type="string" office:string-value="-"/>
          <table:table-cell/>
          <table:table-cell office:value-type="float" office:value="3348.5"/>
          <table:table-cell/>
          <table:table-cell office:value-type="float" office:value="-8.8569206610334267E-2"/>
          <table:table-cell office:value-type="float" office:value="5922.1800000000012"/>
          <table:table-cell/>
          <table:table-cell office:value-type="float" office:value="726"/>
          <table:table-cell/>
          <table:table-cell office:value-type="string" office:string-value="Greenwich"/>
          <table:table-cell office:value-type="float" office:value="62841"/>
          <table:table-cell office:value-type="float" office:value="66865"/>
          <table:table-cell office:value-type="float" office:value="4024"/>
          <table:table-cell table:number-columns-repeated="16334"/>
        </table:table-row>
        <table:table-row>
          <table:table-cell/>
          <table:table-cell office:value-type="string" office:string-value="Hackney"/>
          <table:table-cell office:value-type="float" office:value="61729"/>
          <table:table-cell office:value-type="float" office:value="2112"/>
          <table:table-cell office:value-type="float" office:value="1738"/>
          <table:table-cell office:value-type="float" office:value="2112"/>
          <table:table-cell office:value-type="float" office:value="1738"/>
          <table:table-cell office:value-type="float" office:value="3.4214064702165918E-2"/>
          <table:table-cell office:value-type="float" office:value="2.8155324077824038E-2"/>
          <table:table-cell office:value-type="float" office:value="0.82291666666666663"/>
          <table:table-cell/>
          <table:table-cell office:value-type="float" office:value="3369"/>
          <table:table-cell office:value-type="float" office:value="2384"/>
          <table:table-cell office:value-type="float" office:value="5481"/>
          <table:table-cell office:value-type="float" office:value="4122"/>
          <table:table-cell office:value-type="float" office:value="8.8791329844967515E-2"/>
          <table:table-cell office:value-type="float" office:value="6.6775745597693142E-2"/>
          <table:table-cell office:value-type="float" office:value="0.7520525451559934"/>
          <table:table-cell/>
          <table:table-cell office:value-type="float" office:value="2126"/>
          <table:table-cell office:value-type="float" office:value="1884"/>
          <table:table-cell office:value-type="float" office:value="7607"/>
          <table:table-cell office:value-type="float" office:value="6006"/>
          <table:table-cell office:value-type="float" office:value="0.12323219232451522"/>
          <table:table-cell office:value-type="float" office:value="9.7296246496784325E-2"/>
          <table:table-cell office:value-type="float" office:value="0.7895359537268305"/>
          <table:table-cell/>
          <table:table-cell office:value-type="float" office:value="2778"/>
          <table:table-cell office:value-type="float" office:value="2953"/>
          <table:table-cell office:value-type="float" office:value="10385"/>
          <table:table-cell office:value-type="float" office:value="8959"/>
          <table:table-cell office:value-type="float" office:value="0.16823535129355732"/>
          <table:table-cell office:value-type="float" office:value="0.1451343776830987"/>
          <table:table-cell office:value-type="float" office:value="0.86268656716417913"/>
          <table:table-cell office:value-type="string" office:string-value="Hackney"/>
          <table:table-cell/>
          <table:table-cell office:value-type="float" office:value="-3.1764648706442689E-2"/>
          <table:table-cell office:value-type="float" office:value="1960.8000000000006"/>
          <table:table-cell/>
          <table:table-cell office:value-type="float" office:value="2596.25"/>
          <table:table-cell/>
          <table:table-cell office:value-type="float" office:value="1.3134377683098691E-2"/>
          <table:table-cell office:value-type="string" office:string-value="-"/>
          <table:table-cell/>
          <table:table-cell office:value-type="float" office:value="2239.75"/>
          <table:table-cell/>
          <table:table-cell office:value-type="string" office:string-value="Hackney"/>
          <table:table-cell office:value-type="float" office:value="55536"/>
          <table:table-cell office:value-type="float" office:value="61729"/>
          <table:table-cell office:value-type="float" office:value="6193"/>
          <table:table-cell table:number-columns-repeated="16334"/>
        </table:table-row>
        <table:table-row>
          <table:table-cell/>
          <table:table-cell office:value-type="string" office:string-value="Hammersmith and Fulham"/>
          <table:table-cell office:value-type="float" office:value="30715"/>
          <table:table-cell office:value-type="float" office:value="2717"/>
          <table:table-cell office:value-type="float" office:value="1240"/>
          <table:table-cell office:value-type="float" office:value="2717"/>
          <table:table-cell office:value-type="float" office:value="1240"/>
          <table:table-cell office:value-type="float" office:value="8.8458407944001297E-2"/>
          <table:table-cell office:value-type="float" office:value="4.0371154159205599E-2"/>
          <table:table-cell office:value-type="float" office:value="0.45638571954361429"/>
          <table:table-cell/>
          <table:table-cell office:value-type="float" office:value="1770"/>
          <table:table-cell office:value-type="float" office:value="1227"/>
          <table:table-cell office:value-type="float" office:value="4487"/>
          <table:table-cell office:value-type="float" office:value="2467"/>
          <table:table-cell office:value-type="float" office:value="0.14608497476802865"/>
          <table:table-cell office:value-type="float" office:value="8.0319062347387268E-2"/>
          <table:table-cell office:value-type="float" office:value="0.54981056385112548"/>
          <table:table-cell/>
          <table:table-cell office:value-type="float" office:value="2348"/>
          <table:table-cell office:value-type="float" office:value="1643"/>
          <table:table-cell office:value-type="float" office:value="6835"/>
          <table:table-cell office:value-type="float" office:value="4110"/>
          <table:table-cell office:value-type="float" office:value="0.22252970861142765"/>
          <table:table-cell office:value-type="float" office:value="0.1338108416083347"/>
          <table:table-cell office:value-type="float" office:value="0.60131675201170443"/>
          <table:table-cell/>
          <table:table-cell office:value-type="float" office:value="2209"/>
          <table:table-cell office:value-type="float" office:value="1933"/>
          <table:table-cell office:value-type="float" office:value="9044"/>
          <table:table-cell office:value-type="float" office:value="6043"/>
          <table:table-cell office:value-type="float" office:value="0.29444896630310924"/>
          <table:table-cell office:value-type="float" office:value="0.1967442617613544"/>
          <table:table-cell office:value-type="float" office:value="0.66817779743476335"/>
          <table:table-cell office:value-type="string" office:string-value="Hammersmith and Fulham"/>
          <table:table-cell/>
          <table:table-cell office:value-type="float" office:value="9.4448966303109227E-2"/>
          <table:table-cell office:value-type="string" office:string-value="-"/>
          <table:table-cell/>
          <table:table-cell office:value-type="float" office:value="2261"/>
          <table:table-cell/>
          <table:table-cell office:value-type="float" office:value="6.4744261761354394E-2"/>
          <table:table-cell office:value-type="string" office:string-value="-"/>
          <table:table-cell/>
          <table:table-cell office:value-type="float" office:value="1510.75"/>
          <table:table-cell/>
          <table:table-cell office:value-type="string" office:string-value="Hammersmith &amp; Fulham"/>
          <table:table-cell office:value-type="float" office:value="41385"/>
          <table:table-cell office:value-type="float" office:value="30715"/>
          <table:table-cell office:value-type="float" office:value="-10670"/>
          <table:table-cell table:number-columns-repeated="16334"/>
        </table:table-row>
        <table:table-row>
          <table:table-cell/>
          <table:table-cell office:value-type="string" office:string-value="Haringey"/>
          <table:table-cell office:value-type="float" office:value="67006"/>
          <table:table-cell office:value-type="float" office:value="1015"/>
          <table:table-cell office:value-type="float" office:value="1015"/>
          <table:table-cell office:value-type="float" office:value="1015"/>
          <table:table-cell office:value-type="float" office:value="1015"/>
          <table:table-cell office:value-type="float" office:value="1.5147897203235531E-2"/>
          <table:table-cell office:value-type="float" office:value="1.5147897203235531E-2"/>
          <table:table-cell office:value-type="float" office:value="1"/>
          <table:table-cell/>
          <table:table-cell office:value-type="float" office:value="1198"/>
          <table:table-cell office:value-type="float" office:value="1198"/>
          <table:table-cell office:value-type="float" office:value="2213"/>
          <table:table-cell office:value-type="float" office:value="2213"/>
          <table:table-cell office:value-type="float" office:value="3.3026893114049487E-2"/>
          <table:table-cell office:value-type="float" office:value="3.3026893114049487E-2"/>
          <table:table-cell office:value-type="float" office:value="1"/>
          <table:table-cell/>
          <table:table-cell office:value-type="float" office:value="940"/>
          <table:table-cell office:value-type="float" office:value="940"/>
          <table:table-cell office:value-type="float" office:value="3153"/>
          <table:table-cell office:value-type="float" office:value="3153"/>
          <table:table-cell office:value-type="float" office:value="4.7055487568277467E-2"/>
          <table:table-cell office:value-type="float" office:value="4.7055487568277467E-2"/>
          <table:table-cell office:value-type="float" office:value="1"/>
          <table:table-cell/>
          <table:table-cell office:value-type="float" office:value="1128"/>
          <table:table-cell office:value-type="float" office:value="1128"/>
          <table:table-cell office:value-type="float" office:value="4281"/>
          <table:table-cell office:value-type="float" office:value="4281"/>
          <table:table-cell office:value-type="float" office:value="6.3889800913351044E-2"/>
          <table:table-cell office:value-type="float" office:value="6.3889800913351044E-2"/>
          <table:table-cell office:value-type="float" office:value="1"/>
          <table:table-cell office:value-type="string" office:string-value="Haringey"/>
          <table:table-cell/>
          <table:table-cell office:value-type="float" office:value="-0.13611019908664895"/>
          <table:table-cell office:value-type="float" office:value="9120.1999999999989"/>
          <table:table-cell/>
          <table:table-cell office:value-type="float" office:value="1070.25"/>
          <table:table-cell/>
          <table:table-cell office:value-type="float" office:value="-6.8110199086648962E-2"/>
          <table:table-cell office:value-type="float" office:value="4563.7920000000004"/>
          <table:table-cell/>
          <table:table-cell office:value-type="float" office:value="1070.25"/>
          <table:table-cell/>
          <table:table-cell office:value-type="string" office:string-value="Haringey"/>
          <table:table-cell office:value-type="float" office:value="62104"/>
          <table:table-cell office:value-type="float" office:value="67006"/>
          <table:table-cell office:value-type="float" office:value="4902"/>
          <table:table-cell table:number-columns-repeated="16334"/>
        </table:table-row>
        <table:table-row>
          <table:table-cell/>
          <table:table-cell office:value-type="string" office:string-value="Harrow"/>
          <table:table-cell office:value-type="float" office:value="66181"/>
          <table:table-cell office:value-type="float" office:value="703"/>
          <table:table-cell office:value-type="float" office:value="222"/>
          <table:table-cell office:value-type="float" office:value="703"/>
          <table:table-cell office:value-type="float" office:value="222"/>
          <table:table-cell office:value-type="float" office:value="1.0622384067934906E-2"/>
          <table:table-cell office:value-type="float" office:value="3.3544370740847072E-3"/>
          <table:table-cell office:value-type="float" office:value="0.31578947368421051"/>
          <table:table-cell/>
          <table:table-cell office:value-type="float" office:value="155"/>
          <table:table-cell office:value-type="float" office:value="16"/>
          <table:table-cell office:value-type="float" office:value="858"/>
          <table:table-cell office:value-type="float" office:value="238"/>
          <table:table-cell office:value-type="float" office:value="1.2964445989030083E-2"/>
          <table:table-cell office:value-type="float" office:value="3.5961983046493705E-3"/>
          <table:table-cell office:value-type="float" office:value="0.27738927738927738"/>
          <table:table-cell/>
          <table:table-cell office:value-type="float" office:value="217"/>
          <table:table-cell office:value-type="float" office:value="57"/>
          <table:table-cell office:value-type="float" office:value="1075"/>
          <table:table-cell office:value-type="float" office:value="295"/>
          <table:table-cell office:value-type="float" office:value="1.6243332678563333E-2"/>
          <table:table-cell office:value-type="float" office:value="4.4574726885359848E-3"/>
          <table:table-cell office:value-type="float" office:value="0.2744186046511628"/>
          <table:table-cell/>
          <table:table-cell office:value-type="float" office:value="350"/>
          <table:table-cell office:value-type="float" office:value="100"/>
          <table:table-cell office:value-type="float" office:value="1425"/>
          <table:table-cell office:value-type="float" office:value="395"/>
          <table:table-cell office:value-type="float" office:value="2.1531859597165349E-2"/>
          <table:table-cell office:value-type="float" office:value="5.9684803795651319E-3"/>
          <table:table-cell office:value-type="float" office:value="0.27719298245614032"/>
          <table:table-cell office:value-type="string" office:string-value="Harrow"/>
          <table:table-cell/>
          <table:table-cell office:value-type="float" office:value="-0.17846814040283465"/>
          <table:table-cell office:value-type="float" office:value="11811.2"/>
          <table:table-cell/>
          <table:table-cell office:value-type="float" office:value="356.25"/>
          <table:table-cell/>
          <table:table-cell office:value-type="float" office:value="-0.12603151962043488"/>
          <table:table-cell office:value-type="float" office:value="8340.8919999999998"/>
          <table:table-cell/>
          <table:table-cell office:value-type="float" office:value="98.75"/>
          <table:table-cell/>
          <table:table-cell office:value-type="string" office:string-value="Harrow"/>
          <table:table-cell office:value-type="float" office:value="65291"/>
          <table:table-cell office:value-type="float" office:value="66181"/>
          <table:table-cell office:value-type="float" office:value="890"/>
          <table:table-cell table:number-columns-repeated="16334"/>
        </table:table-row>
        <table:table-row>
          <table:table-cell/>
          <table:table-cell office:value-type="string" office:string-value="Havering"/>
          <table:table-cell office:value-type="float" office:value="72675"/>
          <table:table-cell office:value-type="float" office:value="1519"/>
          <table:table-cell office:value-type="float" office:value="969"/>
          <table:table-cell office:value-type="float" office:value="1519"/>
          <table:table-cell office:value-type="float" office:value="969"/>
          <table:table-cell office:value-type="float" office:value="2.0901272789817682E-2"/>
          <table:table-cell office:value-type="float" office:value="1.3333333333333334E-2"/>
          <table:table-cell office:value-type="float" office:value="0.63791968400263332"/>
          <table:table-cell/>
          <table:table-cell office:value-type="float" office:value="3443"/>
          <table:table-cell office:value-type="float" office:value="839"/>
          <table:table-cell office:value-type="float" office:value="4962"/>
          <table:table-cell office:value-type="float" office:value="1808"/>
          <table:table-cell office:value-type="float" office:value="6.82765737874097E-2"/>
          <table:table-cell office:value-type="float" office:value="2.4877880976952184E-2"/>
          <table:table-cell office:value-type="float" office:value="0.36436920596533656"/>
          <table:table-cell/>
          <table:table-cell office:value-type="float" office:value="1108"/>
          <table:table-cell office:value-type="float" office:value="811"/>
          <table:table-cell office:value-type="float" office:value="6070"/>
          <table:table-cell office:value-type="float" office:value="2619"/>
          <table:table-cell office:value-type="float" office:value="8.3522531819745435E-2"/>
          <table:table-cell office:value-type="float" office:value="3.6037151702786381E-2"/>
          <table:table-cell office:value-type="float" office:value="0.4314662273476112"/>
          <table:table-cell/>
          <table:table-cell office:value-type="float" office:value="1603"/>
          <table:table-cell office:value-type="float" office:value="1512"/>
          <table:table-cell office:value-type="float" office:value="7673"/>
          <table:table-cell office:value-type="float" office:value="4131"/>
          <table:table-cell office:value-type="float" office:value="0.10557963536291709"/>
          <table:table-cell office:value-type="float" office:value="5.6842105263157895E-2"/>
          <table:table-cell office:value-type="float" office:value="0.53838133715626224"/>
          <table:table-cell office:value-type="string" office:string-value="Havering"/>
          <table:table-cell/>
          <table:table-cell office:value-type="float" office:value="-9.4420364637082921E-2"/>
          <table:table-cell office:value-type="float" office:value="6862.0000000000009"/>
          <table:table-cell/>
          <table:table-cell office:value-type="float" office:value="1918.25"/>
          <table:table-cell/>
          <table:table-cell office:value-type="float" office:value="-7.5157894736842118E-2"/>
          <table:table-cell office:value-type="float" office:value="5462.1000000000013"/>
          <table:table-cell/>
          <table:table-cell office:value-type="float" office:value="1032.75"/>
          <table:table-cell/>
          <table:table-cell office:value-type="string" office:string-value="Havering"/>
          <table:table-cell office:value-type="float" office:value="70777"/>
          <table:table-cell office:value-type="float" office:value="72675"/>
          <table:table-cell office:value-type="float" office:value="1898"/>
          <table:table-cell table:number-columns-repeated="16334"/>
        </table:table-row>
        <table:table-row>
          <table:table-cell/>
          <table:table-cell office:value-type="string" office:string-value="Hillingdon"/>
          <table:table-cell office:value-type="float" office:value="75341"/>
          <table:table-cell office:value-type="float" office:value="2446"/>
          <table:table-cell office:value-type="float" office:value="1624"/>
          <table:table-cell office:value-type="float" office:value="2446"/>
          <table:table-cell office:value-type="float" office:value="1624"/>
          <table:table-cell office:value-type="float" office:value="3.2465722514965288E-2"/>
          <table:table-cell office:value-type="float" office:value="2.1555328440026014E-2"/>
          <table:table-cell office:value-type="float" office:value="0.66394112837285368"/>
          <table:table-cell/>
          <table:table-cell office:value-type="float" office:value="3751"/>
          <table:table-cell office:value-type="float" office:value="1891"/>
          <table:table-cell office:value-type="float" office:value="6197"/>
          <table:table-cell office:value-type="float" office:value="3515"/>
          <table:table-cell office:value-type="float" office:value="8.2252691097808625E-2"/>
          <table:table-cell office:value-type="float" office:value="4.66545440065834E-2"/>
          <table:table-cell office:value-type="float" office:value="0.56720994029369054"/>
          <table:table-cell/>
          <table:table-cell office:value-type="float" office:value="2755"/>
          <table:table-cell office:value-type="float" office:value="1878"/>
          <table:table-cell office:value-type="float" office:value="8952"/>
          <table:table-cell office:value-type="float" office:value="5393"/>
          <table:table-cell office:value-type="float" office:value="0.11881976612999562"/>
          <table:table-cell office:value-type="float" office:value="7.1581210761736638E-2"/>
          <table:table-cell office:value-type="float" office:value="0.60243521000893652"/>
          <table:table-cell/>
          <table:table-cell office:value-type="float" office:value="3069"/>
          <table:table-cell office:value-type="float" office:value="1922"/>
          <table:table-cell office:value-type="float" office:value="12021"/>
          <table:table-cell office:value-type="float" office:value="7315"/>
          <table:table-cell office:value-type="float" office:value="0.15955455860686743"/>
          <table:table-cell office:value-type="float" office:value="9.7091888878565458E-2"/>
          <table:table-cell office:value-type="float" office:value="0.60851842608767992"/>
          <table:table-cell office:value-type="string" office:string-value="Hillingdon"/>
          <table:table-cell/>
          <table:table-cell office:value-type="float" office:value="-4.0445441393132581E-2"/>
          <table:table-cell office:value-type="float" office:value="3047.2000000000016"/>
          <table:table-cell/>
          <table:table-cell office:value-type="float" office:value="3005.25"/>
          <table:table-cell/>
          <table:table-cell office:value-type="float" office:value="-3.4908111121434549E-2"/>
          <table:table-cell office:value-type="float" office:value="2630.0120000000002"/>
          <table:table-cell/>
          <table:table-cell office:value-type="float" office:value="1828.75"/>
          <table:table-cell/>
          <table:table-cell office:value-type="string" office:string-value="Hillingdon"/>
          <table:table-cell office:value-type="float" office:value="72893"/>
          <table:table-cell office:value-type="float" office:value="75341"/>
          <table:table-cell office:value-type="float" office:value="2448"/>
          <table:table-cell table:number-columns-repeated="16334"/>
        </table:table-row>
        <table:table-row>
          <table:table-cell/>
          <table:table-cell office:value-type="string" office:string-value="Hounslow"/>
          <table:table-cell office:value-type="float" office:value="59943"/>
          <table:table-cell office:value-type="float" office:value="4618"/>
          <table:table-cell office:value-type="float" office:value="2151"/>
          <table:table-cell office:value-type="float" office:value="4618"/>
          <table:table-cell office:value-type="float" office:value="2151"/>
          <table:table-cell office:value-type="float" office:value="7.7039854528468718E-2"/>
          <table:table-cell office:value-type="float" office:value="3.5884089885391122E-2"/>
          <table:table-cell office:value-type="float" office:value="0.46578605456907751"/>
          <table:table-cell/>
          <table:table-cell office:value-type="float" office:value="2982"/>
          <table:table-cell office:value-type="float" office:value="2043"/>
          <table:table-cell office:value-type="float" office:value="7600"/>
          <table:table-cell office:value-type="float" office:value="4194"/>
          <table:table-cell office:value-type="float" office:value="0.12678711442537077"/>
          <table:table-cell office:value-type="float" office:value="6.9966468144737504E-2"/>
          <table:table-cell office:value-type="float" office:value="0.55184210526315791"/>
          <table:table-cell/>
          <table:table-cell office:value-type="float" office:value="4782"/>
          <table:table-cell office:value-type="float" office:value="1968"/>
          <table:table-cell office:value-type="float" office:value="12382"/>
          <table:table-cell office:value-type="float" office:value="6162"/>
          <table:table-cell office:value-type="float" office:value="0.20656290142301853"/>
          <table:table-cell office:value-type="float" office:value="0.10279765777488614"/>
          <table:table-cell office:value-type="float" office:value="0.49765789048618964"/>
          <table:table-cell/>
          <table:table-cell office:value-type="float" office:value="2444"/>
          <table:table-cell office:value-type="float" office:value="2812"/>
          <table:table-cell office:value-type="float" office:value="14826"/>
          <table:table-cell office:value-type="float" office:value="8974"/>
          <table:table-cell office:value-type="float" office:value="0.24733496821980883"/>
          <table:table-cell office:value-type="float" office:value="0.14970889011227331"/>
          <table:table-cell office:value-type="float" office:value="0.60528800755429646"/>
          <table:table-cell office:value-type="string" office:string-value="Hounslow"/>
          <table:table-cell/>
          <table:table-cell office:value-type="float" office:value="4.7334968219808815E-2"/>
          <table:table-cell office:value-type="string" office:string-value="-"/>
          <table:table-cell/>
          <table:table-cell office:value-type="float" office:value="3706.5"/>
          <table:table-cell/>
          <table:table-cell office:value-type="float" office:value="1.7708890112273307E-2"/>
          <table:table-cell office:value-type="string" office:string-value="-"/>
          <table:table-cell/>
          <table:table-cell office:value-type="float" office:value="2243.5"/>
          <table:table-cell/>
          <table:table-cell office:value-type="string" office:string-value="Hounslow"/>
          <table:table-cell office:value-type="float" office:value="59788"/>
          <table:table-cell office:value-type="float" office:value="59943"/>
          <table:table-cell office:value-type="float" office:value="155"/>
          <table:table-cell table:number-columns-repeated="16334"/>
        </table:table-row>
        <table:table-row>
          <table:table-cell/>
          <table:table-cell office:value-type="string" office:string-value="Islington"/>
          <table:table-cell office:value-type="float" office:value="49769"/>
          <table:table-cell office:value-type="float" office:value="4704"/>
          <table:table-cell office:value-type="float" office:value="1649"/>
          <table:table-cell office:value-type="float" office:value="4704"/>
          <table:table-cell office:value-type="float" office:value="1649"/>
          <table:table-cell office:value-type="float" office:value="9.451666700154715E-2"/>
          <table:table-cell office:value-type="float" office:value="3.3133074805601882E-2"/>
          <table:table-cell office:value-type="float" office:value="0.35055272108843538"/>
          <table:table-cell/>
          <table:table-cell office:value-type="float" office:value="4052"/>
          <table:table-cell office:value-type="float" office:value="2018"/>
          <table:table-cell office:value-type="float" office:value="8756"/>
          <table:table-cell office:value-type="float" office:value="3667"/>
          <table:table-cell office:value-type="float" office:value="0.17593280958026081"/>
          <table:table-cell office:value-type="float" office:value="7.3680403464003702E-2"/>
          <table:table-cell office:value-type="float" office:value="0.41879853814527179"/>
          <table:table-cell/>
          <table:table-cell office:value-type="float" office:value="4784"/>
          <table:table-cell office:value-type="float" office:value="1888"/>
          <table:table-cell office:value-type="float" office:value="13540"/>
          <table:table-cell office:value-type="float" office:value="5555"/>
          <table:table-cell office:value-type="float" office:value="0.27205690289135809"/>
          <table:table-cell office:value-type="float" office:value="0.11161566436938657"/>
          <table:table-cell office:value-type="float" office:value="0.41026587887740029"/>
          <table:table-cell/>
          <table:table-cell office:value-type="float" office:value="3487"/>
          <table:table-cell office:value-type="float" office:value="1842"/>
          <table:table-cell office:value-type="float" office:value="17027"/>
          <table:table-cell office:value-type="float" office:value="7397"/>
          <table:table-cell office:value-type="float" office:value="0.342120597158874"/>
          <table:table-cell office:value-type="float" office:value="0.14862665514677811"/>
          <table:table-cell office:value-type="float" office:value="0.43442767369472013"/>
          <table:table-cell office:value-type="string" office:string-value="Islington"/>
          <table:table-cell/>
          <table:table-cell office:value-type="float" office:value="0.14212059715887398"/>
          <table:table-cell office:value-type="string" office:string-value="-"/>
          <table:table-cell/>
          <table:table-cell office:value-type="float" office:value="4256.75"/>
          <table:table-cell/>
          <table:table-cell office:value-type="float" office:value="1.6626655146778108E-2"/>
          <table:table-cell office:value-type="string" office:string-value="-"/>
          <table:table-cell/>
          <table:table-cell office:value-type="float" office:value="1849.25"/>
          <table:table-cell/>
          <table:table-cell office:value-type="string" office:string-value="Islington"/>
          <table:table-cell office:value-type="float" office:value="46937"/>
          <table:table-cell office:value-type="float" office:value="49769"/>
          <table:table-cell office:value-type="float" office:value="2832"/>
          <table:table-cell table:number-columns-repeated="16334"/>
        </table:table-row>
        <table:table-row>
          <table:table-cell/>
          <table:table-cell office:value-type="string" office:string-value="Kensington and Chelsea"/>
          <table:table-cell office:value-type="float" office:value="44233"/>
          <table:table-cell office:value-type="float" office:value="1120"/>
          <table:table-cell office:value-type="float" office:value="1217"/>
          <table:table-cell office:value-type="float" office:value="1120"/>
          <table:table-cell office:value-type="float" office:value="1217"/>
          <table:table-cell office:value-type="float" office:value="2.5320462098433295E-2"/>
          <table:table-cell office:value-type="float" office:value="2.7513394976601178E-2"/>
          <table:table-cell office:value-type="float" office:value="1.0866071428571429"/>
          <table:table-cell/>
          <table:table-cell office:value-type="float" office:value="976"/>
          <table:table-cell office:value-type="float" office:value="1183"/>
          <table:table-cell office:value-type="float" office:value="2096"/>
          <table:table-cell office:value-type="float" office:value="2400"/>
          <table:table-cell office:value-type="float" office:value="4.7385436212782309E-2"/>
          <table:table-cell office:value-type="float" office:value="5.4258133068071347E-2"/>
          <table:table-cell office:value-type="float" office:value="1.1450381679389312"/>
          <table:table-cell/>
          <table:table-cell office:value-type="float" office:value="3964"/>
          <table:table-cell office:value-type="float" office:value="1274"/>
          <table:table-cell office:value-type="float" office:value="6060"/>
          <table:table-cell office:value-type="float" office:value="3674"/>
          <table:table-cell office:value-type="float" office:value="0.13700178599688015"/>
          <table:table-cell office:value-type="float" office:value="8.306015870503923E-2"/>
          <table:table-cell office:value-type="float" office:value="0.60627062706270629"/>
          <table:table-cell/>
          <table:table-cell office:value-type="float" office:value="2457"/>
          <table:table-cell office:value-type="float" office:value="1415"/>
          <table:table-cell office:value-type="float" office:value="8517"/>
          <table:table-cell office:value-type="float" office:value="5089"/>
          <table:table-cell office:value-type="float" office:value="0.19254854972531821"/>
          <table:table-cell office:value-type="float" office:value="0.11504984965975629"/>
          <table:table-cell office:value-type="float" office:value="0.5975108606316778"/>
          <table:table-cell office:value-type="string" office:string-value="Kensington and Chelsea"/>
          <table:table-cell/>
          <table:table-cell office:value-type="float" office:value="-7.4514502746818034E-3"/>
          <table:table-cell office:value-type="float" office:value="329.60000000000019"/>
          <table:table-cell/>
          <table:table-cell office:value-type="float" office:value="2129.25"/>
          <table:table-cell/>
          <table:table-cell office:value-type="float" office:value="-1.6950150340243719E-2"/>
          <table:table-cell office:value-type="float" office:value="749.75600000000043"/>
          <table:table-cell/>
          <table:table-cell office:value-type="float" office:value="1272.25"/>
          <table:table-cell/>
          <table:table-cell office:value-type="string" office:string-value="Kensington &amp; Chelsea"/>
          <table:table-cell office:value-type="float" office:value="43028"/>
          <table:table-cell office:value-type="float" office:value="44233"/>
          <table:table-cell office:value-type="float" office:value="1205"/>
          <table:table-cell table:number-columns-repeated="16334"/>
        </table:table-row>
        <table:table-row>
          <table:table-cell/>
          <table:table-cell office:value-type="string" office:string-value="Kingston upon Thames"/>
          <table:table-cell office:value-type="float" office:value="45416"/>
          <table:table-cell office:value-type="float" office:value="4080"/>
          <table:table-cell office:value-type="float" office:value="1520"/>
          <table:table-cell office:value-type="float" office:value="4080"/>
          <table:table-cell office:value-type="float" office:value="1520"/>
          <table:table-cell office:value-type="float" office:value="8.9836181081557165E-2"/>
          <table:table-cell office:value-type="float" office:value="3.3468381187246786E-2"/>
          <table:table-cell office:value-type="float" office:value="0.37254901960784315"/>
          <table:table-cell/>
          <table:table-cell office:value-type="float" office:value="1666"/>
          <table:table-cell office:value-type="float" office:value="1242"/>
          <table:table-cell office:value-type="float" office:value="5746"/>
          <table:table-cell office:value-type="float" office:value="2762"/>
          <table:table-cell office:value-type="float" office:value="0.12651928835652634"/>
          <table:table-cell office:value-type="float" office:value="6.08155716047208E-2"/>
          <table:table-cell office:value-type="float" office:value="0.48068221371388792"/>
          <table:table-cell/>
          <table:table-cell office:value-type="float" office:value="3460"/>
          <table:table-cell office:value-type="float" office:value="1160"/>
          <table:table-cell office:value-type="float" office:value="9206"/>
          <table:table-cell office:value-type="float" office:value="3922"/>
          <table:table-cell office:value-type="float" office:value="0.20270389290118021"/>
          <table:table-cell office:value-type="float" office:value="8.635723093183019E-2"/>
          <table:table-cell office:value-type="float" office:value="0.42602650445361723"/>
          <table:table-cell/>
          <table:table-cell office:value-type="float" office:value="1813"/>
          <table:table-cell office:value-type="float" office:value="1105"/>
          <table:table-cell office:value-type="float" office:value="11019"/>
          <table:table-cell office:value-type="float" office:value="5027"/>
          <table:table-cell office:value-type="float" office:value="0.24262374493570549"/>
          <table:table-cell office:value-type="float" office:value="0.11068786330808526"/>
          <table:table-cell office:value-type="float" office:value="0.45621199745893459"/>
          <table:table-cell office:value-type="string" office:string-value="Kingston upon Thames"/>
          <table:table-cell/>
          <table:table-cell office:value-type="float" office:value="4.2623744935705477E-2"/>
          <table:table-cell office:value-type="string" office:string-value="-"/>
          <table:table-cell/>
          <table:table-cell office:value-type="float" office:value="2754.75"/>
          <table:table-cell/>
          <table:table-cell office:value-type="float" office:value="-2.1312136691914743E-2"/>
          <table:table-cell office:value-type="float" office:value="967.91199999999992"/>
          <table:table-cell/>
          <table:table-cell office:value-type="float" office:value="1256.75"/>
          <table:table-cell/>
          <table:table-cell office:value-type="string" office:string-value="Kingston"/>
          <table:table-cell office:value-type="float" office:value="43580"/>
          <table:table-cell office:value-type="float" office:value="45416"/>
          <table:table-cell office:value-type="float" office:value="1836"/>
          <table:table-cell table:number-columns-repeated="16334"/>
        </table:table-row>
        <table:table-row>
          <table:table-cell/>
          <table:table-cell office:value-type="string" office:string-value="Lambeth"/>
          <table:table-cell office:value-type="float" office:value="73265"/>
          <table:table-cell office:value-type="float" office:value="6897"/>
          <table:table-cell office:value-type="float" office:value="1591"/>
          <table:table-cell office:value-type="float" office:value="6897"/>
          <table:table-cell office:value-type="float" office:value="1591"/>
          <table:table-cell office:value-type="float" office:value="9.4137719238381212E-2"/>
          <table:table-cell office:value-type="float" office:value="2.1715689619873062E-2"/>
          <table:table-cell office:value-type="float" office:value="0.23068000579962303"/>
          <table:table-cell/>
          <table:table-cell office:value-type="float" office:value="7036"/>
          <table:table-cell office:value-type="float" office:value="1592"/>
          <table:table-cell office:value-type="float" office:value="13933"/>
          <table:table-cell office:value-type="float" office:value="3183"/>
          <table:table-cell office:value-type="float" office:value="0.19017266088855525"/>
          <table:table-cell office:value-type="float" office:value="4.3445028321845353E-2"/>
          <table:table-cell office:value-type="float" office:value="0.22845044139811957"/>
          <table:table-cell/>
          <table:table-cell office:value-type="float" office:value="5803"/>
          <table:table-cell office:value-type="float" office:value="1139"/>
          <table:table-cell office:value-type="float" office:value="19736"/>
          <table:table-cell office:value-type="float" office:value="4322"/>
          <table:table-cell office:value-type="float" office:value="0.26937828431038013"/>
          <table:table-cell office:value-type="float" office:value="5.8991332832866991E-2"/>
          <table:table-cell office:value-type="float" office:value="0.21899067693554924"/>
          <table:table-cell/>
          <table:table-cell office:value-type="float" office:value="6455"/>
          <table:table-cell office:value-type="float" office:value="1374"/>
          <table:table-cell office:value-type="float" office:value="26191"/>
          <table:table-cell office:value-type="float" office:value="5696"/>
          <table:table-cell office:value-type="float" office:value="0.35748310926090221"/>
          <table:table-cell office:value-type="float" office:value="7.77451716372074E-2"/>
          <table:table-cell office:value-type="float" office:value="0.21747928677790079"/>
          <table:table-cell office:value-type="string" office:string-value="Lambeth"/>
          <table:table-cell/>
          <table:table-cell office:value-type="float" office:value="0.1574831092609022"/>
          <table:table-cell office:value-type="string" office:string-value="-"/>
          <table:table-cell/>
          <table:table-cell office:value-type="float" office:value="6547.75"/>
          <table:table-cell/>
          <table:table-cell office:value-type="float" office:value="-5.4254828362792606E-2"/>
          <table:table-cell office:value-type="float" office:value="3974.9800000000005"/>
          <table:table-cell/>
          <table:table-cell office:value-type="float" office:value="1424"/>
          <table:table-cell/>
          <table:table-cell office:value-type="string" office:string-value="Lambeth"/>
          <table:table-cell office:value-type="float" office:value="67852"/>
          <table:table-cell office:value-type="float" office:value="73265"/>
          <table:table-cell office:value-type="float" office:value="5413"/>
          <table:table-cell table:number-columns-repeated="16334"/>
        </table:table-row>
        <table:table-row>
          <table:table-cell/>
          <table:table-cell office:value-type="string" office:string-value="Lewisham"/>
          <table:table-cell office:value-type="float" office:value="74385"/>
          <table:table-cell office:value-type="float" office:value="5561"/>
          <table:table-cell office:value-type="float" office:value="2033"/>
          <table:table-cell office:value-type="float" office:value="5561"/>
          <table:table-cell office:value-type="float" office:value="2033"/>
          <table:table-cell office:value-type="float" office:value="7.4759696175304161E-2"/>
          <table:table-cell office:value-type="float" office:value="2.7330779054916987E-2"/>
          <table:table-cell office:value-type="float" office:value="0.3655817299046934"/>
          <table:table-cell/>
          <table:table-cell office:value-type="float" office:value="5255"/>
          <table:table-cell office:value-type="float" office:value="2223"/>
          <table:table-cell office:value-type="float" office:value="10816"/>
          <table:table-cell office:value-type="float" office:value="4256"/>
          <table:table-cell office:value-type="float" office:value="0.14540565974322781"/>
          <table:table-cell office:value-type="float" office:value="5.7215836526181355E-2"/>
          <table:table-cell office:value-type="float" office:value="0.39349112426035504"/>
          <table:table-cell/>
          <table:table-cell office:value-type="float" office:value="4531"/>
          <table:table-cell office:value-type="float" office:value="1858"/>
          <table:table-cell office:value-type="float" office:value="15347"/>
          <table:table-cell office:value-type="float" office:value="6114"/>
          <table:table-cell office:value-type="float" office:value="0.20631847818780669"/>
          <table:table-cell office:value-type="float" office:value="8.219399072393628E-2"/>
          <table:table-cell office:value-type="float" office:value="0.39838404899980451"/>
          <table:table-cell/>
          <table:table-cell office:value-type="float" office:value="3591"/>
          <table:table-cell office:value-type="float" office:value="1958"/>
          <table:table-cell office:value-type="float" office:value="18938"/>
          <table:table-cell office:value-type="float" office:value="8072"/>
          <table:table-cell office:value-type="float" office:value="0.25459434025677219"/>
          <table:table-cell office:value-type="float" office:value="0.10851650198292667"/>
          <table:table-cell office:value-type="float" office:value="0.42623297074664696"/>
          <table:table-cell office:value-type="string" office:string-value="Lewisham"/>
          <table:table-cell/>
          <table:table-cell office:value-type="float" office:value="5.4594340256772178E-2"/>
          <table:table-cell office:value-type="string" office:string-value="-"/>
          <table:table-cell/>
          <table:table-cell office:value-type="float" office:value="4734.5"/>
          <table:table-cell/>
          <table:table-cell office:value-type="float" office:value="-2.3483498017073334E-2"/>
          <table:table-cell office:value-type="float" office:value="1746.82"/>
          <table:table-cell/>
          <table:table-cell office:value-type="float" office:value="2018"/>
          <table:table-cell/>
          <table:table-cell office:value-type="string" office:string-value="Lewisham"/>
          <table:table-cell office:value-type="float" office:value="68990"/>
          <table:table-cell office:value-type="float" office:value="74385"/>
          <table:table-cell office:value-type="float" office:value="5395"/>
          <table:table-cell table:number-columns-repeated="16334"/>
        </table:table-row>
        <table:table-row>
          <table:table-cell/>
          <table:table-cell office:value-type="string" office:string-value="Merton"/>
          <table:table-cell office:value-type="float" office:value="53704"/>
          <table:table-cell office:value-type="float" office:value="3049"/>
          <table:table-cell office:value-type="float" office:value="1183"/>
          <table:table-cell office:value-type="float" office:value="3049"/>
          <table:table-cell office:value-type="float" office:value="1183"/>
          <table:table-cell office:value-type="float" office:value="5.6774169521823327E-2"/>
          <table:table-cell office:value-type="float" office:value="2.2028154327424401E-2"/>
          <table:table-cell office:value-type="float" office:value="0.38799606428337158"/>
          <table:table-cell/>
          <table:table-cell office:value-type="float" office:value="2950"/>
          <table:table-cell office:value-type="float" office:value="1067"/>
          <table:table-cell office:value-type="float" office:value="5999"/>
          <table:table-cell office:value-type="float" office:value="2250"/>
          <table:table-cell office:value-type="float" office:value="0.11170490093847758"/>
          <table:table-cell office:value-type="float" office:value="4.1896320572024429E-2"/>
          <table:table-cell office:value-type="float" office:value="0.37506251041840305"/>
          <table:table-cell/>
          <table:table-cell office:value-type="float" office:value="2718"/>
          <table:table-cell office:value-type="float" office:value="945"/>
          <table:table-cell office:value-type="float" office:value="8717"/>
          <table:table-cell office:value-type="float" office:value="3195"/>
          <table:table-cell office:value-type="float" office:value="0.1623156561894831"/>
          <table:table-cell office:value-type="float" office:value="5.9492775212274689E-2"/>
          <table:table-cell office:value-type="float" office:value="0.36652518068142709"/>
          <table:table-cell/>
          <table:table-cell office:value-type="float" office:value="2524"/>
          <table:table-cell office:value-type="float" office:value="811"/>
          <table:table-cell office:value-type="float" office:value="11241"/>
          <table:table-cell office:value-type="float" office:value="4006"/>
          <table:table-cell office:value-type="float" office:value="0.20931401757783405"/>
          <table:table-cell office:value-type="float" office:value="7.4594071205124388E-2"/>
          <table:table-cell office:value-type="float" office:value="0.35637398807935239"/>
          <table:table-cell office:value-type="string" office:string-value="Merton"/>
          <table:table-cell/>
          <table:table-cell office:value-type="float" office:value="9.3140175778340384E-3"/>
          <table:table-cell office:value-type="string" office:string-value="-"/>
          <table:table-cell/>
          <table:table-cell office:value-type="float" office:value="2810.25"/>
          <table:table-cell/>
          <table:table-cell office:value-type="float" office:value="-5.7405928794875619E-2"/>
          <table:table-cell office:value-type="float" office:value="3082.9280000000003"/>
          <table:table-cell/>
          <table:table-cell office:value-type="float" office:value="1001.5"/>
          <table:table-cell/>
          <table:table-cell office:value-type="string" office:string-value="Merton"/>
          <table:table-cell office:value-type="float" office:value="55633"/>
          <table:table-cell office:value-type="float" office:value="53704"/>
          <table:table-cell office:value-type="float" office:value="-1929"/>
          <table:table-cell table:number-columns-repeated="16334"/>
        </table:table-row>
        <table:table-row>
          <table:table-cell/>
          <table:table-cell office:value-type="string" office:string-value="Newham"/>
          <table:table-cell office:value-type="float" office:value="46417"/>
          <table:table-cell office:value-type="float" office:value="5673"/>
          <table:table-cell office:value-type="float" office:value="2646"/>
          <table:table-cell office:value-type="float" office:value="5673"/>
          <table:table-cell office:value-type="float" office:value="2646"/>
          <table:table-cell office:value-type="float" office:value="0.12221815283193657"/>
          <table:table-cell office:value-type="float" office:value="5.700497662494345E-2"/>
          <table:table-cell office:value-type="float" office:value="0.46641988365943943"/>
          <table:table-cell/>
          <table:table-cell office:value-type="float" office:value="4788"/>
          <table:table-cell office:value-type="float" office:value="2675"/>
          <table:table-cell office:value-type="float" office:value="10461"/>
          <table:table-cell office:value-type="float" office:value="5321"/>
          <table:table-cell office:value-type="float" office:value="0.22537001529611997"/>
          <table:table-cell office:value-type="float" office:value="0.11463472434668333"/>
          <table:table-cell office:value-type="float" office:value="0.50865118057547076"/>
          <table:table-cell/>
          <table:table-cell office:value-type="float" office:value="3790"/>
          <table:table-cell office:value-type="float" office:value="2804"/>
          <table:table-cell office:value-type="float" office:value="14251"/>
          <table:table-cell office:value-type="float" office:value="8125"/>
          <table:table-cell office:value-type="float" office:value="0.30702113449813645"/>
          <table:table-cell office:value-type="float" office:value="0.17504362625762113"/>
          <table:table-cell office:value-type="float" office:value="0.57013542909269521"/>
          <table:table-cell/>
          <table:table-cell office:value-type="float" office:value="4144"/>
          <table:table-cell office:value-type="float" office:value="3060"/>
          <table:table-cell office:value-type="float" office:value="18395"/>
          <table:table-cell office:value-type="float" office:value="11185"/>
          <table:table-cell office:value-type="float" office:value="0.39629876984725426"/>
          <table:table-cell office:value-type="float" office:value="0.24096774888510675"/>
          <table:table-cell office:value-type="float" office:value="0.6080456645827671"/>
          <table:table-cell office:value-type="string" office:string-value="Newham"/>
          <table:table-cell/>
          <table:table-cell office:value-type="float" office:value="0.19629876984725425"/>
          <table:table-cell office:value-type="string" office:string-value="-"/>
          <table:table-cell/>
          <table:table-cell office:value-type="float" office:value="4598.75"/>
          <table:table-cell/>
          <table:table-cell office:value-type="float" office:value="0.10896774888510674"/>
          <table:table-cell office:value-type="string" office:string-value="-"/>
          <table:table-cell/>
          <table:table-cell office:value-type="float" office:value="2796.25"/>
          <table:table-cell/>
          <table:table-cell office:value-type="string" office:string-value="Newham"/>
          <table:table-cell office:value-type="float" office:value="62961"/>
          <table:table-cell office:value-type="float" office:value="46417"/>
          <table:table-cell office:value-type="float" office:value="-16544"/>
          <table:table-cell table:number-columns-repeated="16334"/>
        </table:table-row>
        <table:table-row>
          <table:table-cell/>
          <table:table-cell office:value-type="string" office:string-value="Redbridge"/>
          <table:table-cell office:value-type="float" office:value="68055"/>
          <table:table-cell office:value-type="float" office:value="6465"/>
          <table:table-cell office:value-type="float" office:value="2373"/>
          <table:table-cell office:value-type="float" office:value="6465"/>
          <table:table-cell office:value-type="float" office:value="2392"/>
          <table:table-cell office:value-type="float" office:value="9.4996693850562045E-2"/>
          <table:table-cell office:value-type="float" office:value="3.5148042024832855E-2"/>
          <table:table-cell office:value-type="float" office:value="0.36999226604795049"/>
          <table:table-cell/>
          <table:table-cell office:value-type="float" office:value="6238"/>
          <table:table-cell office:value-type="float" office:value="1976"/>
          <table:table-cell office:value-type="float" office:value="12703"/>
          <table:table-cell office:value-type="float" office:value="4368"/>
          <table:table-cell office:value-type="float" office:value="0.18665785026816545"/>
          <table:table-cell office:value-type="float" office:value="6.4183381088825209E-2"/>
          <table:table-cell office:value-type="float" office:value="0.34385578209871681"/>
          <table:table-cell/>
          <table:table-cell office:value-type="float" office:value="2790"/>
          <table:table-cell office:value-type="float" office:value="1560"/>
          <table:table-cell office:value-type="float" office:value="15493"/>
          <table:table-cell office:value-type="float" office:value="5928"/>
          <table:table-cell office:value-type="float" office:value="0.22765410329880245"/>
          <table:table-cell office:value-type="float" office:value="8.7106017191977081E-2"/>
          <table:table-cell office:value-type="float" office:value="0.38262441102433359"/>
          <table:table-cell/>
          <table:table-cell office:value-type="float" office:value="2356"/>
          <table:table-cell office:value-type="float" office:value="1726"/>
          <table:table-cell office:value-type="float" office:value="17849"/>
          <table:table-cell office:value-type="float" office:value="7654"/>
          <table:table-cell office:value-type="float" office:value="0.26227316141356255"/>
          <table:table-cell office:value-type="float" office:value="0.11246785688046433"/>
          <table:table-cell office:value-type="float" office:value="0.42881954171102021"/>
          <table:table-cell office:value-type="string" office:string-value="Redbridge"/>
          <table:table-cell/>
          <table:table-cell office:value-type="float" office:value="6.2273161413562539E-2"/>
          <table:table-cell office:value-type="string" office:string-value="-"/>
          <table:table-cell/>
          <table:table-cell office:value-type="float" office:value="4462.25"/>
          <table:table-cell/>
          <table:table-cell office:value-type="float" office:value="-1.9532143119535675E-2"/>
          <table:table-cell office:value-type="float" office:value="1329.2600000000004"/>
          <table:table-cell/>
          <table:table-cell office:value-type="float" office:value="1913.5"/>
          <table:table-cell/>
          <table:table-cell office:value-type="string" office:string-value="Redbridge"/>
          <table:table-cell office:value-type="float" office:value="64520"/>
          <table:table-cell office:value-type="float" office:value="68055"/>
          <table:table-cell office:value-type="float" office:value="3535"/>
          <table:table-cell table:number-columns-repeated="16334"/>
        </table:table-row>
        <table:table-row>
          <table:table-cell/>
          <table:table-cell office:value-type="string" office:string-value="Richmond upon Thames"/>
          <table:table-cell office:value-type="float" office:value="46594"/>
          <table:table-cell office:value-type="float" office:value="1022"/>
          <table:table-cell office:value-type="float" office:value="524"/>
          <table:table-cell office:value-type="float" office:value="1022"/>
          <table:table-cell office:value-type="float" office:value="561"/>
          <table:table-cell office:value-type="float" office:value="2.1934154612181827E-2"/>
          <table:table-cell office:value-type="float" office:value="1.204017684680431E-2"/>
          <table:table-cell office:value-type="float" office:value="0.54892367906066541"/>
          <table:table-cell/>
          <table:table-cell office:value-type="float" office:value="587"/>
          <table:table-cell office:value-type="float" office:value="549"/>
          <table:table-cell office:value-type="float" office:value="1609"/>
          <table:table-cell office:value-type="float" office:value="1110"/>
          <table:table-cell office:value-type="float" office:value="3.4532343220157101E-2"/>
          <table:table-cell office:value-type="float" office:value="2.3822809803837403E-2"/>
          <table:table-cell office:value-type="float" office:value="0.68986948415164695"/>
          <table:table-cell/>
          <table:table-cell office:value-type="float" office:value="590"/>
          <table:table-cell office:value-type="float" office:value="683"/>
          <table:table-cell office:value-type="float" office:value="2199"/>
          <table:table-cell office:value-type="float" office:value="1793"/>
          <table:table-cell office:value-type="float" office:value="4.7194917800575178E-2"/>
          <table:table-cell office:value-type="float" office:value="3.8481349529982403E-2"/>
          <table:table-cell office:value-type="float" office:value="0.81537062301045926"/>
          <table:table-cell/>
          <table:table-cell office:value-type="float" office:value="1859"/>
          <table:table-cell office:value-type="float" office:value="976"/>
          <table:table-cell office:value-type="float" office:value="4058"/>
          <table:table-cell office:value-type="float" office:value="2769"/>
          <table:table-cell office:value-type="float" office:value="8.7092758724299266E-2"/>
          <table:table-cell office:value-type="float" office:value="5.9428252564707899E-2"/>
          <table:table-cell office:value-type="float" office:value="0.68235584031542629"/>
          <table:table-cell office:value-type="string" office:string-value="Richmond upon Thames"/>
          <table:table-cell/>
          <table:table-cell office:value-type="float" office:value="-0.11290724127570075"/>
          <table:table-cell office:value-type="float" office:value="5260.8"/>
          <table:table-cell/>
          <table:table-cell office:value-type="float" office:value="1014.5"/>
          <table:table-cell/>
          <table:table-cell office:value-type="float" office:value="-7.25717474352921E-2"/>
          <table:table-cell office:value-type="float" office:value="3381.4079999999999"/>
          <table:table-cell/>
          <table:table-cell office:value-type="float" office:value="692.25"/>
          <table:table-cell/>
          <table:table-cell office:value-type="string" office:string-value="Richmond &amp; Twickenham"/>
          <table:table-cell office:value-type="float" office:value="45028"/>
          <table:table-cell office:value-type="float" office:value="46594"/>
          <table:table-cell office:value-type="float" office:value="1566"/>
          <table:table-cell table:number-columns-repeated="16334"/>
        </table:table-row>
        <table:table-row>
          <table:table-cell/>
          <table:table-cell office:value-type="string" office:string-value="Southwark"/>
          <table:table-cell office:value-type="float" office:value="72445"/>
          <table:table-cell office:value-type="float" office:value="5011"/>
          <table:table-cell office:value-type="float" office:value="2547"/>
          <table:table-cell office:value-type="float" office:value="5011"/>
          <table:table-cell office:value-type="float" office:value="2547"/>
          <table:table-cell office:value-type="float" office:value="6.9169714956173647E-2"/>
          <table:table-cell office:value-type="float" office:value="3.5157705845814069E-2"/>
          <table:table-cell office:value-type="float" office:value="0.50828178008381564"/>
          <table:table-cell/>
          <table:table-cell office:value-type="float" office:value="3085"/>
          <table:table-cell office:value-type="float" office:value="2196"/>
          <table:table-cell office:value-type="float" office:value="8096"/>
          <table:table-cell office:value-type="float" office:value="4743"/>
          <table:table-cell office:value-type="float" office:value="0.11175374421975291"/>
          <table:table-cell office:value-type="float" office:value="6.5470356822417003E-2"/>
          <table:table-cell office:value-type="float" office:value="0.5858448616600791"/>
          <table:table-cell/>
          <table:table-cell office:value-type="float" office:value="1996"/>
          <table:table-cell office:value-type="float" office:value="2181"/>
          <table:table-cell office:value-type="float" office:value="10092"/>
          <table:table-cell office:value-type="float" office:value="6924"/>
          <table:table-cell office:value-type="float" office:value="0.13930568017116432"/>
          <table:table-cell office:value-type="float" office:value="9.5575954172130578E-2"/>
          <table:table-cell office:value-type="float" office:value="0.6860879904875149"/>
          <table:table-cell/>
          <table:table-cell office:value-type="float" office:value="1472"/>
          <table:table-cell office:value-type="float" office:value="2092"/>
          <table:table-cell office:value-type="float" office:value="11564"/>
          <table:table-cell office:value-type="float" office:value="9016"/>
          <table:table-cell office:value-type="float" office:value="0.15962454275657395"/>
          <table:table-cell office:value-type="float" office:value="0.12445303333563393"/>
          <table:table-cell office:value-type="float" office:value="0.77966101694915257"/>
          <table:table-cell office:value-type="string" office:string-value="Southwark"/>
          <table:table-cell/>
          <table:table-cell office:value-type="float" office:value="-4.0375457243426061E-2"/>
          <table:table-cell office:value-type="float" office:value="2925.0000000000009"/>
          <table:table-cell/>
          <table:table-cell office:value-type="float" office:value="2891"/>
          <table:table-cell/>
          <table:table-cell office:value-type="float" office:value="-7.5469666643660782E-3"/>
          <table:table-cell office:value-type="float" office:value="546.74000000000058"/>
          <table:table-cell/>
          <table:table-cell office:value-type="float" office:value="2254"/>
          <table:table-cell/>
          <table:table-cell office:value-type="string" office:string-value="Southwark"/>
          <table:table-cell office:value-type="float" office:value="67038"/>
          <table:table-cell office:value-type="float" office:value="72445"/>
          <table:table-cell office:value-type="float" office:value="5407"/>
          <table:table-cell table:number-columns-repeated="16334"/>
        </table:table-row>
        <table:table-row>
          <table:table-cell/>
          <table:table-cell office:value-type="string" office:string-value="Sutton"/>
          <table:table-cell office:value-type="float" office:value="57454"/>
          <table:table-cell office:value-type="float" office:value="1910"/>
          <table:table-cell office:value-type="float" office:value="1028"/>
          <table:table-cell office:value-type="float" office:value="1910"/>
          <table:table-cell office:value-type="float" office:value="1028"/>
          <table:table-cell office:value-type="float" office:value="3.3243986493542661E-2"/>
          <table:table-cell office:value-type="float" office:value="1.7892574929508825E-2"/>
          <table:table-cell office:value-type="float" office:value="0.53821989528795811"/>
          <table:table-cell/>
          <table:table-cell office:value-type="float" office:value="1734"/>
          <table:table-cell office:value-type="float" office:value="896"/>
          <table:table-cell office:value-type="float" office:value="3644"/>
          <table:table-cell office:value-type="float" office:value="1924"/>
          <table:table-cell office:value-type="float" office:value="6.3424652765690814E-2"/>
          <table:table-cell office:value-type="float" office:value="3.3487659692971766E-2"/>
          <table:table-cell office:value-type="float" office:value="0.52799121844127328"/>
          <table:table-cell/>
          <table:table-cell office:value-type="float" office:value="1260"/>
          <table:table-cell office:value-type="float" office:value="728"/>
          <table:table-cell office:value-type="float" office:value="4904"/>
          <table:table-cell office:value-type="float" office:value="2652"/>
          <table:table-cell office:value-type="float" office:value="8.5355240714310582E-2"/>
          <table:table-cell office:value-type="float" office:value="4.6158666063285413E-2"/>
          <table:table-cell office:value-type="float" office:value="0.54078303425774876"/>
          <table:table-cell/>
          <table:table-cell office:value-type="float" office:value="2459"/>
          <table:table-cell office:value-type="float" office:value="1020"/>
          <table:table-cell office:value-type="float" office:value="7363"/>
          <table:table-cell office:value-type="float" office:value="3672"/>
          <table:table-cell office:value-type="float" office:value="0.12815469767118043"/>
          <table:table-cell office:value-type="float" office:value="6.3911999164549024E-2"/>
          <table:table-cell office:value-type="float" office:value="0.49870976504142334"/>
          <table:table-cell office:value-type="string" office:string-value="Sutton"/>
          <table:table-cell/>
          <table:table-cell office:value-type="float" office:value="-7.1845302328819582E-2"/>
          <table:table-cell office:value-type="float" office:value="4127.8"/>
          <table:table-cell/>
          <table:table-cell office:value-type="float" office:value="1840.75"/>
          <table:table-cell/>
          <table:table-cell office:value-type="float" office:value="-6.8088000835450982E-2"/>
          <table:table-cell office:value-type="float" office:value="3911.9280000000008"/>
          <table:table-cell/>
          <table:table-cell office:value-type="float" office:value="918"/>
          <table:table-cell/>
          <table:table-cell office:value-type="string" office:string-value="Sutton"/>
          <table:table-cell office:value-type="float" office:value="55896"/>
          <table:table-cell office:value-type="float" office:value="57454"/>
          <table:table-cell office:value-type="float" office:value="1558"/>
          <table:table-cell table:number-columns-repeated="16334"/>
        </table:table-row>
        <table:table-row>
          <table:table-cell/>
          <table:table-cell office:value-type="string" office:string-value="Tower Hamlets"/>
          <table:table-cell office:value-type="float" office:value="47173"/>
          <table:table-cell office:value-type="float" office:value="1470"/>
          <table:table-cell office:value-type="float" office:value="1531"/>
          <table:table-cell office:value-type="float" office:value="1470"/>
          <table:table-cell office:value-type="float" office:value="1531"/>
          <table:table-cell office:value-type="float" office:value="3.1161893456002374E-2"/>
          <table:table-cell office:value-type="float" office:value="3.2455006041591586E-2"/>
          <table:table-cell office:value-type="float" office:value="1.0414965986394558"/>
          <table:table-cell/>
          <table:table-cell office:value-type="float" office:value="2235"/>
          <table:table-cell office:value-type="float" office:value="1829"/>
          <table:table-cell office:value-type="float" office:value="3705"/>
          <table:table-cell office:value-type="float" office:value="3360"/>
          <table:table-cell office:value-type="float" office:value="7.85406906493121E-2"/>
          <table:table-cell office:value-type="float" office:value="7.1227185042291141E-2"/>
          <table:table-cell office:value-type="float" office:value="0.90688259109311742"/>
          <table:table-cell/>
          <table:table-cell office:value-type="float" office:value="2416"/>
          <table:table-cell office:value-type="float" office:value="2208"/>
          <table:table-cell office:value-type="float" office:value="6121"/>
          <table:table-cell office:value-type="float" office:value="5568"/>
          <table:table-cell office:value-type="float" office:value="0.12975642846543572"/>
          <table:table-cell office:value-type="float" office:value="0.11803362092722532"/>
          <table:table-cell office:value-type="float" office:value="0.90965528508413662"/>
          <table:table-cell/>
          <table:table-cell office:value-type="float" office:value="2830"/>
          <table:table-cell office:value-type="float" office:value="2971"/>
          <table:table-cell office:value-type="float" office:value="8951"/>
          <table:table-cell office:value-type="float" office:value="8539"/>
          <table:table-cell office:value-type="float" office:value="0.18974837300998454"/>
          <table:table-cell office:value-type="float" office:value="0.18101456341551311"/>
          <table:table-cell office:value-type="float" office:value="0.95397162328231477"/>
          <table:table-cell office:value-type="string" office:string-value="Tower Hamlets"/>
          <table:table-cell/>
          <table:table-cell office:value-type="float" office:value="-1.0251626990015472E-2"/>
          <table:table-cell office:value-type="float" office:value="483.59999999999985"/>
          <table:table-cell/>
          <table:table-cell office:value-type="float" office:value="2237.75"/>
          <table:table-cell/>
          <table:table-cell office:value-type="float" office:value="4.9014563415513107E-2"/>
          <table:table-cell office:value-type="string" office:string-value="-"/>
          <table:table-cell/>
          <table:table-cell office:value-type="float" office:value="2134.75"/>
          <table:table-cell/>
          <table:table-cell office:value-type="string" office:string-value="Tower Hamlets"/>
          <table:table-cell office:value-type="float" office:value="45835"/>
          <table:table-cell office:value-type="float" office:value="47173"/>
          <table:table-cell office:value-type="float" office:value="1338"/>
          <table:table-cell table:number-columns-repeated="16334"/>
        </table:table-row>
        <table:table-row>
          <table:table-cell/>
          <table:table-cell office:value-type="string" office:string-value="Waltham Forest"/>
          <table:table-cell office:value-type="float" office:value="67439"/>
          <table:table-cell office:value-type="float" office:value="3539"/>
          <table:table-cell office:value-type="float" office:value="1688"/>
          <table:table-cell office:value-type="float" office:value="3539"/>
          <table:table-cell office:value-type="float" office:value="2009"/>
          <table:table-cell office:value-type="float" office:value="5.2477053337089817E-2"/>
          <table:table-cell office:value-type="float" office:value="2.9789884191639852E-2"/>
          <table:table-cell office:value-type="float" office:value="0.56767448431760381"/>
          <table:table-cell/>
          <table:table-cell office:value-type="float" office:value="2836"/>
          <table:table-cell office:value-type="float" office:value="1852"/>
          <table:table-cell office:value-type="float" office:value="6375"/>
          <table:table-cell office:value-type="float" office:value="3861"/>
          <table:table-cell office:value-type="float" office:value="9.4529871439374843E-2"/>
          <table:table-cell office:value-type="float" office:value="5.7251738608223725E-2"/>
          <table:table-cell office:value-type="float" office:value="0.60564705882352943"/>
          <table:table-cell/>
          <table:table-cell office:value-type="float" office:value="1707"/>
          <table:table-cell office:value-type="float" office:value="1296"/>
          <table:table-cell office:value-type="float" office:value="8082"/>
          <table:table-cell office:value-type="float" office:value="5157"/>
          <table:table-cell office:value-type="float" office:value="0.11984163466243568"/>
          <table:table-cell office:value-type="float" office:value="7.6469105413781338E-2"/>
          <table:table-cell office:value-type="float" office:value="0.63808463251670378"/>
          <table:table-cell/>
          <table:table-cell office:value-type="float" office:value="2418"/>
          <table:table-cell office:value-type="float" office:value="1922"/>
          <table:table-cell office:value-type="float" office:value="10500"/>
          <table:table-cell office:value-type="float" office:value="7079"/>
          <table:table-cell office:value-type="float" office:value="0.15569625884132327"/>
          <table:table-cell office:value-type="float" office:value="0.10496893488930738"/>
          <table:table-cell office:value-type="float" office:value="0.67419047619047623"/>
          <table:table-cell office:value-type="string" office:string-value="Waltham Forest"/>
          <table:table-cell/>
          <table:table-cell office:value-type="float" office:value="-4.4303741158676746E-2"/>
          <table:table-cell office:value-type="float" office:value="2987.8000000000011"/>
          <table:table-cell/>
          <table:table-cell office:value-type="float" office:value="2625"/>
          <table:table-cell/>
          <table:table-cell office:value-type="float" office:value="-2.7031065110692629E-2"/>
          <table:table-cell office:value-type="float" office:value="1822.9480000000001"/>
          <table:table-cell/>
          <table:table-cell office:value-type="float" office:value="1769.75"/>
          <table:table-cell/>
          <table:table-cell office:value-type="string" office:string-value="Waltham Forest"/>
          <table:table-cell office:value-type="float" office:value="63566"/>
          <table:table-cell office:value-type="float" office:value="67439"/>
          <table:table-cell office:value-type="float" office:value="3873"/>
          <table:table-cell table:number-columns-repeated="16334"/>
        </table:table-row>
        <table:table-row>
          <table:table-cell/>
          <table:table-cell office:value-type="string" office:string-value="Wandsworth"/>
          <table:table-cell office:value-type="float" office:value="70170"/>
          <table:table-cell office:value-type="float" office:value="5953"/>
          <table:table-cell office:value-type="float" office:value="2100"/>
          <table:table-cell office:value-type="float" office:value="5953"/>
          <table:table-cell office:value-type="float" office:value="2244"/>
          <table:table-cell office:value-type="float" office:value="8.4836824853926185E-2"/>
          <table:table-cell office:value-type="float" office:value="3.1979478409576739E-2"/>
          <table:table-cell office:value-type="float" office:value="0.37695279690912142"/>
          <table:table-cell/>
          <table:table-cell office:value-type="float" office:value="3415"/>
          <table:table-cell office:value-type="float" office:value="2035"/>
          <table:table-cell office:value-type="float" office:value="9368"/>
          <table:table-cell office:value-type="float" office:value="4279"/>
          <table:table-cell office:value-type="float" office:value="0.13350434658686047"/>
          <table:table-cell office:value-type="float" office:value="6.0980475986888986E-2"/>
          <table:table-cell office:value-type="float" office:value="0.45676771989752346"/>
          <table:table-cell/>
          <table:table-cell office:value-type="float" office:value="3816"/>
          <table:table-cell office:value-type="float" office:value="1988"/>
          <table:table-cell office:value-type="float" office:value="13184"/>
          <table:table-cell office:value-type="float" office:value="6267"/>
          <table:table-cell office:value-type="float" office:value="0.18788656120849365"/>
          <table:table-cell office:value-type="float" office:value="8.9311671654553226E-2"/>
          <table:table-cell office:value-type="float" office:value="0.47534890776699029"/>
          <table:table-cell/>
          <table:table-cell office:value-type="float" office:value="5574"/>
          <table:table-cell office:value-type="float" office:value="2397"/>
          <table:table-cell office:value-type="float" office:value="18758"/>
          <table:table-cell office:value-type="float" office:value="8664"/>
          <table:table-cell office:value-type="float" office:value="0.26732221747185408"/>
          <table:table-cell office:value-type="float" office:value="0.12347156904660112"/>
          <table:table-cell office:value-type="float" office:value="0.46188292994988805"/>
          <table:table-cell office:value-type="string" office:string-value="Wandsworth"/>
          <table:table-cell/>
          <table:table-cell office:value-type="float" office:value="6.7322217471854073E-2"/>
          <table:table-cell office:value-type="string" office:string-value="-"/>
          <table:table-cell/>
          <table:table-cell office:value-type="float" office:value="4689.5"/>
          <table:table-cell/>
          <table:table-cell office:value-type="float" office:value="-8.5284309533988911E-3"/>
          <table:table-cell office:value-type="float" office:value="598.44000000000017"/>
          <table:table-cell/>
          <table:table-cell office:value-type="float" office:value="2166"/>
          <table:table-cell/>
          <table:table-cell office:value-type="string" office:string-value="Wandsworth"/>
          <table:table-cell office:value-type="float" office:value="66104"/>
          <table:table-cell office:value-type="float" office:value="70170"/>
          <table:table-cell office:value-type="float" office:value="4066"/>
          <table:table-cell table:number-columns-repeated="16334"/>
        </table:table-row>
        <table:table-row>
          <table:table-cell/>
          <table:table-cell office:value-type="string" office:string-value="Westminster"/>
          <table:table-cell office:value-type="float" office:value="41651"/>
          <table:table-cell office:value-type="float" office:value="1932"/>
          <table:table-cell office:value-type="float" office:value="1637"/>
          <table:table-cell office:value-type="float" office:value="1932"/>
          <table:table-cell office:value-type="float" office:value="1637"/>
          <table:table-cell office:value-type="float" office:value="4.6385440925788099E-2"/>
          <table:table-cell office:value-type="float" office:value="3.9302777844469519E-2"/>
          <table:table-cell office:value-type="float" office:value="0.84730848861283647"/>
          <table:table-cell/>
          <table:table-cell office:value-type="float" office:value="1581"/>
          <table:table-cell office:value-type="float" office:value="1506"/>
          <table:table-cell office:value-type="float" office:value="3513"/>
          <table:table-cell office:value-type="float" office:value="3143"/>
          <table:table-cell office:value-type="float" office:value="8.4343713236176801E-2"/>
          <table:table-cell office:value-type="float" office:value="7.5460373100285708E-2"/>
          <table:table-cell office:value-type="float" office:value="0.89467691431824647"/>
          <table:table-cell/>
          <table:table-cell office:value-type="float" office:value="2132"/>
          <table:table-cell office:value-type="float" office:value="1571"/>
          <table:table-cell office:value-type="float" office:value="5645"/>
          <table:table-cell office:value-type="float" office:value="4714"/>
          <table:table-cell office:value-type="float" office:value="0.13553095964082496"/>
          <table:table-cell office:value-type="float" office:value="0.1131785551367314"/>
          <table:table-cell office:value-type="float" office:value="0.83507528786536755"/>
          <table:table-cell/>
          <table:table-cell office:value-type="float" office:value="5813"/>
          <table:table-cell office:value-type="float" office:value="1541"/>
          <table:table-cell office:value-type="float" office:value="11458"/>
          <table:table-cell office:value-type="float" office:value="6255"/>
          <table:table-cell office:value-type="float" office:value="0.27509543588389235"/>
          <table:table-cell office:value-type="float" office:value="0.1501764663513481"/>
          <table:table-cell office:value-type="float" office:value="0.54590679001570952"/>
          <table:table-cell office:value-type="string" office:string-value="Westminster"/>
          <table:table-cell/>
          <table:table-cell office:value-type="float" office:value="7.5095435883892336E-2"/>
          <table:table-cell office:value-type="string" office:string-value="-"/>
          <table:table-cell/>
          <table:table-cell office:value-type="float" office:value="2864.5"/>
          <table:table-cell/>
          <table:table-cell office:value-type="float" office:value="1.8176466351348092E-2"/>
          <table:table-cell office:value-type="string" office:string-value="-"/>
          <table:table-cell/>
          <table:table-cell office:value-type="float" office:value="1563.75"/>
          <table:table-cell/>
          <table:table-cell office:value-type="string" office:string-value="Westminster"/>
          <table:table-cell office:value-type="float" office:value="56095"/>
          <table:table-cell office:value-type="float" office:value="41651"/>
          <table:table-cell office:value-type="float" office:value="-14444"/>
          <table:table-cell table:number-columns-repeated="16334"/>
        </table:table-row>
        <table:table-row>
          <table:table-cell/>
          <table:table-cell office:value-type="string" office:string-value="LONDON"/>
          <table:table-cell office:value-type="float" office:value="2072063"/>
          <table:table-cell office:value-type="float" office:value="107746"/>
          <table:table-cell office:value-type="float" office:value="48427"/>
          <table:table-cell office:value-type="float" office:value="107746"/>
          <table:table-cell office:value-type="float" office:value="48427"/>
          <table:table-cell office:value-type="float" office:value="5.1999384188608166E-2"/>
          <table:table-cell office:value-type="float" office:value="2.3371393630406027E-2"/>
          <table:table-cell office:value-type="float" office:value="0.44945520019304663"/>
          <table:table-cell/>
          <table:table-cell office:value-type="float" office:value="94704"/>
          <table:table-cell office:value-type="float" office:value="50283"/>
          <table:table-cell office:value-type="float" office:value="202450"/>
          <table:table-cell office:value-type="float" office:value="98710"/>
          <table:table-cell office:value-type="float" office:value="9.7704558210826603E-2"/>
          <table:table-cell office:value-type="float" office:value="4.7638512921663094E-2"/>
          <table:table-cell office:value-type="float" office:value="0.48757717955050628"/>
          <table:table-cell/>
          <table:table-cell office:value-type="float" office:value="87636"/>
          <table:table-cell office:value-type="float" office:value="46489"/>
          <table:table-cell office:value-type="float" office:value="290086"/>
          <table:table-cell office:value-type="float" office:value="145199"/>
          <table:table-cell office:value-type="float" office:value="0.13999863903751961"/>
          <table:table-cell office:value-type="float" office:value="7.0074606804908929E-2"/>
          <table:table-cell office:value-type="float" office:value="0.5005377715574002"/>
          <table:table-cell/>
          <table:table-cell office:value-type="float" office:value="103589"/>
          <table:table-cell office:value-type="float" office:value="57591"/>
          <table:table-cell office:value-type="float" office:value="393675"/>
          <table:table-cell office:value-type="float" office:value="202790"/>
          <table:table-cell office:value-type="float" office:value="0.18999181009457725"/>
          <table:table-cell office:value-type="float" office:value="9.7868645885766992E-2"/>
          <table:table-cell office:value-type="float" office:value="0.51512034038229504"/>
          <table:table-cell office:value-type="string" office:string-value="LONDON"/>
          <table:table-cell/>
          <table:table-cell office:value-type="float" office:value="-1.0008189905422765E-2"/>
          <table:table-cell office:value-type="float" office:value="20737.600000000009"/>
          <table:table-cell/>
          <table:table-cell office:value-type="float" office:value="98418.75"/>
          <table:table-cell/>
          <table:table-cell office:value-type="float" office:value="-3.4131354114233015E-2"/>
          <table:table-cell office:value-type="float" office:value="70722.316000000006"/>
          <table:table-cell/>
          <table:table-cell office:value-type="float" office:value="50697.5"/>
          <table:table-cell/>
          <table:table-cell office:value-type="string" office:string-value="LONDON"/>
          <table:table-cell office:value-type="float" office:value="2034932"/>
          <table:table-cell office:value-type="float" office:value="2072063"/>
          <table:table-cell office:value-type="float" office:value="37131"/>
          <table:table-cell table:number-columns-repeated="16334"/>
        </table:table-row>
        <table:table-row>
          <table:table-cell/>
          <table:table-cell office:value-type="string" office:string-value="NATIONAL"/>
          <table:table-cell office:value-type="float" office:value="15402612"/>
          <table:table-cell office:value-type="float" office:value="696843"/>
          <table:table-cell office:value-type="float" office:value="313825"/>
          <table:table-cell office:value-type="float" office:value="696843"/>
          <table:table-cell office:value-type="float" office:value="313825"/>
          <table:table-cell office:value-type="float" office:value="4.5241871963015101E-2"/>
          <table:table-cell office:value-type="float" office:value="2.0374790977010913E-2"/>
          <table:table-cell office:value-type="float" office:value="0.45035251842954582"/>
          <table:table-cell/>
          <table:table-cell office:value-type="float" office:value="682903"/>
          <table:table-cell office:value-type="float" office:value="321606"/>
          <table:table-cell office:value-type="float" office:value="1379746"/>
          <table:table-cell office:value-type="float" office:value="635431"/>
          <table:table-cell office:value-type="float" office:value="8.9578702625243048E-2"/>
          <table:table-cell office:value-type="float" office:value="4.125475601151285E-2"/>
          <table:table-cell office:value-type="float" office:value="0.46054201280525547"/>
          <table:table-cell/>
          <table:table-cell office:value-type="float" office:value="573779"/>
          <table:table-cell office:value-type="float" office:value="305644"/>
          <table:table-cell office:value-type="float" office:value="1953525"/>
          <table:table-cell office:value-type="float" office:value="941075"/>
          <table:table-cell office:value-type="float" office:value="0.12683076091249978"/>
          <table:table-cell office:value-type="float" office:value="6.109840330977629E-2"/>
          <table:table-cell office:value-type="float" office:value="0.48173174133937369"/>
          <table:table-cell/>
          <table:table-cell office:value-type="float" office:value="668392"/>
          <table:table-cell office:value-type="float" office:value="367437"/>
          <table:table-cell office:value-type="float" office:value="2621917"/>
          <table:table-cell office:value-type="float" office:value="1308512"/>
          <table:table-cell office:value-type="float" office:value="0.17022547863959697"/>
          <table:table-cell office:value-type="float" office:value="8.4953902623788741E-2"/>
          <table:table-cell office:value-type="float" office:value="0.49906690410108329"/>
          <table:table-cell office:value-type="string" office:string-value="NATIONAL"/>
          <table:table-cell/>
          <table:table-cell office:value-type="float" office:value="-2.9774521360403039E-2"/>
          <table:table-cell office:value-type="float" office:value="458605.4000000002"/>
          <table:table-cell/>
          <table:table-cell office:value-type="float" office:value="655479.25"/>
          <table:table-cell/>
          <table:table-cell office:value-type="float" office:value="-4.7046097376211266E-2"/>
          <table:table-cell office:value-type="float" office:value="724632.7840000001"/>
          <table:table-cell/>
          <table:table-cell office:value-type="float" office:value="327128"/>
          <table:table-cell/>
          <table:table-cell office:value-type="string" office:string-value="NATIONAL"/>
          <table:table-cell office:value-type="float" office:value="15579278"/>
          <table:table-cell office:value-type="float" office:value="15402612"/>
          <table:table-cell office:value-type="float" office:value="-176666"/>
          <table:table-cell table:number-columns-repeated="16334"/>
        </table:table-row>
        <table:table-row table:number-rows-repeated="65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5738"/>
          <table:table-cell office:value-type="float" office:value="1734"/>
          <table:table-cell office:value-type="float" office:value="1179"/>
          <table:table-cell office:value-type="float" office:value="1734"/>
          <table:table-cell office:value-type="float" office:value="1179"/>
          <table:table-cell office:value-type="float" office:value="3.791158336612882E-2"/>
          <table:table-cell office:value-type="float" office:value="2.5777253049980322E-2"/>
          <table:table-cell office:value-type="float" office:value="0.67993079584775085"/>
          <table:table-cell/>
          <table:table-cell office:value-type="float" office:value="3184"/>
          <table:table-cell office:value-type="float" office:value="1391"/>
          <table:table-cell office:value-type="float" office:value="4918"/>
          <table:table-cell office:value-type="float" office:value="2570"/>
          <table:table-cell office:value-type="float" office:value="0.10752547116183479"/>
          <table:table-cell office:value-type="float" office:value="5.6189601644147096E-2"/>
          <table:table-cell office:value-type="float" office:value="0.52257015046766975"/>
          <table:table-cell/>
          <table:table-cell office:value-type="float" office:value="2823"/>
          <table:table-cell office:value-type="float" office:value="1436"/>
          <table:table-cell office:value-type="float" office:value="7741"/>
          <table:table-cell office:value-type="float" office:value="4006"/>
          <table:table-cell office:value-type="float" office:value="0.16924657833748744"/>
          <table:table-cell office:value-type="float" office:value="8.7585814858542138E-2"/>
          <table:table-cell office:value-type="float" office:value="0.51750419842397621"/>
          <table:table-cell/>
          <table:table-cell office:value-type="float" office:value="3685"/>
          <table:table-cell office:value-type="float" office:value="1622"/>
          <table:table-cell office:value-type="float" office:value="11426"/>
          <table:table-cell office:value-type="float" office:value="5628"/>
          <table:table-cell office:value-type="float" office:value="0.249814158905068"/>
          <table:table-cell office:value-type="float" office:value="0.12304866850321396"/>
          <table:table-cell office:value-type="float" office:value="0.49256082618589181"/>
          <table:table-cell office:value-type="string" office:string-value="Barking and Dagenham"/>
          <table:table-cell/>
          <table:table-cell office:value-type="float" office:value="4.981415890506799E-2"/>
          <table:table-cell office:value-type="string" office:string-value="-"/>
          <table:table-cell/>
          <table:table-cell office:value-type="float" office:value="2856.5"/>
          <table:table-cell/>
          <table:table-cell office:value-type="float" office:value="-8.9513314967860497E-3"/>
          <table:table-cell office:value-type="float" office:value="409.41600000000034"/>
          <table:table-cell/>
          <table:table-cell office:value-type="float" office:value="1407"/>
          <table:table-cell table:number-columns-repeated="16339"/>
        </table:table-row>
        <table:table-row>
          <table:table-cell/>
          <table:table-cell office:value-type="string" office:string-value="Barnet"/>
          <table:table-cell office:value-type="float" office:value="100633"/>
          <table:table-cell office:value-type="float" office:value="2969"/>
          <table:table-cell office:value-type="float" office:value="945"/>
          <table:table-cell office:value-type="float" office:value="2969"/>
          <table:table-cell office:value-type="float" office:value="945"/>
          <table:table-cell office:value-type="float" office:value="2.9503244462552047E-2"/>
          <table:table-cell office:value-type="float" office:value="9.3905577693202038E-3"/>
          <table:table-cell office:value-type="float" office:value="0.31828898619063656"/>
          <table:table-cell/>
          <table:table-cell office:value-type="float" office:value="4540"/>
          <table:table-cell office:value-type="float" office:value="983"/>
          <table:table-cell office:value-type="float" office:value="7509"/>
          <table:table-cell office:value-type="float" office:value="1928"/>
          <table:table-cell office:value-type="float" office:value="7.4617670147963389E-2"/>
          <table:table-cell office:value-type="float" office:value="1.9158725269046932E-2"/>
          <table:table-cell office:value-type="float" office:value="0.25675855639898787"/>
          <table:table-cell/>
          <table:table-cell office:value-type="float" office:value="3592"/>
          <table:table-cell office:value-type="float" office:value="2294"/>
          <table:table-cell office:value-type="float" office:value="11101"/>
          <table:table-cell office:value-type="float" office:value="4222"/>
          <table:table-cell office:value-type="float" office:value="0.11031172676954876"/>
          <table:table-cell office:value-type="float" office:value="4.1954428467798836E-2"/>
          <table:table-cell office:value-type="float" office:value="0.38032609674804074"/>
          <table:table-cell/>
          <table:table-cell office:value-type="float" office:value="6837"/>
          <table:table-cell office:value-type="float" office:value="2064"/>
          <table:table-cell office:value-type="float" office:value="17938"/>
          <table:table-cell office:value-type="float" office:value="6286"/>
          <table:table-cell office:value-type="float" office:value="0.17825166694821779"/>
          <table:table-cell office:value-type="float" office:value="6.2464599087774388E-2"/>
          <table:table-cell office:value-type="float" office:value="0.35042925632734978"/>
          <table:table-cell office:value-type="string" office:string-value="Barnet"/>
          <table:table-cell/>
          <table:table-cell office:value-type="float" office:value="-2.1748333051782226E-2"/>
          <table:table-cell office:value-type="float" office:value="2188.6000000000008"/>
          <table:table-cell/>
          <table:table-cell office:value-type="float" office:value="4484.5"/>
          <table:table-cell/>
          <table:table-cell office:value-type="float" office:value="-6.9535400912225626E-2"/>
          <table:table-cell office:value-type="float" office:value="6997.5560000000014"/>
          <table:table-cell/>
          <table:table-cell office:value-type="float" office:value="1571.5"/>
          <table:table-cell table:number-columns-repeated="16339"/>
        </table:table-row>
        <table:table-row>
          <table:table-cell/>
          <table:table-cell office:value-type="string" office:string-value="Bexley"/>
          <table:table-cell office:value-type="float" office:value="68174"/>
          <table:table-cell office:value-type="float" office:value="3451"/>
          <table:table-cell office:value-type="float" office:value="1160"/>
          <table:table-cell office:value-type="float" office:value="3451"/>
          <table:table-cell office:value-type="float" office:value="1160"/>
          <table:table-cell office:value-type="float" office:value="5.062047114735823E-2"/>
          <table:table-cell office:value-type="float" office:value="1.7015284419280078E-2"/>
          <table:table-cell office:value-type="float" office:value="0.33613445378151263"/>
          <table:table-cell/>
          <table:table-cell office:value-type="float" office:value="5046"/>
          <table:table-cell office:value-type="float" office:value="1376"/>
          <table:table-cell office:value-type="float" office:value="8497"/>
          <table:table-cell office:value-type="float" office:value="2536"/>
          <table:table-cell office:value-type="float" office:value="0.12463695837122657"/>
          <table:table-cell office:value-type="float" office:value="3.7198932144219203E-2"/>
          <table:table-cell office:value-type="float" office:value="0.29845827939272684"/>
          <table:table-cell/>
          <table:table-cell office:value-type="float" office:value="2594"/>
          <table:table-cell office:value-type="float" office:value="1388"/>
          <table:table-cell office:value-type="float" office:value="11091"/>
          <table:table-cell office:value-type="float" office:value="3924"/>
          <table:table-cell office:value-type="float" office:value="0.16268665473640978"/>
          <table:table-cell office:value-type="float" office:value="5.7558600052806053E-2"/>
          <table:table-cell office:value-type="float" office:value="0.35380037868542064"/>
          <table:table-cell/>
          <table:table-cell office:value-type="float" office:value="2371"/>
          <table:table-cell office:value-type="float" office:value="1098"/>
          <table:table-cell office:value-type="float" office:value="13462"/>
          <table:table-cell office:value-type="float" office:value="5022"/>
          <table:table-cell office:value-type="float" office:value="0.19746530935547277"/>
          <table:table-cell office:value-type="float" office:value="7.366444685657289E-2"/>
          <table:table-cell office:value-type="float" office:value="0.3730500668548507"/>
          <table:table-cell office:value-type="string" office:string-value="Bexley"/>
          <table:table-cell/>
          <table:table-cell office:value-type="float" office:value="-2.5346906445272432E-3"/>
          <table:table-cell office:value-type="float" office:value="172.80000000000027"/>
          <table:table-cell/>
          <table:table-cell office:value-type="float" office:value="3365.5"/>
          <table:table-cell/>
          <table:table-cell office:value-type="float" office:value="-5.8335553143427116E-2"/>
          <table:table-cell office:value-type="float" office:value="3976.9680000000003"/>
          <table:table-cell/>
          <table:table-cell office:value-type="float" office:value="1255.5"/>
          <table:table-cell table:number-columns-repeated="16339"/>
        </table:table-row>
        <table:table-row>
          <table:table-cell/>
          <table:table-cell office:value-type="string" office:string-value="Brent"/>
          <table:table-cell office:value-type="float" office:value="82174"/>
          <table:table-cell office:value-type="float" office:value="6031"/>
          <table:table-cell office:value-type="float" office:value="2378"/>
          <table:table-cell office:value-type="float" office:value="6031"/>
          <table:table-cell office:value-type="float" office:value="2378"/>
          <table:table-cell office:value-type="float" office:value="7.339304402852484E-2"/>
          <table:table-cell office:value-type="float" office:value="2.8938593715773845E-2"/>
          <table:table-cell office:value-type="float" office:value="0.39429613662742496"/>
          <table:table-cell/>
          <table:table-cell office:value-type="float" office:value="6028"/>
          <table:table-cell office:value-type="float" office:value="2681"/>
          <table:table-cell office:value-type="float" office:value="12059"/>
          <table:table-cell office:value-type="float" office:value="5059"/>
          <table:table-cell office:value-type="float" office:value="0.14674958015917444"/>
          <table:table-cell office:value-type="float" office:value="6.1564485116946968E-2"/>
          <table:table-cell office:value-type="float" office:value="0.41952068994112279"/>
          <table:table-cell/>
          <table:table-cell office:value-type="float" office:value="3310"/>
          <table:table-cell office:value-type="float" office:value="2606"/>
          <table:table-cell office:value-type="float" office:value="15369"/>
          <table:table-cell office:value-type="float" office:value="7665"/>
          <table:table-cell office:value-type="float" office:value="0.18702996081485629"/>
          <table:table-cell office:value-type="float" office:value="9.3277679071239072E-2"/>
          <table:table-cell office:value-type="float" office:value="0.49873121218036309"/>
          <table:table-cell/>
          <table:table-cell office:value-type="float" office:value="2825"/>
          <table:table-cell office:value-type="float" office:value="2677"/>
          <table:table-cell office:value-type="float" office:value="18194"/>
          <table:table-cell office:value-type="float" office:value="10342"/>
          <table:table-cell office:value-type="float" office:value="0.22140823131404094"/>
          <table:table-cell office:value-type="float" office:value="0.12585489327524521"/>
          <table:table-cell office:value-type="float" office:value="0.56842915246784653"/>
          <table:table-cell office:value-type="string" office:string-value="Brent"/>
          <table:table-cell/>
          <table:table-cell office:value-type="float" office:value="2.1408231314040932E-2"/>
          <table:table-cell office:value-type="string" office:string-value="-"/>
          <table:table-cell/>
          <table:table-cell office:value-type="float" office:value="4548.5"/>
          <table:table-cell/>
          <table:table-cell office:value-type="float" office:value="-6.1451067247547952E-3"/>
          <table:table-cell office:value-type="float" office:value="504.96800000000053"/>
          <table:table-cell/>
          <table:table-cell office:value-type="float" office:value="2585.5"/>
          <table:table-cell table:number-columns-repeated="16339"/>
        </table:table-row>
        <table:table-row>
          <table:table-cell/>
          <table:table-cell office:value-type="string" office:string-value="Bromley"/>
          <table:table-cell office:value-type="float" office:value="95969"/>
          <table:table-cell office:value-type="float" office:value="5057"/>
          <table:table-cell office:value-type="float" office:value="2162"/>
          <table:table-cell office:value-type="float" office:value="5057"/>
          <table:table-cell office:value-type="float" office:value="2162"/>
          <table:table-cell office:value-type="float" office:value="5.2694099136179388E-2"/>
          <table:table-cell office:value-type="float" office:value="2.2528108034886266E-2"/>
          <table:table-cell office:value-type="float" office:value="0.42752620130512159"/>
          <table:table-cell/>
          <table:table-cell office:value-type="float" office:value="5327"/>
          <table:table-cell office:value-type="float" office:value="2236"/>
          <table:table-cell office:value-type="float" office:value="10384"/>
          <table:table-cell office:value-type="float" office:value="4398"/>
          <table:table-cell office:value-type="float" office:value="0.10820160676885245"/>
          <table:table-cell office:value-type="float" office:value="4.5827298398441164E-2"/>
          <table:table-cell office:value-type="float" office:value="0.42353620955315868"/>
          <table:table-cell/>
          <table:table-cell office:value-type="float" office:value="4221"/>
          <table:table-cell office:value-type="float" office:value="1951"/>
          <table:table-cell office:value-type="float" office:value="14605"/>
          <table:table-cell office:value-type="float" office:value="6349"/>
          <table:table-cell office:value-type="float" office:value="0.15218455959736998"/>
          <table:table-cell office:value-type="float" office:value="6.6156779793474979E-2"/>
          <table:table-cell office:value-type="float" office:value="0.43471413899349537"/>
          <table:table-cell/>
          <table:table-cell office:value-type="float" office:value="3989"/>
          <table:table-cell office:value-type="float" office:value="2041"/>
          <table:table-cell office:value-type="float" office:value="18594"/>
          <table:table-cell office:value-type="float" office:value="8390"/>
          <table:table-cell office:value-type="float" office:value="0.19375006512519669"/>
          <table:table-cell office:value-type="float" office:value="8.7424064020673348E-2"/>
          <table:table-cell office:value-type="float" office:value="0.45122082392169516"/>
          <table:table-cell office:value-type="string" office:string-value="Bromley"/>
          <table:table-cell/>
          <table:table-cell office:value-type="float" office:value="-6.2499348748033257E-3"/>
          <table:table-cell office:value-type="float" office:value="599.80000000000041"/>
          <table:table-cell/>
          <table:table-cell office:value-type="float" office:value="4648.5"/>
          <table:table-cell/>
          <table:table-cell office:value-type="float" office:value="-4.4575935979326659E-2"/>
          <table:table-cell office:value-type="float" office:value="4277.9080000000004"/>
          <table:table-cell/>
          <table:table-cell office:value-type="float" office:value="2097.5"/>
          <table:table-cell table:number-columns-repeated="16339"/>
        </table:table-row>
        <table:table-row>
          <table:table-cell/>
          <table:table-cell office:value-type="string" office:string-value="Camden"/>
          <table:table-cell office:value-type="float" office:value="58111"/>
          <table:table-cell office:value-type="float" office:value="3228"/>
          <table:table-cell office:value-type="float" office:value="1963"/>
          <table:table-cell office:value-type="float" office:value="3228"/>
          <table:table-cell office:value-type="float" office:value="1963"/>
          <table:table-cell office:value-type="float" office:value="5.5548863382147956E-2"/>
          <table:table-cell office:value-type="float" office:value="3.3780179312006331E-2"/>
          <table:table-cell office:value-type="float" office:value="0.60811648079306069"/>
          <table:table-cell/>
          <table:table-cell office:value-type="float" office:value="2565"/>
          <table:table-cell office:value-type="float" office:value="2135"/>
          <table:table-cell office:value-type="float" office:value="5793"/>
          <table:table-cell office:value-type="float" office:value="4098"/>
          <table:table-cell office:value-type="float" office:value="9.9688527129114968E-2"/>
          <table:table-cell office:value-type="float" office:value="7.0520211319715712E-2"/>
          <table:table-cell office:value-type="float" office:value="0.70740548938373904"/>
          <table:table-cell/>
          <table:table-cell office:value-type="float" office:value="1391"/>
          <table:table-cell office:value-type="float" office:value="2003"/>
          <table:table-cell office:value-type="float" office:value="7184"/>
          <table:table-cell office:value-type="float" office:value="6101"/>
          <table:table-cell office:value-type="float" office:value="0.12362547538331813"/>
          <table:table-cell office:value-type="float" office:value="0.10498872846793206"/>
          <table:table-cell office:value-type="float" office:value="0.84924832962138086"/>
          <table:table-cell/>
          <table:table-cell office:value-type="float" office:value="2368"/>
          <table:table-cell office:value-type="float" office:value="1971"/>
          <table:table-cell office:value-type="float" office:value="9552"/>
          <table:table-cell office:value-type="float" office:value="8072"/>
          <table:table-cell office:value-type="float" office:value="0.16437507528695083"/>
          <table:table-cell office:value-type="float" office:value="0.1389065753471804"/>
          <table:table-cell office:value-type="float" office:value="0.84505862646566166"/>
          <table:table-cell office:value-type="string" office:string-value="Camden"/>
          <table:table-cell/>
          <table:table-cell office:value-type="float" office:value="-3.5624924713049178E-2"/>
          <table:table-cell office:value-type="float" office:value="2070.2000000000007"/>
          <table:table-cell/>
          <table:table-cell office:value-type="float" office:value="2388"/>
          <table:table-cell/>
          <table:table-cell office:value-type="float" office:value="6.9065753471803937E-3"/>
          <table:table-cell office:value-type="string" office:string-value="-"/>
          <table:table-cell/>
          <table:table-cell office:value-type="float" office:value="2018"/>
          <table:table-cell table:number-columns-repeated="16339"/>
        </table:table-row>
        <table:table-row>
          <table:table-cell/>
          <table:table-cell office:value-type="string" office:string-value="City of London"/>
          <table:table-cell office:value-type="float" office:value="2618"/>
          <table:table-cell office:value-type="float" office:value="302"/>
          <table:table-cell office:value-type="float" office:value="155"/>
          <table:table-cell office:value-type="float" office:value="302"/>
          <table:table-cell office:value-type="float" office:value="155"/>
          <table:table-cell office:value-type="float" office:value="0.11535523300229182"/>
          <table:table-cell office:value-type="float" office:value="5.920550038197097E-2"/>
          <table:table-cell office:value-type="float" office:value="0.51324503311258274"/>
          <table:table-cell/>
          <table:table-cell office:value-type="float" office:value="54"/>
          <table:table-cell office:value-type="float" office:value="52"/>
          <table:table-cell office:value-type="float" office:value="356"/>
          <table:table-cell office:value-type="float" office:value="207"/>
          <table:table-cell office:value-type="float" office:value="0.1359816653934301"/>
          <table:table-cell office:value-type="float" office:value="7.9067990832696722E-2"/>
          <table:table-cell office:value-type="float" office:value="0.5814606741573034"/>
          <table:table-cell/>
          <table:table-cell office:value-type="float" office:value="50"/>
          <table:table-cell office:value-type="float" office:value="50"/>
          <table:table-cell office:value-type="float" office:value="406"/>
          <table:table-cell office:value-type="float" office:value="257"/>
          <table:table-cell office:value-type="float" office:value="0.15508021390374332"/>
          <table:table-cell office:value-type="float" office:value="9.8166539343009937E-2"/>
          <table:table-cell office:value-type="float" office:value="0.63300492610837433"/>
          <table:table-cell/>
          <table:table-cell office:value-type="float" office:value="76"/>
          <table:table-cell office:value-type="float" office:value="67"/>
          <table:table-cell office:value-type="float" office:value="482"/>
          <table:table-cell office:value-type="float" office:value="324"/>
          <table:table-cell office:value-type="float" office:value="0.1841100076394194"/>
          <table:table-cell office:value-type="float" office:value="0.12375859434682965"/>
          <table:table-cell office:value-type="float" office:value="0.67219917012448138"/>
          <table:table-cell office:value-type="string" office:string-value="City of London"/>
          <table:table-cell/>
          <table:table-cell office:value-type="float" office:value="-1.5889992360580613E-2"/>
          <table:table-cell office:value-type="float" office:value="41.600000000000044"/>
          <table:table-cell/>
          <table:table-cell office:value-type="float" office:value="120.5"/>
          <table:table-cell/>
          <table:table-cell office:value-type="float" office:value="-8.2414056531703583E-3"/>
          <table:table-cell office:value-type="float" office:value="21.575999999999997"/>
          <table:table-cell/>
          <table:table-cell office:value-type="float" office:value="81"/>
          <table:table-cell table:number-columns-repeated="16339"/>
        </table:table-row>
        <table:table-row>
          <table:table-cell/>
          <table:table-cell office:value-type="string" office:string-value="Croydon"/>
          <table:table-cell office:value-type="float" office:value="104694"/>
          <table:table-cell office:value-type="float" office:value="3129"/>
          <table:table-cell office:value-type="float" office:value="766"/>
          <table:table-cell office:value-type="float" office:value="3129"/>
          <table:table-cell office:value-type="float" office:value="766"/>
          <table:table-cell office:value-type="float" office:value="2.9887099547251991E-2"/>
          <table:table-cell office:value-type="float" office:value="7.3165606433988574E-3"/>
          <table:table-cell office:value-type="float" office:value="0.24480664749121125"/>
          <table:table-cell/>
          <table:table-cell office:value-type="float" office:value="1350"/>
          <table:table-cell office:value-type="float" office:value="444"/>
          <table:table-cell office:value-type="float" office:value="4479"/>
          <table:table-cell office:value-type="float" office:value="1210"/>
          <table:table-cell office:value-type="float" office:value="4.2781821307811337E-2"/>
          <table:table-cell office:value-type="float" office:value="1.1557491355760598E-2"/>
          <table:table-cell office:value-type="float" office:value="0.27014958696137531"/>
          <table:table-cell/>
          <table:table-cell office:value-type="float" office:value="1342"/>
          <table:table-cell office:value-type="float" office:value="381"/>
          <table:table-cell office:value-type="float" office:value="5821"/>
          <table:table-cell office:value-type="float" office:value="1591"/>
          <table:table-cell office:value-type="float" office:value="5.5600129902382181E-2"/>
          <table:table-cell office:value-type="float" office:value="1.5196668385962902E-2"/>
          <table:table-cell office:value-type="float" office:value="0.27332073526885414"/>
          <table:table-cell/>
          <table:table-cell office:value-type="float" office:value="2289"/>
          <table:table-cell office:value-type="float" office:value="515"/>
          <table:table-cell office:value-type="float" office:value="8110"/>
          <table:table-cell office:value-type="float" office:value="2106"/>
          <table:table-cell office:value-type="float" office:value="7.7463847020841692E-2"/>
          <table:table-cell office:value-type="float" office:value="2.0115765946472578E-2"/>
          <table:table-cell office:value-type="float" office:value="0.25967940813810109"/>
          <table:table-cell office:value-type="string" office:string-value="Croydon"/>
          <table:table-cell/>
          <table:table-cell office:value-type="float" office:value="-0.12253615297915832"/>
          <table:table-cell office:value-type="float" office:value="12828.800000000001"/>
          <table:table-cell/>
          <table:table-cell office:value-type="float" office:value="2027.5"/>
          <table:table-cell/>
          <table:table-cell office:value-type="float" office:value="-0.11188423405352743"/>
          <table:table-cell office:value-type="float" office:value="11713.608"/>
          <table:table-cell/>
          <table:table-cell office:value-type="float" office:value="526.5"/>
          <table:table-cell table:number-columns-repeated="16339"/>
        </table:table-row>
        <table:table-row>
          <table:table-cell/>
          <table:table-cell office:value-type="string" office:string-value="Ealing"/>
          <table:table-cell office:value-type="float" office:value="77591"/>
          <table:table-cell office:value-type="float" office:value="5597"/>
          <table:table-cell office:value-type="float" office:value="3740"/>
          <table:table-cell office:value-type="float" office:value="5597"/>
          <table:table-cell office:value-type="float" office:value="3740"/>
          <table:table-cell office:value-type="float" office:value="7.2134654792437261E-2"/>
          <table:table-cell office:value-type="float" office:value="4.8201466664948255E-2"/>
          <table:table-cell office:value-type="float" office:value="0.6682151152403073"/>
          <table:table-cell/>
          <table:table-cell office:value-type="float" office:value="4480"/>
          <table:table-cell office:value-type="float" office:value="3214"/>
          <table:table-cell office:value-type="float" office:value="10077"/>
          <table:table-cell office:value-type="float" office:value="6954"/>
          <table:table-cell office:value-type="float" office:value="0.12987331004884586"/>
          <table:table-cell office:value-type="float" office:value="8.9623796574344966E-2"/>
          <table:table-cell office:value-type="float" office:value="0.69008633521881513"/>
          <table:table-cell/>
          <table:table-cell office:value-type="float" office:value="4332"/>
          <table:table-cell office:value-type="float" office:value="2884"/>
          <table:table-cell office:value-type="float" office:value="14409"/>
          <table:table-cell office:value-type="float" office:value="9838"/>
          <table:table-cell office:value-type="float" office:value="0.1857045275869624"/>
          <table:table-cell office:value-type="float" office:value="0.12679305589565801"/>
          <table:table-cell office:value-type="float" office:value="0.68276771462280517"/>
          <table:table-cell/>
          <table:table-cell office:value-type="float" office:value="3957"/>
          <table:table-cell office:value-type="float" office:value="3295"/>
          <table:table-cell office:value-type="float" office:value="18366"/>
          <table:table-cell office:value-type="float" office:value="13133"/>
          <table:table-cell office:value-type="float" office:value="0.23670271036589294"/>
          <table:table-cell office:value-type="float" office:value="0.16925932131303889"/>
          <table:table-cell office:value-type="float" office:value="0.71507132745290214"/>
          <table:table-cell office:value-type="string" office:string-value="Ealing"/>
          <table:table-cell/>
          <table:table-cell office:value-type="float" office:value="3.6702710365892927E-2"/>
          <table:table-cell office:value-type="string" office:string-value="-"/>
          <table:table-cell/>
          <table:table-cell office:value-type="float" office:value="4591.5"/>
          <table:table-cell/>
          <table:table-cell office:value-type="float" office:value="3.7259321313038885E-2"/>
          <table:table-cell office:value-type="string" office:string-value="-"/>
          <table:table-cell/>
          <table:table-cell office:value-type="float" office:value="3283.25"/>
          <table:table-cell table:number-columns-repeated="16339"/>
        </table:table-row>
        <table:table-row>
          <table:table-cell/>
          <table:table-cell office:value-type="string" office:string-value="Enfield"/>
          <table:table-cell office:value-type="float" office:value="86969"/>
          <table:table-cell office:value-type="float" office:value="1387"/>
          <table:table-cell office:value-type="float" office:value="578"/>
          <table:table-cell office:value-type="float" office:value="1387"/>
          <table:table-cell office:value-type="float" office:value="578"/>
          <table:table-cell office:value-type="float" office:value="1.5948211431659556E-2"/>
          <table:table-cell office:value-type="float" office:value="6.6460462923570466E-3"/>
          <table:table-cell office:value-type="float" office:value="0.41672674837779378"/>
          <table:table-cell/>
          <table:table-cell office:value-type="float" office:value="1138"/>
          <table:table-cell office:value-type="float" office:value="474"/>
          <table:table-cell office:value-type="float" office:value="2525"/>
          <table:table-cell office:value-type="float" office:value="1052"/>
          <table:table-cell office:value-type="float" office:value="2.9033333716611667E-2"/>
          <table:table-cell office:value-type="float" office:value="1.2096264186089296E-2"/>
          <table:table-cell office:value-type="float" office:value="0.41663366336633662"/>
          <table:table-cell/>
          <table:table-cell office:value-type="float" office:value="1994"/>
          <table:table-cell office:value-type="float" office:value="831"/>
          <table:table-cell office:value-type="float" office:value="4519"/>
          <table:table-cell office:value-type="float" office:value="1883"/>
          <table:table-cell office:value-type="float" office:value="5.1961043590244803E-2"/>
          <table:table-cell office:value-type="float" office:value="2.1651393025100898E-2"/>
          <table:table-cell office:value-type="float" office:value="0.41668510732462932"/>
          <table:table-cell/>
          <table:table-cell office:value-type="float" office:value="1584"/>
          <table:table-cell office:value-type="float" office:value="660"/>
          <table:table-cell office:value-type="float" office:value="6103"/>
          <table:table-cell office:value-type="float" office:value="2543"/>
          <table:table-cell office:value-type="float" office:value="7.0174429969299401E-2"/>
          <table:table-cell office:value-type="float" office:value="2.9240304016373651E-2"/>
          <table:table-cell office:value-type="float" office:value="0.41668032115353104"/>
          <table:table-cell office:value-type="string" office:string-value="Enfield"/>
          <table:table-cell/>
          <table:table-cell office:value-type="float" office:value="-0.12982557003070061"/>
          <table:table-cell office:value-type="float" office:value="11290.800000000001"/>
          <table:table-cell/>
          <table:table-cell office:value-type="float" office:value="1525.75"/>
          <table:table-cell/>
          <table:table-cell office:value-type="float" office:value="-0.10275969598362636"/>
          <table:table-cell office:value-type="float" office:value="8936.9080000000013"/>
          <table:table-cell/>
          <table:table-cell office:value-type="float" office:value="635.75"/>
          <table:table-cell table:number-columns-repeated="16339"/>
        </table:table-row>
        <table:table-row>
          <table:table-cell/>
          <table:table-cell office:value-type="string" office:string-value="Greenwich"/>
          <table:table-cell office:value-type="float" office:value="66223"/>
          <table:table-cell office:value-type="float" office:value="5487"/>
          <table:table-cell office:value-type="float" office:value="955"/>
          <table:table-cell office:value-type="float" office:value="5487"/>
          <table:table-cell office:value-type="float" office:value="955"/>
          <table:table-cell office:value-type="float" office:value="8.2856409404587536E-2"/>
          <table:table-cell office:value-type="float" office:value="1.4420971565770201E-2"/>
          <table:table-cell office:value-type="float" office:value="0.17404774922544194"/>
          <table:table-cell/>
          <table:table-cell office:value-type="float" office:value="7625"/>
          <table:table-cell office:value-type="float" office:value="1392"/>
          <table:table-cell office:value-type="float" office:value="13112"/>
          <table:table-cell office:value-type="float" office:value="2347"/>
          <table:table-cell office:value-type="float" office:value="0.19799767452395695"/>
          <table:table-cell office:value-type="float" office:value="3.5440858916086559E-2"/>
          <table:table-cell office:value-type="float" office:value="0.17899633923123856"/>
          <table:table-cell/>
          <table:table-cell office:value-type="float" office:value="3837"/>
          <table:table-cell office:value-type="float" office:value="1268"/>
          <table:table-cell office:value-type="float" office:value="16949"/>
          <table:table-cell office:value-type="float" office:value="3615"/>
          <table:table-cell office:value-type="float" office:value="0.25593826918140222"/>
          <table:table-cell office:value-type="float" office:value="5.458828503692071E-2"/>
          <table:table-cell office:value-type="float" office:value="0.21328691958227625"/>
          <table:table-cell/>
          <table:table-cell office:value-type="float" office:value="2263"/>
          <table:table-cell office:value-type="float" office:value="1224"/>
          <table:table-cell office:value-type="float" office:value="19212"/>
          <table:table-cell office:value-type="float" office:value="4839"/>
          <table:table-cell office:value-type="float" office:value="0.29011068661945244"/>
          <table:table-cell office:value-type="float" office:value="7.3071289431164393E-2"/>
          <table:table-cell office:value-type="float" office:value="0.25187382885696441"/>
          <table:table-cell office:value-type="string" office:string-value="Greenwich"/>
          <table:table-cell/>
          <table:table-cell office:value-type="float" office:value="9.0110686619452429E-2"/>
          <table:table-cell office:value-type="string" office:string-value="-"/>
          <table:table-cell/>
          <table:table-cell office:value-type="float" office:value="4803"/>
          <table:table-cell/>
          <table:table-cell office:value-type="float" office:value="-5.8928710568835613E-2"/>
          <table:table-cell office:value-type="float" office:value="3902.4360000000006"/>
          <table:table-cell/>
          <table:table-cell office:value-type="float" office:value="1209.75"/>
          <table:table-cell table:number-columns-repeated="16339"/>
        </table:table-row>
        <table:table-row>
          <table:table-cell/>
          <table:table-cell office:value-type="string" office:string-value="Hackney"/>
          <table:table-cell office:value-type="float" office:value="63782"/>
          <table:table-cell office:value-type="float" office:value="1880"/>
          <table:table-cell office:value-type="float" office:value="1623"/>
          <table:table-cell office:value-type="float" office:value="1880"/>
          <table:table-cell office:value-type="float" office:value="1623"/>
          <table:table-cell office:value-type="float" office:value="2.9475400583236649E-2"/>
          <table:table-cell office:value-type="float" office:value="2.5446050609889938E-2"/>
          <table:table-cell office:value-type="float" office:value="0.86329787234042554"/>
          <table:table-cell/>
          <table:table-cell office:value-type="float" office:value="2798"/>
          <table:table-cell office:value-type="float" office:value="1758"/>
          <table:table-cell office:value-type="float" office:value="4678"/>
          <table:table-cell office:value-type="float" office:value="3381"/>
          <table:table-cell office:value-type="float" office:value="7.334357655764949E-2"/>
          <table:table-cell office:value-type="float" office:value="5.3008685836129318E-2"/>
          <table:table-cell office:value-type="float" office:value="0.7227447627191107"/>
          <table:table-cell/>
          <table:table-cell office:value-type="float" office:value="3261"/>
          <table:table-cell office:value-type="float" office:value="1965"/>
          <table:table-cell office:value-type="float" office:value="7939"/>
          <table:table-cell office:value-type="float" office:value="5346"/>
          <table:table-cell office:value-type="float" office:value="0.12447085384591264"/>
          <table:table-cell office:value-type="float" office:value="8.3816750807437834E-2"/>
          <table:table-cell office:value-type="float" office:value="0.6733845572490238"/>
          <table:table-cell/>
          <table:table-cell office:value-type="float" office:value="3479"/>
          <table:table-cell office:value-type="float" office:value="2830"/>
          <table:table-cell office:value-type="float" office:value="11418"/>
          <table:table-cell office:value-type="float" office:value="8176"/>
          <table:table-cell office:value-type="float" office:value="0.17901602332946601"/>
          <table:table-cell office:value-type="float" office:value="0.12818663572794833"/>
          <table:table-cell office:value-type="float" office:value="0.7160623576808548"/>
          <table:table-cell office:value-type="string" office:string-value="Hackney"/>
          <table:table-cell/>
          <table:table-cell office:value-type="float" office:value="-2.0983976670534005E-2"/>
          <table:table-cell office:value-type="float" office:value="1338.3999999999999"/>
          <table:table-cell/>
          <table:table-cell office:value-type="float" office:value="2854.5"/>
          <table:table-cell/>
          <table:table-cell office:value-type="float" office:value="-3.8133642720516725E-3"/>
          <table:table-cell office:value-type="float" office:value="243.22399999999976"/>
          <table:table-cell/>
          <table:table-cell office:value-type="float" office:value="2044"/>
          <table:table-cell table:number-columns-repeated="16339"/>
        </table:table-row>
        <table:table-row>
          <table:table-cell/>
          <table:table-cell office:value-type="string" office:string-value="Hammersmith and Fulham"/>
          <table:table-cell office:value-type="float" office:value="31871"/>
          <table:table-cell office:value-type="float" office:value="2616"/>
          <table:table-cell office:value-type="float" office:value="2011"/>
          <table:table-cell office:value-type="float" office:value="2616"/>
          <table:table-cell office:value-type="float" office:value="2011"/>
          <table:table-cell office:value-type="float" office:value="8.208088858209657E-2"/>
          <table:table-cell office:value-type="float" office:value="6.3098114273163697E-2"/>
          <table:table-cell office:value-type="float" office:value="0.76873088685015289"/>
          <table:table-cell/>
          <table:table-cell office:value-type="float" office:value="2393"/>
          <table:table-cell office:value-type="float" office:value="1779"/>
          <table:table-cell office:value-type="float" office:value="5009"/>
          <table:table-cell office:value-type="float" office:value="3790"/>
          <table:table-cell office:value-type="float" office:value="0.15716482068337986"/>
          <table:table-cell office:value-type="float" office:value="0.11891688368736469"/>
          <table:table-cell office:value-type="float" office:value="0.75663805150728691"/>
          <table:table-cell/>
          <table:table-cell office:value-type="float" office:value="1324"/>
          <table:table-cell office:value-type="float" office:value="1711"/>
          <table:table-cell office:value-type="float" office:value="6333"/>
          <table:table-cell office:value-type="float" office:value="5501"/>
          <table:table-cell office:value-type="float" office:value="0.19870728875780491"/>
          <table:table-cell office:value-type="float" office:value="0.17260205202221454"/>
          <table:table-cell office:value-type="float" office:value="0.86862466445602404"/>
          <table:table-cell/>
          <table:table-cell office:value-type="float" office:value="979"/>
          <table:table-cell office:value-type="float" office:value="1405"/>
          <table:table-cell office:value-type="float" office:value="7312"/>
          <table:table-cell office:value-type="float" office:value="6906"/>
          <table:table-cell office:value-type="float" office:value="0.22942486900316902"/>
          <table:table-cell office:value-type="float" office:value="0.21668601549998431"/>
          <table:table-cell office:value-type="float" office:value="0.94447483588621439"/>
          <table:table-cell office:value-type="string" office:string-value="Hammersmith and Fulham"/>
          <table:table-cell/>
          <table:table-cell office:value-type="float" office:value="2.9424869003169013E-2"/>
          <table:table-cell office:value-type="string" office:string-value="-"/>
          <table:table-cell/>
          <table:table-cell office:value-type="float" office:value="1828"/>
          <table:table-cell/>
          <table:table-cell office:value-type="float" office:value="8.4686015499984307E-2"/>
          <table:table-cell office:value-type="string" office:string-value="-"/>
          <table:table-cell/>
          <table:table-cell office:value-type="float" office:value="1726.5"/>
          <table:table-cell table:number-columns-repeated="16339"/>
        </table:table-row>
        <table:table-row>
          <table:table-cell/>
          <table:table-cell office:value-type="string" office:string-value="Haringey"/>
          <table:table-cell office:value-type="float" office:value="68764"/>
          <table:table-cell office:value-type="float" office:value="1219"/>
          <table:table-cell office:value-type="float" office:value="916"/>
          <table:table-cell office:value-type="float" office:value="1219"/>
          <table:table-cell office:value-type="float" office:value="916"/>
          <table:table-cell office:value-type="float" office:value="1.772729916816939E-2"/>
          <table:table-cell office:value-type="float" office:value="1.3320923739165843E-2"/>
          <table:table-cell office:value-type="float" office:value="0.75143560295324041"/>
          <table:table-cell/>
          <table:table-cell office:value-type="float" office:value="1100"/>
          <table:table-cell office:value-type="float" office:value="713"/>
          <table:table-cell office:value-type="float" office:value="2319"/>
          <table:table-cell office:value-type="float" office:value="1629"/>
          <table:table-cell office:value-type="float" office:value="3.3724041649700422E-2"/>
          <table:table-cell office:value-type="float" office:value="2.368972136583096E-2"/>
          <table:table-cell office:value-type="float" office:value="0.70245795601552397"/>
          <table:table-cell/>
          <table:table-cell office:value-type="float" office:value="4427"/>
          <table:table-cell office:value-type="float" office:value="1463"/>
          <table:table-cell office:value-type="float" office:value="6746"/>
          <table:table-cell office:value-type="float" office:value="3092"/>
          <table:table-cell office:value-type="float" office:value="9.8103658891280324E-2"/>
          <table:table-cell office:value-type="float" office:value="4.4965388866267234E-2"/>
          <table:table-cell office:value-type="float" office:value="0.45834568633264156"/>
          <table:table-cell/>
          <table:table-cell office:value-type="float" office:value="4079"/>
          <table:table-cell office:value-type="float" office:value="1985"/>
          <table:table-cell office:value-type="float" office:value="10825"/>
          <table:table-cell office:value-type="float" office:value="5077"/>
          <table:table-cell office:value-type="float" office:value="0.1574224885114304"/>
          <table:table-cell office:value-type="float" office:value="7.3832237798848233E-2"/>
          <table:table-cell office:value-type="float" office:value="0.46900692840646652"/>
          <table:table-cell office:value-type="string" office:string-value="Haringey"/>
          <table:table-cell/>
          <table:table-cell office:value-type="float" office:value="-4.2577511488569614E-2"/>
          <table:table-cell office:value-type="float" office:value="2927.8000000000011"/>
          <table:table-cell/>
          <table:table-cell office:value-type="float" office:value="2706.25"/>
          <table:table-cell/>
          <table:table-cell office:value-type="float" office:value="-5.8167762201151774E-2"/>
          <table:table-cell office:value-type="float" office:value="3999.8480000000004"/>
          <table:table-cell/>
          <table:table-cell office:value-type="float" office:value="1269.25"/>
          <table:table-cell table:number-columns-repeated="16339"/>
        </table:table-row>
        <table:table-row>
          <table:table-cell/>
          <table:table-cell office:value-type="string" office:string-value="Harrow"/>
          <table:table-cell office:value-type="float" office:value="66699"/>
          <table:table-cell office:value-type="float" office:value="800"/>
          <table:table-cell office:value-type="float" office:value="55"/>
          <table:table-cell office:value-type="float" office:value="800"/>
          <table:table-cell office:value-type="float" office:value="55"/>
          <table:table-cell office:value-type="float" office:value="1.1994182821331655E-2"/>
          <table:table-cell office:value-type="float" office:value="8.2460006896655121E-4"/>
          <table:table-cell office:value-type="float" office:value="6.8750000000000006E-2"/>
          <table:table-cell/>
          <table:table-cell office:value-type="float" office:value="500"/>
          <table:table-cell office:value-type="float" office:value="194"/>
          <table:table-cell office:value-type="float" office:value="1300"/>
          <table:table-cell office:value-type="float" office:value="249"/>
          <table:table-cell office:value-type="float" office:value="1.9490547084663939E-2"/>
          <table:table-cell office:value-type="float" office:value="3.7331894031394776E-3"/>
          <table:table-cell office:value-type="float" office:value="0.19153846153846155"/>
          <table:table-cell/>
          <table:table-cell office:value-type="float" office:value="772"/>
          <table:table-cell office:value-type="float" office:value="166"/>
          <table:table-cell office:value-type="float" office:value="2072"/>
          <table:table-cell office:value-type="float" office:value="415"/>
          <table:table-cell office:value-type="float" office:value="3.1064933507248985E-2"/>
          <table:table-cell office:value-type="float" office:value="6.2219823385657952E-3"/>
          <table:table-cell office:value-type="float" office:value="0.20028957528957528"/>
          <table:table-cell/>
          <table:table-cell office:value-type="float" office:value="272"/>
          <table:table-cell office:value-type="float" office:value="975"/>
          <table:table-cell office:value-type="float" office:value="2344"/>
          <table:table-cell office:value-type="float" office:value="1390"/>
          <table:table-cell office:value-type="float" office:value="3.5142955666501746E-2"/>
          <table:table-cell office:value-type="float" office:value="2.0839892652063749E-2"/>
          <table:table-cell office:value-type="float" office:value="0.59300341296928327"/>
          <table:table-cell office:value-type="string" office:string-value="Harrow"/>
          <table:table-cell/>
          <table:table-cell office:value-type="float" office:value="-0.16485704433349826"/>
          <table:table-cell office:value-type="float" office:value="10995.800000000001"/>
          <table:table-cell/>
          <table:table-cell office:value-type="float" office:value="586"/>
          <table:table-cell/>
          <table:table-cell office:value-type="float" office:value="-0.11116010734793626"/>
          <table:table-cell office:value-type="float" office:value="7414.268"/>
          <table:table-cell/>
          <table:table-cell office:value-type="float" office:value="347.5"/>
          <table:table-cell table:number-columns-repeated="16339"/>
        </table:table-row>
        <table:table-row>
          <table:table-cell/>
          <table:table-cell office:value-type="string" office:string-value="Havering"/>
          <table:table-cell office:value-type="float" office:value="73246"/>
          <table:table-cell office:value-type="float" office:value="1617"/>
          <table:table-cell office:value-type="float" office:value="847"/>
          <table:table-cell office:value-type="float" office:value="1617"/>
          <table:table-cell office:value-type="float" office:value="847"/>
          <table:table-cell office:value-type="float" office:value="2.2076290855473336E-2"/>
          <table:table-cell office:value-type="float" office:value="1.1563771400486034E-2"/>
          <table:table-cell office:value-type="float" office:value="0.52380952380952384"/>
          <table:table-cell/>
          <table:table-cell office:value-type="float" office:value="3073"/>
          <table:table-cell office:value-type="float" office:value="945"/>
          <table:table-cell office:value-type="float" office:value="4690"/>
          <table:table-cell office:value-type="float" office:value="1792"/>
          <table:table-cell office:value-type="float" office:value="6.4030800316740841E-2"/>
          <table:table-cell office:value-type="float" office:value="2.4465499822515904E-2"/>
          <table:table-cell office:value-type="float" office:value="0.38208955223880597"/>
          <table:table-cell/>
          <table:table-cell office:value-type="float" office:value="4716"/>
          <table:table-cell office:value-type="float" office:value="1085"/>
          <table:table-cell office:value-type="float" office:value="9406"/>
          <table:table-cell office:value-type="float" office:value="2877"/>
          <table:table-cell office:value-type="float" office:value="0.12841656882287086"/>
          <table:table-cell office:value-type="float" office:value="3.9278595418179831E-2"/>
          <table:table-cell office:value-type="float" office:value="0.30586859451413989"/>
          <table:table-cell/>
          <table:table-cell office:value-type="float" office:value="12347"/>
          <table:table-cell office:value-type="float" office:value="2967"/>
          <table:table-cell office:value-type="float" office:value="21753"/>
          <table:table-cell office:value-type="float" office:value="5844"/>
          <table:table-cell office:value-type="float" office:value="0.2969855009147257"/>
          <table:table-cell office:value-type="float" office:value="7.978592687655299E-2"/>
          <table:table-cell office:value-type="float" office:value="0.26865259964142879"/>
          <table:table-cell office:value-type="string" office:string-value="Havering"/>
          <table:table-cell/>
          <table:table-cell office:value-type="float" office:value="9.6985500914725686E-2"/>
          <table:table-cell office:value-type="string" office:string-value="-"/>
          <table:table-cell/>
          <table:table-cell office:value-type="float" office:value="5438.25"/>
          <table:table-cell/>
          <table:table-cell office:value-type="float" office:value="-5.2214073123447016E-2"/>
          <table:table-cell office:value-type="float" office:value="3824.4720000000002"/>
          <table:table-cell/>
          <table:table-cell office:value-type="float" office:value="1461"/>
          <table:table-cell table:number-columns-repeated="16339"/>
        </table:table-row>
        <table:table-row>
          <table:table-cell/>
          <table:table-cell office:value-type="string" office:string-value="Hillingdon"/>
          <table:table-cell office:value-type="float" office:value="76621"/>
          <table:table-cell office:value-type="float" office:value="1634"/>
          <table:table-cell office:value-type="float" office:value="1249"/>
          <table:table-cell office:value-type="float" office:value="1634"/>
          <table:table-cell office:value-type="float" office:value="1249"/>
          <table:table-cell office:value-type="float" office:value="2.1325746205348405E-2"/>
          <table:table-cell office:value-type="float" office:value="1.6301014082301196E-2"/>
          <table:table-cell office:value-type="float" office:value="0.76438188494492043"/>
          <table:table-cell/>
          <table:table-cell office:value-type="float" office:value="2854"/>
          <table:table-cell office:value-type="float" office:value="2348"/>
          <table:table-cell office:value-type="float" office:value="4488"/>
          <table:table-cell office:value-type="float" office:value="3597"/>
          <table:table-cell office:value-type="float" office:value="5.8574020177236008E-2"/>
          <table:table-cell office:value-type="float" office:value="4.6945354406755326E-2"/>
          <table:table-cell office:value-type="float" office:value="0.80147058823529416"/>
          <table:table-cell/>
          <table:table-cell office:value-type="float" office:value="2300"/>
          <table:table-cell office:value-type="float" office:value="1159"/>
          <table:table-cell office:value-type="float" office:value="6788"/>
          <table:table-cell office:value-type="float" office:value="4756"/>
          <table:table-cell office:value-type="float" office:value="8.859190039284269E-2"/>
          <table:table-cell office:value-type="float" office:value="6.2071755784967569E-2"/>
          <table:table-cell office:value-type="float" office:value="0.70064820271066586"/>
          <table:table-cell/>
          <table:table-cell office:value-type="float" office:value="2245"/>
          <table:table-cell office:value-type="float" office:value="1845"/>
          <table:table-cell office:value-type="float" office:value="9033"/>
          <table:table-cell office:value-type="float" office:value="6601"/>
          <table:table-cell office:value-type="float" office:value="0.11789196173372835"/>
          <table:table-cell office:value-type="float" office:value="8.6151316218791199E-2"/>
          <table:table-cell office:value-type="float" office:value="0.73076497287722797"/>
          <table:table-cell office:value-type="string" office:string-value="Hillingdon"/>
          <table:table-cell/>
          <table:table-cell office:value-type="float" office:value="-8.2108038266271666E-2"/>
          <table:table-cell office:value-type="float" office:value="6291.2000000000016"/>
          <table:table-cell/>
          <table:table-cell office:value-type="float" office:value="2258.25"/>
          <table:table-cell/>
          <table:table-cell office:value-type="float" office:value="-4.5848683781208807E-2"/>
          <table:table-cell office:value-type="float" office:value="3512.9720000000002"/>
          <table:table-cell/>
          <table:table-cell office:value-type="float" office:value="1650.25"/>
          <table:table-cell table:number-columns-repeated="16339"/>
        </table:table-row>
        <table:table-row>
          <table:table-cell/>
          <table:table-cell office:value-type="string" office:string-value="Hounslow"/>
          <table:table-cell office:value-type="float" office:value="60002"/>
          <table:table-cell office:value-type="float" office:value="4540"/>
          <table:table-cell office:value-type="float" office:value="2145"/>
          <table:table-cell office:value-type="float" office:value="4540"/>
          <table:table-cell office:value-type="float" office:value="2145"/>
          <table:table-cell office:value-type="float" office:value="7.566414452851572E-2"/>
          <table:table-cell office:value-type="float" office:value="3.5748808373054233E-2"/>
          <table:table-cell office:value-type="float" office:value="0.47246696035242292"/>
          <table:table-cell/>
          <table:table-cell office:value-type="float" office:value="4170"/>
          <table:table-cell office:value-type="float" office:value="2310"/>
          <table:table-cell office:value-type="float" office:value="8710"/>
          <table:table-cell office:value-type="float" office:value="4455"/>
          <table:table-cell office:value-type="float" office:value="0.1451618279390687"/>
          <table:table-cell office:value-type="float" office:value="7.4247525082497254E-2"/>
          <table:table-cell office:value-type="float" office:value="0.51148105625717566"/>
          <table:table-cell/>
          <table:table-cell office:value-type="float" office:value="2750"/>
          <table:table-cell office:value-type="float" office:value="2420"/>
          <table:table-cell office:value-type="float" office:value="11460"/>
          <table:table-cell office:value-type="float" office:value="6875"/>
          <table:table-cell office:value-type="float" office:value="0.19099363354554849"/>
          <table:table-cell office:value-type="float" office:value="0.11457951401619947"/>
          <table:table-cell office:value-type="float" office:value="0.59991273996509598"/>
          <table:table-cell/>
          <table:table-cell office:value-type="float" office:value="3212"/>
          <table:table-cell office:value-type="float" office:value="2550"/>
          <table:table-cell office:value-type="float" office:value="14672"/>
          <table:table-cell office:value-type="float" office:value="9425"/>
          <table:table-cell office:value-type="float" office:value="0.24452518249391686"/>
          <table:table-cell office:value-type="float" office:value="0.15707809739675344"/>
          <table:table-cell office:value-type="float" office:value="0.64238004362050161"/>
          <table:table-cell office:value-type="string" office:string-value="Hounslow"/>
          <table:table-cell/>
          <table:table-cell office:value-type="float" office:value="4.4525182493916848E-2"/>
          <table:table-cell office:value-type="string" office:string-value="-"/>
          <table:table-cell/>
          <table:table-cell office:value-type="float" office:value="3668"/>
          <table:table-cell/>
          <table:table-cell office:value-type="float" office:value="2.5078097396753429E-2"/>
          <table:table-cell office:value-type="string" office:string-value="-"/>
          <table:table-cell/>
          <table:table-cell office:value-type="float" office:value="2356.25"/>
          <table:table-cell table:number-columns-repeated="16339"/>
        </table:table-row>
        <table:table-row>
          <table:table-cell/>
          <table:table-cell office:value-type="string" office:string-value="Islington"/>
          <table:table-cell office:value-type="float" office:value="50522"/>
          <table:table-cell office:value-type="float" office:value="7842"/>
          <table:table-cell office:value-type="float" office:value="2374"/>
          <table:table-cell office:value-type="float" office:value="7842"/>
          <table:table-cell office:value-type="float" office:value="2374"/>
          <table:table-cell office:value-type="float" office:value="0.15521950833300344"/>
          <table:table-cell office:value-type="float" office:value="4.6989430347175488E-2"/>
          <table:table-cell office:value-type="float" office:value="0.30272889568987504"/>
          <table:table-cell/>
          <table:table-cell office:value-type="float" office:value="4097"/>
          <table:table-cell office:value-type="float" office:value="1858"/>
          <table:table-cell office:value-type="float" office:value="11939"/>
          <table:table-cell office:value-type="float" office:value="4232"/>
          <table:table-cell office:value-type="float" office:value="0.23631289339297731"/>
          <table:table-cell office:value-type="float" office:value="8.376548830212581E-2"/>
          <table:table-cell office:value-type="float" office:value="0.35446854845464443"/>
          <table:table-cell/>
          <table:table-cell office:value-type="float" office:value="3993"/>
          <table:table-cell office:value-type="float" office:value="1827"/>
          <table:table-cell office:value-type="float" office:value="15932"/>
          <table:table-cell office:value-type="float" office:value="6059"/>
          <table:table-cell office:value-type="float" office:value="0.31534776928862673"/>
          <table:table-cell office:value-type="float" office:value="0.11992795217924865"/>
          <table:table-cell office:value-type="float" office:value="0.38030379111222695"/>
          <table:table-cell/>
          <table:table-cell office:value-type="float" office:value="3639"/>
          <table:table-cell office:value-type="float" office:value="1690"/>
          <table:table-cell office:value-type="float" office:value="19571"/>
          <table:table-cell office:value-type="float" office:value="7749"/>
          <table:table-cell office:value-type="float" office:value="0.38737579668263333"/>
          <table:table-cell office:value-type="float" office:value="0.153378726099521"/>
          <table:table-cell office:value-type="float" office:value="0.39594297685350777"/>
          <table:table-cell office:value-type="string" office:string-value="Islington"/>
          <table:table-cell/>
          <table:table-cell office:value-type="float" office:value="0.18737579668263332"/>
          <table:table-cell office:value-type="string" office:string-value="-"/>
          <table:table-cell/>
          <table:table-cell office:value-type="float" office:value="4892.75"/>
          <table:table-cell/>
          <table:table-cell office:value-type="float" office:value="2.1378726099520989E-2"/>
          <table:table-cell office:value-type="string" office:string-value="-"/>
          <table:table-cell/>
          <table:table-cell office:value-type="float" office:value="1937.25"/>
          <table:table-cell table:number-columns-repeated="16339"/>
        </table:table-row>
        <table:table-row>
          <table:table-cell/>
          <table:table-cell office:value-type="string" office:string-value="Kensington and Chelsea"/>
          <table:table-cell office:value-type="float" office:value="44034"/>
          <table:table-cell office:value-type="float" office:value="2967"/>
          <table:table-cell office:value-type="float" office:value="1400"/>
          <table:table-cell office:value-type="float" office:value="2967"/>
          <table:table-cell office:value-type="float" office:value="1400"/>
          <table:table-cell office:value-type="float" office:value="6.7379752009810598E-2"/>
          <table:table-cell office:value-type="float" office:value="3.1793614025525732E-2"/>
          <table:table-cell office:value-type="float" office:value="0.47185709470845971"/>
          <table:table-cell/>
          <table:table-cell office:value-type="float" office:value="2916"/>
          <table:table-cell office:value-type="float" office:value="1399"/>
          <table:table-cell office:value-type="float" office:value="5883"/>
          <table:table-cell office:value-type="float" office:value="2799"/>
          <table:table-cell office:value-type="float" office:value="0.13360130808011991"/>
          <table:table-cell office:value-type="float" office:value="6.3564518326747518E-2"/>
          <table:table-cell office:value-type="float" office:value="0.47577766445690972"/>
          <table:table-cell/>
          <table:table-cell office:value-type="float" office:value="1864"/>
          <table:table-cell office:value-type="float" office:value="1258"/>
          <table:table-cell office:value-type="float" office:value="7747"/>
          <table:table-cell office:value-type="float" office:value="4057"/>
          <table:table-cell office:value-type="float" office:value="0.17593223418267703"/>
          <table:table-cell office:value-type="float" office:value="9.2133351501112778E-2"/>
          <table:table-cell office:value-type="float" office:value="0.52368658835678328"/>
          <table:table-cell/>
          <table:table-cell office:value-type="float" office:value="1623"/>
          <table:table-cell office:value-type="float" office:value="1456"/>
          <table:table-cell office:value-type="float" office:value="9370"/>
          <table:table-cell office:value-type="float" office:value="5513"/>
          <table:table-cell office:value-type="float" office:value="0.21279011672798293"/>
          <table:table-cell office:value-type="float" office:value="0.12519871008765954"/>
          <table:table-cell office:value-type="float" office:value="0.5883671291355389"/>
          <table:table-cell office:value-type="string" office:string-value="Kensington and Chelsea"/>
          <table:table-cell/>
          <table:table-cell office:value-type="float" office:value="1.2790116727982914E-2"/>
          <table:table-cell office:value-type="string" office:string-value="-"/>
          <table:table-cell/>
          <table:table-cell office:value-type="float" office:value="2342.5"/>
          <table:table-cell/>
          <table:table-cell office:value-type="float" office:value="-6.8012899123404691E-3"/>
          <table:table-cell office:value-type="float" office:value="299.48800000000023"/>
          <table:table-cell/>
          <table:table-cell office:value-type="float" office:value="1378.25"/>
          <table:table-cell table:number-columns-repeated="16339"/>
        </table:table-row>
        <table:table-row>
          <table:table-cell/>
          <table:table-cell office:value-type="string" office:string-value="Kingston upon Thames"/>
          <table:table-cell office:value-type="float" office:value="46493"/>
          <table:table-cell office:value-type="float" office:value="1799"/>
          <table:table-cell office:value-type="float" office:value="1364"/>
          <table:table-cell office:value-type="float" office:value="1799"/>
          <table:table-cell office:value-type="float" office:value="1364"/>
          <table:table-cell office:value-type="float" office:value="3.8693996945776785E-2"/>
          <table:table-cell office:value-type="float" office:value="2.9337749768782399E-2"/>
          <table:table-cell office:value-type="float" office:value="0.7581989994441356"/>
          <table:table-cell/>
          <table:table-cell office:value-type="float" office:value="2986"/>
          <table:table-cell office:value-type="float" office:value="987"/>
          <table:table-cell office:value-type="float" office:value="4785"/>
          <table:table-cell office:value-type="float" office:value="2351"/>
          <table:table-cell office:value-type="float" office:value="0.10291871894693824"/>
          <table:table-cell office:value-type="float" office:value="5.0566751984169662E-2"/>
          <table:table-cell office:value-type="float" office:value="0.49132706374085683"/>
          <table:table-cell/>
          <table:table-cell office:value-type="float" office:value="2227"/>
          <table:table-cell office:value-type="float" office:value="943"/>
          <table:table-cell office:value-type="float" office:value="7012"/>
          <table:table-cell office:value-type="float" office:value="3294"/>
          <table:table-cell office:value-type="float" office:value="0.1508184027703095"/>
          <table:table-cell office:value-type="float" office:value="7.0849375174757492E-2"/>
          <table:table-cell office:value-type="float" office:value="0.46976611523103251"/>
          <table:table-cell/>
          <table:table-cell office:value-type="float" office:value="2998"/>
          <table:table-cell office:value-type="float" office:value="1069"/>
          <table:table-cell office:value-type="float" office:value="10010"/>
          <table:table-cell office:value-type="float" office:value="4363"/>
          <table:table-cell office:value-type="float" office:value="0.21530122814187083"/>
          <table:table-cell office:value-type="float" office:value="9.3842083754543698E-2"/>
          <table:table-cell office:value-type="float" office:value="0.43586413586413586"/>
          <table:table-cell office:value-type="string" office:string-value="Kingston upon Thames"/>
          <table:table-cell/>
          <table:table-cell office:value-type="float" office:value="1.5301228141870821E-2"/>
          <table:table-cell office:value-type="string" office:string-value="-"/>
          <table:table-cell/>
          <table:table-cell office:value-type="float" office:value="2502.5"/>
          <table:table-cell/>
          <table:table-cell office:value-type="float" office:value="-3.8157916245456308E-2"/>
          <table:table-cell office:value-type="float" office:value="1774.076"/>
          <table:table-cell/>
          <table:table-cell office:value-type="float" office:value="1090.75"/>
          <table:table-cell table:number-columns-repeated="16339"/>
        </table:table-row>
        <table:table-row>
          <table:table-cell/>
          <table:table-cell office:value-type="string" office:string-value="Lambeth"/>
          <table:table-cell office:value-type="float" office:value="74698"/>
          <table:table-cell office:value-type="float" office:value="3447"/>
          <table:table-cell office:value-type="float" office:value="1088"/>
          <table:table-cell office:value-type="float" office:value="3447"/>
          <table:table-cell office:value-type="float" office:value="1088"/>
          <table:table-cell office:value-type="float" office:value="4.6145813810276042E-2"/>
          <table:table-cell office:value-type="float" office:value="1.456531634046427E-2"/>
          <table:table-cell office:value-type="float" office:value="0.31563678561067593"/>
          <table:table-cell/>
          <table:table-cell office:value-type="float" office:value="3509"/>
          <table:table-cell office:value-type="float" office:value="901"/>
          <table:table-cell office:value-type="float" office:value="6956"/>
          <table:table-cell office:value-type="float" office:value="1989"/>
          <table:table-cell office:value-type="float" office:value="9.3121636456130016E-2"/>
          <table:table-cell office:value-type="float" office:value="2.6627218934911243E-2"/>
          <table:table-cell office:value-type="float" office:value="0.2859401955146636"/>
          <table:table-cell/>
          <table:table-cell office:value-type="float" office:value="3204"/>
          <table:table-cell office:value-type="float" office:value="801"/>
          <table:table-cell office:value-type="float" office:value="10160"/>
          <table:table-cell office:value-type="float" office:value="2790"/>
          <table:table-cell office:value-type="float" office:value="0.13601435112051194"/>
          <table:table-cell office:value-type="float" office:value="3.7350397601006717E-2"/>
          <table:table-cell office:value-type="float" office:value="0.27460629921259844"/>
          <table:table-cell/>
          <table:table-cell office:value-type="float" office:value="3126"/>
          <table:table-cell office:value-type="float" office:value="788"/>
          <table:table-cell office:value-type="float" office:value="13286"/>
          <table:table-cell office:value-type="float" office:value="3578"/>
          <table:table-cell office:value-type="float" office:value="0.17786286112077968"/>
          <table:table-cell office:value-type="float" office:value="4.7899542156416501E-2"/>
          <table:table-cell office:value-type="float" office:value="0.2693060364293241"/>
          <table:table-cell office:value-type="string" office:string-value="Lambeth"/>
          <table:table-cell/>
          <table:table-cell office:value-type="float" office:value="-2.2137138879220336E-2"/>
          <table:table-cell office:value-type="float" office:value="1653.6000000000006"/>
          <table:table-cell/>
          <table:table-cell office:value-type="float" office:value="3321.5"/>
          <table:table-cell/>
          <table:table-cell office:value-type="float" office:value="-8.4100457843583498E-2"/>
          <table:table-cell office:value-type="float" office:value="6282.1360000000004"/>
          <table:table-cell/>
          <table:table-cell office:value-type="float" office:value="894.5"/>
          <table:table-cell table:number-columns-repeated="16339"/>
        </table:table-row>
        <table:table-row>
          <table:table-cell/>
          <table:table-cell office:value-type="string" office:string-value="Lewisham"/>
          <table:table-cell office:value-type="float" office:value="75891"/>
          <table:table-cell office:value-type="float" office:value="4247"/>
          <table:table-cell office:value-type="float" office:value="1952"/>
          <table:table-cell office:value-type="float" office:value="4247"/>
          <table:table-cell office:value-type="float" office:value="1952"/>
          <table:table-cell office:value-type="float" office:value="5.5961840007379006E-2"/>
          <table:table-cell office:value-type="float" office:value="2.5721099998682322E-2"/>
          <table:table-cell office:value-type="float" office:value="0.45961855427360487"/>
          <table:table-cell/>
          <table:table-cell office:value-type="float" office:value="4410"/>
          <table:table-cell office:value-type="float" office:value="1697"/>
          <table:table-cell office:value-type="float" office:value="8657"/>
          <table:table-cell office:value-type="float" office:value="3649"/>
          <table:table-cell office:value-type="float" office:value="0.11407149727899224"/>
          <table:table-cell office:value-type="float" office:value="4.808211777417612E-2"/>
          <table:table-cell office:value-type="float" office:value="0.42150860575257015"/>
          <table:table-cell/>
          <table:table-cell office:value-type="float" office:value="4389"/>
          <table:table-cell office:value-type="float" office:value="1414"/>
          <table:table-cell office:value-type="float" office:value="13046"/>
          <table:table-cell office:value-type="float" office:value="5063"/>
          <table:table-cell office:value-type="float" office:value="0.17190444189693113"/>
          <table:table-cell office:value-type="float" office:value="6.6714103121582269E-2"/>
          <table:table-cell office:value-type="float" office:value="0.38808830292810059"/>
          <table:table-cell/>
          <table:table-cell office:value-type="float" office:value="4601"/>
          <table:table-cell office:value-type="float" office:value="1678"/>
          <table:table-cell office:value-type="float" office:value="17647"/>
          <table:table-cell office:value-type="float" office:value="6741"/>
          <table:table-cell office:value-type="float" office:value="0.23253086663767772"/>
          <table:table-cell office:value-type="float" office:value="8.8824761829465942E-2"/>
          <table:table-cell office:value-type="float" office:value="0.38199127330424437"/>
          <table:table-cell office:value-type="string" office:string-value="Lewisham"/>
          <table:table-cell/>
          <table:table-cell office:value-type="float" office:value="3.2530866637677708E-2"/>
          <table:table-cell office:value-type="string" office:string-value="-"/>
          <table:table-cell/>
          <table:table-cell office:value-type="float" office:value="4411.75"/>
          <table:table-cell/>
          <table:table-cell office:value-type="float" office:value="-4.3175238170534064E-2"/>
          <table:table-cell office:value-type="float" office:value="3276.6120000000005"/>
          <table:table-cell/>
          <table:table-cell office:value-type="float" office:value="1685.25"/>
          <table:table-cell table:number-columns-repeated="16339"/>
        </table:table-row>
        <table:table-row>
          <table:table-cell/>
          <table:table-cell office:value-type="string" office:string-value="Merton"/>
          <table:table-cell office:value-type="float" office:value="54236"/>
          <table:table-cell office:value-type="float" office:value="342"/>
          <table:table-cell office:value-type="float" office:value="597"/>
          <table:table-cell office:value-type="float" office:value="342"/>
          <table:table-cell office:value-type="float" office:value="597"/>
          <table:table-cell office:value-type="float" office:value="6.3057747621506014E-3"/>
          <table:table-cell office:value-type="float" office:value="1.1007448926912014E-2"/>
          <table:table-cell office:value-type="float" office:value="1.7456140350877194"/>
          <table:table-cell/>
          <table:table-cell office:value-type="float" office:value="581"/>
          <table:table-cell office:value-type="float" office:value="297"/>
          <table:table-cell office:value-type="float" office:value="923"/>
          <table:table-cell office:value-type="float" office:value="894"/>
          <table:table-cell office:value-type="float" office:value="1.7018216682646213E-2"/>
          <table:table-cell office:value-type="float" office:value="1.6483516483516484E-2"/>
          <table:table-cell office:value-type="float" office:value="0.96858071505958832"/>
          <table:table-cell/>
          <table:table-cell office:value-type="float" office:value="762"/>
          <table:table-cell office:value-type="float" office:value="259"/>
          <table:table-cell office:value-type="float" office:value="1685"/>
          <table:table-cell office:value-type="float" office:value="1153"/>
          <table:table-cell office:value-type="float" office:value="3.1067925363227375E-2"/>
          <table:table-cell office:value-type="float" office:value="2.1258942399881998E-2"/>
          <table:table-cell office:value-type="float" office:value="0.68427299703264099"/>
          <table:table-cell/>
          <table:table-cell office:value-type="float" office:value="3589"/>
          <table:table-cell office:value-type="float" office:value="860"/>
          <table:table-cell office:value-type="float" office:value="5274"/>
          <table:table-cell office:value-type="float" office:value="2013"/>
          <table:table-cell office:value-type="float" office:value="9.7241684490006641E-2"/>
          <table:table-cell office:value-type="float" office:value="3.7115568994763627E-2"/>
          <table:table-cell office:value-type="float" office:value="0.38168373151308305"/>
          <table:table-cell office:value-type="string" office:string-value="Merton"/>
          <table:table-cell/>
          <table:table-cell office:value-type="float" office:value="-0.10275831550999337"/>
          <table:table-cell office:value-type="float" office:value="5573.2000000000007"/>
          <table:table-cell/>
          <table:table-cell office:value-type="float" office:value="1318.5"/>
          <table:table-cell/>
          <table:table-cell office:value-type="float" office:value="-9.4884431005236386E-2"/>
          <table:table-cell office:value-type="float" office:value="5146.152000000001"/>
          <table:table-cell/>
          <table:table-cell office:value-type="float" office:value="503.25"/>
          <table:table-cell table:number-columns-repeated="16339"/>
        </table:table-row>
        <table:table-row>
          <table:table-cell/>
          <table:table-cell office:value-type="string" office:string-value="Newham"/>
          <table:table-cell office:value-type="float" office:value="71203"/>
          <table:table-cell office:value-type="float" office:value="7365"/>
          <table:table-cell office:value-type="float" office:value="2776"/>
          <table:table-cell office:value-type="float" office:value="7365"/>
          <table:table-cell office:value-type="float" office:value="2776"/>
          <table:table-cell office:value-type="float" office:value="0.10343665295001615"/>
          <table:table-cell office:value-type="float" office:value="3.8987121329157479E-2"/>
          <table:table-cell office:value-type="float" office:value="0.37691785471826206"/>
          <table:table-cell/>
          <table:table-cell office:value-type="float" office:value="4948"/>
          <table:table-cell office:value-type="float" office:value="2798"/>
          <table:table-cell office:value-type="float" office:value="12313"/>
          <table:table-cell office:value-type="float" office:value="5574"/>
          <table:table-cell office:value-type="float" office:value="0.17292810696178532"/>
          <table:table-cell office:value-type="float" office:value="7.8283218403718949E-2"/>
          <table:table-cell office:value-type="float" office:value="0.45269227645577842"/>
          <table:table-cell/>
          <table:table-cell office:value-type="float" office:value="3613"/>
          <table:table-cell office:value-type="float" office:value="2390"/>
          <table:table-cell office:value-type="float" office:value="15926"/>
          <table:table-cell office:value-type="float" office:value="7964"/>
          <table:table-cell office:value-type="float" office:value="0.22367035096835808"/>
          <table:table-cell office:value-type="float" office:value="0.11184921983624285"/>
          <table:table-cell office:value-type="float" office:value="0.50006279040562607"/>
          <table:table-cell/>
          <table:table-cell office:value-type="float" office:value="4601"/>
          <table:table-cell office:value-type="float" office:value="2530"/>
          <table:table-cell office:value-type="float" office:value="20527"/>
          <table:table-cell office:value-type="float" office:value="10494"/>
          <table:table-cell office:value-type="float" office:value="0.28828841481398254"/>
          <table:table-cell office:value-type="float" office:value="0.14738143055770123"/>
          <table:table-cell office:value-type="float" office:value="0.5112291128757247"/>
          <table:table-cell office:value-type="string" office:string-value="Newham"/>
          <table:table-cell/>
          <table:table-cell office:value-type="float" office:value="8.828841481398253E-2"/>
          <table:table-cell office:value-type="string" office:string-value="-"/>
          <table:table-cell/>
          <table:table-cell office:value-type="float" office:value="5131.75"/>
          <table:table-cell/>
          <table:table-cell office:value-type="float" office:value="1.538143055770122E-2"/>
          <table:table-cell office:value-type="string" office:string-value="-"/>
          <table:table-cell/>
          <table:table-cell office:value-type="float" office:value="2623.5"/>
          <table:table-cell table:number-columns-repeated="16339"/>
        </table:table-row>
        <table:table-row>
          <table:table-cell/>
          <table:table-cell office:value-type="string" office:string-value="Redbridge"/>
          <table:table-cell office:value-type="float" office:value="70393"/>
          <table:table-cell office:value-type="float" office:value="2843"/>
          <table:table-cell office:value-type="float" office:value="1653"/>
          <table:table-cell office:value-type="float" office:value="2843"/>
          <table:table-cell office:value-type="float" office:value="1653"/>
          <table:table-cell office:value-type="float" office:value="4.0387538533661019E-2"/>
          <table:table-cell office:value-type="float" office:value="2.3482448538917223E-2"/>
          <table:table-cell office:value-type="float" office:value="0.5814280689412592"/>
          <table:table-cell/>
          <table:table-cell office:value-type="float" office:value="4058"/>
          <table:table-cell office:value-type="float" office:value="1785"/>
          <table:table-cell office:value-type="float" office:value="6901"/>
          <table:table-cell office:value-type="float" office:value="3438"/>
          <table:table-cell office:value-type="float" office:value="9.8035316011535242E-2"/>
          <table:table-cell office:value-type="float" office:value="4.8840083531032918E-2"/>
          <table:table-cell office:value-type="float" office:value="0.49818866830894071"/>
          <table:table-cell/>
          <table:table-cell office:value-type="float" office:value="4882"/>
          <table:table-cell office:value-type="float" office:value="1818"/>
          <table:table-cell office:value-type="float" office:value="11783"/>
          <table:table-cell office:value-type="float" office:value="5256"/>
          <table:table-cell office:value-type="float" office:value="0.16738880286392113"/>
          <table:table-cell office:value-type="float" office:value="7.466651513644823E-2"/>
          <table:table-cell office:value-type="float" office:value="0.44606636679962658"/>
          <table:table-cell/>
          <table:table-cell office:value-type="float" office:value="4156"/>
          <table:table-cell office:value-type="float" office:value="2476"/>
          <table:table-cell office:value-type="float" office:value="15939"/>
          <table:table-cell office:value-type="float" office:value="7732"/>
          <table:table-cell office:value-type="float" office:value="0.22642876422371544"/>
          <table:table-cell office:value-type="float" office:value="0.10984046709189835"/>
          <table:table-cell office:value-type="float" office:value="0.48509944162118074"/>
          <table:table-cell office:value-type="string" office:string-value="Redbridge"/>
          <table:table-cell/>
          <table:table-cell office:value-type="float" office:value="2.6428764223715429E-2"/>
          <table:table-cell office:value-type="string" office:string-value="-"/>
          <table:table-cell/>
          <table:table-cell office:value-type="float" office:value="3984.75"/>
          <table:table-cell/>
          <table:table-cell office:value-type="float" office:value="-2.2159532908101659E-2"/>
          <table:table-cell office:value-type="float" office:value="1559.876"/>
          <table:table-cell/>
          <table:table-cell office:value-type="float" office:value="1933"/>
          <table:table-cell table:number-columns-repeated="16339"/>
        </table:table-row>
        <table:table-row>
          <table:table-cell/>
          <table:table-cell office:value-type="string" office:string-value="Richmond upon Thames"/>
          <table:table-cell office:value-type="float" office:value="59210"/>
          <table:table-cell office:value-type="float" office:value="1055"/>
          <table:table-cell office:value-type="float" office:value="981"/>
          <table:table-cell office:value-type="float" office:value="1055"/>
          <table:table-cell office:value-type="float" office:value="981"/>
          <table:table-cell office:value-type="float" office:value="1.7817936159432529E-2"/>
          <table:table-cell office:value-type="float" office:value="1.6568147272420199E-2"/>
          <table:table-cell office:value-type="float" office:value="0.92985781990521332"/>
          <table:table-cell/>
          <table:table-cell office:value-type="float" office:value="1532"/>
          <table:table-cell office:value-type="float" office:value="887"/>
          <table:table-cell office:value-type="float" office:value="2587"/>
          <table:table-cell office:value-type="float" office:value="1868"/>
          <table:table-cell office:value-type="float" office:value="4.3691943928390473E-2"/>
          <table:table-cell office:value-type="float" office:value="3.1548724877554467E-2"/>
          <table:table-cell office:value-type="float" office:value="0.72207189795129489"/>
          <table:table-cell/>
          <table:table-cell office:value-type="float" office:value="1824"/>
          <table:table-cell office:value-type="float" office:value="1020"/>
          <table:table-cell office:value-type="float" office:value="4411"/>
          <table:table-cell office:value-type="float" office:value="2888"/>
          <table:table-cell office:value-type="float" office:value="7.4497551089343014E-2"/>
          <table:table-cell office:value-type="float" office:value="4.8775544671508193E-2"/>
          <table:table-cell office:value-type="float" office:value="0.65472681931534804"/>
          <table:table-cell/>
          <table:table-cell office:value-type="float" office:value="4604"/>
          <table:table-cell office:value-type="float" office:value="1526"/>
          <table:table-cell office:value-type="float" office:value="9015"/>
          <table:table-cell office:value-type="float" office:value="4414"/>
          <table:table-cell office:value-type="float" office:value="0.15225468670832629"/>
          <table:table-cell office:value-type="float" office:value="7.4548218206384062E-2"/>
          <table:table-cell office:value-type="float" office:value="0.48962839711591793"/>
          <table:table-cell office:value-type="string" office:string-value="Richmond upon Thames"/>
          <table:table-cell/>
          <table:table-cell office:value-type="float" office:value="-4.7745313291673724E-2"/>
          <table:table-cell office:value-type="float" office:value="2827.0000000000014"/>
          <table:table-cell/>
          <table:table-cell office:value-type="float" office:value="2253.75"/>
          <table:table-cell/>
          <table:table-cell office:value-type="float" office:value="-5.7451781793615944E-2"/>
          <table:table-cell office:value-type="float" office:value="3401.7200000000003"/>
          <table:table-cell/>
          <table:table-cell office:value-type="float" office:value="1103.5"/>
          <table:table-cell table:number-columns-repeated="16339"/>
        </table:table-row>
        <table:table-row>
          <table:table-cell/>
          <table:table-cell office:value-type="string" office:string-value="Southwark"/>
          <table:table-cell office:value-type="float" office:value="73981"/>
          <table:table-cell office:value-type="float" office:value="4005"/>
          <table:table-cell office:value-type="float" office:value="1412"/>
          <table:table-cell office:value-type="float" office:value="4005"/>
          <table:table-cell office:value-type="float" office:value="1412"/>
          <table:table-cell office:value-type="float" office:value="5.4135521282491453E-2"/>
          <table:table-cell office:value-type="float" office:value="1.9085981535799733E-2"/>
          <table:table-cell office:value-type="float" office:value="0.35255930087390763"/>
          <table:table-cell/>
          <table:table-cell office:value-type="float" office:value="4038"/>
          <table:table-cell office:value-type="float" office:value="1999"/>
          <table:table-cell office:value-type="float" office:value="8043"/>
          <table:table-cell office:value-type="float" office:value="3411"/>
          <table:table-cell office:value-type="float" office:value="0.10871710303996972"/>
          <table:table-cell office:value-type="float" office:value="4.6106432732728672E-2"/>
          <table:table-cell office:value-type="float" office:value="0.42409548675867215"/>
          <table:table-cell/>
          <table:table-cell office:value-type="float" office:value="4212"/>
          <table:table-cell office:value-type="float" office:value="1998"/>
          <table:table-cell office:value-type="float" office:value="12255"/>
          <table:table-cell office:value-type="float" office:value="5409"/>
          <table:table-cell office:value-type="float" office:value="0.16565064002919669"/>
          <table:table-cell office:value-type="float" office:value="7.311336694556711E-2"/>
          <table:table-cell office:value-type="float" office:value="0.44137086903304773"/>
          <table:table-cell/>
          <table:table-cell office:value-type="float" office:value="4094"/>
          <table:table-cell office:value-type="float" office:value="2990"/>
          <table:table-cell office:value-type="float" office:value="16349"/>
          <table:table-cell office:value-type="float" office:value="8399"/>
          <table:table-cell office:value-type="float" office:value="0.22098917289574349"/>
          <table:table-cell office:value-type="float" office:value="0.11352914937619119"/>
          <table:table-cell office:value-type="float" office:value="0.51373172671111378"/>
          <table:table-cell office:value-type="string" office:string-value="Southwark"/>
          <table:table-cell/>
          <table:table-cell office:value-type="float" office:value="2.098917289574348E-2"/>
          <table:table-cell office:value-type="string" office:string-value="-"/>
          <table:table-cell/>
          <table:table-cell office:value-type="float" office:value="4087.25"/>
          <table:table-cell/>
          <table:table-cell office:value-type="float" office:value="-1.8470850623808821E-2"/>
          <table:table-cell office:value-type="float" office:value="1366.4920000000004"/>
          <table:table-cell/>
          <table:table-cell office:value-type="float" office:value="2099.75"/>
          <table:table-cell table:number-columns-repeated="16339"/>
        </table:table-row>
        <table:table-row>
          <table:table-cell/>
          <table:table-cell office:value-type="string" office:string-value="Sutton"/>
          <table:table-cell office:value-type="float" office:value="58095"/>
          <table:table-cell office:value-type="float" office:value="2491"/>
          <table:table-cell office:value-type="float" office:value="847"/>
          <table:table-cell office:value-type="float" office:value="2491"/>
          <table:table-cell office:value-type="float" office:value="847"/>
          <table:table-cell office:value-type="float" office:value="4.287804458214993E-2"/>
          <table:table-cell office:value-type="float" office:value="1.4579567949048971E-2"/>
          <table:table-cell office:value-type="float" office:value="0.34002408671216378"/>
          <table:table-cell/>
          <table:table-cell office:value-type="float" office:value="3078"/>
          <table:table-cell office:value-type="float" office:value="930"/>
          <table:table-cell office:value-type="float" office:value="5569"/>
          <table:table-cell office:value-type="float" office:value="1777"/>
          <table:table-cell office:value-type="float" office:value="9.5860228935364486E-2"/>
          <table:table-cell office:value-type="float" office:value="3.0587830277992941E-2"/>
          <table:table-cell office:value-type="float" office:value="0.31908780750583587"/>
          <table:table-cell/>
          <table:table-cell office:value-type="float" office:value="3964"/>
          <table:table-cell office:value-type="float" office:value="980"/>
          <table:table-cell office:value-type="float" office:value="9533"/>
          <table:table-cell office:value-type="float" office:value="2757"/>
          <table:table-cell office:value-type="float" office:value="0.16409329546432566"/>
          <table:table-cell office:value-type="float" office:value="4.7456751871933898E-2"/>
          <table:table-cell office:value-type="float" office:value="0.28920591629077941"/>
          <table:table-cell/>
          <table:table-cell office:value-type="float" office:value="4541"/>
          <table:table-cell office:value-type="float" office:value="1112"/>
          <table:table-cell office:value-type="float" office:value="14074"/>
          <table:table-cell office:value-type="float" office:value="3869"/>
          <table:table-cell office:value-type="float" office:value="0.24225836991135211"/>
          <table:table-cell office:value-type="float" office:value="6.6597813925466903E-2"/>
          <table:table-cell office:value-type="float" office:value="0.27490407844251813"/>
          <table:table-cell office:value-type="string" office:string-value="Sutton"/>
          <table:table-cell/>
          <table:table-cell office:value-type="float" office:value="4.2258369911352095E-2"/>
          <table:table-cell office:value-type="string" office:string-value="-"/>
          <table:table-cell/>
          <table:table-cell office:value-type="float" office:value="3518.5"/>
          <table:table-cell/>
          <table:table-cell office:value-type="float" office:value="-6.5402186074533103E-2"/>
          <table:table-cell office:value-type="float" office:value="3799.5400000000004"/>
          <table:table-cell/>
          <table:table-cell office:value-type="float" office:value="967.25"/>
          <table:table-cell table:number-columns-repeated="16339"/>
        </table:table-row>
        <table:table-row>
          <table:table-cell/>
          <table:table-cell office:value-type="string" office:string-value="Tower Hamlets"/>
          <table:table-cell office:value-type="float" office:value="49377"/>
          <table:table-cell office:value-type="float" office:value="1409"/>
          <table:table-cell office:value-type="float" office:value="1481"/>
          <table:table-cell office:value-type="float" office:value="1409"/>
          <table:table-cell office:value-type="float" office:value="1481"/>
          <table:table-cell office:value-type="float" office:value="2.8535552990258624E-2"/>
          <table:table-cell office:value-type="float" office:value="2.9993721773295259E-2"/>
          <table:table-cell office:value-type="float" office:value="1.0511000709723208"/>
          <table:table-cell/>
          <table:table-cell office:value-type="float" office:value="2145"/>
          <table:table-cell office:value-type="float" office:value="1576"/>
          <table:table-cell office:value-type="float" office:value="3554"/>
          <table:table-cell office:value-type="float" office:value="3057"/>
          <table:table-cell office:value-type="float" office:value="7.197683131822509E-2"/>
          <table:table-cell office:value-type="float" office:value="6.1911416246430526E-2"/>
          <table:table-cell office:value-type="float" office:value="0.86015756893640971"/>
          <table:table-cell/>
          <table:table-cell office:value-type="float" office:value="1775"/>
          <table:table-cell office:value-type="float" office:value="1707"/>
          <table:table-cell office:value-type="float" office:value="5329"/>
          <table:table-cell office:value-type="float" office:value="4764"/>
          <table:table-cell office:value-type="float" office:value="0.10792474228891995"/>
          <table:table-cell office:value-type="float" office:value="9.6482167810924113E-2"/>
          <table:table-cell office:value-type="float" office:value="0.89397635578907864"/>
          <table:table-cell/>
          <table:table-cell office:value-type="float" office:value="2474"/>
          <table:table-cell office:value-type="float" office:value="2799"/>
          <table:table-cell office:value-type="float" office:value="7803"/>
          <table:table-cell office:value-type="float" office:value="7563"/>
          <table:table-cell office:value-type="float" office:value="0.15802904186159547"/>
          <table:table-cell office:value-type="float" office:value="0.15316847925147337"/>
          <table:table-cell office:value-type="float" office:value="0.96924259900038445"/>
          <table:table-cell office:value-type="string" office:string-value="Tower Hamlets"/>
          <table:table-cell/>
          <table:table-cell office:value-type="float" office:value="-4.197095813840454E-2"/>
          <table:table-cell office:value-type="float" office:value="2072.400000000001"/>
          <table:table-cell/>
          <table:table-cell office:value-type="float" office:value="1950.75"/>
          <table:table-cell/>
          <table:table-cell office:value-type="float" office:value="2.116847925147336E-2"/>
          <table:table-cell office:value-type="string" office:string-value="-"/>
          <table:table-cell/>
          <table:table-cell office:value-type="float" office:value="1890.75"/>
          <table:table-cell table:number-columns-repeated="16339"/>
        </table:table-row>
        <table:table-row>
          <table:table-cell/>
          <table:table-cell office:value-type="string" office:string-value="Waltham Forest"/>
          <table:table-cell office:value-type="float" office:value="68653"/>
          <table:table-cell office:value-type="float" office:value="2668"/>
          <table:table-cell office:value-type="float" office:value="1697"/>
          <table:table-cell office:value-type="float" office:value="2668"/>
          <table:table-cell office:value-type="float" office:value="1697"/>
          <table:table-cell office:value-type="float" office:value="3.8862103622565654E-2"/>
          <table:table-cell office:value-type="float" office:value="2.4718511936841797E-2"/>
          <table:table-cell office:value-type="float" office:value="0.6360569715142429"/>
          <table:table-cell/>
          <table:table-cell office:value-type="float" office:value="3248"/>
          <table:table-cell office:value-type="float" office:value="2123"/>
          <table:table-cell office:value-type="float" office:value="5916"/>
          <table:table-cell office:value-type="float" office:value="3820"/>
          <table:table-cell office:value-type="float" office:value="8.6172490641341234E-2"/>
          <table:table-cell office:value-type="float" office:value="5.5642142368141231E-2"/>
          <table:table-cell office:value-type="float" office:value="0.6457065584854631"/>
          <table:table-cell/>
          <table:table-cell office:value-type="float" office:value="1690"/>
          <table:table-cell office:value-type="float" office:value="1398"/>
          <table:table-cell office:value-type="float" office:value="7606"/>
          <table:table-cell office:value-type="float" office:value="5218"/>
          <table:table-cell office:value-type="float" office:value="0.11078904053719429"/>
          <table:table-cell office:value-type="float" office:value="7.6005418554178264E-2"/>
          <table:table-cell office:value-type="float" office:value="0.68603733894293983"/>
          <table:table-cell/>
          <table:table-cell office:value-type="float" office:value="3208"/>
          <table:table-cell office:value-type="float" office:value="1904"/>
          <table:table-cell office:value-type="float" office:value="10814"/>
          <table:table-cell office:value-type="float" office:value="7122"/>
          <table:table-cell office:value-type="float" office:value="0.15751678732174851"/>
          <table:table-cell office:value-type="float" office:value="0.10373909370311567"/>
          <table:table-cell office:value-type="float" office:value="0.65859071573885708"/>
          <table:table-cell office:value-type="string" office:string-value="Waltham Forest"/>
          <table:table-cell/>
          <table:table-cell office:value-type="float" office:value="-4.2483212678251503E-2"/>
          <table:table-cell office:value-type="float" office:value="2916.6000000000004"/>
          <table:table-cell/>
          <table:table-cell office:value-type="float" office:value="2703.5"/>
          <table:table-cell/>
          <table:table-cell office:value-type="float" office:value="-2.8260906296884339E-2"/>
          <table:table-cell office:value-type="float" office:value="1940.1960000000006"/>
          <table:table-cell/>
          <table:table-cell office:value-type="float" office:value="1780.5"/>
          <table:table-cell table:number-columns-repeated="16339"/>
        </table:table-row>
        <table:table-row>
          <table:table-cell/>
          <table:table-cell office:value-type="string" office:string-value="Wandsworth"/>
          <table:table-cell office:value-type="float" office:value="71670"/>
          <table:table-cell office:value-type="float" office:value="5011"/>
          <table:table-cell office:value-type="float" office:value="1726"/>
          <table:table-cell office:value-type="float" office:value="5011"/>
          <table:table-cell office:value-type="float" office:value="1726"/>
          <table:table-cell office:value-type="float" office:value="6.9917678247523374E-2"/>
          <table:table-cell office:value-type="float" office:value="2.4082600809264686E-2"/>
          <table:table-cell office:value-type="float" office:value="0.34444222710037914"/>
          <table:table-cell/>
          <table:table-cell office:value-type="float" office:value="2470"/>
          <table:table-cell office:value-type="float" office:value="1423"/>
          <table:table-cell office:value-type="float" office:value="7481"/>
          <table:table-cell office:value-type="float" office:value="3149"/>
          <table:table-cell office:value-type="float" office:value="0.104381191572485"/>
          <table:table-cell office:value-type="float" office:value="4.3937491279475376E-2"/>
          <table:table-cell office:value-type="float" office:value="0.42093303034353696"/>
          <table:table-cell/>
          <table:table-cell office:value-type="float" office:value="5000"/>
          <table:table-cell office:value-type="float" office:value="1585"/>
          <table:table-cell office:value-type="float" office:value="12481"/>
          <table:table-cell office:value-type="float" office:value="4734"/>
          <table:table-cell office:value-type="float" office:value="0.17414538858657738"/>
          <table:table-cell office:value-type="float" office:value="6.6052741732942649E-2"/>
          <table:table-cell office:value-type="float" office:value="0.37929653072670461"/>
          <table:table-cell/>
          <table:table-cell office:value-type="float" office:value="4749"/>
          <table:table-cell office:value-type="float" office:value="2236"/>
          <table:table-cell office:value-type="float" office:value="17230"/>
          <table:table-cell office:value-type="float" office:value="6970"/>
          <table:table-cell office:value-type="float" office:value="0.2404074229105623"/>
          <table:table-cell office:value-type="float" office:value="9.7251290637644761E-2"/>
          <table:table-cell office:value-type="float" office:value="0.4045269878119559"/>
          <table:table-cell office:value-type="string" office:string-value="Wandsworth"/>
          <table:table-cell/>
          <table:table-cell office:value-type="float" office:value="4.0407422910562291E-2"/>
          <table:table-cell office:value-type="string" office:string-value="-"/>
          <table:table-cell/>
          <table:table-cell office:value-type="float" office:value="4307.5"/>
          <table:table-cell/>
          <table:table-cell office:value-type="float" office:value="-3.4748709362355246E-2"/>
          <table:table-cell office:value-type="float" office:value="2490.4400000000005"/>
          <table:table-cell/>
          <table:table-cell office:value-type="float" office:value="1742.5"/>
          <table:table-cell table:number-columns-repeated="16339"/>
        </table:table-row>
        <table:table-row>
          <table:table-cell/>
          <table:table-cell office:value-type="string" office:string-value="Westminster"/>
          <table:table-cell office:value-type="float" office:value="36519"/>
          <table:table-cell office:value-type="float" office:value="2491"/>
          <table:table-cell office:value-type="float" office:value="1442"/>
          <table:table-cell office:value-type="float" office:value="2491"/>
          <table:table-cell office:value-type="float" office:value="1442"/>
          <table:table-cell office:value-type="float" office:value="6.8211068211068204E-2"/>
          <table:table-cell office:value-type="float" office:value="3.9486294805443745E-2"/>
          <table:table-cell office:value-type="float" office:value="0.57888398233641103"/>
          <table:table-cell/>
          <table:table-cell office:value-type="float" office:value="4257"/>
          <table:table-cell office:value-type="float" office:value="2117"/>
          <table:table-cell office:value-type="float" office:value="6748"/>
          <table:table-cell office:value-type="float" office:value="3559"/>
          <table:table-cell office:value-type="float" office:value="0.18478052520605712"/>
          <table:table-cell office:value-type="float" office:value="9.7456118732714481E-2"/>
          <table:table-cell office:value-type="float" office:value="0.52741553052756374"/>
          <table:table-cell/>
          <table:table-cell office:value-type="float" office:value="2360"/>
          <table:table-cell office:value-type="float" office:value="1829"/>
          <table:table-cell office:value-type="float" office:value="9108"/>
          <table:table-cell office:value-type="float" office:value="5388"/>
          <table:table-cell office:value-type="float" office:value="0.24940441961718557"/>
          <table:table-cell office:value-type="float" office:value="0.14753963690133903"/>
          <table:table-cell office:value-type="float" office:value="0.59156785243741761"/>
          <table:table-cell/>
          <table:table-cell office:value-type="float" office:value="1107"/>
          <table:table-cell office:value-type="float" office:value="2366"/>
          <table:table-cell office:value-type="float" office:value="10215"/>
          <table:table-cell office:value-type="float" office:value="7754"/>
          <table:table-cell office:value-type="float" office:value="0.27971740737698186"/>
          <table:table-cell office:value-type="float" office:value="0.21232782934910593"/>
          <table:table-cell office:value-type="float" office:value="0.75907978463044545"/>
          <table:table-cell office:value-type="string" office:string-value="Westminster"/>
          <table:table-cell/>
          <table:table-cell office:value-type="float" office:value="7.9717407376981853E-2"/>
          <table:table-cell office:value-type="string" office:string-value="-"/>
          <table:table-cell/>
          <table:table-cell office:value-type="float" office:value="2553.75"/>
          <table:table-cell/>
          <table:table-cell office:value-type="float" office:value="8.0327829349105928E-2"/>
          <table:table-cell office:value-type="string" office:string-value="-"/>
          <table:table-cell/>
          <table:table-cell office:value-type="float" office:value="1938.5"/>
          <table:table-cell table:number-columns-repeated="16339"/>
        </table:table-row>
        <table:table-row>
          <table:table-cell/>
          <table:table-cell office:value-type="string" office:string-value="LONDON"/>
          <table:table-cell office:value-type="float" office:value="2134854"/>
          <table:table-cell office:value-type="float" office:value="102660"/>
          <table:table-cell office:value-type="float" office:value="47617"/>
          <table:table-cell office:value-type="float" office:value="102660"/>
          <table:table-cell office:value-type="float" office:value="47617"/>
          <table:table-cell office:value-type="float" office:value="4.8087597559364717E-2"/>
          <table:table-cell office:value-type="float" office:value="2.2304569773858071E-2"/>
          <table:table-cell office:value-type="float" office:value="0.46383206701733881"/>
          <table:table-cell/>
          <table:table-cell office:value-type="float" office:value="106498"/>
          <table:table-cell office:value-type="float" office:value="49202"/>
          <table:table-cell office:value-type="float" office:value="209158"/>
          <table:table-cell office:value-type="float" office:value="96819"/>
          <table:table-cell office:value-type="float" office:value="9.7972976137946671E-2"/>
          <table:table-cell office:value-type="float" office:value="4.5351579077538791E-2"/>
          <table:table-cell office:value-type="float" office:value="0.46289886114803164"/>
          <table:table-cell/>
          <table:table-cell office:value-type="float" office:value="94795"/>
          <table:table-cell office:value-type="float" office:value="48288"/>
          <table:table-cell office:value-type="float" office:value="303953"/>
          <table:table-cell office:value-type="float" office:value="145107"/>
          <table:table-cell office:value-type="float" office:value="0.14237648101462677"/>
          <table:table-cell office:value-type="float" office:value="6.7970456059290238E-2"/>
          <table:table-cell office:value-type="float" office:value="0.47739946636486563"/>
          <table:table-cell/>
          <table:table-cell office:value-type="float" office:value="111967"/>
          <table:table-cell office:value-type="float" office:value="59271"/>
          <table:table-cell office:value-type="float" office:value="415920"/>
          <table:table-cell office:value-type="float" office:value="204378"/>
          <table:table-cell office:value-type="float" office:value="0.1948236272831772"/>
          <table:table-cell office:value-type="float" office:value="9.5733947145800136E-2"/>
          <table:table-cell office:value-type="float" office:value="0.49138776687824581"/>
          <table:table-cell office:value-type="string" office:string-value="LONDON"/>
          <table:table-cell/>
          <table:table-cell office:value-type="float" office:value="-5.176372716822808E-3"/>
          <table:table-cell office:value-type="float" office:value="11050.800000000039"/>
          <table:table-cell/>
          <table:table-cell office:value-type="float" office:value="103980"/>
          <table:table-cell/>
          <table:table-cell office:value-type="float" office:value="-3.6266052854199871E-2"/>
          <table:table-cell office:value-type="float" office:value="77422.728000000017"/>
          <table:table-cell/>
          <table:table-cell office:value-type="float" office:value="51094.5"/>
          <table:table-cell table:number-columns-repeated="16339"/>
        </table:table-row>
        <table:table-row>
          <table:table-cell/>
          <table:table-cell office:value-type="string" office:string-value="NATIONAL"/>
          <table:table-cell office:value-type="float" office:value="15503796"/>
          <table:table-cell office:value-type="float" office:value="689310"/>
          <table:table-cell office:value-type="float" office:value="298954"/>
          <table:table-cell office:value-type="float" office:value="689310"/>
          <table:table-cell office:value-type="float" office:value="298954"/>
          <table:table-cell office:value-type="float" office:value="4.4460724328416086E-2"/>
          <table:table-cell office:value-type="float" office:value="1.9282632459818226E-2"/>
          <table:table-cell office:value-type="float" office:value="0.43370036703370035"/>
          <table:table-cell/>
          <table:table-cell office:value-type="float" office:value="686481"/>
          <table:table-cell office:value-type="float" office:value="317062"/>
          <table:table-cell office:value-type="float" office:value="1375791"/>
          <table:table-cell office:value-type="float" office:value="616016"/>
          <table:table-cell office:value-type="float" office:value="8.8738977215644485E-2"/>
          <table:table-cell office:value-type="float" office:value="3.973323694403616E-2"/>
          <table:table-cell office:value-type="float" office:value="0.44775405566688548"/>
          <table:table-cell/>
          <table:table-cell office:value-type="float" office:value="593094"/>
          <table:table-cell office:value-type="float" office:value="303604"/>
          <table:table-cell office:value-type="float" office:value="1968885"/>
          <table:table-cell office:value-type="float" office:value="919620"/>
          <table:table-cell office:value-type="float" office:value="0.12699373753369819"/>
          <table:table-cell office:value-type="float" office:value="5.9315795950875515E-2"/>
          <table:table-cell office:value-type="float" office:value="0.46707654332274356"/>
          <table:table-cell/>
          <table:table-cell office:value-type="float" office:value="710775"/>
          <table:table-cell office:value-type="float" office:value="364943"/>
          <table:table-cell office:value-type="float" office:value="2679660"/>
          <table:table-cell office:value-type="float" office:value="1284563"/>
          <table:table-cell office:value-type="float" office:value="0.17283896150336345"/>
          <table:table-cell office:value-type="float" office:value="8.2854740864753376E-2"/>
          <table:table-cell office:value-type="float" office:value="0.47937536851690138"/>
          <table:table-cell office:value-type="string" office:string-value="NATIONAL"/>
          <table:table-cell/>
          <table:table-cell office:value-type="float" office:value="-2.7161038496636564E-2"/>
          <table:table-cell office:value-type="float" office:value="421099.19999999995"/>
          <table:table-cell/>
          <table:table-cell office:value-type="float" office:value="669915"/>
          <table:table-cell/>
          <table:table-cell office:value-type="float" office:value="-4.914525913524663E-2"/>
          <table:table-cell office:value-type="float" office:value="761938.07200000016"/>
          <table:table-cell/>
          <table:table-cell office:value-type="float" office:value="321140.75"/>
          <table:table-cell table:number-columns-repeated="16339"/>
        </table:table-row>
        <table:table-row table:number-rows-repeated="65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office:value-type="float" office:value="45126"/>
          <table:table-cell office:value-type="float" office:value="2122"/>
          <table:table-cell office:value-type="float" office:value="1049"/>
          <table:table-cell office:value-type="float" office:value="2122"/>
          <table:table-cell office:value-type="float" office:value="1049"/>
          <table:table-cell office:value-type="float" office:value="4.7023888667287149E-2"/>
          <table:table-cell office:value-type="float" office:value="2.3246022248814429E-2"/>
          <table:table-cell office:value-type="float" office:value="0.49434495758718189"/>
          <table:table-cell/>
          <table:table-cell office:value-type="float" office:value="2555"/>
          <table:table-cell office:value-type="float" office:value="1295"/>
          <table:table-cell office:value-type="float" office:value="4677"/>
          <table:table-cell office:value-type="float" office:value="2344"/>
          <table:table-cell office:value-type="float" office:value="0.10364313256215929"/>
          <table:table-cell office:value-type="float" office:value="5.1943447236626333E-2"/>
          <table:table-cell office:value-type="float" office:value="0.5011759675005345"/>
          <table:table-cell table:number-columns-repeated="16"/>
          <table:table-cell office:value-type="string" office:string-value="Barking and Dagenham"/>
          <table:table-cell/>
          <table:table-cell office:value-type="float" office:value="-9.6356867437840721E-2"/>
          <table:table-cell office:value-type="float" office:value="4348.2000000000007"/>
          <table:table-cell/>
          <table:table-cell office:value-type="float" office:value="2338.5"/>
          <table:table-cell/>
          <table:table-cell office:value-type="float" office:value="-8.0056552763373673E-2"/>
          <table:table-cell office:value-type="float" office:value="3612.6320000000005"/>
          <table:table-cell/>
          <table:table-cell office:value-type="float" office:value="1172"/>
          <table:table-cell table:number-columns-repeated="16339"/>
        </table:table-row>
        <table:table-row>
          <table:table-cell/>
          <table:table-cell office:value-type="string" office:string-value="Barnet"/>
          <table:table-cell office:value-type="float" office:value="102703"/>
          <table:table-cell office:value-type="float" office:value="5105"/>
          <table:table-cell office:value-type="float" office:value="1757"/>
          <table:table-cell office:value-type="float" office:value="5105"/>
          <table:table-cell office:value-type="float" office:value="1757"/>
          <table:table-cell office:value-type="float" office:value="4.9706435060319562E-2"/>
          <table:table-cell office:value-type="float" office:value="1.7107582056999308E-2"/>
          <table:table-cell office:value-type="float" office:value="0.34417238001958866"/>
          <table:table-cell/>
          <table:table-cell office:value-type="float" office:value="3282"/>
          <table:table-cell office:value-type="float" office:value="2161"/>
          <table:table-cell office:value-type="float" office:value="8387"/>
          <table:table-cell office:value-type="float" office:value="3918"/>
          <table:table-cell office:value-type="float" office:value="8.166265834493637E-2"/>
          <table:table-cell office:value-type="float" office:value="3.8148836937577285E-2"/>
          <table:table-cell office:value-type="float" office:value="0.46715154405627757"/>
          <table:table-cell table:number-columns-repeated="16"/>
          <table:table-cell office:value-type="string" office:string-value="Barnet"/>
          <table:table-cell/>
          <table:table-cell office:value-type="float" office:value="-0.11833734165506364"/>
          <table:table-cell office:value-type="float" office:value="12153.6"/>
          <table:table-cell/>
          <table:table-cell office:value-type="float" office:value="4193.5"/>
          <table:table-cell/>
          <table:table-cell office:value-type="float" office:value="-9.3851163062422721E-2"/>
          <table:table-cell office:value-type="float" office:value="9638.7960000000003"/>
          <table:table-cell/>
          <table:table-cell office:value-type="float" office:value="1959"/>
          <table:table-cell table:number-columns-repeated="16339"/>
        </table:table-row>
        <table:table-row>
          <table:table-cell/>
          <table:table-cell office:value-type="string" office:string-value="Bexley"/>
          <table:table-cell office:value-type="float" office:value="68571"/>
          <table:table-cell office:value-type="float" office:value="2462"/>
          <table:table-cell office:value-type="float" office:value="1220"/>
          <table:table-cell office:value-type="float" office:value="2462"/>
          <table:table-cell office:value-type="float" office:value="1220"/>
          <table:table-cell office:value-type="float" office:value="3.590439106911085E-2"/>
          <table:table-cell office:value-type="float" office:value="1.7791777865278326E-2"/>
          <table:table-cell office:value-type="float" office:value="0.49553208773354995"/>
          <table:table-cell/>
          <table:table-cell office:value-type="float" office:value="1634"/>
          <table:table-cell office:value-type="float" office:value="659"/>
          <table:table-cell office:value-type="float" office:value="4096"/>
          <table:table-cell office:value-type="float" office:value="1879"/>
          <table:table-cell office:value-type="float" office:value="5.9733706669000013E-2"/>
          <table:table-cell office:value-type="float" office:value="2.7402254597424566E-2"/>
          <table:table-cell office:value-type="float" office:value="0.458740234375"/>
          <table:table-cell table:number-columns-repeated="16"/>
          <table:table-cell office:value-type="string" office:string-value="Bexley"/>
          <table:table-cell/>
          <table:table-cell office:value-type="float" office:value="-0.14026629333099999"/>
          <table:table-cell office:value-type="float" office:value="9618.2000000000007"/>
          <table:table-cell/>
          <table:table-cell office:value-type="float" office:value="2048"/>
          <table:table-cell/>
          <table:table-cell office:value-type="float" office:value="-0.10459774540257544"/>
          <table:table-cell office:value-type="float" office:value="7172.3720000000003"/>
          <table:table-cell/>
          <table:table-cell office:value-type="float" office:value="939.5"/>
          <table:table-cell table:number-columns-repeated="16339"/>
        </table:table-row>
        <table:table-row>
          <table:table-cell/>
          <table:table-cell office:value-type="string" office:string-value="Brent"/>
          <table:table-cell office:value-type="float" office:value="83841"/>
          <table:table-cell office:value-type="float" office:value="240"/>
          <table:table-cell office:value-type="float" office:value="124"/>
          <table:table-cell office:value-type="float" office:value="240"/>
          <table:table-cell office:value-type="float" office:value="124"/>
          <table:table-cell office:value-type="float" office:value="2.8625612767023295E-3"/>
          <table:table-cell office:value-type="float" office:value="1.4789899929628701E-3"/>
          <table:table-cell office:value-type="float" office:value="0.51666666666666672"/>
          <table:table-cell/>
          <table:table-cell office:value-type="float" office:value="0"/>
          <table:table-cell office:value-type="float" office:value="0"/>
          <table:table-cell office:value-type="float" office:value="240"/>
          <table:table-cell office:value-type="float" office:value="124"/>
          <table:table-cell office:value-type="float" office:value="2.8625612767023295E-3"/>
          <table:table-cell office:value-type="float" office:value="1.4789899929628701E-3"/>
          <table:table-cell office:value-type="float" office:value="0.51666666666666672"/>
          <table:table-cell table:number-columns-repeated="16"/>
          <table:table-cell office:value-type="string" office:string-value="Brent"/>
          <table:table-cell/>
          <table:table-cell office:value-type="float" office:value="-0.19713743872329767"/>
          <table:table-cell office:value-type="float" office:value="16528.2"/>
          <table:table-cell/>
          <table:table-cell office:value-type="float" office:value="120"/>
          <table:table-cell/>
          <table:table-cell office:value-type="float" office:value="-0.13052101000703714"/>
          <table:table-cell office:value-type="float" office:value="10943.012000000001"/>
          <table:table-cell/>
          <table:table-cell office:value-type="float" office:value="62"/>
          <table:table-cell table:number-columns-repeated="16339"/>
        </table:table-row>
        <table:table-row>
          <table:table-cell/>
          <table:table-cell office:value-type="string" office:string-value="Bromley"/>
          <table:table-cell office:value-type="float" office:value="96633"/>
          <table:table-cell office:value-type="float" office:value="5497"/>
          <table:table-cell office:value-type="float" office:value="2072"/>
          <table:table-cell office:value-type="float" office:value="5497"/>
          <table:table-cell office:value-type="float" office:value="2072"/>
          <table:table-cell office:value-type="float" office:value="5.688532902838575E-2"/>
          <table:table-cell office:value-type="float" office:value="2.1441950472405907E-2"/>
          <table:table-cell office:value-type="float" office:value="0.37693287247589596"/>
          <table:table-cell/>
          <table:table-cell office:value-type="float" office:value="5212"/>
          <table:table-cell office:value-type="float" office:value="2220"/>
          <table:table-cell office:value-type="float" office:value="10709"/>
          <table:table-cell office:value-type="float" office:value="4292"/>
          <table:table-cell office:value-type="float" office:value="0.11082135502364616"/>
          <table:table-cell office:value-type="float" office:value="4.4415468835697948E-2"/>
          <table:table-cell office:value-type="float" office:value="0.40078438696423568"/>
          <table:table-cell table:number-columns-repeated="16"/>
          <table:table-cell office:value-type="string" office:string-value="Bromley"/>
          <table:table-cell/>
          <table:table-cell office:value-type="float" office:value="-8.9178644976353846E-2"/>
          <table:table-cell office:value-type="float" office:value="8617.6"/>
          <table:table-cell/>
          <table:table-cell office:value-type="float" office:value="5354.5"/>
          <table:table-cell/>
          <table:table-cell office:value-type="float" office:value="-8.7584531164302065E-2"/>
          <table:table-cell office:value-type="float" office:value="8463.5560000000023"/>
          <table:table-cell/>
          <table:table-cell office:value-type="float" office:value="2146"/>
          <table:table-cell table:number-columns-repeated="16339"/>
        </table:table-row>
        <table:table-row>
          <table:table-cell/>
          <table:table-cell office:value-type="string" office:string-value="Camden"/>
          <table:table-cell office:value-type="float" office:value="59885"/>
          <table:table-cell office:value-type="float" office:value="3971"/>
          <table:table-cell office:value-type="float" office:value="2055"/>
          <table:table-cell office:value-type="float" office:value="3971"/>
          <table:table-cell office:value-type="float" office:value="2055"/>
          <table:table-cell office:value-type="float" office:value="6.6310428320948481E-2"/>
          <table:table-cell office:value-type="float" office:value="3.4315771896134259E-2"/>
          <table:table-cell office:value-type="float" office:value="0.51750188869302438"/>
          <table:table-cell/>
          <table:table-cell office:value-type="float" office:value="3260"/>
          <table:table-cell office:value-type="float" office:value="3609"/>
          <table:table-cell office:value-type="float" office:value="7231"/>
          <table:table-cell office:value-type="float" office:value="5664"/>
          <table:table-cell office:value-type="float" office:value="0.12074810052600818"/>
          <table:table-cell office:value-type="float" office:value="9.4581280788177347E-2"/>
          <table:table-cell office:value-type="float" office:value="0.78329415018669613"/>
          <table:table-cell table:number-columns-repeated="16"/>
          <table:table-cell office:value-type="string" office:string-value="Camden"/>
          <table:table-cell/>
          <table:table-cell office:value-type="float" office:value="-7.9251899473991833E-2"/>
          <table:table-cell office:value-type="float" office:value="4746.0000000000009"/>
          <table:table-cell/>
          <table:table-cell office:value-type="float" office:value="3615.5"/>
          <table:table-cell/>
          <table:table-cell office:value-type="float" office:value="-3.741871921182266E-2"/>
          <table:table-cell office:value-type="float" office:value="2240.8200000000002"/>
          <table:table-cell/>
          <table:table-cell office:value-type="float" office:value="2832"/>
          <table:table-cell table:number-columns-repeated="16339"/>
        </table:table-row>
        <table:table-row>
          <table:table-cell/>
          <table:table-cell office:value-type="string" office:string-value="City of London"/>
          <table:table-cell office:value-type="float" office:value="2673"/>
          <table:table-cell office:value-type="float" office:value="24"/>
          <table:table-cell office:value-type="float" office:value="24"/>
          <table:table-cell office:value-type="float" office:value="24"/>
          <table:table-cell office:value-type="float" office:value="24"/>
          <table:table-cell office:value-type="float" office:value="8.9786756453423128E-3"/>
          <table:table-cell office:value-type="float" office:value="8.9786756453423128E-3"/>
          <table:table-cell office:value-type="float" office:value="1"/>
          <table:table-cell/>
          <table:table-cell office:value-type="float" office:value="216"/>
          <table:table-cell office:value-type="float" office:value="93"/>
          <table:table-cell office:value-type="float" office:value="240"/>
          <table:table-cell office:value-type="float" office:value="117"/>
          <table:table-cell office:value-type="float" office:value="8.9786756453423114E-2"/>
          <table:table-cell office:value-type="float" office:value="4.3771043771043773E-2"/>
          <table:table-cell office:value-type="float" office:value="0.48749999999999999"/>
          <table:table-cell table:number-columns-repeated="16"/>
          <table:table-cell office:value-type="string" office:string-value="City of London"/>
          <table:table-cell/>
          <table:table-cell office:value-type="float" office:value="-0.1102132435465769"/>
          <table:table-cell office:value-type="float" office:value="294.60000000000002"/>
          <table:table-cell/>
          <table:table-cell office:value-type="float" office:value="120"/>
          <table:table-cell/>
          <table:table-cell office:value-type="float" office:value="-8.822895622895624E-2"/>
          <table:table-cell office:value-type="float" office:value="235.83600000000004"/>
          <table:table-cell/>
          <table:table-cell office:value-type="float" office:value="58.5"/>
          <table:table-cell table:number-columns-repeated="16339"/>
        </table:table-row>
        <table:table-row>
          <table:table-cell/>
          <table:table-cell office:value-type="string" office:string-value="Croydon"/>
          <table:table-cell office:value-type="float" office:value="106039"/>
          <table:table-cell office:value-type="float" office:value="2827"/>
          <table:table-cell office:value-type="float" office:value="452"/>
          <table:table-cell office:value-type="float" office:value="2827"/>
          <table:table-cell office:value-type="float" office:value="452"/>
          <table:table-cell office:value-type="float" office:value="2.6660002451928063E-2"/>
          <table:table-cell office:value-type="float" office:value="4.2625826346910098E-3"/>
          <table:table-cell office:value-type="float" office:value="0.15988680580120268"/>
          <table:table-cell/>
          <table:table-cell office:value-type="float" office:value="2984"/>
          <table:table-cell office:value-type="float" office:value="561"/>
          <table:table-cell office:value-type="float" office:value="5811"/>
          <table:table-cell office:value-type="float" office:value="1013"/>
          <table:table-cell office:value-type="float" office:value="5.480059223493243E-2"/>
          <table:table-cell office:value-type="float" office:value="9.5530889578362681E-3"/>
          <table:table-cell office:value-type="float" office:value="0.17432455687489246"/>
          <table:table-cell table:number-columns-repeated="16"/>
          <table:table-cell office:value-type="string" office:string-value="Croydon"/>
          <table:table-cell/>
          <table:table-cell office:value-type="float" office:value="-0.14519940776506757"/>
          <table:table-cell office:value-type="float" office:value="15396.8"/>
          <table:table-cell/>
          <table:table-cell office:value-type="float" office:value="2905.5"/>
          <table:table-cell/>
          <table:table-cell office:value-type="float" office:value="-0.12244691104216374"/>
          <table:table-cell office:value-type="float" office:value="12984.148000000001"/>
          <table:table-cell/>
          <table:table-cell office:value-type="float" office:value="506.5"/>
          <table:table-cell table:number-columns-repeated="16339"/>
        </table:table-row>
        <table:table-row>
          <table:table-cell/>
          <table:table-cell office:value-type="string" office:string-value="Ealing"/>
          <table:table-cell office:value-type="float" office:value="77516"/>
          <table:table-cell office:value-type="float" office:value="6622"/>
          <table:table-cell office:value-type="float" office:value="3537"/>
          <table:table-cell office:value-type="float" office:value="6622"/>
          <table:table-cell office:value-type="float" office:value="3537"/>
          <table:table-cell office:value-type="float" office:value="8.5427524640074304E-2"/>
          <table:table-cell office:value-type="float" office:value="4.5629289437019452E-2"/>
          <table:table-cell office:value-type="float" office:value="0.5341286620356388"/>
          <table:table-cell/>
          <table:table-cell office:value-type="float" office:value="5369"/>
          <table:table-cell office:value-type="float" office:value="3273"/>
          <table:table-cell office:value-type="float" office:value="11991"/>
          <table:table-cell office:value-type="float" office:value="6810"/>
          <table:table-cell office:value-type="float" office:value="0.15469064451210074"/>
          <table:table-cell office:value-type="float" office:value="8.7852830383404718E-2"/>
          <table:table-cell office:value-type="float" office:value="0.56792594445834377"/>
          <table:table-cell table:number-columns-repeated="16"/>
          <table:table-cell office:value-type="string" office:string-value="Ealing"/>
          <table:table-cell/>
          <table:table-cell office:value-type="float" office:value="-4.5309355487899272E-2"/>
          <table:table-cell office:value-type="float" office:value="3512.2"/>
          <table:table-cell/>
          <table:table-cell office:value-type="float" office:value="5995.5"/>
          <table:table-cell/>
          <table:table-cell office:value-type="float" office:value="-4.4147169616595289E-2"/>
          <table:table-cell office:value-type="float" office:value="3422.1120000000005"/>
          <table:table-cell/>
          <table:table-cell office:value-type="float" office:value="3405"/>
          <table:table-cell table:number-columns-repeated="16339"/>
        </table:table-row>
        <table:table-row>
          <table:table-cell/>
          <table:table-cell office:value-type="string" office:string-value="Enfield"/>
          <table:table-cell office:value-type="float" office:value="87853"/>
          <table:table-cell office:value-type="float" office:value="1538"/>
          <table:table-cell office:value-type="float" office:value="641"/>
          <table:table-cell office:value-type="float" office:value="1538"/>
          <table:table-cell office:value-type="float" office:value="641"/>
          <table:table-cell office:value-type="float" office:value="1.7506516567447897E-2"/>
          <table:table-cell office:value-type="float" office:value="7.2962790115306247E-3"/>
          <table:table-cell office:value-type="float" office:value="0.41677503250975295"/>
          <table:table-cell/>
          <table:table-cell office:value-type="float" office:value="2112"/>
          <table:table-cell office:value-type="float" office:value="880"/>
          <table:table-cell office:value-type="float" office:value="3650"/>
          <table:table-cell office:value-type="float" office:value="1521"/>
          <table:table-cell office:value-type="float" office:value="4.1546674558637725E-2"/>
          <table:table-cell office:value-type="float" office:value="1.7313011507859719E-2"/>
          <table:table-cell office:value-type="float" office:value="0.41671232876712327"/>
          <table:table-cell table:number-columns-repeated="16"/>
          <table:table-cell office:value-type="string" office:string-value="Enfield"/>
          <table:table-cell/>
          <table:table-cell office:value-type="float" office:value="-0.15845332544136229"/>
          <table:table-cell office:value-type="float" office:value="13920.6"/>
          <table:table-cell/>
          <table:table-cell office:value-type="float" office:value="1825"/>
          <table:table-cell/>
          <table:table-cell office:value-type="float" office:value="-0.11468698849214029"/>
          <table:table-cell office:value-type="float" office:value="10075.596000000001"/>
          <table:table-cell/>
          <table:table-cell office:value-type="float" office:value="760.5"/>
          <table:table-cell table:number-columns-repeated="16339"/>
        </table:table-row>
        <table:table-row>
          <table:table-cell/>
          <table:table-cell office:value-type="string" office:string-value="Greenwich"/>
          <table:table-cell office:value-type="float" office:value="67764"/>
          <table:table-cell office:value-type="float" office:value="1819"/>
          <table:table-cell office:value-type="float" office:value="79"/>
          <table:table-cell office:value-type="float" office:value="1819"/>
          <table:table-cell office:value-type="float" office:value="79"/>
          <table:table-cell office:value-type="float" office:value="2.6843161560710701E-2"/>
          <table:table-cell office:value-type="float" office:value="1.1658107549731421E-3"/>
          <table:table-cell office:value-type="float" office:value="4.3430456294667401E-2"/>
          <table:table-cell/>
          <table:table-cell office:value-type="float" office:value="2889"/>
          <table:table-cell office:value-type="float" office:value="765"/>
          <table:table-cell office:value-type="float" office:value="4708"/>
          <table:table-cell office:value-type="float" office:value="844"/>
          <table:table-cell office:value-type="float" office:value="6.9476418157133582E-2"/>
          <table:table-cell office:value-type="float" office:value="1.2454990850599139E-2"/>
          <table:table-cell office:value-type="float" office:value="0.17926932880203908"/>
          <table:table-cell table:number-columns-repeated="16"/>
          <table:table-cell office:value-type="string" office:string-value="Greenwich"/>
          <table:table-cell/>
          <table:table-cell office:value-type="float" office:value="-0.13052358184286644"/>
          <table:table-cell office:value-type="float" office:value="8844.8000000000011"/>
          <table:table-cell/>
          <table:table-cell office:value-type="float" office:value="2354"/>
          <table:table-cell/>
          <table:table-cell office:value-type="float" office:value="-0.11954500914940086"/>
          <table:table-cell office:value-type="float" office:value="8100.848"/>
          <table:table-cell/>
          <table:table-cell office:value-type="float" office:value="422"/>
          <table:table-cell table:number-columns-repeated="16339"/>
        </table:table-row>
        <table:table-row>
          <table:table-cell/>
          <table:table-cell office:value-type="string" office:string-value="Hackney"/>
          <table:table-cell office:value-type="float" office:value="64249"/>
          <table:table-cell office:value-type="float" office:value="2748"/>
          <table:table-cell office:value-type="float" office:value="1697"/>
          <table:table-cell office:value-type="float" office:value="2748"/>
          <table:table-cell office:value-type="float" office:value="1697"/>
          <table:table-cell office:value-type="float" office:value="4.2771093713520836E-2"/>
          <table:table-cell office:value-type="float" office:value="2.6412862457003222E-2"/>
          <table:table-cell office:value-type="float" office:value="0.6175400291120815"/>
          <table:table-cell/>
          <table:table-cell office:value-type="float" office:value="4792"/>
          <table:table-cell office:value-type="float" office:value="2006"/>
          <table:table-cell office:value-type="float" office:value="7540"/>
          <table:table-cell office:value-type="float" office:value="3703"/>
          <table:table-cell office:value-type="float" office:value="0.11735591215427478"/>
          <table:table-cell office:value-type="float" office:value="5.7635138290090121E-2"/>
          <table:table-cell office:value-type="float" office:value="0.49111405835543764"/>
          <table:table-cell table:number-columns-repeated="16"/>
          <table:table-cell office:value-type="string" office:string-value="Hackney"/>
          <table:table-cell/>
          <table:table-cell office:value-type="float" office:value="-8.2644087845725231E-2"/>
          <table:table-cell office:value-type="float" office:value="5309.8"/>
          <table:table-cell/>
          <table:table-cell office:value-type="float" office:value="3770"/>
          <table:table-cell/>
          <table:table-cell office:value-type="float" office:value="-7.4364861709909885E-2"/>
          <table:table-cell office:value-type="float" office:value="4777.8680000000004"/>
          <table:table-cell/>
          <table:table-cell office:value-type="float" office:value="1851.5"/>
          <table:table-cell table:number-columns-repeated="16339"/>
        </table:table-row>
        <table:table-row>
          <table:table-cell/>
          <table:table-cell office:value-type="string" office:string-value="Hammersmith and Fulham"/>
          <table:table-cell office:value-type="float" office:value="32425"/>
          <table:table-cell office:value-type="float" office:value="2884"/>
          <table:table-cell office:value-type="float" office:value="1359"/>
          <table:table-cell office:value-type="float" office:value="2884"/>
          <table:table-cell office:value-type="float" office:value="1359"/>
          <table:table-cell office:value-type="float" office:value="8.894371626831149E-2"/>
          <table:table-cell office:value-type="float" office:value="4.1912104857363144E-2"/>
          <table:table-cell office:value-type="float" office:value="0.47122052704576978"/>
          <table:table-cell/>
          <table:table-cell office:value-type="float" office:value="1136"/>
          <table:table-cell office:value-type="float" office:value="1287"/>
          <table:table-cell office:value-type="float" office:value="4020"/>
          <table:table-cell office:value-type="float" office:value="2646"/>
          <table:table-cell office:value-type="float" office:value="0.12397841171935235"/>
          <table:table-cell office:value-type="float" office:value="8.1603700848111027E-2"/>
          <table:table-cell office:value-type="float" office:value="0.65820895522388057"/>
          <table:table-cell table:number-columns-repeated="16"/>
          <table:table-cell office:value-type="string" office:string-value="Hammersmith and Fulham"/>
          <table:table-cell/>
          <table:table-cell office:value-type="float" office:value="-7.6021588280647659E-2"/>
          <table:table-cell office:value-type="float" office:value="2465.0000000000005"/>
          <table:table-cell/>
          <table:table-cell office:value-type="float" office:value="2010"/>
          <table:table-cell/>
          <table:table-cell office:value-type="float" office:value="-5.0396299151888979E-2"/>
          <table:table-cell office:value-type="float" office:value="1634.1000000000001"/>
          <table:table-cell/>
          <table:table-cell office:value-type="float" office:value="1323"/>
          <table:table-cell table:number-columns-repeated="16339"/>
        </table:table-row>
        <table:table-row>
          <table:table-cell/>
          <table:table-cell office:value-type="string" office:string-value="Haringey"/>
          <table:table-cell office:value-type="float" office:value="70691"/>
          <table:table-cell office:value-type="float" office:value="3027"/>
          <table:table-cell office:value-type="float" office:value="1172"/>
          <table:table-cell office:value-type="float" office:value="3027"/>
          <table:table-cell office:value-type="float" office:value="1172"/>
          <table:table-cell office:value-type="float" office:value="4.2820160982303263E-2"/>
          <table:table-cell office:value-type="float" office:value="1.6579196786012364E-2"/>
          <table:table-cell office:value-type="float" office:value="0.38718202841096794"/>
          <table:table-cell/>
          <table:table-cell office:value-type="float" office:value="1355"/>
          <table:table-cell office:value-type="float" office:value="399"/>
          <table:table-cell office:value-type="float" office:value="4382"/>
          <table:table-cell office:value-type="float" office:value="1571"/>
          <table:table-cell office:value-type="float" office:value="6.1988089007087181E-2"/>
          <table:table-cell office:value-type="float" office:value="2.2223479650874935E-2"/>
          <table:table-cell office:value-type="float" office:value="0.35851209493382019"/>
          <table:table-cell table:number-columns-repeated="16"/>
          <table:table-cell office:value-type="string" office:string-value="Haringey"/>
          <table:table-cell/>
          <table:table-cell office:value-type="float" office:value="-0.13801191099291282"/>
          <table:table-cell office:value-type="float" office:value="9756.2000000000007"/>
          <table:table-cell/>
          <table:table-cell office:value-type="float" office:value="2191"/>
          <table:table-cell/>
          <table:table-cell office:value-type="float" office:value="-0.10977652034912508"/>
          <table:table-cell office:value-type="float" office:value="7760.2120000000014"/>
          <table:table-cell/>
          <table:table-cell office:value-type="float" office:value="785.5"/>
          <table:table-cell table:number-columns-repeated="16339"/>
        </table:table-row>
        <table:table-row>
          <table:table-cell/>
          <table:table-cell office:value-type="string" office:string-value="Harrow"/>
          <table:table-cell office:value-type="float" office:value="67319"/>
          <table:table-cell office:value-type="float" office:value="1098"/>
          <table:table-cell office:value-type="float" office:value="507"/>
          <table:table-cell office:value-type="float" office:value="1098"/>
          <table:table-cell office:value-type="float" office:value="507"/>
          <table:table-cell office:value-type="float" office:value="1.6310402709487665E-2"/>
          <table:table-cell office:value-type="float" office:value="7.5313061691350139E-3"/>
          <table:table-cell office:value-type="float" office:value="0.46174863387978143"/>
          <table:table-cell/>
          <table:table-cell office:value-type="float" office:value="1313"/>
          <table:table-cell office:value-type="float" office:value="754"/>
          <table:table-cell office:value-type="float" office:value="2411"/>
          <table:table-cell office:value-type="float" office:value="1261"/>
          <table:table-cell office:value-type="float" office:value="3.5814554583401416E-2"/>
          <table:table-cell office:value-type="float" office:value="1.8731710215540931E-2"/>
          <table:table-cell office:value-type="float" office:value="0.52301949398589798"/>
          <table:table-cell table:number-columns-repeated="16"/>
          <table:table-cell office:value-type="string" office:string-value="Harrow"/>
          <table:table-cell/>
          <table:table-cell office:value-type="float" office:value="-0.1641854454165986"/>
          <table:table-cell office:value-type="float" office:value="11052.800000000001"/>
          <table:table-cell/>
          <table:table-cell office:value-type="float" office:value="1205.5"/>
          <table:table-cell/>
          <table:table-cell office:value-type="float" office:value="-0.11326828978445908"/>
          <table:table-cell office:value-type="float" office:value="7625.1080000000002"/>
          <table:table-cell/>
          <table:table-cell office:value-type="float" office:value="630.5"/>
          <table:table-cell table:number-columns-repeated="16339"/>
        </table:table-row>
        <table:table-row>
          <table:table-cell/>
          <table:table-cell office:value-type="string" office:string-value="Havering"/>
          <table:table-cell office:value-type="float" office:value="70498"/>
          <table:table-cell office:value-type="float" office:value="3010"/>
          <table:table-cell office:value-type="float" office:value="1398"/>
          <table:table-cell office:value-type="float" office:value="3010"/>
          <table:table-cell office:value-type="float" office:value="1398"/>
          <table:table-cell office:value-type="float" office:value="4.2696246702034098E-2"/>
          <table:table-cell office:value-type="float" office:value="1.9830349797157365E-2"/>
          <table:table-cell office:value-type="float" office:value="0.46445182724252493"/>
          <table:table-cell/>
          <table:table-cell office:value-type="float" office:value="2000"/>
          <table:table-cell office:value-type="float" office:value="700"/>
          <table:table-cell office:value-type="float" office:value="5010"/>
          <table:table-cell office:value-type="float" office:value="2098"/>
          <table:table-cell office:value-type="float" office:value="7.1065845839598282E-2"/>
          <table:table-cell office:value-type="float" office:value="2.9759709495304831E-2"/>
          <table:table-cell office:value-type="float" office:value="0.41876247504990022"/>
          <table:table-cell table:number-columns-repeated="16"/>
          <table:table-cell office:value-type="string" office:string-value="Havering"/>
          <table:table-cell/>
          <table:table-cell office:value-type="float" office:value="-0.12893415416040171"/>
          <table:table-cell office:value-type="float" office:value="9089.6"/>
          <table:table-cell/>
          <table:table-cell office:value-type="float" office:value="2505"/>
          <table:table-cell/>
          <table:table-cell office:value-type="float" office:value="-0.10224029050469517"/>
          <table:table-cell office:value-type="float" office:value="7207.7359999999999"/>
          <table:table-cell/>
          <table:table-cell office:value-type="float" office:value="1049"/>
          <table:table-cell table:number-columns-repeated="16339"/>
        </table:table-row>
        <table:table-row>
          <table:table-cell/>
          <table:table-cell office:value-type="string" office:string-value="Hillingdon"/>
          <table:table-cell office:value-type="float" office:value="77949"/>
          <table:table-cell office:value-type="float" office:value="1827"/>
          <table:table-cell office:value-type="float" office:value="1282"/>
          <table:table-cell office:value-type="float" office:value="1827"/>
          <table:table-cell office:value-type="float" office:value="1282"/>
          <table:table-cell office:value-type="float" office:value="2.3438402032097912E-2"/>
          <table:table-cell office:value-type="float" office:value="1.6446651015407512E-2"/>
          <table:table-cell office:value-type="float" office:value="0.70169677066228786"/>
          <table:table-cell/>
          <table:table-cell office:value-type="float" office:value="2648"/>
          <table:table-cell office:value-type="float" office:value="1706"/>
          <table:table-cell office:value-type="float" office:value="4475"/>
          <table:table-cell office:value-type="float" office:value="2988"/>
          <table:table-cell office:value-type="float" office:value="5.7409331742549613E-2"/>
          <table:table-cell office:value-type="float" office:value="3.8332756032790669E-2"/>
          <table:table-cell office:value-type="float" office:value="0.66770949720670392"/>
          <table:table-cell table:number-columns-repeated="16"/>
          <table:table-cell office:value-type="string" office:string-value="Hillingdon"/>
          <table:table-cell/>
          <table:table-cell office:value-type="float" office:value="-0.1425906682574504"/>
          <table:table-cell office:value-type="float" office:value="11114.800000000001"/>
          <table:table-cell/>
          <table:table-cell office:value-type="float" office:value="2237.5"/>
          <table:table-cell/>
          <table:table-cell office:value-type="float" office:value="-9.3667243967209338E-2"/>
          <table:table-cell office:value-type="float" office:value="7301.2680000000009"/>
          <table:table-cell/>
          <table:table-cell office:value-type="float" office:value="1494"/>
          <table:table-cell table:number-columns-repeated="16339"/>
        </table:table-row>
        <table:table-row>
          <table:table-cell/>
          <table:table-cell office:value-type="string" office:string-value="Hounslow"/>
          <table:table-cell office:value-type="float" office:value="62984"/>
          <table:table-cell office:value-type="float" office:value="5022"/>
          <table:table-cell office:value-type="float" office:value="2088"/>
          <table:table-cell office:value-type="float" office:value="5022"/>
          <table:table-cell office:value-type="float" office:value="2088"/>
          <table:table-cell office:value-type="float" office:value="7.9734535755112412E-2"/>
          <table:table-cell office:value-type="float" office:value="3.315127651467039E-2"/>
          <table:table-cell office:value-type="float" office:value="0.4157706093189964"/>
          <table:table-cell/>
          <table:table-cell office:value-type="float" office:value="3400"/>
          <table:table-cell office:value-type="float" office:value="2307"/>
          <table:table-cell office:value-type="float" office:value="8422"/>
          <table:table-cell office:value-type="float" office:value="4395"/>
          <table:table-cell office:value-type="float" office:value="0.13371649942842626"/>
          <table:table-cell office:value-type="float" office:value="6.9779626571827763E-2"/>
          <table:table-cell office:value-type="float" office:value="0.52184754215150797"/>
          <table:table-cell table:number-columns-repeated="16"/>
          <table:table-cell office:value-type="string" office:string-value="Hounslow"/>
          <table:table-cell/>
          <table:table-cell office:value-type="float" office:value="-6.6283500571573756E-2"/>
          <table:table-cell office:value-type="float" office:value="4174.8000000000011"/>
          <table:table-cell/>
          <table:table-cell office:value-type="float" office:value="4211"/>
          <table:table-cell/>
          <table:table-cell office:value-type="float" office:value="-6.2220373428172243E-2"/>
          <table:table-cell office:value-type="float" office:value="3918.8880000000004"/>
          <table:table-cell/>
          <table:table-cell office:value-type="float" office:value="2197.5"/>
          <table:table-cell table:number-columns-repeated="16339"/>
        </table:table-row>
        <table:table-row>
          <table:table-cell/>
          <table:table-cell office:value-type="string" office:string-value="Islington"/>
          <table:table-cell office:value-type="float" office:value="51403"/>
          <table:table-cell office:value-type="float" office:value="4027"/>
          <table:table-cell office:value-type="float" office:value="1439"/>
          <table:table-cell office:value-type="float" office:value="4027"/>
          <table:table-cell office:value-type="float" office:value="1439"/>
          <table:table-cell office:value-type="float" office:value="7.834173102737195E-2"/>
          <table:table-cell office:value-type="float" office:value="2.7994475030640235E-2"/>
          <table:table-cell office:value-type="float" office:value="0.35733796871119938"/>
          <table:table-cell/>
          <table:table-cell office:value-type="float" office:value="3633"/>
          <table:table-cell office:value-type="float" office:value="1694"/>
          <table:table-cell office:value-type="float" office:value="7660"/>
          <table:table-cell office:value-type="float" office:value="3133"/>
          <table:table-cell office:value-type="float" office:value="0.14901853977394316"/>
          <table:table-cell office:value-type="float" office:value="6.094975001459059E-2"/>
          <table:table-cell office:value-type="float" office:value="0.40900783289817233"/>
          <table:table-cell table:number-columns-repeated="16"/>
          <table:table-cell office:value-type="string" office:string-value="Islington"/>
          <table:table-cell/>
          <table:table-cell office:value-type="float" office:value="-5.0981460226056846E-2"/>
          <table:table-cell office:value-type="float" office:value="2620.6"/>
          <table:table-cell/>
          <table:table-cell office:value-type="float" office:value="3830"/>
          <table:table-cell/>
          <table:table-cell office:value-type="float" office:value="-7.1050249985409417E-2"/>
          <table:table-cell office:value-type="float" office:value="3652.1960000000004"/>
          <table:table-cell/>
          <table:table-cell office:value-type="float" office:value="1566.5"/>
          <table:table-cell table:number-columns-repeated="16339"/>
        </table:table-row>
        <table:table-row>
          <table:table-cell/>
          <table:table-cell office:value-type="string" office:string-value="Kensington and Chelsea"/>
          <table:table-cell office:value-type="float" office:value="43300"/>
          <table:table-cell office:value-type="float" office:value="3665"/>
          <table:table-cell office:value-type="float" office:value="2633"/>
          <table:table-cell office:value-type="float" office:value="3665"/>
          <table:table-cell office:value-type="float" office:value="2633"/>
          <table:table-cell office:value-type="float" office:value="8.464203233256351E-2"/>
          <table:table-cell office:value-type="float" office:value="6.0808314087759816E-2"/>
          <table:table-cell office:value-type="float" office:value="0.7184174624829468"/>
          <table:table-cell/>
          <table:table-cell office:value-type="float" office:value="2701"/>
          <table:table-cell office:value-type="float" office:value="1414"/>
          <table:table-cell office:value-type="float" office:value="6366"/>
          <table:table-cell office:value-type="float" office:value="4047"/>
          <table:table-cell office:value-type="float" office:value="0.14702078521939954"/>
          <table:table-cell office:value-type="float" office:value="9.3464203233256354E-2"/>
          <table:table-cell office:value-type="float" office:value="0.63572101790763436"/>
          <table:table-cell table:number-columns-repeated="16"/>
          <table:table-cell office:value-type="string" office:string-value="Kensington and Chelsea"/>
          <table:table-cell/>
          <table:table-cell office:value-type="float" office:value="-5.297921478060047E-2"/>
          <table:table-cell office:value-type="float" office:value="2294.0000000000005"/>
          <table:table-cell/>
          <table:table-cell office:value-type="float" office:value="3183"/>
          <table:table-cell/>
          <table:table-cell office:value-type="float" office:value="-3.8535796766743652E-2"/>
          <table:table-cell office:value-type="float" office:value="1668.6000000000001"/>
          <table:table-cell/>
          <table:table-cell office:value-type="float" office:value="2023.5"/>
          <table:table-cell table:number-columns-repeated="16339"/>
        </table:table-row>
        <table:table-row>
          <table:table-cell/>
          <table:table-cell office:value-type="string" office:string-value="Kingston upon Thames"/>
          <table:table-cell office:value-type="float" office:value="47420"/>
          <table:table-cell office:value-type="float" office:value="4207"/>
          <table:table-cell office:value-type="float" office:value="1309"/>
          <table:table-cell office:value-type="float" office:value="4207"/>
          <table:table-cell office:value-type="float" office:value="1309"/>
          <table:table-cell office:value-type="float" office:value="8.8717840573597634E-2"/>
          <table:table-cell office:value-type="float" office:value="2.7604386334879799E-2"/>
          <table:table-cell office:value-type="float" office:value="0.31114808652246256"/>
          <table:table-cell/>
          <table:table-cell office:value-type="float" office:value="2115"/>
          <table:table-cell office:value-type="float" office:value="1175"/>
          <table:table-cell office:value-type="float" office:value="6322"/>
          <table:table-cell office:value-type="float" office:value="2484"/>
          <table:table-cell office:value-type="float" office:value="0.13331927456769296"/>
          <table:table-cell office:value-type="float" office:value="5.238296077604386E-2"/>
          <table:table-cell office:value-type="float" office:value="0.39291363492565645"/>
          <table:table-cell table:number-columns-repeated="16"/>
          <table:table-cell office:value-type="string" office:string-value="Kingston upon Thames"/>
          <table:table-cell/>
          <table:table-cell office:value-type="float" office:value="-6.6680725432307048E-2"/>
          <table:table-cell office:value-type="float" office:value="3162"/>
          <table:table-cell/>
          <table:table-cell office:value-type="float" office:value="3161"/>
          <table:table-cell/>
          <table:table-cell office:value-type="float" office:value="-7.9617039223956146E-2"/>
          <table:table-cell office:value-type="float" office:value="3775.4400000000005"/>
          <table:table-cell/>
          <table:table-cell office:value-type="float" office:value="1242"/>
          <table:table-cell table:number-columns-repeated="16339"/>
        </table:table-row>
        <table:table-row>
          <table:table-cell/>
          <table:table-cell office:value-type="string" office:string-value="Lambeth"/>
          <table:table-cell office:value-type="float" office:value="75845"/>
          <table:table-cell office:value-type="float" office:value="3135"/>
          <table:table-cell office:value-type="float" office:value="648"/>
          <table:table-cell office:value-type="float" office:value="3135"/>
          <table:table-cell office:value-type="float" office:value="648"/>
          <table:table-cell office:value-type="float" office:value="4.1334300217548949E-2"/>
          <table:table-cell office:value-type="float" office:value="8.5437405234359554E-3"/>
          <table:table-cell office:value-type="float" office:value="0.20669856459330144"/>
          <table:table-cell/>
          <table:table-cell office:value-type="float" office:value="3156"/>
          <table:table-cell office:value-type="float" office:value="640"/>
          <table:table-cell office:value-type="float" office:value="6291"/>
          <table:table-cell office:value-type="float" office:value="1288"/>
          <table:table-cell office:value-type="float" office:value="8.2945480915024059E-2"/>
          <table:table-cell office:value-type="float" office:value="1.6982002768804801E-2"/>
          <table:table-cell office:value-type="float" office:value="0.2047369257669687"/>
          <table:table-cell table:number-columns-repeated="16"/>
          <table:table-cell office:value-type="string" office:string-value="Lambeth"/>
          <table:table-cell/>
          <table:table-cell office:value-type="float" office:value="-0.11705451908497595"/>
          <table:table-cell office:value-type="float" office:value="8878.0000000000018"/>
          <table:table-cell/>
          <table:table-cell office:value-type="float" office:value="3145.5"/>
          <table:table-cell/>
          <table:table-cell office:value-type="float" office:value="-0.11501799723119521"/>
          <table:table-cell office:value-type="float" office:value="8723.5400000000009"/>
          <table:table-cell/>
          <table:table-cell office:value-type="float" office:value="644"/>
          <table:table-cell table:number-columns-repeated="16339"/>
        </table:table-row>
        <table:table-row>
          <table:table-cell/>
          <table:table-cell office:value-type="string" office:string-value="Lewisham"/>
          <table:table-cell office:value-type="float" office:value="77467"/>
          <table:table-cell office:value-type="float" office:value="4502"/>
          <table:table-cell office:value-type="float" office:value="1467"/>
          <table:table-cell office:value-type="float" office:value="4502"/>
          <table:table-cell office:value-type="float" office:value="1467"/>
          <table:table-cell office:value-type="float" office:value="5.8115068351685235E-2"/>
          <table:table-cell office:value-type="float" office:value="1.8937095795629105E-2"/>
          <table:table-cell office:value-type="float" office:value="0.32585517547756554"/>
          <table:table-cell/>
          <table:table-cell office:value-type="float" office:value="4355"/>
          <table:table-cell office:value-type="float" office:value="1273"/>
          <table:table-cell office:value-type="float" office:value="8857"/>
          <table:table-cell office:value-type="float" office:value="2740"/>
          <table:table-cell office:value-type="float" office:value="0.11433255450708044"/>
          <table:table-cell office:value-type="float" office:value="3.5369899441052316E-2"/>
          <table:table-cell office:value-type="float" office:value="0.30935982838432879"/>
          <table:table-cell table:number-columns-repeated="16"/>
          <table:table-cell office:value-type="string" office:string-value="Lewisham"/>
          <table:table-cell/>
          <table:table-cell office:value-type="float" office:value="-8.5667445492919575E-2"/>
          <table:table-cell office:value-type="float" office:value="6636.4000000000005"/>
          <table:table-cell/>
          <table:table-cell office:value-type="float" office:value="4428.5"/>
          <table:table-cell/>
          <table:table-cell office:value-type="float" office:value="-9.663010055894769E-2"/>
          <table:table-cell office:value-type="float" office:value="7485.6440000000011"/>
          <table:table-cell/>
          <table:table-cell office:value-type="float" office:value="1370"/>
          <table:table-cell table:number-columns-repeated="16339"/>
        </table:table-row>
        <table:table-row>
          <table:table-cell/>
          <table:table-cell office:value-type="string" office:string-value="Merton"/>
          <table:table-cell office:value-type="float" office:value="54968"/>
          <table:table-cell office:value-type="float" office:value="4795"/>
          <table:table-cell office:value-type="float" office:value="760"/>
          <table:table-cell office:value-type="float" office:value="4795"/>
          <table:table-cell office:value-type="float" office:value="760"/>
          <table:table-cell office:value-type="float" office:value="8.7232571678067236E-2"/>
          <table:table-cell office:value-type="float" office:value="1.3826226167952264E-2"/>
          <table:table-cell office:value-type="float" office:value="0.15849843587069865"/>
          <table:table-cell/>
          <table:table-cell office:value-type="float" office:value="2602"/>
          <table:table-cell office:value-type="float" office:value="1085"/>
          <table:table-cell office:value-type="float" office:value="7397"/>
          <table:table-cell office:value-type="float" office:value="1845"/>
          <table:table-cell office:value-type="float" office:value="0.13456920390045118"/>
          <table:table-cell office:value-type="float" office:value="3.3564983262989373E-2"/>
          <table:table-cell office:value-type="float" office:value="0.24942544274705961"/>
          <table:table-cell table:number-columns-repeated="16"/>
          <table:table-cell office:value-type="string" office:string-value="Merton"/>
          <table:table-cell/>
          <table:table-cell office:value-type="float" office:value="-6.5430796099548827E-2"/>
          <table:table-cell office:value-type="float" office:value="3596.6"/>
          <table:table-cell/>
          <table:table-cell office:value-type="float" office:value="3698.5"/>
          <table:table-cell/>
          <table:table-cell office:value-type="float" office:value="-9.8435016737010633E-2"/>
          <table:table-cell office:value-type="float" office:value="5410.7760000000007"/>
          <table:table-cell/>
          <table:table-cell office:value-type="float" office:value="922.5"/>
          <table:table-cell table:number-columns-repeated="16339"/>
        </table:table-row>
        <table:table-row>
          <table:table-cell/>
          <table:table-cell office:value-type="string" office:string-value="Newham"/>
          <table:table-cell office:value-type="float" office:value="70875"/>
          <table:table-cell office:value-type="float" office:value="6026"/>
          <table:table-cell office:value-type="float" office:value="2550"/>
          <table:table-cell office:value-type="float" office:value="6026"/>
          <table:table-cell office:value-type="float" office:value="2550"/>
          <table:table-cell office:value-type="float" office:value="8.5022927689594352E-2"/>
          <table:table-cell office:value-type="float" office:value="3.5978835978835978E-2"/>
          <table:table-cell office:value-type="float" office:value="0.42316627945569202"/>
          <table:table-cell/>
          <table:table-cell office:value-type="float" office:value="5008"/>
          <table:table-cell office:value-type="float" office:value="2258"/>
          <table:table-cell office:value-type="float" office:value="11034"/>
          <table:table-cell office:value-type="float" office:value="4808"/>
          <table:table-cell office:value-type="float" office:value="0.15568253968253967"/>
          <table:table-cell office:value-type="float" office:value="6.7837742504409174E-2"/>
          <table:table-cell office:value-type="float" office:value="0.43574406380279135"/>
          <table:table-cell table:number-columns-repeated="16"/>
          <table:table-cell office:value-type="string" office:string-value="Newham"/>
          <table:table-cell/>
          <table:table-cell office:value-type="float" office:value="-4.4317460317460339E-2"/>
          <table:table-cell office:value-type="float" office:value="3141.0000000000014"/>
          <table:table-cell/>
          <table:table-cell office:value-type="float" office:value="5517"/>
          <table:table-cell/>
          <table:table-cell office:value-type="float" office:value="-6.4162257495590833E-2"/>
          <table:table-cell office:value-type="float" office:value="4547.5"/>
          <table:table-cell/>
          <table:table-cell office:value-type="float" office:value="2404"/>
          <table:table-cell table:number-columns-repeated="16339"/>
        </table:table-row>
        <table:table-row>
          <table:table-cell/>
          <table:table-cell office:value-type="string" office:string-value="Redbridge"/>
          <table:table-cell office:value-type="float" office:value="76241"/>
          <table:table-cell office:value-type="float" office:value="2607"/>
          <table:table-cell office:value-type="float" office:value="1212"/>
          <table:table-cell office:value-type="float" office:value="2607"/>
          <table:table-cell office:value-type="float" office:value="1212"/>
          <table:table-cell office:value-type="float" office:value="3.4194199971144132E-2"/>
          <table:table-cell office:value-type="float" office:value="1.5896958329507747E-2"/>
          <table:table-cell office:value-type="float" office:value="0.46490218642117376"/>
          <table:table-cell/>
          <table:table-cell office:value-type="float" office:value="2607"/>
          <table:table-cell office:value-type="float" office:value="1212"/>
          <table:table-cell office:value-type="float" office:value="5214"/>
          <table:table-cell office:value-type="float" office:value="2424"/>
          <table:table-cell office:value-type="float" office:value="6.8388399942288264E-2"/>
          <table:table-cell office:value-type="float" office:value="3.1793916659015493E-2"/>
          <table:table-cell office:value-type="float" office:value="0.46490218642117376"/>
          <table:table-cell table:number-columns-repeated="16"/>
          <table:table-cell office:value-type="string" office:string-value="Redbridge"/>
          <table:table-cell/>
          <table:table-cell office:value-type="float" office:value="-0.13161160005771175"/>
          <table:table-cell office:value-type="float" office:value="10034.200000000001"/>
          <table:table-cell/>
          <table:table-cell office:value-type="float" office:value="2607"/>
          <table:table-cell/>
          <table:table-cell office:value-type="float" office:value="-0.10020608334098452"/>
          <table:table-cell office:value-type="float" office:value="7639.8120000000008"/>
          <table:table-cell/>
          <table:table-cell office:value-type="float" office:value="1212"/>
          <table:table-cell table:number-columns-repeated="16339"/>
        </table:table-row>
        <table:table-row>
          <table:table-cell/>
          <table:table-cell office:value-type="string" office:string-value="Richmond upon Thames"/>
          <table:table-cell office:value-type="float" office:value="60101"/>
          <table:table-cell office:value-type="float" office:value="3610"/>
          <table:table-cell office:value-type="float" office:value="1724"/>
          <table:table-cell office:value-type="float" office:value="3610"/>
          <table:table-cell office:value-type="float" office:value="1724"/>
          <table:table-cell office:value-type="float" office:value="6.0065556313538875E-2"/>
          <table:table-cell office:value-type="float" office:value="2.8685046837822997E-2"/>
          <table:table-cell office:value-type="float" office:value="0.4775623268698061"/>
          <table:table-cell/>
          <table:table-cell office:value-type="float" office:value="1142"/>
          <table:table-cell office:value-type="float" office:value="1351"/>
          <table:table-cell office:value-type="float" office:value="4752"/>
          <table:table-cell office:value-type="float" office:value="3075"/>
          <table:table-cell office:value-type="float" office:value="7.9066904044857819E-2"/>
          <table:table-cell office:value-type="float" office:value="5.1163874145188935E-2"/>
          <table:table-cell office:value-type="float" office:value="0.64709595959595956"/>
          <table:table-cell table:number-columns-repeated="16"/>
          <table:table-cell office:value-type="string" office:string-value="Richmond upon Thames"/>
          <table:table-cell/>
          <table:table-cell office:value-type="float" office:value="-0.12093309595514219"/>
          <table:table-cell office:value-type="float" office:value="7268.2000000000007"/>
          <table:table-cell/>
          <table:table-cell office:value-type="float" office:value="2376"/>
          <table:table-cell/>
          <table:table-cell office:value-type="float" office:value="-8.0836125854811064E-2"/>
          <table:table-cell office:value-type="float" office:value="4858.3319999999994"/>
          <table:table-cell/>
          <table:table-cell office:value-type="float" office:value="1537.5"/>
          <table:table-cell table:number-columns-repeated="16339"/>
        </table:table-row>
        <table:table-row>
          <table:table-cell/>
          <table:table-cell office:value-type="string" office:string-value="Southwark"/>
          <table:table-cell office:value-type="float" office:value="75664"/>
          <table:table-cell office:value-type="float" office:value="4207"/>
          <table:table-cell office:value-type="float" office:value="1579"/>
          <table:table-cell office:value-type="float" office:value="4207"/>
          <table:table-cell office:value-type="float" office:value="1579"/>
          <table:table-cell office:value-type="float" office:value="5.560107845210404E-2"/>
          <table:table-cell office:value-type="float" office:value="2.0868576866145062E-2"/>
          <table:table-cell office:value-type="float" office:value="0.37532683622533874"/>
          <table:table-cell/>
          <table:table-cell office:value-type="float" office:value="4112"/>
          <table:table-cell office:value-type="float" office:value="1831"/>
          <table:table-cell office:value-type="float" office:value="8319"/>
          <table:table-cell office:value-type="float" office:value="3410"/>
          <table:table-cell office:value-type="float" office:value="0.10994660604779023"/>
          <table:table-cell office:value-type="float" office:value="4.5067667582998523E-2"/>
          <table:table-cell office:value-type="float" office:value="0.40990503666306044"/>
          <table:table-cell table:number-columns-repeated="16"/>
          <table:table-cell office:value-type="string" office:string-value="Southwark"/>
          <table:table-cell/>
          <table:table-cell office:value-type="float" office:value="-9.0053393952209779E-2"/>
          <table:table-cell office:value-type="float" office:value="6813.8000000000011"/>
          <table:table-cell/>
          <table:table-cell office:value-type="float" office:value="4159.5"/>
          <table:table-cell/>
          <table:table-cell office:value-type="float" office:value="-8.693233241700149E-2"/>
          <table:table-cell office:value-type="float" office:value="6577.648000000001"/>
          <table:table-cell/>
          <table:table-cell office:value-type="float" office:value="1705"/>
          <table:table-cell table:number-columns-repeated="16339"/>
        </table:table-row>
        <table:table-row>
          <table:table-cell/>
          <table:table-cell office:value-type="string" office:string-value="Sutton"/>
          <table:table-cell office:value-type="float" office:value="58779"/>
          <table:table-cell office:value-type="float" office:value="1200"/>
          <table:table-cell office:value-type="float" office:value="108"/>
          <table:table-cell office:value-type="float" office:value="1200"/>
          <table:table-cell office:value-type="float" office:value="108"/>
          <table:table-cell office:value-type="float" office:value="2.0415454499055786E-2"/>
          <table:table-cell office:value-type="float" office:value="1.8373909049150207E-3"/>
          <table:table-cell office:value-type="float" office:value="0.09"/>
          <table:table-cell/>
          <table:table-cell office:value-type="float" office:value="3400"/>
          <table:table-cell office:value-type="float" office:value="303"/>
          <table:table-cell office:value-type="float" office:value="4600"/>
          <table:table-cell office:value-type="float" office:value="411"/>
          <table:table-cell office:value-type="float" office:value="7.8259242246380506E-2"/>
          <table:table-cell office:value-type="float" office:value="6.9922931659266068E-3"/>
          <table:table-cell office:value-type="float" office:value="8.9347826086956517E-2"/>
          <table:table-cell table:number-columns-repeated="16"/>
          <table:table-cell office:value-type="string" office:string-value="Sutton"/>
          <table:table-cell/>
          <table:table-cell office:value-type="float" office:value="-0.12174075775361951"/>
          <table:table-cell office:value-type="float" office:value="7155.8000000000011"/>
          <table:table-cell/>
          <table:table-cell office:value-type="float" office:value="2300"/>
          <table:table-cell/>
          <table:table-cell office:value-type="float" office:value="-0.12500770683407339"/>
          <table:table-cell office:value-type="float" office:value="7347.8279999999995"/>
          <table:table-cell/>
          <table:table-cell office:value-type="float" office:value="205.5"/>
          <table:table-cell table:number-columns-repeated="16339"/>
        </table:table-row>
        <table:table-row>
          <table:table-cell/>
          <table:table-cell office:value-type="string" office:string-value="Tower Hamlets"/>
          <table:table-cell office:value-type="float" office:value="51656"/>
          <table:table-cell office:value-type="float" office:value="1566"/>
          <table:table-cell office:value-type="float" office:value="1613"/>
          <table:table-cell office:value-type="float" office:value="1566"/>
          <table:table-cell office:value-type="float" office:value="1613"/>
          <table:table-cell office:value-type="float" office:value="3.0315936193278614E-2"/>
          <table:table-cell office:value-type="float" office:value="3.1225801455784422E-2"/>
          <table:table-cell office:value-type="float" office:value="1.0300127713920817"/>
          <table:table-cell/>
          <table:table-cell office:value-type="float" office:value="2273"/>
          <table:table-cell office:value-type="float" office:value="1708"/>
          <table:table-cell office:value-type="float" office:value="3839"/>
          <table:table-cell office:value-type="float" office:value="3321"/>
          <table:table-cell office:value-type="float" office:value="7.431856899488927E-2"/>
          <table:table-cell office:value-type="float" office:value="6.4290692271952915E-2"/>
          <table:table-cell office:value-type="float" office:value="0.86506902839281063"/>
          <table:table-cell table:number-columns-repeated="16"/>
          <table:table-cell office:value-type="string" office:string-value="Tower Hamlets"/>
          <table:table-cell/>
          <table:table-cell office:value-type="float" office:value="-0.12568143100511076"/>
          <table:table-cell office:value-type="float" office:value="6492.2000000000007"/>
          <table:table-cell/>
          <table:table-cell office:value-type="float" office:value="1919.5"/>
          <table:table-cell/>
          <table:table-cell office:value-type="float" office:value="-6.7709307728047091E-2"/>
          <table:table-cell office:value-type="float" office:value="3497.5920000000006"/>
          <table:table-cell/>
          <table:table-cell office:value-type="float" office:value="1660.5"/>
          <table:table-cell table:number-columns-repeated="16339"/>
        </table:table-row>
        <table:table-row>
          <table:table-cell/>
          <table:table-cell office:value-type="string" office:string-value="Waltham Forest"/>
          <table:table-cell office:value-type="float" office:value="70095"/>
          <table:table-cell office:value-type="float" office:value="3269"/>
          <table:table-cell office:value-type="float" office:value="1677"/>
          <table:table-cell office:value-type="float" office:value="3269"/>
          <table:table-cell office:value-type="float" office:value="1677"/>
          <table:table-cell office:value-type="float" office:value="4.6636707325772166E-2"/>
          <table:table-cell office:value-type="float" office:value="2.392467365717954E-2"/>
          <table:table-cell office:value-type="float" office:value="0.51300091771183853"/>
          <table:table-cell/>
          <table:table-cell office:value-type="float" office:value="2143"/>
          <table:table-cell office:value-type="float" office:value="1229"/>
          <table:table-cell office:value-type="float" office:value="5412"/>
          <table:table-cell office:value-type="float" office:value="2906"/>
          <table:table-cell office:value-type="float" office:value="7.7209501390969396E-2"/>
          <table:table-cell office:value-type="float" office:value="4.1458021256865679E-2"/>
          <table:table-cell office:value-type="float" office:value="0.53695491500369552"/>
          <table:table-cell table:number-columns-repeated="16"/>
          <table:table-cell office:value-type="string" office:string-value="Waltham Forest"/>
          <table:table-cell/>
          <table:table-cell office:value-type="float" office:value="-0.12279049860903062"/>
          <table:table-cell office:value-type="float" office:value="8607.0000000000018"/>
          <table:table-cell/>
          <table:table-cell office:value-type="float" office:value="2706"/>
          <table:table-cell/>
          <table:table-cell office:value-type="float" office:value="-9.0541978743134327E-2"/>
          <table:table-cell office:value-type="float" office:value="6346.5400000000009"/>
          <table:table-cell/>
          <table:table-cell office:value-type="float" office:value="1453"/>
          <table:table-cell table:number-columns-repeated="16339"/>
        </table:table-row>
        <table:table-row>
          <table:table-cell/>
          <table:table-cell office:value-type="string" office:string-value="Wandsworth"/>
          <table:table-cell office:value-type="float" office:value="63621"/>
          <table:table-cell office:value-type="float" office:value="2766"/>
          <table:table-cell office:value-type="float" office:value="1692"/>
          <table:table-cell office:value-type="float" office:value="2766"/>
          <table:table-cell office:value-type="float" office:value="1692"/>
          <table:table-cell office:value-type="float" office:value="4.3476210685151132E-2"/>
          <table:table-cell office:value-type="float" office:value="2.659499221955015E-2"/>
          <table:table-cell office:value-type="float" office:value="0.61171366594360088"/>
          <table:table-cell/>
          <table:table-cell office:value-type="float" office:value="2604"/>
          <table:table-cell office:value-type="float" office:value="1307"/>
          <table:table-cell office:value-type="float" office:value="5370"/>
          <table:table-cell office:value-type="float" office:value="2999"/>
          <table:table-cell office:value-type="float" office:value="8.4406092328004903E-2"/>
          <table:table-cell office:value-type="float" office:value="4.7138523443517079E-2"/>
          <table:table-cell office:value-type="float" office:value="0.5584729981378026"/>
          <table:table-cell table:number-columns-repeated="16"/>
          <table:table-cell office:value-type="string" office:string-value="Wandsworth"/>
          <table:table-cell/>
          <table:table-cell office:value-type="float" office:value="-0.11559390767199511"/>
          <table:table-cell office:value-type="float" office:value="7354.2000000000007"/>
          <table:table-cell/>
          <table:table-cell office:value-type="float" office:value="2685"/>
          <table:table-cell/>
          <table:table-cell office:value-type="float" office:value="-8.4861476556482934E-2"/>
          <table:table-cell office:value-type="float" office:value="5398.9720000000007"/>
          <table:table-cell/>
          <table:table-cell office:value-type="float" office:value="1499.5"/>
          <table:table-cell table:number-columns-repeated="16339"/>
        </table:table-row>
        <table:table-row>
          <table:table-cell/>
          <table:table-cell office:value-type="string" office:string-value="Westminster"/>
          <table:table-cell office:value-type="float" office:value="44252"/>
          <table:table-cell office:value-type="float" office:value="2605"/>
          <table:table-cell office:value-type="float" office:value="2292"/>
          <table:table-cell office:value-type="float" office:value="2605"/>
          <table:table-cell office:value-type="float" office:value="2292"/>
          <table:table-cell office:value-type="float" office:value="5.8867395823917562E-2"/>
          <table:table-cell office:value-type="float" office:value="5.1794269185573533E-2"/>
          <table:table-cell office:value-type="float" office:value="0.87984644913627641"/>
          <table:table-cell/>
          <table:table-cell office:value-type="float" office:value="2890"/>
          <table:table-cell office:value-type="float" office:value="1814"/>
          <table:table-cell office:value-type="float" office:value="5495"/>
          <table:table-cell office:value-type="float" office:value="4106"/>
          <table:table-cell office:value-type="float" office:value="0.12417517852300461"/>
          <table:table-cell office:value-type="float" office:value="9.2786766699810175E-2"/>
          <table:table-cell office:value-type="float" office:value="0.74722474977252051"/>
          <table:table-cell table:number-columns-repeated="16"/>
          <table:table-cell office:value-type="string" office:string-value="Westminster"/>
          <table:table-cell/>
          <table:table-cell office:value-type="float" office:value="-7.5824821476995402E-2"/>
          <table:table-cell office:value-type="float" office:value="3355.4000000000005"/>
          <table:table-cell/>
          <table:table-cell office:value-type="float" office:value="2747.5"/>
          <table:table-cell/>
          <table:table-cell office:value-type="float" office:value="-3.9213233300189831E-2"/>
          <table:table-cell office:value-type="float" office:value="1735.2640000000004"/>
          <table:table-cell/>
          <table:table-cell office:value-type="float" office:value="2053"/>
          <table:table-cell table:number-columns-repeated="16339"/>
        </table:table-row>
        <table:table-row>
          <table:table-cell/>
          <table:table-cell office:value-type="string" office:string-value="LONDON"/>
          <table:table-cell office:value-type="float" office:value="2166406"/>
          <table:table-cell office:value-type="float" office:value="104030"/>
          <table:table-cell office:value-type="float" office:value="45216"/>
          <table:table-cell office:value-type="float" office:value="104030"/>
          <table:table-cell office:value-type="float" office:value="45216"/>
          <table:table-cell office:value-type="float" office:value="4.8019623283908928E-2"/>
          <table:table-cell office:value-type="float" office:value="2.0871434070991311E-2"/>
          <table:table-cell office:value-type="float" office:value="0.43464385273478806"/>
          <table:table-cell/>
          <table:table-cell office:value-type="float" office:value="90898"/>
          <table:table-cell office:value-type="float" office:value="44969"/>
          <table:table-cell office:value-type="float" office:value="194928"/>
          <table:table-cell office:value-type="float" office:value="90185"/>
          <table:table-cell office:value-type="float" office:value="8.9977594227490132E-2"/>
          <table:table-cell office:value-type="float" office:value="4.162885442525547E-2"/>
          <table:table-cell office:value-type="float" office:value="0.46265800705901666"/>
          <table:table-cell table:number-columns-repeated="16"/>
          <table:table-cell office:value-type="string" office:string-value="LONDON"/>
          <table:table-cell/>
          <table:table-cell office:value-type="float" office:value="-0.11002240577250988"/>
          <table:table-cell office:value-type="float" office:value="238353.20000000004"/>
          <table:table-cell/>
          <table:table-cell office:value-type="float" office:value="97464"/>
          <table:table-cell/>
          <table:table-cell office:value-type="float" office:value="-9.0371145574744544E-2"/>
          <table:table-cell office:value-type="float" office:value="195780.59200000003"/>
          <table:table-cell/>
          <table:table-cell office:value-type="float" office:value="45092.5"/>
          <table:table-cell table:number-columns-repeated="16339"/>
        </table:table-row>
        <table:table-row>
          <table:table-cell/>
          <table:table-cell office:value-type="string" office:string-value="NATIONAL"/>
          <table:table-cell office:value-type="float" office:value="15578669"/>
          <table:table-cell office:value-type="float" office:value="673510"/>
          <table:table-cell office:value-type="float" office:value="288187"/>
          <table:table-cell office:value-type="float" office:value="673510"/>
          <table:table-cell office:value-type="float" office:value="288187"/>
          <table:table-cell office:value-type="float" office:value="4.3232833305592411E-2"/>
          <table:table-cell office:value-type="float" office:value="1.8498820406287596E-2"/>
          <table:table-cell office:value-type="float" office:value="0.42788822734629034"/>
          <table:table-cell/>
          <table:table-cell office:value-type="float" office:value="678151"/>
          <table:table-cell office:value-type="float" office:value="295964"/>
          <table:table-cell office:value-type="float" office:value="1351661"/>
          <table:table-cell office:value-type="float" office:value="584151"/>
          <table:table-cell office:value-type="float" office:value="8.6763573961292847E-2"/>
          <table:table-cell office:value-type="float" office:value="3.7496849056873859E-2"/>
          <table:table-cell office:value-type="float" office:value="0.43217271194478496"/>
          <table:table-cell table:number-columns-repeated="16"/>
          <table:table-cell office:value-type="string" office:string-value="NATIONAL"/>
          <table:table-cell/>
          <table:table-cell office:value-type="float" office:value="-0.11323642603870716"/>
          <table:table-cell office:value-type="float" office:value="1764072.8"/>
          <table:table-cell/>
          <table:table-cell office:value-type="float" office:value="675830.5"/>
          <table:table-cell/>
          <table:table-cell office:value-type="float" office:value="-9.4503150943126141E-2"/>
          <table:table-cell office:value-type="float" office:value="1472233.308"/>
          <table:table-cell/>
          <table:table-cell office:value-type="float" office:value="292075.5"/>
          <table:table-cell table:number-columns-repeated="16339"/>
        </table:table-row>
        <table:table-row table:number-rows-repeated="1048035">
          <table:table-cell table:number-columns-repeated="16339"/>
        </table:table-row>
      </table:table>
      <table:table table:name="'file:///C:/Users/simon.lewry/Documents/Health%20Checks/2019%20Q2%20Update/London%20NHS%20Health%20Checks%20Data%20Tool%20v2018_19Q2.xlsx'#Five_Year_Progress1" table:style-name="ta3">
        <table:table-source xlink:href="file:///C:/Users/simon.lewry/Documents/Health%20Checks/2019%20Q2%20Update/London%20NHS%20Health%20Checks%20Data%20Tool%20v2018_19Q2.xlsx" table:table-name="Five_Year_Progres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_-_REGIONS1" table:style-name="ta3">
        <table:table-source xlink:href="file:///C:/Users/simon.lewry/Documents/Health%20Checks/2019%20Q2%20Update/London%20NHS%20Health%20Checks%20Data%20Tool%20v2018_19Q2.xlsx" table:table-name="Annual_Progress_-_REG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Five_Year_Progress_-_REGIONS1" table:style-name="ta3">
        <table:table-source xlink:href="file:///C:/Users/simon.lewry/Documents/Health%20Checks/2019%20Q2%20Update/London%20NHS%20Health%20Checks%20Data%20Tool%20v2018_19Q2.xlsx" table:table-name="Five_Year_Progress_-_REG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Single_Quarter_Proportions1" table:style-name="ta3">
        <table:table-source xlink:href="file:///C:/Users/simon.lewry/Documents/Health%20Checks/2019%20Q2%20Update/London%20NHS%20Health%20Checks%20Data%20Tool%20v2018_19Q2.xlsx" table:table-name="Single_Quarter_Proportion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offered_comparison1" table:style-name="ta3">
        <table:table-source xlink:href="file:///C:/Users/simon.lewry/Documents/Health%20Checks/2019%20Q2%20Update/London%20NHS%20Health%20Checks%20Data%20Tool%20v2018_19Q2.xlsx" table:table-name="Quarterly_offered_comparis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received_comparison1" table:style-name="ta3">
        <table:table-source xlink:href="file:///C:/Users/simon.lewry/Documents/Health%20Checks/2019%20Q2%20Update/London%20NHS%20Health%20Checks%20Data%20Tool%20v2018_19Q2.xlsx" table:table-name="Quarterly_received_comparison1" table:mode="copy-results-only"/>
        <table:table-column/>
        <table:table-row table:number-rows-repeated="11">
          <table:table-cell table:number-columns-repeated="16384"/>
        </table:table-row>
        <table:table-row>
          <table:table-cell table:number-columns-repeated="8"/>
          <table:table-cell office:value-type="string" office:string-value="Barking and Dagenham"/>
          <table:table-cell office:value-type="float" office:value="2.8697424987811904E-2"/>
          <table:table-cell office:value-type="float" office:value="2.5777253049980322E-2"/>
          <table:table-cell office:value-type="float" office:value="2.9201719378315824E-3"/>
          <table:table-cell table:number-columns-repeated="16372"/>
        </table:table-row>
        <table:table-row>
          <table:table-cell table:number-columns-repeated="8"/>
          <table:table-cell office:value-type="string" office:string-value="Barnet"/>
          <table:table-cell office:value-type="float" office:value="2.1041254880577977E-2"/>
          <table:table-cell office:value-type="float" office:value="9.3905577693202038E-3"/>
          <table:table-cell office:value-type="float" office:value="1.1650697111257774E-2"/>
          <table:table-cell table:number-columns-repeated="16372"/>
        </table:table-row>
        <table:table-row>
          <table:table-cell table:number-columns-repeated="8"/>
          <table:table-cell office:value-type="string" office:string-value="Bexley"/>
          <table:table-cell office:value-type="float" office:value="9.6104767321462427E-3"/>
          <table:table-cell office:value-type="float" office:value="1.7015284419280078E-2"/>
          <table:table-cell office:value-type="float" office:value="-7.4048076871338353E-3"/>
          <table:table-cell table:number-columns-repeated="16372"/>
        </table:table-row>
        <table:table-row>
          <table:table-cell table:number-columns-repeated="8"/>
          <table:table-cell office:value-type="string" office:string-value="Brent"/>
          <table:table-cell office:value-type="float" office:value="0"/>
          <table:table-cell office:value-type="float" office:value="2.8938593715773845E-2"/>
          <table:table-cell office:value-type="float" office:value="-2.8938593715773845E-2"/>
          <table:table-cell table:number-columns-repeated="16372"/>
        </table:table-row>
        <table:table-row>
          <table:table-cell table:number-columns-repeated="8"/>
          <table:table-cell office:value-type="string" office:string-value="Bromley"/>
          <table:table-cell office:value-type="float" office:value="2.2973518363292044E-2"/>
          <table:table-cell office:value-type="float" office:value="2.2528108034886266E-2"/>
          <table:table-cell office:value-type="float" office:value="4.4541032840577852E-4"/>
          <table:table-cell table:number-columns-repeated="16372"/>
        </table:table-row>
        <table:table-row>
          <table:table-cell table:number-columns-repeated="8"/>
          <table:table-cell office:value-type="string" office:string-value="Camden"/>
          <table:table-cell office:value-type="float" office:value="6.0265508892043081E-2"/>
          <table:table-cell office:value-type="float" office:value="3.3780179312006331E-2"/>
          <table:table-cell office:value-type="float" office:value="2.648532958003675E-2"/>
          <table:table-cell table:number-columns-repeated="16372"/>
        </table:table-row>
        <table:table-row>
          <table:table-cell table:number-columns-repeated="8"/>
          <table:table-cell office:value-type="string" office:string-value="City of London"/>
          <table:table-cell office:value-type="float" office:value="3.479236812570146E-2"/>
          <table:table-cell office:value-type="float" office:value="5.920550038197097E-2"/>
          <table:table-cell office:value-type="float" office:value="-2.441313225626951E-2"/>
          <table:table-cell table:number-columns-repeated="16372"/>
        </table:table-row>
        <table:table-row>
          <table:table-cell table:number-columns-repeated="8"/>
          <table:table-cell office:value-type="string" office:string-value="Croydon"/>
          <table:table-cell office:value-type="float" office:value="5.2905063231452575E-3"/>
          <table:table-cell office:value-type="float" office:value="7.3165606433988574E-3"/>
          <table:table-cell office:value-type="float" office:value="-2.0260543202535999E-3"/>
          <table:table-cell table:number-columns-repeated="16372"/>
        </table:table-row>
        <table:table-row>
          <table:table-cell table:number-columns-repeated="8"/>
          <table:table-cell office:value-type="string" office:string-value="Ealing"/>
          <table:table-cell office:value-type="float" office:value="4.2223540946385266E-2"/>
          <table:table-cell office:value-type="float" office:value="4.8201466664948255E-2"/>
          <table:table-cell office:value-type="float" office:value="-5.9779257185629889E-3"/>
          <table:table-cell table:number-columns-repeated="16372"/>
        </table:table-row>
        <table:table-row>
          <table:table-cell table:number-columns-repeated="8"/>
          <table:table-cell office:value-type="string" office:string-value="Enfield"/>
          <table:table-cell office:value-type="float" office:value="1.0016732496329095E-2"/>
          <table:table-cell office:value-type="float" office:value="6.6460462923570466E-3"/>
          <table:table-cell office:value-type="float" office:value="3.3706862039720479E-3"/>
          <table:table-cell table:number-columns-repeated="16372"/>
        </table:table-row>
        <table:table-row>
          <table:table-cell table:number-columns-repeated="8"/>
          <table:table-cell office:value-type="string" office:string-value="Greenwich"/>
          <table:table-cell office:value-type="float" office:value="1.1289180095625996E-2"/>
          <table:table-cell office:value-type="float" office:value="1.4420971565770201E-2"/>
          <table:table-cell office:value-type="float" office:value="-3.1317914701442049E-3"/>
          <table:table-cell table:number-columns-repeated="16372"/>
        </table:table-row>
        <table:table-row>
          <table:table-cell table:number-columns-repeated="8"/>
          <table:table-cell office:value-type="string" office:string-value="Hackney"/>
          <table:table-cell office:value-type="float" office:value="3.1222275833086895E-2"/>
          <table:table-cell office:value-type="float" office:value="2.5446050609889938E-2"/>
          <table:table-cell office:value-type="float" office:value="5.7762252231969569E-3"/>
          <table:table-cell table:number-columns-repeated="16372"/>
        </table:table-row>
        <table:table-row>
          <table:table-cell table:number-columns-repeated="8"/>
          <table:table-cell office:value-type="string" office:string-value="Hammersmith and Fulham"/>
          <table:table-cell office:value-type="float" office:value="3.9691595990747883E-2"/>
          <table:table-cell office:value-type="float" office:value="6.3098114273163697E-2"/>
          <table:table-cell office:value-type="float" office:value="-2.3406518282415814E-2"/>
          <table:table-cell table:number-columns-repeated="16372"/>
        </table:table-row>
        <table:table-row>
          <table:table-cell table:number-columns-repeated="8"/>
          <table:table-cell office:value-type="string" office:string-value="Haringey"/>
          <table:table-cell office:value-type="float" office:value="5.6442828648625709E-3"/>
          <table:table-cell office:value-type="float" office:value="1.3320923739165843E-2"/>
          <table:table-cell office:value-type="float" office:value="-7.6766408743032723E-3"/>
          <table:table-cell table:number-columns-repeated="16372"/>
        </table:table-row>
        <table:table-row>
          <table:table-cell table:number-columns-repeated="8"/>
          <table:table-cell office:value-type="string" office:string-value="Harrow"/>
          <table:table-cell office:value-type="float" office:value="1.1200404046405918E-2"/>
          <table:table-cell office:value-type="float" office:value="8.2460006896655121E-4"/>
          <table:table-cell office:value-type="float" office:value="1.0375803977439367E-2"/>
          <table:table-cell table:number-columns-repeated="16372"/>
        </table:table-row>
        <table:table-row>
          <table:table-cell table:number-columns-repeated="8"/>
          <table:table-cell office:value-type="string" office:string-value="Havering"/>
          <table:table-cell office:value-type="float" office:value="9.9293596981474656E-3"/>
          <table:table-cell office:value-type="float" office:value="1.1563771400486034E-2"/>
          <table:table-cell office:value-type="float" office:value="-1.6344117023385681E-3"/>
          <table:table-cell table:number-columns-repeated="16372"/>
        </table:table-row>
        <table:table-row>
          <table:table-cell table:number-columns-repeated="8"/>
          <table:table-cell office:value-type="string" office:string-value="Hillingdon"/>
          <table:table-cell office:value-type="float" office:value="2.188610501738316E-2"/>
          <table:table-cell office:value-type="float" office:value="1.6301014082301196E-2"/>
          <table:table-cell office:value-type="float" office:value="5.5850909350819641E-3"/>
          <table:table-cell table:number-columns-repeated="16372"/>
        </table:table-row>
        <table:table-row>
          <table:table-cell table:number-columns-repeated="8"/>
          <table:table-cell office:value-type="string" office:string-value="Hounslow"/>
          <table:table-cell office:value-type="float" office:value="3.6628350057157373E-2"/>
          <table:table-cell office:value-type="float" office:value="3.5748808373054233E-2"/>
          <table:table-cell office:value-type="float" office:value="8.7954168410313976E-4"/>
          <table:table-cell table:number-columns-repeated="16372"/>
        </table:table-row>
        <table:table-row>
          <table:table-cell table:number-columns-repeated="8"/>
          <table:table-cell office:value-type="string" office:string-value="Islington"/>
          <table:table-cell office:value-type="float" office:value="3.2955274983950351E-2"/>
          <table:table-cell office:value-type="float" office:value="4.6989430347175488E-2"/>
          <table:table-cell office:value-type="float" office:value="-1.4034155363225137E-2"/>
          <table:table-cell table:number-columns-repeated="16372"/>
        </table:table-row>
        <table:table-row>
          <table:table-cell table:number-columns-repeated="8"/>
          <table:table-cell office:value-type="string" office:string-value="Kensington and Chelsea"/>
          <table:table-cell office:value-type="float" office:value="3.2655889145496539E-2"/>
          <table:table-cell office:value-type="float" office:value="3.1793614025525732E-2"/>
          <table:table-cell office:value-type="float" office:value="8.6227511997080675E-4"/>
          <table:table-cell table:number-columns-repeated="16372"/>
        </table:table-row>
        <table:table-row>
          <table:table-cell table:number-columns-repeated="8"/>
          <table:table-cell office:value-type="string" office:string-value="Kingston upon Thames"/>
          <table:table-cell office:value-type="float" office:value="2.4778574441164065E-2"/>
          <table:table-cell office:value-type="float" office:value="2.9337749768782399E-2"/>
          <table:table-cell office:value-type="float" office:value="-4.5591753276183339E-3"/>
          <table:table-cell table:number-columns-repeated="16372"/>
        </table:table-row>
        <table:table-row>
          <table:table-cell table:number-columns-repeated="8"/>
          <table:table-cell office:value-type="string" office:string-value="Lambeth"/>
          <table:table-cell office:value-type="float" office:value="8.4382622453688435E-3"/>
          <table:table-cell office:value-type="float" office:value="1.456531634046427E-2"/>
          <table:table-cell office:value-type="float" office:value="-6.1270540950954262E-3"/>
          <table:table-cell table:number-columns-repeated="16372"/>
        </table:table-row>
        <table:table-row>
          <table:table-cell table:number-columns-repeated="8"/>
          <table:table-cell office:value-type="string" office:string-value="Lewisham"/>
          <table:table-cell office:value-type="float" office:value="1.6432803645423214E-2"/>
          <table:table-cell office:value-type="float" office:value="2.5721099998682322E-2"/>
          <table:table-cell office:value-type="float" office:value="-9.2882963532591074E-3"/>
          <table:table-cell table:number-columns-repeated="16372"/>
        </table:table-row>
        <table:table-row>
          <table:table-cell table:number-columns-repeated="8"/>
          <table:table-cell office:value-type="string" office:string-value="Merton"/>
          <table:table-cell office:value-type="float" office:value="1.9738757095037113E-2"/>
          <table:table-cell office:value-type="float" office:value="1.1007448926912014E-2"/>
          <table:table-cell office:value-type="float" office:value="8.731308168125099E-3"/>
          <table:table-cell table:number-columns-repeated="16372"/>
        </table:table-row>
        <table:table-row>
          <table:table-cell table:number-columns-repeated="8"/>
          <table:table-cell office:value-type="string" office:string-value="Newham"/>
          <table:table-cell office:value-type="float" office:value="3.1858906525573195E-2"/>
          <table:table-cell office:value-type="float" office:value="3.8987121329157479E-2"/>
          <table:table-cell office:value-type="float" office:value="-7.1282148035842832E-3"/>
          <table:table-cell table:number-columns-repeated="16372"/>
        </table:table-row>
        <table:table-row>
          <table:table-cell table:number-columns-repeated="8"/>
          <table:table-cell office:value-type="string" office:string-value="Redbridge"/>
          <table:table-cell office:value-type="float" office:value="1.5896958329507747E-2"/>
          <table:table-cell office:value-type="float" office:value="2.3482448538917223E-2"/>
          <table:table-cell office:value-type="float" office:value="-7.5854902094094762E-3"/>
          <table:table-cell table:number-columns-repeated="16372"/>
        </table:table-row>
        <table:table-row>
          <table:table-cell table:number-columns-repeated="8"/>
          <table:table-cell office:value-type="string" office:string-value="Richmond upon Thames"/>
          <table:table-cell office:value-type="float" office:value="2.2478827307365935E-2"/>
          <table:table-cell office:value-type="float" office:value="1.6568147272420199E-2"/>
          <table:table-cell office:value-type="float" office:value="5.9106800349457353E-3"/>
          <table:table-cell table:number-columns-repeated="16372"/>
        </table:table-row>
        <table:table-row>
          <table:table-cell table:number-columns-repeated="8"/>
          <table:table-cell office:value-type="string" office:string-value="Southwark"/>
          <table:table-cell office:value-type="float" office:value="2.4199090716853458E-2"/>
          <table:table-cell office:value-type="float" office:value="1.9085981535799733E-2"/>
          <table:table-cell office:value-type="float" office:value="5.1131091810537252E-3"/>
          <table:table-cell table:number-columns-repeated="16372"/>
        </table:table-row>
        <table:table-row>
          <table:table-cell table:number-columns-repeated="8"/>
          <table:table-cell office:value-type="string" office:string-value="Sutton"/>
          <table:table-cell office:value-type="float" office:value="5.1549022610115859E-3"/>
          <table:table-cell office:value-type="float" office:value="1.4579567949048971E-2"/>
          <table:table-cell office:value-type="float" office:value="-9.4246656880373862E-3"/>
          <table:table-cell table:number-columns-repeated="16372"/>
        </table:table-row>
        <table:table-row>
          <table:table-cell table:number-columns-repeated="8"/>
          <table:table-cell office:value-type="string" office:string-value="Tower Hamlets"/>
          <table:table-cell office:value-type="float" office:value="3.30648908161685E-2"/>
          <table:table-cell office:value-type="float" office:value="2.9993721773295259E-2"/>
          <table:table-cell office:value-type="float" office:value="3.0711690428732417E-3"/>
          <table:table-cell table:number-columns-repeated="16372"/>
        </table:table-row>
        <table:table-row>
          <table:table-cell table:number-columns-repeated="8"/>
          <table:table-cell office:value-type="string" office:string-value="Waltham Forest"/>
          <table:table-cell office:value-type="float" office:value="1.7533347599686139E-2"/>
          <table:table-cell office:value-type="float" office:value="2.4718511936841797E-2"/>
          <table:table-cell office:value-type="float" office:value="-7.1851643371556584E-3"/>
          <table:table-cell table:number-columns-repeated="16372"/>
        </table:table-row>
        <table:table-row>
          <table:table-cell table:number-columns-repeated="8"/>
          <table:table-cell office:value-type="string" office:string-value="Wandsworth"/>
          <table:table-cell office:value-type="float" office:value="2.0543531223966929E-2"/>
          <table:table-cell office:value-type="float" office:value="2.4082600809264686E-2"/>
          <table:table-cell office:value-type="float" office:value="-3.539069585297757E-3"/>
          <table:table-cell table:number-columns-repeated="16372"/>
        </table:table-row>
        <table:table-row>
          <table:table-cell table:number-columns-repeated="8"/>
          <table:table-cell office:value-type="string" office:string-value="Westminster"/>
          <table:table-cell office:value-type="float" office:value="4.0992497514236642E-2"/>
          <table:table-cell office:value-type="float" office:value="3.9486294805443745E-2"/>
          <table:table-cell office:value-type="float" office:value="1.5062027087928975E-3"/>
          <table:table-cell table:number-columns-repeated="16372"/>
        </table:table-row>
        <table:table-row>
          <table:table-cell table:number-columns-repeated="8"/>
          <table:table-cell office:value-type="string" office:string-value="LONDON"/>
          <table:table-cell office:value-type="float" office:value="2.0757420354264158E-2"/>
          <table:table-cell office:value-type="float" office:value="2.2304569773858071E-2"/>
          <table:table-cell office:value-type="float" office:value="-1.5471494195939128E-3"/>
          <table:table-cell table:number-columns-repeated="16372"/>
        </table:table-row>
        <table:table-row>
          <table:table-cell table:number-columns-repeated="8"/>
          <table:table-cell office:value-type="string" office:string-value="NATIONAL"/>
          <table:table-cell office:value-type="float" office:value="1.8998028650586259E-2"/>
          <table:table-cell office:value-type="float" office:value="1.9282632459818226E-2"/>
          <table:table-cell office:value-type="float" office:value="-2.8460380923196749E-4"/>
          <table:table-cell table:number-columns-repeated="16372"/>
        </table:table-row>
        <table:table-row table:number-rows-repeated="1048530">
          <table:table-cell table:number-columns-repeated="16372"/>
        </table:table-row>
      </table:table>
      <table:table table:name="'file:///C:/Users/simon.lewry/Documents/Health%20Checks/2019%20Q2%20Update/London%20NHS%20Health%20Checks%20Data%20Tool%20v2018_19Q2.xlsx'#Ranked_Charts_-_5_year1" table:style-name="ta3">
        <table:table-source xlink:href="file:///C:/Users/simon.lewry/Documents/Health%20Checks/2019%20Q2%20Update/London%20NHS%20Health%20Checks%20Data%20Tool%20v2018_19Q2.xlsx" table:table-name="Ranked_Charts_-_5_ye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7-18_quarterly_data1" table:style-name="ta3">
        <table:table-source xlink:href="file:///C:/Users/simon.lewry/Documents/Health%20Checks/2019%20Q2%20Update/London%20NHS%20Health%20Checks%20Data%20Tool%20v2018_19Q2.xlsx" table:table-name="2017-18_quarterly_dat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8-19_quarterly_data1" table:style-name="ta3">
        <table:table-source xlink:href="file:///C:/Users/simon.lewry/Documents/Health%20Checks/2019%20Q2%20Update/London%20NHS%20Health%20Checks%20Data%20Tool%20v2018_19Q2.xlsx" table:table-name="2018-19_quarterly_data1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office:value-type="string" office:string-value="Appointments offered 2018-2019"/>
          <table:table-cell office:value-type="string" office:string-value="Appointments offered 2018-2019 (percentage)"/>
          <table:table-cell office:value-type="string" office:string-value="Appointments offered Q1"/>
          <table:table-cell office:value-type="string" office:string-value="Appointments offered Q1 (percentage)"/>
          <table:table-cell office:value-type="string" office:string-value="Appointments offered Q2"/>
          <table:table-cell office:value-type="string" office:string-value="Appointments offered Q2 (percentage)"/>
          <table:table-cell office:value-type="string" office:string-value="Appointments offered Q3"/>
          <table:table-cell office:value-type="string" office:string-value="Appointments offered Q3 (percentage)"/>
          <table:table-cell office:value-type="string" office:string-value="Appointments offered Q4"/>
          <table:table-cell office:value-type="string" office:string-value="Appointments offered Q4 (percentage)"/>
          <table:table-cell office:value-type="string" office:string-value="Appointments received 2018-2019"/>
          <table:table-cell office:value-type="string" office:string-value="Appointments received 2018-2019 (percentage)"/>
          <table:table-cell office:value-type="string" office:string-value="Appointments received Q1"/>
          <table:table-cell office:value-type="string" office:string-value="Appointments received Q1 (percentage)"/>
          <table:table-cell office:value-type="string" office:string-value="Appointments received Q2"/>
          <table:table-cell office:value-type="string" office:string-value="Appointments received Q2 (percentage)"/>
          <table:table-cell office:value-type="string" office:string-value="Appointments received Q3"/>
          <table:table-cell office:value-type="string" office:string-value="Appointments received Q3 (percentage)"/>
          <table:table-cell office:value-type="string" office:string-value="Appointments received Q4"/>
          <table:table-cell office:value-type="string" office:string-value="Appointments received Q4 (percentage)"/>
          <table:table-cell office:value-type="string" office:string-value="Percentage of people that received an NHS Health Check of those offered 2018-2019"/>
          <table:table-cell office:value-type="string" office:string-value="Percentage of people that received an NHS Health Check of those offered Q1"/>
          <table:table-cell office:value-type="string" office:string-value="Percentage of people that received an NHS Health Check of those offered Q2"/>
          <table:table-cell office:value-type="string" office:string-value="Percentage of people that received an NHS Health Check of those offered Q3"/>
          <table:table-cell office:value-type="string" office:string-value="Percentage of people that received an NHS Health Check of those offered Q4"/>
          <table:table-cell table:number-columns-repeated="1635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ational"/>
          <table:table-cell office:value-type="float" office:value="15578669"/>
          <table:table-cell office:value-type="float" office:value="1351661"/>
          <table:table-cell office:value-type="float" office:value="8.6800000000000002E-2"/>
          <table:table-cell office:value-type="float" office:value="673510"/>
          <table:table-cell office:value-type="float" office:value="4.3200000000000002E-2"/>
          <table:table-cell office:value-type="float" office:value="678151"/>
          <table:table-cell office:value-type="float" office:value="4.3499999999999997E-2"/>
          <table:table-cell table:number-columns-repeated="4"/>
          <table:table-cell office:value-type="float" office:value="584151"/>
          <table:table-cell office:value-type="float" office:value="3.7499999999999999E-2"/>
          <table:table-cell office:value-type="float" office:value="288187"/>
          <table:table-cell office:value-type="float" office:value="1.8499999999999999E-2"/>
          <table:table-cell office:value-type="float" office:value="295964"/>
          <table:table-cell office:value-type="float" office:value="1.9E-2"/>
          <table:table-cell table:number-columns-repeated="4"/>
          <table:table-cell office:value-type="float" office:value="0.43219999999999997"/>
          <table:table-cell office:value-type="float" office:value="0.4279"/>
          <table:table-cell office:value-type="float" office:value="0.43640000000000001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East Midlands"/>
          <table:table-cell office:value-type="float" office:value="1377923"/>
          <table:table-cell office:value-type="float" office:value="99972"/>
          <table:table-cell office:value-type="float" office:value="7.2599999999999998E-2"/>
          <table:table-cell office:value-type="float" office:value="48207"/>
          <table:table-cell office:value-type="float" office:value="3.5000000000000003E-2"/>
          <table:table-cell office:value-type="float" office:value="51765"/>
          <table:table-cell office:value-type="float" office:value="3.7600000000000001E-2"/>
          <table:table-cell table:number-columns-repeated="4"/>
          <table:table-cell office:value-type="float" office:value="57586"/>
          <table:table-cell office:value-type="float" office:value="4.1799999999999997E-2"/>
          <table:table-cell office:value-type="float" office:value="28411"/>
          <table:table-cell office:value-type="float" office:value="2.06E-2"/>
          <table:table-cell office:value-type="float" office:value="29175"/>
          <table:table-cell office:value-type="float" office:value="2.12E-2"/>
          <table:table-cell table:number-columns-repeated="4"/>
          <table:table-cell office:value-type="float" office:value="0.57599999999999996"/>
          <table:table-cell office:value-type="float" office:value="0.58940000000000003"/>
          <table:table-cell office:value-type="float" office:value="0.56359999999999999"/>
          <table:table-cell table:number-columns-repeated="16358"/>
        </table:table-row>
        <table:table-row>
          <table:table-cell/>
          <table:table-cell office:value-type="string" office:string-value="Derby"/>
          <table:table-cell office:value-type="float" office:value="83234"/>
          <table:table-cell office:value-type="float" office:value="6761"/>
          <table:table-cell office:value-type="float" office:value="8.1199999999999994E-2"/>
          <table:table-cell office:value-type="float" office:value="3171"/>
          <table:table-cell office:value-type="float" office:value="3.8100000000000002E-2"/>
          <table:table-cell office:value-type="float" office:value="3590"/>
          <table:table-cell office:value-type="float" office:value="4.3099999999999999E-2"/>
          <table:table-cell table:number-columns-repeated="4"/>
          <table:table-cell office:value-type="float" office:value="2971"/>
          <table:table-cell office:value-type="float" office:value="3.5700000000000003E-2"/>
          <table:table-cell office:value-type="float" office:value="1564"/>
          <table:table-cell office:value-type="float" office:value="1.8800000000000001E-2"/>
          <table:table-cell office:value-type="float" office:value="1407"/>
          <table:table-cell office:value-type="float" office:value="1.6899999999999998E-2"/>
          <table:table-cell table:number-columns-repeated="4"/>
          <table:table-cell office:value-type="float" office:value="0.43940000000000001"/>
          <table:table-cell office:value-type="float" office:value="0.49320000000000003"/>
          <table:table-cell office:value-type="float" office:value="0.39190000000000003"/>
          <table:table-cell table:number-columns-repeated="16358"/>
        </table:table-row>
        <table:table-row>
          <table:table-cell/>
          <table:table-cell office:value-type="string" office:string-value="Derbyshire"/>
          <table:table-cell office:value-type="float" office:value="239615"/>
          <table:table-cell office:value-type="float" office:value="17676"/>
          <table:table-cell office:value-type="float" office:value="7.3800000000000004E-2"/>
          <table:table-cell office:value-type="float" office:value="10117"/>
          <table:table-cell office:value-type="float" office:value="4.2200000000000001E-2"/>
          <table:table-cell office:value-type="float" office:value="7559"/>
          <table:table-cell office:value-type="float" office:value="3.15E-2"/>
          <table:table-cell table:number-columns-repeated="4"/>
          <table:table-cell office:value-type="float" office:value="9378"/>
          <table:table-cell office:value-type="float" office:value="3.9100000000000003E-2"/>
          <table:table-cell office:value-type="float" office:value="5228"/>
          <table:table-cell office:value-type="float" office:value="2.18E-2"/>
          <table:table-cell office:value-type="float" office:value="4150"/>
          <table:table-cell office:value-type="float" office:value="1.7299999999999999E-2"/>
          <table:table-cell table:number-columns-repeated="4"/>
          <table:table-cell office:value-type="float" office:value="0.53049999999999997"/>
          <table:table-cell office:value-type="float" office:value="0.51680000000000004"/>
          <table:table-cell office:value-type="float" office:value="0.54900000000000004"/>
          <table:table-cell table:number-columns-repeated="16358"/>
        </table:table-row>
        <table:table-row>
          <table:table-cell/>
          <table:table-cell office:value-type="string" office:string-value="Leicester"/>
          <table:table-cell office:value-type="float" office:value="81229"/>
          <table:table-cell office:value-type="float" office:value="4745"/>
          <table:table-cell office:value-type="float" office:value="5.8400000000000001E-2"/>
          <table:table-cell office:value-type="float" office:value="2027"/>
          <table:table-cell office:value-type="float" office:value="2.5000000000000001E-2"/>
          <table:table-cell office:value-type="float" office:value="2718"/>
          <table:table-cell office:value-type="float" office:value="3.3500000000000002E-2"/>
          <table:table-cell table:number-columns-repeated="4"/>
          <table:table-cell office:value-type="float" office:value="4745"/>
          <table:table-cell office:value-type="float" office:value="5.8400000000000001E-2"/>
          <table:table-cell office:value-type="float" office:value="2027"/>
          <table:table-cell office:value-type="float" office:value="2.5000000000000001E-2"/>
          <table:table-cell office:value-type="float" office:value="2718"/>
          <table:table-cell office:value-type="float" office:value="3.3500000000000002E-2"/>
          <table:table-cell table:number-columns-repeated="4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58"/>
        </table:table-row>
        <table:table-row>
          <table:table-cell/>
          <table:table-cell office:value-type="string" office:string-value="Leicestershire"/>
          <table:table-cell office:value-type="float" office:value="207871"/>
          <table:table-cell office:value-type="float" office:value="17261"/>
          <table:table-cell office:value-type="float" office:value="8.3000000000000004E-2"/>
          <table:table-cell office:value-type="float" office:value="9990"/>
          <table:table-cell office:value-type="float" office:value="4.8099999999999997E-2"/>
          <table:table-cell office:value-type="float" office:value="7271"/>
          <table:table-cell office:value-type="float" office:value="3.5000000000000003E-2"/>
          <table:table-cell table:number-columns-repeated="4"/>
          <table:table-cell office:value-type="float" office:value="8504"/>
          <table:table-cell office:value-type="float" office:value="4.0899999999999999E-2"/>
          <table:table-cell office:value-type="float" office:value="4978"/>
          <table:table-cell office:value-type="float" office:value="2.3900000000000001E-2"/>
          <table:table-cell office:value-type="float" office:value="3526"/>
          <table:table-cell office:value-type="float" office:value="1.7000000000000001E-2"/>
          <table:table-cell table:number-columns-repeated="4"/>
          <table:table-cell office:value-type="float" office:value="0.49270000000000003"/>
          <table:table-cell office:value-type="float" office:value="0.49830000000000002"/>
          <table:table-cell office:value-type="float" office:value="0.4849"/>
          <table:table-cell table:number-columns-repeated="16358"/>
        </table:table-row>
        <table:table-row>
          <table:table-cell/>
          <table:table-cell office:value-type="string" office:string-value="Lincolnshire"/>
          <table:table-cell office:value-type="float" office:value="207823"/>
          <table:table-cell office:value-type="float" office:value="19534"/>
          <table:table-cell office:value-type="float" office:value="9.4E-2"/>
          <table:table-cell office:value-type="float" office:value="8137"/>
          <table:table-cell office:value-type="float" office:value="3.9199999999999999E-2"/>
          <table:table-cell office:value-type="float" office:value="11397"/>
          <table:table-cell office:value-type="float" office:value="5.4800000000000001E-2"/>
          <table:table-cell table:number-columns-repeated="4"/>
          <table:table-cell office:value-type="float" office:value="12365"/>
          <table:table-cell office:value-type="float" office:value="5.9499999999999997E-2"/>
          <table:table-cell office:value-type="float" office:value="5242"/>
          <table:table-cell office:value-type="float" office:value="2.52E-2"/>
          <table:table-cell office:value-type="float" office:value="7123"/>
          <table:table-cell office:value-type="float" office:value="3.4299999999999997E-2"/>
          <table:table-cell table:number-columns-repeated="4"/>
          <table:table-cell office:value-type="float" office:value="0.63300000000000001"/>
          <table:table-cell office:value-type="float" office:value="0.64419999999999999"/>
          <table:table-cell office:value-type="float" office:value="0.625"/>
          <table:table-cell table:number-columns-repeated="16358"/>
        </table:table-row>
        <table:table-row>
          <table:table-cell/>
          <table:table-cell office:value-type="string" office:string-value="Northamptonshire"/>
          <table:table-cell office:value-type="float" office:value="219569"/>
          <table:table-cell office:value-type="float" office:value="12745"/>
          <table:table-cell office:value-type="float" office:value="5.8000000000000003E-2"/>
          <table:table-cell office:value-type="float" office:value="6215"/>
          <table:table-cell office:value-type="float" office:value="2.8299999999999999E-2"/>
          <table:table-cell office:value-type="float" office:value="6530"/>
          <table:table-cell office:value-type="float" office:value="2.9700000000000001E-2"/>
          <table:table-cell table:number-columns-repeated="4"/>
          <table:table-cell office:value-type="float" office:value="6732"/>
          <table:table-cell office:value-type="float" office:value="3.0700000000000002E-2"/>
          <table:table-cell office:value-type="float" office:value="3234"/>
          <table:table-cell office:value-type="float" office:value="1.47E-2"/>
          <table:table-cell office:value-type="float" office:value="3498"/>
          <table:table-cell office:value-type="float" office:value="1.5900000000000001E-2"/>
          <table:table-cell table:number-columns-repeated="4"/>
          <table:table-cell office:value-type="float" office:value="0.5282"/>
          <table:table-cell office:value-type="float" office:value="0.52039999999999997"/>
          <table:table-cell office:value-type="float" office:value="0.53569999999999995"/>
          <table:table-cell table:number-columns-repeated="16358"/>
        </table:table-row>
        <table:table-row>
          <table:table-cell/>
          <table:table-cell office:value-type="string" office:string-value="Nottingham"/>
          <table:table-cell office:value-type="float" office:value="77241"/>
          <table:table-cell office:value-type="float" office:value="4977"/>
          <table:table-cell office:value-type="float" office:value="6.4399999999999999E-2"/>
          <table:table-cell office:value-type="float" office:value="2289"/>
          <table:table-cell office:value-type="float" office:value="2.9600000000000001E-2"/>
          <table:table-cell office:value-type="float" office:value="2688"/>
          <table:table-cell office:value-type="float" office:value="3.4799999999999998E-2"/>
          <table:table-cell table:number-columns-repeated="4"/>
          <table:table-cell office:value-type="float" office:value="1713"/>
          <table:table-cell office:value-type="float" office:value="2.2200000000000001E-2"/>
          <table:table-cell office:value-type="float" office:value="879"/>
          <table:table-cell office:value-type="float" office:value="1.14E-2"/>
          <table:table-cell office:value-type="float" office:value="834"/>
          <table:table-cell office:value-type="float" office:value="1.0800000000000001E-2"/>
          <table:table-cell table:number-columns-repeated="4"/>
          <table:table-cell office:value-type="float" office:value="0.34420000000000001"/>
          <table:table-cell office:value-type="float" office:value="0.38400000000000001"/>
          <table:table-cell office:value-type="float" office:value="0.31030000000000002"/>
          <table:table-cell table:number-columns-repeated="16358"/>
        </table:table-row>
        <table:table-row>
          <table:table-cell/>
          <table:table-cell office:value-type="string" office:string-value="Nottinghamshire"/>
          <table:table-cell office:value-type="float" office:value="249440"/>
          <table:table-cell office:value-type="float" office:value="15559"/>
          <table:table-cell office:value-type="float" office:value="6.2399999999999997E-2"/>
          <table:table-cell office:value-type="float" office:value="5941"/>
          <table:table-cell office:value-type="float" office:value="2.3800000000000002E-2"/>
          <table:table-cell office:value-type="float" office:value="9618"/>
          <table:table-cell office:value-type="float" office:value="3.8600000000000002E-2"/>
          <table:table-cell table:number-columns-repeated="4"/>
          <table:table-cell office:value-type="float" office:value="10815"/>
          <table:table-cell office:value-type="float" office:value="4.3400000000000001E-2"/>
          <table:table-cell office:value-type="float" office:value="5049"/>
          <table:table-cell office:value-type="float" office:value="2.0199999999999999E-2"/>
          <table:table-cell office:value-type="float" office:value="5766"/>
          <table:table-cell office:value-type="float" office:value="2.3099999999999999E-2"/>
          <table:table-cell table:number-columns-repeated="4"/>
          <table:table-cell office:value-type="float" office:value="0.69510000000000005"/>
          <table:table-cell office:value-type="float" office:value="0.84989999999999999"/>
          <table:table-cell office:value-type="float" office:value="0.59950000000000003"/>
          <table:table-cell table:number-columns-repeated="16358"/>
        </table:table-row>
        <table:table-row>
          <table:table-cell/>
          <table:table-cell office:value-type="string" office:string-value="Rutland"/>
          <table:table-cell office:value-type="float" office:value="11901"/>
          <table:table-cell office:value-type="float" office:value="714"/>
          <table:table-cell office:value-type="float" office:value="0.06"/>
          <table:table-cell office:value-type="float" office:value="320"/>
          <table:table-cell office:value-type="float" office:value="2.69E-2"/>
          <table:table-cell office:value-type="float" office:value="394"/>
          <table:table-cell office:value-type="float" office:value="3.3099999999999997E-2"/>
          <table:table-cell table:number-columns-repeated="4"/>
          <table:table-cell office:value-type="float" office:value="363"/>
          <table:table-cell office:value-type="float" office:value="3.0499999999999999E-2"/>
          <table:table-cell office:value-type="float" office:value="210"/>
          <table:table-cell office:value-type="float" office:value="1.7600000000000001E-2"/>
          <table:table-cell office:value-type="float" office:value="153"/>
          <table:table-cell office:value-type="float" office:value="1.29E-2"/>
          <table:table-cell table:number-columns-repeated="4"/>
          <table:table-cell office:value-type="float" office:value="0.50839999999999996"/>
          <table:table-cell office:value-type="float" office:value="0.65629999999999999"/>
          <table:table-cell office:value-type="float" office:value="0.38829999999999998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East of England"/>
          <table:table-cell office:value-type="float" office:value="1856346"/>
          <table:table-cell office:value-type="float" office:value="173410"/>
          <table:table-cell office:value-type="float" office:value="9.3399999999999997E-2"/>
          <table:table-cell office:value-type="float" office:value="75441"/>
          <table:table-cell office:value-type="float" office:value="4.0599999999999997E-2"/>
          <table:table-cell office:value-type="float" office:value="97969"/>
          <table:table-cell office:value-type="float" office:value="5.28E-2"/>
          <table:table-cell table:number-columns-repeated="4"/>
          <table:table-cell office:value-type="float" office:value="81595"/>
          <table:table-cell office:value-type="float" office:value="4.3999999999999997E-2"/>
          <table:table-cell office:value-type="float" office:value="40952"/>
          <table:table-cell office:value-type="float" office:value="2.2100000000000002E-2"/>
          <table:table-cell office:value-type="float" office:value="40643"/>
          <table:table-cell office:value-type="float" office:value="2.1899999999999999E-2"/>
          <table:table-cell table:number-columns-repeated="4"/>
          <table:table-cell office:value-type="float" office:value="0.47049999999999997"/>
          <table:table-cell office:value-type="float" office:value="0.54279999999999995"/>
          <table:table-cell office:value-type="float" office:value="0.41489999999999999"/>
          <table:table-cell table:number-columns-repeated="16358"/>
        </table:table-row>
        <table:table-row>
          <table:table-cell/>
          <table:table-cell office:value-type="string" office:string-value="Bedford"/>
          <table:table-cell office:value-type="float" office:value="48900"/>
          <table:table-cell office:value-type="float" office:value="3833"/>
          <table:table-cell office:value-type="float" office:value="7.8399999999999997E-2"/>
          <table:table-cell office:value-type="float" office:value="1744"/>
          <table:table-cell office:value-type="float" office:value="3.5700000000000003E-2"/>
          <table:table-cell office:value-type="float" office:value="2089"/>
          <table:table-cell office:value-type="float" office:value="4.2700000000000002E-2"/>
          <table:table-cell table:number-columns-repeated="4"/>
          <table:table-cell office:value-type="float" office:value="1441"/>
          <table:table-cell office:value-type="float" office:value="2.9499999999999998E-2"/>
          <table:table-cell office:value-type="float" office:value="761"/>
          <table:table-cell office:value-type="float" office:value="1.5599999999999999E-2"/>
          <table:table-cell office:value-type="float" office:value="680"/>
          <table:table-cell office:value-type="float" office:value="1.3899999999999999E-2"/>
          <table:table-cell table:number-columns-repeated="4"/>
          <table:table-cell office:value-type="float" office:value="0.37590000000000001"/>
          <table:table-cell office:value-type="float" office:value="0.43640000000000001"/>
          <table:table-cell office:value-type="float" office:value="0.32550000000000001"/>
          <table:table-cell table:number-columns-repeated="16358"/>
        </table:table-row>
        <table:table-row>
          <table:table-cell/>
          <table:table-cell office:value-type="string" office:string-value="Cambridgeshire"/>
          <table:table-cell office:value-type="float" office:value="189002"/>
          <table:table-cell office:value-type="float" office:value="10734"/>
          <table:table-cell office:value-type="float" office:value="5.6800000000000003E-2"/>
          <table:table-cell office:value-type="float" office:value="4527"/>
          <table:table-cell office:value-type="float" office:value="2.4E-2"/>
          <table:table-cell office:value-type="float" office:value="6207"/>
          <table:table-cell office:value-type="float" office:value="3.2800000000000003E-2"/>
          <table:table-cell table:number-columns-repeated="4"/>
          <table:table-cell office:value-type="float" office:value="7285"/>
          <table:table-cell office:value-type="float" office:value="3.85E-2"/>
          <table:table-cell office:value-type="float" office:value="3560"/>
          <table:table-cell office:value-type="float" office:value="1.8800000000000001E-2"/>
          <table:table-cell office:value-type="float" office:value="3725"/>
          <table:table-cell office:value-type="float" office:value="1.9699999999999999E-2"/>
          <table:table-cell table:number-columns-repeated="4"/>
          <table:table-cell office:value-type="float" office:value="0.67869999999999997"/>
          <table:table-cell office:value-type="float" office:value="0.78639999999999999"/>
          <table:table-cell office:value-type="float" office:value="0.60009999999999997"/>
          <table:table-cell table:number-columns-repeated="16358"/>
        </table:table-row>
        <table:table-row>
          <table:table-cell/>
          <table:table-cell office:value-type="string" office:string-value="Central Bedfordshire"/>
          <table:table-cell office:value-type="float" office:value="84615"/>
          <table:table-cell office:value-type="float" office:value="6794"/>
          <table:table-cell office:value-type="float" office:value="8.0299999999999996E-2"/>
          <table:table-cell office:value-type="float" office:value="3504"/>
          <table:table-cell office:value-type="float" office:value="4.1399999999999999E-2"/>
          <table:table-cell office:value-type="float" office:value="3290"/>
          <table:table-cell office:value-type="float" office:value="3.8899999999999997E-2"/>
          <table:table-cell table:number-columns-repeated="4"/>
          <table:table-cell office:value-type="float" office:value="3183"/>
          <table:table-cell office:value-type="float" office:value="3.7600000000000001E-2"/>
          <table:table-cell office:value-type="float" office:value="1416"/>
          <table:table-cell office:value-type="float" office:value="1.67E-2"/>
          <table:table-cell office:value-type="float" office:value="1767"/>
          <table:table-cell office:value-type="float" office:value="2.0899999999999998E-2"/>
          <table:table-cell table:number-columns-repeated="4"/>
          <table:table-cell office:value-type="float" office:value="0.46850000000000003"/>
          <table:table-cell office:value-type="float" office:value="0.40410000000000001"/>
          <table:table-cell office:value-type="float" office:value="0.53710000000000002"/>
          <table:table-cell table:number-columns-repeated="16358"/>
        </table:table-row>
        <table:table-row>
          <table:table-cell/>
          <table:table-cell office:value-type="string" office:string-value="Essex"/>
          <table:table-cell office:value-type="float" office:value="436447"/>
          <table:table-cell office:value-type="float" office:value="57223"/>
          <table:table-cell office:value-type="float" office:value="0.13109999999999999"/>
          <table:table-cell office:value-type="float" office:value="20225"/>
          <table:table-cell office:value-type="float" office:value="4.6300000000000001E-2"/>
          <table:table-cell office:value-type="float" office:value="36998"/>
          <table:table-cell office:value-type="float" office:value="8.48E-2"/>
          <table:table-cell table:number-columns-repeated="4"/>
          <table:table-cell office:value-type="float" office:value="24165"/>
          <table:table-cell office:value-type="float" office:value="5.5399999999999998E-2"/>
          <table:table-cell office:value-type="float" office:value="11601"/>
          <table:table-cell office:value-type="float" office:value="2.6599999999999999E-2"/>
          <table:table-cell office:value-type="float" office:value="12564"/>
          <table:table-cell office:value-type="float" office:value="2.8799999999999999E-2"/>
          <table:table-cell table:number-columns-repeated="4"/>
          <table:table-cell office:value-type="float" office:value="0.42230000000000001"/>
          <table:table-cell office:value-type="float" office:value="0.5736"/>
          <table:table-cell office:value-type="float" office:value="0.33960000000000001"/>
          <table:table-cell table:number-columns-repeated="16358"/>
        </table:table-row>
        <table:table-row>
          <table:table-cell/>
          <table:table-cell office:value-type="string" office:string-value="Hertfordshire"/>
          <table:table-cell office:value-type="float" office:value="342243"/>
          <table:table-cell office:value-type="float" office:value="26224"/>
          <table:table-cell office:value-type="float" office:value="7.6600000000000001E-2"/>
          <table:table-cell office:value-type="float" office:value="13473"/>
          <table:table-cell office:value-type="float" office:value="3.9399999999999998E-2"/>
          <table:table-cell office:value-type="float" office:value="12751"/>
          <table:table-cell office:value-type="float" office:value="3.73E-2"/>
          <table:table-cell table:number-columns-repeated="4"/>
          <table:table-cell office:value-type="float" office:value="15100"/>
          <table:table-cell office:value-type="float" office:value="4.41E-2"/>
          <table:table-cell office:value-type="float" office:value="8915"/>
          <table:table-cell office:value-type="float" office:value="2.5999999999999999E-2"/>
          <table:table-cell office:value-type="float" office:value="6185"/>
          <table:table-cell office:value-type="float" office:value="1.8100000000000002E-2"/>
          <table:table-cell table:number-columns-repeated="4"/>
          <table:table-cell office:value-type="float" office:value="0.57579999999999998"/>
          <table:table-cell office:value-type="float" office:value="0.66169999999999995"/>
          <table:table-cell office:value-type="float" office:value="0.48509999999999998"/>
          <table:table-cell table:number-columns-repeated="16358"/>
        </table:table-row>
        <table:table-row>
          <table:table-cell/>
          <table:table-cell office:value-type="string" office:string-value="Luton"/>
          <table:table-cell office:value-type="float" office:value="52210"/>
          <table:table-cell office:value-type="float" office:value="4390"/>
          <table:table-cell office:value-type="float" office:value="8.4099999999999994E-2"/>
          <table:table-cell office:value-type="float" office:value="2047"/>
          <table:table-cell office:value-type="float" office:value="3.9199999999999999E-2"/>
          <table:table-cell office:value-type="float" office:value="2343"/>
          <table:table-cell office:value-type="float" office:value="4.4900000000000002E-2"/>
          <table:table-cell table:number-columns-repeated="4"/>
          <table:table-cell office:value-type="float" office:value="1844"/>
          <table:table-cell office:value-type="float" office:value="3.5299999999999998E-2"/>
          <table:table-cell office:value-type="float" office:value="777"/>
          <table:table-cell office:value-type="float" office:value="1.49E-2"/>
          <table:table-cell office:value-type="float" office:value="1067"/>
          <table:table-cell office:value-type="float" office:value="2.0400000000000001E-2"/>
          <table:table-cell table:number-columns-repeated="4"/>
          <table:table-cell office:value-type="float" office:value="0.42"/>
          <table:table-cell office:value-type="float" office:value="0.37959999999999999"/>
          <table:table-cell office:value-type="float" office:value="0.45540000000000003"/>
          <table:table-cell table:number-columns-repeated="16358"/>
        </table:table-row>
        <table:table-row>
          <table:table-cell/>
          <table:table-cell office:value-type="string" office:string-value="Milton Keynes"/>
          <table:table-cell office:value-type="float" office:value="74216"/>
          <table:table-cell office:value-type="float" office:value="6358"/>
          <table:table-cell office:value-type="float" office:value="8.5699999999999998E-2"/>
          <table:table-cell office:value-type="float" office:value="3290"/>
          <table:table-cell office:value-type="float" office:value="4.4299999999999999E-2"/>
          <table:table-cell office:value-type="float" office:value="3068"/>
          <table:table-cell office:value-type="float" office:value="4.1300000000000003E-2"/>
          <table:table-cell table:number-columns-repeated="4"/>
          <table:table-cell office:value-type="float" office:value="3407"/>
          <table:table-cell office:value-type="float" office:value="4.5900000000000003E-2"/>
          <table:table-cell office:value-type="float" office:value="1828"/>
          <table:table-cell office:value-type="float" office:value="2.46E-2"/>
          <table:table-cell office:value-type="float" office:value="1579"/>
          <table:table-cell office:value-type="float" office:value="2.1299999999999999E-2"/>
          <table:table-cell table:number-columns-repeated="4"/>
          <table:table-cell office:value-type="float" office:value="0.53590000000000004"/>
          <table:table-cell office:value-type="float" office:value="0.55559999999999998"/>
          <table:table-cell office:value-type="float" office:value="0.51470000000000005"/>
          <table:table-cell table:number-columns-repeated="16358"/>
        </table:table-row>
        <table:table-row>
          <table:table-cell/>
          <table:table-cell office:value-type="string" office:string-value="Norfolk"/>
          <table:table-cell office:value-type="float" office:value="264545"/>
          <table:table-cell office:value-type="float" office:value="24837"/>
          <table:table-cell office:value-type="float" office:value="9.3899999999999997E-2"/>
          <table:table-cell office:value-type="float" office:value="11837"/>
          <table:table-cell office:value-type="float" office:value="4.4699999999999997E-2"/>
          <table:table-cell office:value-type="float" office:value="13000"/>
          <table:table-cell office:value-type="float" office:value="4.9099999999999998E-2"/>
          <table:table-cell table:number-columns-repeated="4"/>
          <table:table-cell office:value-type="float" office:value="11418"/>
          <table:table-cell office:value-type="float" office:value="4.3200000000000002E-2"/>
          <table:table-cell office:value-type="float" office:value="5680"/>
          <table:table-cell office:value-type="float" office:value="2.1499999999999998E-2"/>
          <table:table-cell office:value-type="float" office:value="5738"/>
          <table:table-cell office:value-type="float" office:value="2.1700000000000001E-2"/>
          <table:table-cell table:number-columns-repeated="4"/>
          <table:table-cell office:value-type="float" office:value="0.4597"/>
          <table:table-cell office:value-type="float" office:value="0.47989999999999999"/>
          <table:table-cell office:value-type="float" office:value="0.44140000000000001"/>
          <table:table-cell table:number-columns-repeated="16358"/>
        </table:table-row>
        <table:table-row>
          <table:table-cell/>
          <table:table-cell office:value-type="string" office:string-value="Peterborough"/>
          <table:table-cell office:value-type="float" office:value="51997"/>
          <table:table-cell office:value-type="float" office:value="2148"/>
          <table:table-cell office:value-type="float" office:value="4.1300000000000003E-2"/>
          <table:table-cell office:value-type="float" office:value="1213"/>
          <table:table-cell office:value-type="float" office:value="2.3300000000000001E-2"/>
          <table:table-cell office:value-type="float" office:value="935"/>
          <table:table-cell office:value-type="float" office:value="1.7999999999999999E-2"/>
          <table:table-cell table:number-columns-repeated="4"/>
          <table:table-cell office:value-type="float" office:value="1346"/>
          <table:table-cell office:value-type="float" office:value="2.5899999999999999E-2"/>
          <table:table-cell office:value-type="float" office:value="728"/>
          <table:table-cell office:value-type="float" office:value="1.4E-2"/>
          <table:table-cell office:value-type="float" office:value="618"/>
          <table:table-cell office:value-type="float" office:value="1.1900000000000001E-2"/>
          <table:table-cell table:number-columns-repeated="4"/>
          <table:table-cell office:value-type="float" office:value="0.62660000000000005"/>
          <table:table-cell office:value-type="float" office:value="0.60019999999999996"/>
          <table:table-cell office:value-type="float" office:value="0.66100000000000003"/>
          <table:table-cell table:number-columns-repeated="16358"/>
        </table:table-row>
        <table:table-row>
          <table:table-cell/>
          <table:table-cell office:value-type="string" office:string-value="Southend-on-Sea"/>
          <table:table-cell office:value-type="float" office:value="49964"/>
          <table:table-cell office:value-type="float" office:value="5299"/>
          <table:table-cell office:value-type="float" office:value="0.1061"/>
          <table:table-cell office:value-type="float" office:value="2662"/>
          <table:table-cell office:value-type="float" office:value="5.33E-2"/>
          <table:table-cell office:value-type="float" office:value="2637"/>
          <table:table-cell office:value-type="float" office:value="5.28E-2"/>
          <table:table-cell table:number-columns-repeated="4"/>
          <table:table-cell office:value-type="float" office:value="2626"/>
          <table:table-cell office:value-type="float" office:value="5.2600000000000001E-2"/>
          <table:table-cell office:value-type="float" office:value="1103"/>
          <table:table-cell office:value-type="float" office:value="2.2100000000000002E-2"/>
          <table:table-cell office:value-type="float" office:value="1523"/>
          <table:table-cell office:value-type="float" office:value="3.0499999999999999E-2"/>
          <table:table-cell table:number-columns-repeated="4"/>
          <table:table-cell office:value-type="float" office:value="0.49559999999999998"/>
          <table:table-cell office:value-type="float" office:value="0.41439999999999999"/>
          <table:table-cell office:value-type="float" office:value="0.5776"/>
          <table:table-cell table:number-columns-repeated="16358"/>
        </table:table-row>
        <table:table-row>
          <table:table-cell/>
          <table:table-cell office:value-type="string" office:string-value="Suffolk"/>
          <table:table-cell office:value-type="float" office:value="223782"/>
          <table:table-cell office:value-type="float" office:value="21180"/>
          <table:table-cell office:value-type="float" office:value="9.4600000000000004E-2"/>
          <table:table-cell office:value-type="float" office:value="9179"/>
          <table:table-cell office:value-type="float" office:value="4.1000000000000002E-2"/>
          <table:table-cell office:value-type="float" office:value="12001"/>
          <table:table-cell office:value-type="float" office:value="5.3600000000000002E-2"/>
          <table:table-cell table:number-columns-repeated="4"/>
          <table:table-cell office:value-type="float" office:value="7943"/>
          <table:table-cell office:value-type="float" office:value="3.5499999999999997E-2"/>
          <table:table-cell office:value-type="float" office:value="3769"/>
          <table:table-cell office:value-type="float" office:value="1.6799999999999999E-2"/>
          <table:table-cell office:value-type="float" office:value="4174"/>
          <table:table-cell office:value-type="float" office:value="1.8700000000000001E-2"/>
          <table:table-cell table:number-columns-repeated="4"/>
          <table:table-cell office:value-type="float" office:value="0.375"/>
          <table:table-cell office:value-type="float" office:value="0.41060000000000002"/>
          <table:table-cell office:value-type="float" office:value="0.3478"/>
          <table:table-cell table:number-columns-repeated="16358"/>
        </table:table-row>
        <table:table-row>
          <table:table-cell/>
          <table:table-cell office:value-type="string" office:string-value="Thurrock"/>
          <table:table-cell office:value-type="float" office:value="38425"/>
          <table:table-cell office:value-type="float" office:value="4390"/>
          <table:table-cell office:value-type="float" office:value="0.1142"/>
          <table:table-cell office:value-type="float" office:value="1740"/>
          <table:table-cell office:value-type="float" office:value="4.53E-2"/>
          <table:table-cell office:value-type="float" office:value="2650"/>
          <table:table-cell office:value-type="float" office:value="6.9000000000000006E-2"/>
          <table:table-cell table:number-columns-repeated="4"/>
          <table:table-cell office:value-type="float" office:value="1837"/>
          <table:table-cell office:value-type="float" office:value="4.7800000000000002E-2"/>
          <table:table-cell office:value-type="float" office:value="814"/>
          <table:table-cell office:value-type="float" office:value="2.12E-2"/>
          <table:table-cell office:value-type="float" office:value="1023"/>
          <table:table-cell office:value-type="float" office:value="2.6599999999999999E-2"/>
          <table:table-cell table:number-columns-repeated="4"/>
          <table:table-cell office:value-type="float" office:value="0.41849999999999998"/>
          <table:table-cell office:value-type="float" office:value="0.46779999999999999"/>
          <table:table-cell office:value-type="float" office:value="0.38600000000000001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London and integrated region and centre"/>
          <table:table-cell office:value-type="float" office:value="2166406"/>
          <table:table-cell office:value-type="float" office:value="194928"/>
          <table:table-cell office:value-type="float" office:value="0.09"/>
          <table:table-cell office:value-type="float" office:value="104030"/>
          <table:table-cell office:value-type="float" office:value="4.8000000000000001E-2"/>
          <table:table-cell office:value-type="float" office:value="90898"/>
          <table:table-cell office:value-type="float" office:value="4.2000000000000003E-2"/>
          <table:table-cell table:number-columns-repeated="4"/>
          <table:table-cell office:value-type="float" office:value="90185"/>
          <table:table-cell office:value-type="float" office:value="4.1599999999999998E-2"/>
          <table:table-cell office:value-type="float" office:value="45216"/>
          <table:table-cell office:value-type="float" office:value="2.0899999999999998E-2"/>
          <table:table-cell office:value-type="float" office:value="44969"/>
          <table:table-cell office:value-type="float" office:value="2.0799999999999999E-2"/>
          <table:table-cell table:number-columns-repeated="4"/>
          <table:table-cell office:value-type="float" office:value="0.4627"/>
          <table:table-cell office:value-type="float" office:value="0.43459999999999999"/>
          <table:table-cell office:value-type="float" office:value="0.49469999999999997"/>
          <table:table-cell table:number-columns-repeated="16358"/>
        </table:table-row>
        <table:table-row>
          <table:table-cell/>
          <table:table-cell office:value-type="string" office:string-value="Barking and Dagenham"/>
          <table:table-cell office:value-type="float" office:value="45126"/>
          <table:table-cell office:value-type="float" office:value="4677"/>
          <table:table-cell office:value-type="float" office:value="0.1036"/>
          <table:table-cell office:value-type="float" office:value="2122"/>
          <table:table-cell office:value-type="float" office:value="4.7E-2"/>
          <table:table-cell office:value-type="float" office:value="2555"/>
          <table:table-cell office:value-type="float" office:value="5.6599999999999998E-2"/>
          <table:table-cell table:number-columns-repeated="4"/>
          <table:table-cell office:value-type="float" office:value="2344"/>
          <table:table-cell office:value-type="float" office:value="5.1900000000000002E-2"/>
          <table:table-cell office:value-type="float" office:value="1049"/>
          <table:table-cell office:value-type="float" office:value="2.3199999999999998E-2"/>
          <table:table-cell office:value-type="float" office:value="1295"/>
          <table:table-cell office:value-type="float" office:value="2.87E-2"/>
          <table:table-cell table:number-columns-repeated="4"/>
          <table:table-cell office:value-type="float" office:value="0.50119999999999998"/>
          <table:table-cell office:value-type="float" office:value="0.49430000000000002"/>
          <table:table-cell office:value-type="float" office:value="0.50680000000000003"/>
          <table:table-cell table:number-columns-repeated="16358"/>
        </table:table-row>
        <table:table-row>
          <table:table-cell/>
          <table:table-cell office:value-type="string" office:string-value="Barnet"/>
          <table:table-cell office:value-type="float" office:value="102703"/>
          <table:table-cell office:value-type="float" office:value="8387"/>
          <table:table-cell office:value-type="float" office:value="8.1699999999999995E-2"/>
          <table:table-cell office:value-type="float" office:value="5105"/>
          <table:table-cell office:value-type="float" office:value="4.9700000000000001E-2"/>
          <table:table-cell office:value-type="float" office:value="3282"/>
          <table:table-cell office:value-type="float" office:value="3.2000000000000001E-2"/>
          <table:table-cell table:number-columns-repeated="4"/>
          <table:table-cell office:value-type="float" office:value="3918"/>
          <table:table-cell office:value-type="float" office:value="3.8100000000000002E-2"/>
          <table:table-cell office:value-type="float" office:value="1757"/>
          <table:table-cell office:value-type="float" office:value="1.7100000000000001E-2"/>
          <table:table-cell office:value-type="float" office:value="2161"/>
          <table:table-cell office:value-type="float" office:value="2.1000000000000001E-2"/>
          <table:table-cell table:number-columns-repeated="4"/>
          <table:table-cell office:value-type="float" office:value="0.4672"/>
          <table:table-cell office:value-type="float" office:value="0.34420000000000001"/>
          <table:table-cell office:value-type="float" office:value="0.65839999999999999"/>
          <table:table-cell table:number-columns-repeated="16358"/>
        </table:table-row>
        <table:table-row>
          <table:table-cell/>
          <table:table-cell office:value-type="string" office:string-value="Bexley"/>
          <table:table-cell office:value-type="float" office:value="68571"/>
          <table:table-cell office:value-type="float" office:value="4096"/>
          <table:table-cell office:value-type="float" office:value="5.9700000000000003E-2"/>
          <table:table-cell office:value-type="float" office:value="2462"/>
          <table:table-cell office:value-type="float" office:value="3.5900000000000001E-2"/>
          <table:table-cell office:value-type="float" office:value="1634"/>
          <table:table-cell office:value-type="float" office:value="2.3800000000000002E-2"/>
          <table:table-cell table:number-columns-repeated="4"/>
          <table:table-cell office:value-type="float" office:value="1879"/>
          <table:table-cell office:value-type="float" office:value="2.7400000000000001E-2"/>
          <table:table-cell office:value-type="float" office:value="1220"/>
          <table:table-cell office:value-type="float" office:value="1.78E-2"/>
          <table:table-cell office:value-type="float" office:value="659"/>
          <table:table-cell office:value-type="float" office:value="9.5999999999999992E-3"/>
          <table:table-cell table:number-columns-repeated="4"/>
          <table:table-cell office:value-type="float" office:value="0.4587"/>
          <table:table-cell office:value-type="float" office:value="0.4955"/>
          <table:table-cell office:value-type="float" office:value="0.40329999999999999"/>
          <table:table-cell table:number-columns-repeated="16358"/>
        </table:table-row>
        <table:table-row>
          <table:table-cell/>
          <table:table-cell office:value-type="string" office:string-value="Brent"/>
          <table:table-cell office:value-type="float" office:value="83841"/>
          <table:table-cell office:value-type="float" office:value="240"/>
          <table:table-cell office:value-type="float" office:value="2.8999999999999998E-3"/>
          <table:table-cell office:value-type="float" office:value="240"/>
          <table:table-cell office:value-type="float" office:value="2.8999999999999998E-3"/>
          <table:table-cell office:value-type="float" office:value="0"/>
          <table:table-cell office:value-type="float" office:value="0"/>
          <table:table-cell table:number-columns-repeated="4"/>
          <table:table-cell office:value-type="float" office:value="124"/>
          <table:table-cell office:value-type="float" office:value="1.5E-3"/>
          <table:table-cell office:value-type="float" office:value="124"/>
          <table:table-cell office:value-type="float" office:value="1.5E-3"/>
          <table:table-cell office:value-type="float" office:value="0"/>
          <table:table-cell office:value-type="float" office:value="0"/>
          <table:table-cell table:number-columns-repeated="4"/>
          <table:table-cell office:value-type="float" office:value="0.51670000000000005"/>
          <table:table-cell office:value-type="float" office:value="0.51670000000000005"/>
          <table:table-cell office:value-type="float" office:value="0"/>
          <table:table-cell table:number-columns-repeated="16358"/>
        </table:table-row>
        <table:table-row>
          <table:table-cell/>
          <table:table-cell office:value-type="string" office:string-value="Bromley"/>
          <table:table-cell office:value-type="float" office:value="96633"/>
          <table:table-cell office:value-type="float" office:value="10709"/>
          <table:table-cell office:value-type="float" office:value="0.1108"/>
          <table:table-cell office:value-type="float" office:value="5497"/>
          <table:table-cell office:value-type="float" office:value="5.6899999999999999E-2"/>
          <table:table-cell office:value-type="float" office:value="5212"/>
          <table:table-cell office:value-type="float" office:value="5.3900000000000003E-2"/>
          <table:table-cell table:number-columns-repeated="4"/>
          <table:table-cell office:value-type="float" office:value="4292"/>
          <table:table-cell office:value-type="float" office:value="4.4400000000000002E-2"/>
          <table:table-cell office:value-type="float" office:value="2072"/>
          <table:table-cell office:value-type="float" office:value="2.1399999999999999E-2"/>
          <table:table-cell office:value-type="float" office:value="2220"/>
          <table:table-cell office:value-type="float" office:value="2.3E-2"/>
          <table:table-cell table:number-columns-repeated="4"/>
          <table:table-cell office:value-type="float" office:value="0.40079999999999999"/>
          <table:table-cell office:value-type="float" office:value="0.37690000000000001"/>
          <table:table-cell office:value-type="float" office:value="0.4259"/>
          <table:table-cell table:number-columns-repeated="16358"/>
        </table:table-row>
        <table:table-row>
          <table:table-cell/>
          <table:table-cell office:value-type="string" office:string-value="Camden"/>
          <table:table-cell office:value-type="float" office:value="59885"/>
          <table:table-cell office:value-type="float" office:value="7231"/>
          <table:table-cell office:value-type="float" office:value="0.1207"/>
          <table:table-cell office:value-type="float" office:value="3971"/>
          <table:table-cell office:value-type="float" office:value="6.6299999999999998E-2"/>
          <table:table-cell office:value-type="float" office:value="3260"/>
          <table:table-cell office:value-type="float" office:value="5.4399999999999997E-2"/>
          <table:table-cell table:number-columns-repeated="4"/>
          <table:table-cell office:value-type="float" office:value="5664"/>
          <table:table-cell office:value-type="float" office:value="9.4600000000000004E-2"/>
          <table:table-cell office:value-type="float" office:value="2055"/>
          <table:table-cell office:value-type="float" office:value="3.4299999999999997E-2"/>
          <table:table-cell office:value-type="float" office:value="3609"/>
          <table:table-cell office:value-type="float" office:value="6.0299999999999999E-2"/>
          <table:table-cell table:number-columns-repeated="4"/>
          <table:table-cell office:value-type="float" office:value="0.7833"/>
          <table:table-cell office:value-type="float" office:value="0.51749999999999996"/>
          <table:table-cell office:value-type="float" office:value="1.1071"/>
          <table:table-cell table:number-columns-repeated="16358"/>
        </table:table-row>
        <table:table-row>
          <table:table-cell/>
          <table:table-cell office:value-type="string" office:string-value="City of London"/>
          <table:table-cell office:value-type="float" office:value="2673"/>
          <table:table-cell office:value-type="float" office:value="240"/>
          <table:table-cell office:value-type="float" office:value="8.9800000000000005E-2"/>
          <table:table-cell office:value-type="float" office:value="24"/>
          <table:table-cell office:value-type="float" office:value="8.9999999999999993E-3"/>
          <table:table-cell office:value-type="float" office:value="216"/>
          <table:table-cell office:value-type="float" office:value="8.0799999999999997E-2"/>
          <table:table-cell table:number-columns-repeated="4"/>
          <table:table-cell office:value-type="float" office:value="117"/>
          <table:table-cell office:value-type="float" office:value="4.3799999999999999E-2"/>
          <table:table-cell office:value-type="float" office:value="24"/>
          <table:table-cell office:value-type="float" office:value="8.9999999999999993E-3"/>
          <table:table-cell office:value-type="float" office:value="93"/>
          <table:table-cell office:value-type="float" office:value="3.4799999999999998E-2"/>
          <table:table-cell table:number-columns-repeated="4"/>
          <table:table-cell office:value-type="float" office:value="0.48749999999999999"/>
          <table:table-cell office:value-type="float" office:value="1"/>
          <table:table-cell office:value-type="float" office:value="0.43059999999999998"/>
          <table:table-cell table:number-columns-repeated="16358"/>
        </table:table-row>
        <table:table-row>
          <table:table-cell/>
          <table:table-cell office:value-type="string" office:string-value="Croydon"/>
          <table:table-cell office:value-type="float" office:value="106039"/>
          <table:table-cell office:value-type="float" office:value="5811"/>
          <table:table-cell office:value-type="float" office:value="5.4800000000000001E-2"/>
          <table:table-cell office:value-type="float" office:value="2827"/>
          <table:table-cell office:value-type="float" office:value="2.6700000000000002E-2"/>
          <table:table-cell office:value-type="float" office:value="2984"/>
          <table:table-cell office:value-type="float" office:value="2.81E-2"/>
          <table:table-cell table:number-columns-repeated="4"/>
          <table:table-cell office:value-type="float" office:value="1013"/>
          <table:table-cell office:value-type="float" office:value="9.5999999999999992E-3"/>
          <table:table-cell office:value-type="float" office:value="452"/>
          <table:table-cell office:value-type="float" office:value="4.3E-3"/>
          <table:table-cell office:value-type="float" office:value="561"/>
          <table:table-cell office:value-type="float" office:value="5.3E-3"/>
          <table:table-cell table:number-columns-repeated="4"/>
          <table:table-cell office:value-type="float" office:value="0.17430000000000001"/>
          <table:table-cell office:value-type="float" office:value="0.15989999999999999"/>
          <table:table-cell office:value-type="float" office:value="0.188"/>
          <table:table-cell table:number-columns-repeated="16358"/>
        </table:table-row>
        <table:table-row>
          <table:table-cell/>
          <table:table-cell office:value-type="string" office:string-value="Ealing"/>
          <table:table-cell office:value-type="float" office:value="77516"/>
          <table:table-cell office:value-type="float" office:value="11991"/>
          <table:table-cell office:value-type="float" office:value="0.1547"/>
          <table:table-cell office:value-type="float" office:value="6622"/>
          <table:table-cell office:value-type="float" office:value="8.5400000000000004E-2"/>
          <table:table-cell office:value-type="float" office:value="5369"/>
          <table:table-cell office:value-type="float" office:value="6.93E-2"/>
          <table:table-cell table:number-columns-repeated="4"/>
          <table:table-cell office:value-type="float" office:value="6810"/>
          <table:table-cell office:value-type="float" office:value="8.7900000000000006E-2"/>
          <table:table-cell office:value-type="float" office:value="3537"/>
          <table:table-cell office:value-type="float" office:value="4.5600000000000002E-2"/>
          <table:table-cell office:value-type="float" office:value="3273"/>
          <table:table-cell office:value-type="float" office:value="4.2200000000000001E-2"/>
          <table:table-cell table:number-columns-repeated="4"/>
          <table:table-cell office:value-type="float" office:value="0.56789999999999996"/>
          <table:table-cell office:value-type="float" office:value="0.53410000000000002"/>
          <table:table-cell office:value-type="float" office:value="0.60960000000000003"/>
          <table:table-cell table:number-columns-repeated="16358"/>
        </table:table-row>
        <table:table-row>
          <table:table-cell/>
          <table:table-cell office:value-type="string" office:string-value="Enfield"/>
          <table:table-cell office:value-type="float" office:value="87853"/>
          <table:table-cell office:value-type="float" office:value="3650"/>
          <table:table-cell office:value-type="float" office:value="4.1500000000000002E-2"/>
          <table:table-cell office:value-type="float" office:value="1538"/>
          <table:table-cell office:value-type="float" office:value="1.7500000000000002E-2"/>
          <table:table-cell office:value-type="float" office:value="2112"/>
          <table:table-cell office:value-type="float" office:value="2.4E-2"/>
          <table:table-cell table:number-columns-repeated="4"/>
          <table:table-cell office:value-type="float" office:value="1521"/>
          <table:table-cell office:value-type="float" office:value="1.7299999999999999E-2"/>
          <table:table-cell office:value-type="float" office:value="641"/>
          <table:table-cell office:value-type="float" office:value="7.3000000000000001E-3"/>
          <table:table-cell office:value-type="float" office:value="880"/>
          <table:table-cell office:value-type="float" office:value="0.01"/>
          <table:table-cell table:number-columns-repeated="4"/>
          <table:table-cell office:value-type="float" office:value="0.41670000000000001"/>
          <table:table-cell office:value-type="float" office:value="0.4168"/>
          <table:table-cell office:value-type="float" office:value="0.41670000000000001"/>
          <table:table-cell table:number-columns-repeated="16358"/>
        </table:table-row>
        <table:table-row>
          <table:table-cell/>
          <table:table-cell office:value-type="string" office:string-value="Greenwich"/>
          <table:table-cell office:value-type="float" office:value="67764"/>
          <table:table-cell office:value-type="float" office:value="4708"/>
          <table:table-cell office:value-type="float" office:value="6.9500000000000006E-2"/>
          <table:table-cell office:value-type="float" office:value="1819"/>
          <table:table-cell office:value-type="float" office:value="2.6800000000000001E-2"/>
          <table:table-cell office:value-type="float" office:value="2889"/>
          <table:table-cell office:value-type="float" office:value="4.2599999999999999E-2"/>
          <table:table-cell table:number-columns-repeated="4"/>
          <table:table-cell office:value-type="float" office:value="844"/>
          <table:table-cell office:value-type="float" office:value="1.2500000000000001E-2"/>
          <table:table-cell office:value-type="float" office:value="79"/>
          <table:table-cell office:value-type="float" office:value="1.1999999999999999E-3"/>
          <table:table-cell office:value-type="float" office:value="765"/>
          <table:table-cell office:value-type="float" office:value="1.1299999999999999E-2"/>
          <table:table-cell table:number-columns-repeated="4"/>
          <table:table-cell office:value-type="float" office:value="0.17929999999999999"/>
          <table:table-cell office:value-type="float" office:value="4.3400000000000001E-2"/>
          <table:table-cell office:value-type="float" office:value="0.26479999999999998"/>
          <table:table-cell table:number-columns-repeated="16358"/>
        </table:table-row>
        <table:table-row>
          <table:table-cell/>
          <table:table-cell office:value-type="string" office:string-value="Hackney"/>
          <table:table-cell office:value-type="float" office:value="64249"/>
          <table:table-cell office:value-type="float" office:value="7540"/>
          <table:table-cell office:value-type="float" office:value="0.1174"/>
          <table:table-cell office:value-type="float" office:value="2748"/>
          <table:table-cell office:value-type="float" office:value="4.2799999999999998E-2"/>
          <table:table-cell office:value-type="float" office:value="4792"/>
          <table:table-cell office:value-type="float" office:value="7.46E-2"/>
          <table:table-cell table:number-columns-repeated="4"/>
          <table:table-cell office:value-type="float" office:value="3703"/>
          <table:table-cell office:value-type="float" office:value="5.7599999999999998E-2"/>
          <table:table-cell office:value-type="float" office:value="1697"/>
          <table:table-cell office:value-type="float" office:value="2.64E-2"/>
          <table:table-cell office:value-type="float" office:value="2006"/>
          <table:table-cell office:value-type="float" office:value="3.1199999999999999E-2"/>
          <table:table-cell table:number-columns-repeated="4"/>
          <table:table-cell office:value-type="float" office:value="0.49109999999999998"/>
          <table:table-cell office:value-type="float" office:value="0.61750000000000005"/>
          <table:table-cell office:value-type="float" office:value="0.41860000000000003"/>
          <table:table-cell table:number-columns-repeated="16358"/>
        </table:table-row>
        <table:table-row>
          <table:table-cell/>
          <table:table-cell office:value-type="string" office:string-value="Hammersmith and Fulham"/>
          <table:table-cell office:value-type="float" office:value="32425"/>
          <table:table-cell office:value-type="float" office:value="4020"/>
          <table:table-cell office:value-type="float" office:value="0.124"/>
          <table:table-cell office:value-type="float" office:value="2884"/>
          <table:table-cell office:value-type="float" office:value="8.8900000000000007E-2"/>
          <table:table-cell office:value-type="float" office:value="1136"/>
          <table:table-cell office:value-type="float" office:value="3.5000000000000003E-2"/>
          <table:table-cell table:number-columns-repeated="4"/>
          <table:table-cell office:value-type="float" office:value="2646"/>
          <table:table-cell office:value-type="float" office:value="8.1600000000000006E-2"/>
          <table:table-cell office:value-type="float" office:value="1359"/>
          <table:table-cell office:value-type="float" office:value="4.19E-2"/>
          <table:table-cell office:value-type="float" office:value="1287"/>
          <table:table-cell office:value-type="float" office:value="3.9699999999999999E-2"/>
          <table:table-cell table:number-columns-repeated="4"/>
          <table:table-cell office:value-type="float" office:value="0.65820000000000001"/>
          <table:table-cell office:value-type="float" office:value="0.47120000000000001"/>
          <table:table-cell office:value-type="float" office:value="1.1329"/>
          <table:table-cell table:number-columns-repeated="16358"/>
        </table:table-row>
        <table:table-row>
          <table:table-cell/>
          <table:table-cell office:value-type="string" office:string-value="Haringey"/>
          <table:table-cell office:value-type="float" office:value="70691"/>
          <table:table-cell office:value-type="float" office:value="4382"/>
          <table:table-cell office:value-type="float" office:value="6.2E-2"/>
          <table:table-cell office:value-type="float" office:value="3027"/>
          <table:table-cell office:value-type="float" office:value="4.2799999999999998E-2"/>
          <table:table-cell office:value-type="float" office:value="1355"/>
          <table:table-cell office:value-type="float" office:value="1.9199999999999998E-2"/>
          <table:table-cell table:number-columns-repeated="4"/>
          <table:table-cell office:value-type="float" office:value="1571"/>
          <table:table-cell office:value-type="float" office:value="2.2200000000000001E-2"/>
          <table:table-cell office:value-type="float" office:value="1172"/>
          <table:table-cell office:value-type="float" office:value="1.66E-2"/>
          <table:table-cell office:value-type="float" office:value="399"/>
          <table:table-cell office:value-type="float" office:value="5.5999999999999999E-3"/>
          <table:table-cell table:number-columns-repeated="4"/>
          <table:table-cell office:value-type="float" office:value="0.35849999999999999"/>
          <table:table-cell office:value-type="float" office:value="0.38719999999999999"/>
          <table:table-cell office:value-type="float" office:value="0.29449999999999998"/>
          <table:table-cell table:number-columns-repeated="16358"/>
        </table:table-row>
        <table:table-row>
          <table:table-cell/>
          <table:table-cell office:value-type="string" office:string-value="Harrow"/>
          <table:table-cell office:value-type="float" office:value="67319"/>
          <table:table-cell office:value-type="float" office:value="2411"/>
          <table:table-cell office:value-type="float" office:value="3.5799999999999998E-2"/>
          <table:table-cell office:value-type="float" office:value="1098"/>
          <table:table-cell office:value-type="float" office:value="1.6299999999999999E-2"/>
          <table:table-cell office:value-type="float" office:value="1313"/>
          <table:table-cell office:value-type="float" office:value="1.95E-2"/>
          <table:table-cell table:number-columns-repeated="4"/>
          <table:table-cell office:value-type="float" office:value="1261"/>
          <table:table-cell office:value-type="float" office:value="1.8700000000000001E-2"/>
          <table:table-cell office:value-type="float" office:value="507"/>
          <table:table-cell office:value-type="float" office:value="7.4999999999999997E-3"/>
          <table:table-cell office:value-type="float" office:value="754"/>
          <table:table-cell office:value-type="float" office:value="1.12E-2"/>
          <table:table-cell table:number-columns-repeated="4"/>
          <table:table-cell office:value-type="float" office:value="0.52300000000000002"/>
          <table:table-cell office:value-type="float" office:value="0.4617"/>
          <table:table-cell office:value-type="float" office:value="0.57430000000000003"/>
          <table:table-cell table:number-columns-repeated="16358"/>
        </table:table-row>
        <table:table-row>
          <table:table-cell/>
          <table:table-cell office:value-type="string" office:string-value="Havering"/>
          <table:table-cell office:value-type="float" office:value="70498"/>
          <table:table-cell office:value-type="float" office:value="5010"/>
          <table:table-cell office:value-type="float" office:value="7.1099999999999997E-2"/>
          <table:table-cell office:value-type="float" office:value="3010"/>
          <table:table-cell office:value-type="float" office:value="4.2700000000000002E-2"/>
          <table:table-cell office:value-type="float" office:value="2000"/>
          <table:table-cell office:value-type="float" office:value="2.8400000000000002E-2"/>
          <table:table-cell table:number-columns-repeated="4"/>
          <table:table-cell office:value-type="float" office:value="2098"/>
          <table:table-cell office:value-type="float" office:value="2.98E-2"/>
          <table:table-cell office:value-type="float" office:value="1398"/>
          <table:table-cell office:value-type="float" office:value="1.9800000000000002E-2"/>
          <table:table-cell office:value-type="float" office:value="700"/>
          <table:table-cell office:value-type="float" office:value="9.9000000000000008E-3"/>
          <table:table-cell table:number-columns-repeated="4"/>
          <table:table-cell office:value-type="float" office:value="0.41880000000000001"/>
          <table:table-cell office:value-type="float" office:value="0.46450000000000002"/>
          <table:table-cell office:value-type="float" office:value="0.35"/>
          <table:table-cell table:number-columns-repeated="16358"/>
        </table:table-row>
        <table:table-row>
          <table:table-cell/>
          <table:table-cell office:value-type="string" office:string-value="Hillingdon"/>
          <table:table-cell office:value-type="float" office:value="77949"/>
          <table:table-cell office:value-type="float" office:value="4475"/>
          <table:table-cell office:value-type="float" office:value="5.74E-2"/>
          <table:table-cell office:value-type="float" office:value="1827"/>
          <table:table-cell office:value-type="float" office:value="2.3400000000000001E-2"/>
          <table:table-cell office:value-type="float" office:value="2648"/>
          <table:table-cell office:value-type="float" office:value="3.4000000000000002E-2"/>
          <table:table-cell table:number-columns-repeated="4"/>
          <table:table-cell office:value-type="float" office:value="2988"/>
          <table:table-cell office:value-type="float" office:value="3.8300000000000001E-2"/>
          <table:table-cell office:value-type="float" office:value="1282"/>
          <table:table-cell office:value-type="float" office:value="1.6400000000000001E-2"/>
          <table:table-cell office:value-type="float" office:value="1706"/>
          <table:table-cell office:value-type="float" office:value="2.1899999999999999E-2"/>
          <table:table-cell table:number-columns-repeated="4"/>
          <table:table-cell office:value-type="float" office:value="0.66769999999999996"/>
          <table:table-cell office:value-type="float" office:value="0.70169999999999999"/>
          <table:table-cell office:value-type="float" office:value="0.64429999999999998"/>
          <table:table-cell table:number-columns-repeated="16358"/>
        </table:table-row>
        <table:table-row>
          <table:table-cell/>
          <table:table-cell office:value-type="string" office:string-value="Hounslow"/>
          <table:table-cell office:value-type="float" office:value="62984"/>
          <table:table-cell office:value-type="float" office:value="8422"/>
          <table:table-cell office:value-type="float" office:value="0.13370000000000001"/>
          <table:table-cell office:value-type="float" office:value="5022"/>
          <table:table-cell office:value-type="float" office:value="7.9699999999999993E-2"/>
          <table:table-cell office:value-type="float" office:value="3400"/>
          <table:table-cell office:value-type="float" office:value="5.3999999999999999E-2"/>
          <table:table-cell table:number-columns-repeated="4"/>
          <table:table-cell office:value-type="float" office:value="4395"/>
          <table:table-cell office:value-type="float" office:value="6.9800000000000001E-2"/>
          <table:table-cell office:value-type="float" office:value="2088"/>
          <table:table-cell office:value-type="float" office:value="3.32E-2"/>
          <table:table-cell office:value-type="float" office:value="2307"/>
          <table:table-cell office:value-type="float" office:value="3.6600000000000001E-2"/>
          <table:table-cell table:number-columns-repeated="4"/>
          <table:table-cell office:value-type="float" office:value="0.52180000000000004"/>
          <table:table-cell office:value-type="float" office:value="0.4158"/>
          <table:table-cell office:value-type="float" office:value="0.67849999999999999"/>
          <table:table-cell table:number-columns-repeated="16358"/>
        </table:table-row>
        <table:table-row>
          <table:table-cell/>
          <table:table-cell office:value-type="string" office:string-value="Islington"/>
          <table:table-cell office:value-type="float" office:value="51403"/>
          <table:table-cell office:value-type="float" office:value="7660"/>
          <table:table-cell office:value-type="float" office:value="0.14899999999999999"/>
          <table:table-cell office:value-type="float" office:value="4027"/>
          <table:table-cell office:value-type="float" office:value="7.8299999999999995E-2"/>
          <table:table-cell office:value-type="float" office:value="3633"/>
          <table:table-cell office:value-type="float" office:value="7.0699999999999999E-2"/>
          <table:table-cell table:number-columns-repeated="4"/>
          <table:table-cell office:value-type="float" office:value="3133"/>
          <table:table-cell office:value-type="float" office:value="6.0900000000000003E-2"/>
          <table:table-cell office:value-type="float" office:value="1439"/>
          <table:table-cell office:value-type="float" office:value="2.8000000000000001E-2"/>
          <table:table-cell office:value-type="float" office:value="1694"/>
          <table:table-cell office:value-type="float" office:value="3.3000000000000002E-2"/>
          <table:table-cell table:number-columns-repeated="4"/>
          <table:table-cell office:value-type="float" office:value="0.40899999999999997"/>
          <table:table-cell office:value-type="float" office:value="0.35730000000000001"/>
          <table:table-cell office:value-type="float" office:value="0.46629999999999999"/>
          <table:table-cell table:number-columns-repeated="16358"/>
        </table:table-row>
        <table:table-row>
          <table:table-cell/>
          <table:table-cell office:value-type="string" office:string-value="Kensington and Chelsea"/>
          <table:table-cell office:value-type="float" office:value="43300"/>
          <table:table-cell office:value-type="float" office:value="6366"/>
          <table:table-cell office:value-type="float" office:value="0.14699999999999999"/>
          <table:table-cell office:value-type="float" office:value="3665"/>
          <table:table-cell office:value-type="float" office:value="8.4599999999999995E-2"/>
          <table:table-cell office:value-type="float" office:value="2701"/>
          <table:table-cell office:value-type="float" office:value="6.2399999999999997E-2"/>
          <table:table-cell table:number-columns-repeated="4"/>
          <table:table-cell office:value-type="float" office:value="4047"/>
          <table:table-cell office:value-type="float" office:value="9.35E-2"/>
          <table:table-cell office:value-type="float" office:value="2633"/>
          <table:table-cell office:value-type="float" office:value="6.08E-2"/>
          <table:table-cell office:value-type="float" office:value="1414"/>
          <table:table-cell office:value-type="float" office:value="3.27E-2"/>
          <table:table-cell table:number-columns-repeated="4"/>
          <table:table-cell office:value-type="float" office:value="0.63570000000000004"/>
          <table:table-cell office:value-type="float" office:value="0.71840000000000004"/>
          <table:table-cell office:value-type="float" office:value="0.52349999999999997"/>
          <table:table-cell table:number-columns-repeated="16358"/>
        </table:table-row>
        <table:table-row>
          <table:table-cell/>
          <table:table-cell office:value-type="string" office:string-value="Kingston upon Thames"/>
          <table:table-cell office:value-type="float" office:value="47420"/>
          <table:table-cell office:value-type="float" office:value="6322"/>
          <table:table-cell office:value-type="float" office:value="0.1333"/>
          <table:table-cell office:value-type="float" office:value="4207"/>
          <table:table-cell office:value-type="float" office:value="8.8700000000000001E-2"/>
          <table:table-cell office:value-type="float" office:value="2115"/>
          <table:table-cell office:value-type="float" office:value="4.4600000000000001E-2"/>
          <table:table-cell table:number-columns-repeated="4"/>
          <table:table-cell office:value-type="float" office:value="2484"/>
          <table:table-cell office:value-type="float" office:value="5.2400000000000002E-2"/>
          <table:table-cell office:value-type="float" office:value="1309"/>
          <table:table-cell office:value-type="float" office:value="2.76E-2"/>
          <table:table-cell office:value-type="float" office:value="1175"/>
          <table:table-cell office:value-type="float" office:value="2.4799999999999999E-2"/>
          <table:table-cell table:number-columns-repeated="4"/>
          <table:table-cell office:value-type="float" office:value="0.39290000000000003"/>
          <table:table-cell office:value-type="float" office:value="0.31109999999999999"/>
          <table:table-cell office:value-type="float" office:value="0.55559999999999998"/>
          <table:table-cell table:number-columns-repeated="16358"/>
        </table:table-row>
        <table:table-row>
          <table:table-cell/>
          <table:table-cell office:value-type="string" office:string-value="Lambeth"/>
          <table:table-cell office:value-type="float" office:value="75845"/>
          <table:table-cell office:value-type="float" office:value="6291"/>
          <table:table-cell office:value-type="float" office:value="8.2900000000000001E-2"/>
          <table:table-cell office:value-type="float" office:value="3135"/>
          <table:table-cell office:value-type="float" office:value="4.1300000000000003E-2"/>
          <table:table-cell office:value-type="float" office:value="3156"/>
          <table:table-cell office:value-type="float" office:value="4.1599999999999998E-2"/>
          <table:table-cell table:number-columns-repeated="4"/>
          <table:table-cell office:value-type="float" office:value="1288"/>
          <table:table-cell office:value-type="float" office:value="1.7000000000000001E-2"/>
          <table:table-cell office:value-type="float" office:value="648"/>
          <table:table-cell office:value-type="float" office:value="8.5000000000000006E-3"/>
          <table:table-cell office:value-type="float" office:value="640"/>
          <table:table-cell office:value-type="float" office:value="8.3999999999999995E-3"/>
          <table:table-cell table:number-columns-repeated="4"/>
          <table:table-cell office:value-type="float" office:value="0.20469999999999999"/>
          <table:table-cell office:value-type="float" office:value="0.20669999999999999"/>
          <table:table-cell office:value-type="float" office:value="0.20280000000000001"/>
          <table:table-cell table:number-columns-repeated="16358"/>
        </table:table-row>
        <table:table-row>
          <table:table-cell/>
          <table:table-cell office:value-type="string" office:string-value="Lewisham"/>
          <table:table-cell office:value-type="float" office:value="77467"/>
          <table:table-cell office:value-type="float" office:value="8857"/>
          <table:table-cell office:value-type="float" office:value="0.1143"/>
          <table:table-cell office:value-type="float" office:value="4502"/>
          <table:table-cell office:value-type="float" office:value="5.8099999999999999E-2"/>
          <table:table-cell office:value-type="float" office:value="4355"/>
          <table:table-cell office:value-type="float" office:value="5.62E-2"/>
          <table:table-cell table:number-columns-repeated="4"/>
          <table:table-cell office:value-type="float" office:value="2740"/>
          <table:table-cell office:value-type="float" office:value="3.5400000000000001E-2"/>
          <table:table-cell office:value-type="float" office:value="1467"/>
          <table:table-cell office:value-type="float" office:value="1.89E-2"/>
          <table:table-cell office:value-type="float" office:value="1273"/>
          <table:table-cell office:value-type="float" office:value="1.6400000000000001E-2"/>
          <table:table-cell table:number-columns-repeated="4"/>
          <table:table-cell office:value-type="float" office:value="0.30940000000000001"/>
          <table:table-cell office:value-type="float" office:value="0.32590000000000002"/>
          <table:table-cell office:value-type="float" office:value="0.2923"/>
          <table:table-cell table:number-columns-repeated="16358"/>
        </table:table-row>
        <table:table-row>
          <table:table-cell/>
          <table:table-cell office:value-type="string" office:string-value="Merton"/>
          <table:table-cell office:value-type="float" office:value="54968"/>
          <table:table-cell office:value-type="float" office:value="7397"/>
          <table:table-cell office:value-type="float" office:value="0.1346"/>
          <table:table-cell office:value-type="float" office:value="4795"/>
          <table:table-cell office:value-type="float" office:value="8.72E-2"/>
          <table:table-cell office:value-type="float" office:value="2602"/>
          <table:table-cell office:value-type="float" office:value="4.7300000000000002E-2"/>
          <table:table-cell table:number-columns-repeated="4"/>
          <table:table-cell office:value-type="float" office:value="1845"/>
          <table:table-cell office:value-type="float" office:value="3.3599999999999998E-2"/>
          <table:table-cell office:value-type="float" office:value="760"/>
          <table:table-cell office:value-type="float" office:value="1.38E-2"/>
          <table:table-cell office:value-type="float" office:value="1085"/>
          <table:table-cell office:value-type="float" office:value="1.9699999999999999E-2"/>
          <table:table-cell table:number-columns-repeated="4"/>
          <table:table-cell office:value-type="float" office:value="0.24940000000000001"/>
          <table:table-cell office:value-type="float" office:value="0.1585"/>
          <table:table-cell office:value-type="float" office:value="0.41699999999999998"/>
          <table:table-cell table:number-columns-repeated="16358"/>
        </table:table-row>
        <table:table-row>
          <table:table-cell/>
          <table:table-cell office:value-type="string" office:string-value="Newham"/>
          <table:table-cell office:value-type="float" office:value="70875"/>
          <table:table-cell office:value-type="float" office:value="11034"/>
          <table:table-cell office:value-type="float" office:value="0.15570000000000001"/>
          <table:table-cell office:value-type="float" office:value="6026"/>
          <table:table-cell office:value-type="float" office:value="8.5000000000000006E-2"/>
          <table:table-cell office:value-type="float" office:value="5008"/>
          <table:table-cell office:value-type="float" office:value="7.0699999999999999E-2"/>
          <table:table-cell table:number-columns-repeated="4"/>
          <table:table-cell office:value-type="float" office:value="4808"/>
          <table:table-cell office:value-type="float" office:value="6.7799999999999999E-2"/>
          <table:table-cell office:value-type="float" office:value="2550"/>
          <table:table-cell office:value-type="float" office:value="3.5999999999999997E-2"/>
          <table:table-cell office:value-type="float" office:value="2258"/>
          <table:table-cell office:value-type="float" office:value="3.1899999999999998E-2"/>
          <table:table-cell table:number-columns-repeated="4"/>
          <table:table-cell office:value-type="float" office:value="0.43569999999999998"/>
          <table:table-cell office:value-type="float" office:value="0.42320000000000002"/>
          <table:table-cell office:value-type="float" office:value="0.45090000000000002"/>
          <table:table-cell table:number-columns-repeated="16358"/>
        </table:table-row>
        <table:table-row>
          <table:table-cell/>
          <table:table-cell office:value-type="string" office:string-value="Redbridge"/>
          <table:table-cell office:value-type="float" office:value="76241"/>
          <table:table-cell office:value-type="float" office:value="5214"/>
          <table:table-cell office:value-type="float" office:value="6.8400000000000002E-2"/>
          <table:table-cell office:value-type="float" office:value="2607"/>
          <table:table-cell office:value-type="float" office:value="3.4200000000000001E-2"/>
          <table:table-cell office:value-type="float" office:value="2607"/>
          <table:table-cell office:value-type="float" office:value="3.4200000000000001E-2"/>
          <table:table-cell table:number-columns-repeated="4"/>
          <table:table-cell office:value-type="float" office:value="2424"/>
          <table:table-cell office:value-type="float" office:value="3.1800000000000002E-2"/>
          <table:table-cell office:value-type="float" office:value="1212"/>
          <table:table-cell office:value-type="float" office:value="1.5900000000000001E-2"/>
          <table:table-cell office:value-type="float" office:value="1212"/>
          <table:table-cell office:value-type="float" office:value="1.5900000000000001E-2"/>
          <table:table-cell table:number-columns-repeated="4"/>
          <table:table-cell office:value-type="float" office:value="0.46489999999999998"/>
          <table:table-cell office:value-type="float" office:value="0.46489999999999998"/>
          <table:table-cell office:value-type="float" office:value="0.46489999999999998"/>
          <table:table-cell table:number-columns-repeated="16358"/>
        </table:table-row>
        <table:table-row>
          <table:table-cell/>
          <table:table-cell office:value-type="string" office:string-value="Richmond upon Thames"/>
          <table:table-cell office:value-type="float" office:value="60101"/>
          <table:table-cell office:value-type="float" office:value="4752"/>
          <table:table-cell office:value-type="float" office:value="7.9100000000000004E-2"/>
          <table:table-cell office:value-type="float" office:value="3610"/>
          <table:table-cell office:value-type="float" office:value="6.0100000000000001E-2"/>
          <table:table-cell office:value-type="float" office:value="1142"/>
          <table:table-cell office:value-type="float" office:value="1.9E-2"/>
          <table:table-cell table:number-columns-repeated="4"/>
          <table:table-cell office:value-type="float" office:value="3075"/>
          <table:table-cell office:value-type="float" office:value="5.1200000000000002E-2"/>
          <table:table-cell office:value-type="float" office:value="1724"/>
          <table:table-cell office:value-type="float" office:value="2.87E-2"/>
          <table:table-cell office:value-type="float" office:value="1351"/>
          <table:table-cell office:value-type="float" office:value="2.2499999999999999E-2"/>
          <table:table-cell table:number-columns-repeated="4"/>
          <table:table-cell office:value-type="float" office:value="0.64710000000000001"/>
          <table:table-cell office:value-type="float" office:value="0.47760000000000002"/>
          <table:table-cell office:value-type="float" office:value="1.1830000000000001"/>
          <table:table-cell table:number-columns-repeated="16358"/>
        </table:table-row>
        <table:table-row>
          <table:table-cell/>
          <table:table-cell office:value-type="string" office:string-value="Southwark"/>
          <table:table-cell office:value-type="float" office:value="75664"/>
          <table:table-cell office:value-type="float" office:value="8319"/>
          <table:table-cell office:value-type="float" office:value="0.1099"/>
          <table:table-cell office:value-type="float" office:value="4207"/>
          <table:table-cell office:value-type="float" office:value="5.5599999999999997E-2"/>
          <table:table-cell office:value-type="float" office:value="4112"/>
          <table:table-cell office:value-type="float" office:value="5.4300000000000001E-2"/>
          <table:table-cell table:number-columns-repeated="4"/>
          <table:table-cell office:value-type="float" office:value="3410"/>
          <table:table-cell office:value-type="float" office:value="4.5100000000000001E-2"/>
          <table:table-cell office:value-type="float" office:value="1579"/>
          <table:table-cell office:value-type="float" office:value="2.0899999999999998E-2"/>
          <table:table-cell office:value-type="float" office:value="1831"/>
          <table:table-cell office:value-type="float" office:value="2.4199999999999999E-2"/>
          <table:table-cell table:number-columns-repeated="4"/>
          <table:table-cell office:value-type="float" office:value="0.40989999999999999"/>
          <table:table-cell office:value-type="float" office:value="0.37530000000000002"/>
          <table:table-cell office:value-type="float" office:value="0.44529999999999997"/>
          <table:table-cell table:number-columns-repeated="16358"/>
        </table:table-row>
        <table:table-row>
          <table:table-cell/>
          <table:table-cell office:value-type="string" office:string-value="Sutton"/>
          <table:table-cell office:value-type="float" office:value="58779"/>
          <table:table-cell office:value-type="float" office:value="4600"/>
          <table:table-cell office:value-type="float" office:value="7.8299999999999995E-2"/>
          <table:table-cell office:value-type="float" office:value="1200"/>
          <table:table-cell office:value-type="float" office:value="2.0400000000000001E-2"/>
          <table:table-cell office:value-type="float" office:value="3400"/>
          <table:table-cell office:value-type="float" office:value="5.7799999999999997E-2"/>
          <table:table-cell table:number-columns-repeated="4"/>
          <table:table-cell office:value-type="float" office:value="411"/>
          <table:table-cell office:value-type="float" office:value="7.0000000000000001E-3"/>
          <table:table-cell office:value-type="float" office:value="108"/>
          <table:table-cell office:value-type="float" office:value="1.8E-3"/>
          <table:table-cell office:value-type="float" office:value="303"/>
          <table:table-cell office:value-type="float" office:value="5.1999999999999998E-3"/>
          <table:table-cell table:number-columns-repeated="4"/>
          <table:table-cell office:value-type="float" office:value="8.9300000000000004E-2"/>
          <table:table-cell office:value-type="float" office:value="0.09"/>
          <table:table-cell office:value-type="float" office:value="8.9099999999999999E-2"/>
          <table:table-cell table:number-columns-repeated="16358"/>
        </table:table-row>
        <table:table-row>
          <table:table-cell/>
          <table:table-cell office:value-type="string" office:string-value="Tower Hamlets"/>
          <table:table-cell office:value-type="float" office:value="51656"/>
          <table:table-cell office:value-type="float" office:value="3839"/>
          <table:table-cell office:value-type="float" office:value="7.4300000000000005E-2"/>
          <table:table-cell office:value-type="float" office:value="1566"/>
          <table:table-cell office:value-type="float" office:value="3.0300000000000001E-2"/>
          <table:table-cell office:value-type="float" office:value="2273"/>
          <table:table-cell office:value-type="float" office:value="4.3999999999999997E-2"/>
          <table:table-cell table:number-columns-repeated="4"/>
          <table:table-cell office:value-type="float" office:value="3321"/>
          <table:table-cell office:value-type="float" office:value="6.4299999999999996E-2"/>
          <table:table-cell office:value-type="float" office:value="1613"/>
          <table:table-cell office:value-type="float" office:value="3.1199999999999999E-2"/>
          <table:table-cell office:value-type="float" office:value="1708"/>
          <table:table-cell office:value-type="float" office:value="3.3099999999999997E-2"/>
          <table:table-cell table:number-columns-repeated="4"/>
          <table:table-cell office:value-type="float" office:value="0.86509999999999998"/>
          <table:table-cell office:value-type="float" office:value="1.03"/>
          <table:table-cell office:value-type="float" office:value="0.75139999999999996"/>
          <table:table-cell table:number-columns-repeated="16358"/>
        </table:table-row>
        <table:table-row>
          <table:table-cell/>
          <table:table-cell office:value-type="string" office:string-value="Waltham Forest"/>
          <table:table-cell office:value-type="float" office:value="70095"/>
          <table:table-cell office:value-type="float" office:value="5412"/>
          <table:table-cell office:value-type="float" office:value="7.7200000000000005E-2"/>
          <table:table-cell office:value-type="float" office:value="3269"/>
          <table:table-cell office:value-type="float" office:value="4.6600000000000003E-2"/>
          <table:table-cell office:value-type="float" office:value="2143"/>
          <table:table-cell office:value-type="float" office:value="3.0599999999999999E-2"/>
          <table:table-cell table:number-columns-repeated="4"/>
          <table:table-cell office:value-type="float" office:value="2906"/>
          <table:table-cell office:value-type="float" office:value="4.1500000000000002E-2"/>
          <table:table-cell office:value-type="float" office:value="1677"/>
          <table:table-cell office:value-type="float" office:value="2.3900000000000001E-2"/>
          <table:table-cell office:value-type="float" office:value="1229"/>
          <table:table-cell office:value-type="float" office:value="1.7500000000000002E-2"/>
          <table:table-cell table:number-columns-repeated="4"/>
          <table:table-cell office:value-type="float" office:value="0.53700000000000003"/>
          <table:table-cell office:value-type="float" office:value="0.51300000000000001"/>
          <table:table-cell office:value-type="float" office:value="0.57350000000000001"/>
          <table:table-cell table:number-columns-repeated="16358"/>
        </table:table-row>
        <table:table-row>
          <table:table-cell/>
          <table:table-cell office:value-type="string" office:string-value="Wandsworth"/>
          <table:table-cell office:value-type="float" office:value="63621"/>
          <table:table-cell office:value-type="float" office:value="5370"/>
          <table:table-cell office:value-type="float" office:value="8.4400000000000003E-2"/>
          <table:table-cell office:value-type="float" office:value="2766"/>
          <table:table-cell office:value-type="float" office:value="4.3499999999999997E-2"/>
          <table:table-cell office:value-type="float" office:value="2604"/>
          <table:table-cell office:value-type="float" office:value="4.0899999999999999E-2"/>
          <table:table-cell table:number-columns-repeated="4"/>
          <table:table-cell office:value-type="float" office:value="2999"/>
          <table:table-cell office:value-type="float" office:value="4.7100000000000003E-2"/>
          <table:table-cell office:value-type="float" office:value="1692"/>
          <table:table-cell office:value-type="float" office:value="2.6599999999999999E-2"/>
          <table:table-cell office:value-type="float" office:value="1307"/>
          <table:table-cell office:value-type="float" office:value="2.0500000000000001E-2"/>
          <table:table-cell table:number-columns-repeated="4"/>
          <table:table-cell office:value-type="float" office:value="0.5585"/>
          <table:table-cell office:value-type="float" office:value="0.61170000000000002"/>
          <table:table-cell office:value-type="float" office:value="0.50190000000000001"/>
          <table:table-cell table:number-columns-repeated="16358"/>
        </table:table-row>
        <table:table-row>
          <table:table-cell/>
          <table:table-cell office:value-type="string" office:string-value="Westminster"/>
          <table:table-cell office:value-type="float" office:value="44252"/>
          <table:table-cell office:value-type="float" office:value="5495"/>
          <table:table-cell office:value-type="float" office:value="0.1242"/>
          <table:table-cell office:value-type="float" office:value="2605"/>
          <table:table-cell office:value-type="float" office:value="5.8900000000000001E-2"/>
          <table:table-cell office:value-type="float" office:value="2890"/>
          <table:table-cell office:value-type="float" office:value="6.5299999999999997E-2"/>
          <table:table-cell table:number-columns-repeated="4"/>
          <table:table-cell office:value-type="float" office:value="4106"/>
          <table:table-cell office:value-type="float" office:value="9.2799999999999994E-2"/>
          <table:table-cell office:value-type="float" office:value="2292"/>
          <table:table-cell office:value-type="float" office:value="5.1799999999999999E-2"/>
          <table:table-cell office:value-type="float" office:value="1814"/>
          <table:table-cell office:value-type="float" office:value="4.1000000000000002E-2"/>
          <table:table-cell table:number-columns-repeated="4"/>
          <table:table-cell office:value-type="float" office:value="0.74719999999999998"/>
          <table:table-cell office:value-type="float" office:value="0.87980000000000003"/>
          <table:table-cell office:value-type="float" office:value="0.62770000000000004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orth East"/>
          <table:table-cell office:value-type="float" office:value="751481"/>
          <table:table-cell office:value-type="float" office:value="63477"/>
          <table:table-cell office:value-type="float" office:value="8.4500000000000006E-2"/>
          <table:table-cell office:value-type="float" office:value="29302"/>
          <table:table-cell office:value-type="float" office:value="3.9E-2"/>
          <table:table-cell office:value-type="float" office:value="34175"/>
          <table:table-cell office:value-type="float" office:value="4.5499999999999999E-2"/>
          <table:table-cell table:number-columns-repeated="4"/>
          <table:table-cell office:value-type="float" office:value="23747"/>
          <table:table-cell office:value-type="float" office:value="3.1600000000000003E-2"/>
          <table:table-cell office:value-type="float" office:value="11061"/>
          <table:table-cell office:value-type="float" office:value="1.47E-2"/>
          <table:table-cell office:value-type="float" office:value="12686"/>
          <table:table-cell office:value-type="float" office:value="1.6899999999999998E-2"/>
          <table:table-cell table:number-columns-repeated="4"/>
          <table:table-cell office:value-type="float" office:value="0.37409999999999999"/>
          <table:table-cell office:value-type="float" office:value="0.3775"/>
          <table:table-cell office:value-type="float" office:value="0.37119999999999997"/>
          <table:table-cell table:number-columns-repeated="16358"/>
        </table:table-row>
        <table:table-row>
          <table:table-cell/>
          <table:table-cell office:value-type="string" office:string-value="County Durham"/>
          <table:table-cell office:value-type="float" office:value="157571"/>
          <table:table-cell office:value-type="float" office:value="19154"/>
          <table:table-cell office:value-type="float" office:value="0.1216"/>
          <table:table-cell office:value-type="float" office:value="9813"/>
          <table:table-cell office:value-type="float" office:value="6.2300000000000001E-2"/>
          <table:table-cell office:value-type="float" office:value="9341"/>
          <table:table-cell office:value-type="float" office:value="5.9299999999999999E-2"/>
          <table:table-cell table:number-columns-repeated="4"/>
          <table:table-cell office:value-type="float" office:value="4309"/>
          <table:table-cell office:value-type="float" office:value="2.7300000000000001E-2"/>
          <table:table-cell office:value-type="float" office:value="1938"/>
          <table:table-cell office:value-type="float" office:value="1.23E-2"/>
          <table:table-cell office:value-type="float" office:value="2371"/>
          <table:table-cell office:value-type="float" office:value="1.4999999999999999E-2"/>
          <table:table-cell table:number-columns-repeated="4"/>
          <table:table-cell office:value-type="float" office:value="0.22500000000000001"/>
          <table:table-cell office:value-type="float" office:value="0.19750000000000001"/>
          <table:table-cell office:value-type="float" office:value="0.25380000000000003"/>
          <table:table-cell table:number-columns-repeated="16358"/>
        </table:table-row>
        <table:table-row>
          <table:table-cell/>
          <table:table-cell office:value-type="string" office:string-value="Darlington"/>
          <table:table-cell office:value-type="float" office:value="31678"/>
          <table:table-cell office:value-type="float" office:value="3221"/>
          <table:table-cell office:value-type="float" office:value="0.1017"/>
          <table:table-cell office:value-type="float" office:value="1924"/>
          <table:table-cell office:value-type="float" office:value="6.0699999999999997E-2"/>
          <table:table-cell office:value-type="float" office:value="1297"/>
          <table:table-cell office:value-type="float" office:value="4.0899999999999999E-2"/>
          <table:table-cell table:number-columns-repeated="4"/>
          <table:table-cell office:value-type="float" office:value="1774"/>
          <table:table-cell office:value-type="float" office:value="5.6000000000000001E-2"/>
          <table:table-cell office:value-type="float" office:value="935"/>
          <table:table-cell office:value-type="float" office:value="2.9499999999999998E-2"/>
          <table:table-cell office:value-type="float" office:value="839"/>
          <table:table-cell office:value-type="float" office:value="2.6499999999999999E-2"/>
          <table:table-cell table:number-columns-repeated="4"/>
          <table:table-cell office:value-type="float" office:value="0.55079999999999996"/>
          <table:table-cell office:value-type="float" office:value="0.48599999999999999"/>
          <table:table-cell office:value-type="float" office:value="0.64690000000000003"/>
          <table:table-cell table:number-columns-repeated="16358"/>
        </table:table-row>
        <table:table-row>
          <table:table-cell/>
          <table:table-cell office:value-type="string" office:string-value="Gateshead"/>
          <table:table-cell office:value-type="float" office:value="58410"/>
          <table:table-cell office:value-type="float" office:value="4340"/>
          <table:table-cell office:value-type="float" office:value="7.4300000000000005E-2"/>
          <table:table-cell office:value-type="float" office:value="2061"/>
          <table:table-cell office:value-type="float" office:value="3.5299999999999998E-2"/>
          <table:table-cell office:value-type="float" office:value="2279"/>
          <table:table-cell office:value-type="float" office:value="3.9E-2"/>
          <table:table-cell table:number-columns-repeated="4"/>
          <table:table-cell office:value-type="float" office:value="858"/>
          <table:table-cell office:value-type="float" office:value="1.47E-2"/>
          <table:table-cell office:value-type="float" office:value="379"/>
          <table:table-cell office:value-type="float" office:value="6.4999999999999997E-3"/>
          <table:table-cell office:value-type="float" office:value="479"/>
          <table:table-cell office:value-type="float" office:value="8.2000000000000007E-3"/>
          <table:table-cell table:number-columns-repeated="4"/>
          <table:table-cell office:value-type="float" office:value="0.19769999999999999"/>
          <table:table-cell office:value-type="float" office:value="0.18390000000000001"/>
          <table:table-cell office:value-type="float" office:value="0.2102"/>
          <table:table-cell table:number-columns-repeated="16358"/>
        </table:table-row>
        <table:table-row>
          <table:table-cell/>
          <table:table-cell office:value-type="string" office:string-value="Hartlepool"/>
          <table:table-cell office:value-type="float" office:value="27242"/>
          <table:table-cell office:value-type="float" office:value="3279"/>
          <table:table-cell office:value-type="float" office:value="0.12039999999999999"/>
          <table:table-cell office:value-type="float" office:value="1112"/>
          <table:table-cell office:value-type="float" office:value="4.0800000000000003E-2"/>
          <table:table-cell office:value-type="float" office:value="2167"/>
          <table:table-cell office:value-type="float" office:value="7.9500000000000001E-2"/>
          <table:table-cell table:number-columns-repeated="4"/>
          <table:table-cell office:value-type="float" office:value="1818"/>
          <table:table-cell office:value-type="float" office:value="6.6699999999999995E-2"/>
          <table:table-cell office:value-type="float" office:value="586"/>
          <table:table-cell office:value-type="float" office:value="2.1499999999999998E-2"/>
          <table:table-cell office:value-type="float" office:value="1232"/>
          <table:table-cell office:value-type="float" office:value="4.5199999999999997E-2"/>
          <table:table-cell table:number-columns-repeated="4"/>
          <table:table-cell office:value-type="float" office:value="0.5544"/>
          <table:table-cell office:value-type="float" office:value="0.52700000000000002"/>
          <table:table-cell office:value-type="float" office:value="0.56850000000000001"/>
          <table:table-cell table:number-columns-repeated="16358"/>
        </table:table-row>
        <table:table-row>
          <table:table-cell/>
          <table:table-cell office:value-type="string" office:string-value="Middlesbrough"/>
          <table:table-cell office:value-type="float" office:value="37220"/>
          <table:table-cell office:value-type="float" office:value="1982"/>
          <table:table-cell office:value-type="float" office:value="5.33E-2"/>
          <table:table-cell office:value-type="float" office:value="1103"/>
          <table:table-cell office:value-type="float" office:value="2.9600000000000001E-2"/>
          <table:table-cell office:value-type="float" office:value="879"/>
          <table:table-cell office:value-type="float" office:value="2.3599999999999999E-2"/>
          <table:table-cell table:number-columns-repeated="4"/>
          <table:table-cell office:value-type="float" office:value="1134"/>
          <table:table-cell office:value-type="float" office:value="3.0499999999999999E-2"/>
          <table:table-cell office:value-type="float" office:value="530"/>
          <table:table-cell office:value-type="float" office:value="1.4200000000000001E-2"/>
          <table:table-cell office:value-type="float" office:value="604"/>
          <table:table-cell office:value-type="float" office:value="1.6199999999999999E-2"/>
          <table:table-cell table:number-columns-repeated="4"/>
          <table:table-cell office:value-type="float" office:value="0.57210000000000005"/>
          <table:table-cell office:value-type="float" office:value="0.48049999999999998"/>
          <table:table-cell office:value-type="float" office:value="0.68710000000000004"/>
          <table:table-cell table:number-columns-repeated="16358"/>
        </table:table-row>
        <table:table-row>
          <table:table-cell/>
          <table:table-cell office:value-type="string" office:string-value="Newcastle upon Tyne"/>
          <table:table-cell office:value-type="float" office:value="70640"/>
          <table:table-cell office:value-type="float" office:value="2589"/>
          <table:table-cell office:value-type="float" office:value="3.6700000000000003E-2"/>
          <table:table-cell office:value-type="float" office:value="955"/>
          <table:table-cell office:value-type="float" office:value="1.35E-2"/>
          <table:table-cell office:value-type="float" office:value="1634"/>
          <table:table-cell office:value-type="float" office:value="2.3099999999999999E-2"/>
          <table:table-cell table:number-columns-repeated="4"/>
          <table:table-cell office:value-type="float" office:value="1412"/>
          <table:table-cell office:value-type="float" office:value="0.02"/>
          <table:table-cell office:value-type="float" office:value="715"/>
          <table:table-cell office:value-type="float" office:value="1.01E-2"/>
          <table:table-cell office:value-type="float" office:value="697"/>
          <table:table-cell office:value-type="float" office:value="9.9000000000000008E-3"/>
          <table:table-cell table:number-columns-repeated="4"/>
          <table:table-cell office:value-type="float" office:value="0.5454"/>
          <table:table-cell office:value-type="float" office:value="0.74870000000000003"/>
          <table:table-cell office:value-type="float" office:value="0.42659999999999998"/>
          <table:table-cell table:number-columns-repeated="16358"/>
        </table:table-row>
        <table:table-row>
          <table:table-cell/>
          <table:table-cell office:value-type="string" office:string-value="North Tyneside"/>
          <table:table-cell office:value-type="float" office:value="62593"/>
          <table:table-cell office:value-type="float" office:value="3368"/>
          <table:table-cell office:value-type="float" office:value="5.3800000000000001E-2"/>
          <table:table-cell office:value-type="float" office:value="1603"/>
          <table:table-cell office:value-type="float" office:value="2.5600000000000001E-2"/>
          <table:table-cell office:value-type="float" office:value="1765"/>
          <table:table-cell office:value-type="float" office:value="2.8199999999999999E-2"/>
          <table:table-cell table:number-columns-repeated="4"/>
          <table:table-cell office:value-type="float" office:value="1513"/>
          <table:table-cell office:value-type="float" office:value="2.4199999999999999E-2"/>
          <table:table-cell office:value-type="float" office:value="731"/>
          <table:table-cell office:value-type="float" office:value="1.17E-2"/>
          <table:table-cell office:value-type="float" office:value="782"/>
          <table:table-cell office:value-type="float" office:value="1.2500000000000001E-2"/>
          <table:table-cell table:number-columns-repeated="4"/>
          <table:table-cell office:value-type="float" office:value="0.44919999999999999"/>
          <table:table-cell office:value-type="float" office:value="0.45600000000000002"/>
          <table:table-cell office:value-type="float" office:value="0.44309999999999999"/>
          <table:table-cell table:number-columns-repeated="16358"/>
        </table:table-row>
        <table:table-row>
          <table:table-cell/>
          <table:table-cell office:value-type="string" office:string-value="Northumberland"/>
          <table:table-cell office:value-type="float" office:value="101829"/>
          <table:table-cell office:value-type="float" office:value="8283"/>
          <table:table-cell office:value-type="float" office:value="8.1299999999999997E-2"/>
          <table:table-cell office:value-type="float" office:value="3779"/>
          <table:table-cell office:value-type="float" office:value="3.7100000000000001E-2"/>
          <table:table-cell office:value-type="float" office:value="4504"/>
          <table:table-cell office:value-type="float" office:value="4.4200000000000003E-2"/>
          <table:table-cell table:number-columns-repeated="4"/>
          <table:table-cell office:value-type="float" office:value="3520"/>
          <table:table-cell office:value-type="float" office:value="3.4599999999999999E-2"/>
          <table:table-cell office:value-type="float" office:value="1878"/>
          <table:table-cell office:value-type="float" office:value="1.84E-2"/>
          <table:table-cell office:value-type="float" office:value="1642"/>
          <table:table-cell office:value-type="float" office:value="1.61E-2"/>
          <table:table-cell table:number-columns-repeated="4"/>
          <table:table-cell office:value-type="float" office:value="0.42499999999999999"/>
          <table:table-cell office:value-type="float" office:value="0.497"/>
          <table:table-cell office:value-type="float" office:value="0.36459999999999998"/>
          <table:table-cell table:number-columns-repeated="16358"/>
        </table:table-row>
        <table:table-row>
          <table:table-cell/>
          <table:table-cell office:value-type="string" office:string-value="Redcar and Cleveland"/>
          <table:table-cell office:value-type="float" office:value="40905"/>
          <table:table-cell office:value-type="float" office:value="2720"/>
          <table:table-cell office:value-type="float" office:value="6.6500000000000004E-2"/>
          <table:table-cell office:value-type="float" office:value="1216"/>
          <table:table-cell office:value-type="float" office:value="2.9700000000000001E-2"/>
          <table:table-cell office:value-type="float" office:value="1504"/>
          <table:table-cell office:value-type="float" office:value="3.6799999999999999E-2"/>
          <table:table-cell table:number-columns-repeated="4"/>
          <table:table-cell office:value-type="float" office:value="1388"/>
          <table:table-cell office:value-type="float" office:value="3.39E-2"/>
          <table:table-cell office:value-type="float" office:value="652"/>
          <table:table-cell office:value-type="float" office:value="1.5900000000000001E-2"/>
          <table:table-cell office:value-type="float" office:value="736"/>
          <table:table-cell office:value-type="float" office:value="1.7999999999999999E-2"/>
          <table:table-cell table:number-columns-repeated="4"/>
          <table:table-cell office:value-type="float" office:value="0.51029999999999998"/>
          <table:table-cell office:value-type="float" office:value="0.53620000000000001"/>
          <table:table-cell office:value-type="float" office:value="0.4894"/>
          <table:table-cell table:number-columns-repeated="16358"/>
        </table:table-row>
        <table:table-row>
          <table:table-cell/>
          <table:table-cell office:value-type="string" office:string-value="South Tyneside"/>
          <table:table-cell office:value-type="float" office:value="41549"/>
          <table:table-cell office:value-type="float" office:value="4469"/>
          <table:table-cell office:value-type="float" office:value="0.1076"/>
          <table:table-cell office:value-type="float" office:value="1316"/>
          <table:table-cell office:value-type="float" office:value="3.1699999999999999E-2"/>
          <table:table-cell office:value-type="float" office:value="3153"/>
          <table:table-cell office:value-type="float" office:value="7.5899999999999995E-2"/>
          <table:table-cell table:number-columns-repeated="4"/>
          <table:table-cell office:value-type="float" office:value="1307"/>
          <table:table-cell office:value-type="float" office:value="3.15E-2"/>
          <table:table-cell office:value-type="float" office:value="515"/>
          <table:table-cell office:value-type="float" office:value="1.24E-2"/>
          <table:table-cell office:value-type="float" office:value="792"/>
          <table:table-cell office:value-type="float" office:value="1.9099999999999999E-2"/>
          <table:table-cell table:number-columns-repeated="4"/>
          <table:table-cell office:value-type="float" office:value="0.29249999999999998"/>
          <table:table-cell office:value-type="float" office:value="0.39129999999999998"/>
          <table:table-cell office:value-type="float" office:value="0.25119999999999998"/>
          <table:table-cell table:number-columns-repeated="16358"/>
        </table:table-row>
        <table:table-row>
          <table:table-cell/>
          <table:table-cell office:value-type="string" office:string-value="Stockton-on-Tees"/>
          <table:table-cell office:value-type="float" office:value="50534"/>
          <table:table-cell office:value-type="float" office:value="3842"/>
          <table:table-cell office:value-type="float" office:value="7.5999999999999998E-2"/>
          <table:table-cell office:value-type="float" office:value="1904"/>
          <table:table-cell office:value-type="float" office:value="3.7699999999999997E-2"/>
          <table:table-cell office:value-type="float" office:value="1938"/>
          <table:table-cell office:value-type="float" office:value="3.8399999999999997E-2"/>
          <table:table-cell table:number-columns-repeated="4"/>
          <table:table-cell office:value-type="float" office:value="2459"/>
          <table:table-cell office:value-type="float" office:value="4.87E-2"/>
          <table:table-cell office:value-type="float" office:value="1279"/>
          <table:table-cell office:value-type="float" office:value="2.53E-2"/>
          <table:table-cell office:value-type="float" office:value="1180"/>
          <table:table-cell office:value-type="float" office:value="2.3400000000000001E-2"/>
          <table:table-cell table:number-columns-repeated="4"/>
          <table:table-cell office:value-type="float" office:value="0.64"/>
          <table:table-cell office:value-type="float" office:value="0.67169999999999996"/>
          <table:table-cell office:value-type="float" office:value="0.6089"/>
          <table:table-cell table:number-columns-repeated="16358"/>
        </table:table-row>
        <table:table-row>
          <table:table-cell/>
          <table:table-cell office:value-type="string" office:string-value="Sunderland"/>
          <table:table-cell office:value-type="float" office:value="71310"/>
          <table:table-cell office:value-type="float" office:value="6230"/>
          <table:table-cell office:value-type="float" office:value="8.7400000000000005E-2"/>
          <table:table-cell office:value-type="float" office:value="2516"/>
          <table:table-cell office:value-type="float" office:value="3.5299999999999998E-2"/>
          <table:table-cell office:value-type="float" office:value="3714"/>
          <table:table-cell office:value-type="float" office:value="5.21E-2"/>
          <table:table-cell table:number-columns-repeated="4"/>
          <table:table-cell office:value-type="float" office:value="2255"/>
          <table:table-cell office:value-type="float" office:value="3.1600000000000003E-2"/>
          <table:table-cell office:value-type="float" office:value="923"/>
          <table:table-cell office:value-type="float" office:value="1.29E-2"/>
          <table:table-cell office:value-type="float" office:value="1332"/>
          <table:table-cell office:value-type="float" office:value="1.8700000000000001E-2"/>
          <table:table-cell table:number-columns-repeated="4"/>
          <table:table-cell office:value-type="float" office:value="0.36199999999999999"/>
          <table:table-cell office:value-type="float" office:value="0.3669"/>
          <table:table-cell office:value-type="float" office:value="0.35859999999999997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orth West"/>
          <table:table-cell office:value-type="float" office:value="2081317"/>
          <table:table-cell office:value-type="float" office:value="221654"/>
          <table:table-cell office:value-type="float" office:value="0.1065"/>
          <table:table-cell office:value-type="float" office:value="113092"/>
          <table:table-cell office:value-type="float" office:value="5.4300000000000001E-2"/>
          <table:table-cell office:value-type="float" office:value="108562"/>
          <table:table-cell office:value-type="float" office:value="5.2200000000000003E-2"/>
          <table:table-cell table:number-columns-repeated="4"/>
          <table:table-cell office:value-type="float" office:value="88664"/>
          <table:table-cell office:value-type="float" office:value="4.2599999999999999E-2"/>
          <table:table-cell office:value-type="float" office:value="43556"/>
          <table:table-cell office:value-type="float" office:value="2.0899999999999998E-2"/>
          <table:table-cell office:value-type="float" office:value="45108"/>
          <table:table-cell office:value-type="float" office:value="2.1700000000000001E-2"/>
          <table:table-cell table:number-columns-repeated="4"/>
          <table:table-cell office:value-type="float" office:value="0.4"/>
          <table:table-cell office:value-type="float" office:value="0.3851"/>
          <table:table-cell office:value-type="float" office:value="0.41549999999999998"/>
          <table:table-cell table:number-columns-repeated="16358"/>
        </table:table-row>
        <table:table-row>
          <table:table-cell/>
          <table:table-cell office:value-type="string" office:string-value="Blackburn with Darwen"/>
          <table:table-cell office:value-type="float" office:value="39976"/>
          <table:table-cell office:value-type="float" office:value="2367"/>
          <table:table-cell office:value-type="float" office:value="5.9200000000000003E-2"/>
          <table:table-cell office:value-type="float" office:value="1266"/>
          <table:table-cell office:value-type="float" office:value="3.1699999999999999E-2"/>
          <table:table-cell office:value-type="float" office:value="1101"/>
          <table:table-cell office:value-type="float" office:value="2.75E-2"/>
          <table:table-cell table:number-columns-repeated="4"/>
          <table:table-cell office:value-type="float" office:value="1651"/>
          <table:table-cell office:value-type="float" office:value="4.1300000000000003E-2"/>
          <table:table-cell office:value-type="float" office:value="733"/>
          <table:table-cell office:value-type="float" office:value="1.83E-2"/>
          <table:table-cell office:value-type="float" office:value="918"/>
          <table:table-cell office:value-type="float" office:value="2.3E-2"/>
          <table:table-cell table:number-columns-repeated="4"/>
          <table:table-cell office:value-type="float" office:value="0.69750000000000001"/>
          <table:table-cell office:value-type="float" office:value="0.57899999999999996"/>
          <table:table-cell office:value-type="float" office:value="0.83379999999999999"/>
          <table:table-cell table:number-columns-repeated="16358"/>
        </table:table-row>
        <table:table-row>
          <table:table-cell/>
          <table:table-cell office:value-type="string" office:string-value="Blackpool"/>
          <table:table-cell office:value-type="float" office:value="41971"/>
          <table:table-cell office:value-type="float" office:value="4248"/>
          <table:table-cell office:value-type="float" office:value="0.1012"/>
          <table:table-cell office:value-type="float" office:value="2043"/>
          <table:table-cell office:value-type="float" office:value="4.87E-2"/>
          <table:table-cell office:value-type="float" office:value="2205"/>
          <table:table-cell office:value-type="float" office:value="5.2499999999999998E-2"/>
          <table:table-cell table:number-columns-repeated="4"/>
          <table:table-cell office:value-type="float" office:value="1243"/>
          <table:table-cell office:value-type="float" office:value="2.9600000000000001E-2"/>
          <table:table-cell office:value-type="float" office:value="484"/>
          <table:table-cell office:value-type="float" office:value="1.15E-2"/>
          <table:table-cell office:value-type="float" office:value="759"/>
          <table:table-cell office:value-type="float" office:value="1.8100000000000002E-2"/>
          <table:table-cell table:number-columns-repeated="4"/>
          <table:table-cell office:value-type="float" office:value="0.29260000000000003"/>
          <table:table-cell office:value-type="float" office:value="0.2369"/>
          <table:table-cell office:value-type="float" office:value="0.34420000000000001"/>
          <table:table-cell table:number-columns-repeated="16358"/>
        </table:table-row>
        <table:table-row>
          <table:table-cell/>
          <table:table-cell office:value-type="string" office:string-value="Bolton"/>
          <table:table-cell office:value-type="float" office:value="75038"/>
          <table:table-cell office:value-type="float" office:value="17385"/>
          <table:table-cell office:value-type="float" office:value="0.23169999999999999"/>
          <table:table-cell office:value-type="float" office:value="7119"/>
          <table:table-cell office:value-type="float" office:value="9.4899999999999998E-2"/>
          <table:table-cell office:value-type="float" office:value="10266"/>
          <table:table-cell office:value-type="float" office:value="0.1368"/>
          <table:table-cell table:number-columns-repeated="4"/>
          <table:table-cell office:value-type="float" office:value="5204"/>
          <table:table-cell office:value-type="float" office:value="6.9400000000000003E-2"/>
          <table:table-cell office:value-type="float" office:value="2169"/>
          <table:table-cell office:value-type="float" office:value="2.8899999999999999E-2"/>
          <table:table-cell office:value-type="float" office:value="3035"/>
          <table:table-cell office:value-type="float" office:value="4.0399999999999998E-2"/>
          <table:table-cell table:number-columns-repeated="4"/>
          <table:table-cell office:value-type="float" office:value="0.29930000000000001"/>
          <table:table-cell office:value-type="float" office:value="0.30470000000000003"/>
          <table:table-cell office:value-type="float" office:value="0.29559999999999997"/>
          <table:table-cell table:number-columns-repeated="16358"/>
        </table:table-row>
        <table:table-row>
          <table:table-cell/>
          <table:table-cell office:value-type="string" office:string-value="Bury"/>
          <table:table-cell office:value-type="float" office:value="54946"/>
          <table:table-cell office:value-type="float" office:value="7136"/>
          <table:table-cell office:value-type="float" office:value="0.12989999999999999"/>
          <table:table-cell office:value-type="float" office:value="3545"/>
          <table:table-cell office:value-type="float" office:value="6.4500000000000002E-2"/>
          <table:table-cell office:value-type="float" office:value="3591"/>
          <table:table-cell office:value-type="float" office:value="6.54E-2"/>
          <table:table-cell table:number-columns-repeated="4"/>
          <table:table-cell office:value-type="float" office:value="4161"/>
          <table:table-cell office:value-type="float" office:value="7.5700000000000003E-2"/>
          <table:table-cell office:value-type="float" office:value="2130"/>
          <table:table-cell office:value-type="float" office:value="3.8800000000000001E-2"/>
          <table:table-cell office:value-type="float" office:value="2031"/>
          <table:table-cell office:value-type="float" office:value="3.6999999999999998E-2"/>
          <table:table-cell table:number-columns-repeated="4"/>
          <table:table-cell office:value-type="float" office:value="0.58309999999999995"/>
          <table:table-cell office:value-type="float" office:value="0.6008"/>
          <table:table-cell office:value-type="float" office:value="0.56559999999999999"/>
          <table:table-cell table:number-columns-repeated="16358"/>
        </table:table-row>
        <table:table-row>
          <table:table-cell/>
          <table:table-cell office:value-type="string" office:string-value="Cheshire East"/>
          <table:table-cell office:value-type="float" office:value="119962"/>
          <table:table-cell office:value-type="float" office:value="10267"/>
          <table:table-cell office:value-type="float" office:value="8.5599999999999996E-2"/>
          <table:table-cell office:value-type="float" office:value="6217"/>
          <table:table-cell office:value-type="float" office:value="5.1799999999999999E-2"/>
          <table:table-cell office:value-type="float" office:value="4050"/>
          <table:table-cell office:value-type="float" office:value="3.3799999999999997E-2"/>
          <table:table-cell table:number-columns-repeated="4"/>
          <table:table-cell office:value-type="float" office:value="4247"/>
          <table:table-cell office:value-type="float" office:value="3.5400000000000001E-2"/>
          <table:table-cell office:value-type="float" office:value="2287"/>
          <table:table-cell office:value-type="float" office:value="1.9099999999999999E-2"/>
          <table:table-cell office:value-type="float" office:value="1960"/>
          <table:table-cell office:value-type="float" office:value="1.6299999999999999E-2"/>
          <table:table-cell table:number-columns-repeated="4"/>
          <table:table-cell office:value-type="float" office:value="0.41370000000000001"/>
          <table:table-cell office:value-type="float" office:value="0.3679"/>
          <table:table-cell office:value-type="float" office:value="0.48399999999999999"/>
          <table:table-cell table:number-columns-repeated="16358"/>
        </table:table-row>
        <table:table-row>
          <table:table-cell/>
          <table:table-cell office:value-type="string" office:string-value="Cheshire West and Chester"/>
          <table:table-cell office:value-type="float" office:value="101051"/>
          <table:table-cell office:value-type="float" office:value="5500"/>
          <table:table-cell office:value-type="float" office:value="5.4399999999999997E-2"/>
          <table:table-cell office:value-type="float" office:value="2323"/>
          <table:table-cell office:value-type="float" office:value="2.3E-2"/>
          <table:table-cell office:value-type="float" office:value="3177"/>
          <table:table-cell office:value-type="float" office:value="3.1399999999999997E-2"/>
          <table:table-cell table:number-columns-repeated="4"/>
          <table:table-cell office:value-type="float" office:value="2870"/>
          <table:table-cell office:value-type="float" office:value="2.8400000000000002E-2"/>
          <table:table-cell office:value-type="float" office:value="1434"/>
          <table:table-cell office:value-type="float" office:value="1.4200000000000001E-2"/>
          <table:table-cell office:value-type="float" office:value="1436"/>
          <table:table-cell office:value-type="float" office:value="1.4200000000000001E-2"/>
          <table:table-cell table:number-columns-repeated="4"/>
          <table:table-cell office:value-type="float" office:value="0.52180000000000004"/>
          <table:table-cell office:value-type="float" office:value="0.61729999999999996"/>
          <table:table-cell office:value-type="float" office:value="0.45200000000000001"/>
          <table:table-cell table:number-columns-repeated="16358"/>
        </table:table-row>
        <table:table-row>
          <table:table-cell/>
          <table:table-cell office:value-type="string" office:string-value="Cumbria"/>
          <table:table-cell office:value-type="float" office:value="158731"/>
          <table:table-cell office:value-type="float" office:value="15197"/>
          <table:table-cell office:value-type="float" office:value="9.5699999999999993E-2"/>
          <table:table-cell office:value-type="float" office:value="8345"/>
          <table:table-cell office:value-type="float" office:value="5.2600000000000001E-2"/>
          <table:table-cell office:value-type="float" office:value="6852"/>
          <table:table-cell office:value-type="float" office:value="4.3200000000000002E-2"/>
          <table:table-cell table:number-columns-repeated="4"/>
          <table:table-cell office:value-type="float" office:value="6045"/>
          <table:table-cell office:value-type="float" office:value="3.8100000000000002E-2"/>
          <table:table-cell office:value-type="float" office:value="3502"/>
          <table:table-cell office:value-type="float" office:value="2.2100000000000002E-2"/>
          <table:table-cell office:value-type="float" office:value="2543"/>
          <table:table-cell office:value-type="float" office:value="1.6E-2"/>
          <table:table-cell table:number-columns-repeated="4"/>
          <table:table-cell office:value-type="float" office:value="0.39779999999999999"/>
          <table:table-cell office:value-type="float" office:value="0.41970000000000002"/>
          <table:table-cell office:value-type="float" office:value="0.37109999999999999"/>
          <table:table-cell table:number-columns-repeated="16358"/>
        </table:table-row>
        <table:table-row>
          <table:table-cell/>
          <table:table-cell office:value-type="string" office:string-value="Halton"/>
          <table:table-cell office:value-type="float" office:value="34774"/>
          <table:table-cell office:value-type="float" office:value="1405"/>
          <table:table-cell office:value-type="float" office:value="4.0399999999999998E-2"/>
          <table:table-cell office:value-type="float" office:value="663"/>
          <table:table-cell office:value-type="float" office:value="1.9099999999999999E-2"/>
          <table:table-cell office:value-type="float" office:value="742"/>
          <table:table-cell office:value-type="float" office:value="2.1299999999999999E-2"/>
          <table:table-cell table:number-columns-repeated="4"/>
          <table:table-cell office:value-type="float" office:value="937"/>
          <table:table-cell office:value-type="float" office:value="2.69E-2"/>
          <table:table-cell office:value-type="float" office:value="535"/>
          <table:table-cell office:value-type="float" office:value="1.54E-2"/>
          <table:table-cell office:value-type="float" office:value="402"/>
          <table:table-cell office:value-type="float" office:value="1.1599999999999999E-2"/>
          <table:table-cell table:number-columns-repeated="4"/>
          <table:table-cell office:value-type="float" office:value="0.66690000000000005"/>
          <table:table-cell office:value-type="float" office:value="0.80689999999999995"/>
          <table:table-cell office:value-type="float" office:value="0.54179999999999995"/>
          <table:table-cell table:number-columns-repeated="16358"/>
        </table:table-row>
        <table:table-row>
          <table:table-cell/>
          <table:table-cell office:value-type="string" office:string-value="Knowsley"/>
          <table:table-cell office:value-type="float" office:value="37283"/>
          <table:table-cell office:value-type="float" office:value="3836"/>
          <table:table-cell office:value-type="float" office:value="0.10290000000000001"/>
          <table:table-cell office:value-type="float" office:value="1825"/>
          <table:table-cell office:value-type="float" office:value="4.8899999999999999E-2"/>
          <table:table-cell office:value-type="float" office:value="2011"/>
          <table:table-cell office:value-type="float" office:value="5.3900000000000003E-2"/>
          <table:table-cell table:number-columns-repeated="4"/>
          <table:table-cell office:value-type="float" office:value="1819"/>
          <table:table-cell office:value-type="float" office:value="4.8800000000000003E-2"/>
          <table:table-cell office:value-type="float" office:value="828"/>
          <table:table-cell office:value-type="float" office:value="2.2200000000000001E-2"/>
          <table:table-cell office:value-type="float" office:value="991"/>
          <table:table-cell office:value-type="float" office:value="2.6599999999999999E-2"/>
          <table:table-cell table:number-columns-repeated="4"/>
          <table:table-cell office:value-type="float" office:value="0.47420000000000001"/>
          <table:table-cell office:value-type="float" office:value="0.45369999999999999"/>
          <table:table-cell office:value-type="float" office:value="0.49280000000000002"/>
          <table:table-cell table:number-columns-repeated="16358"/>
        </table:table-row>
        <table:table-row>
          <table:table-cell/>
          <table:table-cell office:value-type="string" office:string-value="Lancashire"/>
          <table:table-cell office:value-type="float" office:value="354935"/>
          <table:table-cell office:value-type="float" office:value="55634"/>
          <table:table-cell office:value-type="float" office:value="0.15670000000000001"/>
          <table:table-cell office:value-type="float" office:value="29348"/>
          <table:table-cell office:value-type="float" office:value="8.2699999999999996E-2"/>
          <table:table-cell office:value-type="float" office:value="26286"/>
          <table:table-cell office:value-type="float" office:value="7.4099999999999999E-2"/>
          <table:table-cell table:number-columns-repeated="4"/>
          <table:table-cell office:value-type="float" office:value="24755"/>
          <table:table-cell office:value-type="float" office:value="6.9699999999999998E-2"/>
          <table:table-cell office:value-type="float" office:value="11928"/>
          <table:table-cell office:value-type="float" office:value="3.3599999999999998E-2"/>
          <table:table-cell office:value-type="float" office:value="12827"/>
          <table:table-cell office:value-type="float" office:value="3.61E-2"/>
          <table:table-cell table:number-columns-repeated="4"/>
          <table:table-cell office:value-type="float" office:value="0.44500000000000001"/>
          <table:table-cell office:value-type="float" office:value="0.40639999999999998"/>
          <table:table-cell office:value-type="float" office:value="0.48799999999999999"/>
          <table:table-cell table:number-columns-repeated="16358"/>
        </table:table-row>
        <table:table-row>
          <table:table-cell/>
          <table:table-cell office:value-type="string" office:string-value="Liverpool"/>
          <table:table-cell office:value-type="float" office:value="122607"/>
          <table:table-cell office:value-type="float" office:value="7774"/>
          <table:table-cell office:value-type="float" office:value="6.3399999999999998E-2"/>
          <table:table-cell office:value-type="float" office:value="3756"/>
          <table:table-cell office:value-type="float" office:value="3.0599999999999999E-2"/>
          <table:table-cell office:value-type="float" office:value="4018"/>
          <table:table-cell office:value-type="float" office:value="3.2800000000000003E-2"/>
          <table:table-cell table:number-columns-repeated="4"/>
          <table:table-cell office:value-type="float" office:value="4723"/>
          <table:table-cell office:value-type="float" office:value="3.85E-2"/>
          <table:table-cell office:value-type="float" office:value="2424"/>
          <table:table-cell office:value-type="float" office:value="1.9800000000000002E-2"/>
          <table:table-cell office:value-type="float" office:value="2299"/>
          <table:table-cell office:value-type="float" office:value="1.8800000000000001E-2"/>
          <table:table-cell table:number-columns-repeated="4"/>
          <table:table-cell office:value-type="float" office:value="0.60750000000000004"/>
          <table:table-cell office:value-type="float" office:value="0.64539999999999997"/>
          <table:table-cell office:value-type="float" office:value="0.57220000000000004"/>
          <table:table-cell table:number-columns-repeated="16358"/>
        </table:table-row>
        <table:table-row>
          <table:table-cell/>
          <table:table-cell office:value-type="string" office:string-value="Manchester"/>
          <table:table-cell office:value-type="float" office:value="140261"/>
          <table:table-cell office:value-type="float" office:value="7161"/>
          <table:table-cell office:value-type="float" office:value="5.11E-2"/>
          <table:table-cell office:value-type="float" office:value="3182"/>
          <table:table-cell office:value-type="float" office:value="2.2700000000000001E-2"/>
          <table:table-cell office:value-type="float" office:value="3979"/>
          <table:table-cell office:value-type="float" office:value="2.8400000000000002E-2"/>
          <table:table-cell table:number-columns-repeated="4"/>
          <table:table-cell office:value-type="float" office:value="2318"/>
          <table:table-cell office:value-type="float" office:value="1.6500000000000001E-2"/>
          <table:table-cell office:value-type="float" office:value="974"/>
          <table:table-cell office:value-type="float" office:value="6.8999999999999999E-3"/>
          <table:table-cell office:value-type="float" office:value="1344"/>
          <table:table-cell office:value-type="float" office:value="9.5999999999999992E-3"/>
          <table:table-cell table:number-columns-repeated="4"/>
          <table:table-cell office:value-type="float" office:value="0.32369999999999999"/>
          <table:table-cell office:value-type="float" office:value="0.30609999999999998"/>
          <table:table-cell office:value-type="float" office:value="0.33779999999999999"/>
          <table:table-cell table:number-columns-repeated="16358"/>
        </table:table-row>
        <table:table-row>
          <table:table-cell/>
          <table:table-cell office:value-type="string" office:string-value="Oldham"/>
          <table:table-cell office:value-type="float" office:value="63481"/>
          <table:table-cell office:value-type="float" office:value="2067"/>
          <table:table-cell office:value-type="float" office:value="3.2599999999999997E-2"/>
          <table:table-cell office:value-type="float" office:value="1141"/>
          <table:table-cell office:value-type="float" office:value="1.7999999999999999E-2"/>
          <table:table-cell office:value-type="float" office:value="926"/>
          <table:table-cell office:value-type="float" office:value="1.46E-2"/>
          <table:table-cell table:number-columns-repeated="4"/>
          <table:table-cell office:value-type="float" office:value="1487"/>
          <table:table-cell office:value-type="float" office:value="2.3400000000000001E-2"/>
          <table:table-cell office:value-type="float" office:value="799"/>
          <table:table-cell office:value-type="float" office:value="1.26E-2"/>
          <table:table-cell office:value-type="float" office:value="688"/>
          <table:table-cell office:value-type="float" office:value="1.0800000000000001E-2"/>
          <table:table-cell table:number-columns-repeated="4"/>
          <table:table-cell office:value-type="float" office:value="0.71940000000000004"/>
          <table:table-cell office:value-type="float" office:value="0.70030000000000003"/>
          <table:table-cell office:value-type="float" office:value="0.74299999999999999"/>
          <table:table-cell table:number-columns-repeated="16358"/>
        </table:table-row>
        <table:table-row>
          <table:table-cell/>
          <table:table-cell office:value-type="string" office:string-value="Rochdale"/>
          <table:table-cell office:value-type="float" office:value="55880"/>
          <table:table-cell office:value-type="float" office:value="13018"/>
          <table:table-cell office:value-type="float" office:value="0.23300000000000001"/>
          <table:table-cell office:value-type="float" office:value="6528"/>
          <table:table-cell office:value-type="float" office:value="0.1168"/>
          <table:table-cell office:value-type="float" office:value="6490"/>
          <table:table-cell office:value-type="float" office:value="0.11609999999999999"/>
          <table:table-cell table:number-columns-repeated="4"/>
          <table:table-cell office:value-type="float" office:value="4351"/>
          <table:table-cell office:value-type="float" office:value="7.7899999999999997E-2"/>
          <table:table-cell office:value-type="float" office:value="2026"/>
          <table:table-cell office:value-type="float" office:value="3.6299999999999999E-2"/>
          <table:table-cell office:value-type="float" office:value="2325"/>
          <table:table-cell office:value-type="float" office:value="4.1599999999999998E-2"/>
          <table:table-cell table:number-columns-repeated="4"/>
          <table:table-cell office:value-type="float" office:value="0.3342"/>
          <table:table-cell office:value-type="float" office:value="0.31040000000000001"/>
          <table:table-cell office:value-type="float" office:value="0.35820000000000002"/>
          <table:table-cell table:number-columns-repeated="16358"/>
        </table:table-row>
        <table:table-row>
          <table:table-cell/>
          <table:table-cell office:value-type="string" office:string-value="Salford"/>
          <table:table-cell office:value-type="float" office:value="63619"/>
          <table:table-cell office:value-type="float" office:value="5552"/>
          <table:table-cell office:value-type="float" office:value="8.7300000000000003E-2"/>
          <table:table-cell office:value-type="float" office:value="3966"/>
          <table:table-cell office:value-type="float" office:value="6.2300000000000001E-2"/>
          <table:table-cell office:value-type="float" office:value="1586"/>
          <table:table-cell office:value-type="float" office:value="2.4899999999999999E-2"/>
          <table:table-cell table:number-columns-repeated="4"/>
          <table:table-cell office:value-type="float" office:value="2920"/>
          <table:table-cell office:value-type="float" office:value="4.5900000000000003E-2"/>
          <table:table-cell office:value-type="float" office:value="1799"/>
          <table:table-cell office:value-type="float" office:value="2.8299999999999999E-2"/>
          <table:table-cell office:value-type="float" office:value="1121"/>
          <table:table-cell office:value-type="float" office:value="1.7600000000000001E-2"/>
          <table:table-cell table:number-columns-repeated="4"/>
          <table:table-cell office:value-type="float" office:value="0.52590000000000003"/>
          <table:table-cell office:value-type="float" office:value="0.4536"/>
          <table:table-cell office:value-type="float" office:value="0.70679999999999998"/>
          <table:table-cell table:number-columns-repeated="16358"/>
        </table:table-row>
        <table:table-row>
          <table:table-cell/>
          <table:table-cell office:value-type="string" office:string-value="Sefton"/>
          <table:table-cell office:value-type="float" office:value="75894"/>
          <table:table-cell office:value-type="float" office:value="52"/>
          <table:table-cell office:value-type="float" office:value="6.9999999999999999E-4"/>
          <table:table-cell office:value-type="float" office:value="29"/>
          <table:table-cell office:value-type="float" office:value="4.0000000000000002E-4"/>
          <table:table-cell office:value-type="float" office:value="23"/>
          <table:table-cell office:value-type="float" office:value="2.9999999999999997E-4"/>
          <table:table-cell table:number-columns-repeated="4"/>
          <table:table-cell office:value-type="float" office:value="46"/>
          <table:table-cell office:value-type="float" office:value="5.9999999999999995E-4"/>
          <table:table-cell office:value-type="float" office:value="23"/>
          <table:table-cell office:value-type="float" office:value="2.9999999999999997E-4"/>
          <table:table-cell office:value-type="float" office:value="23"/>
          <table:table-cell office:value-type="float" office:value="2.9999999999999997E-4"/>
          <table:table-cell table:number-columns-repeated="4"/>
          <table:table-cell office:value-type="float" office:value="0.88460000000000005"/>
          <table:table-cell office:value-type="float" office:value="0.79310000000000003"/>
          <table:table-cell office:value-type="float" office:value="1"/>
          <table:table-cell table:number-columns-repeated="16358"/>
        </table:table-row>
        <table:table-row>
          <table:table-cell/>
          <table:table-cell office:value-type="string" office:string-value="St. Helens"/>
          <table:table-cell office:value-type="float" office:value="54093"/>
          <table:table-cell office:value-type="float" office:value="3686"/>
          <table:table-cell office:value-type="float" office:value="6.8099999999999994E-2"/>
          <table:table-cell office:value-type="float" office:value="2216"/>
          <table:table-cell office:value-type="float" office:value="4.1000000000000002E-2"/>
          <table:table-cell office:value-type="float" office:value="1470"/>
          <table:table-cell office:value-type="float" office:value="2.7199999999999998E-2"/>
          <table:table-cell table:number-columns-repeated="4"/>
          <table:table-cell office:value-type="float" office:value="1779"/>
          <table:table-cell office:value-type="float" office:value="3.2899999999999999E-2"/>
          <table:table-cell office:value-type="float" office:value="862"/>
          <table:table-cell office:value-type="float" office:value="1.5900000000000001E-2"/>
          <table:table-cell office:value-type="float" office:value="917"/>
          <table:table-cell office:value-type="float" office:value="1.7000000000000001E-2"/>
          <table:table-cell table:number-columns-repeated="4"/>
          <table:table-cell office:value-type="float" office:value="0.48259999999999997"/>
          <table:table-cell office:value-type="float" office:value="0.38900000000000001"/>
          <table:table-cell office:value-type="float" office:value="0.62380000000000002"/>
          <table:table-cell table:number-columns-repeated="16358"/>
        </table:table-row>
        <table:table-row>
          <table:table-cell/>
          <table:table-cell office:value-type="string" office:string-value="Stockport"/>
          <table:table-cell office:value-type="float" office:value="91317"/>
          <table:table-cell office:value-type="float" office:value="12639"/>
          <table:table-cell office:value-type="float" office:value="0.1384"/>
          <table:table-cell office:value-type="float" office:value="6473"/>
          <table:table-cell office:value-type="float" office:value="7.0900000000000005E-2"/>
          <table:table-cell office:value-type="float" office:value="6166"/>
          <table:table-cell office:value-type="float" office:value="6.7500000000000004E-2"/>
          <table:table-cell table:number-columns-repeated="4"/>
          <table:table-cell office:value-type="float" office:value="3273"/>
          <table:table-cell office:value-type="float" office:value="3.5799999999999998E-2"/>
          <table:table-cell office:value-type="float" office:value="1672"/>
          <table:table-cell office:value-type="float" office:value="1.83E-2"/>
          <table:table-cell office:value-type="float" office:value="1601"/>
          <table:table-cell office:value-type="float" office:value="1.7500000000000002E-2"/>
          <table:table-cell table:number-columns-repeated="4"/>
          <table:table-cell office:value-type="float" office:value="0.25900000000000001"/>
          <table:table-cell office:value-type="float" office:value="0.25829999999999997"/>
          <table:table-cell office:value-type="float" office:value="0.2596"/>
          <table:table-cell table:number-columns-repeated="16358"/>
        </table:table-row>
        <table:table-row>
          <table:table-cell/>
          <table:table-cell office:value-type="string" office:string-value="Tameside"/>
          <table:table-cell office:value-type="float" office:value="66031"/>
          <table:table-cell office:value-type="float" office:value="4660"/>
          <table:table-cell office:value-type="float" office:value="7.0599999999999996E-2"/>
          <table:table-cell office:value-type="float" office:value="2008"/>
          <table:table-cell office:value-type="float" office:value="3.04E-2"/>
          <table:table-cell office:value-type="float" office:value="2652"/>
          <table:table-cell office:value-type="float" office:value="4.02E-2"/>
          <table:table-cell table:number-columns-repeated="4"/>
          <table:table-cell office:value-type="float" office:value="1899"/>
          <table:table-cell office:value-type="float" office:value="2.8799999999999999E-2"/>
          <table:table-cell office:value-type="float" office:value="821"/>
          <table:table-cell office:value-type="float" office:value="1.24E-2"/>
          <table:table-cell office:value-type="float" office:value="1078"/>
          <table:table-cell office:value-type="float" office:value="1.6299999999999999E-2"/>
          <table:table-cell table:number-columns-repeated="4"/>
          <table:table-cell office:value-type="float" office:value="0.40749999999999997"/>
          <table:table-cell office:value-type="float" office:value="0.40889999999999999"/>
          <table:table-cell office:value-type="float" office:value="0.40649999999999997"/>
          <table:table-cell table:number-columns-repeated="16358"/>
        </table:table-row>
        <table:table-row>
          <table:table-cell/>
          <table:table-cell office:value-type="string" office:string-value="Trafford"/>
          <table:table-cell office:value-type="float" office:value="69665"/>
          <table:table-cell office:value-type="float" office:value="8213"/>
          <table:table-cell office:value-type="float" office:value="0.1179"/>
          <table:table-cell office:value-type="float" office:value="5308"/>
          <table:table-cell office:value-type="float" office:value="7.6200000000000004E-2"/>
          <table:table-cell office:value-type="float" office:value="2905"/>
          <table:table-cell office:value-type="float" office:value="4.1700000000000001E-2"/>
          <table:table-cell table:number-columns-repeated="4"/>
          <table:table-cell office:value-type="float" office:value="2925"/>
          <table:table-cell office:value-type="float" office:value="4.2000000000000003E-2"/>
          <table:table-cell office:value-type="float" office:value="1532"/>
          <table:table-cell office:value-type="float" office:value="2.1999999999999999E-2"/>
          <table:table-cell office:value-type="float" office:value="1393"/>
          <table:table-cell office:value-type="float" office:value="0.02"/>
          <table:table-cell table:number-columns-repeated="4"/>
          <table:table-cell office:value-type="float" office:value="0.35610000000000003"/>
          <table:table-cell office:value-type="float" office:value="0.28860000000000002"/>
          <table:table-cell office:value-type="float" office:value="0.47949999999999998"/>
          <table:table-cell table:number-columns-repeated="16358"/>
        </table:table-row>
        <table:table-row>
          <table:table-cell/>
          <table:table-cell office:value-type="string" office:string-value="Warrington"/>
          <table:table-cell office:value-type="float" office:value="63648"/>
          <table:table-cell office:value-type="float" office:value="6704"/>
          <table:table-cell office:value-type="float" office:value="0.1053"/>
          <table:table-cell office:value-type="float" office:value="4023"/>
          <table:table-cell office:value-type="float" office:value="6.3200000000000006E-2"/>
          <table:table-cell office:value-type="float" office:value="2681"/>
          <table:table-cell office:value-type="float" office:value="4.2099999999999999E-2"/>
          <table:table-cell table:number-columns-repeated="4"/>
          <table:table-cell office:value-type="float" office:value="1685"/>
          <table:table-cell office:value-type="float" office:value="2.6499999999999999E-2"/>
          <table:table-cell office:value-type="float" office:value="806"/>
          <table:table-cell office:value-type="float" office:value="1.2699999999999999E-2"/>
          <table:table-cell office:value-type="float" office:value="879"/>
          <table:table-cell office:value-type="float" office:value="1.38E-2"/>
          <table:table-cell table:number-columns-repeated="4"/>
          <table:table-cell office:value-type="float" office:value="0.25130000000000002"/>
          <table:table-cell office:value-type="float" office:value="0.20030000000000001"/>
          <table:table-cell office:value-type="float" office:value="0.32790000000000002"/>
          <table:table-cell table:number-columns-repeated="16358"/>
        </table:table-row>
        <table:table-row>
          <table:table-cell/>
          <table:table-cell office:value-type="string" office:string-value="Wigan"/>
          <table:table-cell office:value-type="float" office:value="98780"/>
          <table:table-cell office:value-type="float" office:value="15490"/>
          <table:table-cell office:value-type="float" office:value="0.15679999999999999"/>
          <table:table-cell office:value-type="float" office:value="7056"/>
          <table:table-cell office:value-type="float" office:value="7.1400000000000005E-2"/>
          <table:table-cell office:value-type="float" office:value="8434"/>
          <table:table-cell office:value-type="float" office:value="8.5400000000000004E-2"/>
          <table:table-cell table:number-columns-repeated="4"/>
          <table:table-cell office:value-type="float" office:value="3985"/>
          <table:table-cell office:value-type="float" office:value="4.0300000000000002E-2"/>
          <table:table-cell office:value-type="float" office:value="2017"/>
          <table:table-cell office:value-type="float" office:value="2.0400000000000001E-2"/>
          <table:table-cell office:value-type="float" office:value="1968"/>
          <table:table-cell office:value-type="float" office:value="1.9900000000000001E-2"/>
          <table:table-cell table:number-columns-repeated="4"/>
          <table:table-cell office:value-type="float" office:value="0.25729999999999997"/>
          <table:table-cell office:value-type="float" office:value="0.28589999999999999"/>
          <table:table-cell office:value-type="float" office:value="0.23330000000000001"/>
          <table:table-cell table:number-columns-repeated="16358"/>
        </table:table-row>
        <table:table-row>
          <table:table-cell/>
          <table:table-cell office:value-type="string" office:string-value="Wirral"/>
          <table:table-cell office:value-type="float" office:value="97374"/>
          <table:table-cell office:value-type="float" office:value="11663"/>
          <table:table-cell office:value-type="float" office:value="0.1198"/>
          <table:table-cell office:value-type="float" office:value="4712"/>
          <table:table-cell office:value-type="float" office:value="4.8399999999999999E-2"/>
          <table:table-cell office:value-type="float" office:value="6951"/>
          <table:table-cell office:value-type="float" office:value="7.1400000000000005E-2"/>
          <table:table-cell table:number-columns-repeated="4"/>
          <table:table-cell office:value-type="float" office:value="4341"/>
          <table:table-cell office:value-type="float" office:value="4.4600000000000001E-2"/>
          <table:table-cell office:value-type="float" office:value="1771"/>
          <table:table-cell office:value-type="float" office:value="1.8200000000000001E-2"/>
          <table:table-cell office:value-type="float" office:value="2570"/>
          <table:table-cell office:value-type="float" office:value="2.64E-2"/>
          <table:table-cell table:number-columns-repeated="4"/>
          <table:table-cell office:value-type="float" office:value="0.37219999999999998"/>
          <table:table-cell office:value-type="float" office:value="0.37580000000000002"/>
          <table:table-cell office:value-type="float" office:value="0.36969999999999997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South East"/>
          <table:table-cell office:value-type="float" office:value="2578055"/>
          <table:table-cell office:value-type="float" office:value="217880"/>
          <table:table-cell office:value-type="float" office:value="8.4500000000000006E-2"/>
          <table:table-cell office:value-type="float" office:value="101683"/>
          <table:table-cell office:value-type="float" office:value="3.9399999999999998E-2"/>
          <table:table-cell office:value-type="float" office:value="116197"/>
          <table:table-cell office:value-type="float" office:value="4.5100000000000001E-2"/>
          <table:table-cell table:number-columns-repeated="4"/>
          <table:table-cell office:value-type="float" office:value="87177"/>
          <table:table-cell office:value-type="float" office:value="3.3799999999999997E-2"/>
          <table:table-cell office:value-type="float" office:value="41207"/>
          <table:table-cell office:value-type="float" office:value="1.6E-2"/>
          <table:table-cell office:value-type="float" office:value="45970"/>
          <table:table-cell office:value-type="float" office:value="1.78E-2"/>
          <table:table-cell table:number-columns-repeated="4"/>
          <table:table-cell office:value-type="float" office:value="0.40010000000000001"/>
          <table:table-cell office:value-type="float" office:value="0.4052"/>
          <table:table-cell office:value-type="float" office:value="0.39560000000000001"/>
          <table:table-cell table:number-columns-repeated="16358"/>
        </table:table-row>
        <table:table-row>
          <table:table-cell/>
          <table:table-cell office:value-type="string" office:string-value="Bracknell Forest"/>
          <table:table-cell office:value-type="float" office:value="35578"/>
          <table:table-cell office:value-type="float" office:value="1953"/>
          <table:table-cell office:value-type="float" office:value="5.4899999999999997E-2"/>
          <table:table-cell office:value-type="float" office:value="1457"/>
          <table:table-cell office:value-type="float" office:value="4.1000000000000002E-2"/>
          <table:table-cell office:value-type="float" office:value="496"/>
          <table:table-cell office:value-type="float" office:value="1.3899999999999999E-2"/>
          <table:table-cell table:number-columns-repeated="4"/>
          <table:table-cell office:value-type="float" office:value="674"/>
          <table:table-cell office:value-type="float" office:value="1.89E-2"/>
          <table:table-cell office:value-type="float" office:value="396"/>
          <table:table-cell office:value-type="float" office:value="1.11E-2"/>
          <table:table-cell office:value-type="float" office:value="278"/>
          <table:table-cell office:value-type="float" office:value="7.7999999999999996E-3"/>
          <table:table-cell table:number-columns-repeated="4"/>
          <table:table-cell office:value-type="float" office:value="0.34510000000000002"/>
          <table:table-cell office:value-type="float" office:value="0.27179999999999999"/>
          <table:table-cell office:value-type="float" office:value="0.5605"/>
          <table:table-cell table:number-columns-repeated="16358"/>
        </table:table-row>
        <table:table-row>
          <table:table-cell/>
          <table:table-cell office:value-type="string" office:string-value="Brighton and Hove"/>
          <table:table-cell office:value-type="float" office:value="76854"/>
          <table:table-cell office:value-type="float" office:value="7564"/>
          <table:table-cell office:value-type="float" office:value="9.8400000000000001E-2"/>
          <table:table-cell office:value-type="float" office:value="3753"/>
          <table:table-cell office:value-type="float" office:value="4.8800000000000003E-2"/>
          <table:table-cell office:value-type="float" office:value="3811"/>
          <table:table-cell office:value-type="float" office:value="4.9599999999999998E-2"/>
          <table:table-cell table:number-columns-repeated="4"/>
          <table:table-cell office:value-type="float" office:value="3521"/>
          <table:table-cell office:value-type="float" office:value="4.58E-2"/>
          <table:table-cell office:value-type="float" office:value="1750"/>
          <table:table-cell office:value-type="float" office:value="2.2800000000000001E-2"/>
          <table:table-cell office:value-type="float" office:value="1771"/>
          <table:table-cell office:value-type="float" office:value="2.3E-2"/>
          <table:table-cell table:number-columns-repeated="4"/>
          <table:table-cell office:value-type="float" office:value="0.46550000000000002"/>
          <table:table-cell office:value-type="float" office:value="0.46629999999999999"/>
          <table:table-cell office:value-type="float" office:value="0.4647"/>
          <table:table-cell table:number-columns-repeated="16358"/>
        </table:table-row>
        <table:table-row>
          <table:table-cell/>
          <table:table-cell office:value-type="string" office:string-value="Buckinghamshire"/>
          <table:table-cell office:value-type="float" office:value="161700"/>
          <table:table-cell office:value-type="float" office:value="13603"/>
          <table:table-cell office:value-type="float" office:value="8.4099999999999994E-2"/>
          <table:table-cell office:value-type="float" office:value="6544"/>
          <table:table-cell office:value-type="float" office:value="4.0500000000000001E-2"/>
          <table:table-cell office:value-type="float" office:value="7059"/>
          <table:table-cell office:value-type="float" office:value="4.3700000000000003E-2"/>
          <table:table-cell table:number-columns-repeated="4"/>
          <table:table-cell office:value-type="float" office:value="5598"/>
          <table:table-cell office:value-type="float" office:value="3.4599999999999999E-2"/>
          <table:table-cell office:value-type="float" office:value="2844"/>
          <table:table-cell office:value-type="float" office:value="1.7600000000000001E-2"/>
          <table:table-cell office:value-type="float" office:value="2754"/>
          <table:table-cell office:value-type="float" office:value="1.7000000000000001E-2"/>
          <table:table-cell table:number-columns-repeated="4"/>
          <table:table-cell office:value-type="float" office:value="0.41149999999999998"/>
          <table:table-cell office:value-type="float" office:value="0.43459999999999999"/>
          <table:table-cell office:value-type="float" office:value="0.3901"/>
          <table:table-cell table:number-columns-repeated="16358"/>
        </table:table-row>
        <table:table-row>
          <table:table-cell/>
          <table:table-cell office:value-type="string" office:string-value="East Sussex"/>
          <table:table-cell office:value-type="float" office:value="169741"/>
          <table:table-cell office:value-type="float" office:value="14836"/>
          <table:table-cell office:value-type="float" office:value="8.7400000000000005E-2"/>
          <table:table-cell office:value-type="float" office:value="6294"/>
          <table:table-cell office:value-type="float" office:value="3.7100000000000001E-2"/>
          <table:table-cell office:value-type="float" office:value="8542"/>
          <table:table-cell office:value-type="float" office:value="5.0299999999999997E-2"/>
          <table:table-cell table:number-columns-repeated="4"/>
          <table:table-cell office:value-type="float" office:value="7967"/>
          <table:table-cell office:value-type="float" office:value="4.6899999999999997E-2"/>
          <table:table-cell office:value-type="float" office:value="3931"/>
          <table:table-cell office:value-type="float" office:value="2.3199999999999998E-2"/>
          <table:table-cell office:value-type="float" office:value="4036"/>
          <table:table-cell office:value-type="float" office:value="2.3800000000000002E-2"/>
          <table:table-cell table:number-columns-repeated="4"/>
          <table:table-cell office:value-type="float" office:value="0.53700000000000003"/>
          <table:table-cell office:value-type="float" office:value="0.62460000000000004"/>
          <table:table-cell office:value-type="float" office:value="0.47249999999999998"/>
          <table:table-cell table:number-columns-repeated="16358"/>
        </table:table-row>
        <table:table-row>
          <table:table-cell/>
          <table:table-cell office:value-type="string" office:string-value="Hampshire"/>
          <table:table-cell office:value-type="float" office:value="418131"/>
          <table:table-cell office:value-type="float" office:value="35669"/>
          <table:table-cell office:value-type="float" office:value="8.5300000000000001E-2"/>
          <table:table-cell office:value-type="float" office:value="16262"/>
          <table:table-cell office:value-type="float" office:value="3.8899999999999997E-2"/>
          <table:table-cell office:value-type="float" office:value="19407"/>
          <table:table-cell office:value-type="float" office:value="4.6399999999999997E-2"/>
          <table:table-cell table:number-columns-repeated="4"/>
          <table:table-cell office:value-type="float" office:value="16735"/>
          <table:table-cell office:value-type="float" office:value="0.04"/>
          <table:table-cell office:value-type="float" office:value="8479"/>
          <table:table-cell office:value-type="float" office:value="2.0299999999999999E-2"/>
          <table:table-cell office:value-type="float" office:value="8256"/>
          <table:table-cell office:value-type="float" office:value="1.9699999999999999E-2"/>
          <table:table-cell table:number-columns-repeated="4"/>
          <table:table-cell office:value-type="float" office:value="0.46920000000000001"/>
          <table:table-cell office:value-type="float" office:value="0.52139999999999997"/>
          <table:table-cell office:value-type="float" office:value="0.4254"/>
          <table:table-cell table:number-columns-repeated="16358"/>
        </table:table-row>
        <table:table-row>
          <table:table-cell/>
          <table:table-cell office:value-type="string" office:string-value="Isle of Wight"/>
          <table:table-cell office:value-type="float" office:value="44312"/>
          <table:table-cell office:value-type="float" office:value="3400"/>
          <table:table-cell office:value-type="float" office:value="7.6700000000000004E-2"/>
          <table:table-cell office:value-type="float" office:value="1685"/>
          <table:table-cell office:value-type="float" office:value="3.7999999999999999E-2"/>
          <table:table-cell office:value-type="float" office:value="1715"/>
          <table:table-cell office:value-type="float" office:value="3.8699999999999998E-2"/>
          <table:table-cell table:number-columns-repeated="4"/>
          <table:table-cell office:value-type="float" office:value="1983"/>
          <table:table-cell office:value-type="float" office:value="4.48E-2"/>
          <table:table-cell office:value-type="float" office:value="1054"/>
          <table:table-cell office:value-type="float" office:value="2.3800000000000002E-2"/>
          <table:table-cell office:value-type="float" office:value="929"/>
          <table:table-cell office:value-type="float" office:value="2.1000000000000001E-2"/>
          <table:table-cell table:number-columns-repeated="4"/>
          <table:table-cell office:value-type="float" office:value="0.58320000000000005"/>
          <table:table-cell office:value-type="float" office:value="0.62549999999999994"/>
          <table:table-cell office:value-type="float" office:value="0.54169999999999996"/>
          <table:table-cell table:number-columns-repeated="16358"/>
        </table:table-row>
        <table:table-row>
          <table:table-cell/>
          <table:table-cell office:value-type="string" office:string-value="Kent"/>
          <table:table-cell office:value-type="float" office:value="454919"/>
          <table:table-cell office:value-type="float" office:value="52322"/>
          <table:table-cell office:value-type="float" office:value="0.115"/>
          <table:table-cell office:value-type="float" office:value="21539"/>
          <table:table-cell office:value-type="float" office:value="4.7300000000000002E-2"/>
          <table:table-cell office:value-type="float" office:value="30783"/>
          <table:table-cell office:value-type="float" office:value="6.7699999999999996E-2"/>
          <table:table-cell table:number-columns-repeated="4"/>
          <table:table-cell office:value-type="float" office:value="15043"/>
          <table:table-cell office:value-type="float" office:value="3.3099999999999997E-2"/>
          <table:table-cell office:value-type="float" office:value="5896"/>
          <table:table-cell office:value-type="float" office:value="1.2999999999999999E-2"/>
          <table:table-cell office:value-type="float" office:value="9147"/>
          <table:table-cell office:value-type="float" office:value="2.01E-2"/>
          <table:table-cell table:number-columns-repeated="4"/>
          <table:table-cell office:value-type="float" office:value="0.28749999999999998"/>
          <table:table-cell office:value-type="float" office:value="0.2737"/>
          <table:table-cell office:value-type="float" office:value="0.29709999999999998"/>
          <table:table-cell table:number-columns-repeated="16358"/>
        </table:table-row>
        <table:table-row>
          <table:table-cell/>
          <table:table-cell office:value-type="string" office:string-value="Medway"/>
          <table:table-cell office:value-type="float" office:value="79030"/>
          <table:table-cell office:value-type="float" office:value="10188"/>
          <table:table-cell office:value-type="float" office:value="0.12889999999999999"/>
          <table:table-cell office:value-type="float" office:value="5578"/>
          <table:table-cell office:value-type="float" office:value="7.0599999999999996E-2"/>
          <table:table-cell office:value-type="float" office:value="4610"/>
          <table:table-cell office:value-type="float" office:value="5.8299999999999998E-2"/>
          <table:table-cell table:number-columns-repeated="4"/>
          <table:table-cell office:value-type="float" office:value="4315"/>
          <table:table-cell office:value-type="float" office:value="5.4600000000000003E-2"/>
          <table:table-cell office:value-type="float" office:value="2101"/>
          <table:table-cell office:value-type="float" office:value="2.6599999999999999E-2"/>
          <table:table-cell office:value-type="float" office:value="2214"/>
          <table:table-cell office:value-type="float" office:value="2.8000000000000001E-2"/>
          <table:table-cell table:number-columns-repeated="4"/>
          <table:table-cell office:value-type="float" office:value="0.42349999999999999"/>
          <table:table-cell office:value-type="float" office:value="0.37669999999999998"/>
          <table:table-cell office:value-type="float" office:value="0.4803"/>
          <table:table-cell table:number-columns-repeated="16358"/>
        </table:table-row>
        <table:table-row>
          <table:table-cell/>
          <table:table-cell office:value-type="string" office:string-value="Oxfordshire"/>
          <table:table-cell office:value-type="float" office:value="192328"/>
          <table:table-cell office:value-type="float" office:value="23894"/>
          <table:table-cell office:value-type="float" office:value="0.1242"/>
          <table:table-cell office:value-type="float" office:value="11772"/>
          <table:table-cell office:value-type="float" office:value="6.1199999999999997E-2"/>
          <table:table-cell office:value-type="float" office:value="12122"/>
          <table:table-cell office:value-type="float" office:value="6.3E-2"/>
          <table:table-cell table:number-columns-repeated="4"/>
          <table:table-cell office:value-type="float" office:value="8682"/>
          <table:table-cell office:value-type="float" office:value="4.5100000000000001E-2"/>
          <table:table-cell office:value-type="float" office:value="3788"/>
          <table:table-cell office:value-type="float" office:value="1.9699999999999999E-2"/>
          <table:table-cell office:value-type="float" office:value="4894"/>
          <table:table-cell office:value-type="float" office:value="2.5399999999999999E-2"/>
          <table:table-cell table:number-columns-repeated="4"/>
          <table:table-cell office:value-type="float" office:value="0.3634"/>
          <table:table-cell office:value-type="float" office:value="0.32179999999999997"/>
          <table:table-cell office:value-type="float" office:value="0.4037"/>
          <table:table-cell table:number-columns-repeated="16358"/>
        </table:table-row>
        <table:table-row>
          <table:table-cell/>
          <table:table-cell office:value-type="string" office:string-value="Portsmouth"/>
          <table:table-cell office:value-type="float" office:value="53539"/>
          <table:table-cell office:value-type="float" office:value="5258"/>
          <table:table-cell office:value-type="float" office:value="9.8199999999999996E-2"/>
          <table:table-cell office:value-type="float" office:value="2503"/>
          <table:table-cell office:value-type="float" office:value="4.6800000000000001E-2"/>
          <table:table-cell office:value-type="float" office:value="2755"/>
          <table:table-cell office:value-type="float" office:value="5.1499999999999997E-2"/>
          <table:table-cell table:number-columns-repeated="4"/>
          <table:table-cell office:value-type="float" office:value="1676"/>
          <table:table-cell office:value-type="float" office:value="3.1300000000000001E-2"/>
          <table:table-cell office:value-type="float" office:value="745"/>
          <table:table-cell office:value-type="float" office:value="1.3899999999999999E-2"/>
          <table:table-cell office:value-type="float" office:value="931"/>
          <table:table-cell office:value-type="float" office:value="1.7399999999999999E-2"/>
          <table:table-cell table:number-columns-repeated="4"/>
          <table:table-cell office:value-type="float" office:value="0.31879999999999997"/>
          <table:table-cell office:value-type="float" office:value="0.29759999999999998"/>
          <table:table-cell office:value-type="float" office:value="0.33789999999999998"/>
          <table:table-cell table:number-columns-repeated="16358"/>
        </table:table-row>
        <table:table-row>
          <table:table-cell/>
          <table:table-cell office:value-type="string" office:string-value="Reading"/>
          <table:table-cell office:value-type="float" office:value="39927"/>
          <table:table-cell office:value-type="float" office:value="1149"/>
          <table:table-cell office:value-type="float" office:value="2.8799999999999999E-2"/>
          <table:table-cell office:value-type="float" office:value="701"/>
          <table:table-cell office:value-type="float" office:value="1.7600000000000001E-2"/>
          <table:table-cell office:value-type="float" office:value="448"/>
          <table:table-cell office:value-type="float" office:value="1.12E-2"/>
          <table:table-cell table:number-columns-repeated="4"/>
          <table:table-cell office:value-type="float" office:value="895"/>
          <table:table-cell office:value-type="float" office:value="2.24E-2"/>
          <table:table-cell office:value-type="float" office:value="488"/>
          <table:table-cell office:value-type="float" office:value="1.2200000000000001E-2"/>
          <table:table-cell office:value-type="float" office:value="407"/>
          <table:table-cell office:value-type="float" office:value="1.0200000000000001E-2"/>
          <table:table-cell table:number-columns-repeated="4"/>
          <table:table-cell office:value-type="float" office:value="0.77890000000000004"/>
          <table:table-cell office:value-type="float" office:value="0.69610000000000005"/>
          <table:table-cell office:value-type="float" office:value="0.90849999999999997"/>
          <table:table-cell table:number-columns-repeated="16358"/>
        </table:table-row>
        <table:table-row>
          <table:table-cell/>
          <table:table-cell office:value-type="string" office:string-value="Slough"/>
          <table:table-cell office:value-type="float" office:value="36699"/>
          <table:table-cell office:value-type="float" office:value="3447"/>
          <table:table-cell office:value-type="float" office:value="9.3899999999999997E-2"/>
          <table:table-cell office:value-type="float" office:value="1796"/>
          <table:table-cell office:value-type="float" office:value="4.8899999999999999E-2"/>
          <table:table-cell office:value-type="float" office:value="1651"/>
          <table:table-cell office:value-type="float" office:value="4.4999999999999998E-2"/>
          <table:table-cell table:number-columns-repeated="4"/>
          <table:table-cell office:value-type="float" office:value="1325"/>
          <table:table-cell office:value-type="float" office:value="3.61E-2"/>
          <table:table-cell office:value-type="float" office:value="796"/>
          <table:table-cell office:value-type="float" office:value="2.1700000000000001E-2"/>
          <table:table-cell office:value-type="float" office:value="529"/>
          <table:table-cell office:value-type="float" office:value="1.44E-2"/>
          <table:table-cell table:number-columns-repeated="4"/>
          <table:table-cell office:value-type="float" office:value="0.38440000000000002"/>
          <table:table-cell office:value-type="float" office:value="0.44319999999999998"/>
          <table:table-cell office:value-type="float" office:value="0.32040000000000002"/>
          <table:table-cell table:number-columns-repeated="16358"/>
        </table:table-row>
        <table:table-row>
          <table:table-cell/>
          <table:table-cell office:value-type="string" office:string-value="Southampton"/>
          <table:table-cell office:value-type="float" office:value="58643"/>
          <table:table-cell office:value-type="float" office:value="5180"/>
          <table:table-cell office:value-type="float" office:value="8.8300000000000003E-2"/>
          <table:table-cell office:value-type="float" office:value="2372"/>
          <table:table-cell office:value-type="float" office:value="4.0399999999999998E-2"/>
          <table:table-cell office:value-type="float" office:value="2808"/>
          <table:table-cell office:value-type="float" office:value="4.7899999999999998E-2"/>
          <table:table-cell table:number-columns-repeated="4"/>
          <table:table-cell office:value-type="float" office:value="2100"/>
          <table:table-cell office:value-type="float" office:value="3.5799999999999998E-2"/>
          <table:table-cell office:value-type="float" office:value="1052"/>
          <table:table-cell office:value-type="float" office:value="1.7899999999999999E-2"/>
          <table:table-cell office:value-type="float" office:value="1048"/>
          <table:table-cell office:value-type="float" office:value="1.7899999999999999E-2"/>
          <table:table-cell table:number-columns-repeated="4"/>
          <table:table-cell office:value-type="float" office:value="0.40539999999999998"/>
          <table:table-cell office:value-type="float" office:value="0.44350000000000001"/>
          <table:table-cell office:value-type="float" office:value="0.37319999999999998"/>
          <table:table-cell table:number-columns-repeated="16358"/>
        </table:table-row>
        <table:table-row>
          <table:table-cell/>
          <table:table-cell office:value-type="string" office:string-value="Surrey"/>
          <table:table-cell office:value-type="float" office:value="354636"/>
          <table:table-cell office:value-type="float" office:value="11487"/>
          <table:table-cell office:value-type="float" office:value="3.2399999999999998E-2"/>
          <table:table-cell office:value-type="float" office:value="5693"/>
          <table:table-cell office:value-type="float" office:value="1.61E-2"/>
          <table:table-cell office:value-type="float" office:value="5794"/>
          <table:table-cell office:value-type="float" office:value="1.6299999999999999E-2"/>
          <table:table-cell table:number-columns-repeated="4"/>
          <table:table-cell office:value-type="float" office:value="6603"/>
          <table:table-cell office:value-type="float" office:value="1.8599999999999998E-2"/>
          <table:table-cell office:value-type="float" office:value="2877"/>
          <table:table-cell office:value-type="float" office:value="8.0999999999999996E-3"/>
          <table:table-cell office:value-type="float" office:value="3726"/>
          <table:table-cell office:value-type="float" office:value="1.0500000000000001E-2"/>
          <table:table-cell table:number-columns-repeated="4"/>
          <table:table-cell office:value-type="float" office:value="0.57479999999999998"/>
          <table:table-cell office:value-type="float" office:value="0.50539999999999996"/>
          <table:table-cell office:value-type="float" office:value="0.6431"/>
          <table:table-cell table:number-columns-repeated="16358"/>
        </table:table-row>
        <table:table-row>
          <table:table-cell/>
          <table:table-cell office:value-type="string" office:string-value="West Berkshire"/>
          <table:table-cell office:value-type="float" office:value="49559"/>
          <table:table-cell office:value-type="float" office:value="3383"/>
          <table:table-cell office:value-type="float" office:value="6.83E-2"/>
          <table:table-cell office:value-type="float" office:value="1872"/>
          <table:table-cell office:value-type="float" office:value="3.78E-2"/>
          <table:table-cell office:value-type="float" office:value="1511"/>
          <table:table-cell office:value-type="float" office:value="3.0499999999999999E-2"/>
          <table:table-cell table:number-columns-repeated="4"/>
          <table:table-cell office:value-type="float" office:value="1352"/>
          <table:table-cell office:value-type="float" office:value="2.7300000000000001E-2"/>
          <table:table-cell office:value-type="float" office:value="822"/>
          <table:table-cell office:value-type="float" office:value="1.66E-2"/>
          <table:table-cell office:value-type="float" office:value="530"/>
          <table:table-cell office:value-type="float" office:value="1.0699999999999999E-2"/>
          <table:table-cell table:number-columns-repeated="4"/>
          <table:table-cell office:value-type="float" office:value="0.39960000000000001"/>
          <table:table-cell office:value-type="float" office:value="0.43909999999999999"/>
          <table:table-cell office:value-type="float" office:value="0.3508"/>
          <table:table-cell table:number-columns-repeated="16358"/>
        </table:table-row>
        <table:table-row>
          <table:table-cell/>
          <table:table-cell office:value-type="string" office:string-value="West Sussex"/>
          <table:table-cell office:value-type="float" office:value="257125"/>
          <table:table-cell office:value-type="float" office:value="22307"/>
          <table:table-cell office:value-type="float" office:value="8.6800000000000002E-2"/>
          <table:table-cell office:value-type="float" office:value="10610"/>
          <table:table-cell office:value-type="float" office:value="4.1300000000000003E-2"/>
          <table:table-cell office:value-type="float" office:value="11697"/>
          <table:table-cell office:value-type="float" office:value="4.5499999999999999E-2"/>
          <table:table-cell table:number-columns-repeated="4"/>
          <table:table-cell office:value-type="float" office:value="7501"/>
          <table:table-cell office:value-type="float" office:value="2.92E-2"/>
          <table:table-cell office:value-type="float" office:value="3490"/>
          <table:table-cell office:value-type="float" office:value="1.3599999999999999E-2"/>
          <table:table-cell office:value-type="float" office:value="4011"/>
          <table:table-cell office:value-type="float" office:value="1.5599999999999999E-2"/>
          <table:table-cell table:number-columns-repeated="4"/>
          <table:table-cell office:value-type="float" office:value="0.33629999999999999"/>
          <table:table-cell office:value-type="float" office:value="0.32890000000000003"/>
          <table:table-cell office:value-type="float" office:value="0.34289999999999998"/>
          <table:table-cell table:number-columns-repeated="16358"/>
        </table:table-row>
        <table:table-row>
          <table:table-cell/>
          <table:table-cell office:value-type="string" office:string-value="Windsor and Maidenhead"/>
          <table:table-cell office:value-type="float" office:value="45166"/>
          <table:table-cell office:value-type="float" office:value="2062"/>
          <table:table-cell office:value-type="float" office:value="4.5699999999999998E-2"/>
          <table:table-cell office:value-type="float" office:value="1178"/>
          <table:table-cell office:value-type="float" office:value="2.6100000000000002E-2"/>
          <table:table-cell office:value-type="float" office:value="884"/>
          <table:table-cell office:value-type="float" office:value="1.9599999999999999E-2"/>
          <table:table-cell table:number-columns-repeated="4"/>
          <table:table-cell office:value-type="float" office:value="1077"/>
          <table:table-cell office:value-type="float" office:value="2.3800000000000002E-2"/>
          <table:table-cell office:value-type="float" office:value="624"/>
          <table:table-cell office:value-type="float" office:value="1.38E-2"/>
          <table:table-cell office:value-type="float" office:value="453"/>
          <table:table-cell office:value-type="float" office:value="0.01"/>
          <table:table-cell table:number-columns-repeated="4"/>
          <table:table-cell office:value-type="float" office:value="0.52229999999999999"/>
          <table:table-cell office:value-type="float" office:value="0.52969999999999995"/>
          <table:table-cell office:value-type="float" office:value="0.51239999999999997"/>
          <table:table-cell table:number-columns-repeated="16358"/>
        </table:table-row>
        <table:table-row>
          <table:table-cell/>
          <table:table-cell office:value-type="string" office:string-value="Wokingham"/>
          <table:table-cell office:value-type="float" office:value="50168"/>
          <table:table-cell office:value-type="float" office:value="178"/>
          <table:table-cell office:value-type="float" office:value="3.5000000000000001E-3"/>
          <table:table-cell office:value-type="float" office:value="74"/>
          <table:table-cell office:value-type="float" office:value="1.5E-3"/>
          <table:table-cell office:value-type="float" office:value="104"/>
          <table:table-cell office:value-type="float" office:value="2.0999999999999999E-3"/>
          <table:table-cell table:number-columns-repeated="4"/>
          <table:table-cell office:value-type="float" office:value="130"/>
          <table:table-cell office:value-type="float" office:value="2.5999999999999999E-3"/>
          <table:table-cell office:value-type="float" office:value="74"/>
          <table:table-cell office:value-type="float" office:value="1.5E-3"/>
          <table:table-cell office:value-type="float" office:value="56"/>
          <table:table-cell office:value-type="float" office:value="1.1000000000000001E-3"/>
          <table:table-cell table:number-columns-repeated="4"/>
          <table:table-cell office:value-type="float" office:value="0.73029999999999995"/>
          <table:table-cell office:value-type="float" office:value="1"/>
          <table:table-cell office:value-type="float" office:value="0.53849999999999998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South West"/>
          <table:table-cell office:value-type="float" office:value="1639717"/>
          <table:table-cell office:value-type="float" office:value="103353"/>
          <table:table-cell office:value-type="float" office:value="6.3E-2"/>
          <table:table-cell office:value-type="float" office:value="50544"/>
          <table:table-cell office:value-type="float" office:value="3.0800000000000001E-2"/>
          <table:table-cell office:value-type="float" office:value="52809"/>
          <table:table-cell office:value-type="float" office:value="3.2199999999999999E-2"/>
          <table:table-cell table:number-columns-repeated="4"/>
          <table:table-cell office:value-type="float" office:value="46979"/>
          <table:table-cell office:value-type="float" office:value="2.87E-2"/>
          <table:table-cell office:value-type="float" office:value="25106"/>
          <table:table-cell office:value-type="float" office:value="1.5299999999999999E-2"/>
          <table:table-cell office:value-type="float" office:value="21873"/>
          <table:table-cell office:value-type="float" office:value="1.3299999999999999E-2"/>
          <table:table-cell table:number-columns-repeated="4"/>
          <table:table-cell office:value-type="float" office:value="0.45450000000000002"/>
          <table:table-cell office:value-type="float" office:value="0.49669999999999997"/>
          <table:table-cell office:value-type="float" office:value="0.41420000000000001"/>
          <table:table-cell table:number-columns-repeated="16358"/>
        </table:table-row>
        <table:table-row>
          <table:table-cell/>
          <table:table-cell office:value-type="string" office:string-value="Bath and North East Somerset"/>
          <table:table-cell office:value-type="float" office:value="50901"/>
          <table:table-cell office:value-type="float" office:value="8481"/>
          <table:table-cell office:value-type="float" office:value="0.1666"/>
          <table:table-cell office:value-type="float" office:value="5348"/>
          <table:table-cell office:value-type="float" office:value="0.1051"/>
          <table:table-cell office:value-type="float" office:value="3133"/>
          <table:table-cell office:value-type="float" office:value="6.1600000000000002E-2"/>
          <table:table-cell table:number-columns-repeated="4"/>
          <table:table-cell office:value-type="float" office:value="3268"/>
          <table:table-cell office:value-type="float" office:value="6.4199999999999993E-2"/>
          <table:table-cell office:value-type="float" office:value="1417"/>
          <table:table-cell office:value-type="float" office:value="2.7799999999999998E-2"/>
          <table:table-cell office:value-type="float" office:value="1851"/>
          <table:table-cell office:value-type="float" office:value="3.6400000000000002E-2"/>
          <table:table-cell table:number-columns-repeated="4"/>
          <table:table-cell office:value-type="float" office:value="0.38529999999999998"/>
          <table:table-cell office:value-type="float" office:value="0.26500000000000001"/>
          <table:table-cell office:value-type="float" office:value="0.59079999999999999"/>
          <table:table-cell table:number-columns-repeated="16358"/>
        </table:table-row>
        <table:table-row>
          <table:table-cell/>
          <table:table-cell office:value-type="string" office:string-value="Bournemouth"/>
          <table:table-cell office:value-type="float" office:value="53762"/>
          <table:table-cell office:value-type="float" office:value="269"/>
          <table:table-cell office:value-type="float" office:value="5.0000000000000001E-3"/>
          <table:table-cell office:value-type="float" office:value="154"/>
          <table:table-cell office:value-type="float" office:value="2.8999999999999998E-3"/>
          <table:table-cell office:value-type="float" office:value="115"/>
          <table:table-cell office:value-type="float" office:value="2.0999999999999999E-3"/>
          <table:table-cell table:number-columns-repeated="4"/>
          <table:table-cell office:value-type="float" office:value="269"/>
          <table:table-cell office:value-type="float" office:value="5.0000000000000001E-3"/>
          <table:table-cell office:value-type="float" office:value="154"/>
          <table:table-cell office:value-type="float" office:value="2.8999999999999998E-3"/>
          <table:table-cell office:value-type="float" office:value="115"/>
          <table:table-cell office:value-type="float" office:value="2.0999999999999999E-3"/>
          <table:table-cell table:number-columns-repeated="4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58"/>
        </table:table-row>
        <table:table-row>
          <table:table-cell/>
          <table:table-cell office:value-type="string" office:string-value="Bristol, City of"/>
          <table:table-cell office:value-type="float" office:value="105489"/>
          <table:table-cell office:value-type="float" office:value="8118"/>
          <table:table-cell office:value-type="float" office:value="7.6999999999999999E-2"/>
          <table:table-cell office:value-type="float" office:value="2485"/>
          <table:table-cell office:value-type="float" office:value="2.3599999999999999E-2"/>
          <table:table-cell office:value-type="float" office:value="5633"/>
          <table:table-cell office:value-type="float" office:value="5.3400000000000003E-2"/>
          <table:table-cell table:number-columns-repeated="4"/>
          <table:table-cell office:value-type="float" office:value="3047"/>
          <table:table-cell office:value-type="float" office:value="2.8899999999999999E-2"/>
          <table:table-cell office:value-type="float" office:value="1630"/>
          <table:table-cell office:value-type="float" office:value="1.55E-2"/>
          <table:table-cell office:value-type="float" office:value="1417"/>
          <table:table-cell office:value-type="float" office:value="1.34E-2"/>
          <table:table-cell table:number-columns-repeated="4"/>
          <table:table-cell office:value-type="float" office:value="0.37530000000000002"/>
          <table:table-cell office:value-type="float" office:value="0.65590000000000004"/>
          <table:table-cell office:value-type="float" office:value="0.25159999999999999"/>
          <table:table-cell table:number-columns-repeated="16358"/>
        </table:table-row>
        <table:table-row>
          <table:table-cell/>
          <table:table-cell office:value-type="string" office:string-value="Cornwall"/>
          <table:table-cell office:value-type="float" office:value="173013"/>
          <table:table-cell office:value-type="float" office:value="5721"/>
          <table:table-cell office:value-type="float" office:value="3.3099999999999997E-2"/>
          <table:table-cell office:value-type="float" office:value="2690"/>
          <table:table-cell office:value-type="float" office:value="1.55E-2"/>
          <table:table-cell office:value-type="float" office:value="3031"/>
          <table:table-cell office:value-type="float" office:value="1.7500000000000002E-2"/>
          <table:table-cell table:number-columns-repeated="4"/>
          <table:table-cell office:value-type="float" office:value="2331"/>
          <table:table-cell office:value-type="float" office:value="1.35E-2"/>
          <table:table-cell office:value-type="float" office:value="1179"/>
          <table:table-cell office:value-type="float" office:value="6.7999999999999996E-3"/>
          <table:table-cell office:value-type="float" office:value="1152"/>
          <table:table-cell office:value-type="float" office:value="6.7000000000000002E-3"/>
          <table:table-cell table:number-columns-repeated="4"/>
          <table:table-cell office:value-type="float" office:value="0.40739999999999998"/>
          <table:table-cell office:value-type="float" office:value="0.43830000000000002"/>
          <table:table-cell office:value-type="float" office:value="0.38009999999999999"/>
          <table:table-cell table:number-columns-repeated="16358"/>
        </table:table-row>
        <table:table-row>
          <table:table-cell/>
          <table:table-cell office:value-type="string" office:string-value="Devon"/>
          <table:table-cell office:value-type="float" office:value="238176"/>
          <table:table-cell office:value-type="float" office:value="9404"/>
          <table:table-cell office:value-type="float" office:value="3.95E-2"/>
          <table:table-cell office:value-type="float" office:value="4309"/>
          <table:table-cell office:value-type="float" office:value="1.8100000000000002E-2"/>
          <table:table-cell office:value-type="float" office:value="5095"/>
          <table:table-cell office:value-type="float" office:value="2.1399999999999999E-2"/>
          <table:table-cell table:number-columns-repeated="4"/>
          <table:table-cell office:value-type="float" office:value="5538"/>
          <table:table-cell office:value-type="float" office:value="2.3300000000000001E-2"/>
          <table:table-cell office:value-type="float" office:value="2972"/>
          <table:table-cell office:value-type="float" office:value="1.2500000000000001E-2"/>
          <table:table-cell office:value-type="float" office:value="2566"/>
          <table:table-cell office:value-type="float" office:value="1.0800000000000001E-2"/>
          <table:table-cell table:number-columns-repeated="4"/>
          <table:table-cell office:value-type="float" office:value="0.58889999999999998"/>
          <table:table-cell office:value-type="float" office:value="0.68969999999999998"/>
          <table:table-cell office:value-type="float" office:value="0.50360000000000005"/>
          <table:table-cell table:number-columns-repeated="16358"/>
        </table:table-row>
        <table:table-row>
          <table:table-cell/>
          <table:table-cell office:value-type="string" office:string-value="Dorset"/>
          <table:table-cell office:value-type="float" office:value="126599"/>
          <table:table-cell office:value-type="float" office:value="7261"/>
          <table:table-cell office:value-type="float" office:value="5.74E-2"/>
          <table:table-cell office:value-type="float" office:value="3348"/>
          <table:table-cell office:value-type="float" office:value="2.64E-2"/>
          <table:table-cell office:value-type="float" office:value="3913"/>
          <table:table-cell office:value-type="float" office:value="3.09E-2"/>
          <table:table-cell table:number-columns-repeated="4"/>
          <table:table-cell office:value-type="float" office:value="2901"/>
          <table:table-cell office:value-type="float" office:value="2.29E-2"/>
          <table:table-cell office:value-type="float" office:value="1594"/>
          <table:table-cell office:value-type="float" office:value="1.26E-2"/>
          <table:table-cell office:value-type="float" office:value="1307"/>
          <table:table-cell office:value-type="float" office:value="1.03E-2"/>
          <table:table-cell table:number-columns-repeated="4"/>
          <table:table-cell office:value-type="float" office:value="0.39950000000000002"/>
          <table:table-cell office:value-type="float" office:value="0.47610000000000002"/>
          <table:table-cell office:value-type="float" office:value="0.33400000000000002"/>
          <table:table-cell table:number-columns-repeated="16358"/>
        </table:table-row>
        <table:table-row>
          <table:table-cell/>
          <table:table-cell office:value-type="string" office:string-value="Gloucestershire"/>
          <table:table-cell office:value-type="float" office:value="191070"/>
          <table:table-cell office:value-type="float" office:value="4447"/>
          <table:table-cell office:value-type="float" office:value="2.3300000000000001E-2"/>
          <table:table-cell office:value-type="float" office:value="4447"/>
          <table:table-cell office:value-type="float" office:value="2.3300000000000001E-2"/>
          <table:table-cell office:value-type="float" office:value="0"/>
          <table:table-cell office:value-type="float" office:value="0"/>
          <table:table-cell table:number-columns-repeated="4"/>
          <table:table-cell office:value-type="float" office:value="2973"/>
          <table:table-cell office:value-type="float" office:value="1.5599999999999999E-2"/>
          <table:table-cell office:value-type="float" office:value="2973"/>
          <table:table-cell office:value-type="float" office:value="1.5599999999999999E-2"/>
          <table:table-cell office:value-type="float" office:value="0"/>
          <table:table-cell office:value-type="float" office:value="0"/>
          <table:table-cell table:number-columns-repeated="4"/>
          <table:table-cell office:value-type="float" office:value="0.66849999999999998"/>
          <table:table-cell office:value-type="float" office:value="0.66849999999999998"/>
          <table:table-cell office:value-type="float" office:value="0"/>
          <table:table-cell table:number-columns-repeated="16358"/>
        </table:table-row>
        <table:table-row>
          <table:table-cell/>
          <table:table-cell office:value-type="string" office:string-value="Isles of Scilly"/>
          <table:table-cell office:value-type="float" office:value="727"/>
          <table:table-cell office:value-type="float" office:value="31"/>
          <table:table-cell office:value-type="float" office:value="4.2599999999999999E-2"/>
          <table:table-cell office:value-type="float" office:value="7"/>
          <table:table-cell office:value-type="float" office:value="9.5999999999999992E-3"/>
          <table:table-cell office:value-type="float" office:value="24"/>
          <table:table-cell office:value-type="float" office:value="3.3000000000000002E-2"/>
          <table:table-cell table:number-columns-repeated="4"/>
          <table:table-cell office:value-type="float" office:value="27"/>
          <table:table-cell office:value-type="float" office:value="3.7100000000000001E-2"/>
          <table:table-cell office:value-type="float" office:value="7"/>
          <table:table-cell office:value-type="float" office:value="9.5999999999999992E-3"/>
          <table:table-cell office:value-type="float" office:value="20"/>
          <table:table-cell office:value-type="float" office:value="2.75E-2"/>
          <table:table-cell table:number-columns-repeated="4"/>
          <table:table-cell office:value-type="float" office:value="0.871"/>
          <table:table-cell office:value-type="float" office:value="1"/>
          <table:table-cell office:value-type="float" office:value="0.83330000000000004"/>
          <table:table-cell table:number-columns-repeated="16358"/>
        </table:table-row>
        <table:table-row>
          <table:table-cell/>
          <table:table-cell office:value-type="string" office:string-value="North Somerset"/>
          <table:table-cell office:value-type="float" office:value="65420"/>
          <table:table-cell office:value-type="float" office:value="1343"/>
          <table:table-cell office:value-type="float" office:value="2.0500000000000001E-2"/>
          <table:table-cell office:value-type="float" office:value="879"/>
          <table:table-cell office:value-type="float" office:value="1.34E-2"/>
          <table:table-cell office:value-type="float" office:value="464"/>
          <table:table-cell office:value-type="float" office:value="7.1000000000000004E-3"/>
          <table:table-cell table:number-columns-repeated="4"/>
          <table:table-cell office:value-type="float" office:value="678"/>
          <table:table-cell office:value-type="float" office:value="1.04E-2"/>
          <table:table-cell office:value-type="float" office:value="452"/>
          <table:table-cell office:value-type="float" office:value="6.8999999999999999E-3"/>
          <table:table-cell office:value-type="float" office:value="226"/>
          <table:table-cell office:value-type="float" office:value="3.5000000000000001E-3"/>
          <table:table-cell table:number-columns-repeated="4"/>
          <table:table-cell office:value-type="float" office:value="0.50480000000000003"/>
          <table:table-cell office:value-type="float" office:value="0.51419999999999999"/>
          <table:table-cell office:value-type="float" office:value="0.48709999999999998"/>
          <table:table-cell table:number-columns-repeated="16358"/>
        </table:table-row>
        <table:table-row>
          <table:table-cell/>
          <table:table-cell office:value-type="string" office:string-value="Plymouth"/>
          <table:table-cell office:value-type="float" office:value="71059"/>
          <table:table-cell office:value-type="float" office:value="7104"/>
          <table:table-cell office:value-type="float" office:value="0.1"/>
          <table:table-cell office:value-type="float" office:value="3134"/>
          <table:table-cell office:value-type="float" office:value="4.41E-2"/>
          <table:table-cell office:value-type="float" office:value="3970"/>
          <table:table-cell office:value-type="float" office:value="5.5899999999999998E-2"/>
          <table:table-cell table:number-columns-repeated="4"/>
          <table:table-cell office:value-type="float" office:value="2721"/>
          <table:table-cell office:value-type="float" office:value="3.8300000000000001E-2"/>
          <table:table-cell office:value-type="float" office:value="1295"/>
          <table:table-cell office:value-type="float" office:value="1.8200000000000001E-2"/>
          <table:table-cell office:value-type="float" office:value="1426"/>
          <table:table-cell office:value-type="float" office:value="2.01E-2"/>
          <table:table-cell table:number-columns-repeated="4"/>
          <table:table-cell office:value-type="float" office:value="0.38300000000000001"/>
          <table:table-cell office:value-type="float" office:value="0.41320000000000001"/>
          <table:table-cell office:value-type="float" office:value="0.35920000000000002"/>
          <table:table-cell table:number-columns-repeated="16358"/>
        </table:table-row>
        <table:table-row>
          <table:table-cell/>
          <table:table-cell office:value-type="string" office:string-value="Poole"/>
          <table:table-cell office:value-type="float" office:value="56760"/>
          <table:table-cell office:value-type="float" office:value="1335"/>
          <table:table-cell office:value-type="float" office:value="2.35E-2"/>
          <table:table-cell office:value-type="float" office:value="912"/>
          <table:table-cell office:value-type="float" office:value="1.61E-2"/>
          <table:table-cell office:value-type="float" office:value="423"/>
          <table:table-cell office:value-type="float" office:value="7.4999999999999997E-3"/>
          <table:table-cell table:number-columns-repeated="4"/>
          <table:table-cell office:value-type="float" office:value="896"/>
          <table:table-cell office:value-type="float" office:value="1.5800000000000002E-2"/>
          <table:table-cell office:value-type="float" office:value="473"/>
          <table:table-cell office:value-type="float" office:value="8.3000000000000001E-3"/>
          <table:table-cell office:value-type="float" office:value="423"/>
          <table:table-cell office:value-type="float" office:value="7.4999999999999997E-3"/>
          <table:table-cell table:number-columns-repeated="4"/>
          <table:table-cell office:value-type="float" office:value="0.67120000000000002"/>
          <table:table-cell office:value-type="float" office:value="0.51859999999999995"/>
          <table:table-cell office:value-type="float" office:value="1"/>
          <table:table-cell table:number-columns-repeated="16358"/>
        </table:table-row>
        <table:table-row>
          <table:table-cell/>
          <table:table-cell office:value-type="string" office:string-value="Somerset"/>
          <table:table-cell office:value-type="float" office:value="170076"/>
          <table:table-cell office:value-type="float" office:value="17496"/>
          <table:table-cell office:value-type="float" office:value="0.10290000000000001"/>
          <table:table-cell office:value-type="float" office:value="8166"/>
          <table:table-cell office:value-type="float" office:value="4.8000000000000001E-2"/>
          <table:table-cell office:value-type="float" office:value="9330"/>
          <table:table-cell office:value-type="float" office:value="5.4899999999999997E-2"/>
          <table:table-cell table:number-columns-repeated="4"/>
          <table:table-cell office:value-type="float" office:value="5832"/>
          <table:table-cell office:value-type="float" office:value="3.4299999999999997E-2"/>
          <table:table-cell office:value-type="float" office:value="2722"/>
          <table:table-cell office:value-type="float" office:value="1.6E-2"/>
          <table:table-cell office:value-type="float" office:value="3110"/>
          <table:table-cell office:value-type="float" office:value="1.83E-2"/>
          <table:table-cell table:number-columns-repeated="4"/>
          <table:table-cell office:value-type="float" office:value="0.33329999999999999"/>
          <table:table-cell office:value-type="float" office:value="0.33329999999999999"/>
          <table:table-cell office:value-type="float" office:value="0.33329999999999999"/>
          <table:table-cell table:number-columns-repeated="16358"/>
        </table:table-row>
        <table:table-row>
          <table:table-cell/>
          <table:table-cell office:value-type="string" office:string-value="South Gloucestershire"/>
          <table:table-cell office:value-type="float" office:value="78079"/>
          <table:table-cell office:value-type="float" office:value="3477"/>
          <table:table-cell office:value-type="float" office:value="4.4499999999999998E-2"/>
          <table:table-cell office:value-type="float" office:value="1898"/>
          <table:table-cell office:value-type="float" office:value="2.4299999999999999E-2"/>
          <table:table-cell office:value-type="float" office:value="1579"/>
          <table:table-cell office:value-type="float" office:value="2.0199999999999999E-2"/>
          <table:table-cell table:number-columns-repeated="4"/>
          <table:table-cell office:value-type="float" office:value="3559"/>
          <table:table-cell office:value-type="float" office:value="4.5600000000000002E-2"/>
          <table:table-cell office:value-type="float" office:value="1917"/>
          <table:table-cell office:value-type="float" office:value="2.46E-2"/>
          <table:table-cell office:value-type="float" office:value="1642"/>
          <table:table-cell office:value-type="float" office:value="2.1000000000000001E-2"/>
          <table:table-cell table:number-columns-repeated="4"/>
          <table:table-cell office:value-type="float" office:value="1.0236000000000001"/>
          <table:table-cell office:value-type="float" office:value="1.01"/>
          <table:table-cell office:value-type="float" office:value="1.0399"/>
          <table:table-cell table:number-columns-repeated="16358"/>
        </table:table-row>
        <table:table-row>
          <table:table-cell/>
          <table:table-cell office:value-type="string" office:string-value="Swindon"/>
          <table:table-cell office:value-type="float" office:value="64978"/>
          <table:table-cell office:value-type="float" office:value="7013"/>
          <table:table-cell office:value-type="float" office:value="0.1079"/>
          <table:table-cell office:value-type="float" office:value="3085"/>
          <table:table-cell office:value-type="float" office:value="4.7500000000000001E-2"/>
          <table:table-cell office:value-type="float" office:value="3928"/>
          <table:table-cell office:value-type="float" office:value="6.0499999999999998E-2"/>
          <table:table-cell table:number-columns-repeated="4"/>
          <table:table-cell office:value-type="float" office:value="3608"/>
          <table:table-cell office:value-type="float" office:value="5.5500000000000001E-2"/>
          <table:table-cell office:value-type="float" office:value="1792"/>
          <table:table-cell office:value-type="float" office:value="2.76E-2"/>
          <table:table-cell office:value-type="float" office:value="1816"/>
          <table:table-cell office:value-type="float" office:value="2.7900000000000001E-2"/>
          <table:table-cell table:number-columns-repeated="4"/>
          <table:table-cell office:value-type="float" office:value="0.51449999999999996"/>
          <table:table-cell office:value-type="float" office:value="0.58089999999999997"/>
          <table:table-cell office:value-type="float" office:value="0.46229999999999999"/>
          <table:table-cell table:number-columns-repeated="16358"/>
        </table:table-row>
        <table:table-row>
          <table:table-cell/>
          <table:table-cell office:value-type="string" office:string-value="Torbay"/>
          <table:table-cell office:value-type="float" office:value="41509"/>
          <table:table-cell office:value-type="float" office:value="7533"/>
          <table:table-cell office:value-type="float" office:value="0.18149999999999999"/>
          <table:table-cell office:value-type="float" office:value="2699"/>
          <table:table-cell office:value-type="float" office:value="6.5000000000000002E-2"/>
          <table:table-cell office:value-type="float" office:value="4834"/>
          <table:table-cell office:value-type="float" office:value="0.11650000000000001"/>
          <table:table-cell table:number-columns-repeated="4"/>
          <table:table-cell office:value-type="float" office:value="2020"/>
          <table:table-cell office:value-type="float" office:value="4.87E-2"/>
          <table:table-cell office:value-type="float" office:value="736"/>
          <table:table-cell office:value-type="float" office:value="1.77E-2"/>
          <table:table-cell office:value-type="float" office:value="1284"/>
          <table:table-cell office:value-type="float" office:value="3.09E-2"/>
          <table:table-cell table:number-columns-repeated="4"/>
          <table:table-cell office:value-type="float" office:value="0.26819999999999999"/>
          <table:table-cell office:value-type="float" office:value="0.2727"/>
          <table:table-cell office:value-type="float" office:value="0.2656"/>
          <table:table-cell table:number-columns-repeated="16358"/>
        </table:table-row>
        <table:table-row>
          <table:table-cell/>
          <table:table-cell office:value-type="string" office:string-value="Wiltshire"/>
          <table:table-cell office:value-type="float" office:value="152099"/>
          <table:table-cell office:value-type="float" office:value="14320"/>
          <table:table-cell office:value-type="float" office:value="9.4100000000000003E-2"/>
          <table:table-cell office:value-type="float" office:value="6983"/>
          <table:table-cell office:value-type="float" office:value="4.5900000000000003E-2"/>
          <table:table-cell office:value-type="float" office:value="7337"/>
          <table:table-cell office:value-type="float" office:value="4.82E-2"/>
          <table:table-cell table:number-columns-repeated="4"/>
          <table:table-cell office:value-type="float" office:value="7311"/>
          <table:table-cell office:value-type="float" office:value="4.8099999999999997E-2"/>
          <table:table-cell office:value-type="float" office:value="3793"/>
          <table:table-cell office:value-type="float" office:value="2.4899999999999999E-2"/>
          <table:table-cell office:value-type="float" office:value="3518"/>
          <table:table-cell office:value-type="float" office:value="2.3099999999999999E-2"/>
          <table:table-cell table:number-columns-repeated="4"/>
          <table:table-cell office:value-type="float" office:value="0.51049999999999995"/>
          <table:table-cell office:value-type="float" office:value="0.54320000000000002"/>
          <table:table-cell office:value-type="float" office:value="0.47949999999999998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West Midlands"/>
          <table:table-cell office:value-type="float" office:value="1628447"/>
          <table:table-cell office:value-type="float" office:value="157270"/>
          <table:table-cell office:value-type="float" office:value="9.6600000000000005E-2"/>
          <table:table-cell office:value-type="float" office:value="88823"/>
          <table:table-cell office:value-type="float" office:value="5.45E-2"/>
          <table:table-cell office:value-type="float" office:value="68447"/>
          <table:table-cell office:value-type="float" office:value="4.2000000000000003E-2"/>
          <table:table-cell table:number-columns-repeated="4"/>
          <table:table-cell office:value-type="float" office:value="58939"/>
          <table:table-cell office:value-type="float" office:value="3.6200000000000003E-2"/>
          <table:table-cell office:value-type="float" office:value="28388"/>
          <table:table-cell office:value-type="float" office:value="1.7399999999999999E-2"/>
          <table:table-cell office:value-type="float" office:value="30551"/>
          <table:table-cell office:value-type="float" office:value="1.8800000000000001E-2"/>
          <table:table-cell table:number-columns-repeated="4"/>
          <table:table-cell office:value-type="float" office:value="0.37480000000000002"/>
          <table:table-cell office:value-type="float" office:value="0.3196"/>
          <table:table-cell office:value-type="float" office:value="0.44629999999999997"/>
          <table:table-cell table:number-columns-repeated="16358"/>
        </table:table-row>
        <table:table-row>
          <table:table-cell/>
          <table:table-cell office:value-type="string" office:string-value="Birmingham"/>
          <table:table-cell office:value-type="float" office:value="273154"/>
          <table:table-cell office:value-type="float" office:value="40861"/>
          <table:table-cell office:value-type="float" office:value="0.14960000000000001"/>
          <table:table-cell office:value-type="float" office:value="21711"/>
          <table:table-cell office:value-type="float" office:value="7.9500000000000001E-2"/>
          <table:table-cell office:value-type="float" office:value="19150"/>
          <table:table-cell office:value-type="float" office:value="7.0099999999999996E-2"/>
          <table:table-cell table:number-columns-repeated="4"/>
          <table:table-cell office:value-type="float" office:value="15055"/>
          <table:table-cell office:value-type="float" office:value="5.5100000000000003E-2"/>
          <table:table-cell office:value-type="float" office:value="7251"/>
          <table:table-cell office:value-type="float" office:value="2.6499999999999999E-2"/>
          <table:table-cell office:value-type="float" office:value="7804"/>
          <table:table-cell office:value-type="float" office:value="2.86E-2"/>
          <table:table-cell table:number-columns-repeated="4"/>
          <table:table-cell office:value-type="float" office:value="0.36840000000000001"/>
          <table:table-cell office:value-type="float" office:value="0.33400000000000002"/>
          <table:table-cell office:value-type="float" office:value="0.40749999999999997"/>
          <table:table-cell table:number-columns-repeated="16358"/>
        </table:table-row>
        <table:table-row>
          <table:table-cell/>
          <table:table-cell office:value-type="string" office:string-value="Coventry"/>
          <table:table-cell office:value-type="float" office:value="83065"/>
          <table:table-cell office:value-type="float" office:value="7361"/>
          <table:table-cell office:value-type="float" office:value="8.8599999999999998E-2"/>
          <table:table-cell office:value-type="float" office:value="2792"/>
          <table:table-cell office:value-type="float" office:value="3.3599999999999998E-2"/>
          <table:table-cell office:value-type="float" office:value="4569"/>
          <table:table-cell office:value-type="float" office:value="5.5E-2"/>
          <table:table-cell table:number-columns-repeated="4"/>
          <table:table-cell office:value-type="float" office:value="3874"/>
          <table:table-cell office:value-type="float" office:value="4.6600000000000003E-2"/>
          <table:table-cell office:value-type="float" office:value="1801"/>
          <table:table-cell office:value-type="float" office:value="2.1700000000000001E-2"/>
          <table:table-cell office:value-type="float" office:value="2073"/>
          <table:table-cell office:value-type="float" office:value="2.5000000000000001E-2"/>
          <table:table-cell table:number-columns-repeated="4"/>
          <table:table-cell office:value-type="float" office:value="0.52629999999999999"/>
          <table:table-cell office:value-type="float" office:value="0.64510000000000001"/>
          <table:table-cell office:value-type="float" office:value="0.45369999999999999"/>
          <table:table-cell table:number-columns-repeated="16358"/>
        </table:table-row>
        <table:table-row>
          <table:table-cell/>
          <table:table-cell office:value-type="string" office:string-value="Dudley"/>
          <table:table-cell office:value-type="float" office:value="84902"/>
          <table:table-cell office:value-type="float" office:value="16575"/>
          <table:table-cell office:value-type="float" office:value="0.19520000000000001"/>
          <table:table-cell office:value-type="float" office:value="12146"/>
          <table:table-cell office:value-type="float" office:value="0.1431"/>
          <table:table-cell office:value-type="float" office:value="4429"/>
          <table:table-cell office:value-type="float" office:value="5.2200000000000003E-2"/>
          <table:table-cell table:number-columns-repeated="4"/>
          <table:table-cell office:value-type="float" office:value="5768"/>
          <table:table-cell office:value-type="float" office:value="6.7900000000000002E-2"/>
          <table:table-cell office:value-type="float" office:value="2658"/>
          <table:table-cell office:value-type="float" office:value="3.1300000000000001E-2"/>
          <table:table-cell office:value-type="float" office:value="3110"/>
          <table:table-cell office:value-type="float" office:value="3.6600000000000001E-2"/>
          <table:table-cell table:number-columns-repeated="4"/>
          <table:table-cell office:value-type="float" office:value="0.34799999999999998"/>
          <table:table-cell office:value-type="float" office:value="0.21879999999999999"/>
          <table:table-cell office:value-type="float" office:value="0.70220000000000005"/>
          <table:table-cell table:number-columns-repeated="16358"/>
        </table:table-row>
        <table:table-row>
          <table:table-cell/>
          <table:table-cell office:value-type="string" office:string-value="Herefordshire, County of"/>
          <table:table-cell office:value-type="float" office:value="58493"/>
          <table:table-cell office:value-type="float" office:value="6536"/>
          <table:table-cell office:value-type="float" office:value="0.11169999999999999"/>
          <table:table-cell office:value-type="float" office:value="4026"/>
          <table:table-cell office:value-type="float" office:value="6.88E-2"/>
          <table:table-cell office:value-type="float" office:value="2510"/>
          <table:table-cell office:value-type="float" office:value="4.2900000000000001E-2"/>
          <table:table-cell table:number-columns-repeated="4"/>
          <table:table-cell office:value-type="float" office:value="2139"/>
          <table:table-cell office:value-type="float" office:value="3.6600000000000001E-2"/>
          <table:table-cell office:value-type="float" office:value="1053"/>
          <table:table-cell office:value-type="float" office:value="1.7999999999999999E-2"/>
          <table:table-cell office:value-type="float" office:value="1086"/>
          <table:table-cell office:value-type="float" office:value="1.8599999999999998E-2"/>
          <table:table-cell table:number-columns-repeated="4"/>
          <table:table-cell office:value-type="float" office:value="0.32729999999999998"/>
          <table:table-cell office:value-type="float" office:value="0.26150000000000001"/>
          <table:table-cell office:value-type="float" office:value="0.43269999999999997"/>
          <table:table-cell table:number-columns-repeated="16358"/>
        </table:table-row>
        <table:table-row>
          <table:table-cell/>
          <table:table-cell office:value-type="string" office:string-value="Sandwell"/>
          <table:table-cell office:value-type="float" office:value="86094"/>
          <table:table-cell office:value-type="float" office:value="4799"/>
          <table:table-cell office:value-type="float" office:value="5.57E-2"/>
          <table:table-cell office:value-type="float" office:value="4206"/>
          <table:table-cell office:value-type="float" office:value="4.8899999999999999E-2"/>
          <table:table-cell office:value-type="float" office:value="593"/>
          <table:table-cell office:value-type="float" office:value="6.8999999999999999E-3"/>
          <table:table-cell table:number-columns-repeated="4"/>
          <table:table-cell office:value-type="float" office:value="2432"/>
          <table:table-cell office:value-type="float" office:value="2.8199999999999999E-2"/>
          <table:table-cell office:value-type="float" office:value="1914"/>
          <table:table-cell office:value-type="float" office:value="2.2200000000000001E-2"/>
          <table:table-cell office:value-type="float" office:value="518"/>
          <table:table-cell office:value-type="float" office:value="6.0000000000000001E-3"/>
          <table:table-cell table:number-columns-repeated="4"/>
          <table:table-cell office:value-type="float" office:value="0.50680000000000003"/>
          <table:table-cell office:value-type="float" office:value="0.4551"/>
          <table:table-cell office:value-type="float" office:value="0.87350000000000005"/>
          <table:table-cell table:number-columns-repeated="16358"/>
        </table:table-row>
        <table:table-row>
          <table:table-cell/>
          <table:table-cell office:value-type="string" office:string-value="Shropshire"/>
          <table:table-cell office:value-type="float" office:value="98769"/>
          <table:table-cell office:value-type="float" office:value="12681"/>
          <table:table-cell office:value-type="float" office:value="0.12839999999999999"/>
          <table:table-cell office:value-type="float" office:value="7136"/>
          <table:table-cell office:value-type="float" office:value="7.22E-2"/>
          <table:table-cell office:value-type="float" office:value="5545"/>
          <table:table-cell office:value-type="float" office:value="5.6099999999999997E-2"/>
          <table:table-cell table:number-columns-repeated="4"/>
          <table:table-cell office:value-type="float" office:value="5033"/>
          <table:table-cell office:value-type="float" office:value="5.0999999999999997E-2"/>
          <table:table-cell office:value-type="float" office:value="2483"/>
          <table:table-cell office:value-type="float" office:value="2.5100000000000001E-2"/>
          <table:table-cell office:value-type="float" office:value="2550"/>
          <table:table-cell office:value-type="float" office:value="2.58E-2"/>
          <table:table-cell table:number-columns-repeated="4"/>
          <table:table-cell office:value-type="float" office:value="0.39689999999999998"/>
          <table:table-cell office:value-type="float" office:value="0.34799999999999998"/>
          <table:table-cell office:value-type="float" office:value="0.45989999999999998"/>
          <table:table-cell table:number-columns-repeated="16358"/>
        </table:table-row>
        <table:table-row>
          <table:table-cell/>
          <table:table-cell office:value-type="string" office:string-value="Solihull"/>
          <table:table-cell office:value-type="float" office:value="63741"/>
          <table:table-cell office:value-type="float" office:value="8951"/>
          <table:table-cell office:value-type="float" office:value="0.1404"/>
          <table:table-cell office:value-type="float" office:value="3752"/>
          <table:table-cell office:value-type="float" office:value="5.8900000000000001E-2"/>
          <table:table-cell office:value-type="float" office:value="5199"/>
          <table:table-cell office:value-type="float" office:value="8.1600000000000006E-2"/>
          <table:table-cell table:number-columns-repeated="4"/>
          <table:table-cell office:value-type="float" office:value="3133"/>
          <table:table-cell office:value-type="float" office:value="4.9200000000000001E-2"/>
          <table:table-cell office:value-type="float" office:value="1264"/>
          <table:table-cell office:value-type="float" office:value="1.9800000000000002E-2"/>
          <table:table-cell office:value-type="float" office:value="1869"/>
          <table:table-cell office:value-type="float" office:value="2.93E-2"/>
          <table:table-cell table:number-columns-repeated="4"/>
          <table:table-cell office:value-type="float" office:value="0.35"/>
          <table:table-cell office:value-type="float" office:value="0.33689999999999998"/>
          <table:table-cell office:value-type="float" office:value="0.35949999999999999"/>
          <table:table-cell table:number-columns-repeated="16358"/>
        </table:table-row>
        <table:table-row>
          <table:table-cell/>
          <table:table-cell office:value-type="string" office:string-value="Staffordshire"/>
          <table:table-cell office:value-type="float" office:value="268348"/>
          <table:table-cell office:value-type="float" office:value="217"/>
          <table:table-cell office:value-type="float" office:value="8.0000000000000004E-4"/>
          <table:table-cell office:value-type="float" office:value="40"/>
          <table:table-cell office:value-type="float" office:value="1E-4"/>
          <table:table-cell office:value-type="float" office:value="177"/>
          <table:table-cell office:value-type="float" office:value="6.9999999999999999E-4"/>
          <table:table-cell table:number-columns-repeated="4"/>
          <table:table-cell office:value-type="float" office:value="98"/>
          <table:table-cell office:value-type="float" office:value="4.0000000000000002E-4"/>
          <table:table-cell office:value-type="float" office:value="40"/>
          <table:table-cell office:value-type="float" office:value="1E-4"/>
          <table:table-cell office:value-type="float" office:value="58"/>
          <table:table-cell office:value-type="float" office:value="2.0000000000000001E-4"/>
          <table:table-cell table:number-columns-repeated="4"/>
          <table:table-cell office:value-type="float" office:value="0.4516"/>
          <table:table-cell office:value-type="float" office:value="1"/>
          <table:table-cell office:value-type="float" office:value="0.32769999999999999"/>
          <table:table-cell table:number-columns-repeated="16358"/>
        </table:table-row>
        <table:table-row>
          <table:table-cell/>
          <table:table-cell office:value-type="string" office:string-value="Stoke-on-Trent"/>
          <table:table-cell office:value-type="float" office:value="69835"/>
          <table:table-cell office:value-type="float" office:value="6658"/>
          <table:table-cell office:value-type="float" office:value="9.5299999999999996E-2"/>
          <table:table-cell office:value-type="float" office:value="2810"/>
          <table:table-cell office:value-type="float" office:value="4.02E-2"/>
          <table:table-cell office:value-type="float" office:value="3848"/>
          <table:table-cell office:value-type="float" office:value="5.5100000000000003E-2"/>
          <table:table-cell table:number-columns-repeated="4"/>
          <table:table-cell office:value-type="float" office:value="3400"/>
          <table:table-cell office:value-type="float" office:value="4.87E-2"/>
          <table:table-cell office:value-type="float" office:value="1539"/>
          <table:table-cell office:value-type="float" office:value="2.1999999999999999E-2"/>
          <table:table-cell office:value-type="float" office:value="1861"/>
          <table:table-cell office:value-type="float" office:value="2.6599999999999999E-2"/>
          <table:table-cell table:number-columns-repeated="4"/>
          <table:table-cell office:value-type="float" office:value="0.51070000000000004"/>
          <table:table-cell office:value-type="float" office:value="0.54769999999999996"/>
          <table:table-cell office:value-type="float" office:value="0.48359999999999997"/>
          <table:table-cell table:number-columns-repeated="16358"/>
        </table:table-row>
        <table:table-row>
          <table:table-cell/>
          <table:table-cell office:value-type="string" office:string-value="Telford and Wrekin"/>
          <table:table-cell office:value-type="float" office:value="50311"/>
          <table:table-cell office:value-type="float" office:value="2337"/>
          <table:table-cell office:value-type="float" office:value="4.65E-2"/>
          <table:table-cell office:value-type="float" office:value="1518"/>
          <table:table-cell office:value-type="float" office:value="3.0200000000000001E-2"/>
          <table:table-cell office:value-type="float" office:value="819"/>
          <table:table-cell office:value-type="float" office:value="1.6299999999999999E-2"/>
          <table:table-cell table:number-columns-repeated="4"/>
          <table:table-cell office:value-type="float" office:value="1161"/>
          <table:table-cell office:value-type="float" office:value="2.3099999999999999E-2"/>
          <table:table-cell office:value-type="float" office:value="630"/>
          <table:table-cell office:value-type="float" office:value="1.2500000000000001E-2"/>
          <table:table-cell office:value-type="float" office:value="531"/>
          <table:table-cell office:value-type="float" office:value="1.06E-2"/>
          <table:table-cell table:number-columns-repeated="4"/>
          <table:table-cell office:value-type="float" office:value="0.49680000000000002"/>
          <table:table-cell office:value-type="float" office:value="0.41499999999999998"/>
          <table:table-cell office:value-type="float" office:value="0.64839999999999998"/>
          <table:table-cell table:number-columns-repeated="16358"/>
        </table:table-row>
        <table:table-row>
          <table:table-cell/>
          <table:table-cell office:value-type="string" office:string-value="Walsall"/>
          <table:table-cell office:value-type="float" office:value="73909"/>
          <table:table-cell office:value-type="float" office:value="6342"/>
          <table:table-cell office:value-type="float" office:value="8.5800000000000001E-2"/>
          <table:table-cell office:value-type="float" office:value="3851"/>
          <table:table-cell office:value-type="float" office:value="5.21E-2"/>
          <table:table-cell office:value-type="float" office:value="2491"/>
          <table:table-cell office:value-type="float" office:value="3.3700000000000001E-2"/>
          <table:table-cell table:number-columns-repeated="4"/>
          <table:table-cell office:value-type="float" office:value="3168"/>
          <table:table-cell office:value-type="float" office:value="4.2900000000000001E-2"/>
          <table:table-cell office:value-type="float" office:value="1519"/>
          <table:table-cell office:value-type="float" office:value="2.06E-2"/>
          <table:table-cell office:value-type="float" office:value="1649"/>
          <table:table-cell office:value-type="float" office:value="2.23E-2"/>
          <table:table-cell table:number-columns-repeated="4"/>
          <table:table-cell office:value-type="float" office:value="0.4995"/>
          <table:table-cell office:value-type="float" office:value="0.39439999999999997"/>
          <table:table-cell office:value-type="float" office:value="0.66200000000000003"/>
          <table:table-cell table:number-columns-repeated="16358"/>
        </table:table-row>
        <table:table-row>
          <table:table-cell/>
          <table:table-cell office:value-type="string" office:string-value="Warwickshire"/>
          <table:table-cell office:value-type="float" office:value="168721"/>
          <table:table-cell office:value-type="float" office:value="12586"/>
          <table:table-cell office:value-type="float" office:value="7.46E-2"/>
          <table:table-cell office:value-type="float" office:value="7048"/>
          <table:table-cell office:value-type="float" office:value="4.1799999999999997E-2"/>
          <table:table-cell office:value-type="float" office:value="5538"/>
          <table:table-cell office:value-type="float" office:value="3.2800000000000003E-2"/>
          <table:table-cell table:number-columns-repeated="4"/>
          <table:table-cell office:value-type="float" office:value="3694"/>
          <table:table-cell office:value-type="float" office:value="2.1899999999999999E-2"/>
          <table:table-cell office:value-type="float" office:value="1795"/>
          <table:table-cell office:value-type="float" office:value="1.06E-2"/>
          <table:table-cell office:value-type="float" office:value="1899"/>
          <table:table-cell office:value-type="float" office:value="1.1299999999999999E-2"/>
          <table:table-cell table:number-columns-repeated="4"/>
          <table:table-cell office:value-type="float" office:value="0.29349999999999998"/>
          <table:table-cell office:value-type="float" office:value="0.25469999999999998"/>
          <table:table-cell office:value-type="float" office:value="0.34289999999999998"/>
          <table:table-cell table:number-columns-repeated="16358"/>
        </table:table-row>
        <table:table-row>
          <table:table-cell/>
          <table:table-cell office:value-type="string" office:string-value="Wolverhampton"/>
          <table:table-cell office:value-type="float" office:value="69589"/>
          <table:table-cell office:value-type="float" office:value="3974"/>
          <table:table-cell office:value-type="float" office:value="5.7099999999999998E-2"/>
          <table:table-cell office:value-type="float" office:value="1360"/>
          <table:table-cell office:value-type="float" office:value="1.95E-2"/>
          <table:table-cell office:value-type="float" office:value="2614"/>
          <table:table-cell office:value-type="float" office:value="3.7600000000000001E-2"/>
          <table:table-cell table:number-columns-repeated="4"/>
          <table:table-cell office:value-type="float" office:value="1927"/>
          <table:table-cell office:value-type="float" office:value="2.7699999999999999E-2"/>
          <table:table-cell office:value-type="float" office:value="505"/>
          <table:table-cell office:value-type="float" office:value="7.3000000000000001E-3"/>
          <table:table-cell office:value-type="float" office:value="1422"/>
          <table:table-cell office:value-type="float" office:value="2.0400000000000001E-2"/>
          <table:table-cell table:number-columns-repeated="4"/>
          <table:table-cell office:value-type="float" office:value="0.4849"/>
          <table:table-cell office:value-type="float" office:value="0.37130000000000002"/>
          <table:table-cell office:value-type="float" office:value="0.54400000000000004"/>
          <table:table-cell table:number-columns-repeated="16358"/>
        </table:table-row>
        <table:table-row>
          <table:table-cell/>
          <table:table-cell office:value-type="string" office:string-value="Worcestershire"/>
          <table:table-cell office:value-type="float" office:value="179516"/>
          <table:table-cell office:value-type="float" office:value="27392"/>
          <table:table-cell office:value-type="float" office:value="0.15260000000000001"/>
          <table:table-cell office:value-type="float" office:value="16427"/>
          <table:table-cell office:value-type="float" office:value="9.1499999999999998E-2"/>
          <table:table-cell office:value-type="float" office:value="10965"/>
          <table:table-cell office:value-type="float" office:value="6.1100000000000002E-2"/>
          <table:table-cell table:number-columns-repeated="4"/>
          <table:table-cell office:value-type="float" office:value="8057"/>
          <table:table-cell office:value-type="float" office:value="4.4900000000000002E-2"/>
          <table:table-cell office:value-type="float" office:value="3936"/>
          <table:table-cell office:value-type="float" office:value="2.1899999999999999E-2"/>
          <table:table-cell office:value-type="float" office:value="4121"/>
          <table:table-cell office:value-type="float" office:value="2.3E-2"/>
          <table:table-cell table:number-columns-repeated="4"/>
          <table:table-cell office:value-type="float" office:value="0.29409999999999997"/>
          <table:table-cell office:value-type="float" office:value="0.23960000000000001"/>
          <table:table-cell office:value-type="float" office:value="0.37580000000000002"/>
          <table:table-cell table:number-columns-repeated="1635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Yorkshire and the Humber"/>
          <table:table-cell office:value-type="float" office:value="1498977"/>
          <table:table-cell office:value-type="float" office:value="119717"/>
          <table:table-cell office:value-type="float" office:value="7.9899999999999999E-2"/>
          <table:table-cell office:value-type="float" office:value="62388"/>
          <table:table-cell office:value-type="float" office:value="4.1599999999999998E-2"/>
          <table:table-cell office:value-type="float" office:value="57329"/>
          <table:table-cell office:value-type="float" office:value="3.8199999999999998E-2"/>
          <table:table-cell table:number-columns-repeated="4"/>
          <table:table-cell office:value-type="float" office:value="49279"/>
          <table:table-cell office:value-type="float" office:value="3.2899999999999999E-2"/>
          <table:table-cell office:value-type="float" office:value="24290"/>
          <table:table-cell office:value-type="float" office:value="1.6199999999999999E-2"/>
          <table:table-cell office:value-type="float" office:value="24989"/>
          <table:table-cell office:value-type="float" office:value="1.67E-2"/>
          <table:table-cell table:number-columns-repeated="4"/>
          <table:table-cell office:value-type="float" office:value="0.41160000000000002"/>
          <table:table-cell office:value-type="float" office:value="0.38929999999999998"/>
          <table:table-cell office:value-type="float" office:value="0.43590000000000001"/>
          <table:table-cell table:number-columns-repeated="16358"/>
        </table:table-row>
        <table:table-row>
          <table:table-cell/>
          <table:table-cell office:value-type="string" office:string-value="Barnsley"/>
          <table:table-cell office:value-type="float" office:value="68484"/>
          <table:table-cell office:value-type="float" office:value="2418"/>
          <table:table-cell office:value-type="float" office:value="3.5299999999999998E-2"/>
          <table:table-cell office:value-type="float" office:value="928"/>
          <table:table-cell office:value-type="float" office:value="1.3599999999999999E-2"/>
          <table:table-cell office:value-type="float" office:value="1490"/>
          <table:table-cell office:value-type="float" office:value="2.18E-2"/>
          <table:table-cell table:number-columns-repeated="4"/>
          <table:table-cell office:value-type="float" office:value="1305"/>
          <table:table-cell office:value-type="float" office:value="1.9099999999999999E-2"/>
          <table:table-cell office:value-type="float" office:value="510"/>
          <table:table-cell office:value-type="float" office:value="7.4000000000000003E-3"/>
          <table:table-cell office:value-type="float" office:value="795"/>
          <table:table-cell office:value-type="float" office:value="1.1599999999999999E-2"/>
          <table:table-cell table:number-columns-repeated="4"/>
          <table:table-cell office:value-type="float" office:value="0.53969999999999996"/>
          <table:table-cell office:value-type="float" office:value="0.54959999999999998"/>
          <table:table-cell office:value-type="float" office:value="0.53359999999999996"/>
          <table:table-cell table:number-columns-repeated="16358"/>
        </table:table-row>
        <table:table-row>
          <table:table-cell/>
          <table:table-cell office:value-type="string" office:string-value="Bradford"/>
          <table:table-cell office:value-type="float" office:value="103851"/>
          <table:table-cell office:value-type="float" office:value="13739"/>
          <table:table-cell office:value-type="float" office:value="0.1323"/>
          <table:table-cell office:value-type="float" office:value="8391"/>
          <table:table-cell office:value-type="float" office:value="8.0799999999999997E-2"/>
          <table:table-cell office:value-type="float" office:value="5348"/>
          <table:table-cell office:value-type="float" office:value="5.1499999999999997E-2"/>
          <table:table-cell table:number-columns-repeated="4"/>
          <table:table-cell office:value-type="float" office:value="4726"/>
          <table:table-cell office:value-type="float" office:value="4.5499999999999999E-2"/>
          <table:table-cell office:value-type="float" office:value="2518"/>
          <table:table-cell office:value-type="float" office:value="2.4199999999999999E-2"/>
          <table:table-cell office:value-type="float" office:value="2208"/>
          <table:table-cell office:value-type="float" office:value="2.1299999999999999E-2"/>
          <table:table-cell table:number-columns-repeated="4"/>
          <table:table-cell office:value-type="float" office:value="0.34399999999999997"/>
          <table:table-cell office:value-type="float" office:value="0.30009999999999998"/>
          <table:table-cell office:value-type="float" office:value="0.41289999999999999"/>
          <table:table-cell table:number-columns-repeated="16358"/>
        </table:table-row>
        <table:table-row>
          <table:table-cell/>
          <table:table-cell office:value-type="string" office:string-value="Calderdale"/>
          <table:table-cell office:value-type="float" office:value="63043"/>
          <table:table-cell office:value-type="float" office:value="6083"/>
          <table:table-cell office:value-type="float" office:value="9.6500000000000002E-2"/>
          <table:table-cell office:value-type="float" office:value="2996"/>
          <table:table-cell office:value-type="float" office:value="4.7500000000000001E-2"/>
          <table:table-cell office:value-type="float" office:value="3087"/>
          <table:table-cell office:value-type="float" office:value="4.9000000000000002E-2"/>
          <table:table-cell table:number-columns-repeated="4"/>
          <table:table-cell office:value-type="float" office:value="3405"/>
          <table:table-cell office:value-type="float" office:value="5.3999999999999999E-2"/>
          <table:table-cell office:value-type="float" office:value="1713"/>
          <table:table-cell office:value-type="float" office:value="2.7199999999999998E-2"/>
          <table:table-cell office:value-type="float" office:value="1692"/>
          <table:table-cell office:value-type="float" office:value="2.6800000000000001E-2"/>
          <table:table-cell table:number-columns-repeated="4"/>
          <table:table-cell office:value-type="float" office:value="0.55979999999999996"/>
          <table:table-cell office:value-type="float" office:value="0.57179999999999997"/>
          <table:table-cell office:value-type="float" office:value="0.54810000000000003"/>
          <table:table-cell table:number-columns-repeated="16358"/>
        </table:table-row>
        <table:table-row>
          <table:table-cell/>
          <table:table-cell office:value-type="string" office:string-value="Doncaster"/>
          <table:table-cell office:value-type="float" office:value="89845"/>
          <table:table-cell office:value-type="float" office:value="9322"/>
          <table:table-cell office:value-type="float" office:value="0.1038"/>
          <table:table-cell office:value-type="float" office:value="4281"/>
          <table:table-cell office:value-type="float" office:value="4.7600000000000003E-2"/>
          <table:table-cell office:value-type="float" office:value="5041"/>
          <table:table-cell office:value-type="float" office:value="5.6099999999999997E-2"/>
          <table:table-cell table:number-columns-repeated="4"/>
          <table:table-cell office:value-type="float" office:value="4301"/>
          <table:table-cell office:value-type="float" office:value="4.7899999999999998E-2"/>
          <table:table-cell office:value-type="float" office:value="1925"/>
          <table:table-cell office:value-type="float" office:value="2.1399999999999999E-2"/>
          <table:table-cell office:value-type="float" office:value="2376"/>
          <table:table-cell office:value-type="float" office:value="2.64E-2"/>
          <table:table-cell table:number-columns-repeated="4"/>
          <table:table-cell office:value-type="float" office:value="0.46139999999999998"/>
          <table:table-cell office:value-type="float" office:value="0.44969999999999999"/>
          <table:table-cell office:value-type="float" office:value="0.4713"/>
          <table:table-cell table:number-columns-repeated="16358"/>
        </table:table-row>
        <table:table-row>
          <table:table-cell/>
          <table:table-cell office:value-type="string" office:string-value="East Riding of Yorkshire"/>
          <table:table-cell office:value-type="float" office:value="110064"/>
          <table:table-cell office:value-type="float" office:value="1713"/>
          <table:table-cell office:value-type="float" office:value="1.5599999999999999E-2"/>
          <table:table-cell office:value-type="float" office:value="1413"/>
          <table:table-cell office:value-type="float" office:value="1.2800000000000001E-2"/>
          <table:table-cell office:value-type="float" office:value="300"/>
          <table:table-cell office:value-type="float" office:value="2.7000000000000001E-3"/>
          <table:table-cell table:number-columns-repeated="4"/>
          <table:table-cell office:value-type="float" office:value="1151"/>
          <table:table-cell office:value-type="float" office:value="1.0500000000000001E-2"/>
          <table:table-cell office:value-type="float" office:value="670"/>
          <table:table-cell office:value-type="float" office:value="6.1000000000000004E-3"/>
          <table:table-cell office:value-type="float" office:value="481"/>
          <table:table-cell office:value-type="float" office:value="4.4000000000000003E-3"/>
          <table:table-cell table:number-columns-repeated="4"/>
          <table:table-cell office:value-type="float" office:value="0.67190000000000005"/>
          <table:table-cell office:value-type="float" office:value="0.47420000000000001"/>
          <table:table-cell office:value-type="float" office:value="1.6032999999999999"/>
          <table:table-cell table:number-columns-repeated="16358"/>
        </table:table-row>
        <table:table-row>
          <table:table-cell/>
          <table:table-cell office:value-type="string" office:string-value="Kingston upon Hull, City of"/>
          <table:table-cell office:value-type="float" office:value="62500"/>
          <table:table-cell office:value-type="float" office:value="3028"/>
          <table:table-cell office:value-type="float" office:value="4.8399999999999999E-2"/>
          <table:table-cell office:value-type="float" office:value="1730"/>
          <table:table-cell office:value-type="float" office:value="2.7699999999999999E-2"/>
          <table:table-cell office:value-type="float" office:value="1298"/>
          <table:table-cell office:value-type="float" office:value="2.0799999999999999E-2"/>
          <table:table-cell table:number-columns-repeated="4"/>
          <table:table-cell office:value-type="float" office:value="1384"/>
          <table:table-cell office:value-type="float" office:value="2.2100000000000002E-2"/>
          <table:table-cell office:value-type="float" office:value="691"/>
          <table:table-cell office:value-type="float" office:value="1.11E-2"/>
          <table:table-cell office:value-type="float" office:value="693"/>
          <table:table-cell office:value-type="float" office:value="1.11E-2"/>
          <table:table-cell table:number-columns-repeated="4"/>
          <table:table-cell office:value-type="float" office:value="0.45710000000000001"/>
          <table:table-cell office:value-type="float" office:value="0.39939999999999998"/>
          <table:table-cell office:value-type="float" office:value="0.53390000000000004"/>
          <table:table-cell table:number-columns-repeated="16358"/>
        </table:table-row>
        <table:table-row>
          <table:table-cell/>
          <table:table-cell office:value-type="string" office:string-value="Kirklees"/>
          <table:table-cell office:value-type="float" office:value="124667"/>
          <table:table-cell office:value-type="float" office:value="15998"/>
          <table:table-cell office:value-type="float" office:value="0.1283"/>
          <table:table-cell office:value-type="float" office:value="9381"/>
          <table:table-cell office:value-type="float" office:value="7.5200000000000003E-2"/>
          <table:table-cell office:value-type="float" office:value="6617"/>
          <table:table-cell office:value-type="float" office:value="5.3100000000000001E-2"/>
          <table:table-cell table:number-columns-repeated="4"/>
          <table:table-cell office:value-type="float" office:value="5946"/>
          <table:table-cell office:value-type="float" office:value="4.7699999999999999E-2"/>
          <table:table-cell office:value-type="float" office:value="2525"/>
          <table:table-cell office:value-type="float" office:value="2.0299999999999999E-2"/>
          <table:table-cell office:value-type="float" office:value="3421"/>
          <table:table-cell office:value-type="float" office:value="2.7400000000000001E-2"/>
          <table:table-cell table:number-columns-repeated="4"/>
          <table:table-cell office:value-type="float" office:value="0.37169999999999997"/>
          <table:table-cell office:value-type="float" office:value="0.26919999999999999"/>
          <table:table-cell office:value-type="float" office:value="0.51700000000000002"/>
          <table:table-cell table:number-columns-repeated="16358"/>
        </table:table-row>
        <table:table-row>
          <table:table-cell/>
          <table:table-cell office:value-type="string" office:string-value="Leeds"/>
          <table:table-cell office:value-type="float" office:value="200984"/>
          <table:table-cell office:value-type="float" office:value="16010"/>
          <table:table-cell office:value-type="float" office:value="7.9699999999999993E-2"/>
          <table:table-cell office:value-type="float" office:value="6632"/>
          <table:table-cell office:value-type="float" office:value="3.3000000000000002E-2"/>
          <table:table-cell office:value-type="float" office:value="9378"/>
          <table:table-cell office:value-type="float" office:value="4.6699999999999998E-2"/>
          <table:table-cell table:number-columns-repeated="4"/>
          <table:table-cell office:value-type="float" office:value="9883"/>
          <table:table-cell office:value-type="float" office:value="4.9200000000000001E-2"/>
          <table:table-cell office:value-type="float" office:value="4901"/>
          <table:table-cell office:value-type="float" office:value="2.4400000000000002E-2"/>
          <table:table-cell office:value-type="float" office:value="4982"/>
          <table:table-cell office:value-type="float" office:value="2.4799999999999999E-2"/>
          <table:table-cell table:number-columns-repeated="4"/>
          <table:table-cell office:value-type="float" office:value="0.61729999999999996"/>
          <table:table-cell office:value-type="float" office:value="0.73899999999999999"/>
          <table:table-cell office:value-type="float" office:value="0.53120000000000001"/>
          <table:table-cell table:number-columns-repeated="16358"/>
        </table:table-row>
        <table:table-row>
          <table:table-cell/>
          <table:table-cell office:value-type="string" office:string-value="North East Lincolnshire"/>
          <table:table-cell office:value-type="float" office:value="46610"/>
          <table:table-cell office:value-type="float" office:value="3464"/>
          <table:table-cell office:value-type="float" office:value="7.4300000000000005E-2"/>
          <table:table-cell office:value-type="float" office:value="1681"/>
          <table:table-cell office:value-type="float" office:value="3.61E-2"/>
          <table:table-cell office:value-type="float" office:value="1783"/>
          <table:table-cell office:value-type="float" office:value="3.8300000000000001E-2"/>
          <table:table-cell table:number-columns-repeated="4"/>
          <table:table-cell office:value-type="float" office:value="762"/>
          <table:table-cell office:value-type="float" office:value="1.6299999999999999E-2"/>
          <table:table-cell office:value-type="float" office:value="304"/>
          <table:table-cell office:value-type="float" office:value="6.4999999999999997E-3"/>
          <table:table-cell office:value-type="float" office:value="458"/>
          <table:table-cell office:value-type="float" office:value="9.7999999999999997E-3"/>
          <table:table-cell table:number-columns-repeated="4"/>
          <table:table-cell office:value-type="float" office:value="0.22"/>
          <table:table-cell office:value-type="float" office:value="0.18079999999999999"/>
          <table:table-cell office:value-type="float" office:value="0.25690000000000002"/>
          <table:table-cell table:number-columns-repeated="16358"/>
        </table:table-row>
        <table:table-row>
          <table:table-cell/>
          <table:table-cell office:value-type="string" office:string-value="North Lincolnshire"/>
          <table:table-cell office:value-type="float" office:value="52179"/>
          <table:table-cell office:value-type="float" office:value="2167"/>
          <table:table-cell office:value-type="float" office:value="4.1500000000000002E-2"/>
          <table:table-cell office:value-type="float" office:value="999"/>
          <table:table-cell office:value-type="float" office:value="1.9099999999999999E-2"/>
          <table:table-cell office:value-type="float" office:value="1168"/>
          <table:table-cell office:value-type="float" office:value="2.24E-2"/>
          <table:table-cell table:number-columns-repeated="4"/>
          <table:table-cell office:value-type="float" office:value="1246"/>
          <table:table-cell office:value-type="float" office:value="2.3900000000000001E-2"/>
          <table:table-cell office:value-type="float" office:value="609"/>
          <table:table-cell office:value-type="float" office:value="1.17E-2"/>
          <table:table-cell office:value-type="float" office:value="637"/>
          <table:table-cell office:value-type="float" office:value="1.2200000000000001E-2"/>
          <table:table-cell table:number-columns-repeated="4"/>
          <table:table-cell office:value-type="float" office:value="0.57499999999999996"/>
          <table:table-cell office:value-type="float" office:value="0.60960000000000003"/>
          <table:table-cell office:value-type="float" office:value="0.5454"/>
          <table:table-cell table:number-columns-repeated="16358"/>
        </table:table-row>
        <table:table-row>
          <table:table-cell/>
          <table:table-cell office:value-type="string" office:string-value="North Yorkshire"/>
          <table:table-cell office:value-type="float" office:value="193859"/>
          <table:table-cell office:value-type="float" office:value="17428"/>
          <table:table-cell office:value-type="float" office:value="8.9899999999999994E-2"/>
          <table:table-cell office:value-type="float" office:value="8751"/>
          <table:table-cell office:value-type="float" office:value="4.5100000000000001E-2"/>
          <table:table-cell office:value-type="float" office:value="8677"/>
          <table:table-cell office:value-type="float" office:value="4.48E-2"/>
          <table:table-cell table:number-columns-repeated="4"/>
          <table:table-cell office:value-type="float" office:value="8760"/>
          <table:table-cell office:value-type="float" office:value="4.5199999999999997E-2"/>
          <table:table-cell office:value-type="float" office:value="4704"/>
          <table:table-cell office:value-type="float" office:value="2.4299999999999999E-2"/>
          <table:table-cell office:value-type="float" office:value="4056"/>
          <table:table-cell office:value-type="float" office:value="2.0899999999999998E-2"/>
          <table:table-cell table:number-columns-repeated="4"/>
          <table:table-cell office:value-type="float" office:value="0.50260000000000005"/>
          <table:table-cell office:value-type="float" office:value="0.53749999999999998"/>
          <table:table-cell office:value-type="float" office:value="0.46739999999999998"/>
          <table:table-cell table:number-columns-repeated="16358"/>
        </table:table-row>
        <table:table-row>
          <table:table-cell/>
          <table:table-cell office:value-type="string" office:string-value="Rotherham"/>
          <table:table-cell office:value-type="float" office:value="78172"/>
          <table:table-cell office:value-type="float" office:value="612"/>
          <table:table-cell office:value-type="float" office:value="7.7999999999999996E-3"/>
          <table:table-cell office:value-type="float" office:value="526"/>
          <table:table-cell office:value-type="float" office:value="6.7000000000000002E-3"/>
          <table:table-cell office:value-type="float" office:value="86"/>
          <table:table-cell office:value-type="float" office:value="1.1000000000000001E-3"/>
          <table:table-cell table:number-columns-repeated="4"/>
          <table:table-cell office:value-type="float" office:value="126"/>
          <table:table-cell office:value-type="float" office:value="1.6000000000000001E-3"/>
          <table:table-cell office:value-type="float" office:value="40"/>
          <table:table-cell office:value-type="float" office:value="5.0000000000000001E-4"/>
          <table:table-cell office:value-type="float" office:value="86"/>
          <table:table-cell office:value-type="float" office:value="1.1000000000000001E-3"/>
          <table:table-cell table:number-columns-repeated="4"/>
          <table:table-cell office:value-type="float" office:value="0.2059"/>
          <table:table-cell office:value-type="float" office:value="7.5999999999999998E-2"/>
          <table:table-cell office:value-type="float" office:value="1"/>
          <table:table-cell table:number-columns-repeated="16358"/>
        </table:table-row>
        <table:table-row>
          <table:table-cell/>
          <table:table-cell office:value-type="string" office:string-value="Sheffield"/>
          <table:table-cell office:value-type="float" office:value="147452"/>
          <table:table-cell office:value-type="float" office:value="12322"/>
          <table:table-cell office:value-type="float" office:value="8.3599999999999994E-2"/>
          <table:table-cell office:value-type="float" office:value="6040"/>
          <table:table-cell office:value-type="float" office:value="4.1000000000000002E-2"/>
          <table:table-cell office:value-type="float" office:value="6282"/>
          <table:table-cell office:value-type="float" office:value="4.2599999999999999E-2"/>
          <table:table-cell table:number-columns-repeated="4"/>
          <table:table-cell office:value-type="float" office:value="3840"/>
          <table:table-cell office:value-type="float" office:value="2.5999999999999999E-2"/>
          <table:table-cell office:value-type="float" office:value="2069"/>
          <table:table-cell office:value-type="float" office:value="1.4E-2"/>
          <table:table-cell office:value-type="float" office:value="1771"/>
          <table:table-cell office:value-type="float" office:value="1.2E-2"/>
          <table:table-cell table:number-columns-repeated="4"/>
          <table:table-cell office:value-type="float" office:value="0.31159999999999999"/>
          <table:table-cell office:value-type="float" office:value="0.34250000000000003"/>
          <table:table-cell office:value-type="float" office:value="0.28189999999999998"/>
          <table:table-cell table:number-columns-repeated="16358"/>
        </table:table-row>
        <table:table-row>
          <table:table-cell/>
          <table:table-cell office:value-type="string" office:string-value="Wakefield"/>
          <table:table-cell office:value-type="float" office:value="101878"/>
          <table:table-cell office:value-type="float" office:value="8313"/>
          <table:table-cell office:value-type="float" office:value="8.1600000000000006E-2"/>
          <table:table-cell office:value-type="float" office:value="3539"/>
          <table:table-cell office:value-type="float" office:value="3.4700000000000002E-2"/>
          <table:table-cell office:value-type="float" office:value="4774"/>
          <table:table-cell office:value-type="float" office:value="4.6899999999999997E-2"/>
          <table:table-cell table:number-columns-repeated="4"/>
          <table:table-cell office:value-type="float" office:value="2049"/>
          <table:table-cell office:value-type="float" office:value="2.01E-2"/>
          <table:table-cell office:value-type="float" office:value="1030"/>
          <table:table-cell office:value-type="float" office:value="1.01E-2"/>
          <table:table-cell office:value-type="float" office:value="1019"/>
          <table:table-cell office:value-type="float" office:value="0.01"/>
          <table:table-cell table:number-columns-repeated="4"/>
          <table:table-cell office:value-type="float" office:value="0.2465"/>
          <table:table-cell office:value-type="float" office:value="0.29099999999999998"/>
          <table:table-cell office:value-type="float" office:value="0.21340000000000001"/>
          <table:table-cell table:number-columns-repeated="16358"/>
        </table:table-row>
        <table:table-row>
          <table:table-cell/>
          <table:table-cell office:value-type="string" office:string-value="York"/>
          <table:table-cell office:value-type="float" office:value="55389"/>
          <table:table-cell office:value-type="float" office:value="7100"/>
          <table:table-cell office:value-type="float" office:value="0.12820000000000001"/>
          <table:table-cell office:value-type="float" office:value="5100"/>
          <table:table-cell office:value-type="float" office:value="9.2100000000000001E-2"/>
          <table:table-cell office:value-type="float" office:value="2000"/>
          <table:table-cell office:value-type="float" office:value="3.61E-2"/>
          <table:table-cell table:number-columns-repeated="4"/>
          <table:table-cell office:value-type="float" office:value="395"/>
          <table:table-cell office:value-type="float" office:value="7.1000000000000004E-3"/>
          <table:table-cell office:value-type="float" office:value="81"/>
          <table:table-cell office:value-type="float" office:value="1.5E-3"/>
          <table:table-cell office:value-type="float" office:value="314"/>
          <table:table-cell office:value-type="float" office:value="5.7000000000000002E-3"/>
          <table:table-cell table:number-columns-repeated="4"/>
          <table:table-cell office:value-type="float" office:value="5.5599999999999997E-2"/>
          <table:table-cell office:value-type="float" office:value="1.5900000000000001E-2"/>
          <table:table-cell office:value-type="float" office:value="0.157"/>
          <table:table-cell table:number-columns-repeated="16358"/>
        </table:table-row>
        <table:table-row table:number-rows-repeated="1048403">
          <table:table-cell table:number-columns-repeated="16358"/>
        </table:table-row>
      </table:table>
      <table:table table:name="'file:///C:/Users/simon.lewry/Documents/Health%20Checks/2019%20Q2%20Update/London%20NHS%20Health%20Checks%20Data%20Tool%20v2018_19Q2.xlsx'#NHS_Health_Check_2017-20181" table:style-name="ta3">
        <table:table-source xlink:href="file:///C:/Users/simon.lewry/Documents/Health%20Checks/2019%20Q2%20Update/London%20NHS%20Health%20Checks%20Data%20Tool%20v2018_19Q2.xlsx" table:table-name="NHS_Health_Check_2017-2018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NHS_Health_Check_2018-20191" table:style-name="ta3">
        <table:table-source xlink:href="file:///C:/Users/simon.lewry/Documents/Health%20Checks/2019%20Q2%20Update/London%20NHS%20Health%20Checks%20Data%20Tool%20v2018_19Q2.xlsx" table:table-name="NHS_Health_Check_2018-20191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office:value-type="string" office:string-value="Total eligible population 2014-2019"/>
          <table:table-cell office:value-type="string" office:string-value="Appointments offered 2018-2019"/>
          <table:table-cell office:value-type="string" office:string-value="Appointments offered 2018-2019 (percentage)"/>
          <table:table-cell office:value-type="string" office:string-value="Appointments offered 2014-2019"/>
          <table:table-cell office:value-type="string" office:string-value="Appointments offered 2014-2019 (percentage)"/>
          <table:table-cell office:value-type="string" office:string-value="Appointments offered last quarter (Q2 Jul-Sep)"/>
          <table:table-cell office:value-type="string" office:string-value="Appointments offered last quarter (Q2 Jul-Sep) (percentage)"/>
          <table:table-cell office:value-type="string" office:string-value="Appointments received 2018-2019"/>
          <table:table-cell office:value-type="string" office:string-value="Appointments received 2018-2019 (percentage)"/>
          <table:table-cell office:value-type="string" office:string-value="Appointments received 2014-2019"/>
          <table:table-cell office:value-type="string" office:string-value="Appointments received 2014-2019 (percentage)"/>
          <table:table-cell office:value-type="string" office:string-value="Appointments received last quarter (Q2 Jul-Sep)"/>
          <table:table-cell office:value-type="string" office:string-value="Appointments received last quarter (Q2 Jul-Sep) (percentage)"/>
          <table:table-cell office:value-type="string" office:string-value="Percentage of people that received an NHS Health Check of those offered 2014-2019"/>
          <table:table-cell office:value-type="string" office:string-value="Percentage of people that received an NHS Health Check of those offered 2018-2019"/>
          <table:table-cell office:value-type="string" office:string-value="Percentage of people that received an NHS Health Check of those offered last quarter (Q2 Jul-Sep)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ational"/>
          <table:table-cell office:value-type="float" office:value="15578669"/>
          <table:table-cell office:value-type="float" office:value="15578669"/>
          <table:table-cell office:value-type="float" office:value="1351661"/>
          <table:table-cell office:value-type="float" office:value="8.6800000000000002E-2"/>
          <table:table-cell office:value-type="float" office:value="12626091"/>
          <table:table-cell office:value-type="float" office:value="0.8105"/>
          <table:table-cell office:value-type="float" office:value="678151"/>
          <table:table-cell office:value-type="float" office:value="4.3499999999999997E-2"/>
          <table:table-cell office:value-type="float" office:value="584151"/>
          <table:table-cell office:value-type="float" office:value="3.7499999999999999E-2"/>
          <table:table-cell office:value-type="float" office:value="6066251"/>
          <table:table-cell office:value-type="float" office:value="0.38940000000000002"/>
          <table:table-cell office:value-type="float" office:value="295964"/>
          <table:table-cell office:value-type="float" office:value="1.9E-2"/>
          <table:table-cell office:value-type="float" office:value="0.48049999999999998"/>
          <table:table-cell office:value-type="float" office:value="0.43219999999999997"/>
          <table:table-cell office:value-type="float" office:value="0.43640000000000001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East Midlands"/>
          <table:table-cell office:value-type="float" office:value="1377923"/>
          <table:table-cell office:value-type="float" office:value="1377923"/>
          <table:table-cell office:value-type="float" office:value="99972"/>
          <table:table-cell office:value-type="float" office:value="7.2599999999999998E-2"/>
          <table:table-cell office:value-type="float" office:value="1044113"/>
          <table:table-cell office:value-type="float" office:value="0.75770000000000004"/>
          <table:table-cell office:value-type="float" office:value="51765"/>
          <table:table-cell office:value-type="float" office:value="3.7600000000000001E-2"/>
          <table:table-cell office:value-type="float" office:value="57586"/>
          <table:table-cell office:value-type="float" office:value="4.1799999999999997E-2"/>
          <table:table-cell office:value-type="float" office:value="561728"/>
          <table:table-cell office:value-type="float" office:value="0.40770000000000001"/>
          <table:table-cell office:value-type="float" office:value="29175"/>
          <table:table-cell office:value-type="float" office:value="2.12E-2"/>
          <table:table-cell office:value-type="float" office:value="0.53800000000000003"/>
          <table:table-cell office:value-type="float" office:value="0.57599999999999996"/>
          <table:table-cell office:value-type="float" office:value="0.56359999999999999"/>
          <table:table-cell table:number-columns-repeated="16365"/>
        </table:table-row>
        <table:table-row>
          <table:table-cell/>
          <table:table-cell office:value-type="string" office:string-value="Derby"/>
          <table:table-cell office:value-type="float" office:value="83234"/>
          <table:table-cell office:value-type="float" office:value="83234"/>
          <table:table-cell office:value-type="float" office:value="6761"/>
          <table:table-cell office:value-type="float" office:value="8.1199999999999994E-2"/>
          <table:table-cell office:value-type="float" office:value="53054"/>
          <table:table-cell office:value-type="float" office:value="0.63739999999999997"/>
          <table:table-cell office:value-type="float" office:value="3590"/>
          <table:table-cell office:value-type="float" office:value="4.3099999999999999E-2"/>
          <table:table-cell office:value-type="float" office:value="2971"/>
          <table:table-cell office:value-type="float" office:value="3.5700000000000003E-2"/>
          <table:table-cell office:value-type="float" office:value="24519"/>
          <table:table-cell office:value-type="float" office:value="0.29459999999999997"/>
          <table:table-cell office:value-type="float" office:value="1407"/>
          <table:table-cell office:value-type="float" office:value="1.6899999999999998E-2"/>
          <table:table-cell office:value-type="float" office:value="0.4622"/>
          <table:table-cell office:value-type="float" office:value="0.43940000000000001"/>
          <table:table-cell office:value-type="float" office:value="0.39190000000000003"/>
          <table:table-cell table:number-columns-repeated="16365"/>
        </table:table-row>
        <table:table-row>
          <table:table-cell/>
          <table:table-cell office:value-type="string" office:string-value="Derbyshire"/>
          <table:table-cell office:value-type="float" office:value="239615"/>
          <table:table-cell office:value-type="float" office:value="239615"/>
          <table:table-cell office:value-type="float" office:value="17676"/>
          <table:table-cell office:value-type="float" office:value="7.3800000000000004E-2"/>
          <table:table-cell office:value-type="float" office:value="174735"/>
          <table:table-cell office:value-type="float" office:value="0.72919999999999996"/>
          <table:table-cell office:value-type="float" office:value="7559"/>
          <table:table-cell office:value-type="float" office:value="3.15E-2"/>
          <table:table-cell office:value-type="float" office:value="9378"/>
          <table:table-cell office:value-type="float" office:value="3.9100000000000003E-2"/>
          <table:table-cell office:value-type="float" office:value="90870"/>
          <table:table-cell office:value-type="float" office:value="0.37919999999999998"/>
          <table:table-cell office:value-type="float" office:value="4150"/>
          <table:table-cell office:value-type="float" office:value="1.7299999999999999E-2"/>
          <table:table-cell office:value-type="float" office:value="0.52"/>
          <table:table-cell office:value-type="float" office:value="0.53049999999999997"/>
          <table:table-cell office:value-type="float" office:value="0.54900000000000004"/>
          <table:table-cell table:number-columns-repeated="16365"/>
        </table:table-row>
        <table:table-row>
          <table:table-cell/>
          <table:table-cell office:value-type="string" office:string-value="Leicester"/>
          <table:table-cell office:value-type="float" office:value="81229"/>
          <table:table-cell office:value-type="float" office:value="81229"/>
          <table:table-cell office:value-type="float" office:value="4745"/>
          <table:table-cell office:value-type="float" office:value="5.8400000000000001E-2"/>
          <table:table-cell office:value-type="float" office:value="43823"/>
          <table:table-cell office:value-type="float" office:value="0.53949999999999998"/>
          <table:table-cell office:value-type="float" office:value="2718"/>
          <table:table-cell office:value-type="float" office:value="3.3500000000000002E-2"/>
          <table:table-cell office:value-type="float" office:value="4745"/>
          <table:table-cell office:value-type="float" office:value="5.8400000000000001E-2"/>
          <table:table-cell office:value-type="float" office:value="43823"/>
          <table:table-cell office:value-type="float" office:value="0.53949999999999998"/>
          <table:table-cell office:value-type="float" office:value="2718"/>
          <table:table-cell office:value-type="float" office:value="3.3500000000000002E-2"/>
          <table:table-cell office:value-type="float" office:value="1"/>
          <table:table-cell office:value-type="float" office:value="1"/>
          <table:table-cell office:value-type="float" office:value="1"/>
          <table:table-cell table:number-columns-repeated="16365"/>
        </table:table-row>
        <table:table-row>
          <table:table-cell/>
          <table:table-cell office:value-type="string" office:string-value="Leicestershire"/>
          <table:table-cell office:value-type="float" office:value="207871"/>
          <table:table-cell office:value-type="float" office:value="207871"/>
          <table:table-cell office:value-type="float" office:value="17261"/>
          <table:table-cell office:value-type="float" office:value="8.3000000000000004E-2"/>
          <table:table-cell office:value-type="float" office:value="207511"/>
          <table:table-cell office:value-type="float" office:value="0.99829999999999997"/>
          <table:table-cell office:value-type="float" office:value="7271"/>
          <table:table-cell office:value-type="float" office:value="3.5000000000000003E-2"/>
          <table:table-cell office:value-type="float" office:value="8504"/>
          <table:table-cell office:value-type="float" office:value="4.0899999999999999E-2"/>
          <table:table-cell office:value-type="float" office:value="87267"/>
          <table:table-cell office:value-type="float" office:value="0.41980000000000001"/>
          <table:table-cell office:value-type="float" office:value="3526"/>
          <table:table-cell office:value-type="float" office:value="1.7000000000000001E-2"/>
          <table:table-cell office:value-type="float" office:value="0.42049999999999998"/>
          <table:table-cell office:value-type="float" office:value="0.49270000000000003"/>
          <table:table-cell office:value-type="float" office:value="0.4849"/>
          <table:table-cell table:number-columns-repeated="16365"/>
        </table:table-row>
        <table:table-row>
          <table:table-cell/>
          <table:table-cell office:value-type="string" office:string-value="Lincolnshire"/>
          <table:table-cell office:value-type="float" office:value="207823"/>
          <table:table-cell office:value-type="float" office:value="207823"/>
          <table:table-cell office:value-type="float" office:value="19534"/>
          <table:table-cell office:value-type="float" office:value="9.4E-2"/>
          <table:table-cell office:value-type="float" office:value="195109"/>
          <table:table-cell office:value-type="float" office:value="0.93879999999999997"/>
          <table:table-cell office:value-type="float" office:value="11397"/>
          <table:table-cell office:value-type="float" office:value="5.4800000000000001E-2"/>
          <table:table-cell office:value-type="float" office:value="12365"/>
          <table:table-cell office:value-type="float" office:value="5.9499999999999997E-2"/>
          <table:table-cell office:value-type="float" office:value="119865"/>
          <table:table-cell office:value-type="float" office:value="0.57679999999999998"/>
          <table:table-cell office:value-type="float" office:value="7123"/>
          <table:table-cell office:value-type="float" office:value="3.4299999999999997E-2"/>
          <table:table-cell office:value-type="float" office:value="0.61429999999999996"/>
          <table:table-cell office:value-type="float" office:value="0.63300000000000001"/>
          <table:table-cell office:value-type="float" office:value="0.625"/>
          <table:table-cell table:number-columns-repeated="16365"/>
        </table:table-row>
        <table:table-row>
          <table:table-cell/>
          <table:table-cell office:value-type="string" office:string-value="Northamptonshire"/>
          <table:table-cell office:value-type="float" office:value="219569"/>
          <table:table-cell office:value-type="float" office:value="219569"/>
          <table:table-cell office:value-type="float" office:value="12745"/>
          <table:table-cell office:value-type="float" office:value="5.8000000000000003E-2"/>
          <table:table-cell office:value-type="float" office:value="167543"/>
          <table:table-cell office:value-type="float" office:value="0.7631"/>
          <table:table-cell office:value-type="float" office:value="6530"/>
          <table:table-cell office:value-type="float" office:value="2.9700000000000001E-2"/>
          <table:table-cell office:value-type="float" office:value="6732"/>
          <table:table-cell office:value-type="float" office:value="3.0700000000000002E-2"/>
          <table:table-cell office:value-type="float" office:value="83323"/>
          <table:table-cell office:value-type="float" office:value="0.3795"/>
          <table:table-cell office:value-type="float" office:value="3498"/>
          <table:table-cell office:value-type="float" office:value="1.5900000000000001E-2"/>
          <table:table-cell office:value-type="float" office:value="0.49730000000000002"/>
          <table:table-cell office:value-type="float" office:value="0.5282"/>
          <table:table-cell office:value-type="float" office:value="0.53569999999999995"/>
          <table:table-cell table:number-columns-repeated="16365"/>
        </table:table-row>
        <table:table-row>
          <table:table-cell/>
          <table:table-cell office:value-type="string" office:string-value="Nottingham"/>
          <table:table-cell office:value-type="float" office:value="77241"/>
          <table:table-cell office:value-type="float" office:value="77241"/>
          <table:table-cell office:value-type="float" office:value="4977"/>
          <table:table-cell office:value-type="float" office:value="6.4399999999999999E-2"/>
          <table:table-cell office:value-type="float" office:value="37450"/>
          <table:table-cell office:value-type="float" office:value="0.48480000000000001"/>
          <table:table-cell office:value-type="float" office:value="2688"/>
          <table:table-cell office:value-type="float" office:value="3.4799999999999998E-2"/>
          <table:table-cell office:value-type="float" office:value="1713"/>
          <table:table-cell office:value-type="float" office:value="2.2200000000000001E-2"/>
          <table:table-cell office:value-type="float" office:value="16451"/>
          <table:table-cell office:value-type="float" office:value="0.21299999999999999"/>
          <table:table-cell office:value-type="float" office:value="834"/>
          <table:table-cell office:value-type="float" office:value="1.0800000000000001E-2"/>
          <table:table-cell office:value-type="float" office:value="0.43930000000000002"/>
          <table:table-cell office:value-type="float" office:value="0.34420000000000001"/>
          <table:table-cell office:value-type="float" office:value="0.31030000000000002"/>
          <table:table-cell table:number-columns-repeated="16365"/>
        </table:table-row>
        <table:table-row>
          <table:table-cell/>
          <table:table-cell office:value-type="string" office:string-value="Nottinghamshire"/>
          <table:table-cell office:value-type="float" office:value="249440"/>
          <table:table-cell office:value-type="float" office:value="249440"/>
          <table:table-cell office:value-type="float" office:value="15559"/>
          <table:table-cell office:value-type="float" office:value="6.2399999999999997E-2"/>
          <table:table-cell office:value-type="float" office:value="153651"/>
          <table:table-cell office:value-type="float" office:value="0.61599999999999999"/>
          <table:table-cell office:value-type="float" office:value="9618"/>
          <table:table-cell office:value-type="float" office:value="3.8600000000000002E-2"/>
          <table:table-cell office:value-type="float" office:value="10815"/>
          <table:table-cell office:value-type="float" office:value="4.3400000000000001E-2"/>
          <table:table-cell office:value-type="float" office:value="90510"/>
          <table:table-cell office:value-type="float" office:value="0.3629"/>
          <table:table-cell office:value-type="float" office:value="5766"/>
          <table:table-cell office:value-type="float" office:value="2.3099999999999999E-2"/>
          <table:table-cell office:value-type="float" office:value="0.58909999999999996"/>
          <table:table-cell office:value-type="float" office:value="0.69510000000000005"/>
          <table:table-cell office:value-type="float" office:value="0.59950000000000003"/>
          <table:table-cell table:number-columns-repeated="16365"/>
        </table:table-row>
        <table:table-row>
          <table:table-cell/>
          <table:table-cell office:value-type="string" office:string-value="Rutland"/>
          <table:table-cell office:value-type="float" office:value="11901"/>
          <table:table-cell office:value-type="float" office:value="11901"/>
          <table:table-cell office:value-type="float" office:value="714"/>
          <table:table-cell office:value-type="float" office:value="0.06"/>
          <table:table-cell office:value-type="float" office:value="11237"/>
          <table:table-cell office:value-type="float" office:value="0.94420000000000004"/>
          <table:table-cell office:value-type="float" office:value="394"/>
          <table:table-cell office:value-type="float" office:value="3.3099999999999997E-2"/>
          <table:table-cell office:value-type="float" office:value="363"/>
          <table:table-cell office:value-type="float" office:value="3.0499999999999999E-2"/>
          <table:table-cell office:value-type="float" office:value="5100"/>
          <table:table-cell office:value-type="float" office:value="0.42849999999999999"/>
          <table:table-cell office:value-type="float" office:value="153"/>
          <table:table-cell office:value-type="float" office:value="1.29E-2"/>
          <table:table-cell office:value-type="float" office:value="0.45390000000000003"/>
          <table:table-cell office:value-type="float" office:value="0.50839999999999996"/>
          <table:table-cell office:value-type="float" office:value="0.38829999999999998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East of England"/>
          <table:table-cell office:value-type="float" office:value="1856346"/>
          <table:table-cell office:value-type="float" office:value="1856346"/>
          <table:table-cell office:value-type="float" office:value="173410"/>
          <table:table-cell office:value-type="float" office:value="9.3399999999999997E-2"/>
          <table:table-cell office:value-type="float" office:value="1633679"/>
          <table:table-cell office:value-type="float" office:value="0.88009999999999999"/>
          <table:table-cell office:value-type="float" office:value="97969"/>
          <table:table-cell office:value-type="float" office:value="5.28E-2"/>
          <table:table-cell office:value-type="float" office:value="81595"/>
          <table:table-cell office:value-type="float" office:value="4.3999999999999997E-2"/>
          <table:table-cell office:value-type="float" office:value="816296"/>
          <table:table-cell office:value-type="float" office:value="0.43969999999999998"/>
          <table:table-cell office:value-type="float" office:value="40643"/>
          <table:table-cell office:value-type="float" office:value="2.1899999999999999E-2"/>
          <table:table-cell office:value-type="float" office:value="0.49969999999999998"/>
          <table:table-cell office:value-type="float" office:value="0.47049999999999997"/>
          <table:table-cell office:value-type="float" office:value="0.41489999999999999"/>
          <table:table-cell table:number-columns-repeated="16365"/>
        </table:table-row>
        <table:table-row>
          <table:table-cell/>
          <table:table-cell office:value-type="string" office:string-value="Bedford"/>
          <table:table-cell office:value-type="float" office:value="48900"/>
          <table:table-cell office:value-type="float" office:value="48900"/>
          <table:table-cell office:value-type="float" office:value="3833"/>
          <table:table-cell office:value-type="float" office:value="7.8399999999999997E-2"/>
          <table:table-cell office:value-type="float" office:value="38331"/>
          <table:table-cell office:value-type="float" office:value="0.78390000000000004"/>
          <table:table-cell office:value-type="float" office:value="2089"/>
          <table:table-cell office:value-type="float" office:value="4.2700000000000002E-2"/>
          <table:table-cell office:value-type="float" office:value="1441"/>
          <table:table-cell office:value-type="float" office:value="2.9499999999999998E-2"/>
          <table:table-cell office:value-type="float" office:value="16394"/>
          <table:table-cell office:value-type="float" office:value="0.33529999999999999"/>
          <table:table-cell office:value-type="float" office:value="680"/>
          <table:table-cell office:value-type="float" office:value="1.3899999999999999E-2"/>
          <table:table-cell office:value-type="float" office:value="0.42770000000000002"/>
          <table:table-cell office:value-type="float" office:value="0.37590000000000001"/>
          <table:table-cell office:value-type="float" office:value="0.32550000000000001"/>
          <table:table-cell table:number-columns-repeated="16365"/>
        </table:table-row>
        <table:table-row>
          <table:table-cell/>
          <table:table-cell office:value-type="string" office:string-value="Cambridgeshire"/>
          <table:table-cell office:value-type="float" office:value="189002"/>
          <table:table-cell office:value-type="float" office:value="189002"/>
          <table:table-cell office:value-type="float" office:value="10734"/>
          <table:table-cell office:value-type="float" office:value="5.6800000000000003E-2"/>
          <table:table-cell office:value-type="float" office:value="172459"/>
          <table:table-cell office:value-type="float" office:value="0.91249999999999998"/>
          <table:table-cell office:value-type="float" office:value="6207"/>
          <table:table-cell office:value-type="float" office:value="3.2800000000000003E-2"/>
          <table:table-cell office:value-type="float" office:value="7285"/>
          <table:table-cell office:value-type="float" office:value="3.85E-2"/>
          <table:table-cell office:value-type="float" office:value="74442"/>
          <table:table-cell office:value-type="float" office:value="0.39389999999999997"/>
          <table:table-cell office:value-type="float" office:value="3725"/>
          <table:table-cell office:value-type="float" office:value="1.9699999999999999E-2"/>
          <table:table-cell office:value-type="float" office:value="0.43169999999999997"/>
          <table:table-cell office:value-type="float" office:value="0.67869999999999997"/>
          <table:table-cell office:value-type="float" office:value="0.60009999999999997"/>
          <table:table-cell table:number-columns-repeated="16365"/>
        </table:table-row>
        <table:table-row>
          <table:table-cell/>
          <table:table-cell office:value-type="string" office:string-value="Central Bedfordshire"/>
          <table:table-cell office:value-type="float" office:value="84615"/>
          <table:table-cell office:value-type="float" office:value="84615"/>
          <table:table-cell office:value-type="float" office:value="6794"/>
          <table:table-cell office:value-type="float" office:value="8.0299999999999996E-2"/>
          <table:table-cell office:value-type="float" office:value="69443"/>
          <table:table-cell office:value-type="float" office:value="0.82069999999999999"/>
          <table:table-cell office:value-type="float" office:value="3290"/>
          <table:table-cell office:value-type="float" office:value="3.8899999999999997E-2"/>
          <table:table-cell office:value-type="float" office:value="3183"/>
          <table:table-cell office:value-type="float" office:value="3.7600000000000001E-2"/>
          <table:table-cell office:value-type="float" office:value="34595"/>
          <table:table-cell office:value-type="float" office:value="0.40889999999999999"/>
          <table:table-cell office:value-type="float" office:value="1767"/>
          <table:table-cell office:value-type="float" office:value="2.0899999999999998E-2"/>
          <table:table-cell office:value-type="float" office:value="0.49819999999999998"/>
          <table:table-cell office:value-type="float" office:value="0.46850000000000003"/>
          <table:table-cell office:value-type="float" office:value="0.53710000000000002"/>
          <table:table-cell table:number-columns-repeated="16365"/>
        </table:table-row>
        <table:table-row>
          <table:table-cell/>
          <table:table-cell office:value-type="string" office:string-value="Essex"/>
          <table:table-cell office:value-type="float" office:value="436447"/>
          <table:table-cell office:value-type="float" office:value="436447"/>
          <table:table-cell office:value-type="float" office:value="57223"/>
          <table:table-cell office:value-type="float" office:value="0.13109999999999999"/>
          <table:table-cell office:value-type="float" office:value="406710"/>
          <table:table-cell office:value-type="float" office:value="0.93189999999999995"/>
          <table:table-cell office:value-type="float" office:value="36998"/>
          <table:table-cell office:value-type="float" office:value="8.48E-2"/>
          <table:table-cell office:value-type="float" office:value="24165"/>
          <table:table-cell office:value-type="float" office:value="5.5399999999999998E-2"/>
          <table:table-cell office:value-type="float" office:value="213452"/>
          <table:table-cell office:value-type="float" office:value="0.48909999999999998"/>
          <table:table-cell office:value-type="float" office:value="12564"/>
          <table:table-cell office:value-type="float" office:value="2.8799999999999999E-2"/>
          <table:table-cell office:value-type="float" office:value="0.52480000000000004"/>
          <table:table-cell office:value-type="float" office:value="0.42230000000000001"/>
          <table:table-cell office:value-type="float" office:value="0.33960000000000001"/>
          <table:table-cell table:number-columns-repeated="16365"/>
        </table:table-row>
        <table:table-row>
          <table:table-cell/>
          <table:table-cell office:value-type="string" office:string-value="Hertfordshire"/>
          <table:table-cell office:value-type="float" office:value="342243"/>
          <table:table-cell office:value-type="float" office:value="342243"/>
          <table:table-cell office:value-type="float" office:value="26224"/>
          <table:table-cell office:value-type="float" office:value="7.6600000000000001E-2"/>
          <table:table-cell office:value-type="float" office:value="277524"/>
          <table:table-cell office:value-type="float" office:value="0.81089999999999995"/>
          <table:table-cell office:value-type="float" office:value="12751"/>
          <table:table-cell office:value-type="float" office:value="3.73E-2"/>
          <table:table-cell office:value-type="float" office:value="15100"/>
          <table:table-cell office:value-type="float" office:value="4.41E-2"/>
          <table:table-cell office:value-type="float" office:value="139839"/>
          <table:table-cell office:value-type="float" office:value="0.40860000000000002"/>
          <table:table-cell office:value-type="float" office:value="6185"/>
          <table:table-cell office:value-type="float" office:value="1.8100000000000002E-2"/>
          <table:table-cell office:value-type="float" office:value="0.50390000000000001"/>
          <table:table-cell office:value-type="float" office:value="0.57579999999999998"/>
          <table:table-cell office:value-type="float" office:value="0.48509999999999998"/>
          <table:table-cell table:number-columns-repeated="16365"/>
        </table:table-row>
        <table:table-row>
          <table:table-cell/>
          <table:table-cell office:value-type="string" office:string-value="Luton"/>
          <table:table-cell office:value-type="float" office:value="52210"/>
          <table:table-cell office:value-type="float" office:value="52210"/>
          <table:table-cell office:value-type="float" office:value="4390"/>
          <table:table-cell office:value-type="float" office:value="8.4099999999999994E-2"/>
          <table:table-cell office:value-type="float" office:value="40105"/>
          <table:table-cell office:value-type="float" office:value="0.7681"/>
          <table:table-cell office:value-type="float" office:value="2343"/>
          <table:table-cell office:value-type="float" office:value="4.4900000000000002E-2"/>
          <table:table-cell office:value-type="float" office:value="1844"/>
          <table:table-cell office:value-type="float" office:value="3.5299999999999998E-2"/>
          <table:table-cell office:value-type="float" office:value="18634"/>
          <table:table-cell office:value-type="float" office:value="0.3569"/>
          <table:table-cell office:value-type="float" office:value="1067"/>
          <table:table-cell office:value-type="float" office:value="2.0400000000000001E-2"/>
          <table:table-cell office:value-type="float" office:value="0.46460000000000001"/>
          <table:table-cell office:value-type="float" office:value="0.42"/>
          <table:table-cell office:value-type="float" office:value="0.45540000000000003"/>
          <table:table-cell table:number-columns-repeated="16365"/>
        </table:table-row>
        <table:table-row>
          <table:table-cell/>
          <table:table-cell office:value-type="string" office:string-value="Milton Keynes"/>
          <table:table-cell office:value-type="float" office:value="74216"/>
          <table:table-cell office:value-type="float" office:value="74216"/>
          <table:table-cell office:value-type="float" office:value="6358"/>
          <table:table-cell office:value-type="float" office:value="8.5699999999999998E-2"/>
          <table:table-cell office:value-type="float" office:value="68813"/>
          <table:table-cell office:value-type="float" office:value="0.92720000000000002"/>
          <table:table-cell office:value-type="float" office:value="3068"/>
          <table:table-cell office:value-type="float" office:value="4.1300000000000003E-2"/>
          <table:table-cell office:value-type="float" office:value="3407"/>
          <table:table-cell office:value-type="float" office:value="4.5900000000000003E-2"/>
          <table:table-cell office:value-type="float" office:value="33395"/>
          <table:table-cell office:value-type="float" office:value="0.45"/>
          <table:table-cell office:value-type="float" office:value="1579"/>
          <table:table-cell office:value-type="float" office:value="2.1299999999999999E-2"/>
          <table:table-cell office:value-type="float" office:value="0.48530000000000001"/>
          <table:table-cell office:value-type="float" office:value="0.53590000000000004"/>
          <table:table-cell office:value-type="float" office:value="0.51470000000000005"/>
          <table:table-cell table:number-columns-repeated="16365"/>
        </table:table-row>
        <table:table-row>
          <table:table-cell/>
          <table:table-cell office:value-type="string" office:string-value="Norfolk"/>
          <table:table-cell office:value-type="float" office:value="264545"/>
          <table:table-cell office:value-type="float" office:value="264545"/>
          <table:table-cell office:value-type="float" office:value="24837"/>
          <table:table-cell office:value-type="float" office:value="9.3899999999999997E-2"/>
          <table:table-cell office:value-type="float" office:value="217258"/>
          <table:table-cell office:value-type="float" office:value="0.82130000000000003"/>
          <table:table-cell office:value-type="float" office:value="13000"/>
          <table:table-cell office:value-type="float" office:value="4.9099999999999998E-2"/>
          <table:table-cell office:value-type="float" office:value="11418"/>
          <table:table-cell office:value-type="float" office:value="4.3200000000000002E-2"/>
          <table:table-cell office:value-type="float" office:value="104023"/>
          <table:table-cell office:value-type="float" office:value="0.39319999999999999"/>
          <table:table-cell office:value-type="float" office:value="5738"/>
          <table:table-cell office:value-type="float" office:value="2.1700000000000001E-2"/>
          <table:table-cell office:value-type="float" office:value="0.4788"/>
          <table:table-cell office:value-type="float" office:value="0.4597"/>
          <table:table-cell office:value-type="float" office:value="0.44140000000000001"/>
          <table:table-cell table:number-columns-repeated="16365"/>
        </table:table-row>
        <table:table-row>
          <table:table-cell/>
          <table:table-cell office:value-type="string" office:string-value="Peterborough"/>
          <table:table-cell office:value-type="float" office:value="51997"/>
          <table:table-cell office:value-type="float" office:value="51997"/>
          <table:table-cell office:value-type="float" office:value="2148"/>
          <table:table-cell office:value-type="float" office:value="4.1300000000000003E-2"/>
          <table:table-cell office:value-type="float" office:value="50489"/>
          <table:table-cell office:value-type="float" office:value="0.97099999999999997"/>
          <table:table-cell office:value-type="float" office:value="935"/>
          <table:table-cell office:value-type="float" office:value="1.7999999999999999E-2"/>
          <table:table-cell office:value-type="float" office:value="1346"/>
          <table:table-cell office:value-type="float" office:value="2.5899999999999999E-2"/>
          <table:table-cell office:value-type="float" office:value="22369"/>
          <table:table-cell office:value-type="float" office:value="0.43020000000000003"/>
          <table:table-cell office:value-type="float" office:value="618"/>
          <table:table-cell office:value-type="float" office:value="1.1900000000000001E-2"/>
          <table:table-cell office:value-type="float" office:value="0.443"/>
          <table:table-cell office:value-type="float" office:value="0.62660000000000005"/>
          <table:table-cell office:value-type="float" office:value="0.66100000000000003"/>
          <table:table-cell table:number-columns-repeated="16365"/>
        </table:table-row>
        <table:table-row>
          <table:table-cell/>
          <table:table-cell office:value-type="string" office:string-value="Southend-on-Sea"/>
          <table:table-cell office:value-type="float" office:value="49964"/>
          <table:table-cell office:value-type="float" office:value="49964"/>
          <table:table-cell office:value-type="float" office:value="5299"/>
          <table:table-cell office:value-type="float" office:value="0.1061"/>
          <table:table-cell office:value-type="float" office:value="51745"/>
          <table:table-cell office:value-type="float" office:value="1.0356000000000001"/>
          <table:table-cell office:value-type="float" office:value="2637"/>
          <table:table-cell office:value-type="float" office:value="5.28E-2"/>
          <table:table-cell office:value-type="float" office:value="2626"/>
          <table:table-cell office:value-type="float" office:value="5.2600000000000001E-2"/>
          <table:table-cell office:value-type="float" office:value="24273"/>
          <table:table-cell office:value-type="float" office:value="0.48580000000000001"/>
          <table:table-cell office:value-type="float" office:value="1523"/>
          <table:table-cell office:value-type="float" office:value="3.0499999999999999E-2"/>
          <table:table-cell office:value-type="float" office:value="0.46910000000000002"/>
          <table:table-cell office:value-type="float" office:value="0.49559999999999998"/>
          <table:table-cell office:value-type="float" office:value="0.5776"/>
          <table:table-cell table:number-columns-repeated="16365"/>
        </table:table-row>
        <table:table-row>
          <table:table-cell/>
          <table:table-cell office:value-type="string" office:string-value="Suffolk"/>
          <table:table-cell office:value-type="float" office:value="223782"/>
          <table:table-cell office:value-type="float" office:value="223782"/>
          <table:table-cell office:value-type="float" office:value="21180"/>
          <table:table-cell office:value-type="float" office:value="9.4600000000000004E-2"/>
          <table:table-cell office:value-type="float" office:value="207328"/>
          <table:table-cell office:value-type="float" office:value="0.92649999999999999"/>
          <table:table-cell office:value-type="float" office:value="12001"/>
          <table:table-cell office:value-type="float" office:value="5.3600000000000002E-2"/>
          <table:table-cell office:value-type="float" office:value="7943"/>
          <table:table-cell office:value-type="float" office:value="3.5499999999999997E-2"/>
          <table:table-cell office:value-type="float" office:value="116801"/>
          <table:table-cell office:value-type="float" office:value="0.52190000000000003"/>
          <table:table-cell office:value-type="float" office:value="4174"/>
          <table:table-cell office:value-type="float" office:value="1.8700000000000001E-2"/>
          <table:table-cell office:value-type="float" office:value="0.56340000000000001"/>
          <table:table-cell office:value-type="float" office:value="0.375"/>
          <table:table-cell office:value-type="float" office:value="0.3478"/>
          <table:table-cell table:number-columns-repeated="16365"/>
        </table:table-row>
        <table:table-row>
          <table:table-cell/>
          <table:table-cell office:value-type="string" office:string-value="Thurrock"/>
          <table:table-cell office:value-type="float" office:value="38425"/>
          <table:table-cell office:value-type="float" office:value="38425"/>
          <table:table-cell office:value-type="float" office:value="4390"/>
          <table:table-cell office:value-type="float" office:value="0.1142"/>
          <table:table-cell office:value-type="float" office:value="33474"/>
          <table:table-cell office:value-type="float" office:value="0.87119999999999997"/>
          <table:table-cell office:value-type="float" office:value="2650"/>
          <table:table-cell office:value-type="float" office:value="6.9000000000000006E-2"/>
          <table:table-cell office:value-type="float" office:value="1837"/>
          <table:table-cell office:value-type="float" office:value="4.7800000000000002E-2"/>
          <table:table-cell office:value-type="float" office:value="18079"/>
          <table:table-cell office:value-type="float" office:value="0.47049999999999997"/>
          <table:table-cell office:value-type="float" office:value="1023"/>
          <table:table-cell office:value-type="float" office:value="2.6599999999999999E-2"/>
          <table:table-cell office:value-type="float" office:value="0.54010000000000002"/>
          <table:table-cell office:value-type="float" office:value="0.41849999999999998"/>
          <table:table-cell office:value-type="float" office:value="0.38600000000000001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London and integrated region and centre"/>
          <table:table-cell office:value-type="float" office:value="2166406"/>
          <table:table-cell office:value-type="float" office:value="2166406"/>
          <table:table-cell office:value-type="float" office:value="194928"/>
          <table:table-cell office:value-type="float" office:value="0.09"/>
          <table:table-cell office:value-type="float" office:value="1957768"/>
          <table:table-cell office:value-type="float" office:value="0.90369999999999995"/>
          <table:table-cell office:value-type="float" office:value="90898"/>
          <table:table-cell office:value-type="float" office:value="4.2000000000000003E-2"/>
          <table:table-cell office:value-type="float" office:value="90185"/>
          <table:table-cell office:value-type="float" office:value="4.1599999999999998E-2"/>
          <table:table-cell office:value-type="float" office:value="945981"/>
          <table:table-cell office:value-type="float" office:value="0.43669999999999998"/>
          <table:table-cell office:value-type="float" office:value="44969"/>
          <table:table-cell office:value-type="float" office:value="2.0799999999999999E-2"/>
          <table:table-cell office:value-type="float" office:value="0.48320000000000002"/>
          <table:table-cell office:value-type="float" office:value="0.4627"/>
          <table:table-cell office:value-type="float" office:value="0.49469999999999997"/>
          <table:table-cell table:number-columns-repeated="16365"/>
        </table:table-row>
        <table:table-row>
          <table:table-cell/>
          <table:table-cell office:value-type="string" office:string-value="Barking and Dagenham"/>
          <table:table-cell office:value-type="float" office:value="45126"/>
          <table:table-cell office:value-type="float" office:value="45126"/>
          <table:table-cell office:value-type="float" office:value="4677"/>
          <table:table-cell office:value-type="float" office:value="0.1036"/>
          <table:table-cell office:value-type="float" office:value="41575"/>
          <table:table-cell office:value-type="float" office:value="0.92130000000000001"/>
          <table:table-cell office:value-type="float" office:value="2555"/>
          <table:table-cell office:value-type="float" office:value="5.6599999999999998E-2"/>
          <table:table-cell office:value-type="float" office:value="2344"/>
          <table:table-cell office:value-type="float" office:value="5.1900000000000002E-2"/>
          <table:table-cell office:value-type="float" office:value="22958"/>
          <table:table-cell office:value-type="float" office:value="0.50880000000000003"/>
          <table:table-cell office:value-type="float" office:value="1295"/>
          <table:table-cell office:value-type="float" office:value="2.87E-2"/>
          <table:table-cell office:value-type="float" office:value="0.55220000000000002"/>
          <table:table-cell office:value-type="float" office:value="0.50119999999999998"/>
          <table:table-cell office:value-type="float" office:value="0.50680000000000003"/>
          <table:table-cell table:number-columns-repeated="16365"/>
        </table:table-row>
        <table:table-row>
          <table:table-cell/>
          <table:table-cell office:value-type="string" office:string-value="Barnet"/>
          <table:table-cell office:value-type="float" office:value="102703"/>
          <table:table-cell office:value-type="float" office:value="102703"/>
          <table:table-cell office:value-type="float" office:value="8387"/>
          <table:table-cell office:value-type="float" office:value="8.1699999999999995E-2"/>
          <table:table-cell office:value-type="float" office:value="66589"/>
          <table:table-cell office:value-type="float" office:value="0.64839999999999998"/>
          <table:table-cell office:value-type="float" office:value="3282"/>
          <table:table-cell office:value-type="float" office:value="3.2000000000000001E-2"/>
          <table:table-cell office:value-type="float" office:value="3918"/>
          <table:table-cell office:value-type="float" office:value="3.8100000000000002E-2"/>
          <table:table-cell office:value-type="float" office:value="29940"/>
          <table:table-cell office:value-type="float" office:value="0.29149999999999998"/>
          <table:table-cell office:value-type="float" office:value="2161"/>
          <table:table-cell office:value-type="float" office:value="2.1000000000000001E-2"/>
          <table:table-cell office:value-type="float" office:value="0.4496"/>
          <table:table-cell office:value-type="float" office:value="0.4672"/>
          <table:table-cell office:value-type="float" office:value="0.65839999999999999"/>
          <table:table-cell table:number-columns-repeated="16365"/>
        </table:table-row>
        <table:table-row>
          <table:table-cell/>
          <table:table-cell office:value-type="string" office:string-value="Bexley"/>
          <table:table-cell office:value-type="float" office:value="68571"/>
          <table:table-cell office:value-type="float" office:value="68571"/>
          <table:table-cell office:value-type="float" office:value="4096"/>
          <table:table-cell office:value-type="float" office:value="5.9700000000000003E-2"/>
          <table:table-cell office:value-type="float" office:value="53439"/>
          <table:table-cell office:value-type="float" office:value="0.77929999999999999"/>
          <table:table-cell office:value-type="float" office:value="1634"/>
          <table:table-cell office:value-type="float" office:value="2.3800000000000002E-2"/>
          <table:table-cell office:value-type="float" office:value="1879"/>
          <table:table-cell office:value-type="float" office:value="2.7400000000000001E-2"/>
          <table:table-cell office:value-type="float" office:value="18822"/>
          <table:table-cell office:value-type="float" office:value="0.27450000000000002"/>
          <table:table-cell office:value-type="float" office:value="659"/>
          <table:table-cell office:value-type="float" office:value="9.5999999999999992E-3"/>
          <table:table-cell office:value-type="float" office:value="0.35220000000000001"/>
          <table:table-cell office:value-type="float" office:value="0.4587"/>
          <table:table-cell office:value-type="float" office:value="0.40329999999999999"/>
          <table:table-cell table:number-columns-repeated="16365"/>
        </table:table-row>
        <table:table-row>
          <table:table-cell/>
          <table:table-cell office:value-type="string" office:string-value="Brent"/>
          <table:table-cell office:value-type="float" office:value="83841"/>
          <table:table-cell office:value-type="float" office:value="83841"/>
          <table:table-cell office:value-type="float" office:value="240"/>
          <table:table-cell office:value-type="float" office:value="2.8999999999999998E-3"/>
          <table:table-cell office:value-type="float" office:value="71300"/>
          <table:table-cell office:value-type="float" office:value="0.85040000000000004"/>
          <table:table-cell office:value-type="float" office:value="0"/>
          <table:table-cell office:value-type="float" office:value="0"/>
          <table:table-cell office:value-type="float" office:value="124"/>
          <table:table-cell office:value-type="float" office:value="1.5E-3"/>
          <table:table-cell office:value-type="float" office:value="39730"/>
          <table:table-cell office:value-type="float" office:value="0.47389999999999999"/>
          <table:table-cell office:value-type="float" office:value="0"/>
          <table:table-cell office:value-type="float" office:value="0"/>
          <table:table-cell office:value-type="float" office:value="0.55720000000000003"/>
          <table:table-cell office:value-type="float" office:value="0.51670000000000005"/>
          <table:table-cell office:value-type="float" office:value="0"/>
          <table:table-cell table:number-columns-repeated="16365"/>
        </table:table-row>
        <table:table-row>
          <table:table-cell/>
          <table:table-cell office:value-type="string" office:string-value="Bromley"/>
          <table:table-cell office:value-type="float" office:value="96633"/>
          <table:table-cell office:value-type="float" office:value="96633"/>
          <table:table-cell office:value-type="float" office:value="10709"/>
          <table:table-cell office:value-type="float" office:value="0.1108"/>
          <table:table-cell office:value-type="float" office:value="86975"/>
          <table:table-cell office:value-type="float" office:value="0.90010000000000001"/>
          <table:table-cell office:value-type="float" office:value="5212"/>
          <table:table-cell office:value-type="float" office:value="5.3900000000000003E-2"/>
          <table:table-cell office:value-type="float" office:value="4292"/>
          <table:table-cell office:value-type="float" office:value="4.4400000000000002E-2"/>
          <table:table-cell office:value-type="float" office:value="36072"/>
          <table:table-cell office:value-type="float" office:value="0.37330000000000002"/>
          <table:table-cell office:value-type="float" office:value="2220"/>
          <table:table-cell office:value-type="float" office:value="2.3E-2"/>
          <table:table-cell office:value-type="float" office:value="0.41470000000000001"/>
          <table:table-cell office:value-type="float" office:value="0.40079999999999999"/>
          <table:table-cell office:value-type="float" office:value="0.4259"/>
          <table:table-cell table:number-columns-repeated="16365"/>
        </table:table-row>
        <table:table-row>
          <table:table-cell/>
          <table:table-cell office:value-type="string" office:string-value="Camden"/>
          <table:table-cell office:value-type="float" office:value="59885"/>
          <table:table-cell office:value-type="float" office:value="59885"/>
          <table:table-cell office:value-type="float" office:value="7231"/>
          <table:table-cell office:value-type="float" office:value="0.1207"/>
          <table:table-cell office:value-type="float" office:value="53243"/>
          <table:table-cell office:value-type="float" office:value="0.8891"/>
          <table:table-cell office:value-type="float" office:value="3260"/>
          <table:table-cell office:value-type="float" office:value="5.4399999999999997E-2"/>
          <table:table-cell office:value-type="float" office:value="5664"/>
          <table:table-cell office:value-type="float" office:value="9.4600000000000004E-2"/>
          <table:table-cell office:value-type="float" office:value="34990"/>
          <table:table-cell office:value-type="float" office:value="0.58430000000000004"/>
          <table:table-cell office:value-type="float" office:value="3609"/>
          <table:table-cell office:value-type="float" office:value="6.0299999999999999E-2"/>
          <table:table-cell office:value-type="float" office:value="0.65720000000000001"/>
          <table:table-cell office:value-type="float" office:value="0.7833"/>
          <table:table-cell office:value-type="float" office:value="1.1071"/>
          <table:table-cell table:number-columns-repeated="16365"/>
        </table:table-row>
        <table:table-row>
          <table:table-cell/>
          <table:table-cell office:value-type="string" office:string-value="City of London"/>
          <table:table-cell office:value-type="float" office:value="2673"/>
          <table:table-cell office:value-type="float" office:value="2673"/>
          <table:table-cell office:value-type="float" office:value="240"/>
          <table:table-cell office:value-type="float" office:value="8.9800000000000005E-2"/>
          <table:table-cell office:value-type="float" office:value="1860"/>
          <table:table-cell office:value-type="float" office:value="0.69579999999999997"/>
          <table:table-cell office:value-type="float" office:value="216"/>
          <table:table-cell office:value-type="float" office:value="8.0799999999999997E-2"/>
          <table:table-cell office:value-type="float" office:value="117"/>
          <table:table-cell office:value-type="float" office:value="4.3799999999999999E-2"/>
          <table:table-cell office:value-type="float" office:value="1462"/>
          <table:table-cell office:value-type="float" office:value="0.54700000000000004"/>
          <table:table-cell office:value-type="float" office:value="93"/>
          <table:table-cell office:value-type="float" office:value="3.4799999999999998E-2"/>
          <table:table-cell office:value-type="float" office:value="0.78600000000000003"/>
          <table:table-cell office:value-type="float" office:value="0.48749999999999999"/>
          <table:table-cell office:value-type="float" office:value="0.43059999999999998"/>
          <table:table-cell table:number-columns-repeated="16365"/>
        </table:table-row>
        <table:table-row>
          <table:table-cell/>
          <table:table-cell office:value-type="string" office:string-value="Croydon"/>
          <table:table-cell office:value-type="float" office:value="106039"/>
          <table:table-cell office:value-type="float" office:value="106039"/>
          <table:table-cell office:value-type="float" office:value="5811"/>
          <table:table-cell office:value-type="float" office:value="5.4800000000000001E-2"/>
          <table:table-cell office:value-type="float" office:value="51175"/>
          <table:table-cell office:value-type="float" office:value="0.48259999999999997"/>
          <table:table-cell office:value-type="float" office:value="2984"/>
          <table:table-cell office:value-type="float" office:value="2.81E-2"/>
          <table:table-cell office:value-type="float" office:value="1013"/>
          <table:table-cell office:value-type="float" office:value="9.5999999999999992E-3"/>
          <table:table-cell office:value-type="float" office:value="18104"/>
          <table:table-cell office:value-type="float" office:value="0.17069999999999999"/>
          <table:table-cell office:value-type="float" office:value="561"/>
          <table:table-cell office:value-type="float" office:value="5.3E-3"/>
          <table:table-cell office:value-type="float" office:value="0.3538"/>
          <table:table-cell office:value-type="float" office:value="0.17430000000000001"/>
          <table:table-cell office:value-type="float" office:value="0.188"/>
          <table:table-cell table:number-columns-repeated="16365"/>
        </table:table-row>
        <table:table-row>
          <table:table-cell/>
          <table:table-cell office:value-type="string" office:string-value="Ealing"/>
          <table:table-cell office:value-type="float" office:value="77516"/>
          <table:table-cell office:value-type="float" office:value="77516"/>
          <table:table-cell office:value-type="float" office:value="11991"/>
          <table:table-cell office:value-type="float" office:value="0.1547"/>
          <table:table-cell office:value-type="float" office:value="83126"/>
          <table:table-cell office:value-type="float" office:value="1.0724"/>
          <table:table-cell office:value-type="float" office:value="5369"/>
          <table:table-cell office:value-type="float" office:value="6.93E-2"/>
          <table:table-cell office:value-type="float" office:value="6810"/>
          <table:table-cell office:value-type="float" office:value="8.7900000000000006E-2"/>
          <table:table-cell office:value-type="float" office:value="56121"/>
          <table:table-cell office:value-type="float" office:value="0.72399999999999998"/>
          <table:table-cell office:value-type="float" office:value="3273"/>
          <table:table-cell office:value-type="float" office:value="4.2200000000000001E-2"/>
          <table:table-cell office:value-type="float" office:value="0.67510000000000003"/>
          <table:table-cell office:value-type="float" office:value="0.56789999999999996"/>
          <table:table-cell office:value-type="float" office:value="0.60960000000000003"/>
          <table:table-cell table:number-columns-repeated="16365"/>
        </table:table-row>
        <table:table-row>
          <table:table-cell/>
          <table:table-cell office:value-type="string" office:string-value="Enfield"/>
          <table:table-cell office:value-type="float" office:value="87853"/>
          <table:table-cell office:value-type="float" office:value="87853"/>
          <table:table-cell office:value-type="float" office:value="3650"/>
          <table:table-cell office:value-type="float" office:value="4.1500000000000002E-2"/>
          <table:table-cell office:value-type="float" office:value="64146"/>
          <table:table-cell office:value-type="float" office:value="0.73019999999999996"/>
          <table:table-cell office:value-type="float" office:value="2112"/>
          <table:table-cell office:value-type="float" office:value="2.4E-2"/>
          <table:table-cell office:value-type="float" office:value="1521"/>
          <table:table-cell office:value-type="float" office:value="1.7299999999999999E-2"/>
          <table:table-cell office:value-type="float" office:value="26246"/>
          <table:table-cell office:value-type="float" office:value="0.29870000000000002"/>
          <table:table-cell office:value-type="float" office:value="880"/>
          <table:table-cell office:value-type="float" office:value="0.01"/>
          <table:table-cell office:value-type="float" office:value="0.40920000000000001"/>
          <table:table-cell office:value-type="float" office:value="0.41670000000000001"/>
          <table:table-cell office:value-type="float" office:value="0.41670000000000001"/>
          <table:table-cell table:number-columns-repeated="16365"/>
        </table:table-row>
        <table:table-row>
          <table:table-cell/>
          <table:table-cell office:value-type="string" office:string-value="Greenwich"/>
          <table:table-cell office:value-type="float" office:value="67764"/>
          <table:table-cell office:value-type="float" office:value="67764"/>
          <table:table-cell office:value-type="float" office:value="4708"/>
          <table:table-cell office:value-type="float" office:value="6.9500000000000006E-2"/>
          <table:table-cell office:value-type="float" office:value="58324"/>
          <table:table-cell office:value-type="float" office:value="0.86070000000000002"/>
          <table:table-cell office:value-type="float" office:value="2889"/>
          <table:table-cell office:value-type="float" office:value="4.2599999999999999E-2"/>
          <table:table-cell office:value-type="float" office:value="844"/>
          <table:table-cell office:value-type="float" office:value="1.2500000000000001E-2"/>
          <table:table-cell office:value-type="float" office:value="19336"/>
          <table:table-cell office:value-type="float" office:value="0.2853"/>
          <table:table-cell office:value-type="float" office:value="765"/>
          <table:table-cell office:value-type="float" office:value="1.1299999999999999E-2"/>
          <table:table-cell office:value-type="float" office:value="0.33150000000000002"/>
          <table:table-cell office:value-type="float" office:value="0.17929999999999999"/>
          <table:table-cell office:value-type="float" office:value="0.26479999999999998"/>
          <table:table-cell table:number-columns-repeated="16365"/>
        </table:table-row>
        <table:table-row>
          <table:table-cell/>
          <table:table-cell office:value-type="string" office:string-value="Hackney"/>
          <table:table-cell office:value-type="float" office:value="64249"/>
          <table:table-cell office:value-type="float" office:value="64249"/>
          <table:table-cell office:value-type="float" office:value="7540"/>
          <table:table-cell office:value-type="float" office:value="0.1174"/>
          <table:table-cell office:value-type="float" office:value="52540"/>
          <table:table-cell office:value-type="float" office:value="0.81779999999999997"/>
          <table:table-cell office:value-type="float" office:value="4792"/>
          <table:table-cell office:value-type="float" office:value="7.46E-2"/>
          <table:table-cell office:value-type="float" office:value="3703"/>
          <table:table-cell office:value-type="float" office:value="5.7599999999999998E-2"/>
          <table:table-cell office:value-type="float" office:value="35791"/>
          <table:table-cell office:value-type="float" office:value="0.55710000000000004"/>
          <table:table-cell office:value-type="float" office:value="2006"/>
          <table:table-cell office:value-type="float" office:value="3.1199999999999999E-2"/>
          <table:table-cell office:value-type="float" office:value="0.68120000000000003"/>
          <table:table-cell office:value-type="float" office:value="0.49109999999999998"/>
          <table:table-cell office:value-type="float" office:value="0.41860000000000003"/>
          <table:table-cell table:number-columns-repeated="16365"/>
        </table:table-row>
        <table:table-row>
          <table:table-cell/>
          <table:table-cell office:value-type="string" office:string-value="Hammersmith and Fulham"/>
          <table:table-cell office:value-type="float" office:value="32425"/>
          <table:table-cell office:value-type="float" office:value="32425"/>
          <table:table-cell office:value-type="float" office:value="4020"/>
          <table:table-cell office:value-type="float" office:value="0.124"/>
          <table:table-cell office:value-type="float" office:value="72078"/>
          <table:table-cell office:value-type="float" office:value="2.2229000000000001"/>
          <table:table-cell office:value-type="float" office:value="1136"/>
          <table:table-cell office:value-type="float" office:value="3.5000000000000003E-2"/>
          <table:table-cell office:value-type="float" office:value="2646"/>
          <table:table-cell office:value-type="float" office:value="8.1600000000000006E-2"/>
          <table:table-cell office:value-type="float" office:value="27034"/>
          <table:table-cell office:value-type="float" office:value="0.8337"/>
          <table:table-cell office:value-type="float" office:value="1287"/>
          <table:table-cell office:value-type="float" office:value="3.9699999999999999E-2"/>
          <table:table-cell office:value-type="float" office:value="0.37509999999999999"/>
          <table:table-cell office:value-type="float" office:value="0.65820000000000001"/>
          <table:table-cell office:value-type="float" office:value="1.1329"/>
          <table:table-cell table:number-columns-repeated="16365"/>
        </table:table-row>
        <table:table-row>
          <table:table-cell/>
          <table:table-cell office:value-type="string" office:string-value="Haringey"/>
          <table:table-cell office:value-type="float" office:value="70691"/>
          <table:table-cell office:value-type="float" office:value="70691"/>
          <table:table-cell office:value-type="float" office:value="4382"/>
          <table:table-cell office:value-type="float" office:value="6.2E-2"/>
          <table:table-cell office:value-type="float" office:value="43621"/>
          <table:table-cell office:value-type="float" office:value="0.61709999999999998"/>
          <table:table-cell office:value-type="float" office:value="1355"/>
          <table:table-cell office:value-type="float" office:value="1.9199999999999998E-2"/>
          <table:table-cell office:value-type="float" office:value="1571"/>
          <table:table-cell office:value-type="float" office:value="2.2200000000000001E-2"/>
          <table:table-cell office:value-type="float" office:value="23163"/>
          <table:table-cell office:value-type="float" office:value="0.32769999999999999"/>
          <table:table-cell office:value-type="float" office:value="399"/>
          <table:table-cell office:value-type="float" office:value="5.5999999999999999E-3"/>
          <table:table-cell office:value-type="float" office:value="0.53100000000000003"/>
          <table:table-cell office:value-type="float" office:value="0.35849999999999999"/>
          <table:table-cell office:value-type="float" office:value="0.29449999999999998"/>
          <table:table-cell table:number-columns-repeated="16365"/>
        </table:table-row>
        <table:table-row>
          <table:table-cell/>
          <table:table-cell office:value-type="string" office:string-value="Harrow"/>
          <table:table-cell office:value-type="float" office:value="67319"/>
          <table:table-cell office:value-type="float" office:value="67319"/>
          <table:table-cell office:value-type="float" office:value="2411"/>
          <table:table-cell office:value-type="float" office:value="3.5799999999999998E-2"/>
          <table:table-cell office:value-type="float" office:value="20874"/>
          <table:table-cell office:value-type="float" office:value="0.31009999999999999"/>
          <table:table-cell office:value-type="float" office:value="1313"/>
          <table:table-cell office:value-type="float" office:value="1.95E-2"/>
          <table:table-cell office:value-type="float" office:value="1261"/>
          <table:table-cell office:value-type="float" office:value="1.8700000000000001E-2"/>
          <table:table-cell office:value-type="float" office:value="11378"/>
          <table:table-cell office:value-type="float" office:value="0.16900000000000001"/>
          <table:table-cell office:value-type="float" office:value="754"/>
          <table:table-cell office:value-type="float" office:value="1.12E-2"/>
          <table:table-cell office:value-type="float" office:value="0.54510000000000003"/>
          <table:table-cell office:value-type="float" office:value="0.52300000000000002"/>
          <table:table-cell office:value-type="float" office:value="0.57430000000000003"/>
          <table:table-cell table:number-columns-repeated="16365"/>
        </table:table-row>
        <table:table-row>
          <table:table-cell/>
          <table:table-cell office:value-type="string" office:string-value="Havering"/>
          <table:table-cell office:value-type="float" office:value="70498"/>
          <table:table-cell office:value-type="float" office:value="70498"/>
          <table:table-cell office:value-type="float" office:value="5010"/>
          <table:table-cell office:value-type="float" office:value="7.1099999999999997E-2"/>
          <table:table-cell office:value-type="float" office:value="54960"/>
          <table:table-cell office:value-type="float" office:value="0.77959999999999996"/>
          <table:table-cell office:value-type="float" office:value="2000"/>
          <table:table-cell office:value-type="float" office:value="2.8400000000000002E-2"/>
          <table:table-cell office:value-type="float" office:value="2098"/>
          <table:table-cell office:value-type="float" office:value="2.98E-2"/>
          <table:table-cell office:value-type="float" office:value="22121"/>
          <table:table-cell office:value-type="float" office:value="0.31380000000000002"/>
          <table:table-cell office:value-type="float" office:value="700"/>
          <table:table-cell office:value-type="float" office:value="9.9000000000000008E-3"/>
          <table:table-cell office:value-type="float" office:value="0.40250000000000002"/>
          <table:table-cell office:value-type="float" office:value="0.41880000000000001"/>
          <table:table-cell office:value-type="float" office:value="0.35"/>
          <table:table-cell table:number-columns-repeated="16365"/>
        </table:table-row>
        <table:table-row>
          <table:table-cell/>
          <table:table-cell office:value-type="string" office:string-value="Hillingdon"/>
          <table:table-cell office:value-type="float" office:value="77949"/>
          <table:table-cell office:value-type="float" office:value="77949"/>
          <table:table-cell office:value-type="float" office:value="4475"/>
          <table:table-cell office:value-type="float" office:value="5.74E-2"/>
          <table:table-cell office:value-type="float" office:value="46315"/>
          <table:table-cell office:value-type="float" office:value="0.59419999999999995"/>
          <table:table-cell office:value-type="float" office:value="2648"/>
          <table:table-cell office:value-type="float" office:value="3.4000000000000002E-2"/>
          <table:table-cell office:value-type="float" office:value="2988"/>
          <table:table-cell office:value-type="float" office:value="3.8300000000000001E-2"/>
          <table:table-cell office:value-type="float" office:value="31151"/>
          <table:table-cell office:value-type="float" office:value="0.39960000000000001"/>
          <table:table-cell office:value-type="float" office:value="1706"/>
          <table:table-cell office:value-type="float" office:value="2.1899999999999999E-2"/>
          <table:table-cell office:value-type="float" office:value="0.67259999999999998"/>
          <table:table-cell office:value-type="float" office:value="0.66769999999999996"/>
          <table:table-cell office:value-type="float" office:value="0.64429999999999998"/>
          <table:table-cell table:number-columns-repeated="16365"/>
        </table:table-row>
        <table:table-row>
          <table:table-cell/>
          <table:table-cell office:value-type="string" office:string-value="Hounslow"/>
          <table:table-cell office:value-type="float" office:value="62984"/>
          <table:table-cell office:value-type="float" office:value="62984"/>
          <table:table-cell office:value-type="float" office:value="8422"/>
          <table:table-cell office:value-type="float" office:value="0.13370000000000001"/>
          <table:table-cell office:value-type="float" office:value="66033"/>
          <table:table-cell office:value-type="float" office:value="1.0484"/>
          <table:table-cell office:value-type="float" office:value="3400"/>
          <table:table-cell office:value-type="float" office:value="5.3999999999999999E-2"/>
          <table:table-cell office:value-type="float" office:value="4395"/>
          <table:table-cell office:value-type="float" office:value="6.9800000000000001E-2"/>
          <table:table-cell office:value-type="float" office:value="42047"/>
          <table:table-cell office:value-type="float" office:value="0.66759999999999997"/>
          <table:table-cell office:value-type="float" office:value="2307"/>
          <table:table-cell office:value-type="float" office:value="3.6600000000000001E-2"/>
          <table:table-cell office:value-type="float" office:value="0.63680000000000003"/>
          <table:table-cell office:value-type="float" office:value="0.52180000000000004"/>
          <table:table-cell office:value-type="float" office:value="0.67849999999999999"/>
          <table:table-cell table:number-columns-repeated="16365"/>
        </table:table-row>
        <table:table-row>
          <table:table-cell/>
          <table:table-cell office:value-type="string" office:string-value="Islington"/>
          <table:table-cell office:value-type="float" office:value="51403"/>
          <table:table-cell office:value-type="float" office:value="51403"/>
          <table:table-cell office:value-type="float" office:value="7660"/>
          <table:table-cell office:value-type="float" office:value="0.14899999999999999"/>
          <table:table-cell office:value-type="float" office:value="67666"/>
          <table:table-cell office:value-type="float" office:value="1.3164"/>
          <table:table-cell office:value-type="float" office:value="3633"/>
          <table:table-cell office:value-type="float" office:value="7.0699999999999999E-2"/>
          <table:table-cell office:value-type="float" office:value="3133"/>
          <table:table-cell office:value-type="float" office:value="6.0900000000000003E-2"/>
          <table:table-cell office:value-type="float" office:value="31686"/>
          <table:table-cell office:value-type="float" office:value="0.61639999999999995"/>
          <table:table-cell office:value-type="float" office:value="1694"/>
          <table:table-cell office:value-type="float" office:value="3.3000000000000002E-2"/>
          <table:table-cell office:value-type="float" office:value="0.46829999999999999"/>
          <table:table-cell office:value-type="float" office:value="0.40899999999999997"/>
          <table:table-cell office:value-type="float" office:value="0.46629999999999999"/>
          <table:table-cell table:number-columns-repeated="16365"/>
        </table:table-row>
        <table:table-row>
          <table:table-cell/>
          <table:table-cell office:value-type="string" office:string-value="Kensington and Chelsea"/>
          <table:table-cell office:value-type="float" office:value="43300"/>
          <table:table-cell office:value-type="float" office:value="43300"/>
          <table:table-cell office:value-type="float" office:value="6366"/>
          <table:table-cell office:value-type="float" office:value="0.14699999999999999"/>
          <table:table-cell office:value-type="float" office:value="61961"/>
          <table:table-cell office:value-type="float" office:value="1.431"/>
          <table:table-cell office:value-type="float" office:value="2701"/>
          <table:table-cell office:value-type="float" office:value="6.2399999999999997E-2"/>
          <table:table-cell office:value-type="float" office:value="4047"/>
          <table:table-cell office:value-type="float" office:value="9.35E-2"/>
          <table:table-cell office:value-type="float" office:value="24949"/>
          <table:table-cell office:value-type="float" office:value="0.57620000000000005"/>
          <table:table-cell office:value-type="float" office:value="1414"/>
          <table:table-cell office:value-type="float" office:value="3.27E-2"/>
          <table:table-cell office:value-type="float" office:value="0.4027"/>
          <table:table-cell office:value-type="float" office:value="0.63570000000000004"/>
          <table:table-cell office:value-type="float" office:value="0.52349999999999997"/>
          <table:table-cell table:number-columns-repeated="16365"/>
        </table:table-row>
        <table:table-row>
          <table:table-cell/>
          <table:table-cell office:value-type="string" office:string-value="Kingston upon Thames"/>
          <table:table-cell office:value-type="float" office:value="47420"/>
          <table:table-cell office:value-type="float" office:value="47420"/>
          <table:table-cell office:value-type="float" office:value="6322"/>
          <table:table-cell office:value-type="float" office:value="0.1333"/>
          <table:table-cell office:value-type="float" office:value="50875"/>
          <table:table-cell office:value-type="float" office:value="1.0729"/>
          <table:table-cell office:value-type="float" office:value="2115"/>
          <table:table-cell office:value-type="float" office:value="4.4600000000000001E-2"/>
          <table:table-cell office:value-type="float" office:value="2484"/>
          <table:table-cell office:value-type="float" office:value="5.2400000000000002E-2"/>
          <table:table-cell office:value-type="float" office:value="23993"/>
          <table:table-cell office:value-type="float" office:value="0.50600000000000001"/>
          <table:table-cell office:value-type="float" office:value="1175"/>
          <table:table-cell office:value-type="float" office:value="2.4799999999999999E-2"/>
          <table:table-cell office:value-type="float" office:value="0.47160000000000002"/>
          <table:table-cell office:value-type="float" office:value="0.39290000000000003"/>
          <table:table-cell office:value-type="float" office:value="0.55559999999999998"/>
          <table:table-cell table:number-columns-repeated="16365"/>
        </table:table-row>
        <table:table-row>
          <table:table-cell/>
          <table:table-cell office:value-type="string" office:string-value="Lambeth"/>
          <table:table-cell office:value-type="float" office:value="75845"/>
          <table:table-cell office:value-type="float" office:value="75845"/>
          <table:table-cell office:value-type="float" office:value="6291"/>
          <table:table-cell office:value-type="float" office:value="8.2900000000000001E-2"/>
          <table:table-cell office:value-type="float" office:value="100114"/>
          <table:table-cell office:value-type="float" office:value="1.32"/>
          <table:table-cell office:value-type="float" office:value="3156"/>
          <table:table-cell office:value-type="float" office:value="4.1599999999999998E-2"/>
          <table:table-cell office:value-type="float" office:value="1288"/>
          <table:table-cell office:value-type="float" office:value="1.7000000000000001E-2"/>
          <table:table-cell office:value-type="float" office:value="22856"/>
          <table:table-cell office:value-type="float" office:value="0.3014"/>
          <table:table-cell office:value-type="float" office:value="640"/>
          <table:table-cell office:value-type="float" office:value="8.3999999999999995E-3"/>
          <table:table-cell office:value-type="float" office:value="0.2283"/>
          <table:table-cell office:value-type="float" office:value="0.20469999999999999"/>
          <table:table-cell office:value-type="float" office:value="0.20280000000000001"/>
          <table:table-cell table:number-columns-repeated="16365"/>
        </table:table-row>
        <table:table-row>
          <table:table-cell/>
          <table:table-cell office:value-type="string" office:string-value="Lewisham"/>
          <table:table-cell office:value-type="float" office:value="77467"/>
          <table:table-cell office:value-type="float" office:value="77467"/>
          <table:table-cell office:value-type="float" office:value="8857"/>
          <table:table-cell office:value-type="float" office:value="0.1143"/>
          <table:table-cell office:value-type="float" office:value="74949"/>
          <table:table-cell office:value-type="float" office:value="0.96750000000000003"/>
          <table:table-cell office:value-type="float" office:value="4355"/>
          <table:table-cell office:value-type="float" office:value="5.62E-2"/>
          <table:table-cell office:value-type="float" office:value="2740"/>
          <table:table-cell office:value-type="float" office:value="3.5400000000000001E-2"/>
          <table:table-cell office:value-type="float" office:value="29277"/>
          <table:table-cell office:value-type="float" office:value="0.37790000000000001"/>
          <table:table-cell office:value-type="float" office:value="1273"/>
          <table:table-cell office:value-type="float" office:value="1.6400000000000001E-2"/>
          <table:table-cell office:value-type="float" office:value="0.3906"/>
          <table:table-cell office:value-type="float" office:value="0.30940000000000001"/>
          <table:table-cell office:value-type="float" office:value="0.2923"/>
          <table:table-cell table:number-columns-repeated="16365"/>
        </table:table-row>
        <table:table-row>
          <table:table-cell/>
          <table:table-cell office:value-type="string" office:string-value="Merton"/>
          <table:table-cell office:value-type="float" office:value="54968"/>
          <table:table-cell office:value-type="float" office:value="54968"/>
          <table:table-cell office:value-type="float" office:value="7397"/>
          <table:table-cell office:value-type="float" office:value="0.1346"/>
          <table:table-cell office:value-type="float" office:value="43637"/>
          <table:table-cell office:value-type="float" office:value="0.79390000000000005"/>
          <table:table-cell office:value-type="float" office:value="2602"/>
          <table:table-cell office:value-type="float" office:value="4.7300000000000002E-2"/>
          <table:table-cell office:value-type="float" office:value="1845"/>
          <table:table-cell office:value-type="float" office:value="3.3599999999999998E-2"/>
          <table:table-cell office:value-type="float" office:value="17592"/>
          <table:table-cell office:value-type="float" office:value="0.32"/>
          <table:table-cell office:value-type="float" office:value="1085"/>
          <table:table-cell office:value-type="float" office:value="1.9699999999999999E-2"/>
          <table:table-cell office:value-type="float" office:value="0.40310000000000001"/>
          <table:table-cell office:value-type="float" office:value="0.24940000000000001"/>
          <table:table-cell office:value-type="float" office:value="0.41699999999999998"/>
          <table:table-cell table:number-columns-repeated="16365"/>
        </table:table-row>
        <table:table-row>
          <table:table-cell/>
          <table:table-cell office:value-type="string" office:string-value="Newham"/>
          <table:table-cell office:value-type="float" office:value="70875"/>
          <table:table-cell office:value-type="float" office:value="70875"/>
          <table:table-cell office:value-type="float" office:value="11034"/>
          <table:table-cell office:value-type="float" office:value="0.15570000000000001"/>
          <table:table-cell office:value-type="float" office:value="81640"/>
          <table:table-cell office:value-type="float" office:value="1.1518999999999999"/>
          <table:table-cell office:value-type="float" office:value="5008"/>
          <table:table-cell office:value-type="float" office:value="7.0699999999999999E-2"/>
          <table:table-cell office:value-type="float" office:value="4808"/>
          <table:table-cell office:value-type="float" office:value="6.7799999999999999E-2"/>
          <table:table-cell office:value-type="float" office:value="48840"/>
          <table:table-cell office:value-type="float" office:value="0.68910000000000005"/>
          <table:table-cell office:value-type="float" office:value="2258"/>
          <table:table-cell office:value-type="float" office:value="3.1899999999999998E-2"/>
          <table:table-cell office:value-type="float" office:value="0.59819999999999995"/>
          <table:table-cell office:value-type="float" office:value="0.43569999999999998"/>
          <table:table-cell office:value-type="float" office:value="0.45090000000000002"/>
          <table:table-cell table:number-columns-repeated="16365"/>
        </table:table-row>
        <table:table-row>
          <table:table-cell/>
          <table:table-cell office:value-type="string" office:string-value="Redbridge"/>
          <table:table-cell office:value-type="float" office:value="76241"/>
          <table:table-cell office:value-type="float" office:value="76241"/>
          <table:table-cell office:value-type="float" office:value="5214"/>
          <table:table-cell office:value-type="float" office:value="6.8400000000000002E-2"/>
          <table:table-cell office:value-type="float" office:value="65920"/>
          <table:table-cell office:value-type="float" office:value="0.86460000000000004"/>
          <table:table-cell office:value-type="float" office:value="2607"/>
          <table:table-cell office:value-type="float" office:value="3.4200000000000001E-2"/>
          <table:table-cell office:value-type="float" office:value="2424"/>
          <table:table-cell office:value-type="float" office:value="3.1800000000000002E-2"/>
          <table:table-cell office:value-type="float" office:value="33302"/>
          <table:table-cell office:value-type="float" office:value="0.43680000000000002"/>
          <table:table-cell office:value-type="float" office:value="1212"/>
          <table:table-cell office:value-type="float" office:value="1.5900000000000001E-2"/>
          <table:table-cell office:value-type="float" office:value="0.50519999999999998"/>
          <table:table-cell office:value-type="float" office:value="0.46489999999999998"/>
          <table:table-cell office:value-type="float" office:value="0.46489999999999998"/>
          <table:table-cell table:number-columns-repeated="16365"/>
        </table:table-row>
        <table:table-row>
          <table:table-cell/>
          <table:table-cell office:value-type="string" office:string-value="Richmond upon Thames"/>
          <table:table-cell office:value-type="float" office:value="60101"/>
          <table:table-cell office:value-type="float" office:value="60101"/>
          <table:table-cell office:value-type="float" office:value="4752"/>
          <table:table-cell office:value-type="float" office:value="7.9100000000000004E-2"/>
          <table:table-cell office:value-type="float" office:value="38393"/>
          <table:table-cell office:value-type="float" office:value="0.63880000000000003"/>
          <table:table-cell office:value-type="float" office:value="1142"/>
          <table:table-cell office:value-type="float" office:value="1.9E-2"/>
          <table:table-cell office:value-type="float" office:value="3075"/>
          <table:table-cell office:value-type="float" office:value="5.1200000000000002E-2"/>
          <table:table-cell office:value-type="float" office:value="20965"/>
          <table:table-cell office:value-type="float" office:value="0.3488"/>
          <table:table-cell office:value-type="float" office:value="1351"/>
          <table:table-cell office:value-type="float" office:value="2.2499999999999999E-2"/>
          <table:table-cell office:value-type="float" office:value="0.54610000000000003"/>
          <table:table-cell office:value-type="float" office:value="0.64710000000000001"/>
          <table:table-cell office:value-type="float" office:value="1.1830000000000001"/>
          <table:table-cell table:number-columns-repeated="16365"/>
        </table:table-row>
        <table:table-row>
          <table:table-cell/>
          <table:table-cell office:value-type="string" office:string-value="Southwark"/>
          <table:table-cell office:value-type="float" office:value="75664"/>
          <table:table-cell office:value-type="float" office:value="75664"/>
          <table:table-cell office:value-type="float" office:value="8319"/>
          <table:table-cell office:value-type="float" office:value="0.1099"/>
          <table:table-cell office:value-type="float" office:value="78664"/>
          <table:table-cell office:value-type="float" office:value="1.0396000000000001"/>
          <table:table-cell office:value-type="float" office:value="4112"/>
          <table:table-cell office:value-type="float" office:value="5.4300000000000001E-2"/>
          <table:table-cell office:value-type="float" office:value="3410"/>
          <table:table-cell office:value-type="float" office:value="4.5100000000000001E-2"/>
          <table:table-cell office:value-type="float" office:value="38675"/>
          <table:table-cell office:value-type="float" office:value="0.5111"/>
          <table:table-cell office:value-type="float" office:value="1831"/>
          <table:table-cell office:value-type="float" office:value="2.4199999999999999E-2"/>
          <table:table-cell office:value-type="float" office:value="0.49159999999999998"/>
          <table:table-cell office:value-type="float" office:value="0.40989999999999999"/>
          <table:table-cell office:value-type="float" office:value="0.44529999999999997"/>
          <table:table-cell table:number-columns-repeated="16365"/>
        </table:table-row>
        <table:table-row>
          <table:table-cell/>
          <table:table-cell office:value-type="string" office:string-value="Sutton"/>
          <table:table-cell office:value-type="float" office:value="58779"/>
          <table:table-cell office:value-type="float" office:value="58779"/>
          <table:table-cell office:value-type="float" office:value="4600"/>
          <table:table-cell office:value-type="float" office:value="7.8299999999999995E-2"/>
          <table:table-cell office:value-type="float" office:value="46141"/>
          <table:table-cell office:value-type="float" office:value="0.78500000000000003"/>
          <table:table-cell office:value-type="float" office:value="3400"/>
          <table:table-cell office:value-type="float" office:value="5.7799999999999997E-2"/>
          <table:table-cell office:value-type="float" office:value="411"/>
          <table:table-cell office:value-type="float" office:value="7.0000000000000001E-3"/>
          <table:table-cell office:value-type="float" office:value="16309"/>
          <table:table-cell office:value-type="float" office:value="0.27750000000000002"/>
          <table:table-cell office:value-type="float" office:value="303"/>
          <table:table-cell office:value-type="float" office:value="5.1999999999999998E-3"/>
          <table:table-cell office:value-type="float" office:value="0.35349999999999998"/>
          <table:table-cell office:value-type="float" office:value="8.9300000000000004E-2"/>
          <table:table-cell office:value-type="float" office:value="8.9099999999999999E-2"/>
          <table:table-cell table:number-columns-repeated="16365"/>
        </table:table-row>
        <table:table-row>
          <table:table-cell/>
          <table:table-cell office:value-type="string" office:string-value="Tower Hamlets"/>
          <table:table-cell office:value-type="float" office:value="51656"/>
          <table:table-cell office:value-type="float" office:value="51656"/>
          <table:table-cell office:value-type="float" office:value="3839"/>
          <table:table-cell office:value-type="float" office:value="7.4300000000000005E-2"/>
          <table:table-cell office:value-type="float" office:value="45131"/>
          <table:table-cell office:value-type="float" office:value="0.87370000000000003"/>
          <table:table-cell office:value-type="float" office:value="2273"/>
          <table:table-cell office:value-type="float" office:value="4.3999999999999997E-2"/>
          <table:table-cell office:value-type="float" office:value="3321"/>
          <table:table-cell office:value-type="float" office:value="6.4299999999999996E-2"/>
          <table:table-cell office:value-type="float" office:value="36000"/>
          <table:table-cell office:value-type="float" office:value="0.69689999999999996"/>
          <table:table-cell office:value-type="float" office:value="1708"/>
          <table:table-cell office:value-type="float" office:value="3.3099999999999997E-2"/>
          <table:table-cell office:value-type="float" office:value="0.79769999999999996"/>
          <table:table-cell office:value-type="float" office:value="0.86509999999999998"/>
          <table:table-cell office:value-type="float" office:value="0.75139999999999996"/>
          <table:table-cell table:number-columns-repeated="16365"/>
        </table:table-row>
        <table:table-row>
          <table:table-cell/>
          <table:table-cell office:value-type="string" office:string-value="Waltham Forest"/>
          <table:table-cell office:value-type="float" office:value="70095"/>
          <table:table-cell office:value-type="float" office:value="70095"/>
          <table:table-cell office:value-type="float" office:value="5412"/>
          <table:table-cell office:value-type="float" office:value="7.7200000000000005E-2"/>
          <table:table-cell office:value-type="float" office:value="56537"/>
          <table:table-cell office:value-type="float" office:value="0.80659999999999998"/>
          <table:table-cell office:value-type="float" office:value="2143"/>
          <table:table-cell office:value-type="float" office:value="3.0599999999999999E-2"/>
          <table:table-cell office:value-type="float" office:value="2906"/>
          <table:table-cell office:value-type="float" office:value="4.1500000000000002E-2"/>
          <table:table-cell office:value-type="float" office:value="31968"/>
          <table:table-cell office:value-type="float" office:value="0.45610000000000001"/>
          <table:table-cell office:value-type="float" office:value="1229"/>
          <table:table-cell office:value-type="float" office:value="1.7500000000000002E-2"/>
          <table:table-cell office:value-type="float" office:value="0.56540000000000001"/>
          <table:table-cell office:value-type="float" office:value="0.53700000000000003"/>
          <table:table-cell office:value-type="float" office:value="0.57350000000000001"/>
          <table:table-cell table:number-columns-repeated="16365"/>
        </table:table-row>
        <table:table-row>
          <table:table-cell/>
          <table:table-cell office:value-type="string" office:string-value="Wandsworth"/>
          <table:table-cell office:value-type="float" office:value="63621"/>
          <table:table-cell office:value-type="float" office:value="63621"/>
          <table:table-cell office:value-type="float" office:value="5370"/>
          <table:table-cell office:value-type="float" office:value="8.4400000000000003E-2"/>
          <table:table-cell office:value-type="float" office:value="84822"/>
          <table:table-cell office:value-type="float" office:value="1.3331999999999999"/>
          <table:table-cell office:value-type="float" office:value="2604"/>
          <table:table-cell office:value-type="float" office:value="4.0899999999999999E-2"/>
          <table:table-cell office:value-type="float" office:value="2999"/>
          <table:table-cell office:value-type="float" office:value="4.7100000000000003E-2"/>
          <table:table-cell office:value-type="float" office:value="41049"/>
          <table:table-cell office:value-type="float" office:value="0.6452"/>
          <table:table-cell office:value-type="float" office:value="1307"/>
          <table:table-cell office:value-type="float" office:value="2.0500000000000001E-2"/>
          <table:table-cell office:value-type="float" office:value="0.4839"/>
          <table:table-cell office:value-type="float" office:value="0.5585"/>
          <table:table-cell office:value-type="float" office:value="0.50190000000000001"/>
          <table:table-cell table:number-columns-repeated="16365"/>
        </table:table-row>
        <table:table-row>
          <table:table-cell/>
          <table:table-cell office:value-type="string" office:string-value="Westminster"/>
          <table:table-cell office:value-type="float" office:value="44252"/>
          <table:table-cell office:value-type="float" office:value="44252"/>
          <table:table-cell office:value-type="float" office:value="5495"/>
          <table:table-cell office:value-type="float" office:value="0.1242"/>
          <table:table-cell office:value-type="float" office:value="73145"/>
          <table:table-cell office:value-type="float" office:value="1.6529"/>
          <table:table-cell office:value-type="float" office:value="2890"/>
          <table:table-cell office:value-type="float" office:value="6.5299999999999997E-2"/>
          <table:table-cell office:value-type="float" office:value="4106"/>
          <table:table-cell office:value-type="float" office:value="9.2799999999999994E-2"/>
          <table:table-cell office:value-type="float" office:value="32054"/>
          <table:table-cell office:value-type="float" office:value="0.72440000000000004"/>
          <table:table-cell office:value-type="float" office:value="1814"/>
          <table:table-cell office:value-type="float" office:value="4.1000000000000002E-2"/>
          <table:table-cell office:value-type="float" office:value="0.43819999999999998"/>
          <table:table-cell office:value-type="float" office:value="0.74719999999999998"/>
          <table:table-cell office:value-type="float" office:value="0.62770000000000004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orth East"/>
          <table:table-cell office:value-type="float" office:value="751481"/>
          <table:table-cell office:value-type="float" office:value="751481"/>
          <table:table-cell office:value-type="float" office:value="63477"/>
          <table:table-cell office:value-type="float" office:value="8.4500000000000006E-2"/>
          <table:table-cell office:value-type="float" office:value="605943"/>
          <table:table-cell office:value-type="float" office:value="0.80630000000000002"/>
          <table:table-cell office:value-type="float" office:value="34175"/>
          <table:table-cell office:value-type="float" office:value="4.5499999999999999E-2"/>
          <table:table-cell office:value-type="float" office:value="23747"/>
          <table:table-cell office:value-type="float" office:value="3.1600000000000003E-2"/>
          <table:table-cell office:value-type="float" office:value="255482"/>
          <table:table-cell office:value-type="float" office:value="0.34"/>
          <table:table-cell office:value-type="float" office:value="12686"/>
          <table:table-cell office:value-type="float" office:value="1.6899999999999998E-2"/>
          <table:table-cell office:value-type="float" office:value="0.42159999999999997"/>
          <table:table-cell office:value-type="float" office:value="0.37409999999999999"/>
          <table:table-cell office:value-type="float" office:value="0.37119999999999997"/>
          <table:table-cell table:number-columns-repeated="16365"/>
        </table:table-row>
        <table:table-row>
          <table:table-cell/>
          <table:table-cell office:value-type="string" office:string-value="County Durham"/>
          <table:table-cell office:value-type="float" office:value="157571"/>
          <table:table-cell office:value-type="float" office:value="157571"/>
          <table:table-cell office:value-type="float" office:value="19154"/>
          <table:table-cell office:value-type="float" office:value="0.1216"/>
          <table:table-cell office:value-type="float" office:value="124062"/>
          <table:table-cell office:value-type="float" office:value="0.7873"/>
          <table:table-cell office:value-type="float" office:value="9341"/>
          <table:table-cell office:value-type="float" office:value="5.9299999999999999E-2"/>
          <table:table-cell office:value-type="float" office:value="4309"/>
          <table:table-cell office:value-type="float" office:value="2.7300000000000001E-2"/>
          <table:table-cell office:value-type="float" office:value="47384"/>
          <table:table-cell office:value-type="float" office:value="0.30070000000000002"/>
          <table:table-cell office:value-type="float" office:value="2371"/>
          <table:table-cell office:value-type="float" office:value="1.4999999999999999E-2"/>
          <table:table-cell office:value-type="float" office:value="0.38190000000000002"/>
          <table:table-cell office:value-type="float" office:value="0.22500000000000001"/>
          <table:table-cell office:value-type="float" office:value="0.25380000000000003"/>
          <table:table-cell table:number-columns-repeated="16365"/>
        </table:table-row>
        <table:table-row>
          <table:table-cell/>
          <table:table-cell office:value-type="string" office:string-value="Darlington"/>
          <table:table-cell office:value-type="float" office:value="31678"/>
          <table:table-cell office:value-type="float" office:value="31678"/>
          <table:table-cell office:value-type="float" office:value="3221"/>
          <table:table-cell office:value-type="float" office:value="0.1017"/>
          <table:table-cell office:value-type="float" office:value="29240"/>
          <table:table-cell office:value-type="float" office:value="0.92300000000000004"/>
          <table:table-cell office:value-type="float" office:value="1297"/>
          <table:table-cell office:value-type="float" office:value="4.0899999999999999E-2"/>
          <table:table-cell office:value-type="float" office:value="1774"/>
          <table:table-cell office:value-type="float" office:value="5.6000000000000001E-2"/>
          <table:table-cell office:value-type="float" office:value="14714"/>
          <table:table-cell office:value-type="float" office:value="0.46450000000000002"/>
          <table:table-cell office:value-type="float" office:value="839"/>
          <table:table-cell office:value-type="float" office:value="2.6499999999999999E-2"/>
          <table:table-cell office:value-type="float" office:value="0.50319999999999998"/>
          <table:table-cell office:value-type="float" office:value="0.55079999999999996"/>
          <table:table-cell office:value-type="float" office:value="0.64690000000000003"/>
          <table:table-cell table:number-columns-repeated="16365"/>
        </table:table-row>
        <table:table-row>
          <table:table-cell/>
          <table:table-cell office:value-type="string" office:string-value="Gateshead"/>
          <table:table-cell office:value-type="float" office:value="58410"/>
          <table:table-cell office:value-type="float" office:value="58410"/>
          <table:table-cell office:value-type="float" office:value="4340"/>
          <table:table-cell office:value-type="float" office:value="7.4300000000000005E-2"/>
          <table:table-cell office:value-type="float" office:value="60828"/>
          <table:table-cell office:value-type="float" office:value="1.0414000000000001"/>
          <table:table-cell office:value-type="float" office:value="2279"/>
          <table:table-cell office:value-type="float" office:value="3.9E-2"/>
          <table:table-cell office:value-type="float" office:value="858"/>
          <table:table-cell office:value-type="float" office:value="1.47E-2"/>
          <table:table-cell office:value-type="float" office:value="32345"/>
          <table:table-cell office:value-type="float" office:value="0.55379999999999996"/>
          <table:table-cell office:value-type="float" office:value="479"/>
          <table:table-cell office:value-type="float" office:value="8.2000000000000007E-3"/>
          <table:table-cell office:value-type="float" office:value="0.53169999999999995"/>
          <table:table-cell office:value-type="float" office:value="0.19769999999999999"/>
          <table:table-cell office:value-type="float" office:value="0.2102"/>
          <table:table-cell table:number-columns-repeated="16365"/>
        </table:table-row>
        <table:table-row>
          <table:table-cell/>
          <table:table-cell office:value-type="string" office:string-value="Hartlepool"/>
          <table:table-cell office:value-type="float" office:value="27242"/>
          <table:table-cell office:value-type="float" office:value="27242"/>
          <table:table-cell office:value-type="float" office:value="3279"/>
          <table:table-cell office:value-type="float" office:value="0.12039999999999999"/>
          <table:table-cell office:value-type="float" office:value="20742"/>
          <table:table-cell office:value-type="float" office:value="0.76139999999999997"/>
          <table:table-cell office:value-type="float" office:value="2167"/>
          <table:table-cell office:value-type="float" office:value="7.9500000000000001E-2"/>
          <table:table-cell office:value-type="float" office:value="1818"/>
          <table:table-cell office:value-type="float" office:value="6.6699999999999995E-2"/>
          <table:table-cell office:value-type="float" office:value="9879"/>
          <table:table-cell office:value-type="float" office:value="0.36259999999999998"/>
          <table:table-cell office:value-type="float" office:value="1232"/>
          <table:table-cell office:value-type="float" office:value="4.5199999999999997E-2"/>
          <table:table-cell office:value-type="float" office:value="0.4763"/>
          <table:table-cell office:value-type="float" office:value="0.5544"/>
          <table:table-cell office:value-type="float" office:value="0.56850000000000001"/>
          <table:table-cell table:number-columns-repeated="16365"/>
        </table:table-row>
        <table:table-row>
          <table:table-cell/>
          <table:table-cell office:value-type="string" office:string-value="Middlesbrough"/>
          <table:table-cell office:value-type="float" office:value="37220"/>
          <table:table-cell office:value-type="float" office:value="37220"/>
          <table:table-cell office:value-type="float" office:value="1982"/>
          <table:table-cell office:value-type="float" office:value="5.33E-2"/>
          <table:table-cell office:value-type="float" office:value="31216"/>
          <table:table-cell office:value-type="float" office:value="0.8387"/>
          <table:table-cell office:value-type="float" office:value="879"/>
          <table:table-cell office:value-type="float" office:value="2.3599999999999999E-2"/>
          <table:table-cell office:value-type="float" office:value="1134"/>
          <table:table-cell office:value-type="float" office:value="3.0499999999999999E-2"/>
          <table:table-cell office:value-type="float" office:value="15328"/>
          <table:table-cell office:value-type="float" office:value="0.4118"/>
          <table:table-cell office:value-type="float" office:value="604"/>
          <table:table-cell office:value-type="float" office:value="1.6199999999999999E-2"/>
          <table:table-cell office:value-type="float" office:value="0.49099999999999999"/>
          <table:table-cell office:value-type="float" office:value="0.57210000000000005"/>
          <table:table-cell office:value-type="float" office:value="0.68710000000000004"/>
          <table:table-cell table:number-columns-repeated="16365"/>
        </table:table-row>
        <table:table-row>
          <table:table-cell/>
          <table:table-cell office:value-type="string" office:string-value="Newcastle upon Tyne"/>
          <table:table-cell office:value-type="float" office:value="70640"/>
          <table:table-cell office:value-type="float" office:value="70640"/>
          <table:table-cell office:value-type="float" office:value="2589"/>
          <table:table-cell office:value-type="float" office:value="3.6700000000000003E-2"/>
          <table:table-cell office:value-type="float" office:value="57595"/>
          <table:table-cell office:value-type="float" office:value="0.81530000000000002"/>
          <table:table-cell office:value-type="float" office:value="1634"/>
          <table:table-cell office:value-type="float" office:value="2.3099999999999999E-2"/>
          <table:table-cell office:value-type="float" office:value="1412"/>
          <table:table-cell office:value-type="float" office:value="0.02"/>
          <table:table-cell office:value-type="float" office:value="13866"/>
          <table:table-cell office:value-type="float" office:value="0.1963"/>
          <table:table-cell office:value-type="float" office:value="697"/>
          <table:table-cell office:value-type="float" office:value="9.9000000000000008E-3"/>
          <table:table-cell office:value-type="float" office:value="0.24079999999999999"/>
          <table:table-cell office:value-type="float" office:value="0.5454"/>
          <table:table-cell office:value-type="float" office:value="0.42659999999999998"/>
          <table:table-cell table:number-columns-repeated="16365"/>
        </table:table-row>
        <table:table-row>
          <table:table-cell/>
          <table:table-cell office:value-type="string" office:string-value="North Tyneside"/>
          <table:table-cell office:value-type="float" office:value="62593"/>
          <table:table-cell office:value-type="float" office:value="62593"/>
          <table:table-cell office:value-type="float" office:value="3368"/>
          <table:table-cell office:value-type="float" office:value="5.3800000000000001E-2"/>
          <table:table-cell office:value-type="float" office:value="44862"/>
          <table:table-cell office:value-type="float" office:value="0.7167"/>
          <table:table-cell office:value-type="float" office:value="1765"/>
          <table:table-cell office:value-type="float" office:value="2.8199999999999999E-2"/>
          <table:table-cell office:value-type="float" office:value="1513"/>
          <table:table-cell office:value-type="float" office:value="2.4199999999999999E-2"/>
          <table:table-cell office:value-type="float" office:value="22330"/>
          <table:table-cell office:value-type="float" office:value="0.35670000000000002"/>
          <table:table-cell office:value-type="float" office:value="782"/>
          <table:table-cell office:value-type="float" office:value="1.2500000000000001E-2"/>
          <table:table-cell office:value-type="float" office:value="0.49769999999999998"/>
          <table:table-cell office:value-type="float" office:value="0.44919999999999999"/>
          <table:table-cell office:value-type="float" office:value="0.44309999999999999"/>
          <table:table-cell table:number-columns-repeated="16365"/>
        </table:table-row>
        <table:table-row>
          <table:table-cell/>
          <table:table-cell office:value-type="string" office:string-value="Northumberland"/>
          <table:table-cell office:value-type="float" office:value="101829"/>
          <table:table-cell office:value-type="float" office:value="101829"/>
          <table:table-cell office:value-type="float" office:value="8283"/>
          <table:table-cell office:value-type="float" office:value="8.1299999999999997E-2"/>
          <table:table-cell office:value-type="float" office:value="87104"/>
          <table:table-cell office:value-type="float" office:value="0.85540000000000005"/>
          <table:table-cell office:value-type="float" office:value="4504"/>
          <table:table-cell office:value-type="float" office:value="4.4200000000000003E-2"/>
          <table:table-cell office:value-type="float" office:value="3520"/>
          <table:table-cell office:value-type="float" office:value="3.4599999999999999E-2"/>
          <table:table-cell office:value-type="float" office:value="32861"/>
          <table:table-cell office:value-type="float" office:value="0.32269999999999999"/>
          <table:table-cell office:value-type="float" office:value="1642"/>
          <table:table-cell office:value-type="float" office:value="1.61E-2"/>
          <table:table-cell office:value-type="float" office:value="0.37730000000000002"/>
          <table:table-cell office:value-type="float" office:value="0.42499999999999999"/>
          <table:table-cell office:value-type="float" office:value="0.36459999999999998"/>
          <table:table-cell table:number-columns-repeated="16365"/>
        </table:table-row>
        <table:table-row>
          <table:table-cell/>
          <table:table-cell office:value-type="string" office:string-value="Redcar and Cleveland"/>
          <table:table-cell office:value-type="float" office:value="40905"/>
          <table:table-cell office:value-type="float" office:value="40905"/>
          <table:table-cell office:value-type="float" office:value="2720"/>
          <table:table-cell office:value-type="float" office:value="6.6500000000000004E-2"/>
          <table:table-cell office:value-type="float" office:value="32562"/>
          <table:table-cell office:value-type="float" office:value="0.79600000000000004"/>
          <table:table-cell office:value-type="float" office:value="1504"/>
          <table:table-cell office:value-type="float" office:value="3.6799999999999999E-2"/>
          <table:table-cell office:value-type="float" office:value="1388"/>
          <table:table-cell office:value-type="float" office:value="3.39E-2"/>
          <table:table-cell office:value-type="float" office:value="15269"/>
          <table:table-cell office:value-type="float" office:value="0.37330000000000002"/>
          <table:table-cell office:value-type="float" office:value="736"/>
          <table:table-cell office:value-type="float" office:value="1.7999999999999999E-2"/>
          <table:table-cell office:value-type="float" office:value="0.46889999999999998"/>
          <table:table-cell office:value-type="float" office:value="0.51029999999999998"/>
          <table:table-cell office:value-type="float" office:value="0.4894"/>
          <table:table-cell table:number-columns-repeated="16365"/>
        </table:table-row>
        <table:table-row>
          <table:table-cell/>
          <table:table-cell office:value-type="string" office:string-value="South Tyneside"/>
          <table:table-cell office:value-type="float" office:value="41549"/>
          <table:table-cell office:value-type="float" office:value="41549"/>
          <table:table-cell office:value-type="float" office:value="4469"/>
          <table:table-cell office:value-type="float" office:value="0.1076"/>
          <table:table-cell office:value-type="float" office:value="31136"/>
          <table:table-cell office:value-type="float" office:value="0.74939999999999996"/>
          <table:table-cell office:value-type="float" office:value="3153"/>
          <table:table-cell office:value-type="float" office:value="7.5899999999999995E-2"/>
          <table:table-cell office:value-type="float" office:value="1307"/>
          <table:table-cell office:value-type="float" office:value="3.15E-2"/>
          <table:table-cell office:value-type="float" office:value="10251"/>
          <table:table-cell office:value-type="float" office:value="0.2467"/>
          <table:table-cell office:value-type="float" office:value="792"/>
          <table:table-cell office:value-type="float" office:value="1.9099999999999999E-2"/>
          <table:table-cell office:value-type="float" office:value="0.32919999999999999"/>
          <table:table-cell office:value-type="float" office:value="0.29249999999999998"/>
          <table:table-cell office:value-type="float" office:value="0.25119999999999998"/>
          <table:table-cell table:number-columns-repeated="16365"/>
        </table:table-row>
        <table:table-row>
          <table:table-cell/>
          <table:table-cell office:value-type="string" office:string-value="Stockton-on-Tees"/>
          <table:table-cell office:value-type="float" office:value="50534"/>
          <table:table-cell office:value-type="float" office:value="50534"/>
          <table:table-cell office:value-type="float" office:value="3842"/>
          <table:table-cell office:value-type="float" office:value="7.5999999999999998E-2"/>
          <table:table-cell office:value-type="float" office:value="48475"/>
          <table:table-cell office:value-type="float" office:value="0.95930000000000004"/>
          <table:table-cell office:value-type="float" office:value="1938"/>
          <table:table-cell office:value-type="float" office:value="3.8399999999999997E-2"/>
          <table:table-cell office:value-type="float" office:value="2459"/>
          <table:table-cell office:value-type="float" office:value="4.87E-2"/>
          <table:table-cell office:value-type="float" office:value="23887"/>
          <table:table-cell office:value-type="float" office:value="0.47270000000000001"/>
          <table:table-cell office:value-type="float" office:value="1180"/>
          <table:table-cell office:value-type="float" office:value="2.3400000000000001E-2"/>
          <table:table-cell office:value-type="float" office:value="0.49280000000000002"/>
          <table:table-cell office:value-type="float" office:value="0.64"/>
          <table:table-cell office:value-type="float" office:value="0.6089"/>
          <table:table-cell table:number-columns-repeated="16365"/>
        </table:table-row>
        <table:table-row>
          <table:table-cell/>
          <table:table-cell office:value-type="string" office:string-value="Sunderland"/>
          <table:table-cell office:value-type="float" office:value="71310"/>
          <table:table-cell office:value-type="float" office:value="71310"/>
          <table:table-cell office:value-type="float" office:value="6230"/>
          <table:table-cell office:value-type="float" office:value="8.7400000000000005E-2"/>
          <table:table-cell office:value-type="float" office:value="38121"/>
          <table:table-cell office:value-type="float" office:value="0.53459999999999996"/>
          <table:table-cell office:value-type="float" office:value="3714"/>
          <table:table-cell office:value-type="float" office:value="5.21E-2"/>
          <table:table-cell office:value-type="float" office:value="2255"/>
          <table:table-cell office:value-type="float" office:value="3.1600000000000003E-2"/>
          <table:table-cell office:value-type="float" office:value="17368"/>
          <table:table-cell office:value-type="float" office:value="0.24360000000000001"/>
          <table:table-cell office:value-type="float" office:value="1332"/>
          <table:table-cell office:value-type="float" office:value="1.8700000000000001E-2"/>
          <table:table-cell office:value-type="float" office:value="0.4556"/>
          <table:table-cell office:value-type="float" office:value="0.36199999999999999"/>
          <table:table-cell office:value-type="float" office:value="0.35859999999999997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orth West"/>
          <table:table-cell office:value-type="float" office:value="2081317"/>
          <table:table-cell office:value-type="float" office:value="2081317"/>
          <table:table-cell office:value-type="float" office:value="221654"/>
          <table:table-cell office:value-type="float" office:value="0.1065"/>
          <table:table-cell office:value-type="float" office:value="1822742"/>
          <table:table-cell office:value-type="float" office:value="0.87580000000000002"/>
          <table:table-cell office:value-type="float" office:value="108562"/>
          <table:table-cell office:value-type="float" office:value="5.2200000000000003E-2"/>
          <table:table-cell office:value-type="float" office:value="88664"/>
          <table:table-cell office:value-type="float" office:value="4.2599999999999999E-2"/>
          <table:table-cell office:value-type="float" office:value="877676"/>
          <table:table-cell office:value-type="float" office:value="0.42170000000000002"/>
          <table:table-cell office:value-type="float" office:value="45108"/>
          <table:table-cell office:value-type="float" office:value="2.1700000000000001E-2"/>
          <table:table-cell office:value-type="float" office:value="0.48149999999999998"/>
          <table:table-cell office:value-type="float" office:value="0.4"/>
          <table:table-cell office:value-type="float" office:value="0.41549999999999998"/>
          <table:table-cell table:number-columns-repeated="16365"/>
        </table:table-row>
        <table:table-row>
          <table:table-cell/>
          <table:table-cell office:value-type="string" office:string-value="Blackburn with Darwen"/>
          <table:table-cell office:value-type="float" office:value="39976"/>
          <table:table-cell office:value-type="float" office:value="39976"/>
          <table:table-cell office:value-type="float" office:value="2367"/>
          <table:table-cell office:value-type="float" office:value="5.9200000000000003E-2"/>
          <table:table-cell office:value-type="float" office:value="30206"/>
          <table:table-cell office:value-type="float" office:value="0.75560000000000005"/>
          <table:table-cell office:value-type="float" office:value="1101"/>
          <table:table-cell office:value-type="float" office:value="2.75E-2"/>
          <table:table-cell office:value-type="float" office:value="1651"/>
          <table:table-cell office:value-type="float" office:value="4.1300000000000003E-2"/>
          <table:table-cell office:value-type="float" office:value="18399"/>
          <table:table-cell office:value-type="float" office:value="0.46029999999999999"/>
          <table:table-cell office:value-type="float" office:value="918"/>
          <table:table-cell office:value-type="float" office:value="2.3E-2"/>
          <table:table-cell office:value-type="float" office:value="0.60909999999999997"/>
          <table:table-cell office:value-type="float" office:value="0.69750000000000001"/>
          <table:table-cell office:value-type="float" office:value="0.83379999999999999"/>
          <table:table-cell table:number-columns-repeated="16365"/>
        </table:table-row>
        <table:table-row>
          <table:table-cell/>
          <table:table-cell office:value-type="string" office:string-value="Blackpool"/>
          <table:table-cell office:value-type="float" office:value="41971"/>
          <table:table-cell office:value-type="float" office:value="41971"/>
          <table:table-cell office:value-type="float" office:value="4248"/>
          <table:table-cell office:value-type="float" office:value="0.1012"/>
          <table:table-cell office:value-type="float" office:value="36963"/>
          <table:table-cell office:value-type="float" office:value="0.88070000000000004"/>
          <table:table-cell office:value-type="float" office:value="2205"/>
          <table:table-cell office:value-type="float" office:value="5.2499999999999998E-2"/>
          <table:table-cell office:value-type="float" office:value="1243"/>
          <table:table-cell office:value-type="float" office:value="2.9600000000000001E-2"/>
          <table:table-cell office:value-type="float" office:value="17222"/>
          <table:table-cell office:value-type="float" office:value="0.4103"/>
          <table:table-cell office:value-type="float" office:value="759"/>
          <table:table-cell office:value-type="float" office:value="1.8100000000000002E-2"/>
          <table:table-cell office:value-type="float" office:value="0.46589999999999998"/>
          <table:table-cell office:value-type="float" office:value="0.29260000000000003"/>
          <table:table-cell office:value-type="float" office:value="0.34420000000000001"/>
          <table:table-cell table:number-columns-repeated="16365"/>
        </table:table-row>
        <table:table-row>
          <table:table-cell/>
          <table:table-cell office:value-type="string" office:string-value="Bolton"/>
          <table:table-cell office:value-type="float" office:value="75038"/>
          <table:table-cell office:value-type="float" office:value="75038"/>
          <table:table-cell office:value-type="float" office:value="17385"/>
          <table:table-cell office:value-type="float" office:value="0.23169999999999999"/>
          <table:table-cell office:value-type="float" office:value="147532"/>
          <table:table-cell office:value-type="float" office:value="1.9661"/>
          <table:table-cell office:value-type="float" office:value="10266"/>
          <table:table-cell office:value-type="float" office:value="0.1368"/>
          <table:table-cell office:value-type="float" office:value="5204"/>
          <table:table-cell office:value-type="float" office:value="6.9400000000000003E-2"/>
          <table:table-cell office:value-type="float" office:value="58333"/>
          <table:table-cell office:value-type="float" office:value="0.77739999999999998"/>
          <table:table-cell office:value-type="float" office:value="3035"/>
          <table:table-cell office:value-type="float" office:value="4.0399999999999998E-2"/>
          <table:table-cell office:value-type="float" office:value="0.39539999999999997"/>
          <table:table-cell office:value-type="float" office:value="0.29930000000000001"/>
          <table:table-cell office:value-type="float" office:value="0.29559999999999997"/>
          <table:table-cell table:number-columns-repeated="16365"/>
        </table:table-row>
        <table:table-row>
          <table:table-cell/>
          <table:table-cell office:value-type="string" office:string-value="Bury"/>
          <table:table-cell office:value-type="float" office:value="54946"/>
          <table:table-cell office:value-type="float" office:value="54946"/>
          <table:table-cell office:value-type="float" office:value="7136"/>
          <table:table-cell office:value-type="float" office:value="0.12989999999999999"/>
          <table:table-cell office:value-type="float" office:value="56105"/>
          <table:table-cell office:value-type="float" office:value="1.0210999999999999"/>
          <table:table-cell office:value-type="float" office:value="3591"/>
          <table:table-cell office:value-type="float" office:value="6.54E-2"/>
          <table:table-cell office:value-type="float" office:value="4161"/>
          <table:table-cell office:value-type="float" office:value="7.5700000000000003E-2"/>
          <table:table-cell office:value-type="float" office:value="40376"/>
          <table:table-cell office:value-type="float" office:value="0.73480000000000001"/>
          <table:table-cell office:value-type="float" office:value="2031"/>
          <table:table-cell office:value-type="float" office:value="3.6999999999999998E-2"/>
          <table:table-cell office:value-type="float" office:value="0.71970000000000001"/>
          <table:table-cell office:value-type="float" office:value="0.58309999999999995"/>
          <table:table-cell office:value-type="float" office:value="0.56559999999999999"/>
          <table:table-cell table:number-columns-repeated="16365"/>
        </table:table-row>
        <table:table-row>
          <table:table-cell/>
          <table:table-cell office:value-type="string" office:string-value="Cheshire East"/>
          <table:table-cell office:value-type="float" office:value="119962"/>
          <table:table-cell office:value-type="float" office:value="119962"/>
          <table:table-cell office:value-type="float" office:value="10267"/>
          <table:table-cell office:value-type="float" office:value="8.5599999999999996E-2"/>
          <table:table-cell office:value-type="float" office:value="99693"/>
          <table:table-cell office:value-type="float" office:value="0.83099999999999996"/>
          <table:table-cell office:value-type="float" office:value="4050"/>
          <table:table-cell office:value-type="float" office:value="3.3799999999999997E-2"/>
          <table:table-cell office:value-type="float" office:value="4247"/>
          <table:table-cell office:value-type="float" office:value="3.5400000000000001E-2"/>
          <table:table-cell office:value-type="float" office:value="48912"/>
          <table:table-cell office:value-type="float" office:value="0.40770000000000001"/>
          <table:table-cell office:value-type="float" office:value="1960"/>
          <table:table-cell office:value-type="float" office:value="1.6299999999999999E-2"/>
          <table:table-cell office:value-type="float" office:value="0.49059999999999998"/>
          <table:table-cell office:value-type="float" office:value="0.41370000000000001"/>
          <table:table-cell office:value-type="float" office:value="0.48399999999999999"/>
          <table:table-cell table:number-columns-repeated="16365"/>
        </table:table-row>
        <table:table-row>
          <table:table-cell/>
          <table:table-cell office:value-type="string" office:string-value="Cheshire West and Chester"/>
          <table:table-cell office:value-type="float" office:value="101051"/>
          <table:table-cell office:value-type="float" office:value="101051"/>
          <table:table-cell office:value-type="float" office:value="5500"/>
          <table:table-cell office:value-type="float" office:value="5.4399999999999997E-2"/>
          <table:table-cell office:value-type="float" office:value="67963"/>
          <table:table-cell office:value-type="float" office:value="0.67259999999999998"/>
          <table:table-cell office:value-type="float" office:value="3177"/>
          <table:table-cell office:value-type="float" office:value="3.1399999999999997E-2"/>
          <table:table-cell office:value-type="float" office:value="2870"/>
          <table:table-cell office:value-type="float" office:value="2.8400000000000002E-2"/>
          <table:table-cell office:value-type="float" office:value="30478"/>
          <table:table-cell office:value-type="float" office:value="0.30159999999999998"/>
          <table:table-cell office:value-type="float" office:value="1436"/>
          <table:table-cell office:value-type="float" office:value="1.4200000000000001E-2"/>
          <table:table-cell office:value-type="float" office:value="0.44840000000000002"/>
          <table:table-cell office:value-type="float" office:value="0.52180000000000004"/>
          <table:table-cell office:value-type="float" office:value="0.45200000000000001"/>
          <table:table-cell table:number-columns-repeated="16365"/>
        </table:table-row>
        <table:table-row>
          <table:table-cell/>
          <table:table-cell office:value-type="string" office:string-value="Cumbria"/>
          <table:table-cell office:value-type="float" office:value="158731"/>
          <table:table-cell office:value-type="float" office:value="158731"/>
          <table:table-cell office:value-type="float" office:value="15197"/>
          <table:table-cell office:value-type="float" office:value="9.5699999999999993E-2"/>
          <table:table-cell office:value-type="float" office:value="145619"/>
          <table:table-cell office:value-type="float" office:value="0.91739999999999999"/>
          <table:table-cell office:value-type="float" office:value="6852"/>
          <table:table-cell office:value-type="float" office:value="4.3200000000000002E-2"/>
          <table:table-cell office:value-type="float" office:value="6045"/>
          <table:table-cell office:value-type="float" office:value="3.8100000000000002E-2"/>
          <table:table-cell office:value-type="float" office:value="61615"/>
          <table:table-cell office:value-type="float" office:value="0.38819999999999999"/>
          <table:table-cell office:value-type="float" office:value="2543"/>
          <table:table-cell office:value-type="float" office:value="1.6E-2"/>
          <table:table-cell office:value-type="float" office:value="0.42309999999999998"/>
          <table:table-cell office:value-type="float" office:value="0.39779999999999999"/>
          <table:table-cell office:value-type="float" office:value="0.37109999999999999"/>
          <table:table-cell table:number-columns-repeated="16365"/>
        </table:table-row>
        <table:table-row>
          <table:table-cell/>
          <table:table-cell office:value-type="string" office:string-value="Halton"/>
          <table:table-cell office:value-type="float" office:value="34774"/>
          <table:table-cell office:value-type="float" office:value="34774"/>
          <table:table-cell office:value-type="float" office:value="1405"/>
          <table:table-cell office:value-type="float" office:value="4.0399999999999998E-2"/>
          <table:table-cell office:value-type="float" office:value="31447"/>
          <table:table-cell office:value-type="float" office:value="0.90429999999999999"/>
          <table:table-cell office:value-type="float" office:value="742"/>
          <table:table-cell office:value-type="float" office:value="2.1299999999999999E-2"/>
          <table:table-cell office:value-type="float" office:value="937"/>
          <table:table-cell office:value-type="float" office:value="2.69E-2"/>
          <table:table-cell office:value-type="float" office:value="15411"/>
          <table:table-cell office:value-type="float" office:value="0.44319999999999998"/>
          <table:table-cell office:value-type="float" office:value="402"/>
          <table:table-cell office:value-type="float" office:value="1.1599999999999999E-2"/>
          <table:table-cell office:value-type="float" office:value="0.49009999999999998"/>
          <table:table-cell office:value-type="float" office:value="0.66690000000000005"/>
          <table:table-cell office:value-type="float" office:value="0.54179999999999995"/>
          <table:table-cell table:number-columns-repeated="16365"/>
        </table:table-row>
        <table:table-row>
          <table:table-cell/>
          <table:table-cell office:value-type="string" office:string-value="Knowsley"/>
          <table:table-cell office:value-type="float" office:value="37283"/>
          <table:table-cell office:value-type="float" office:value="37283"/>
          <table:table-cell office:value-type="float" office:value="3836"/>
          <table:table-cell office:value-type="float" office:value="0.10290000000000001"/>
          <table:table-cell office:value-type="float" office:value="29131"/>
          <table:table-cell office:value-type="float" office:value="0.78129999999999999"/>
          <table:table-cell office:value-type="float" office:value="2011"/>
          <table:table-cell office:value-type="float" office:value="5.3900000000000003E-2"/>
          <table:table-cell office:value-type="float" office:value="1819"/>
          <table:table-cell office:value-type="float" office:value="4.8800000000000003E-2"/>
          <table:table-cell office:value-type="float" office:value="15177"/>
          <table:table-cell office:value-type="float" office:value="0.40710000000000002"/>
          <table:table-cell office:value-type="float" office:value="991"/>
          <table:table-cell office:value-type="float" office:value="2.6599999999999999E-2"/>
          <table:table-cell office:value-type="float" office:value="0.52100000000000002"/>
          <table:table-cell office:value-type="float" office:value="0.47420000000000001"/>
          <table:table-cell office:value-type="float" office:value="0.49280000000000002"/>
          <table:table-cell table:number-columns-repeated="16365"/>
        </table:table-row>
        <table:table-row>
          <table:table-cell/>
          <table:table-cell office:value-type="string" office:string-value="Lancashire"/>
          <table:table-cell office:value-type="float" office:value="354935"/>
          <table:table-cell office:value-type="float" office:value="354935"/>
          <table:table-cell office:value-type="float" office:value="55634"/>
          <table:table-cell office:value-type="float" office:value="0.15670000000000001"/>
          <table:table-cell office:value-type="float" office:value="351557"/>
          <table:table-cell office:value-type="float" office:value="0.99050000000000005"/>
          <table:table-cell office:value-type="float" office:value="26286"/>
          <table:table-cell office:value-type="float" office:value="7.4099999999999999E-2"/>
          <table:table-cell office:value-type="float" office:value="24755"/>
          <table:table-cell office:value-type="float" office:value="6.9699999999999998E-2"/>
          <table:table-cell office:value-type="float" office:value="202487"/>
          <table:table-cell office:value-type="float" office:value="0.57050000000000001"/>
          <table:table-cell office:value-type="float" office:value="12827"/>
          <table:table-cell office:value-type="float" office:value="3.61E-2"/>
          <table:table-cell office:value-type="float" office:value="0.57599999999999996"/>
          <table:table-cell office:value-type="float" office:value="0.44500000000000001"/>
          <table:table-cell office:value-type="float" office:value="0.48799999999999999"/>
          <table:table-cell table:number-columns-repeated="16365"/>
        </table:table-row>
        <table:table-row>
          <table:table-cell/>
          <table:table-cell office:value-type="string" office:string-value="Liverpool"/>
          <table:table-cell office:value-type="float" office:value="122607"/>
          <table:table-cell office:value-type="float" office:value="122607"/>
          <table:table-cell office:value-type="float" office:value="7774"/>
          <table:table-cell office:value-type="float" office:value="6.3399999999999998E-2"/>
          <table:table-cell office:value-type="float" office:value="79175"/>
          <table:table-cell office:value-type="float" office:value="0.64580000000000004"/>
          <table:table-cell office:value-type="float" office:value="4018"/>
          <table:table-cell office:value-type="float" office:value="3.2800000000000003E-2"/>
          <table:table-cell office:value-type="float" office:value="4723"/>
          <table:table-cell office:value-type="float" office:value="3.85E-2"/>
          <table:table-cell office:value-type="float" office:value="37674"/>
          <table:table-cell office:value-type="float" office:value="0.30730000000000002"/>
          <table:table-cell office:value-type="float" office:value="2299"/>
          <table:table-cell office:value-type="float" office:value="1.8800000000000001E-2"/>
          <table:table-cell office:value-type="float" office:value="0.4758"/>
          <table:table-cell office:value-type="float" office:value="0.60750000000000004"/>
          <table:table-cell office:value-type="float" office:value="0.57220000000000004"/>
          <table:table-cell table:number-columns-repeated="16365"/>
        </table:table-row>
        <table:table-row>
          <table:table-cell/>
          <table:table-cell office:value-type="string" office:string-value="Manchester"/>
          <table:table-cell office:value-type="float" office:value="140261"/>
          <table:table-cell office:value-type="float" office:value="140261"/>
          <table:table-cell office:value-type="float" office:value="7161"/>
          <table:table-cell office:value-type="float" office:value="5.11E-2"/>
          <table:table-cell office:value-type="float" office:value="61231"/>
          <table:table-cell office:value-type="float" office:value="0.43659999999999999"/>
          <table:table-cell office:value-type="float" office:value="3979"/>
          <table:table-cell office:value-type="float" office:value="2.8400000000000002E-2"/>
          <table:table-cell office:value-type="float" office:value="2318"/>
          <table:table-cell office:value-type="float" office:value="1.6500000000000001E-2"/>
          <table:table-cell office:value-type="float" office:value="25366"/>
          <table:table-cell office:value-type="float" office:value="0.18079999999999999"/>
          <table:table-cell office:value-type="float" office:value="1344"/>
          <table:table-cell office:value-type="float" office:value="9.5999999999999992E-3"/>
          <table:table-cell office:value-type="float" office:value="0.4143"/>
          <table:table-cell office:value-type="float" office:value="0.32369999999999999"/>
          <table:table-cell office:value-type="float" office:value="0.33779999999999999"/>
          <table:table-cell table:number-columns-repeated="16365"/>
        </table:table-row>
        <table:table-row>
          <table:table-cell/>
          <table:table-cell office:value-type="string" office:string-value="Oldham"/>
          <table:table-cell office:value-type="float" office:value="63481"/>
          <table:table-cell office:value-type="float" office:value="63481"/>
          <table:table-cell office:value-type="float" office:value="2067"/>
          <table:table-cell office:value-type="float" office:value="3.2599999999999997E-2"/>
          <table:table-cell office:value-type="float" office:value="50967"/>
          <table:table-cell office:value-type="float" office:value="0.80289999999999995"/>
          <table:table-cell office:value-type="float" office:value="926"/>
          <table:table-cell office:value-type="float" office:value="1.46E-2"/>
          <table:table-cell office:value-type="float" office:value="1487"/>
          <table:table-cell office:value-type="float" office:value="2.3400000000000001E-2"/>
          <table:table-cell office:value-type="float" office:value="22763"/>
          <table:table-cell office:value-type="float" office:value="0.35859999999999997"/>
          <table:table-cell office:value-type="float" office:value="688"/>
          <table:table-cell office:value-type="float" office:value="1.0800000000000001E-2"/>
          <table:table-cell office:value-type="float" office:value="0.4466"/>
          <table:table-cell office:value-type="float" office:value="0.71940000000000004"/>
          <table:table-cell office:value-type="float" office:value="0.74299999999999999"/>
          <table:table-cell table:number-columns-repeated="16365"/>
        </table:table-row>
        <table:table-row>
          <table:table-cell/>
          <table:table-cell office:value-type="string" office:string-value="Rochdale"/>
          <table:table-cell office:value-type="float" office:value="55880"/>
          <table:table-cell office:value-type="float" office:value="55880"/>
          <table:table-cell office:value-type="float" office:value="13018"/>
          <table:table-cell office:value-type="float" office:value="0.23300000000000001"/>
          <table:table-cell office:value-type="float" office:value="59447"/>
          <table:table-cell office:value-type="float" office:value="1.0638000000000001"/>
          <table:table-cell office:value-type="float" office:value="6490"/>
          <table:table-cell office:value-type="float" office:value="0.11609999999999999"/>
          <table:table-cell office:value-type="float" office:value="4351"/>
          <table:table-cell office:value-type="float" office:value="7.7899999999999997E-2"/>
          <table:table-cell office:value-type="float" office:value="29806"/>
          <table:table-cell office:value-type="float" office:value="0.53339999999999999"/>
          <table:table-cell office:value-type="float" office:value="2325"/>
          <table:table-cell office:value-type="float" office:value="4.1599999999999998E-2"/>
          <table:table-cell office:value-type="float" office:value="0.50139999999999996"/>
          <table:table-cell office:value-type="float" office:value="0.3342"/>
          <table:table-cell office:value-type="float" office:value="0.35820000000000002"/>
          <table:table-cell table:number-columns-repeated="16365"/>
        </table:table-row>
        <table:table-row>
          <table:table-cell/>
          <table:table-cell office:value-type="string" office:string-value="Salford"/>
          <table:table-cell office:value-type="float" office:value="63619"/>
          <table:table-cell office:value-type="float" office:value="63619"/>
          <table:table-cell office:value-type="float" office:value="5552"/>
          <table:table-cell office:value-type="float" office:value="8.7300000000000003E-2"/>
          <table:table-cell office:value-type="float" office:value="37570"/>
          <table:table-cell office:value-type="float" office:value="0.59050000000000002"/>
          <table:table-cell office:value-type="float" office:value="1586"/>
          <table:table-cell office:value-type="float" office:value="2.4899999999999999E-2"/>
          <table:table-cell office:value-type="float" office:value="2920"/>
          <table:table-cell office:value-type="float" office:value="4.5900000000000003E-2"/>
          <table:table-cell office:value-type="float" office:value="21757"/>
          <table:table-cell office:value-type="float" office:value="0.34200000000000003"/>
          <table:table-cell office:value-type="float" office:value="1121"/>
          <table:table-cell office:value-type="float" office:value="1.7600000000000001E-2"/>
          <table:table-cell office:value-type="float" office:value="0.57909999999999995"/>
          <table:table-cell office:value-type="float" office:value="0.52590000000000003"/>
          <table:table-cell office:value-type="float" office:value="0.70679999999999998"/>
          <table:table-cell table:number-columns-repeated="16365"/>
        </table:table-row>
        <table:table-row>
          <table:table-cell/>
          <table:table-cell office:value-type="string" office:string-value="Sefton"/>
          <table:table-cell office:value-type="float" office:value="75894"/>
          <table:table-cell office:value-type="float" office:value="75894"/>
          <table:table-cell office:value-type="float" office:value="52"/>
          <table:table-cell office:value-type="float" office:value="6.9999999999999999E-4"/>
          <table:table-cell office:value-type="float" office:value="52800"/>
          <table:table-cell office:value-type="float" office:value="0.69569999999999999"/>
          <table:table-cell office:value-type="float" office:value="23"/>
          <table:table-cell office:value-type="float" office:value="2.9999999999999997E-4"/>
          <table:table-cell office:value-type="float" office:value="46"/>
          <table:table-cell office:value-type="float" office:value="5.9999999999999995E-4"/>
          <table:table-cell office:value-type="float" office:value="21046"/>
          <table:table-cell office:value-type="float" office:value="0.27729999999999999"/>
          <table:table-cell office:value-type="float" office:value="23"/>
          <table:table-cell office:value-type="float" office:value="2.9999999999999997E-4"/>
          <table:table-cell office:value-type="float" office:value="0.39860000000000001"/>
          <table:table-cell office:value-type="float" office:value="0.88460000000000005"/>
          <table:table-cell office:value-type="float" office:value="1"/>
          <table:table-cell table:number-columns-repeated="16365"/>
        </table:table-row>
        <table:table-row>
          <table:table-cell/>
          <table:table-cell office:value-type="string" office:string-value="St. Helens"/>
          <table:table-cell office:value-type="float" office:value="54093"/>
          <table:table-cell office:value-type="float" office:value="54093"/>
          <table:table-cell office:value-type="float" office:value="3686"/>
          <table:table-cell office:value-type="float" office:value="6.8099999999999994E-2"/>
          <table:table-cell office:value-type="float" office:value="31041"/>
          <table:table-cell office:value-type="float" office:value="0.57379999999999998"/>
          <table:table-cell office:value-type="float" office:value="1470"/>
          <table:table-cell office:value-type="float" office:value="2.7199999999999998E-2"/>
          <table:table-cell office:value-type="float" office:value="1779"/>
          <table:table-cell office:value-type="float" office:value="3.2899999999999999E-2"/>
          <table:table-cell office:value-type="float" office:value="17226"/>
          <table:table-cell office:value-type="float" office:value="0.31850000000000001"/>
          <table:table-cell office:value-type="float" office:value="917"/>
          <table:table-cell office:value-type="float" office:value="1.7000000000000001E-2"/>
          <table:table-cell office:value-type="float" office:value="0.55489999999999995"/>
          <table:table-cell office:value-type="float" office:value="0.48259999999999997"/>
          <table:table-cell office:value-type="float" office:value="0.62380000000000002"/>
          <table:table-cell table:number-columns-repeated="16365"/>
        </table:table-row>
        <table:table-row>
          <table:table-cell/>
          <table:table-cell office:value-type="string" office:string-value="Stockport"/>
          <table:table-cell office:value-type="float" office:value="91317"/>
          <table:table-cell office:value-type="float" office:value="91317"/>
          <table:table-cell office:value-type="float" office:value="12639"/>
          <table:table-cell office:value-type="float" office:value="0.1384"/>
          <table:table-cell office:value-type="float" office:value="86267"/>
          <table:table-cell office:value-type="float" office:value="0.94469999999999998"/>
          <table:table-cell office:value-type="float" office:value="6166"/>
          <table:table-cell office:value-type="float" office:value="6.7500000000000004E-2"/>
          <table:table-cell office:value-type="float" office:value="3273"/>
          <table:table-cell office:value-type="float" office:value="3.5799999999999998E-2"/>
          <table:table-cell office:value-type="float" office:value="37869"/>
          <table:table-cell office:value-type="float" office:value="0.41470000000000001"/>
          <table:table-cell office:value-type="float" office:value="1601"/>
          <table:table-cell office:value-type="float" office:value="1.7500000000000002E-2"/>
          <table:table-cell office:value-type="float" office:value="0.439"/>
          <table:table-cell office:value-type="float" office:value="0.25900000000000001"/>
          <table:table-cell office:value-type="float" office:value="0.2596"/>
          <table:table-cell table:number-columns-repeated="16365"/>
        </table:table-row>
        <table:table-row>
          <table:table-cell/>
          <table:table-cell office:value-type="string" office:string-value="Tameside"/>
          <table:table-cell office:value-type="float" office:value="66031"/>
          <table:table-cell office:value-type="float" office:value="66031"/>
          <table:table-cell office:value-type="float" office:value="4660"/>
          <table:table-cell office:value-type="float" office:value="7.0599999999999996E-2"/>
          <table:table-cell office:value-type="float" office:value="46969"/>
          <table:table-cell office:value-type="float" office:value="0.71130000000000004"/>
          <table:table-cell office:value-type="float" office:value="2652"/>
          <table:table-cell office:value-type="float" office:value="4.02E-2"/>
          <table:table-cell office:value-type="float" office:value="1899"/>
          <table:table-cell office:value-type="float" office:value="2.8799999999999999E-2"/>
          <table:table-cell office:value-type="float" office:value="23808"/>
          <table:table-cell office:value-type="float" office:value="0.36059999999999998"/>
          <table:table-cell office:value-type="float" office:value="1078"/>
          <table:table-cell office:value-type="float" office:value="1.6299999999999999E-2"/>
          <table:table-cell office:value-type="float" office:value="0.50690000000000002"/>
          <table:table-cell office:value-type="float" office:value="0.40749999999999997"/>
          <table:table-cell office:value-type="float" office:value="0.40649999999999997"/>
          <table:table-cell table:number-columns-repeated="16365"/>
        </table:table-row>
        <table:table-row>
          <table:table-cell/>
          <table:table-cell office:value-type="string" office:string-value="Trafford"/>
          <table:table-cell office:value-type="float" office:value="69665"/>
          <table:table-cell office:value-type="float" office:value="69665"/>
          <table:table-cell office:value-type="float" office:value="8213"/>
          <table:table-cell office:value-type="float" office:value="0.1179"/>
          <table:table-cell office:value-type="float" office:value="58429"/>
          <table:table-cell office:value-type="float" office:value="0.8387"/>
          <table:table-cell office:value-type="float" office:value="2905"/>
          <table:table-cell office:value-type="float" office:value="4.1700000000000001E-2"/>
          <table:table-cell office:value-type="float" office:value="2925"/>
          <table:table-cell office:value-type="float" office:value="4.2000000000000003E-2"/>
          <table:table-cell office:value-type="float" office:value="28842"/>
          <table:table-cell office:value-type="float" office:value="0.41399999999999998"/>
          <table:table-cell office:value-type="float" office:value="1393"/>
          <table:table-cell office:value-type="float" office:value="0.02"/>
          <table:table-cell office:value-type="float" office:value="0.49359999999999998"/>
          <table:table-cell office:value-type="float" office:value="0.35610000000000003"/>
          <table:table-cell office:value-type="float" office:value="0.47949999999999998"/>
          <table:table-cell table:number-columns-repeated="16365"/>
        </table:table-row>
        <table:table-row>
          <table:table-cell/>
          <table:table-cell office:value-type="string" office:string-value="Warrington"/>
          <table:table-cell office:value-type="float" office:value="63648"/>
          <table:table-cell office:value-type="float" office:value="63648"/>
          <table:table-cell office:value-type="float" office:value="6704"/>
          <table:table-cell office:value-type="float" office:value="0.1053"/>
          <table:table-cell office:value-type="float" office:value="56380"/>
          <table:table-cell office:value-type="float" office:value="0.88580000000000003"/>
          <table:table-cell office:value-type="float" office:value="2681"/>
          <table:table-cell office:value-type="float" office:value="4.2099999999999999E-2"/>
          <table:table-cell office:value-type="float" office:value="1685"/>
          <table:table-cell office:value-type="float" office:value="2.6499999999999999E-2"/>
          <table:table-cell office:value-type="float" office:value="26350"/>
          <table:table-cell office:value-type="float" office:value="0.41399999999999998"/>
          <table:table-cell office:value-type="float" office:value="879"/>
          <table:table-cell office:value-type="float" office:value="1.38E-2"/>
          <table:table-cell office:value-type="float" office:value="0.46739999999999998"/>
          <table:table-cell office:value-type="float" office:value="0.25130000000000002"/>
          <table:table-cell office:value-type="float" office:value="0.32790000000000002"/>
          <table:table-cell table:number-columns-repeated="16365"/>
        </table:table-row>
        <table:table-row>
          <table:table-cell/>
          <table:table-cell office:value-type="string" office:string-value="Wigan"/>
          <table:table-cell office:value-type="float" office:value="98780"/>
          <table:table-cell office:value-type="float" office:value="98780"/>
          <table:table-cell office:value-type="float" office:value="15490"/>
          <table:table-cell office:value-type="float" office:value="0.15679999999999999"/>
          <table:table-cell office:value-type="float" office:value="108951"/>
          <table:table-cell office:value-type="float" office:value="1.103"/>
          <table:table-cell office:value-type="float" office:value="8434"/>
          <table:table-cell office:value-type="float" office:value="8.5400000000000004E-2"/>
          <table:table-cell office:value-type="float" office:value="3985"/>
          <table:table-cell office:value-type="float" office:value="4.0300000000000002E-2"/>
          <table:table-cell office:value-type="float" office:value="36488"/>
          <table:table-cell office:value-type="float" office:value="0.36940000000000001"/>
          <table:table-cell office:value-type="float" office:value="1968"/>
          <table:table-cell office:value-type="float" office:value="1.9900000000000001E-2"/>
          <table:table-cell office:value-type="float" office:value="0.33489999999999998"/>
          <table:table-cell office:value-type="float" office:value="0.25729999999999997"/>
          <table:table-cell office:value-type="float" office:value="0.23330000000000001"/>
          <table:table-cell table:number-columns-repeated="16365"/>
        </table:table-row>
        <table:table-row>
          <table:table-cell/>
          <table:table-cell office:value-type="string" office:string-value="Wirral"/>
          <table:table-cell office:value-type="float" office:value="97374"/>
          <table:table-cell office:value-type="float" office:value="97374"/>
          <table:table-cell office:value-type="float" office:value="11663"/>
          <table:table-cell office:value-type="float" office:value="0.1198"/>
          <table:table-cell office:value-type="float" office:value="97299"/>
          <table:table-cell office:value-type="float" office:value="0.99919999999999998"/>
          <table:table-cell office:value-type="float" office:value="6951"/>
          <table:table-cell office:value-type="float" office:value="7.1400000000000005E-2"/>
          <table:table-cell office:value-type="float" office:value="4341"/>
          <table:table-cell office:value-type="float" office:value="4.4600000000000001E-2"/>
          <table:table-cell office:value-type="float" office:value="40271"/>
          <table:table-cell office:value-type="float" office:value="0.41360000000000002"/>
          <table:table-cell office:value-type="float" office:value="2570"/>
          <table:table-cell office:value-type="float" office:value="2.64E-2"/>
          <table:table-cell office:value-type="float" office:value="0.41389999999999999"/>
          <table:table-cell office:value-type="float" office:value="0.37219999999999998"/>
          <table:table-cell office:value-type="float" office:value="0.36969999999999997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South East"/>
          <table:table-cell office:value-type="float" office:value="2578055"/>
          <table:table-cell office:value-type="float" office:value="2578055"/>
          <table:table-cell office:value-type="float" office:value="217880"/>
          <table:table-cell office:value-type="float" office:value="8.4500000000000006E-2"/>
          <table:table-cell office:value-type="float" office:value="2006616"/>
          <table:table-cell office:value-type="float" office:value="0.77829999999999999"/>
          <table:table-cell office:value-type="float" office:value="116197"/>
          <table:table-cell office:value-type="float" office:value="4.5100000000000001E-2"/>
          <table:table-cell office:value-type="float" office:value="87177"/>
          <table:table-cell office:value-type="float" office:value="3.3799999999999997E-2"/>
          <table:table-cell office:value-type="float" office:value="930764"/>
          <table:table-cell office:value-type="float" office:value="0.36099999999999999"/>
          <table:table-cell office:value-type="float" office:value="45970"/>
          <table:table-cell office:value-type="float" office:value="1.78E-2"/>
          <table:table-cell office:value-type="float" office:value="0.46379999999999999"/>
          <table:table-cell office:value-type="float" office:value="0.40010000000000001"/>
          <table:table-cell office:value-type="float" office:value="0.39560000000000001"/>
          <table:table-cell table:number-columns-repeated="16365"/>
        </table:table-row>
        <table:table-row>
          <table:table-cell/>
          <table:table-cell office:value-type="string" office:string-value="Bracknell Forest"/>
          <table:table-cell office:value-type="float" office:value="35578"/>
          <table:table-cell office:value-type="float" office:value="35578"/>
          <table:table-cell office:value-type="float" office:value="1953"/>
          <table:table-cell office:value-type="float" office:value="5.4899999999999997E-2"/>
          <table:table-cell office:value-type="float" office:value="26754"/>
          <table:table-cell office:value-type="float" office:value="0.752"/>
          <table:table-cell office:value-type="float" office:value="496"/>
          <table:table-cell office:value-type="float" office:value="1.3899999999999999E-2"/>
          <table:table-cell office:value-type="float" office:value="674"/>
          <table:table-cell office:value-type="float" office:value="1.89E-2"/>
          <table:table-cell office:value-type="float" office:value="13358"/>
          <table:table-cell office:value-type="float" office:value="0.3755"/>
          <table:table-cell office:value-type="float" office:value="278"/>
          <table:table-cell office:value-type="float" office:value="7.7999999999999996E-3"/>
          <table:table-cell office:value-type="float" office:value="0.49930000000000002"/>
          <table:table-cell office:value-type="float" office:value="0.34510000000000002"/>
          <table:table-cell office:value-type="float" office:value="0.5605"/>
          <table:table-cell table:number-columns-repeated="16365"/>
        </table:table-row>
        <table:table-row>
          <table:table-cell/>
          <table:table-cell office:value-type="string" office:string-value="Brighton and Hove"/>
          <table:table-cell office:value-type="float" office:value="76854"/>
          <table:table-cell office:value-type="float" office:value="76854"/>
          <table:table-cell office:value-type="float" office:value="7564"/>
          <table:table-cell office:value-type="float" office:value="9.8400000000000001E-2"/>
          <table:table-cell office:value-type="float" office:value="46752"/>
          <table:table-cell office:value-type="float" office:value="0.60829999999999995"/>
          <table:table-cell office:value-type="float" office:value="3811"/>
          <table:table-cell office:value-type="float" office:value="4.9599999999999998E-2"/>
          <table:table-cell office:value-type="float" office:value="3521"/>
          <table:table-cell office:value-type="float" office:value="4.58E-2"/>
          <table:table-cell office:value-type="float" office:value="26949"/>
          <table:table-cell office:value-type="float" office:value="0.35070000000000001"/>
          <table:table-cell office:value-type="float" office:value="1771"/>
          <table:table-cell office:value-type="float" office:value="2.3E-2"/>
          <table:table-cell office:value-type="float" office:value="0.57640000000000002"/>
          <table:table-cell office:value-type="float" office:value="0.46550000000000002"/>
          <table:table-cell office:value-type="float" office:value="0.4647"/>
          <table:table-cell table:number-columns-repeated="16365"/>
        </table:table-row>
        <table:table-row>
          <table:table-cell/>
          <table:table-cell office:value-type="string" office:string-value="Buckinghamshire"/>
          <table:table-cell office:value-type="float" office:value="161700"/>
          <table:table-cell office:value-type="float" office:value="161700"/>
          <table:table-cell office:value-type="float" office:value="13603"/>
          <table:table-cell office:value-type="float" office:value="8.4099999999999994E-2"/>
          <table:table-cell office:value-type="float" office:value="140434"/>
          <table:table-cell office:value-type="float" office:value="0.86850000000000005"/>
          <table:table-cell office:value-type="float" office:value="7059"/>
          <table:table-cell office:value-type="float" office:value="4.3700000000000003E-2"/>
          <table:table-cell office:value-type="float" office:value="5598"/>
          <table:table-cell office:value-type="float" office:value="3.4599999999999999E-2"/>
          <table:table-cell office:value-type="float" office:value="64143"/>
          <table:table-cell office:value-type="float" office:value="0.3967"/>
          <table:table-cell office:value-type="float" office:value="2754"/>
          <table:table-cell office:value-type="float" office:value="1.7000000000000001E-2"/>
          <table:table-cell office:value-type="float" office:value="0.45669999999999999"/>
          <table:table-cell office:value-type="float" office:value="0.41149999999999998"/>
          <table:table-cell office:value-type="float" office:value="0.3901"/>
          <table:table-cell table:number-columns-repeated="16365"/>
        </table:table-row>
        <table:table-row>
          <table:table-cell/>
          <table:table-cell office:value-type="string" office:string-value="East Sussex"/>
          <table:table-cell office:value-type="float" office:value="169741"/>
          <table:table-cell office:value-type="float" office:value="169741"/>
          <table:table-cell office:value-type="float" office:value="14836"/>
          <table:table-cell office:value-type="float" office:value="8.7400000000000005E-2"/>
          <table:table-cell office:value-type="float" office:value="160385"/>
          <table:table-cell office:value-type="float" office:value="0.94489999999999996"/>
          <table:table-cell office:value-type="float" office:value="8542"/>
          <table:table-cell office:value-type="float" office:value="5.0299999999999997E-2"/>
          <table:table-cell office:value-type="float" office:value="7967"/>
          <table:table-cell office:value-type="float" office:value="4.6899999999999997E-2"/>
          <table:table-cell office:value-type="float" office:value="80151"/>
          <table:table-cell office:value-type="float" office:value="0.47220000000000001"/>
          <table:table-cell office:value-type="float" office:value="4036"/>
          <table:table-cell office:value-type="float" office:value="2.3800000000000002E-2"/>
          <table:table-cell office:value-type="float" office:value="0.49969999999999998"/>
          <table:table-cell office:value-type="float" office:value="0.53700000000000003"/>
          <table:table-cell office:value-type="float" office:value="0.47249999999999998"/>
          <table:table-cell table:number-columns-repeated="16365"/>
        </table:table-row>
        <table:table-row>
          <table:table-cell/>
          <table:table-cell office:value-type="string" office:string-value="Hampshire"/>
          <table:table-cell office:value-type="float" office:value="418131"/>
          <table:table-cell office:value-type="float" office:value="418131"/>
          <table:table-cell office:value-type="float" office:value="35669"/>
          <table:table-cell office:value-type="float" office:value="8.5300000000000001E-2"/>
          <table:table-cell office:value-type="float" office:value="387993"/>
          <table:table-cell office:value-type="float" office:value="0.92789999999999995"/>
          <table:table-cell office:value-type="float" office:value="19407"/>
          <table:table-cell office:value-type="float" office:value="4.6399999999999997E-2"/>
          <table:table-cell office:value-type="float" office:value="16735"/>
          <table:table-cell office:value-type="float" office:value="0.04"/>
          <table:table-cell office:value-type="float" office:value="191035"/>
          <table:table-cell office:value-type="float" office:value="0.45689999999999997"/>
          <table:table-cell office:value-type="float" office:value="8256"/>
          <table:table-cell office:value-type="float" office:value="1.9699999999999999E-2"/>
          <table:table-cell office:value-type="float" office:value="0.4924"/>
          <table:table-cell office:value-type="float" office:value="0.46920000000000001"/>
          <table:table-cell office:value-type="float" office:value="0.4254"/>
          <table:table-cell table:number-columns-repeated="16365"/>
        </table:table-row>
        <table:table-row>
          <table:table-cell/>
          <table:table-cell office:value-type="string" office:string-value="Isle of Wight"/>
          <table:table-cell office:value-type="float" office:value="44312"/>
          <table:table-cell office:value-type="float" office:value="44312"/>
          <table:table-cell office:value-type="float" office:value="3400"/>
          <table:table-cell office:value-type="float" office:value="7.6700000000000004E-2"/>
          <table:table-cell office:value-type="float" office:value="34771"/>
          <table:table-cell office:value-type="float" office:value="0.78469999999999995"/>
          <table:table-cell office:value-type="float" office:value="1715"/>
          <table:table-cell office:value-type="float" office:value="3.8699999999999998E-2"/>
          <table:table-cell office:value-type="float" office:value="1983"/>
          <table:table-cell office:value-type="float" office:value="4.48E-2"/>
          <table:table-cell office:value-type="float" office:value="18105"/>
          <table:table-cell office:value-type="float" office:value="0.40860000000000002"/>
          <table:table-cell office:value-type="float" office:value="929"/>
          <table:table-cell office:value-type="float" office:value="2.1000000000000001E-2"/>
          <table:table-cell office:value-type="float" office:value="0.52070000000000005"/>
          <table:table-cell office:value-type="float" office:value="0.58320000000000005"/>
          <table:table-cell office:value-type="float" office:value="0.54169999999999996"/>
          <table:table-cell table:number-columns-repeated="16365"/>
        </table:table-row>
        <table:table-row>
          <table:table-cell/>
          <table:table-cell office:value-type="string" office:string-value="Kent"/>
          <table:table-cell office:value-type="float" office:value="454919"/>
          <table:table-cell office:value-type="float" office:value="454919"/>
          <table:table-cell office:value-type="float" office:value="52322"/>
          <table:table-cell office:value-type="float" office:value="0.115"/>
          <table:table-cell office:value-type="float" office:value="444409"/>
          <table:table-cell office:value-type="float" office:value="0.97689999999999999"/>
          <table:table-cell office:value-type="float" office:value="30783"/>
          <table:table-cell office:value-type="float" office:value="6.7699999999999996E-2"/>
          <table:table-cell office:value-type="float" office:value="15043"/>
          <table:table-cell office:value-type="float" office:value="3.3099999999999997E-2"/>
          <table:table-cell office:value-type="float" office:value="181099"/>
          <table:table-cell office:value-type="float" office:value="0.39810000000000001"/>
          <table:table-cell office:value-type="float" office:value="9147"/>
          <table:table-cell office:value-type="float" office:value="2.01E-2"/>
          <table:table-cell office:value-type="float" office:value="0.40749999999999997"/>
          <table:table-cell office:value-type="float" office:value="0.28749999999999998"/>
          <table:table-cell office:value-type="float" office:value="0.29709999999999998"/>
          <table:table-cell table:number-columns-repeated="16365"/>
        </table:table-row>
        <table:table-row>
          <table:table-cell/>
          <table:table-cell office:value-type="string" office:string-value="Medway"/>
          <table:table-cell office:value-type="float" office:value="79030"/>
          <table:table-cell office:value-type="float" office:value="79030"/>
          <table:table-cell office:value-type="float" office:value="10188"/>
          <table:table-cell office:value-type="float" office:value="0.12889999999999999"/>
          <table:table-cell office:value-type="float" office:value="74001"/>
          <table:table-cell office:value-type="float" office:value="0.93640000000000001"/>
          <table:table-cell office:value-type="float" office:value="4610"/>
          <table:table-cell office:value-type="float" office:value="5.8299999999999998E-2"/>
          <table:table-cell office:value-type="float" office:value="4315"/>
          <table:table-cell office:value-type="float" office:value="5.4600000000000003E-2"/>
          <table:table-cell office:value-type="float" office:value="30202"/>
          <table:table-cell office:value-type="float" office:value="0.38219999999999998"/>
          <table:table-cell office:value-type="float" office:value="2214"/>
          <table:table-cell office:value-type="float" office:value="2.8000000000000001E-2"/>
          <table:table-cell office:value-type="float" office:value="0.40810000000000002"/>
          <table:table-cell office:value-type="float" office:value="0.42349999999999999"/>
          <table:table-cell office:value-type="float" office:value="0.4803"/>
          <table:table-cell table:number-columns-repeated="16365"/>
        </table:table-row>
        <table:table-row>
          <table:table-cell/>
          <table:table-cell office:value-type="string" office:string-value="Oxfordshire"/>
          <table:table-cell office:value-type="float" office:value="192328"/>
          <table:table-cell office:value-type="float" office:value="192328"/>
          <table:table-cell office:value-type="float" office:value="23894"/>
          <table:table-cell office:value-type="float" office:value="0.1242"/>
          <table:table-cell office:value-type="float" office:value="172095"/>
          <table:table-cell office:value-type="float" office:value="0.89480000000000004"/>
          <table:table-cell office:value-type="float" office:value="12122"/>
          <table:table-cell office:value-type="float" office:value="6.3E-2"/>
          <table:table-cell office:value-type="float" office:value="8682"/>
          <table:table-cell office:value-type="float" office:value="4.5100000000000001E-2"/>
          <table:table-cell office:value-type="float" office:value="85166"/>
          <table:table-cell office:value-type="float" office:value="0.44280000000000003"/>
          <table:table-cell office:value-type="float" office:value="4894"/>
          <table:table-cell office:value-type="float" office:value="2.5399999999999999E-2"/>
          <table:table-cell office:value-type="float" office:value="0.49490000000000001"/>
          <table:table-cell office:value-type="float" office:value="0.3634"/>
          <table:table-cell office:value-type="float" office:value="0.4037"/>
          <table:table-cell table:number-columns-repeated="16365"/>
        </table:table-row>
        <table:table-row>
          <table:table-cell/>
          <table:table-cell office:value-type="string" office:string-value="Portsmouth"/>
          <table:table-cell office:value-type="float" office:value="53539"/>
          <table:table-cell office:value-type="float" office:value="53539"/>
          <table:table-cell office:value-type="float" office:value="5258"/>
          <table:table-cell office:value-type="float" office:value="9.8199999999999996E-2"/>
          <table:table-cell office:value-type="float" office:value="49104"/>
          <table:table-cell office:value-type="float" office:value="0.91720000000000002"/>
          <table:table-cell office:value-type="float" office:value="2755"/>
          <table:table-cell office:value-type="float" office:value="5.1499999999999997E-2"/>
          <table:table-cell office:value-type="float" office:value="1676"/>
          <table:table-cell office:value-type="float" office:value="3.1300000000000001E-2"/>
          <table:table-cell office:value-type="float" office:value="17262"/>
          <table:table-cell office:value-type="float" office:value="0.32240000000000002"/>
          <table:table-cell office:value-type="float" office:value="931"/>
          <table:table-cell office:value-type="float" office:value="1.7399999999999999E-2"/>
          <table:table-cell office:value-type="float" office:value="0.35149999999999998"/>
          <table:table-cell office:value-type="float" office:value="0.31879999999999997"/>
          <table:table-cell office:value-type="float" office:value="0.33789999999999998"/>
          <table:table-cell table:number-columns-repeated="16365"/>
        </table:table-row>
        <table:table-row>
          <table:table-cell/>
          <table:table-cell office:value-type="string" office:string-value="Reading"/>
          <table:table-cell office:value-type="float" office:value="39927"/>
          <table:table-cell office:value-type="float" office:value="39927"/>
          <table:table-cell office:value-type="float" office:value="1149"/>
          <table:table-cell office:value-type="float" office:value="2.8799999999999999E-2"/>
          <table:table-cell office:value-type="float" office:value="20475"/>
          <table:table-cell office:value-type="float" office:value="0.51280000000000003"/>
          <table:table-cell office:value-type="float" office:value="448"/>
          <table:table-cell office:value-type="float" office:value="1.12E-2"/>
          <table:table-cell office:value-type="float" office:value="895"/>
          <table:table-cell office:value-type="float" office:value="2.24E-2"/>
          <table:table-cell office:value-type="float" office:value="10223"/>
          <table:table-cell office:value-type="float" office:value="0.25600000000000001"/>
          <table:table-cell office:value-type="float" office:value="407"/>
          <table:table-cell office:value-type="float" office:value="1.0200000000000001E-2"/>
          <table:table-cell office:value-type="float" office:value="0.49930000000000002"/>
          <table:table-cell office:value-type="float" office:value="0.77890000000000004"/>
          <table:table-cell office:value-type="float" office:value="0.90849999999999997"/>
          <table:table-cell table:number-columns-repeated="16365"/>
        </table:table-row>
        <table:table-row>
          <table:table-cell/>
          <table:table-cell office:value-type="string" office:string-value="Slough"/>
          <table:table-cell office:value-type="float" office:value="36699"/>
          <table:table-cell office:value-type="float" office:value="36699"/>
          <table:table-cell office:value-type="float" office:value="3447"/>
          <table:table-cell office:value-type="float" office:value="9.3899999999999997E-2"/>
          <table:table-cell office:value-type="float" office:value="21589"/>
          <table:table-cell office:value-type="float" office:value="0.58830000000000005"/>
          <table:table-cell office:value-type="float" office:value="1651"/>
          <table:table-cell office:value-type="float" office:value="4.4999999999999998E-2"/>
          <table:table-cell office:value-type="float" office:value="1325"/>
          <table:table-cell office:value-type="float" office:value="3.61E-2"/>
          <table:table-cell office:value-type="float" office:value="11628"/>
          <table:table-cell office:value-type="float" office:value="0.31680000000000003"/>
          <table:table-cell office:value-type="float" office:value="529"/>
          <table:table-cell office:value-type="float" office:value="1.44E-2"/>
          <table:table-cell office:value-type="float" office:value="0.53859999999999997"/>
          <table:table-cell office:value-type="float" office:value="0.38440000000000002"/>
          <table:table-cell office:value-type="float" office:value="0.32040000000000002"/>
          <table:table-cell table:number-columns-repeated="16365"/>
        </table:table-row>
        <table:table-row>
          <table:table-cell/>
          <table:table-cell office:value-type="string" office:string-value="Southampton"/>
          <table:table-cell office:value-type="float" office:value="58643"/>
          <table:table-cell office:value-type="float" office:value="58643"/>
          <table:table-cell office:value-type="float" office:value="5180"/>
          <table:table-cell office:value-type="float" office:value="8.8300000000000003E-2"/>
          <table:table-cell office:value-type="float" office:value="49915"/>
          <table:table-cell office:value-type="float" office:value="0.85119999999999996"/>
          <table:table-cell office:value-type="float" office:value="2808"/>
          <table:table-cell office:value-type="float" office:value="4.7899999999999998E-2"/>
          <table:table-cell office:value-type="float" office:value="2100"/>
          <table:table-cell office:value-type="float" office:value="3.5799999999999998E-2"/>
          <table:table-cell office:value-type="float" office:value="21649"/>
          <table:table-cell office:value-type="float" office:value="0.36919999999999997"/>
          <table:table-cell office:value-type="float" office:value="1048"/>
          <table:table-cell office:value-type="float" office:value="1.7899999999999999E-2"/>
          <table:table-cell office:value-type="float" office:value="0.43369999999999997"/>
          <table:table-cell office:value-type="float" office:value="0.40539999999999998"/>
          <table:table-cell office:value-type="float" office:value="0.37319999999999998"/>
          <table:table-cell table:number-columns-repeated="16365"/>
        </table:table-row>
        <table:table-row>
          <table:table-cell/>
          <table:table-cell office:value-type="string" office:string-value="Surrey"/>
          <table:table-cell office:value-type="float" office:value="354636"/>
          <table:table-cell office:value-type="float" office:value="354636"/>
          <table:table-cell office:value-type="float" office:value="11487"/>
          <table:table-cell office:value-type="float" office:value="3.2399999999999998E-2"/>
          <table:table-cell office:value-type="float" office:value="103056"/>
          <table:table-cell office:value-type="float" office:value="0.29060000000000002"/>
          <table:table-cell office:value-type="float" office:value="5794"/>
          <table:table-cell office:value-type="float" office:value="1.6299999999999999E-2"/>
          <table:table-cell office:value-type="float" office:value="6603"/>
          <table:table-cell office:value-type="float" office:value="1.8599999999999998E-2"/>
          <table:table-cell office:value-type="float" office:value="69327"/>
          <table:table-cell office:value-type="float" office:value="0.19550000000000001"/>
          <table:table-cell office:value-type="float" office:value="3726"/>
          <table:table-cell office:value-type="float" office:value="1.0500000000000001E-2"/>
          <table:table-cell office:value-type="float" office:value="0.67269999999999996"/>
          <table:table-cell office:value-type="float" office:value="0.57479999999999998"/>
          <table:table-cell office:value-type="float" office:value="0.6431"/>
          <table:table-cell table:number-columns-repeated="16365"/>
        </table:table-row>
        <table:table-row>
          <table:table-cell/>
          <table:table-cell office:value-type="string" office:string-value="West Berkshire"/>
          <table:table-cell office:value-type="float" office:value="49559"/>
          <table:table-cell office:value-type="float" office:value="49559"/>
          <table:table-cell office:value-type="float" office:value="3383"/>
          <table:table-cell office:value-type="float" office:value="6.83E-2"/>
          <table:table-cell office:value-type="float" office:value="41956"/>
          <table:table-cell office:value-type="float" office:value="0.84660000000000002"/>
          <table:table-cell office:value-type="float" office:value="1511"/>
          <table:table-cell office:value-type="float" office:value="3.0499999999999999E-2"/>
          <table:table-cell office:value-type="float" office:value="1352"/>
          <table:table-cell office:value-type="float" office:value="2.7300000000000001E-2"/>
          <table:table-cell office:value-type="float" office:value="14536"/>
          <table:table-cell office:value-type="float" office:value="0.29330000000000001"/>
          <table:table-cell office:value-type="float" office:value="530"/>
          <table:table-cell office:value-type="float" office:value="1.0699999999999999E-2"/>
          <table:table-cell office:value-type="float" office:value="0.34649999999999997"/>
          <table:table-cell office:value-type="float" office:value="0.39960000000000001"/>
          <table:table-cell office:value-type="float" office:value="0.3508"/>
          <table:table-cell table:number-columns-repeated="16365"/>
        </table:table-row>
        <table:table-row>
          <table:table-cell/>
          <table:table-cell office:value-type="string" office:string-value="West Sussex"/>
          <table:table-cell office:value-type="float" office:value="257125"/>
          <table:table-cell office:value-type="float" office:value="257125"/>
          <table:table-cell office:value-type="float" office:value="22307"/>
          <table:table-cell office:value-type="float" office:value="8.6800000000000002E-2"/>
          <table:table-cell office:value-type="float" office:value="167065"/>
          <table:table-cell office:value-type="float" office:value="0.64970000000000006"/>
          <table:table-cell office:value-type="float" office:value="11697"/>
          <table:table-cell office:value-type="float" office:value="4.5499999999999999E-2"/>
          <table:table-cell office:value-type="float" office:value="7501"/>
          <table:table-cell office:value-type="float" office:value="2.92E-2"/>
          <table:table-cell office:value-type="float" office:value="69066"/>
          <table:table-cell office:value-type="float" office:value="0.26860000000000001"/>
          <table:table-cell office:value-type="float" office:value="4011"/>
          <table:table-cell office:value-type="float" office:value="1.5599999999999999E-2"/>
          <table:table-cell office:value-type="float" office:value="0.41339999999999999"/>
          <table:table-cell office:value-type="float" office:value="0.33629999999999999"/>
          <table:table-cell office:value-type="float" office:value="0.34289999999999998"/>
          <table:table-cell table:number-columns-repeated="16365"/>
        </table:table-row>
        <table:table-row>
          <table:table-cell/>
          <table:table-cell office:value-type="string" office:string-value="Windsor and Maidenhead"/>
          <table:table-cell office:value-type="float" office:value="45166"/>
          <table:table-cell office:value-type="float" office:value="45166"/>
          <table:table-cell office:value-type="float" office:value="2062"/>
          <table:table-cell office:value-type="float" office:value="4.5699999999999998E-2"/>
          <table:table-cell office:value-type="float" office:value="42615"/>
          <table:table-cell office:value-type="float" office:value="0.94350000000000001"/>
          <table:table-cell office:value-type="float" office:value="884"/>
          <table:table-cell office:value-type="float" office:value="1.9599999999999999E-2"/>
          <table:table-cell office:value-type="float" office:value="1077"/>
          <table:table-cell office:value-type="float" office:value="2.3800000000000002E-2"/>
          <table:table-cell office:value-type="float" office:value="15789"/>
          <table:table-cell office:value-type="float" office:value="0.34960000000000002"/>
          <table:table-cell office:value-type="float" office:value="453"/>
          <table:table-cell office:value-type="float" office:value="0.01"/>
          <table:table-cell office:value-type="float" office:value="0.3705"/>
          <table:table-cell office:value-type="float" office:value="0.52229999999999999"/>
          <table:table-cell office:value-type="float" office:value="0.51239999999999997"/>
          <table:table-cell table:number-columns-repeated="16365"/>
        </table:table-row>
        <table:table-row>
          <table:table-cell/>
          <table:table-cell office:value-type="string" office:string-value="Wokingham"/>
          <table:table-cell office:value-type="float" office:value="50168"/>
          <table:table-cell office:value-type="float" office:value="50168"/>
          <table:table-cell office:value-type="float" office:value="178"/>
          <table:table-cell office:value-type="float" office:value="3.5000000000000001E-3"/>
          <table:table-cell office:value-type="float" office:value="23247"/>
          <table:table-cell office:value-type="float" office:value="0.46339999999999998"/>
          <table:table-cell office:value-type="float" office:value="104"/>
          <table:table-cell office:value-type="float" office:value="2.0999999999999999E-3"/>
          <table:table-cell office:value-type="float" office:value="130"/>
          <table:table-cell office:value-type="float" office:value="2.5999999999999999E-3"/>
          <table:table-cell office:value-type="float" office:value="11076"/>
          <table:table-cell office:value-type="float" office:value="0.2208"/>
          <table:table-cell office:value-type="float" office:value="56"/>
          <table:table-cell office:value-type="float" office:value="1.1000000000000001E-3"/>
          <table:table-cell office:value-type="float" office:value="0.47639999999999999"/>
          <table:table-cell office:value-type="float" office:value="0.73029999999999995"/>
          <table:table-cell office:value-type="float" office:value="0.53849999999999998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South West"/>
          <table:table-cell office:value-type="float" office:value="1639717"/>
          <table:table-cell office:value-type="float" office:value="1639717"/>
          <table:table-cell office:value-type="float" office:value="103353"/>
          <table:table-cell office:value-type="float" office:value="6.3E-2"/>
          <table:table-cell office:value-type="float" office:value="1000952"/>
          <table:table-cell office:value-type="float" office:value="0.61040000000000005"/>
          <table:table-cell office:value-type="float" office:value="52809"/>
          <table:table-cell office:value-type="float" office:value="3.2199999999999999E-2"/>
          <table:table-cell office:value-type="float" office:value="46979"/>
          <table:table-cell office:value-type="float" office:value="2.87E-2"/>
          <table:table-cell office:value-type="float" office:value="495447"/>
          <table:table-cell office:value-type="float" office:value="0.30220000000000002"/>
          <table:table-cell office:value-type="float" office:value="21873"/>
          <table:table-cell office:value-type="float" office:value="1.3299999999999999E-2"/>
          <table:table-cell office:value-type="float" office:value="0.495"/>
          <table:table-cell office:value-type="float" office:value="0.45450000000000002"/>
          <table:table-cell office:value-type="float" office:value="0.41420000000000001"/>
          <table:table-cell table:number-columns-repeated="16365"/>
        </table:table-row>
        <table:table-row>
          <table:table-cell/>
          <table:table-cell office:value-type="string" office:string-value="Bath and North East Somerset"/>
          <table:table-cell office:value-type="float" office:value="50901"/>
          <table:table-cell office:value-type="float" office:value="50901"/>
          <table:table-cell office:value-type="float" office:value="8481"/>
          <table:table-cell office:value-type="float" office:value="0.1666"/>
          <table:table-cell office:value-type="float" office:value="58126"/>
          <table:table-cell office:value-type="float" office:value="1.1418999999999999"/>
          <table:table-cell office:value-type="float" office:value="3133"/>
          <table:table-cell office:value-type="float" office:value="6.1600000000000002E-2"/>
          <table:table-cell office:value-type="float" office:value="3268"/>
          <table:table-cell office:value-type="float" office:value="6.4199999999999993E-2"/>
          <table:table-cell office:value-type="float" office:value="28299"/>
          <table:table-cell office:value-type="float" office:value="0.55600000000000005"/>
          <table:table-cell office:value-type="float" office:value="1851"/>
          <table:table-cell office:value-type="float" office:value="3.6400000000000002E-2"/>
          <table:table-cell office:value-type="float" office:value="0.4869"/>
          <table:table-cell office:value-type="float" office:value="0.38529999999999998"/>
          <table:table-cell office:value-type="float" office:value="0.59079999999999999"/>
          <table:table-cell table:number-columns-repeated="16365"/>
        </table:table-row>
        <table:table-row>
          <table:table-cell/>
          <table:table-cell office:value-type="string" office:string-value="Bournemouth"/>
          <table:table-cell office:value-type="float" office:value="53762"/>
          <table:table-cell office:value-type="float" office:value="53762"/>
          <table:table-cell office:value-type="float" office:value="269"/>
          <table:table-cell office:value-type="float" office:value="5.0000000000000001E-3"/>
          <table:table-cell office:value-type="float" office:value="17860"/>
          <table:table-cell office:value-type="float" office:value="0.3322"/>
          <table:table-cell office:value-type="float" office:value="115"/>
          <table:table-cell office:value-type="float" office:value="2.0999999999999999E-3"/>
          <table:table-cell office:value-type="float" office:value="269"/>
          <table:table-cell office:value-type="float" office:value="5.0000000000000001E-3"/>
          <table:table-cell office:value-type="float" office:value="8478"/>
          <table:table-cell office:value-type="float" office:value="0.15770000000000001"/>
          <table:table-cell office:value-type="float" office:value="115"/>
          <table:table-cell office:value-type="float" office:value="2.0999999999999999E-3"/>
          <table:table-cell office:value-type="float" office:value="0.47470000000000001"/>
          <table:table-cell office:value-type="float" office:value="1"/>
          <table:table-cell office:value-type="float" office:value="1"/>
          <table:table-cell table:number-columns-repeated="16365"/>
        </table:table-row>
        <table:table-row>
          <table:table-cell/>
          <table:table-cell office:value-type="string" office:string-value="Bristol, City of"/>
          <table:table-cell office:value-type="float" office:value="105489"/>
          <table:table-cell office:value-type="float" office:value="105489"/>
          <table:table-cell office:value-type="float" office:value="8118"/>
          <table:table-cell office:value-type="float" office:value="7.6999999999999999E-2"/>
          <table:table-cell office:value-type="float" office:value="79213"/>
          <table:table-cell office:value-type="float" office:value="0.75090000000000001"/>
          <table:table-cell office:value-type="float" office:value="5633"/>
          <table:table-cell office:value-type="float" office:value="5.3400000000000003E-2"/>
          <table:table-cell office:value-type="float" office:value="3047"/>
          <table:table-cell office:value-type="float" office:value="2.8899999999999999E-2"/>
          <table:table-cell office:value-type="float" office:value="39238"/>
          <table:table-cell office:value-type="float" office:value="0.372"/>
          <table:table-cell office:value-type="float" office:value="1417"/>
          <table:table-cell office:value-type="float" office:value="1.34E-2"/>
          <table:table-cell office:value-type="float" office:value="0.49530000000000002"/>
          <table:table-cell office:value-type="float" office:value="0.37530000000000002"/>
          <table:table-cell office:value-type="float" office:value="0.25159999999999999"/>
          <table:table-cell table:number-columns-repeated="16365"/>
        </table:table-row>
        <table:table-row>
          <table:table-cell/>
          <table:table-cell office:value-type="string" office:string-value="Cornwall"/>
          <table:table-cell office:value-type="float" office:value="173013"/>
          <table:table-cell office:value-type="float" office:value="173013"/>
          <table:table-cell office:value-type="float" office:value="5721"/>
          <table:table-cell office:value-type="float" office:value="3.3099999999999997E-2"/>
          <table:table-cell office:value-type="float" office:value="62719"/>
          <table:table-cell office:value-type="float" office:value="0.36249999999999999"/>
          <table:table-cell office:value-type="float" office:value="3031"/>
          <table:table-cell office:value-type="float" office:value="1.7500000000000002E-2"/>
          <table:table-cell office:value-type="float" office:value="2331"/>
          <table:table-cell office:value-type="float" office:value="1.35E-2"/>
          <table:table-cell office:value-type="float" office:value="32079"/>
          <table:table-cell office:value-type="float" office:value="0.18540000000000001"/>
          <table:table-cell office:value-type="float" office:value="1152"/>
          <table:table-cell office:value-type="float" office:value="6.7000000000000002E-3"/>
          <table:table-cell office:value-type="float" office:value="0.51149999999999995"/>
          <table:table-cell office:value-type="float" office:value="0.40739999999999998"/>
          <table:table-cell office:value-type="float" office:value="0.38009999999999999"/>
          <table:table-cell table:number-columns-repeated="16365"/>
        </table:table-row>
        <table:table-row>
          <table:table-cell/>
          <table:table-cell office:value-type="string" office:string-value="Devon"/>
          <table:table-cell office:value-type="float" office:value="238176"/>
          <table:table-cell office:value-type="float" office:value="238176"/>
          <table:table-cell office:value-type="float" office:value="9404"/>
          <table:table-cell office:value-type="float" office:value="3.95E-2"/>
          <table:table-cell office:value-type="float" office:value="111779"/>
          <table:table-cell office:value-type="float" office:value="0.46929999999999999"/>
          <table:table-cell office:value-type="float" office:value="5095"/>
          <table:table-cell office:value-type="float" office:value="2.1399999999999999E-2"/>
          <table:table-cell office:value-type="float" office:value="5538"/>
          <table:table-cell office:value-type="float" office:value="2.3300000000000001E-2"/>
          <table:table-cell office:value-type="float" office:value="59749"/>
          <table:table-cell office:value-type="float" office:value="0.25090000000000001"/>
          <table:table-cell office:value-type="float" office:value="2566"/>
          <table:table-cell office:value-type="float" office:value="1.0800000000000001E-2"/>
          <table:table-cell office:value-type="float" office:value="0.53449999999999998"/>
          <table:table-cell office:value-type="float" office:value="0.58889999999999998"/>
          <table:table-cell office:value-type="float" office:value="0.50360000000000005"/>
          <table:table-cell table:number-columns-repeated="16365"/>
        </table:table-row>
        <table:table-row>
          <table:table-cell/>
          <table:table-cell office:value-type="string" office:string-value="Dorset"/>
          <table:table-cell office:value-type="float" office:value="126599"/>
          <table:table-cell office:value-type="float" office:value="126599"/>
          <table:table-cell office:value-type="float" office:value="7261"/>
          <table:table-cell office:value-type="float" office:value="5.74E-2"/>
          <table:table-cell office:value-type="float" office:value="67872"/>
          <table:table-cell office:value-type="float" office:value="0.53610000000000002"/>
          <table:table-cell office:value-type="float" office:value="3913"/>
          <table:table-cell office:value-type="float" office:value="3.09E-2"/>
          <table:table-cell office:value-type="float" office:value="2901"/>
          <table:table-cell office:value-type="float" office:value="2.29E-2"/>
          <table:table-cell office:value-type="float" office:value="33580"/>
          <table:table-cell office:value-type="float" office:value="0.26519999999999999"/>
          <table:table-cell office:value-type="float" office:value="1307"/>
          <table:table-cell office:value-type="float" office:value="1.03E-2"/>
          <table:table-cell office:value-type="float" office:value="0.49480000000000002"/>
          <table:table-cell office:value-type="float" office:value="0.39950000000000002"/>
          <table:table-cell office:value-type="float" office:value="0.33400000000000002"/>
          <table:table-cell table:number-columns-repeated="16365"/>
        </table:table-row>
        <table:table-row>
          <table:table-cell/>
          <table:table-cell office:value-type="string" office:string-value="Gloucestershire"/>
          <table:table-cell office:value-type="float" office:value="191070"/>
          <table:table-cell office:value-type="float" office:value="191070"/>
          <table:table-cell office:value-type="float" office:value="4447"/>
          <table:table-cell office:value-type="float" office:value="2.3300000000000001E-2"/>
          <table:table-cell office:value-type="float" office:value="126200"/>
          <table:table-cell office:value-type="float" office:value="0.66049999999999998"/>
          <table:table-cell office:value-type="float" office:value="0"/>
          <table:table-cell office:value-type="float" office:value="0"/>
          <table:table-cell office:value-type="float" office:value="2973"/>
          <table:table-cell office:value-type="float" office:value="1.5599999999999999E-2"/>
          <table:table-cell office:value-type="float" office:value="61427"/>
          <table:table-cell office:value-type="float" office:value="0.32150000000000001"/>
          <table:table-cell office:value-type="float" office:value="0"/>
          <table:table-cell office:value-type="float" office:value="0"/>
          <table:table-cell office:value-type="float" office:value="0.48670000000000002"/>
          <table:table-cell office:value-type="float" office:value="0.66849999999999998"/>
          <table:table-cell office:value-type="float" office:value="0"/>
          <table:table-cell table:number-columns-repeated="16365"/>
        </table:table-row>
        <table:table-row>
          <table:table-cell/>
          <table:table-cell office:value-type="string" office:string-value="Isles of Scilly"/>
          <table:table-cell office:value-type="float" office:value="727"/>
          <table:table-cell office:value-type="float" office:value="727"/>
          <table:table-cell office:value-type="float" office:value="31"/>
          <table:table-cell office:value-type="float" office:value="4.2599999999999999E-2"/>
          <table:table-cell office:value-type="float" office:value="581"/>
          <table:table-cell office:value-type="float" office:value="0.79920000000000002"/>
          <table:table-cell office:value-type="float" office:value="24"/>
          <table:table-cell office:value-type="float" office:value="3.3000000000000002E-2"/>
          <table:table-cell office:value-type="float" office:value="27"/>
          <table:table-cell office:value-type="float" office:value="3.7100000000000001E-2"/>
          <table:table-cell office:value-type="float" office:value="499"/>
          <table:table-cell office:value-type="float" office:value="0.68640000000000001"/>
          <table:table-cell office:value-type="float" office:value="20"/>
          <table:table-cell office:value-type="float" office:value="2.75E-2"/>
          <table:table-cell office:value-type="float" office:value="0.8589"/>
          <table:table-cell office:value-type="float" office:value="0.871"/>
          <table:table-cell office:value-type="float" office:value="0.83330000000000004"/>
          <table:table-cell table:number-columns-repeated="16365"/>
        </table:table-row>
        <table:table-row>
          <table:table-cell/>
          <table:table-cell office:value-type="string" office:string-value="North Somerset"/>
          <table:table-cell office:value-type="float" office:value="65420"/>
          <table:table-cell office:value-type="float" office:value="65420"/>
          <table:table-cell office:value-type="float" office:value="1343"/>
          <table:table-cell office:value-type="float" office:value="2.0500000000000001E-2"/>
          <table:table-cell office:value-type="float" office:value="35502"/>
          <table:table-cell office:value-type="float" office:value="0.54269999999999996"/>
          <table:table-cell office:value-type="float" office:value="464"/>
          <table:table-cell office:value-type="float" office:value="7.1000000000000004E-3"/>
          <table:table-cell office:value-type="float" office:value="678"/>
          <table:table-cell office:value-type="float" office:value="1.04E-2"/>
          <table:table-cell office:value-type="float" office:value="17809"/>
          <table:table-cell office:value-type="float" office:value="0.2722"/>
          <table:table-cell office:value-type="float" office:value="226"/>
          <table:table-cell office:value-type="float" office:value="3.5000000000000001E-3"/>
          <table:table-cell office:value-type="float" office:value="0.50160000000000005"/>
          <table:table-cell office:value-type="float" office:value="0.50480000000000003"/>
          <table:table-cell office:value-type="float" office:value="0.48709999999999998"/>
          <table:table-cell table:number-columns-repeated="16365"/>
        </table:table-row>
        <table:table-row>
          <table:table-cell/>
          <table:table-cell office:value-type="string" office:string-value="Plymouth"/>
          <table:table-cell office:value-type="float" office:value="71059"/>
          <table:table-cell office:value-type="float" office:value="71059"/>
          <table:table-cell office:value-type="float" office:value="7104"/>
          <table:table-cell office:value-type="float" office:value="0.1"/>
          <table:table-cell office:value-type="float" office:value="60657"/>
          <table:table-cell office:value-type="float" office:value="0.85360000000000003"/>
          <table:table-cell office:value-type="float" office:value="3970"/>
          <table:table-cell office:value-type="float" office:value="5.5899999999999998E-2"/>
          <table:table-cell office:value-type="float" office:value="2721"/>
          <table:table-cell office:value-type="float" office:value="3.8300000000000001E-2"/>
          <table:table-cell office:value-type="float" office:value="24941"/>
          <table:table-cell office:value-type="float" office:value="0.35099999999999998"/>
          <table:table-cell office:value-type="float" office:value="1426"/>
          <table:table-cell office:value-type="float" office:value="2.01E-2"/>
          <table:table-cell office:value-type="float" office:value="0.41120000000000001"/>
          <table:table-cell office:value-type="float" office:value="0.38300000000000001"/>
          <table:table-cell office:value-type="float" office:value="0.35920000000000002"/>
          <table:table-cell table:number-columns-repeated="16365"/>
        </table:table-row>
        <table:table-row>
          <table:table-cell/>
          <table:table-cell office:value-type="string" office:string-value="Poole"/>
          <table:table-cell office:value-type="float" office:value="56760"/>
          <table:table-cell office:value-type="float" office:value="56760"/>
          <table:table-cell office:value-type="float" office:value="1335"/>
          <table:table-cell office:value-type="float" office:value="2.35E-2"/>
          <table:table-cell office:value-type="float" office:value="25593"/>
          <table:table-cell office:value-type="float" office:value="0.45090000000000002"/>
          <table:table-cell office:value-type="float" office:value="423"/>
          <table:table-cell office:value-type="float" office:value="7.4999999999999997E-3"/>
          <table:table-cell office:value-type="float" office:value="896"/>
          <table:table-cell office:value-type="float" office:value="1.5800000000000002E-2"/>
          <table:table-cell office:value-type="float" office:value="13456"/>
          <table:table-cell office:value-type="float" office:value="0.23710000000000001"/>
          <table:table-cell office:value-type="float" office:value="423"/>
          <table:table-cell office:value-type="float" office:value="7.4999999999999997E-3"/>
          <table:table-cell office:value-type="float" office:value="0.52580000000000005"/>
          <table:table-cell office:value-type="float" office:value="0.67120000000000002"/>
          <table:table-cell office:value-type="float" office:value="1"/>
          <table:table-cell table:number-columns-repeated="16365"/>
        </table:table-row>
        <table:table-row>
          <table:table-cell/>
          <table:table-cell office:value-type="string" office:string-value="Somerset"/>
          <table:table-cell office:value-type="float" office:value="170076"/>
          <table:table-cell office:value-type="float" office:value="170076"/>
          <table:table-cell office:value-type="float" office:value="17496"/>
          <table:table-cell office:value-type="float" office:value="0.10290000000000001"/>
          <table:table-cell office:value-type="float" office:value="90466"/>
          <table:table-cell office:value-type="float" office:value="0.53190000000000004"/>
          <table:table-cell office:value-type="float" office:value="9330"/>
          <table:table-cell office:value-type="float" office:value="5.4899999999999997E-2"/>
          <table:table-cell office:value-type="float" office:value="5832"/>
          <table:table-cell office:value-type="float" office:value="3.4299999999999997E-2"/>
          <table:table-cell office:value-type="float" office:value="44063"/>
          <table:table-cell office:value-type="float" office:value="0.2591"/>
          <table:table-cell office:value-type="float" office:value="3110"/>
          <table:table-cell office:value-type="float" office:value="1.83E-2"/>
          <table:table-cell office:value-type="float" office:value="0.48709999999999998"/>
          <table:table-cell office:value-type="float" office:value="0.33329999999999999"/>
          <table:table-cell office:value-type="float" office:value="0.33329999999999999"/>
          <table:table-cell table:number-columns-repeated="16365"/>
        </table:table-row>
        <table:table-row>
          <table:table-cell/>
          <table:table-cell office:value-type="string" office:string-value="South Gloucestershire"/>
          <table:table-cell office:value-type="float" office:value="78079"/>
          <table:table-cell office:value-type="float" office:value="78079"/>
          <table:table-cell office:value-type="float" office:value="3477"/>
          <table:table-cell office:value-type="float" office:value="4.4499999999999998E-2"/>
          <table:table-cell office:value-type="float" office:value="40955"/>
          <table:table-cell office:value-type="float" office:value="0.52449999999999997"/>
          <table:table-cell office:value-type="float" office:value="1579"/>
          <table:table-cell office:value-type="float" office:value="2.0199999999999999E-2"/>
          <table:table-cell office:value-type="float" office:value="3559"/>
          <table:table-cell office:value-type="float" office:value="4.5600000000000002E-2"/>
          <table:table-cell office:value-type="float" office:value="29202"/>
          <table:table-cell office:value-type="float" office:value="0.374"/>
          <table:table-cell office:value-type="float" office:value="1642"/>
          <table:table-cell office:value-type="float" office:value="2.1000000000000001E-2"/>
          <table:table-cell office:value-type="float" office:value="0.71299999999999997"/>
          <table:table-cell office:value-type="float" office:value="1.0236000000000001"/>
          <table:table-cell office:value-type="float" office:value="1.0399"/>
          <table:table-cell table:number-columns-repeated="16365"/>
        </table:table-row>
        <table:table-row>
          <table:table-cell/>
          <table:table-cell office:value-type="string" office:string-value="Swindon"/>
          <table:table-cell office:value-type="float" office:value="64978"/>
          <table:table-cell office:value-type="float" office:value="64978"/>
          <table:table-cell office:value-type="float" office:value="7013"/>
          <table:table-cell office:value-type="float" office:value="0.1079"/>
          <table:table-cell office:value-type="float" office:value="53295"/>
          <table:table-cell office:value-type="float" office:value="0.82020000000000004"/>
          <table:table-cell office:value-type="float" office:value="3928"/>
          <table:table-cell office:value-type="float" office:value="6.0499999999999998E-2"/>
          <table:table-cell office:value-type="float" office:value="3608"/>
          <table:table-cell office:value-type="float" office:value="5.5500000000000001E-2"/>
          <table:table-cell office:value-type="float" office:value="24198"/>
          <table:table-cell office:value-type="float" office:value="0.37240000000000001"/>
          <table:table-cell office:value-type="float" office:value="1816"/>
          <table:table-cell office:value-type="float" office:value="2.7900000000000001E-2"/>
          <table:table-cell office:value-type="float" office:value="0.45400000000000001"/>
          <table:table-cell office:value-type="float" office:value="0.51449999999999996"/>
          <table:table-cell office:value-type="float" office:value="0.46229999999999999"/>
          <table:table-cell table:number-columns-repeated="16365"/>
        </table:table-row>
        <table:table-row>
          <table:table-cell/>
          <table:table-cell office:value-type="string" office:string-value="Torbay"/>
          <table:table-cell office:value-type="float" office:value="41509"/>
          <table:table-cell office:value-type="float" office:value="41509"/>
          <table:table-cell office:value-type="float" office:value="7533"/>
          <table:table-cell office:value-type="float" office:value="0.18149999999999999"/>
          <table:table-cell office:value-type="float" office:value="34960"/>
          <table:table-cell office:value-type="float" office:value="0.84219999999999995"/>
          <table:table-cell office:value-type="float" office:value="4834"/>
          <table:table-cell office:value-type="float" office:value="0.11650000000000001"/>
          <table:table-cell office:value-type="float" office:value="2020"/>
          <table:table-cell office:value-type="float" office:value="4.87E-2"/>
          <table:table-cell office:value-type="float" office:value="14861"/>
          <table:table-cell office:value-type="float" office:value="0.35799999999999998"/>
          <table:table-cell office:value-type="float" office:value="1284"/>
          <table:table-cell office:value-type="float" office:value="3.09E-2"/>
          <table:table-cell office:value-type="float" office:value="0.42509999999999998"/>
          <table:table-cell office:value-type="float" office:value="0.26819999999999999"/>
          <table:table-cell office:value-type="float" office:value="0.2656"/>
          <table:table-cell table:number-columns-repeated="16365"/>
        </table:table-row>
        <table:table-row>
          <table:table-cell/>
          <table:table-cell office:value-type="string" office:string-value="Wiltshire"/>
          <table:table-cell office:value-type="float" office:value="152099"/>
          <table:table-cell office:value-type="float" office:value="152099"/>
          <table:table-cell office:value-type="float" office:value="14320"/>
          <table:table-cell office:value-type="float" office:value="9.4100000000000003E-2"/>
          <table:table-cell office:value-type="float" office:value="135174"/>
          <table:table-cell office:value-type="float" office:value="0.88870000000000005"/>
          <table:table-cell office:value-type="float" office:value="7337"/>
          <table:table-cell office:value-type="float" office:value="4.82E-2"/>
          <table:table-cell office:value-type="float" office:value="7311"/>
          <table:table-cell office:value-type="float" office:value="4.8099999999999997E-2"/>
          <table:table-cell office:value-type="float" office:value="63568"/>
          <table:table-cell office:value-type="float" office:value="0.41789999999999999"/>
          <table:table-cell office:value-type="float" office:value="3518"/>
          <table:table-cell office:value-type="float" office:value="2.3099999999999999E-2"/>
          <table:table-cell office:value-type="float" office:value="0.4703"/>
          <table:table-cell office:value-type="float" office:value="0.51049999999999995"/>
          <table:table-cell office:value-type="float" office:value="0.47949999999999998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West Midlands"/>
          <table:table-cell office:value-type="float" office:value="1628447"/>
          <table:table-cell office:value-type="float" office:value="1628447"/>
          <table:table-cell office:value-type="float" office:value="157270"/>
          <table:table-cell office:value-type="float" office:value="9.6600000000000005E-2"/>
          <table:table-cell office:value-type="float" office:value="1468151"/>
          <table:table-cell office:value-type="float" office:value="0.90159999999999996"/>
          <table:table-cell office:value-type="float" office:value="68447"/>
          <table:table-cell office:value-type="float" office:value="4.2000000000000003E-2"/>
          <table:table-cell office:value-type="float" office:value="58939"/>
          <table:table-cell office:value-type="float" office:value="3.6200000000000003E-2"/>
          <table:table-cell office:value-type="float" office:value="667546"/>
          <table:table-cell office:value-type="float" office:value="0.40989999999999999"/>
          <table:table-cell office:value-type="float" office:value="30551"/>
          <table:table-cell office:value-type="float" office:value="1.8800000000000001E-2"/>
          <table:table-cell office:value-type="float" office:value="0.45469999999999999"/>
          <table:table-cell office:value-type="float" office:value="0.37480000000000002"/>
          <table:table-cell office:value-type="float" office:value="0.44629999999999997"/>
          <table:table-cell table:number-columns-repeated="16365"/>
        </table:table-row>
        <table:table-row>
          <table:table-cell/>
          <table:table-cell office:value-type="string" office:string-value="Birmingham"/>
          <table:table-cell office:value-type="float" office:value="273154"/>
          <table:table-cell office:value-type="float" office:value="273154"/>
          <table:table-cell office:value-type="float" office:value="40861"/>
          <table:table-cell office:value-type="float" office:value="0.14960000000000001"/>
          <table:table-cell office:value-type="float" office:value="276239"/>
          <table:table-cell office:value-type="float" office:value="1.0113000000000001"/>
          <table:table-cell office:value-type="float" office:value="19150"/>
          <table:table-cell office:value-type="float" office:value="7.0099999999999996E-2"/>
          <table:table-cell office:value-type="float" office:value="15055"/>
          <table:table-cell office:value-type="float" office:value="5.5100000000000003E-2"/>
          <table:table-cell office:value-type="float" office:value="133646"/>
          <table:table-cell office:value-type="float" office:value="0.48930000000000001"/>
          <table:table-cell office:value-type="float" office:value="7804"/>
          <table:table-cell office:value-type="float" office:value="2.86E-2"/>
          <table:table-cell office:value-type="float" office:value="0.48380000000000001"/>
          <table:table-cell office:value-type="float" office:value="0.36840000000000001"/>
          <table:table-cell office:value-type="float" office:value="0.40749999999999997"/>
          <table:table-cell table:number-columns-repeated="16365"/>
        </table:table-row>
        <table:table-row>
          <table:table-cell/>
          <table:table-cell office:value-type="string" office:string-value="Coventry"/>
          <table:table-cell office:value-type="float" office:value="83065"/>
          <table:table-cell office:value-type="float" office:value="83065"/>
          <table:table-cell office:value-type="float" office:value="7361"/>
          <table:table-cell office:value-type="float" office:value="8.8599999999999998E-2"/>
          <table:table-cell office:value-type="float" office:value="92608"/>
          <table:table-cell office:value-type="float" office:value="1.1149"/>
          <table:table-cell office:value-type="float" office:value="4569"/>
          <table:table-cell office:value-type="float" office:value="5.5E-2"/>
          <table:table-cell office:value-type="float" office:value="3874"/>
          <table:table-cell office:value-type="float" office:value="4.6600000000000003E-2"/>
          <table:table-cell office:value-type="float" office:value="42648"/>
          <table:table-cell office:value-type="float" office:value="0.51339999999999997"/>
          <table:table-cell office:value-type="float" office:value="2073"/>
          <table:table-cell office:value-type="float" office:value="2.5000000000000001E-2"/>
          <table:table-cell office:value-type="float" office:value="0.46050000000000002"/>
          <table:table-cell office:value-type="float" office:value="0.52629999999999999"/>
          <table:table-cell office:value-type="float" office:value="0.45369999999999999"/>
          <table:table-cell table:number-columns-repeated="16365"/>
        </table:table-row>
        <table:table-row>
          <table:table-cell/>
          <table:table-cell office:value-type="string" office:string-value="Dudley"/>
          <table:table-cell office:value-type="float" office:value="84902"/>
          <table:table-cell office:value-type="float" office:value="84902"/>
          <table:table-cell office:value-type="float" office:value="16575"/>
          <table:table-cell office:value-type="float" office:value="0.19520000000000001"/>
          <table:table-cell office:value-type="float" office:value="95822"/>
          <table:table-cell office:value-type="float" office:value="1.1286"/>
          <table:table-cell office:value-type="float" office:value="4429"/>
          <table:table-cell office:value-type="float" office:value="5.2200000000000003E-2"/>
          <table:table-cell office:value-type="float" office:value="5768"/>
          <table:table-cell office:value-type="float" office:value="6.7900000000000002E-2"/>
          <table:table-cell office:value-type="float" office:value="52533"/>
          <table:table-cell office:value-type="float" office:value="0.61870000000000003"/>
          <table:table-cell office:value-type="float" office:value="3110"/>
          <table:table-cell office:value-type="float" office:value="3.6600000000000001E-2"/>
          <table:table-cell office:value-type="float" office:value="0.54820000000000002"/>
          <table:table-cell office:value-type="float" office:value="0.34799999999999998"/>
          <table:table-cell office:value-type="float" office:value="0.70220000000000005"/>
          <table:table-cell table:number-columns-repeated="16365"/>
        </table:table-row>
        <table:table-row>
          <table:table-cell/>
          <table:table-cell office:value-type="string" office:string-value="Herefordshire, County of"/>
          <table:table-cell office:value-type="float" office:value="58493"/>
          <table:table-cell office:value-type="float" office:value="58493"/>
          <table:table-cell office:value-type="float" office:value="6536"/>
          <table:table-cell office:value-type="float" office:value="0.11169999999999999"/>
          <table:table-cell office:value-type="float" office:value="52832"/>
          <table:table-cell office:value-type="float" office:value="0.9032"/>
          <table:table-cell office:value-type="float" office:value="2510"/>
          <table:table-cell office:value-type="float" office:value="4.2900000000000001E-2"/>
          <table:table-cell office:value-type="float" office:value="2139"/>
          <table:table-cell office:value-type="float" office:value="3.6600000000000001E-2"/>
          <table:table-cell office:value-type="float" office:value="23831"/>
          <table:table-cell office:value-type="float" office:value="0.40739999999999998"/>
          <table:table-cell office:value-type="float" office:value="1086"/>
          <table:table-cell office:value-type="float" office:value="1.8599999999999998E-2"/>
          <table:table-cell office:value-type="float" office:value="0.4511"/>
          <table:table-cell office:value-type="float" office:value="0.32729999999999998"/>
          <table:table-cell office:value-type="float" office:value="0.43269999999999997"/>
          <table:table-cell table:number-columns-repeated="16365"/>
        </table:table-row>
        <table:table-row>
          <table:table-cell/>
          <table:table-cell office:value-type="string" office:string-value="Sandwell"/>
          <table:table-cell office:value-type="float" office:value="86094"/>
          <table:table-cell office:value-type="float" office:value="86094"/>
          <table:table-cell office:value-type="float" office:value="4799"/>
          <table:table-cell office:value-type="float" office:value="5.57E-2"/>
          <table:table-cell office:value-type="float" office:value="71331"/>
          <table:table-cell office:value-type="float" office:value="0.82850000000000001"/>
          <table:table-cell office:value-type="float" office:value="593"/>
          <table:table-cell office:value-type="float" office:value="6.8999999999999999E-3"/>
          <table:table-cell office:value-type="float" office:value="2432"/>
          <table:table-cell office:value-type="float" office:value="2.8199999999999999E-2"/>
          <table:table-cell office:value-type="float" office:value="35765"/>
          <table:table-cell office:value-type="float" office:value="0.41539999999999999"/>
          <table:table-cell office:value-type="float" office:value="518"/>
          <table:table-cell office:value-type="float" office:value="6.0000000000000001E-3"/>
          <table:table-cell office:value-type="float" office:value="0.50139999999999996"/>
          <table:table-cell office:value-type="float" office:value="0.50680000000000003"/>
          <table:table-cell office:value-type="float" office:value="0.87350000000000005"/>
          <table:table-cell table:number-columns-repeated="16365"/>
        </table:table-row>
        <table:table-row>
          <table:table-cell/>
          <table:table-cell office:value-type="string" office:string-value="Shropshire"/>
          <table:table-cell office:value-type="float" office:value="98769"/>
          <table:table-cell office:value-type="float" office:value="98769"/>
          <table:table-cell office:value-type="float" office:value="12681"/>
          <table:table-cell office:value-type="float" office:value="0.12839999999999999"/>
          <table:table-cell office:value-type="float" office:value="89725"/>
          <table:table-cell office:value-type="float" office:value="0.90839999999999999"/>
          <table:table-cell office:value-type="float" office:value="5545"/>
          <table:table-cell office:value-type="float" office:value="5.6099999999999997E-2"/>
          <table:table-cell office:value-type="float" office:value="5033"/>
          <table:table-cell office:value-type="float" office:value="5.0999999999999997E-2"/>
          <table:table-cell office:value-type="float" office:value="38628"/>
          <table:table-cell office:value-type="float" office:value="0.3911"/>
          <table:table-cell office:value-type="float" office:value="2550"/>
          <table:table-cell office:value-type="float" office:value="2.58E-2"/>
          <table:table-cell office:value-type="float" office:value="0.43049999999999999"/>
          <table:table-cell office:value-type="float" office:value="0.39689999999999998"/>
          <table:table-cell office:value-type="float" office:value="0.45989999999999998"/>
          <table:table-cell table:number-columns-repeated="16365"/>
        </table:table-row>
        <table:table-row>
          <table:table-cell/>
          <table:table-cell office:value-type="string" office:string-value="Solihull"/>
          <table:table-cell office:value-type="float" office:value="63741"/>
          <table:table-cell office:value-type="float" office:value="63741"/>
          <table:table-cell office:value-type="float" office:value="8951"/>
          <table:table-cell office:value-type="float" office:value="0.1404"/>
          <table:table-cell office:value-type="float" office:value="62283"/>
          <table:table-cell office:value-type="float" office:value="0.97709999999999997"/>
          <table:table-cell office:value-type="float" office:value="5199"/>
          <table:table-cell office:value-type="float" office:value="8.1600000000000006E-2"/>
          <table:table-cell office:value-type="float" office:value="3133"/>
          <table:table-cell office:value-type="float" office:value="4.9200000000000001E-2"/>
          <table:table-cell office:value-type="float" office:value="29610"/>
          <table:table-cell office:value-type="float" office:value="0.46450000000000002"/>
          <table:table-cell office:value-type="float" office:value="1869"/>
          <table:table-cell office:value-type="float" office:value="2.93E-2"/>
          <table:table-cell office:value-type="float" office:value="0.47539999999999999"/>
          <table:table-cell office:value-type="float" office:value="0.35"/>
          <table:table-cell office:value-type="float" office:value="0.35949999999999999"/>
          <table:table-cell table:number-columns-repeated="16365"/>
        </table:table-row>
        <table:table-row>
          <table:table-cell/>
          <table:table-cell office:value-type="string" office:string-value="Staffordshire"/>
          <table:table-cell office:value-type="float" office:value="268348"/>
          <table:table-cell office:value-type="float" office:value="268348"/>
          <table:table-cell office:value-type="float" office:value="217"/>
          <table:table-cell office:value-type="float" office:value="8.0000000000000004E-4"/>
          <table:table-cell office:value-type="float" office:value="168916"/>
          <table:table-cell office:value-type="float" office:value="0.62949999999999995"/>
          <table:table-cell office:value-type="float" office:value="177"/>
          <table:table-cell office:value-type="float" office:value="6.9999999999999999E-4"/>
          <table:table-cell office:value-type="float" office:value="98"/>
          <table:table-cell office:value-type="float" office:value="4.0000000000000002E-4"/>
          <table:table-cell office:value-type="float" office:value="74098"/>
          <table:table-cell office:value-type="float" office:value="0.27610000000000001"/>
          <table:table-cell office:value-type="float" office:value="58"/>
          <table:table-cell office:value-type="float" office:value="2.0000000000000001E-4"/>
          <table:table-cell office:value-type="float" office:value="0.43869999999999998"/>
          <table:table-cell office:value-type="float" office:value="0.4516"/>
          <table:table-cell office:value-type="float" office:value="0.32769999999999999"/>
          <table:table-cell table:number-columns-repeated="16365"/>
        </table:table-row>
        <table:table-row>
          <table:table-cell/>
          <table:table-cell office:value-type="string" office:string-value="Stoke-on-Trent"/>
          <table:table-cell office:value-type="float" office:value="69835"/>
          <table:table-cell office:value-type="float" office:value="69835"/>
          <table:table-cell office:value-type="float" office:value="6658"/>
          <table:table-cell office:value-type="float" office:value="9.5299999999999996E-2"/>
          <table:table-cell office:value-type="float" office:value="59757"/>
          <table:table-cell office:value-type="float" office:value="0.85570000000000002"/>
          <table:table-cell office:value-type="float" office:value="3848"/>
          <table:table-cell office:value-type="float" office:value="5.5100000000000003E-2"/>
          <table:table-cell office:value-type="float" office:value="3400"/>
          <table:table-cell office:value-type="float" office:value="4.87E-2"/>
          <table:table-cell office:value-type="float" office:value="33745"/>
          <table:table-cell office:value-type="float" office:value="0.48320000000000002"/>
          <table:table-cell office:value-type="float" office:value="1861"/>
          <table:table-cell office:value-type="float" office:value="2.6599999999999999E-2"/>
          <table:table-cell office:value-type="float" office:value="0.56469999999999998"/>
          <table:table-cell office:value-type="float" office:value="0.51070000000000004"/>
          <table:table-cell office:value-type="float" office:value="0.48359999999999997"/>
          <table:table-cell table:number-columns-repeated="16365"/>
        </table:table-row>
        <table:table-row>
          <table:table-cell/>
          <table:table-cell office:value-type="string" office:string-value="Telford and Wrekin"/>
          <table:table-cell office:value-type="float" office:value="50311"/>
          <table:table-cell office:value-type="float" office:value="50311"/>
          <table:table-cell office:value-type="float" office:value="2337"/>
          <table:table-cell office:value-type="float" office:value="4.65E-2"/>
          <table:table-cell office:value-type="float" office:value="27898"/>
          <table:table-cell office:value-type="float" office:value="0.55449999999999999"/>
          <table:table-cell office:value-type="float" office:value="819"/>
          <table:table-cell office:value-type="float" office:value="1.6299999999999999E-2"/>
          <table:table-cell office:value-type="float" office:value="1161"/>
          <table:table-cell office:value-type="float" office:value="2.3099999999999999E-2"/>
          <table:table-cell office:value-type="float" office:value="12988"/>
          <table:table-cell office:value-type="float" office:value="0.25819999999999999"/>
          <table:table-cell office:value-type="float" office:value="531"/>
          <table:table-cell office:value-type="float" office:value="1.06E-2"/>
          <table:table-cell office:value-type="float" office:value="0.46560000000000001"/>
          <table:table-cell office:value-type="float" office:value="0.49680000000000002"/>
          <table:table-cell office:value-type="float" office:value="0.64839999999999998"/>
          <table:table-cell table:number-columns-repeated="16365"/>
        </table:table-row>
        <table:table-row>
          <table:table-cell/>
          <table:table-cell office:value-type="string" office:string-value="Walsall"/>
          <table:table-cell office:value-type="float" office:value="73909"/>
          <table:table-cell office:value-type="float" office:value="73909"/>
          <table:table-cell office:value-type="float" office:value="6342"/>
          <table:table-cell office:value-type="float" office:value="8.5800000000000001E-2"/>
          <table:table-cell office:value-type="float" office:value="45690"/>
          <table:table-cell office:value-type="float" office:value="0.61819999999999997"/>
          <table:table-cell office:value-type="float" office:value="2491"/>
          <table:table-cell office:value-type="float" office:value="3.3700000000000001E-2"/>
          <table:table-cell office:value-type="float" office:value="3168"/>
          <table:table-cell office:value-type="float" office:value="4.2900000000000001E-2"/>
          <table:table-cell office:value-type="float" office:value="39592"/>
          <table:table-cell office:value-type="float" office:value="0.53569999999999995"/>
          <table:table-cell office:value-type="float" office:value="1649"/>
          <table:table-cell office:value-type="float" office:value="2.23E-2"/>
          <table:table-cell office:value-type="float" office:value="0.86650000000000005"/>
          <table:table-cell office:value-type="float" office:value="0.4995"/>
          <table:table-cell office:value-type="float" office:value="0.66200000000000003"/>
          <table:table-cell table:number-columns-repeated="16365"/>
        </table:table-row>
        <table:table-row>
          <table:table-cell/>
          <table:table-cell office:value-type="string" office:string-value="Warwickshire"/>
          <table:table-cell office:value-type="float" office:value="168721"/>
          <table:table-cell office:value-type="float" office:value="168721"/>
          <table:table-cell office:value-type="float" office:value="12586"/>
          <table:table-cell office:value-type="float" office:value="7.46E-2"/>
          <table:table-cell office:value-type="float" office:value="177630"/>
          <table:table-cell office:value-type="float" office:value="1.0528"/>
          <table:table-cell office:value-type="float" office:value="5538"/>
          <table:table-cell office:value-type="float" office:value="3.2800000000000003E-2"/>
          <table:table-cell office:value-type="float" office:value="3694"/>
          <table:table-cell office:value-type="float" office:value="2.1899999999999999E-2"/>
          <table:table-cell office:value-type="float" office:value="56250"/>
          <table:table-cell office:value-type="float" office:value="0.33339999999999997"/>
          <table:table-cell office:value-type="float" office:value="1899"/>
          <table:table-cell office:value-type="float" office:value="1.1299999999999999E-2"/>
          <table:table-cell office:value-type="float" office:value="0.31669999999999998"/>
          <table:table-cell office:value-type="float" office:value="0.29349999999999998"/>
          <table:table-cell office:value-type="float" office:value="0.34289999999999998"/>
          <table:table-cell table:number-columns-repeated="16365"/>
        </table:table-row>
        <table:table-row>
          <table:table-cell/>
          <table:table-cell office:value-type="string" office:string-value="Wolverhampton"/>
          <table:table-cell office:value-type="float" office:value="69589"/>
          <table:table-cell office:value-type="float" office:value="69589"/>
          <table:table-cell office:value-type="float" office:value="3974"/>
          <table:table-cell office:value-type="float" office:value="5.7099999999999998E-2"/>
          <table:table-cell office:value-type="float" office:value="31792"/>
          <table:table-cell office:value-type="float" office:value="0.45689999999999997"/>
          <table:table-cell office:value-type="float" office:value="2614"/>
          <table:table-cell office:value-type="float" office:value="3.7600000000000001E-2"/>
          <table:table-cell office:value-type="float" office:value="1927"/>
          <table:table-cell office:value-type="float" office:value="2.7699999999999999E-2"/>
          <table:table-cell office:value-type="float" office:value="13360"/>
          <table:table-cell office:value-type="float" office:value="0.192"/>
          <table:table-cell office:value-type="float" office:value="1422"/>
          <table:table-cell office:value-type="float" office:value="2.0400000000000001E-2"/>
          <table:table-cell office:value-type="float" office:value="0.42020000000000002"/>
          <table:table-cell office:value-type="float" office:value="0.4849"/>
          <table:table-cell office:value-type="float" office:value="0.54400000000000004"/>
          <table:table-cell table:number-columns-repeated="16365"/>
        </table:table-row>
        <table:table-row>
          <table:table-cell/>
          <table:table-cell office:value-type="string" office:string-value="Worcestershire"/>
          <table:table-cell office:value-type="float" office:value="179516"/>
          <table:table-cell office:value-type="float" office:value="179516"/>
          <table:table-cell office:value-type="float" office:value="27392"/>
          <table:table-cell office:value-type="float" office:value="0.15260000000000001"/>
          <table:table-cell office:value-type="float" office:value="215628"/>
          <table:table-cell office:value-type="float" office:value="1.2012"/>
          <table:table-cell office:value-type="float" office:value="10965"/>
          <table:table-cell office:value-type="float" office:value="6.1100000000000002E-2"/>
          <table:table-cell office:value-type="float" office:value="8057"/>
          <table:table-cell office:value-type="float" office:value="4.4900000000000002E-2"/>
          <table:table-cell office:value-type="float" office:value="80852"/>
          <table:table-cell office:value-type="float" office:value="0.45040000000000002"/>
          <table:table-cell office:value-type="float" office:value="4121"/>
          <table:table-cell office:value-type="float" office:value="2.3E-2"/>
          <table:table-cell office:value-type="float" office:value="0.375"/>
          <table:table-cell office:value-type="float" office:value="0.29409999999999997"/>
          <table:table-cell office:value-type="float" office:value="0.37580000000000002"/>
          <table:table-cell table:number-columns-repeated="16365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Yorkshire and the Humber"/>
          <table:table-cell office:value-type="float" office:value="1498977"/>
          <table:table-cell office:value-type="float" office:value="1498977"/>
          <table:table-cell office:value-type="float" office:value="119717"/>
          <table:table-cell office:value-type="float" office:value="7.9899999999999999E-2"/>
          <table:table-cell office:value-type="float" office:value="1086127"/>
          <table:table-cell office:value-type="float" office:value="0.72460000000000002"/>
          <table:table-cell office:value-type="float" office:value="57329"/>
          <table:table-cell office:value-type="float" office:value="3.8199999999999998E-2"/>
          <table:table-cell office:value-type="float" office:value="49279"/>
          <table:table-cell office:value-type="float" office:value="3.2899999999999999E-2"/>
          <table:table-cell office:value-type="float" office:value="515331"/>
          <table:table-cell office:value-type="float" office:value="0.34379999999999999"/>
          <table:table-cell office:value-type="float" office:value="24989"/>
          <table:table-cell office:value-type="float" office:value="1.67E-2"/>
          <table:table-cell office:value-type="float" office:value="0.47449999999999998"/>
          <table:table-cell office:value-type="float" office:value="0.41160000000000002"/>
          <table:table-cell office:value-type="float" office:value="0.43590000000000001"/>
          <table:table-cell table:number-columns-repeated="16365"/>
        </table:table-row>
        <table:table-row>
          <table:table-cell/>
          <table:table-cell office:value-type="string" office:string-value="Barnsley"/>
          <table:table-cell office:value-type="float" office:value="68484"/>
          <table:table-cell office:value-type="float" office:value="68484"/>
          <table:table-cell office:value-type="float" office:value="2418"/>
          <table:table-cell office:value-type="float" office:value="3.5299999999999998E-2"/>
          <table:table-cell office:value-type="float" office:value="40638"/>
          <table:table-cell office:value-type="float" office:value="0.59340000000000004"/>
          <table:table-cell office:value-type="float" office:value="1490"/>
          <table:table-cell office:value-type="float" office:value="2.18E-2"/>
          <table:table-cell office:value-type="float" office:value="1305"/>
          <table:table-cell office:value-type="float" office:value="1.9099999999999999E-2"/>
          <table:table-cell office:value-type="float" office:value="34387"/>
          <table:table-cell office:value-type="float" office:value="0.50209999999999999"/>
          <table:table-cell office:value-type="float" office:value="795"/>
          <table:table-cell office:value-type="float" office:value="1.1599999999999999E-2"/>
          <table:table-cell office:value-type="float" office:value="0.84619999999999995"/>
          <table:table-cell office:value-type="float" office:value="0.53969999999999996"/>
          <table:table-cell office:value-type="float" office:value="0.53359999999999996"/>
          <table:table-cell table:number-columns-repeated="16365"/>
        </table:table-row>
        <table:table-row>
          <table:table-cell/>
          <table:table-cell office:value-type="string" office:string-value="Bradford"/>
          <table:table-cell office:value-type="float" office:value="103851"/>
          <table:table-cell office:value-type="float" office:value="103851"/>
          <table:table-cell office:value-type="float" office:value="13739"/>
          <table:table-cell office:value-type="float" office:value="0.1323"/>
          <table:table-cell office:value-type="float" office:value="100658"/>
          <table:table-cell office:value-type="float" office:value="0.96930000000000005"/>
          <table:table-cell office:value-type="float" office:value="5348"/>
          <table:table-cell office:value-type="float" office:value="5.1499999999999997E-2"/>
          <table:table-cell office:value-type="float" office:value="4726"/>
          <table:table-cell office:value-type="float" office:value="4.5499999999999999E-2"/>
          <table:table-cell office:value-type="float" office:value="47282"/>
          <table:table-cell office:value-type="float" office:value="0.45529999999999998"/>
          <table:table-cell office:value-type="float" office:value="2208"/>
          <table:table-cell office:value-type="float" office:value="2.1299999999999999E-2"/>
          <table:table-cell office:value-type="float" office:value="0.46970000000000001"/>
          <table:table-cell office:value-type="float" office:value="0.34399999999999997"/>
          <table:table-cell office:value-type="float" office:value="0.41289999999999999"/>
          <table:table-cell table:number-columns-repeated="16365"/>
        </table:table-row>
        <table:table-row>
          <table:table-cell/>
          <table:table-cell office:value-type="string" office:string-value="Calderdale"/>
          <table:table-cell office:value-type="float" office:value="63043"/>
          <table:table-cell office:value-type="float" office:value="63043"/>
          <table:table-cell office:value-type="float" office:value="6083"/>
          <table:table-cell office:value-type="float" office:value="9.6500000000000002E-2"/>
          <table:table-cell office:value-type="float" office:value="55573"/>
          <table:table-cell office:value-type="float" office:value="0.88149999999999995"/>
          <table:table-cell office:value-type="float" office:value="3087"/>
          <table:table-cell office:value-type="float" office:value="4.9000000000000002E-2"/>
          <table:table-cell office:value-type="float" office:value="3405"/>
          <table:table-cell office:value-type="float" office:value="5.3999999999999999E-2"/>
          <table:table-cell office:value-type="float" office:value="29973"/>
          <table:table-cell office:value-type="float" office:value="0.47539999999999999"/>
          <table:table-cell office:value-type="float" office:value="1692"/>
          <table:table-cell office:value-type="float" office:value="2.6800000000000001E-2"/>
          <table:table-cell office:value-type="float" office:value="0.5393"/>
          <table:table-cell office:value-type="float" office:value="0.55979999999999996"/>
          <table:table-cell office:value-type="float" office:value="0.54810000000000003"/>
          <table:table-cell table:number-columns-repeated="16365"/>
        </table:table-row>
        <table:table-row>
          <table:table-cell/>
          <table:table-cell office:value-type="string" office:string-value="Doncaster"/>
          <table:table-cell office:value-type="float" office:value="89845"/>
          <table:table-cell office:value-type="float" office:value="89845"/>
          <table:table-cell office:value-type="float" office:value="9322"/>
          <table:table-cell office:value-type="float" office:value="0.1038"/>
          <table:table-cell office:value-type="float" office:value="75974"/>
          <table:table-cell office:value-type="float" office:value="0.84560000000000002"/>
          <table:table-cell office:value-type="float" office:value="5041"/>
          <table:table-cell office:value-type="float" office:value="5.6099999999999997E-2"/>
          <table:table-cell office:value-type="float" office:value="4301"/>
          <table:table-cell office:value-type="float" office:value="4.7899999999999998E-2"/>
          <table:table-cell office:value-type="float" office:value="36963"/>
          <table:table-cell office:value-type="float" office:value="0.41139999999999999"/>
          <table:table-cell office:value-type="float" office:value="2376"/>
          <table:table-cell office:value-type="float" office:value="2.64E-2"/>
          <table:table-cell office:value-type="float" office:value="0.48649999999999999"/>
          <table:table-cell office:value-type="float" office:value="0.46139999999999998"/>
          <table:table-cell office:value-type="float" office:value="0.4713"/>
          <table:table-cell table:number-columns-repeated="16365"/>
        </table:table-row>
        <table:table-row>
          <table:table-cell/>
          <table:table-cell office:value-type="string" office:string-value="East Riding of Yorkshire"/>
          <table:table-cell office:value-type="float" office:value="110064"/>
          <table:table-cell office:value-type="float" office:value="110064"/>
          <table:table-cell office:value-type="float" office:value="1713"/>
          <table:table-cell office:value-type="float" office:value="1.5599999999999999E-2"/>
          <table:table-cell office:value-type="float" office:value="87088"/>
          <table:table-cell office:value-type="float" office:value="0.79120000000000001"/>
          <table:table-cell office:value-type="float" office:value="300"/>
          <table:table-cell office:value-type="float" office:value="2.7000000000000001E-3"/>
          <table:table-cell office:value-type="float" office:value="1151"/>
          <table:table-cell office:value-type="float" office:value="1.0500000000000001E-2"/>
          <table:table-cell office:value-type="float" office:value="14454"/>
          <table:table-cell office:value-type="float" office:value="0.1313"/>
          <table:table-cell office:value-type="float" office:value="481"/>
          <table:table-cell office:value-type="float" office:value="4.4000000000000003E-3"/>
          <table:table-cell office:value-type="float" office:value="0.16600000000000001"/>
          <table:table-cell office:value-type="float" office:value="0.67190000000000005"/>
          <table:table-cell office:value-type="float" office:value="1.6032999999999999"/>
          <table:table-cell table:number-columns-repeated="16365"/>
        </table:table-row>
        <table:table-row>
          <table:table-cell/>
          <table:table-cell office:value-type="string" office:string-value="Kingston upon Hull, City of"/>
          <table:table-cell office:value-type="float" office:value="62500"/>
          <table:table-cell office:value-type="float" office:value="62500"/>
          <table:table-cell office:value-type="float" office:value="3028"/>
          <table:table-cell office:value-type="float" office:value="4.8399999999999999E-2"/>
          <table:table-cell office:value-type="float" office:value="36723"/>
          <table:table-cell office:value-type="float" office:value="0.58760000000000001"/>
          <table:table-cell office:value-type="float" office:value="1298"/>
          <table:table-cell office:value-type="float" office:value="2.0799999999999999E-2"/>
          <table:table-cell office:value-type="float" office:value="1384"/>
          <table:table-cell office:value-type="float" office:value="2.2100000000000002E-2"/>
          <table:table-cell office:value-type="float" office:value="14205"/>
          <table:table-cell office:value-type="float" office:value="0.2273"/>
          <table:table-cell office:value-type="float" office:value="693"/>
          <table:table-cell office:value-type="float" office:value="1.11E-2"/>
          <table:table-cell office:value-type="float" office:value="0.38679999999999998"/>
          <table:table-cell office:value-type="float" office:value="0.45710000000000001"/>
          <table:table-cell office:value-type="float" office:value="0.53390000000000004"/>
          <table:table-cell table:number-columns-repeated="16365"/>
        </table:table-row>
        <table:table-row>
          <table:table-cell/>
          <table:table-cell office:value-type="string" office:string-value="Kirklees"/>
          <table:table-cell office:value-type="float" office:value="124667"/>
          <table:table-cell office:value-type="float" office:value="124667"/>
          <table:table-cell office:value-type="float" office:value="15998"/>
          <table:table-cell office:value-type="float" office:value="0.1283"/>
          <table:table-cell office:value-type="float" office:value="95963"/>
          <table:table-cell office:value-type="float" office:value="0.76980000000000004"/>
          <table:table-cell office:value-type="float" office:value="6617"/>
          <table:table-cell office:value-type="float" office:value="5.3100000000000001E-2"/>
          <table:table-cell office:value-type="float" office:value="5946"/>
          <table:table-cell office:value-type="float" office:value="4.7699999999999999E-2"/>
          <table:table-cell office:value-type="float" office:value="50377"/>
          <table:table-cell office:value-type="float" office:value="0.40410000000000001"/>
          <table:table-cell office:value-type="float" office:value="3421"/>
          <table:table-cell office:value-type="float" office:value="2.7400000000000001E-2"/>
          <table:table-cell office:value-type="float" office:value="0.52500000000000002"/>
          <table:table-cell office:value-type="float" office:value="0.37169999999999997"/>
          <table:table-cell office:value-type="float" office:value="0.51700000000000002"/>
          <table:table-cell table:number-columns-repeated="16365"/>
        </table:table-row>
        <table:table-row>
          <table:table-cell/>
          <table:table-cell office:value-type="string" office:string-value="Leeds"/>
          <table:table-cell office:value-type="float" office:value="200984"/>
          <table:table-cell office:value-type="float" office:value="200984"/>
          <table:table-cell office:value-type="float" office:value="16010"/>
          <table:table-cell office:value-type="float" office:value="7.9699999999999993E-2"/>
          <table:table-cell office:value-type="float" office:value="135525"/>
          <table:table-cell office:value-type="float" office:value="0.67430000000000001"/>
          <table:table-cell office:value-type="float" office:value="9378"/>
          <table:table-cell office:value-type="float" office:value="4.6699999999999998E-2"/>
          <table:table-cell office:value-type="float" office:value="9883"/>
          <table:table-cell office:value-type="float" office:value="4.9200000000000001E-2"/>
          <table:table-cell office:value-type="float" office:value="92356"/>
          <table:table-cell office:value-type="float" office:value="0.45950000000000002"/>
          <table:table-cell office:value-type="float" office:value="4982"/>
          <table:table-cell office:value-type="float" office:value="2.4799999999999999E-2"/>
          <table:table-cell office:value-type="float" office:value="0.68149999999999999"/>
          <table:table-cell office:value-type="float" office:value="0.61729999999999996"/>
          <table:table-cell office:value-type="float" office:value="0.53120000000000001"/>
          <table:table-cell table:number-columns-repeated="16365"/>
        </table:table-row>
        <table:table-row>
          <table:table-cell/>
          <table:table-cell office:value-type="string" office:string-value="North East Lincolnshire"/>
          <table:table-cell office:value-type="float" office:value="46610"/>
          <table:table-cell office:value-type="float" office:value="46610"/>
          <table:table-cell office:value-type="float" office:value="3464"/>
          <table:table-cell office:value-type="float" office:value="7.4300000000000005E-2"/>
          <table:table-cell office:value-type="float" office:value="25489"/>
          <table:table-cell office:value-type="float" office:value="0.54690000000000005"/>
          <table:table-cell office:value-type="float" office:value="1783"/>
          <table:table-cell office:value-type="float" office:value="3.8300000000000001E-2"/>
          <table:table-cell office:value-type="float" office:value="762"/>
          <table:table-cell office:value-type="float" office:value="1.6299999999999999E-2"/>
          <table:table-cell office:value-type="float" office:value="8550"/>
          <table:table-cell office:value-type="float" office:value="0.18340000000000001"/>
          <table:table-cell office:value-type="float" office:value="458"/>
          <table:table-cell office:value-type="float" office:value="9.7999999999999997E-3"/>
          <table:table-cell office:value-type="float" office:value="0.33539999999999998"/>
          <table:table-cell office:value-type="float" office:value="0.22"/>
          <table:table-cell office:value-type="float" office:value="0.25690000000000002"/>
          <table:table-cell table:number-columns-repeated="16365"/>
        </table:table-row>
        <table:table-row>
          <table:table-cell/>
          <table:table-cell office:value-type="string" office:string-value="North Lincolnshire"/>
          <table:table-cell office:value-type="float" office:value="52179"/>
          <table:table-cell office:value-type="float" office:value="52179"/>
          <table:table-cell office:value-type="float" office:value="2167"/>
          <table:table-cell office:value-type="float" office:value="4.1500000000000002E-2"/>
          <table:table-cell office:value-type="float" office:value="27510"/>
          <table:table-cell office:value-type="float" office:value="0.5272"/>
          <table:table-cell office:value-type="float" office:value="1168"/>
          <table:table-cell office:value-type="float" office:value="2.24E-2"/>
          <table:table-cell office:value-type="float" office:value="1246"/>
          <table:table-cell office:value-type="float" office:value="2.3900000000000001E-2"/>
          <table:table-cell office:value-type="float" office:value="13648"/>
          <table:table-cell office:value-type="float" office:value="0.2616"/>
          <table:table-cell office:value-type="float" office:value="637"/>
          <table:table-cell office:value-type="float" office:value="1.2200000000000001E-2"/>
          <table:table-cell office:value-type="float" office:value="0.49609999999999999"/>
          <table:table-cell office:value-type="float" office:value="0.57499999999999996"/>
          <table:table-cell office:value-type="float" office:value="0.5454"/>
          <table:table-cell table:number-columns-repeated="16365"/>
        </table:table-row>
        <table:table-row>
          <table:table-cell/>
          <table:table-cell office:value-type="string" office:string-value="North Yorkshire"/>
          <table:table-cell office:value-type="float" office:value="193859"/>
          <table:table-cell office:value-type="float" office:value="193859"/>
          <table:table-cell office:value-type="float" office:value="17428"/>
          <table:table-cell office:value-type="float" office:value="8.9899999999999994E-2"/>
          <table:table-cell office:value-type="float" office:value="165375"/>
          <table:table-cell office:value-type="float" office:value="0.85309999999999997"/>
          <table:table-cell office:value-type="float" office:value="8677"/>
          <table:table-cell office:value-type="float" office:value="4.48E-2"/>
          <table:table-cell office:value-type="float" office:value="8760"/>
          <table:table-cell office:value-type="float" office:value="4.5199999999999997E-2"/>
          <table:table-cell office:value-type="float" office:value="75385"/>
          <table:table-cell office:value-type="float" office:value="0.38890000000000002"/>
          <table:table-cell office:value-type="float" office:value="4056"/>
          <table:table-cell office:value-type="float" office:value="2.0899999999999998E-2"/>
          <table:table-cell office:value-type="float" office:value="0.45579999999999998"/>
          <table:table-cell office:value-type="float" office:value="0.50260000000000005"/>
          <table:table-cell office:value-type="float" office:value="0.46739999999999998"/>
          <table:table-cell table:number-columns-repeated="16365"/>
        </table:table-row>
        <table:table-row>
          <table:table-cell/>
          <table:table-cell office:value-type="string" office:string-value="Rotherham"/>
          <table:table-cell office:value-type="float" office:value="78172"/>
          <table:table-cell office:value-type="float" office:value="78172"/>
          <table:table-cell office:value-type="float" office:value="612"/>
          <table:table-cell office:value-type="float" office:value="7.7999999999999996E-3"/>
          <table:table-cell office:value-type="float" office:value="40140"/>
          <table:table-cell office:value-type="float" office:value="0.51349999999999996"/>
          <table:table-cell office:value-type="float" office:value="86"/>
          <table:table-cell office:value-type="float" office:value="1.1000000000000001E-3"/>
          <table:table-cell office:value-type="float" office:value="126"/>
          <table:table-cell office:value-type="float" office:value="1.6000000000000001E-3"/>
          <table:table-cell office:value-type="float" office:value="29406"/>
          <table:table-cell office:value-type="float" office:value="0.37619999999999998"/>
          <table:table-cell office:value-type="float" office:value="86"/>
          <table:table-cell office:value-type="float" office:value="1.1000000000000001E-3"/>
          <table:table-cell office:value-type="float" office:value="0.73260000000000003"/>
          <table:table-cell office:value-type="float" office:value="0.2059"/>
          <table:table-cell office:value-type="float" office:value="1"/>
          <table:table-cell table:number-columns-repeated="16365"/>
        </table:table-row>
        <table:table-row>
          <table:table-cell/>
          <table:table-cell office:value-type="string" office:string-value="Sheffield"/>
          <table:table-cell office:value-type="float" office:value="147452"/>
          <table:table-cell office:value-type="float" office:value="147452"/>
          <table:table-cell office:value-type="float" office:value="12322"/>
          <table:table-cell office:value-type="float" office:value="8.3599999999999994E-2"/>
          <table:table-cell office:value-type="float" office:value="95072"/>
          <table:table-cell office:value-type="float" office:value="0.64480000000000004"/>
          <table:table-cell office:value-type="float" office:value="6282"/>
          <table:table-cell office:value-type="float" office:value="4.2599999999999999E-2"/>
          <table:table-cell office:value-type="float" office:value="3840"/>
          <table:table-cell office:value-type="float" office:value="2.5999999999999999E-2"/>
          <table:table-cell office:value-type="float" office:value="35358"/>
          <table:table-cell office:value-type="float" office:value="0.23980000000000001"/>
          <table:table-cell office:value-type="float" office:value="1771"/>
          <table:table-cell office:value-type="float" office:value="1.2E-2"/>
          <table:table-cell office:value-type="float" office:value="0.37190000000000001"/>
          <table:table-cell office:value-type="float" office:value="0.31159999999999999"/>
          <table:table-cell office:value-type="float" office:value="0.28189999999999998"/>
          <table:table-cell table:number-columns-repeated="16365"/>
        </table:table-row>
        <table:table-row>
          <table:table-cell/>
          <table:table-cell office:value-type="string" office:string-value="Wakefield"/>
          <table:table-cell office:value-type="float" office:value="101878"/>
          <table:table-cell office:value-type="float" office:value="101878"/>
          <table:table-cell office:value-type="float" office:value="8313"/>
          <table:table-cell office:value-type="float" office:value="8.1600000000000006E-2"/>
          <table:table-cell office:value-type="float" office:value="68519"/>
          <table:table-cell office:value-type="float" office:value="0.67259999999999998"/>
          <table:table-cell office:value-type="float" office:value="4774"/>
          <table:table-cell office:value-type="float" office:value="4.6899999999999997E-2"/>
          <table:table-cell office:value-type="float" office:value="2049"/>
          <table:table-cell office:value-type="float" office:value="2.01E-2"/>
          <table:table-cell office:value-type="float" office:value="22159"/>
          <table:table-cell office:value-type="float" office:value="0.2175"/>
          <table:table-cell office:value-type="float" office:value="1019"/>
          <table:table-cell office:value-type="float" office:value="0.01"/>
          <table:table-cell office:value-type="float" office:value="0.32340000000000002"/>
          <table:table-cell office:value-type="float" office:value="0.2465"/>
          <table:table-cell office:value-type="float" office:value="0.21340000000000001"/>
          <table:table-cell table:number-columns-repeated="16365"/>
        </table:table-row>
        <table:table-row>
          <table:table-cell/>
          <table:table-cell office:value-type="string" office:string-value="York"/>
          <table:table-cell office:value-type="float" office:value="55389"/>
          <table:table-cell office:value-type="float" office:value="55389"/>
          <table:table-cell office:value-type="float" office:value="7100"/>
          <table:table-cell office:value-type="float" office:value="0.12820000000000001"/>
          <table:table-cell office:value-type="float" office:value="35880"/>
          <table:table-cell office:value-type="float" office:value="0.64780000000000004"/>
          <table:table-cell office:value-type="float" office:value="2000"/>
          <table:table-cell office:value-type="float" office:value="3.61E-2"/>
          <table:table-cell office:value-type="float" office:value="395"/>
          <table:table-cell office:value-type="float" office:value="7.1000000000000004E-3"/>
          <table:table-cell office:value-type="float" office:value="10828"/>
          <table:table-cell office:value-type="float" office:value="0.19550000000000001"/>
          <table:table-cell office:value-type="float" office:value="314"/>
          <table:table-cell office:value-type="float" office:value="5.7000000000000002E-3"/>
          <table:table-cell office:value-type="float" office:value="0.30180000000000001"/>
          <table:table-cell office:value-type="float" office:value="5.5599999999999997E-2"/>
          <table:table-cell office:value-type="float" office:value="0.157"/>
          <table:table-cell table:number-columns-repeated="16365"/>
        </table:table-row>
        <table:table-row table:number-rows-repeated="1048403">
          <table:table-cell table:number-columns-repeated="16365"/>
        </table:table-row>
      </table:table>
      <table:table table:name="'file:///C:/Users/simon.lewry/Documents/Health%20Checks/2019%20Q2%20Update/London%20NHS%20Health%20Checks%20Data%20Tool%20v2018_19Q2.xlsx'#Mission_Control1" table:style-name="ta3">
        <table:table-source xlink:href="file:///C:/Users/simon.lewry/Documents/Health%20Checks/2019%20Q2%20Update/London%20NHS%20Health%20Checks%20Data%20Tool%20v2018_19Q2.xlsx" table:table-name="Mission_Control1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5"/>
          <table:table-cell office:value-type="float" office:value="1"/>
          <table:table-cell office:value-type="string" office:string-value="Barking and Dagenham"/>
          <table:table-cell office:value-type="float" office:value="7"/>
          <table:table-cell office:value-type="float" office:value="1"/>
          <table:table-cell office:value-type="string" office:string-value="2013-14"/>
          <table:table-cell/>
          <table:table-cell office:value-type="float" office:value="1"/>
          <table:table-cell office:value-type="string" office:string-value="Q1"/>
          <table:table-cell table:number-columns-repeated="16371"/>
        </table:table-row>
        <table:table-row>
          <table:table-cell table:number-columns-repeated="5"/>
          <table:table-cell office:value-type="float" office:value="2"/>
          <table:table-cell office:value-type="string" office:string-value="Barnet"/>
          <table:table-cell office:value-type="float" office:value="8"/>
          <table:table-cell office:value-type="float" office:value="2"/>
          <table:table-cell office:value-type="string" office:string-value="2014-15"/>
          <table:table-cell/>
          <table:table-cell office:value-type="float" office:value="2"/>
          <table:table-cell office:value-type="string" office:string-value="Q2"/>
          <table:table-cell table:number-columns-repeated="16371"/>
        </table:table-row>
        <table:table-row>
          <table:table-cell table:number-columns-repeated="5"/>
          <table:table-cell office:value-type="float" office:value="3"/>
          <table:table-cell office:value-type="string" office:string-value="Bexley"/>
          <table:table-cell office:value-type="float" office:value="9"/>
          <table:table-cell office:value-type="float" office:value="3"/>
          <table:table-cell office:value-type="string" office:string-value="2015-16"/>
          <table:table-cell/>
          <table:table-cell office:value-type="float" office:value="3"/>
          <table:table-cell office:value-type="string" office:string-value="Q3"/>
          <table:table-cell table:number-columns-repeated="16371"/>
        </table:table-row>
        <table:table-row>
          <table:table-cell table:number-columns-repeated="5"/>
          <table:table-cell office:value-type="float" office:value="4"/>
          <table:table-cell office:value-type="string" office:string-value="Brent"/>
          <table:table-cell office:value-type="float" office:value="10"/>
          <table:table-cell office:value-type="float" office:value="4"/>
          <table:table-cell office:value-type="string" office:string-value="2016-17"/>
          <table:table-cell/>
          <table:table-cell office:value-type="float" office:value="4"/>
          <table:table-cell office:value-type="string" office:string-value="Q4"/>
          <table:table-cell table:number-columns-repeated="16371"/>
        </table:table-row>
        <table:table-row>
          <table:table-cell table:number-columns-repeated="5"/>
          <table:table-cell office:value-type="float" office:value="5"/>
          <table:table-cell office:value-type="string" office:string-value="Bromley"/>
          <table:table-cell office:value-type="float" office:value="11"/>
          <table:table-cell office:value-type="float" office:value="5"/>
          <table:table-cell office:value-type="string" office:string-value="2017-18"/>
          <table:table-cell table:number-columns-repeated="16374"/>
        </table:table-row>
        <table:table-row>
          <table:table-cell table:number-columns-repeated="5"/>
          <table:table-cell office:value-type="float" office:value="6"/>
          <table:table-cell office:value-type="string" office:string-value="Camden"/>
          <table:table-cell office:value-type="float" office:value="12"/>
          <table:table-cell office:value-type="float" office:value="6"/>
          <table:table-cell office:value-type="string" office:string-value="2018-19"/>
          <table:table-cell table:number-columns-repeated="16374"/>
        </table:table-row>
        <table:table-row>
          <table:table-cell table:number-columns-repeated="5"/>
          <table:table-cell office:value-type="float" office:value="7"/>
          <table:table-cell office:value-type="string" office:string-value="City of London"/>
          <table:table-cell office:value-type="float" office:value="13"/>
          <table:table-cell table:number-columns-repeated="16376"/>
        </table:table-row>
        <table:table-row>
          <table:table-cell table:number-columns-repeated="5"/>
          <table:table-cell office:value-type="float" office:value="8"/>
          <table:table-cell office:value-type="string" office:string-value="Croydon"/>
          <table:table-cell office:value-type="float" office:value="14"/>
          <table:table-cell table:number-columns-repeated="16376"/>
        </table:table-row>
        <table:table-row>
          <table:table-cell table:number-columns-repeated="5"/>
          <table:table-cell office:value-type="float" office:value="9"/>
          <table:table-cell office:value-type="string" office:string-value="Ealing"/>
          <table:table-cell office:value-type="float" office:value="15"/>
          <table:table-cell table:number-columns-repeated="16376"/>
        </table:table-row>
        <table:table-row>
          <table:table-cell table:number-columns-repeated="5"/>
          <table:table-cell office:value-type="float" office:value="10"/>
          <table:table-cell office:value-type="string" office:string-value="Enfield"/>
          <table:table-cell office:value-type="float" office:value="16"/>
          <table:table-cell table:number-columns-repeated="16376"/>
        </table:table-row>
        <table:table-row>
          <table:table-cell table:number-columns-repeated="5"/>
          <table:table-cell office:value-type="float" office:value="11"/>
          <table:table-cell office:value-type="string" office:string-value="Greenwich"/>
          <table:table-cell office:value-type="float" office:value="17"/>
          <table:table-cell table:number-columns-repeated="16376"/>
        </table:table-row>
        <table:table-row>
          <table:table-cell table:number-columns-repeated="5"/>
          <table:table-cell office:value-type="float" office:value="12"/>
          <table:table-cell office:value-type="string" office:string-value="Hackney"/>
          <table:table-cell office:value-type="float" office:value="18"/>
          <table:table-cell table:number-columns-repeated="16376"/>
        </table:table-row>
        <table:table-row>
          <table:table-cell table:number-columns-repeated="5"/>
          <table:table-cell office:value-type="float" office:value="13"/>
          <table:table-cell office:value-type="string" office:string-value="Hammersmith and Fulham"/>
          <table:table-cell office:value-type="float" office:value="19"/>
          <table:table-cell table:number-columns-repeated="16376"/>
        </table:table-row>
        <table:table-row>
          <table:table-cell table:number-columns-repeated="5"/>
          <table:table-cell office:value-type="float" office:value="14"/>
          <table:table-cell office:value-type="string" office:string-value="Haringey"/>
          <table:table-cell office:value-type="float" office:value="20"/>
          <table:table-cell table:number-columns-repeated="16376"/>
        </table:table-row>
        <table:table-row>
          <table:table-cell table:number-columns-repeated="5"/>
          <table:table-cell office:value-type="float" office:value="15"/>
          <table:table-cell office:value-type="string" office:string-value="Harrow"/>
          <table:table-cell office:value-type="float" office:value="21"/>
          <table:table-cell table:number-columns-repeated="16376"/>
        </table:table-row>
        <table:table-row>
          <table:table-cell table:number-columns-repeated="5"/>
          <table:table-cell office:value-type="float" office:value="16"/>
          <table:table-cell office:value-type="string" office:string-value="Havering"/>
          <table:table-cell office:value-type="float" office:value="22"/>
          <table:table-cell table:number-columns-repeated="16376"/>
        </table:table-row>
        <table:table-row>
          <table:table-cell table:number-columns-repeated="5"/>
          <table:table-cell office:value-type="float" office:value="17"/>
          <table:table-cell office:value-type="string" office:string-value="Hillingdon"/>
          <table:table-cell office:value-type="float" office:value="23"/>
          <table:table-cell table:number-columns-repeated="16376"/>
        </table:table-row>
        <table:table-row>
          <table:table-cell table:number-columns-repeated="5"/>
          <table:table-cell office:value-type="float" office:value="18"/>
          <table:table-cell office:value-type="string" office:string-value="Hounslow"/>
          <table:table-cell office:value-type="float" office:value="24"/>
          <table:table-cell table:number-columns-repeated="16376"/>
        </table:table-row>
        <table:table-row>
          <table:table-cell table:number-columns-repeated="5"/>
          <table:table-cell office:value-type="float" office:value="19"/>
          <table:table-cell office:value-type="string" office:string-value="Islington"/>
          <table:table-cell office:value-type="float" office:value="25"/>
          <table:table-cell table:number-columns-repeated="16376"/>
        </table:table-row>
        <table:table-row>
          <table:table-cell table:number-columns-repeated="5"/>
          <table:table-cell office:value-type="float" office:value="20"/>
          <table:table-cell office:value-type="string" office:string-value="Kensington and Chelsea"/>
          <table:table-cell office:value-type="float" office:value="26"/>
          <table:table-cell table:number-columns-repeated="16376"/>
        </table:table-row>
        <table:table-row>
          <table:table-cell table:number-columns-repeated="5"/>
          <table:table-cell office:value-type="float" office:value="21"/>
          <table:table-cell office:value-type="string" office:string-value="Kingston upon Thames"/>
          <table:table-cell office:value-type="float" office:value="27"/>
          <table:table-cell table:number-columns-repeated="16376"/>
        </table:table-row>
        <table:table-row>
          <table:table-cell table:number-columns-repeated="5"/>
          <table:table-cell office:value-type="float" office:value="22"/>
          <table:table-cell office:value-type="string" office:string-value="Lambeth"/>
          <table:table-cell office:value-type="float" office:value="28"/>
          <table:table-cell table:number-columns-repeated="16376"/>
        </table:table-row>
        <table:table-row>
          <table:table-cell table:number-columns-repeated="5"/>
          <table:table-cell office:value-type="float" office:value="23"/>
          <table:table-cell office:value-type="string" office:string-value="Lewisham"/>
          <table:table-cell office:value-type="float" office:value="29"/>
          <table:table-cell table:number-columns-repeated="16376"/>
        </table:table-row>
        <table:table-row>
          <table:table-cell table:number-columns-repeated="5"/>
          <table:table-cell office:value-type="float" office:value="24"/>
          <table:table-cell office:value-type="string" office:string-value="Merton"/>
          <table:table-cell office:value-type="float" office:value="30"/>
          <table:table-cell table:number-columns-repeated="16376"/>
        </table:table-row>
        <table:table-row>
          <table:table-cell table:number-columns-repeated="5"/>
          <table:table-cell office:value-type="float" office:value="25"/>
          <table:table-cell office:value-type="string" office:string-value="Newham"/>
          <table:table-cell office:value-type="float" office:value="31"/>
          <table:table-cell table:number-columns-repeated="16376"/>
        </table:table-row>
        <table:table-row>
          <table:table-cell table:number-columns-repeated="5"/>
          <table:table-cell office:value-type="float" office:value="26"/>
          <table:table-cell office:value-type="string" office:string-value="Redbridge"/>
          <table:table-cell office:value-type="float" office:value="32"/>
          <table:table-cell table:number-columns-repeated="16376"/>
        </table:table-row>
        <table:table-row>
          <table:table-cell table:number-columns-repeated="5"/>
          <table:table-cell office:value-type="float" office:value="27"/>
          <table:table-cell office:value-type="string" office:string-value="Richmond upon Thames"/>
          <table:table-cell office:value-type="float" office:value="33"/>
          <table:table-cell table:number-columns-repeated="16376"/>
        </table:table-row>
        <table:table-row>
          <table:table-cell table:number-columns-repeated="5"/>
          <table:table-cell office:value-type="float" office:value="28"/>
          <table:table-cell office:value-type="string" office:string-value="Southwark"/>
          <table:table-cell office:value-type="float" office:value="34"/>
          <table:table-cell table:number-columns-repeated="16376"/>
        </table:table-row>
        <table:table-row>
          <table:table-cell table:number-columns-repeated="5"/>
          <table:table-cell office:value-type="float" office:value="29"/>
          <table:table-cell office:value-type="string" office:string-value="Sutton"/>
          <table:table-cell office:value-type="float" office:value="35"/>
          <table:table-cell table:number-columns-repeated="16376"/>
        </table:table-row>
        <table:table-row>
          <table:table-cell table:number-columns-repeated="5"/>
          <table:table-cell office:value-type="float" office:value="30"/>
          <table:table-cell office:value-type="string" office:string-value="Tower Hamlets"/>
          <table:table-cell office:value-type="float" office:value="36"/>
          <table:table-cell table:number-columns-repeated="16376"/>
        </table:table-row>
        <table:table-row>
          <table:table-cell table:number-columns-repeated="5"/>
          <table:table-cell office:value-type="float" office:value="31"/>
          <table:table-cell office:value-type="string" office:string-value="Waltham Forest"/>
          <table:table-cell office:value-type="float" office:value="37"/>
          <table:table-cell table:number-columns-repeated="16376"/>
        </table:table-row>
        <table:table-row>
          <table:table-cell table:number-columns-repeated="5"/>
          <table:table-cell office:value-type="float" office:value="32"/>
          <table:table-cell office:value-type="string" office:string-value="Wandsworth"/>
          <table:table-cell office:value-type="float" office:value="38"/>
          <table:table-cell table:number-columns-repeated="16376"/>
        </table:table-row>
        <table:table-row>
          <table:table-cell table:number-columns-repeated="5"/>
          <table:table-cell office:value-type="float" office:value="33"/>
          <table:table-cell office:value-type="string" office:string-value="Westminster"/>
          <table:table-cell office:value-type="float" office:value="39"/>
          <table:table-cell table:number-columns-repeated="16376"/>
        </table:table-row>
        <table:table-row>
          <table:table-cell table:number-columns-repeated="5"/>
          <table:table-cell office:value-type="float" office:value="34"/>
          <table:table-cell office:value-type="string" office:string-value="LONDON"/>
          <table:table-cell office:value-type="float" office:value="40"/>
          <table:table-cell table:number-columns-repeated="16376"/>
        </table:table-row>
        <table:table-row>
          <table:table-cell table:number-columns-repeated="5"/>
          <table:table-cell office:value-type="float" office:value="35"/>
          <table:table-cell office:value-type="string" office:string-value="NATIONAL"/>
          <table:table-cell office:value-type="float" office:value="41"/>
          <table:table-cell table:number-columns-repeated="16376"/>
        </table:table-row>
        <table:table-row table:number-rows-repeated="1048535">
          <table:table-cell table:number-columns-repeated="16376"/>
        </table:table-row>
      </table:table>
      <table:table table:name="'file:///C:/Users/simon.lewry/Documents/Health%20Checks/2019%20Q2%20Update/London%20NHS%20Health%20Checks%20Data%20Tool%20v2018_19Q2.xlsx'#Data_Factory1" table:style-name="ta3">
        <table:table-source xlink:href="file:///C:/Users/simon.lewry/Documents/Health%20Checks/2019%20Q2%20Update/London%20NHS%20Health%20Checks%20Data%20Tool%20v2018_19Q2.xlsx" table:table-name="Data_Factory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0"/>
          <table:table-cell office:value-type="string" office:string-value="RANKOffers5yr"/>
          <table:table-cell table:number-columns-repeated="16353"/>
        </table:table-row>
        <table:table-row>
          <table:table-cell table:number-columns-repeated="31"/>
          <table:table-cell office:value-type="string" office:string-value="RANKReceived5yr"/>
          <table:table-cell table:number-columns-repeated="16352"/>
        </table:table-row>
        <table:table-row>
          <table:table-cell table:number-columns-repeated="30"/>
          <table:table-cell office:value-type="string" office:string-value="% of eligible people to be offered a NHS Health Check "/>
          <table:table-cell office:value-type="string" office:string-value="% of eligible people who received a NHS Health Check "/>
          <table:table-cell/>
          <table:table-cell office:value-type="string" office:string-value="% of eligible people to be offered a NHS Health Check "/>
          <table:table-cell office:value-type="string" office:string-value="% of eligible people who received a NHS Health Check "/>
          <table:table-cell table:number-columns-repeated="16349"/>
        </table:table-row>
        <table:table-row>
          <table:table-cell/>
          <table:table-cell office:value-type="float" office:value="15"/>
          <table:table-cell office:value-type="float" office:value="10.364313256215929"/>
          <table:table-cell office:value-type="float" office:value="12"/>
          <table:table-cell office:value-type="float" office:value="5.194344723662633"/>
          <table:table-cell office:value-type="string" office:string-value="Barking and Dagenham"/>
          <table:table-cell office:value-type="float" office:value="10.364313256215929"/>
          <table:table-cell table:number-columns-repeated="23"/>
          <table:table-cell office:value-type="float" office:value="13"/>
          <table:table-cell office:value-type="float" office:value="14"/>
          <table:table-cell office:value-type="string" office:string-value="Barking and Dagenham"/>
          <table:table-cell office:value-type="float" office:value="92.13092230643089"/>
          <table:table-cell office:value-type="float" office:value="50.875326862562595"/>
          <table:table-cell table:number-columns-repeated="16349"/>
        </table:table-row>
        <table:table-row>
          <table:table-cell/>
          <table:table-cell office:value-type="float" office:value="19"/>
          <table:table-cell office:value-type="float" office:value="8.1662658344936379"/>
          <table:table-cell office:value-type="float" office:value="20"/>
          <table:table-cell office:value-type="float" office:value="3.8148836937577286"/>
          <table:table-cell office:value-type="string" office:string-value="Barnet"/>
          <table:table-cell office:value-type="float" office:value="8.1662658344936379"/>
          <table:table-cell table:number-columns-repeated="23"/>
          <table:table-cell office:value-type="float" office:value="28"/>
          <table:table-cell office:value-type="float" office:value="28"/>
          <table:table-cell office:value-type="string" office:string-value="Barnet"/>
          <table:table-cell office:value-type="float" office:value="64.836470210217811"/>
          <table:table-cell office:value-type="float" office:value="29.152020875729047"/>
          <table:table-cell table:number-columns-repeated="16349"/>
        </table:table-row>
        <table:table-row>
          <table:table-cell/>
          <table:table-cell office:value-type="float" office:value="28"/>
          <table:table-cell office:value-type="float" office:value="5.9733706669000011"/>
          <table:table-cell office:value-type="float" office:value="25"/>
          <table:table-cell office:value-type="float" office:value="2.7402254597424567"/>
          <table:table-cell office:value-type="string" office:string-value="Bexley"/>
          <table:table-cell office:value-type="float" office:value="5.9733706669000011"/>
          <table:table-cell table:number-columns-repeated="23"/>
          <table:table-cell office:value-type="float" office:value="25"/>
          <table:table-cell office:value-type="float" office:value="31"/>
          <table:table-cell office:value-type="string" office:string-value="Bexley"/>
          <table:table-cell office:value-type="float" office:value="77.932362077262979"/>
          <table:table-cell office:value-type="float" office:value="27.448921555759725"/>
          <table:table-cell table:number-columns-repeated="16349"/>
        </table:table-row>
        <table:table-row>
          <table:table-cell/>
          <table:table-cell office:value-type="float" office:value="33"/>
          <table:table-cell office:value-type="float" office:value="0.28625612767023295"/>
          <table:table-cell office:value-type="float" office:value="33"/>
          <table:table-cell office:value-type="float" office:value="0.14789899929628703"/>
          <table:table-cell office:value-type="string" office:string-value="Brent"/>
          <table:table-cell office:value-type="float" office:value="0.28625612767023295"/>
          <table:table-cell table:number-columns-repeated="23"/>
          <table:table-cell office:value-type="float" office:value="19"/>
          <table:table-cell office:value-type="float" office:value="16"/>
          <table:table-cell office:value-type="string" office:string-value="Brent"/>
          <table:table-cell office:value-type="float" office:value="85.041924595365032"/>
          <table:table-cell office:value-type="float" office:value="47.387316468076477"/>
          <table:table-cell table:number-columns-repeated="16349"/>
        </table:table-row>
        <table:table-row>
          <table:table-cell/>
          <table:table-cell office:value-type="float" office:value="13"/>
          <table:table-cell office:value-type="float" office:value="11.082135502364617"/>
          <table:table-cell office:value-type="float" office:value="16"/>
          <table:table-cell office:value-type="float" office:value="4.4415468835697949"/>
          <table:table-cell office:value-type="string" office:string-value="Bromley"/>
          <table:table-cell office:value-type="float" office:value="11.082135502364617"/>
          <table:table-cell table:number-columns-repeated="23"/>
          <table:table-cell office:value-type="float" office:value="14"/>
          <table:table-cell office:value-type="float" office:value="21"/>
          <table:table-cell office:value-type="string" office:string-value="Bromley"/>
          <table:table-cell office:value-type="float" office:value="90.005484668798445"/>
          <table:table-cell office:value-type="float" office:value="37.328862810841017"/>
          <table:table-cell table:number-columns-repeated="16349"/>
        </table:table-row>
        <table:table-row>
          <table:table-cell/>
          <table:table-cell office:value-type="float" office:value="10"/>
          <table:table-cell office:value-type="float" office:value="12.074810052600817"/>
          <table:table-cell office:value-type="float" office:value="1"/>
          <table:table-cell office:value-type="float" office:value="9.4581280788177349"/>
          <table:table-cell office:value-type="string" office:string-value="Camden"/>
          <table:table-cell office:value-type="float" office:value="12.074810052600817"/>
          <table:table-cell table:number-columns-repeated="23"/>
          <table:table-cell office:value-type="float" office:value="15"/>
          <table:table-cell office:value-type="float" office:value="9"/>
          <table:table-cell office:value-type="string" office:string-value="Camden"/>
          <table:table-cell office:value-type="float" office:value="88.908741755030476"/>
          <table:table-cell office:value-type="float" office:value="58.428654921933706"/>
          <table:table-cell table:number-columns-repeated="16349"/>
        </table:table-row>
        <table:table-row>
          <table:table-cell/>
          <table:table-cell office:value-type="float" office:value="16"/>
          <table:table-cell office:value-type="float" office:value="8.978675645342312"/>
          <table:table-cell office:value-type="float" office:value="17"/>
          <table:table-cell office:value-type="float" office:value="4.3771043771043772"/>
          <table:table-cell office:value-type="string" office:string-value="City of London"/>
          <table:table-cell office:value-type="float" office:value="8.978675645342312"/>
          <table:table-cell table:number-columns-repeated="23"/>
          <table:table-cell office:value-type="float" office:value="27"/>
          <table:table-cell office:value-type="float" office:value="12"/>
          <table:table-cell office:value-type="string" office:string-value="City of London"/>
          <table:table-cell office:value-type="float" office:value="69.58473625140293"/>
          <table:table-cell office:value-type="float" office:value="54.695099139543579"/>
          <table:table-cell table:number-columns-repeated="16349"/>
        </table:table-row>
        <table:table-row>
          <table:table-cell/>
          <table:table-cell office:value-type="float" office:value="30"/>
          <table:table-cell office:value-type="float" office:value="5.4800592234932433"/>
          <table:table-cell office:value-type="float" office:value="31"/>
          <table:table-cell office:value-type="float" office:value="0.95530889578362677"/>
          <table:table-cell office:value-type="string" office:string-value="Croydon"/>
          <table:table-cell office:value-type="float" office:value="5.4800592234932433"/>
          <table:table-cell table:number-columns-repeated="23"/>
          <table:table-cell office:value-type="float" office:value="32"/>
          <table:table-cell office:value-type="float" office:value="32"/>
          <table:table-cell office:value-type="string" office:string-value="Croydon"/>
          <table:table-cell office:value-type="float" office:value="48.260545648299207"/>
          <table:table-cell office:value-type="float" office:value="17.072963720895142"/>
          <table:table-cell table:number-columns-repeated="16349"/>
        </table:table-row>
        <table:table-row>
          <table:table-cell/>
          <table:table-cell office:value-type="float" office:value="2"/>
          <table:table-cell office:value-type="float" office:value="15.469064451210073"/>
          <table:table-cell office:value-type="float" office:value="4"/>
          <table:table-cell office:value-type="float" office:value="8.7852830383404719"/>
          <table:table-cell office:value-type="string" office:string-value="Ealing"/>
          <table:table-cell office:value-type="float" office:value="15.469064451210073"/>
          <table:table-cell table:number-columns-repeated="23"/>
          <table:table-cell office:value-type="float" office:value="9"/>
          <table:table-cell office:value-type="float" office:value="3"/>
          <table:table-cell office:value-type="string" office:string-value="Ealing"/>
          <table:table-cell office:value-type="float" office:value="107.23721554259767"/>
          <table:table-cell office:value-type="float" office:value="72.399246607152065"/>
          <table:table-cell table:number-columns-repeated="16349"/>
        </table:table-row>
        <table:table-row>
          <table:table-cell/>
          <table:table-cell office:value-type="float" office:value="31"/>
          <table:table-cell office:value-type="float" office:value="4.1546674558637724"/>
          <table:table-cell office:value-type="float" office:value="28"/>
          <table:table-cell office:value-type="float" office:value="1.7313011507859719"/>
          <table:table-cell office:value-type="string" office:string-value="Enfield"/>
          <table:table-cell office:value-type="float" office:value="4.1546674558637724"/>
          <table:table-cell table:number-columns-repeated="23"/>
          <table:table-cell office:value-type="float" office:value="26"/>
          <table:table-cell office:value-type="float" office:value="27"/>
          <table:table-cell office:value-type="string" office:string-value="Enfield"/>
          <table:table-cell office:value-type="float" office:value="73.015150307900697"/>
          <table:table-cell office:value-type="float" office:value="29.874904670301529"/>
          <table:table-cell table:number-columns-repeated="16349"/>
        </table:table-row>
        <table:table-row>
          <table:table-cell/>
          <table:table-cell office:value-type="float" office:value="25"/>
          <table:table-cell office:value-type="float" office:value="6.9476418157133581"/>
          <table:table-cell office:value-type="float" office:value="30"/>
          <table:table-cell office:value-type="float" office:value="1.2454990850599139"/>
          <table:table-cell office:value-type="string" office:string-value="Greenwich"/>
          <table:table-cell office:value-type="float" office:value="6.9476418157133581"/>
          <table:table-cell table:number-columns-repeated="23"/>
          <table:table-cell office:value-type="float" office:value="18"/>
          <table:table-cell office:value-type="float" office:value="29"/>
          <table:table-cell office:value-type="string" office:string-value="Greenwich"/>
          <table:table-cell office:value-type="float" office:value="86.06929933297917"/>
          <table:table-cell office:value-type="float" office:value="28.534325010329969"/>
          <table:table-cell table:number-columns-repeated="16349"/>
        </table:table-row>
        <table:table-row>
          <table:table-cell/>
          <table:table-cell office:value-type="float" office:value="11"/>
          <table:table-cell office:value-type="float" office:value="11.735591215427478"/>
          <table:table-cell office:value-type="float" office:value="10"/>
          <table:table-cell office:value-type="float" office:value="5.7635138290090122"/>
          <table:table-cell office:value-type="string" office:string-value="Hackney"/>
          <table:table-cell office:value-type="float" office:value="11.735591215427478"/>
          <table:table-cell table:number-columns-repeated="23"/>
          <table:table-cell office:value-type="float" office:value="20"/>
          <table:table-cell office:value-type="float" office:value="11"/>
          <table:table-cell office:value-type="string" office:string-value="Hackney"/>
          <table:table-cell office:value-type="float" office:value="81.775591838005255"/>
          <table:table-cell office:value-type="float" office:value="55.706703606281806"/>
          <table:table-cell table:number-columns-repeated="16349"/>
        </table:table-row>
        <table:table-row>
          <table:table-cell/>
          <table:table-cell office:value-type="float" office:value="9"/>
          <table:table-cell office:value-type="float" office:value="12.397841171935235"/>
          <table:table-cell office:value-type="float" office:value="5"/>
          <table:table-cell office:value-type="float" office:value="8.1603700848111025"/>
          <table:table-cell office:value-type="string" office:string-value="Hammersmith and Fulham"/>
          <table:table-cell office:value-type="float" office:value="12.397841171935235"/>
          <table:table-cell table:number-columns-repeated="23"/>
          <table:table-cell office:value-type="float" office:value="1"/>
          <table:table-cell office:value-type="float" office:value="1"/>
          <table:table-cell office:value-type="string" office:string-value="Hammersmith and Fulham"/>
          <table:table-cell office:value-type="float" office:value="222.29144178874324"/>
          <table:table-cell office:value-type="float" office:value="83.37393986121819"/>
          <table:table-cell table:number-columns-repeated="16349"/>
        </table:table-row>
        <table:table-row>
          <table:table-cell/>
          <table:table-cell office:value-type="float" office:value="27"/>
          <table:table-cell office:value-type="float" office:value="6.1988089007087179"/>
          <table:table-cell office:value-type="float" office:value="26"/>
          <table:table-cell office:value-type="float" office:value="2.2223479650874935"/>
          <table:table-cell office:value-type="string" office:string-value="Haringey"/>
          <table:table-cell office:value-type="float" office:value="6.1988089007087179"/>
          <table:table-cell table:number-columns-repeated="23"/>
          <table:table-cell office:value-type="float" office:value="30"/>
          <table:table-cell office:value-type="float" office:value="23"/>
          <table:table-cell office:value-type="string" office:string-value="Haringey"/>
          <table:table-cell office:value-type="float" office:value="61.7065821674612"/>
          <table:table-cell office:value-type="float" office:value="32.766547368123241"/>
          <table:table-cell table:number-columns-repeated="16349"/>
        </table:table-row>
        <table:table-row>
          <table:table-cell/>
          <table:table-cell office:value-type="float" office:value="32"/>
          <table:table-cell office:value-type="float" office:value="3.5814554583401415"/>
          <table:table-cell office:value-type="float" office:value="27"/>
          <table:table-cell office:value-type="float" office:value="1.8731710215540931"/>
          <table:table-cell office:value-type="string" office:string-value="Harrow"/>
          <table:table-cell office:value-type="float" office:value="3.5814554583401415"/>
          <table:table-cell table:number-columns-repeated="23"/>
          <table:table-cell office:value-type="float" office:value="33"/>
          <table:table-cell office:value-type="float" office:value="33"/>
          <table:table-cell office:value-type="string" office:string-value="Harrow"/>
          <table:table-cell office:value-type="float" office:value="31.007590724758238"/>
          <table:table-cell office:value-type="float" office:value="16.901617671088403"/>
          <table:table-cell table:number-columns-repeated="16349"/>
        </table:table-row>
        <table:table-row>
          <table:table-cell/>
          <table:table-cell office:value-type="float" office:value="24"/>
          <table:table-cell office:value-type="float" office:value="7.1065845839598278"/>
          <table:table-cell office:value-type="float" office:value="24"/>
          <table:table-cell office:value-type="float" office:value="2.9759709495304829"/>
          <table:table-cell office:value-type="string" office:string-value="Havering"/>
          <table:table-cell office:value-type="float" office:value="7.1065845839598278"/>
          <table:table-cell table:number-columns-repeated="23"/>
          <table:table-cell office:value-type="float" office:value="24"/>
          <table:table-cell office:value-type="float" office:value="25"/>
          <table:table-cell office:value-type="string" office:string-value="Havering"/>
          <table:table-cell office:value-type="float" office:value="77.95965843002638"/>
          <table:table-cell office:value-type="float" office:value="31.37819512610287"/>
          <table:table-cell table:number-columns-repeated="16349"/>
        </table:table-row>
        <table:table-row>
          <table:table-cell/>
          <table:table-cell office:value-type="float" office:value="29"/>
          <table:table-cell office:value-type="float" office:value="5.7409331742549616"/>
          <table:table-cell office:value-type="float" office:value="19"/>
          <table:table-cell office:value-type="float" office:value="3.8332756032790667"/>
          <table:table-cell office:value-type="string" office:string-value="Hillingdon"/>
          <table:table-cell office:value-type="float" office:value="5.7409331742549616"/>
          <table:table-cell table:number-columns-repeated="23"/>
          <table:table-cell office:value-type="float" office:value="31"/>
          <table:table-cell office:value-type="float" office:value="19"/>
          <table:table-cell office:value-type="string" office:string-value="Hillingdon"/>
          <table:table-cell office:value-type="float" office:value="59.417054740920349"/>
          <table:table-cell office:value-type="float" office:value="39.963309343288564"/>
          <table:table-cell table:number-columns-repeated="16349"/>
        </table:table-row>
        <table:table-row>
          <table:table-cell/>
          <table:table-cell office:value-type="float" office:value="6"/>
          <table:table-cell office:value-type="float" office:value="13.371649942842625"/>
          <table:table-cell office:value-type="float" office:value="6"/>
          <table:table-cell office:value-type="float" office:value="6.9779626571827764"/>
          <table:table-cell office:value-type="string" office:string-value="Hounslow"/>
          <table:table-cell office:value-type="float" office:value="13.371649942842625"/>
          <table:table-cell table:number-columns-repeated="23"/>
          <table:table-cell office:value-type="float" office:value="10"/>
          <table:table-cell office:value-type="float" office:value="6"/>
          <table:table-cell office:value-type="string" office:string-value="Hounslow"/>
          <table:table-cell office:value-type="float" office:value="104.84091197764511"/>
          <table:table-cell office:value-type="float" office:value="66.758224310936114"/>
          <table:table-cell table:number-columns-repeated="16349"/>
        </table:table-row>
        <table:table-row>
          <table:table-cell/>
          <table:table-cell office:value-type="float" office:value="3"/>
          <table:table-cell office:value-type="float" office:value="14.901853977394316"/>
          <table:table-cell office:value-type="float" office:value="9"/>
          <table:table-cell office:value-type="float" office:value="6.0949750014590593"/>
          <table:table-cell office:value-type="string" office:string-value="Islington"/>
          <table:table-cell office:value-type="float" office:value="14.901853977394316"/>
          <table:table-cell table:number-columns-repeated="23"/>
          <table:table-cell office:value-type="float" office:value="6"/>
          <table:table-cell office:value-type="float" office:value="8"/>
          <table:table-cell office:value-type="string" office:string-value="Islington"/>
          <table:table-cell office:value-type="float" office:value="131.63823123164019"/>
          <table:table-cell office:value-type="float" office:value="61.642316596307609"/>
          <table:table-cell table:number-columns-repeated="16349"/>
        </table:table-row>
        <table:table-row>
          <table:table-cell/>
          <table:table-cell office:value-type="float" office:value="4"/>
          <table:table-cell office:value-type="float" office:value="14.702078521939955"/>
          <table:table-cell office:value-type="float" office:value="2"/>
          <table:table-cell office:value-type="float" office:value="9.3464203233256349"/>
          <table:table-cell office:value-type="string" office:string-value="Kensington and Chelsea"/>
          <table:table-cell office:value-type="float" office:value="14.702078521939955"/>
          <table:table-cell table:number-columns-repeated="23"/>
          <table:table-cell office:value-type="float" office:value="3"/>
          <table:table-cell office:value-type="float" office:value="10"/>
          <table:table-cell office:value-type="string" office:string-value="Kensington and Chelsea"/>
          <table:table-cell office:value-type="float" office:value="143.09699769053117"/>
          <table:table-cell office:value-type="float" office:value="57.618937644341806"/>
          <table:table-cell table:number-columns-repeated="16349"/>
        </table:table-row>
        <table:table-row>
          <table:table-cell/>
          <table:table-cell office:value-type="float" office:value="7"/>
          <table:table-cell office:value-type="float" office:value="13.331927456769296"/>
          <table:table-cell office:value-type="float" office:value="11"/>
          <table:table-cell office:value-type="float" office:value="5.2382960776043861"/>
          <table:table-cell office:value-type="string" office:string-value="Kingston upon Thames"/>
          <table:table-cell office:value-type="float" office:value="13.331927456769296"/>
          <table:table-cell table:number-columns-repeated="23"/>
          <table:table-cell office:value-type="float" office:value="8"/>
          <table:table-cell office:value-type="float" office:value="15"/>
          <table:table-cell office:value-type="string" office:string-value="Kingston upon Thames"/>
          <table:table-cell office:value-type="float" office:value="107.28595529312526"/>
          <table:table-cell office:value-type="float" office:value="50.596794601433992"/>
          <table:table-cell table:number-columns-repeated="16349"/>
        </table:table-row>
        <table:table-row>
          <table:table-cell/>
          <table:table-cell office:value-type="float" office:value="18"/>
          <table:table-cell office:value-type="float" office:value="8.2945480915024064"/>
          <table:table-cell office:value-type="float" office:value="29"/>
          <table:table-cell office:value-type="float" office:value="1.69820027688048"/>
          <table:table-cell office:value-type="string" office:string-value="Lambeth"/>
          <table:table-cell office:value-type="float" office:value="8.2945480915024064"/>
          <table:table-cell table:number-columns-repeated="23"/>
          <table:table-cell office:value-type="float" office:value="5"/>
          <table:table-cell office:value-type="float" office:value="26"/>
          <table:table-cell office:value-type="string" office:string-value="Lambeth"/>
          <table:table-cell office:value-type="float" office:value="131.99815413013383"/>
          <table:table-cell office:value-type="float" office:value="30.135144043773487"/>
          <table:table-cell table:number-columns-repeated="16349"/>
        </table:table-row>
        <table:table-row>
          <table:table-cell/>
          <table:table-cell office:value-type="float" office:value="12"/>
          <table:table-cell office:value-type="float" office:value="11.433255450708044"/>
          <table:table-cell office:value-type="float" office:value="21"/>
          <table:table-cell office:value-type="float" office:value="3.5369899441052315"/>
          <table:table-cell office:value-type="string" office:string-value="Lewisham"/>
          <table:table-cell office:value-type="float" office:value="11.433255450708044"/>
          <table:table-cell table:number-columns-repeated="23"/>
          <table:table-cell office:value-type="float" office:value="12"/>
          <table:table-cell office:value-type="float" office:value="20"/>
          <table:table-cell office:value-type="string" office:string-value="Lewisham"/>
          <table:table-cell office:value-type="float" office:value="96.749583693701837"/>
          <table:table-cell office:value-type="float" office:value="37.792866639988645"/>
          <table:table-cell table:number-columns-repeated="16349"/>
        </table:table-row>
        <table:table-row>
          <table:table-cell/>
          <table:table-cell office:value-type="float" office:value="5"/>
          <table:table-cell office:value-type="float" office:value="13.456920390045118"/>
          <table:table-cell office:value-type="float" office:value="22"/>
          <table:table-cell office:value-type="float" office:value="3.3564983262989374"/>
          <table:table-cell office:value-type="string" office:string-value="Merton"/>
          <table:table-cell office:value-type="float" office:value="13.456920390045118"/>
          <table:table-cell table:number-columns-repeated="23"/>
          <table:table-cell office:value-type="float" office:value="22"/>
          <table:table-cell office:value-type="float" office:value="24"/>
          <table:table-cell office:value-type="string" office:string-value="Merton"/>
          <table:table-cell office:value-type="float" office:value="79.386188327754326"/>
          <table:table-cell office:value-type="float" office:value="32.004075098238978"/>
          <table:table-cell table:number-columns-repeated="16349"/>
        </table:table-row>
        <table:table-row>
          <table:table-cell/>
          <table:table-cell office:value-type="float" office:value="1"/>
          <table:table-cell office:value-type="float" office:value="15.568253968253968"/>
          <table:table-cell office:value-type="float" office:value="7"/>
          <table:table-cell office:value-type="float" office:value="6.7837742504409171"/>
          <table:table-cell office:value-type="string" office:string-value="Newham"/>
          <table:table-cell office:value-type="float" office:value="15.568253968253968"/>
          <table:table-cell table:number-columns-repeated="23"/>
          <table:table-cell office:value-type="float" office:value="7"/>
          <table:table-cell office:value-type="float" office:value="5"/>
          <table:table-cell office:value-type="string" office:string-value="Newham"/>
          <table:table-cell office:value-type="float" office:value="115.18871252204586"/>
          <table:table-cell office:value-type="float" office:value="68.910052910052912"/>
          <table:table-cell table:number-columns-repeated="16349"/>
        </table:table-row>
        <table:table-row>
          <table:table-cell/>
          <table:table-cell office:value-type="float" office:value="26"/>
          <table:table-cell office:value-type="float" office:value="6.8388399942288265"/>
          <table:table-cell office:value-type="float" office:value="23"/>
          <table:table-cell office:value-type="float" office:value="3.1793916659015493"/>
          <table:table-cell office:value-type="string" office:string-value="Redbridge"/>
          <table:table-cell office:value-type="float" office:value="6.8388399942288265"/>
          <table:table-cell table:number-columns-repeated="23"/>
          <table:table-cell office:value-type="float" office:value="17"/>
          <table:table-cell office:value-type="float" office:value="18"/>
          <table:table-cell office:value-type="string" office:string-value="Redbridge"/>
          <table:table-cell office:value-type="float" office:value="86.462664445639476"/>
          <table:table-cell office:value-type="float" office:value="43.679909759840506"/>
          <table:table-cell table:number-columns-repeated="16349"/>
        </table:table-row>
        <table:table-row>
          <table:table-cell/>
          <table:table-cell office:value-type="float" office:value="20"/>
          <table:table-cell office:value-type="float" office:value="7.906690404485782"/>
          <table:table-cell office:value-type="float" office:value="13"/>
          <table:table-cell office:value-type="float" office:value="5.1163874145188935"/>
          <table:table-cell office:value-type="string" office:string-value="Richmond upon Thames"/>
          <table:table-cell office:value-type="float" office:value="7.906690404485782"/>
          <table:table-cell table:number-columns-repeated="23"/>
          <table:table-cell office:value-type="float" office:value="29"/>
          <table:table-cell office:value-type="float" office:value="22"/>
          <table:table-cell office:value-type="string" office:string-value="Richmond upon Thames"/>
          <table:table-cell office:value-type="float" office:value="63.880800652235401"/>
          <table:table-cell office:value-type="float" office:value="34.882947039150764"/>
          <table:table-cell table:number-columns-repeated="16349"/>
        </table:table-row>
        <table:table-row>
          <table:table-cell/>
          <table:table-cell office:value-type="float" office:value="14"/>
          <table:table-cell office:value-type="float" office:value="10.994660604779023"/>
          <table:table-cell office:value-type="float" office:value="15"/>
          <table:table-cell office:value-type="float" office:value="4.5067667582998521"/>
          <table:table-cell office:value-type="string" office:string-value="Southwark"/>
          <table:table-cell office:value-type="float" office:value="10.994660604779023"/>
          <table:table-cell table:number-columns-repeated="23"/>
          <table:table-cell office:value-type="float" office:value="11"/>
          <table:table-cell office:value-type="float" office:value="13"/>
          <table:table-cell office:value-type="string" office:string-value="Southwark"/>
          <table:table-cell office:value-type="float" office:value="103.96489744131952"/>
          <table:table-cell office:value-type="float" office:value="51.114136181010785"/>
          <table:table-cell table:number-columns-repeated="16349"/>
        </table:table-row>
        <table:table-row>
          <table:table-cell/>
          <table:table-cell office:value-type="float" office:value="21"/>
          <table:table-cell office:value-type="float" office:value="7.8259242246380509"/>
          <table:table-cell office:value-type="float" office:value="32"/>
          <table:table-cell office:value-type="float" office:value="0.69922931659266063"/>
          <table:table-cell office:value-type="string" office:string-value="Sutton"/>
          <table:table-cell office:value-type="float" office:value="7.8259242246380509"/>
          <table:table-cell table:number-columns-repeated="23"/>
          <table:table-cell office:value-type="float" office:value="23"/>
          <table:table-cell office:value-type="float" office:value="30"/>
          <table:table-cell office:value-type="string" office:string-value="Sutton"/>
          <table:table-cell office:value-type="float" office:value="78.499123836744417"/>
          <table:table-cell office:value-type="float" office:value="27.746303952091733"/>
          <table:table-cell table:number-columns-repeated="16349"/>
        </table:table-row>
        <table:table-row>
          <table:table-cell/>
          <table:table-cell office:value-type="float" office:value="23"/>
          <table:table-cell office:value-type="float" office:value="7.4318568994889267"/>
          <table:table-cell office:value-type="float" office:value="8"/>
          <table:table-cell office:value-type="float" office:value="6.4290692271952912"/>
          <table:table-cell office:value-type="string" office:string-value="Tower Hamlets"/>
          <table:table-cell office:value-type="float" office:value="7.4318568994889267"/>
          <table:table-cell table:number-columns-repeated="23"/>
          <table:table-cell office:value-type="float" office:value="16"/>
          <table:table-cell office:value-type="float" office:value="4"/>
          <table:table-cell office:value-type="string" office:string-value="Tower Hamlets"/>
          <table:table-cell office:value-type="float" office:value="87.368359919467238"/>
          <table:table-cell office:value-type="float" office:value="69.691807340870369"/>
          <table:table-cell table:number-columns-repeated="16349"/>
        </table:table-row>
        <table:table-row>
          <table:table-cell/>
          <table:table-cell office:value-type="float" office:value="22"/>
          <table:table-cell office:value-type="float" office:value="7.7209501390969395"/>
          <table:table-cell office:value-type="float" office:value="18"/>
          <table:table-cell office:value-type="float" office:value="4.1458021256865676"/>
          <table:table-cell office:value-type="string" office:string-value="Waltham Forest"/>
          <table:table-cell office:value-type="float" office:value="7.7209501390969395"/>
          <table:table-cell table:number-columns-repeated="23"/>
          <table:table-cell office:value-type="float" office:value="21"/>
          <table:table-cell office:value-type="float" office:value="17"/>
          <table:table-cell office:value-type="string" office:string-value="Waltham Forest"/>
          <table:table-cell office:value-type="float" office:value="80.657678864398321"/>
          <table:table-cell office:value-type="float" office:value="45.606676653113631"/>
          <table:table-cell table:number-columns-repeated="16349"/>
        </table:table-row>
        <table:table-row>
          <table:table-cell/>
          <table:table-cell office:value-type="float" office:value="17"/>
          <table:table-cell office:value-type="float" office:value="8.4406092328004902"/>
          <table:table-cell office:value-type="float" office:value="14"/>
          <table:table-cell office:value-type="float" office:value="4.7138523443517082"/>
          <table:table-cell office:value-type="string" office:string-value="Wandsworth"/>
          <table:table-cell office:value-type="float" office:value="8.4406092328004902"/>
          <table:table-cell table:number-columns-repeated="23"/>
          <table:table-cell office:value-type="float" office:value="4"/>
          <table:table-cell office:value-type="float" office:value="7"/>
          <table:table-cell office:value-type="string" office:string-value="Wandsworth"/>
          <table:table-cell office:value-type="float" office:value="133.32390248502853"/>
          <table:table-cell office:value-type="float" office:value="64.521148677323524"/>
          <table:table-cell table:number-columns-repeated="16349"/>
        </table:table-row>
        <table:table-row>
          <table:table-cell/>
          <table:table-cell office:value-type="float" office:value="8"/>
          <table:table-cell office:value-type="float" office:value="12.417517852300461"/>
          <table:table-cell office:value-type="float" office:value="3"/>
          <table:table-cell office:value-type="float" office:value="9.2786766699810173"/>
          <table:table-cell office:value-type="string" office:string-value="Westminster"/>
          <table:table-cell office:value-type="float" office:value="12.417517852300461"/>
          <table:table-cell table:number-columns-repeated="23"/>
          <table:table-cell office:value-type="float" office:value="2"/>
          <table:table-cell office:value-type="float" office:value="2"/>
          <table:table-cell office:value-type="string" office:string-value="Westminster"/>
          <table:table-cell office:value-type="float" office:value="165.2919642050077"/>
          <table:table-cell office:value-type="float" office:value="72.435144174274612"/>
          <table:table-cell table:number-columns-repeated="16349"/>
        </table:table-row>
        <table:table-row>
          <table:table-cell table:number-columns-repeated="2"/>
          <table:table-cell office:value-type="float" office:value="8.997759422749013"/>
          <table:table-cell/>
          <table:table-cell office:value-type="float" office:value="4.162885442525547"/>
          <table:table-cell office:value-type="string" office:string-value="LONDON"/>
          <table:table-cell office:value-type="float" office:value="8.997759422749013"/>
          <table:table-cell table:number-columns-repeated="25"/>
          <table:table-cell office:value-type="string" office:string-value="LONDON"/>
          <table:table-cell office:value-type="float" office:value="90.369395210316071"/>
          <table:table-cell office:value-type="float" office:value="43.665914883913729"/>
          <table:table-cell table:number-columns-repeated="16349"/>
        </table:table-row>
        <table:table-row>
          <table:table-cell table:number-columns-repeated="2"/>
          <table:table-cell office:value-type="float" office:value="8.6763573961292852"/>
          <table:table-cell/>
          <table:table-cell office:value-type="float" office:value="3.7496849056873858"/>
          <table:table-cell office:value-type="string" office:string-value="NATIONAL"/>
          <table:table-cell office:value-type="float" office:value="8.6763573961292852"/>
          <table:table-cell table:number-columns-repeated="25"/>
          <table:table-cell office:value-type="string" office:string-value="National"/>
          <table:table-cell office:value-type="float" office:value="81.047302564808334"/>
          <table:table-cell office:value-type="float" office:value="38.939469090716287"/>
          <table:table-cell table:number-columns-repeated="16349"/>
        </table:table-row>
        <table:table-row table:number-rows-repeated="65">
          <table:table-cell table:number-columns-repeated="16384"/>
        </table:table-row>
        <table:table-row>
          <table:table-cell table:number-columns-repeated="3"/>
          <table:table-cell office:value-type="float" office:value="13"/>
          <table:table-cell office:value-type="float" office:value="116"/>
          <table:table-cell office:value-type="string" office:string-value="Barking and Dagenham"/>
          <table:table-cell table:number-columns-repeated="2"/>
          <table:table-cell office:value-type="float" office:value="11"/>
          <table:table-cell office:value-type="float" office:value="2.9201719378315824E-3"/>
          <table:table-cell office:value-type="string" office:string-value="Barking and Dagenham"/>
          <table:table-cell table:number-columns-repeated="16373"/>
        </table:table-row>
        <table:table-row>
          <table:table-cell table:number-columns-repeated="3"/>
          <table:table-cell office:value-type="float" office:value="2"/>
          <table:table-cell office:value-type="float" office:value="1216"/>
          <table:table-cell office:value-type="string" office:string-value="Barnet"/>
          <table:table-cell table:number-columns-repeated="2"/>
          <table:table-cell office:value-type="float" office:value="2"/>
          <table:table-cell office:value-type="float" office:value="1.1650697111257774E-2"/>
          <table:table-cell office:value-type="string" office:string-value="Barnet"/>
          <table:table-cell table:number-columns-repeated="16373"/>
        </table:table-row>
        <table:table-row>
          <table:table-cell table:number-columns-repeated="3"/>
          <table:table-cell office:value-type="float" office:value="26"/>
          <table:table-cell office:value-type="float" office:value="-501"/>
          <table:table-cell office:value-type="string" office:string-value="Bexley"/>
          <table:table-cell table:number-columns-repeated="2"/>
          <table:table-cell office:value-type="float" office:value="25"/>
          <table:table-cell office:value-type="float" office:value="-7.4048076871338353E-3"/>
          <table:table-cell office:value-type="string" office:string-value="Bexley"/>
          <table:table-cell table:number-columns-repeated="16373"/>
        </table:table-row>
        <table:table-row>
          <table:table-cell table:number-columns-repeated="3"/>
          <table:table-cell office:value-type="float" office:value="33"/>
          <table:table-cell office:value-type="float" office:value="-2378"/>
          <table:table-cell office:value-type="string" office:string-value="Brent"/>
          <table:table-cell table:number-columns-repeated="2"/>
          <table:table-cell office:value-type="float" office:value="33"/>
          <table:table-cell office:value-type="float" office:value="-2.8938593715773845E-2"/>
          <table:table-cell office:value-type="string" office:string-value="Brent"/>
          <table:table-cell table:number-columns-repeated="16373"/>
        </table:table-row>
        <table:table-row>
          <table:table-cell table:number-columns-repeated="3"/>
          <table:table-cell office:value-type="float" office:value="14"/>
          <table:table-cell office:value-type="float" office:value="58"/>
          <table:table-cell office:value-type="string" office:string-value="Bromley"/>
          <table:table-cell table:number-columns-repeated="2"/>
          <table:table-cell office:value-type="float" office:value="15"/>
          <table:table-cell office:value-type="float" office:value="4.4541032840577852E-4"/>
          <table:table-cell office:value-type="string" office:string-value="Bromley"/>
          <table:table-cell table:number-columns-repeated="16373"/>
        </table:table-row>
        <table:table-row>
          <table:table-cell table:number-columns-repeated="3"/>
          <table:table-cell office:value-type="float" office:value="1"/>
          <table:table-cell office:value-type="float" office:value="1646"/>
          <table:table-cell office:value-type="string" office:string-value="Camden"/>
          <table:table-cell table:number-columns-repeated="2"/>
          <table:table-cell office:value-type="float" office:value="1"/>
          <table:table-cell office:value-type="float" office:value="2.648532958003675E-2"/>
          <table:table-cell office:value-type="string" office:string-value="Camden"/>
          <table:table-cell table:number-columns-repeated="16373"/>
        </table:table-row>
        <table:table-row>
          <table:table-cell table:number-columns-repeated="3"/>
          <table:table-cell office:value-type="float" office:value="16"/>
          <table:table-cell office:value-type="float" office:value="-62"/>
          <table:table-cell office:value-type="string" office:string-value="City of London"/>
          <table:table-cell table:number-columns-repeated="2"/>
          <table:table-cell office:value-type="float" office:value="32"/>
          <table:table-cell office:value-type="float" office:value="-2.441313225626951E-2"/>
          <table:table-cell office:value-type="string" office:string-value="City of London"/>
          <table:table-cell table:number-columns-repeated="16373"/>
        </table:table-row>
        <table:table-row>
          <table:table-cell table:number-columns-repeated="3"/>
          <table:table-cell office:value-type="float" office:value="20"/>
          <table:table-cell office:value-type="float" office:value="-205"/>
          <table:table-cell office:value-type="string" office:string-value="Croydon"/>
          <table:table-cell table:number-columns-repeated="2"/>
          <table:table-cell office:value-type="float" office:value="17"/>
          <table:table-cell office:value-type="float" office:value="-2.0260543202535999E-3"/>
          <table:table-cell office:value-type="string" office:string-value="Croydon"/>
          <table:table-cell table:number-columns-repeated="16373"/>
        </table:table-row>
        <table:table-row>
          <table:table-cell table:number-columns-repeated="3"/>
          <table:table-cell office:value-type="float" office:value="24"/>
          <table:table-cell office:value-type="float" office:value="-467"/>
          <table:table-cell office:value-type="string" office:string-value="Ealing"/>
          <table:table-cell table:number-columns-repeated="2"/>
          <table:table-cell office:value-type="float" office:value="21"/>
          <table:table-cell office:value-type="float" office:value="-5.9779257185629889E-3"/>
          <table:table-cell office:value-type="string" office:string-value="Ealing"/>
          <table:table-cell table:number-columns-repeated="16373"/>
        </table:table-row>
        <table:table-row>
          <table:table-cell table:number-columns-repeated="3"/>
          <table:table-cell office:value-type="float" office:value="10"/>
          <table:table-cell office:value-type="float" office:value="302"/>
          <table:table-cell office:value-type="string" office:string-value="Enfield"/>
          <table:table-cell table:number-columns-repeated="2"/>
          <table:table-cell office:value-type="float" office:value="9"/>
          <table:table-cell office:value-type="float" office:value="3.3706862039720479E-3"/>
          <table:table-cell office:value-type="string" office:string-value="Enfield"/>
          <table:table-cell table:number-columns-repeated="16373"/>
        </table:table-row>
        <table:table-row>
          <table:table-cell table:number-columns-repeated="3"/>
          <table:table-cell office:value-type="float" office:value="19"/>
          <table:table-cell office:value-type="float" office:value="-190"/>
          <table:table-cell office:value-type="string" office:string-value="Greenwich"/>
          <table:table-cell table:number-columns-repeated="2"/>
          <table:table-cell office:value-type="float" office:value="18"/>
          <table:table-cell office:value-type="float" office:value="-3.1317914701442049E-3"/>
          <table:table-cell office:value-type="string" office:string-value="Greenwich"/>
          <table:table-cell table:number-columns-repeated="16373"/>
        </table:table-row>
        <table:table-row>
          <table:table-cell table:number-columns-repeated="3"/>
          <table:table-cell office:value-type="float" office:value="7"/>
          <table:table-cell office:value-type="float" office:value="383"/>
          <table:table-cell office:value-type="string" office:string-value="Hackney"/>
          <table:table-cell table:number-columns-repeated="2"/>
          <table:table-cell office:value-type="float" office:value="6"/>
          <table:table-cell office:value-type="float" office:value="5.7762252231969569E-3"/>
          <table:table-cell office:value-type="string" office:string-value="Hackney"/>
          <table:table-cell table:number-columns-repeated="16373"/>
        </table:table-row>
        <table:table-row>
          <table:table-cell table:number-columns-repeated="3"/>
          <table:table-cell office:value-type="float" office:value="32"/>
          <table:table-cell office:value-type="float" office:value="-724"/>
          <table:table-cell office:value-type="string" office:string-value="Hammersmith and Fulham"/>
          <table:table-cell table:number-columns-repeated="2"/>
          <table:table-cell office:value-type="float" office:value="31"/>
          <table:table-cell office:value-type="float" office:value="-2.3406518282415814E-2"/>
          <table:table-cell office:value-type="string" office:string-value="Hammersmith and Fulham"/>
          <table:table-cell table:number-columns-repeated="16373"/>
        </table:table-row>
        <table:table-row>
          <table:table-cell table:number-columns-repeated="3"/>
          <table:table-cell office:value-type="float" office:value="27"/>
          <table:table-cell office:value-type="float" office:value="-517"/>
          <table:table-cell office:value-type="string" office:string-value="Haringey"/>
          <table:table-cell table:number-columns-repeated="2"/>
          <table:table-cell office:value-type="float" office:value="27"/>
          <table:table-cell office:value-type="float" office:value="-7.6766408743032723E-3"/>
          <table:table-cell office:value-type="string" office:string-value="Haringey"/>
          <table:table-cell table:number-columns-repeated="16373"/>
        </table:table-row>
        <table:table-row>
          <table:table-cell table:number-columns-repeated="3"/>
          <table:table-cell office:value-type="float" office:value="3"/>
          <table:table-cell office:value-type="float" office:value="699"/>
          <table:table-cell office:value-type="string" office:string-value="Harrow"/>
          <table:table-cell table:number-columns-repeated="2"/>
          <table:table-cell office:value-type="float" office:value="3"/>
          <table:table-cell office:value-type="float" office:value="1.0375803977439367E-2"/>
          <table:table-cell office:value-type="string" office:string-value="Harrow"/>
          <table:table-cell table:number-columns-repeated="16373"/>
        </table:table-row>
        <table:table-row>
          <table:table-cell table:number-columns-repeated="3"/>
          <table:table-cell office:value-type="float" office:value="17"/>
          <table:table-cell office:value-type="float" office:value="-147"/>
          <table:table-cell office:value-type="string" office:string-value="Havering"/>
          <table:table-cell table:number-columns-repeated="2"/>
          <table:table-cell office:value-type="float" office:value="16"/>
          <table:table-cell office:value-type="float" office:value="-1.6344117023385681E-3"/>
          <table:table-cell office:value-type="string" office:string-value="Havering"/>
          <table:table-cell table:number-columns-repeated="16373"/>
        </table:table-row>
        <table:table-row>
          <table:table-cell table:number-columns-repeated="3"/>
          <table:table-cell office:value-type="float" office:value="5"/>
          <table:table-cell office:value-type="float" office:value="457"/>
          <table:table-cell office:value-type="string" office:string-value="Hillingdon"/>
          <table:table-cell table:number-columns-repeated="2"/>
          <table:table-cell office:value-type="float" office:value="7"/>
          <table:table-cell office:value-type="float" office:value="5.5850909350819641E-3"/>
          <table:table-cell office:value-type="string" office:string-value="Hillingdon"/>
          <table:table-cell table:number-columns-repeated="16373"/>
        </table:table-row>
        <table:table-row>
          <table:table-cell table:number-columns-repeated="3"/>
          <table:table-cell office:value-type="float" office:value="12"/>
          <table:table-cell office:value-type="float" office:value="162"/>
          <table:table-cell office:value-type="string" office:string-value="Hounslow"/>
          <table:table-cell table:number-columns-repeated="2"/>
          <table:table-cell office:value-type="float" office:value="13"/>
          <table:table-cell office:value-type="float" office:value="8.7954168410313976E-4"/>
          <table:table-cell office:value-type="string" office:string-value="Hounslow"/>
          <table:table-cell table:number-columns-repeated="16373"/>
        </table:table-row>
        <table:table-row>
          <table:table-cell table:number-columns-repeated="3"/>
          <table:table-cell office:value-type="float" office:value="31"/>
          <table:table-cell office:value-type="float" office:value="-680"/>
          <table:table-cell office:value-type="string" office:string-value="Islington"/>
          <table:table-cell table:number-columns-repeated="2"/>
          <table:table-cell office:value-type="float" office:value="30"/>
          <table:table-cell office:value-type="float" office:value="-1.4034155363225137E-2"/>
          <table:table-cell office:value-type="string" office:string-value="Islington"/>
          <table:table-cell table:number-columns-repeated="16373"/>
        </table:table-row>
        <table:table-row>
          <table:table-cell table:number-columns-repeated="3"/>
          <table:table-cell office:value-type="float" office:value="15"/>
          <table:table-cell office:value-type="float" office:value="14"/>
          <table:table-cell office:value-type="string" office:string-value="Kensington and Chelsea"/>
          <table:table-cell table:number-columns-repeated="2"/>
          <table:table-cell office:value-type="float" office:value="14"/>
          <table:table-cell office:value-type="float" office:value="8.6227511997080675E-4"/>
          <table:table-cell office:value-type="string" office:string-value="Kensington and Chelsea"/>
          <table:table-cell table:number-columns-repeated="16373"/>
        </table:table-row>
        <table:table-row>
          <table:table-cell table:number-columns-repeated="3"/>
          <table:table-cell office:value-type="float" office:value="18"/>
          <table:table-cell office:value-type="float" office:value="-189"/>
          <table:table-cell office:value-type="string" office:string-value="Kingston upon Thames"/>
          <table:table-cell table:number-columns-repeated="2"/>
          <table:table-cell office:value-type="float" office:value="20"/>
          <table:table-cell office:value-type="float" office:value="-4.5591753276183339E-3"/>
          <table:table-cell office:value-type="string" office:string-value="Kingston upon Thames"/>
          <table:table-cell table:number-columns-repeated="16373"/>
        </table:table-row>
        <table:table-row>
          <table:table-cell table:number-columns-repeated="3"/>
          <table:table-cell office:value-type="float" office:value="23"/>
          <table:table-cell office:value-type="float" office:value="-448"/>
          <table:table-cell office:value-type="string" office:string-value="Lambeth"/>
          <table:table-cell table:number-columns-repeated="2"/>
          <table:table-cell office:value-type="float" office:value="22"/>
          <table:table-cell office:value-type="float" office:value="-6.1270540950954262E-3"/>
          <table:table-cell office:value-type="string" office:string-value="Lambeth"/>
          <table:table-cell table:number-columns-repeated="16373"/>
        </table:table-row>
        <table:table-row>
          <table:table-cell table:number-columns-repeated="3"/>
          <table:table-cell office:value-type="float" office:value="30"/>
          <table:table-cell office:value-type="float" office:value="-679"/>
          <table:table-cell office:value-type="string" office:string-value="Lewisham"/>
          <table:table-cell table:number-columns-repeated="2"/>
          <table:table-cell office:value-type="float" office:value="28"/>
          <table:table-cell office:value-type="float" office:value="-9.2882963532591074E-3"/>
          <table:table-cell office:value-type="string" office:string-value="Lewisham"/>
          <table:table-cell table:number-columns-repeated="16373"/>
        </table:table-row>
        <table:table-row>
          <table:table-cell table:number-columns-repeated="3"/>
          <table:table-cell office:value-type="float" office:value="4"/>
          <table:table-cell office:value-type="float" office:value="488"/>
          <table:table-cell office:value-type="string" office:string-value="Merton"/>
          <table:table-cell table:number-columns-repeated="2"/>
          <table:table-cell office:value-type="float" office:value="4"/>
          <table:table-cell office:value-type="float" office:value="8.731308168125099E-3"/>
          <table:table-cell office:value-type="string" office:string-value="Merton"/>
          <table:table-cell table:number-columns-repeated="16373"/>
        </table:table-row>
        <table:table-row>
          <table:table-cell table:number-columns-repeated="3"/>
          <table:table-cell office:value-type="float" office:value="28"/>
          <table:table-cell office:value-type="float" office:value="-518"/>
          <table:table-cell office:value-type="string" office:string-value="Newham"/>
          <table:table-cell table:number-columns-repeated="2"/>
          <table:table-cell office:value-type="float" office:value="23"/>
          <table:table-cell office:value-type="float" office:value="-7.1282148035842832E-3"/>
          <table:table-cell office:value-type="string" office:string-value="Newham"/>
          <table:table-cell table:number-columns-repeated="16373"/>
        </table:table-row>
        <table:table-row>
          <table:table-cell table:number-columns-repeated="3"/>
          <table:table-cell office:value-type="float" office:value="22"/>
          <table:table-cell office:value-type="float" office:value="-441"/>
          <table:table-cell office:value-type="string" office:string-value="Redbridge"/>
          <table:table-cell table:number-columns-repeated="2"/>
          <table:table-cell office:value-type="float" office:value="26"/>
          <table:table-cell office:value-type="float" office:value="-7.5854902094094762E-3"/>
          <table:table-cell office:value-type="string" office:string-value="Redbridge"/>
          <table:table-cell table:number-columns-repeated="16373"/>
        </table:table-row>
        <table:table-row>
          <table:table-cell table:number-columns-repeated="3"/>
          <table:table-cell office:value-type="float" office:value="9"/>
          <table:table-cell office:value-type="float" office:value="370"/>
          <table:table-cell office:value-type="string" office:string-value="Richmond upon Thames"/>
          <table:table-cell table:number-columns-repeated="2"/>
          <table:table-cell office:value-type="float" office:value="5"/>
          <table:table-cell office:value-type="float" office:value="5.9106800349457353E-3"/>
          <table:table-cell office:value-type="string" office:string-value="Richmond upon Thames"/>
          <table:table-cell table:number-columns-repeated="16373"/>
        </table:table-row>
        <table:table-row>
          <table:table-cell table:number-columns-repeated="3"/>
          <table:table-cell office:value-type="float" office:value="6"/>
          <table:table-cell office:value-type="float" office:value="419"/>
          <table:table-cell office:value-type="string" office:string-value="Southwark"/>
          <table:table-cell table:number-columns-repeated="2"/>
          <table:table-cell office:value-type="float" office:value="8"/>
          <table:table-cell office:value-type="float" office:value="5.1131091810537252E-3"/>
          <table:table-cell office:value-type="string" office:string-value="Southwark"/>
          <table:table-cell table:number-columns-repeated="16373"/>
        </table:table-row>
        <table:table-row>
          <table:table-cell table:number-columns-repeated="3"/>
          <table:table-cell office:value-type="float" office:value="29"/>
          <table:table-cell office:value-type="float" office:value="-544"/>
          <table:table-cell office:value-type="string" office:string-value="Sutton"/>
          <table:table-cell table:number-columns-repeated="2"/>
          <table:table-cell office:value-type="float" office:value="29"/>
          <table:table-cell office:value-type="float" office:value="-9.4246656880373862E-3"/>
          <table:table-cell office:value-type="string" office:string-value="Sutton"/>
          <table:table-cell table:number-columns-repeated="16373"/>
        </table:table-row>
        <table:table-row>
          <table:table-cell table:number-columns-repeated="3"/>
          <table:table-cell office:value-type="float" office:value="11"/>
          <table:table-cell office:value-type="float" office:value="227"/>
          <table:table-cell office:value-type="string" office:string-value="Tower Hamlets"/>
          <table:table-cell table:number-columns-repeated="2"/>
          <table:table-cell office:value-type="float" office:value="10"/>
          <table:table-cell office:value-type="float" office:value="3.0711690428732417E-3"/>
          <table:table-cell office:value-type="string" office:string-value="Tower Hamlets"/>
          <table:table-cell table:number-columns-repeated="16373"/>
        </table:table-row>
        <table:table-row>
          <table:table-cell table:number-columns-repeated="3"/>
          <table:table-cell office:value-type="float" office:value="25"/>
          <table:table-cell office:value-type="float" office:value="-468"/>
          <table:table-cell office:value-type="string" office:string-value="Waltham Forest"/>
          <table:table-cell table:number-columns-repeated="2"/>
          <table:table-cell office:value-type="float" office:value="24"/>
          <table:table-cell office:value-type="float" office:value="-7.1851643371556584E-3"/>
          <table:table-cell office:value-type="string" office:string-value="Waltham Forest"/>
          <table:table-cell table:number-columns-repeated="16373"/>
        </table:table-row>
        <table:table-row>
          <table:table-cell table:number-columns-repeated="3"/>
          <table:table-cell office:value-type="float" office:value="21"/>
          <table:table-cell office:value-type="float" office:value="-419"/>
          <table:table-cell office:value-type="string" office:string-value="Wandsworth"/>
          <table:table-cell table:number-columns-repeated="2"/>
          <table:table-cell office:value-type="float" office:value="19"/>
          <table:table-cell office:value-type="float" office:value="-3.539069585297757E-3"/>
          <table:table-cell office:value-type="string" office:string-value="Wandsworth"/>
          <table:table-cell table:number-columns-repeated="16373"/>
        </table:table-row>
        <table:table-row>
          <table:table-cell table:number-columns-repeated="3"/>
          <table:table-cell office:value-type="float" office:value="8"/>
          <table:table-cell office:value-type="float" office:value="372"/>
          <table:table-cell office:value-type="string" office:string-value="Westminster"/>
          <table:table-cell table:number-columns-repeated="2"/>
          <table:table-cell office:value-type="float" office:value="12"/>
          <table:table-cell office:value-type="float" office:value="1.5062027087928975E-3"/>
          <table:table-cell office:value-type="string" office:string-value="Westminster"/>
          <table:table-cell table:number-columns-repeated="16373"/>
        </table:table-row>
        <table:table-row table:number-rows-repeated="17">
          <table:table-cell table:number-columns-repeated="16384"/>
        </table:table-row>
        <table:table-row>
          <table:table-cell table:number-columns-repeated="3"/>
          <table:table-cell office:value-type="float" office:value="6"/>
          <table:table-cell office:value-type="float" office:value="821"/>
          <table:table-cell office:value-type="string" office:string-value="Barking and Dagenham"/>
          <table:table-cell table:number-columns-repeated="2"/>
          <table:table-cell office:value-type="float" office:value="3"/>
          <table:table-cell office:value-type="float" office:value="1.8707660528743314E-2"/>
          <table:table-cell office:value-type="string" office:string-value="Barking and Dagenham"/>
          <table:table-cell table:number-columns-repeated="16373"/>
        </table:table-row>
        <table:table-row>
          <table:table-cell table:number-columns-repeated="3"/>
          <table:table-cell office:value-type="float" office:value="12"/>
          <table:table-cell office:value-type="float" office:value="313"/>
          <table:table-cell office:value-type="string" office:string-value="Barnet"/>
          <table:table-cell table:number-columns-repeated="2"/>
          <table:table-cell office:value-type="float" office:value="11"/>
          <table:table-cell office:value-type="float" office:value="2.4529788220647615E-3"/>
          <table:table-cell office:value-type="string" office:string-value="Barnet"/>
          <table:table-cell table:number-columns-repeated="16373"/>
        </table:table-row>
        <table:table-row>
          <table:table-cell table:number-columns-repeated="3"/>
          <table:table-cell office:value-type="float" office:value="28"/>
          <table:table-cell office:value-type="float" office:value="-1817"/>
          <table:table-cell office:value-type="string" office:string-value="Bexley"/>
          <table:table-cell table:number-columns-repeated="2"/>
          <table:table-cell office:value-type="float" office:value="26"/>
          <table:table-cell office:value-type="float" office:value="-2.6791155547469064E-2"/>
          <table:table-cell office:value-type="string" office:string-value="Bexley"/>
          <table:table-cell table:number-columns-repeated="16373"/>
        </table:table-row>
        <table:table-row>
          <table:table-cell table:number-columns-repeated="3"/>
          <table:table-cell office:value-type="float" office:value="33"/>
          <table:table-cell office:value-type="float" office:value="-6031"/>
          <table:table-cell office:value-type="string" office:string-value="Brent"/>
          <table:table-cell table:number-columns-repeated="2"/>
          <table:table-cell office:value-type="float" office:value="32"/>
          <table:table-cell office:value-type="float" office:value="-7.339304402852484E-2"/>
          <table:table-cell office:value-type="string" office:string-value="Brent"/>
          <table:table-cell table:number-columns-repeated="16373"/>
        </table:table-row>
        <table:table-row>
          <table:table-cell table:number-columns-repeated="3"/>
          <table:table-cell office:value-type="float" office:value="13"/>
          <table:table-cell office:value-type="float" office:value="155"/>
          <table:table-cell office:value-type="string" office:string-value="Bromley"/>
          <table:table-cell table:number-columns-repeated="2"/>
          <table:table-cell office:value-type="float" office:value="13"/>
          <table:table-cell office:value-type="float" office:value="1.2419268590810328E-3"/>
          <table:table-cell office:value-type="string" office:string-value="Bromley"/>
          <table:table-cell table:number-columns-repeated="16373"/>
        </table:table-row>
        <table:table-row>
          <table:table-cell table:number-columns-repeated="3"/>
          <table:table-cell office:value-type="float" office:value="18"/>
          <table:table-cell office:value-type="float" office:value="32"/>
          <table:table-cell office:value-type="string" office:string-value="Camden"/>
          <table:table-cell table:number-columns-repeated="2"/>
          <table:table-cell office:value-type="float" office:value="17"/>
          <table:table-cell office:value-type="float" office:value="-1.1111911770882582E-3"/>
          <table:table-cell office:value-type="string" office:string-value="Camden"/>
          <table:table-cell table:number-columns-repeated="16373"/>
        </table:table-row>
        <table:table-row>
          <table:table-cell table:number-columns-repeated="3"/>
          <table:table-cell office:value-type="float" office:value="19"/>
          <table:table-cell office:value-type="float" office:value="-86"/>
          <table:table-cell office:value-type="string" office:string-value="City of London"/>
          <table:table-cell table:number-columns-repeated="2"/>
          <table:table-cell office:value-type="float" office:value="29"/>
          <table:table-cell office:value-type="float" office:value="-3.4547152194211006E-2"/>
          <table:table-cell office:value-type="string" office:string-value="City of London"/>
          <table:table-cell table:number-columns-repeated="16373"/>
        </table:table-row>
        <table:table-row>
          <table:table-cell table:number-columns-repeated="3"/>
          <table:table-cell office:value-type="float" office:value="20"/>
          <table:table-cell office:value-type="float" office:value="-145"/>
          <table:table-cell office:value-type="string" office:string-value="Croydon"/>
          <table:table-cell table:number-columns-repeated="2"/>
          <table:table-cell office:value-type="float" office:value="18"/>
          <table:table-cell office:value-type="float" office:value="-1.7465097642476238E-3"/>
          <table:table-cell office:value-type="string" office:string-value="Croydon"/>
          <table:table-cell table:number-columns-repeated="16373"/>
        </table:table-row>
        <table:table-row>
          <table:table-cell table:number-columns-repeated="3"/>
          <table:table-cell office:value-type="float" office:value="21"/>
          <table:table-cell office:value-type="float" office:value="-228"/>
          <table:table-cell office:value-type="string" office:string-value="Ealing"/>
          <table:table-cell table:number-columns-repeated="2"/>
          <table:table-cell office:value-type="float" office:value="19"/>
          <table:table-cell office:value-type="float" office:value="-2.8715349204108398E-3"/>
          <table:table-cell office:value-type="string" office:string-value="Ealing"/>
          <table:table-cell table:number-columns-repeated="16373"/>
        </table:table-row>
        <table:table-row>
          <table:table-cell table:number-columns-repeated="3"/>
          <table:table-cell office:value-type="float" office:value="7"/>
          <table:table-cell office:value-type="float" office:value="725"/>
          <table:table-cell office:value-type="string" office:string-value="Enfield"/>
          <table:table-cell table:number-columns-repeated="2"/>
          <table:table-cell office:value-type="float" office:value="7"/>
          <table:table-cell office:value-type="float" office:value="8.091946559530272E-3"/>
          <table:table-cell office:value-type="string" office:string-value="Enfield"/>
          <table:table-cell table:number-columns-repeated="16373"/>
        </table:table-row>
        <table:table-row>
          <table:table-cell table:number-columns-repeated="3"/>
          <table:table-cell office:value-type="float" office:value="31"/>
          <table:table-cell office:value-type="float" office:value="-2598"/>
          <table:table-cell office:value-type="string" office:string-value="Greenwich"/>
          <table:table-cell table:number-columns-repeated="2"/>
          <table:table-cell office:value-type="float" office:value="30"/>
          <table:table-cell office:value-type="float" office:value="-4.0223152808164658E-2"/>
          <table:table-cell office:value-type="string" office:string-value="Greenwich"/>
          <table:table-cell table:number-columns-repeated="16373"/>
        </table:table-row>
        <table:table-row>
          <table:table-cell table:number-columns-repeated="3"/>
          <table:table-cell office:value-type="float" office:value="1"/>
          <table:table-cell office:value-type="float" office:value="2912"/>
          <table:table-cell office:value-type="string" office:string-value="Hackney"/>
          <table:table-cell table:number-columns-repeated="2"/>
          <table:table-cell office:value-type="float" office:value="1"/>
          <table:table-cell office:value-type="float" office:value="4.5109417857517292E-2"/>
          <table:table-cell office:value-type="string" office:string-value="Hackney"/>
          <table:table-cell table:number-columns-repeated="16373"/>
        </table:table-row>
        <table:table-row>
          <table:table-cell table:number-columns-repeated="3"/>
          <table:table-cell office:value-type="float" office:value="27"/>
          <table:table-cell office:value-type="float" office:value="-1480"/>
          <table:table-cell office:value-type="string" office:string-value="Hammersmith and Fulham"/>
          <table:table-cell table:number-columns-repeated="2"/>
          <table:table-cell office:value-type="float" office:value="31"/>
          <table:table-cell office:value-type="float" office:value="-4.7046193131055708E-2"/>
          <table:table-cell office:value-type="string" office:string-value="Hammersmith and Fulham"/>
          <table:table-cell table:number-columns-repeated="16373"/>
        </table:table-row>
        <table:table-row>
          <table:table-cell table:number-columns-repeated="3"/>
          <table:table-cell office:value-type="float" office:value="14"/>
          <table:table-cell office:value-type="float" office:value="136"/>
          <table:table-cell office:value-type="string" office:string-value="Haringey"/>
          <table:table-cell table:number-columns-repeated="2"/>
          <table:table-cell office:value-type="float" office:value="12"/>
          <table:table-cell office:value-type="float" office:value="1.4406288566145287E-3"/>
          <table:table-cell office:value-type="string" office:string-value="Haringey"/>
          <table:table-cell table:number-columns-repeated="16373"/>
        </table:table-row>
        <table:table-row>
          <table:table-cell table:number-columns-repeated="3"/>
          <table:table-cell office:value-type="float" office:value="8"/>
          <table:table-cell office:value-type="float" office:value="513"/>
          <table:table-cell office:value-type="string" office:string-value="Harrow"/>
          <table:table-cell table:number-columns-repeated="2"/>
          <table:table-cell office:value-type="float" office:value="8"/>
          <table:table-cell office:value-type="float" office:value="7.5099690525821002E-3"/>
          <table:table-cell office:value-type="string" office:string-value="Harrow"/>
          <table:table-cell table:number-columns-repeated="16373"/>
        </table:table-row>
        <table:table-row>
          <table:table-cell table:number-columns-repeated="3"/>
          <table:table-cell office:value-type="float" office:value="10"/>
          <table:table-cell office:value-type="float" office:value="383"/>
          <table:table-cell office:value-type="string" office:string-value="Havering"/>
          <table:table-cell table:number-columns-repeated="2"/>
          <table:table-cell office:value-type="float" office:value="9"/>
          <table:table-cell office:value-type="float" office:value="6.2933082820908481E-3"/>
          <table:table-cell office:value-type="string" office:string-value="Havering"/>
          <table:table-cell table:number-columns-repeated="16373"/>
        </table:table-row>
        <table:table-row>
          <table:table-cell table:number-columns-repeated="3"/>
          <table:table-cell office:value-type="float" office:value="3"/>
          <table:table-cell office:value-type="float" office:value="1014"/>
          <table:table-cell office:value-type="string" office:string-value="Hillingdon"/>
          <table:table-cell table:number-columns-repeated="2"/>
          <table:table-cell office:value-type="float" office:value="6"/>
          <table:table-cell office:value-type="float" office:value="1.2645183505103304E-2"/>
          <table:table-cell office:value-type="string" office:string-value="Hillingdon"/>
          <table:table-cell table:number-columns-repeated="16373"/>
        </table:table-row>
        <table:table-row>
          <table:table-cell table:number-columns-repeated="3"/>
          <table:table-cell office:value-type="float" office:value="26"/>
          <table:table-cell office:value-type="float" office:value="-1140"/>
          <table:table-cell office:value-type="string" office:string-value="Hounslow"/>
          <table:table-cell table:number-columns-repeated="2"/>
          <table:table-cell office:value-type="float" office:value="25"/>
          <table:table-cell office:value-type="float" office:value="-2.1682180855201863E-2"/>
          <table:table-cell office:value-type="string" office:string-value="Hounslow"/>
          <table:table-cell table:number-columns-repeated="16373"/>
        </table:table-row>
        <table:table-row>
          <table:table-cell table:number-columns-repeated="3"/>
          <table:table-cell office:value-type="float" office:value="32"/>
          <table:table-cell office:value-type="float" office:value="-4209"/>
          <table:table-cell office:value-type="string" office:string-value="Islington"/>
          <table:table-cell table:number-columns-repeated="2"/>
          <table:table-cell office:value-type="float" office:value="33"/>
          <table:table-cell office:value-type="float" office:value="-8.4542699586432221E-2"/>
          <table:table-cell office:value-type="string" office:string-value="Islington"/>
          <table:table-cell table:number-columns-repeated="16373"/>
        </table:table-row>
        <table:table-row>
          <table:table-cell table:number-columns-repeated="3"/>
          <table:table-cell office:value-type="float" office:value="23"/>
          <table:table-cell office:value-type="float" office:value="-266"/>
          <table:table-cell office:value-type="string" office:string-value="Kensington and Chelsea"/>
          <table:table-cell table:number-columns-repeated="2"/>
          <table:table-cell office:value-type="float" office:value="22"/>
          <table:table-cell office:value-type="float" office:value="-5.0009991229745671E-3"/>
          <table:table-cell office:value-type="string" office:string-value="Kensington and Chelsea"/>
          <table:table-cell table:number-columns-repeated="16373"/>
        </table:table-row>
        <table:table-row>
          <table:table-cell table:number-columns-repeated="3"/>
          <table:table-cell office:value-type="float" office:value="11"/>
          <table:table-cell office:value-type="float" office:value="316"/>
          <table:table-cell office:value-type="string" office:string-value="Kingston upon Thames"/>
          <table:table-cell table:number-columns-repeated="2"/>
          <table:table-cell office:value-type="float" office:value="10"/>
          <table:table-cell office:value-type="float" office:value="5.9074370483185312E-3"/>
          <table:table-cell office:value-type="string" office:string-value="Kingston upon Thames"/>
          <table:table-cell table:number-columns-repeated="16373"/>
        </table:table-row>
        <table:table-row>
          <table:table-cell table:number-columns-repeated="3"/>
          <table:table-cell office:value-type="float" office:value="24"/>
          <table:table-cell office:value-type="float" office:value="-291"/>
          <table:table-cell office:value-type="string" office:string-value="Lambeth"/>
          <table:table-cell table:number-columns-repeated="2"/>
          <table:table-cell office:value-type="float" office:value="21"/>
          <table:table-cell office:value-type="float" office:value="-4.5346331128009246E-3"/>
          <table:table-cell office:value-type="string" office:string-value="Lambeth"/>
          <table:table-cell table:number-columns-repeated="16373"/>
        </table:table-row>
        <table:table-row>
          <table:table-cell table:number-columns-repeated="3"/>
          <table:table-cell office:value-type="float" office:value="15"/>
          <table:table-cell office:value-type="float" office:value="108"/>
          <table:table-cell office:value-type="string" office:string-value="Lewisham"/>
          <table:table-cell table:number-columns-repeated="2"/>
          <table:table-cell office:value-type="float" office:value="15"/>
          <table:table-cell office:value-type="float" office:value="2.5564614801619479E-4"/>
          <table:table-cell office:value-type="string" office:string-value="Lewisham"/>
          <table:table-cell table:number-columns-repeated="16373"/>
        </table:table-row>
        <table:table-row>
          <table:table-cell table:number-columns-repeated="3"/>
          <table:table-cell office:value-type="float" office:value="2"/>
          <table:table-cell office:value-type="float" office:value="2260"/>
          <table:table-cell office:value-type="string" office:string-value="Merton"/>
          <table:table-cell table:number-columns-repeated="2"/>
          <table:table-cell office:value-type="float" office:value="2"/>
          <table:table-cell office:value-type="float" office:value="4.1030857460233335E-2"/>
          <table:table-cell office:value-type="string" office:string-value="Merton"/>
          <table:table-cell table:number-columns-repeated="16373"/>
        </table:table-row>
        <table:table-row>
          <table:table-cell table:number-columns-repeated="3"/>
          <table:table-cell office:value-type="float" office:value="29"/>
          <table:table-cell office:value-type="float" office:value="-2357"/>
          <table:table-cell office:value-type="string" office:string-value="Newham"/>
          <table:table-cell table:number-columns-repeated="2"/>
          <table:table-cell office:value-type="float" office:value="28"/>
          <table:table-cell office:value-type="float" office:value="-3.2777040957070833E-2"/>
          <table:table-cell office:value-type="string" office:string-value="Newham"/>
          <table:table-cell table:number-columns-repeated="16373"/>
        </table:table-row>
        <table:table-row>
          <table:table-cell table:number-columns-repeated="3"/>
          <table:table-cell office:value-type="float" office:value="22"/>
          <table:table-cell office:value-type="float" office:value="-236"/>
          <table:table-cell office:value-type="string" office:string-value="Redbridge"/>
          <table:table-cell table:number-columns-repeated="2"/>
          <table:table-cell office:value-type="float" office:value="23"/>
          <table:table-cell office:value-type="float" office:value="-6.1933385625168869E-3"/>
          <table:table-cell office:value-type="string" office:string-value="Redbridge"/>
          <table:table-cell table:number-columns-repeated="16373"/>
        </table:table-row>
        <table:table-row>
          <table:table-cell table:number-columns-repeated="3"/>
          <table:table-cell office:value-type="float" office:value="17"/>
          <table:table-cell office:value-type="float" office:value="87"/>
          <table:table-cell office:value-type="string" office:string-value="Richmond upon Thames"/>
          <table:table-cell table:number-columns-repeated="2"/>
          <table:table-cell office:value-type="float" office:value="14"/>
          <table:table-cell office:value-type="float" office:value="1.183411571886419E-3"/>
          <table:table-cell office:value-type="string" office:string-value="Richmond upon Thames"/>
          <table:table-cell table:number-columns-repeated="16373"/>
        </table:table-row>
        <table:table-row>
          <table:table-cell table:number-columns-repeated="3"/>
          <table:table-cell office:value-type="float" office:value="16"/>
          <table:table-cell office:value-type="float" office:value="107"/>
          <table:table-cell office:value-type="string" office:string-value="Southwark"/>
          <table:table-cell table:number-columns-repeated="2"/>
          <table:table-cell office:value-type="float" office:value="16"/>
          <table:table-cell office:value-type="float" office:value="2.1000631319473967E-4"/>
          <table:table-cell office:value-type="string" office:string-value="Southwark"/>
          <table:table-cell table:number-columns-repeated="16373"/>
        </table:table-row>
        <table:table-row>
          <table:table-cell table:number-columns-repeated="3"/>
          <table:table-cell office:value-type="float" office:value="4"/>
          <table:table-cell office:value-type="float" office:value="909"/>
          <table:table-cell office:value-type="string" office:string-value="Sutton"/>
          <table:table-cell table:number-columns-repeated="2"/>
          <table:table-cell office:value-type="float" office:value="5"/>
          <table:table-cell office:value-type="float" office:value="1.4965743165174794E-2"/>
          <table:table-cell office:value-type="string" office:string-value="Sutton"/>
          <table:table-cell table:number-columns-repeated="16373"/>
        </table:table-row>
        <table:table-row>
          <table:table-cell table:number-columns-repeated="3"/>
          <table:table-cell office:value-type="float" office:value="5"/>
          <table:table-cell office:value-type="float" office:value="864"/>
          <table:table-cell office:value-type="string" office:string-value="Tower Hamlets"/>
          <table:table-cell table:number-columns-repeated="2"/>
          <table:table-cell office:value-type="float" office:value="4"/>
          <table:table-cell office:value-type="float" office:value="1.5467079811352029E-2"/>
          <table:table-cell office:value-type="string" office:string-value="Tower Hamlets"/>
          <table:table-cell table:number-columns-repeated="16373"/>
        </table:table-row>
        <table:table-row>
          <table:table-cell table:number-columns-repeated="3"/>
          <table:table-cell office:value-type="float" office:value="25"/>
          <table:table-cell office:value-type="float" office:value="-525"/>
          <table:table-cell office:value-type="string" office:string-value="Waltham Forest"/>
          <table:table-cell table:number-columns-repeated="2"/>
          <table:table-cell office:value-type="float" office:value="24"/>
          <table:table-cell office:value-type="float" office:value="-8.2893095573684204E-3"/>
          <table:table-cell office:value-type="string" office:string-value="Waltham Forest"/>
          <table:table-cell table:number-columns-repeated="16373"/>
        </table:table-row>
        <table:table-row>
          <table:table-cell table:number-columns-repeated="3"/>
          <table:table-cell office:value-type="float" office:value="30"/>
          <table:table-cell office:value-type="float" office:value="-2407"/>
          <table:table-cell office:value-type="string" office:string-value="Wandsworth"/>
          <table:table-cell table:number-columns-repeated="2"/>
          <table:table-cell office:value-type="float" office:value="27"/>
          <table:table-cell office:value-type="float" office:value="-2.8987796604669602E-2"/>
          <table:table-cell office:value-type="string" office:string-value="Wandsworth"/>
          <table:table-cell table:number-columns-repeated="16373"/>
        </table:table-row>
        <table:table-row>
          <table:table-cell table:number-columns-repeated="3"/>
          <table:table-cell office:value-type="float" office:value="9"/>
          <table:table-cell office:value-type="float" office:value="399"/>
          <table:table-cell office:value-type="string" office:string-value="Westminster"/>
          <table:table-cell table:number-columns-repeated="2"/>
          <table:table-cell office:value-type="float" office:value="20"/>
          <table:table-cell office:value-type="float" office:value="-2.9032855119811574E-3"/>
          <table:table-cell office:value-type="string" office:string-value="Westminster"/>
          <table:table-cell table:number-columns-repeated="16373"/>
        </table:table-row>
        <table:table-row>
          <table:table-cell table:number-columns-repeated="4"/>
          <table:table-cell office:value-type="float" office:value="-11762"/>
          <table:table-cell office:value-type="string" office:string-value="LONDON"/>
          <table:table-cell table:number-columns-repeated="3"/>
          <table:table-cell office:value-type="float" office:value="-6.1296266157835066E-3"/>
          <table:table-cell office:value-type="string" office:string-value="LONDON"/>
          <table:table-cell table:number-columns-repeated="16373"/>
        </table:table-row>
        <table:table-row>
          <table:table-cell table:number-columns-repeated="4"/>
          <table:table-cell office:value-type="float" office:value="-11159"/>
          <table:table-cell office:value-type="string" office:string-value="ENGLAND"/>
          <table:table-cell table:number-columns-repeated="3"/>
          <table:table-cell office:value-type="float" office:value="-9.299836727156563E-4"/>
          <table:table-cell office:value-type="string" office:string-value="ENGLAND"/>
          <table:table-cell table:number-columns-repeated="16373"/>
        </table:table-row>
        <table:table-row table:number-rows-repeated="1048386">
          <table:table-cell table:number-columns-repeated="16373"/>
        </table:table-row>
      </table:table>
      <table:table table:name="'file:///C:/Users/simon.lewry/Documents/Health%20Checks/2019%20Q2%20Update/London%20NHS%20Health%20Checks%20Data%20Tool%20v2018_19Q2.xlsx'#Ranked_Charts1" table:style-name="ta3">
        <table:table-source xlink:href="file:///C:/Users/simon.lewry/Documents/Health%20Checks/2019%20Q2%20Update/London%20NHS%20Health%20Checks%20Data%20Tool%20v2018_19Q2.xlsx" table:table-name="Ranked_Char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" table:style-name="ta3">
        <table:table-source xlink:href="file:///C:/Users/simon.lewry/Documents/Health%20Checks/2019%20Q2%20Update/London%20NHS%20Health%20Checks%20Data%20Tool%20v2018_19Q2.xlsx" table:table-name="Annual_Progress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table:number-columns-repeated="16382"/>
        </table:table-row>
        <table:table-row table:number-rows-repeated="1048569">
          <table:table-cell table:number-columns-repeated="16382"/>
        </table:table-row>
      </table:table>
      <table:table table:name="'file:///C:/Users/simon.lewry/Documents/Health%20Checks/2019%20Q2%20Update/London%20NHS%20Health%20Checks%20Data%20Tool%20v2018_19Q2.xlsx'#Five_Year_Progress" table:style-name="ta3">
        <table:table-source xlink:href="file:///C:/Users/simon.lewry/Documents/Health%20Checks/2019%20Q2%20Update/London%20NHS%20Health%20Checks%20Data%20Tool%20v2018_19Q2.xlsx" table:table-name="Five_Year_Progres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_-_REGIONS" table:style-name="ta3">
        <table:table-source xlink:href="file:///C:/Users/simon.lewry/Documents/Health%20Checks/2019%20Q2%20Update/London%20NHS%20Health%20Checks%20Data%20Tool%20v2018_19Q2.xlsx" table:table-name="Annual_Progress_-_REG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Five_Year_Progress_-_REGIONS" table:style-name="ta3">
        <table:table-source xlink:href="file:///C:/Users/simon.lewry/Documents/Health%20Checks/2019%20Q2%20Update/London%20NHS%20Health%20Checks%20Data%20Tool%20v2018_19Q2.xlsx" table:table-name="Five_Year_Progress_-_REG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Single_Quarter_Proportions" table:style-name="ta3">
        <table:table-source xlink:href="file:///C:/Users/simon.lewry/Documents/Health%20Checks/2019%20Q2%20Update/London%20NHS%20Health%20Checks%20Data%20Tool%20v2018_19Q2.xlsx" table:table-name="Single_Quarter_Propor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offered_comparison" table:style-name="ta3">
        <table:table-source xlink:href="file:///C:/Users/simon.lewry/Documents/Health%20Checks/2019%20Q2%20Update/London%20NHS%20Health%20Checks%20Data%20Tool%20v2018_19Q2.xlsx" table:table-name="Quarterly_offered_comparis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received_comparison" table:style-name="ta3">
        <table:table-source xlink:href="file:///C:/Users/simon.lewry/Documents/Health%20Checks/2019%20Q2%20Update/London%20NHS%20Health%20Checks%20Data%20Tool%20v2018_19Q2.xlsx" table:table-name="Quarterly_received_comparison" table:mode="copy-results-only"/>
        <table:table-column/>
        <table:table-row table:number-rows-repeated="11">
          <table:table-cell table:number-columns-repeated="16384"/>
        </table:table-row>
        <table:table-row>
          <table:table-cell table:number-columns-repeated="8"/>
          <table:table-cell office:value-type="string" office:string-value="Barking and Dagenham"/>
          <table:table-cell table:number-columns-repeated="16375"/>
        </table:table-row>
        <table:table-row table:number-rows-repeated="1048564">
          <table:table-cell table:number-columns-repeated="16375"/>
        </table:table-row>
      </table:table>
      <table:table table:name="'file:///C:/Users/simon.lewry/Documents/Health%20Checks/2019%20Q2%20Update/London%20NHS%20Health%20Checks%20Data%20Tool%20v2018_19Q2.xlsx'#Ranked_Charts_-_5_year" table:style-name="ta3">
        <table:table-source xlink:href="file:///C:/Users/simon.lewry/Documents/Health%20Checks/2019%20Q2%20Update/London%20NHS%20Health%20Checks%20Data%20Tool%20v2018_19Q2.xlsx" table:table-name="Ranked_Charts_-_5_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7-18_quarterly_data" table:style-name="ta3">
        <table:table-source xlink:href="file:///C:/Users/simon.lewry/Documents/Health%20Checks/2019%20Q2%20Update/London%20NHS%20Health%20Checks%20Data%20Tool%20v2018_19Q2.xlsx" table:table-name="2017-18_quarterly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8-19_quarterly_data" table:style-name="ta3">
        <table:table-source xlink:href="file:///C:/Users/simon.lewry/Documents/Health%20Checks/2019%20Q2%20Update/London%20NHS%20Health%20Checks%20Data%20Tool%20v2018_19Q2.xlsx" table:table-name="2018-19_quarterly_data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table:number-columns-repeated="16381"/>
        </table:table-row>
        <table:table-row table:number-rows-repeated="1048575">
          <table:table-cell table:number-columns-repeated="16381"/>
        </table:table-row>
      </table:table>
      <table:table table:name="'file:///C:/Users/simon.lewry/Documents/Health%20Checks/2019%20Q2%20Update/London%20NHS%20Health%20Checks%20Data%20Tool%20v2018_19Q2.xlsx'#NHS_Health_Check_2017-2018" table:style-name="ta3">
        <table:table-source xlink:href="file:///C:/Users/simon.lewry/Documents/Health%20Checks/2019%20Q2%20Update/London%20NHS%20Health%20Checks%20Data%20Tool%20v2018_19Q2.xlsx" table:table-name="NHS_Health_Check_2017-20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NHS_Health_Check_2018-2019" table:style-name="ta3">
        <table:table-source xlink:href="file:///C:/Users/simon.lewry/Documents/Health%20Checks/2019%20Q2%20Update/London%20NHS%20Health%20Checks%20Data%20Tool%20v2018_19Q2.xlsx" table:table-name="NHS_Health_Check_2018-2019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table:number-columns-repeated="16381"/>
        </table:table-row>
        <table:table-row table:number-rows-repeated="1048575">
          <table:table-cell table:number-columns-repeated="16381"/>
        </table:table-row>
      </table:table>
      <table:table table:name="'file:///C:/Users/simon.lewry/Documents/Health%20Checks/2019%20Q2%20Update/London%20NHS%20Health%20Checks%20Data%20Tool%20v2018_19Q2.xlsx'#Mission_Control" table:style-name="ta3">
        <table:table-source xlink:href="file:///C:/Users/simon.lewry/Documents/Health%20Checks/2019%20Q2%20Update/London%20NHS%20Health%20Checks%20Data%20Tool%20v2018_19Q2.xlsx" table:table-name="Mission_Contro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5"/>
          <table:table-cell office:value-type="float" office:value="1"/>
          <table:table-cell table:number-columns-repeated="16378"/>
        </table:table-row>
        <table:table-row table:number-rows-repeated="1048569">
          <table:table-cell table:number-columns-repeated="16378"/>
        </table:table-row>
      </table:table>
      <table:table table:name="'file:///C:/Users/simon.lewry/Documents/Health%20Checks/2019%20Q2%20Update/London%20NHS%20Health%20Checks%20Data%20Tool%20v2018_19Q2.xlsx'#Data_Factory" table:style-name="ta3">
        <table:table-source xlink:href="file:///C:/Users/simon.lewry/Documents/Health%20Checks/2019%20Q2%20Update/London%20NHS%20Health%20Checks%20Data%20Tool%20v2018_19Q2.xlsx" table:table-name="Data_Factory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0"/>
          <table:table-cell office:value-type="string" office:string-value="RANKOffers5yr"/>
          <table:table-cell table:number-columns-repeated="16353"/>
        </table:table-row>
        <table:table-row table:number-rows-repeated="1048573">
          <table:table-cell table:number-columns-repeated="16353"/>
        </table:table-row>
      </table:table>
      <table:table table:name="'file:///C:/Users/simon.lewry/Documents/Health%20Checks/2019%20Q2%20Update/London%20NHS%20Health%20Checks%20Data%20Tool%20v2018_19Q2.xlsx'#Ranked_Charts" table:style-name="ta3">
        <table:table-source xlink:href="file:///C:/Users/simon.lewry/Documents/Health%20Checks/2019%20Q2%20Update/London%20NHS%20Health%20Checks%20Data%20Tool%20v2018_19Q2.xlsx" table:table-name="Ranked_Cha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2" table:style-name="ta3">
        <table:table-source xlink:href="file:///C:/Users/simon.lewry/Documents/Health%20Checks/2019%20Q2%20Update/London%20NHS%20Health%20Checks%20Data%20Tool%20v2018_19Q2.xlsx" table:table-name="Annual_Progress2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Barking and Dagenham"/>
          <table:table-cell table:number-columns-repeated="16382"/>
        </table:table-row>
        <table:table-row table:number-rows-repeated="1048569">
          <table:table-cell table:number-columns-repeated="16382"/>
        </table:table-row>
      </table:table>
      <table:table table:name="'file:///C:/Users/simon.lewry/Documents/Health%20Checks/2019%20Q2%20Update/London%20NHS%20Health%20Checks%20Data%20Tool%20v2018_19Q2.xlsx'#Five_Year_Progress2" table:style-name="ta3">
        <table:table-source xlink:href="file:///C:/Users/simon.lewry/Documents/Health%20Checks/2019%20Q2%20Update/London%20NHS%20Health%20Checks%20Data%20Tool%20v2018_19Q2.xlsx" table:table-name="Five_Year_Progres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Annual_Progress_-_REGIONS2" table:style-name="ta3">
        <table:table-source xlink:href="file:///C:/Users/simon.lewry/Documents/Health%20Checks/2019%20Q2%20Update/London%20NHS%20Health%20Checks%20Data%20Tool%20v2018_19Q2.xlsx" table:table-name="Annual_Progress_-_REG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Five_Year_Progress_-_REGIONS2" table:style-name="ta3">
        <table:table-source xlink:href="file:///C:/Users/simon.lewry/Documents/Health%20Checks/2019%20Q2%20Update/London%20NHS%20Health%20Checks%20Data%20Tool%20v2018_19Q2.xlsx" table:table-name="Five_Year_Progress_-_REG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Single_Quarter_Proportions2" table:style-name="ta3">
        <table:table-source xlink:href="file:///C:/Users/simon.lewry/Documents/Health%20Checks/2019%20Q2%20Update/London%20NHS%20Health%20Checks%20Data%20Tool%20v2018_19Q2.xlsx" table:table-name="Single_Quarter_Proportion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offered_comparison2" table:style-name="ta3">
        <table:table-source xlink:href="file:///C:/Users/simon.lewry/Documents/Health%20Checks/2019%20Q2%20Update/London%20NHS%20Health%20Checks%20Data%20Tool%20v2018_19Q2.xlsx" table:table-name="Quarterly_offered_comparis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Quarterly_received_comparison2" table:style-name="ta3">
        <table:table-source xlink:href="file:///C:/Users/simon.lewry/Documents/Health%20Checks/2019%20Q2%20Update/London%20NHS%20Health%20Checks%20Data%20Tool%20v2018_19Q2.xlsx" table:table-name="Quarterly_received_comparison2" table:mode="copy-results-only"/>
        <table:table-column/>
        <table:table-row table:number-rows-repeated="11">
          <table:table-cell table:number-columns-repeated="16384"/>
        </table:table-row>
        <table:table-row>
          <table:table-cell table:number-columns-repeated="8"/>
          <table:table-cell office:value-type="string" office:string-value="Barking and Dagenham"/>
          <table:table-cell table:number-columns-repeated="16375"/>
        </table:table-row>
        <table:table-row table:number-rows-repeated="1048564">
          <table:table-cell table:number-columns-repeated="16375"/>
        </table:table-row>
      </table:table>
      <table:table table:name="'file:///C:/Users/simon.lewry/Documents/Health%20Checks/2019%20Q2%20Update/London%20NHS%20Health%20Checks%20Data%20Tool%20v2018_19Q2.xlsx'#Ranked_Charts_-_5_year2" table:style-name="ta3">
        <table:table-source xlink:href="file:///C:/Users/simon.lewry/Documents/Health%20Checks/2019%20Q2%20Update/London%20NHS%20Health%20Checks%20Data%20Tool%20v2018_19Q2.xlsx" table:table-name="Ranked_Charts_-_5_ye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7-18_quarterly_data2" table:style-name="ta3">
        <table:table-source xlink:href="file:///C:/Users/simon.lewry/Documents/Health%20Checks/2019%20Q2%20Update/London%20NHS%20Health%20Checks%20Data%20Tool%20v2018_19Q2.xlsx" table:table-name="2017-18_quarterly_dat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2018-19_quarterly_data2" table:style-name="ta3">
        <table:table-source xlink:href="file:///C:/Users/simon.lewry/Documents/Health%20Checks/2019%20Q2%20Update/London%20NHS%20Health%20Checks%20Data%20Tool%20v2018_19Q2.xlsx" table:table-name="2018-19_quarterly_data2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table:number-columns-repeated="16381"/>
        </table:table-row>
        <table:table-row table:number-rows-repeated="1048575">
          <table:table-cell table:number-columns-repeated="16381"/>
        </table:table-row>
      </table:table>
      <table:table table:name="'file:///C:/Users/simon.lewry/Documents/Health%20Checks/2019%20Q2%20Update/London%20NHS%20Health%20Checks%20Data%20Tool%20v2018_19Q2.xlsx'#NHS_Health_Check_2017-20182" table:style-name="ta3">
        <table:table-source xlink:href="file:///C:/Users/simon.lewry/Documents/Health%20Checks/2019%20Q2%20Update/London%20NHS%20Health%20Checks%20Data%20Tool%20v2018_19Q2.xlsx" table:table-name="NHS_Health_Check_2017-2018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simon.lewry/Documents/Health%20Checks/2019%20Q2%20Update/London%20NHS%20Health%20Checks%20Data%20Tool%20v2018_19Q2.xlsx'#NHS_Health_Check_2018-20192" table:style-name="ta3">
        <table:table-source xlink:href="file:///C:/Users/simon.lewry/Documents/Health%20Checks/2019%20Q2%20Update/London%20NHS%20Health%20Checks%20Data%20Tool%20v2018_19Q2.xlsx" table:table-name="NHS_Health_Check_2018-20192" table:mode="copy-results-only"/>
        <table:table-column/>
        <table:table-row>
          <table:table-cell table:number-columns-repeated="2"/>
          <table:table-cell office:value-type="string" office:string-value="Total eligible population 2018-2019"/>
          <table:table-cell table:number-columns-repeated="16381"/>
        </table:table-row>
        <table:table-row table:number-rows-repeated="1048575">
          <table:table-cell table:number-columns-repeated="16381"/>
        </table:table-row>
      </table:table>
      <table:table table:name="'file:///C:/Users/simon.lewry/Documents/Health%20Checks/2019%20Q2%20Update/London%20NHS%20Health%20Checks%20Data%20Tool%20v2018_19Q2.xlsx'#Mission_Control2" table:style-name="ta3">
        <table:table-source xlink:href="file:///C:/Users/simon.lewry/Documents/Health%20Checks/2019%20Q2%20Update/London%20NHS%20Health%20Checks%20Data%20Tool%20v2018_19Q2.xlsx" table:table-name="Mission_Control2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5"/>
          <table:table-cell office:value-type="float" office:value="1"/>
          <table:table-cell table:number-columns-repeated="16378"/>
        </table:table-row>
        <table:table-row table:number-rows-repeated="1048569">
          <table:table-cell table:number-columns-repeated="16378"/>
        </table:table-row>
      </table:table>
      <table:table table:name="'file:///C:/Users/simon.lewry/Documents/Health%20Checks/2019%20Q2%20Update/London%20NHS%20Health%20Checks%20Data%20Tool%20v2018_19Q2.xlsx'#Data_Factory2" table:style-name="ta3">
        <table:table-source xlink:href="file:///C:/Users/simon.lewry/Documents/Health%20Checks/2019%20Q2%20Update/London%20NHS%20Health%20Checks%20Data%20Tool%20v2018_19Q2.xlsx" table:table-name="Data_Factory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0"/>
          <table:table-cell office:value-type="string" office:string-value="RANKOffers5yr"/>
          <table:table-cell table:number-columns-repeated="16353"/>
        </table:table-row>
        <table:table-row table:number-rows-repeated="1048573">
          <table:table-cell table:number-columns-repeated="16353"/>
        </table:table-row>
      </table:table>
      <table:table table:name="'file:///C:/Users/simon.lewry/Documents/Health%20Checks/2019%20Q2%20Update/London%20NHS%20Health%20Checks%20Data%20Tool%20v2018_19Q2.xlsx'#Ranked_Charts2" table:style-name="ta3">
        <table:table-source xlink:href="file:///C:/Users/simon.lewry/Documents/Health%20Checks/2019%20Q2%20Update/London%20NHS%20Health%20Checks%20Data%20Tool%20v2018_19Q2.xlsx" table:table-name="Ranked_Charts2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lphaArea" table:cell-range-address="'file:///C:/Users/simon.lewry/Documents/Health%20Checks/2019%20Q2%20Update/London%20NHS%20Health%20Checks%20Data%20Tool%20v2018_19Q2.xlsx'#Mission_Control1.$F$7:Mission_Control1.$H$41" table:base-cell-address="Contents.$A$1"/>
        <table:named-range table:name="AnPrg1314" table:cell-range-address="'file:///C:/Users/simon.lewry/Documents/Health%20Checks/2019%20Q2%20Update/London%20NHS%20Health%20Checks%20Data%20Tool%20v2018_19Q2.xlsx'#Annual_Progress1.$B$7:Annual_Progress1.$AX$41" table:base-cell-address="Contents.$A$1"/>
        <table:named-range table:name="AnPrg1415" table:cell-range-address="'file:///C:/Users/simon.lewry/Documents/Health%20Checks/2019%20Q2%20Update/London%20NHS%20Health%20Checks%20Data%20Tool%20v2018_19Q2.xlsx'#Annual_Progress1.$B$107:Annual_Progress1.$AX$141" table:base-cell-address="Contents.$A$1"/>
        <table:named-range table:name="ANPrg1516" table:cell-range-address="'file:///C:/Users/simon.lewry/Documents/Health%20Checks/2019%20Q2%20Update/London%20NHS%20Health%20Checks%20Data%20Tool%20v2018_19Q2.xlsx'#Annual_Progress1.$B$207:Annual_Progress1.$AX$241" table:base-cell-address="Contents.$A$1"/>
        <table:named-range table:name="AnPrg1617" table:cell-range-address="'file:///C:/Users/simon.lewry/Documents/Health%20Checks/2019%20Q2%20Update/London%20NHS%20Health%20Checks%20Data%20Tool%20v2018_19Q2.xlsx'#Annual_Progress1.$B$307:Annual_Progress1.$AX$341" table:base-cell-address="Contents.$A$1"/>
        <table:named-range table:name="AnPrg1718" table:cell-range-address="'file:///C:/Users/simon.lewry/Documents/Health%20Checks/2019%20Q2%20Update/London%20NHS%20Health%20Checks%20Data%20Tool%20v2018_19Q2.xlsx'#Annual_Progress1.$B$407:Annual_Progress1.$AX$441" table:base-cell-address="Contents.$A$1"/>
        <table:named-range table:name="AnPrg1819" table:cell-range-address="'file:///C:/Users/simon.lewry/Documents/Health%20Checks/2019%20Q2%20Update/London%20NHS%20Health%20Checks%20Data%20Tool%20v2018_19Q2.xlsx'#Annual_Progress1.$B$507:Annual_Progress1.$AW$541" table:base-cell-address="Contents.$A$1"/>
        <table:named-range table:name="AvYrs" table:cell-range-address="'file:///C:/Users/simon.lewry/Documents/Health%20Checks/2019%20Q2%20Update/London%20NHS%20Health%20Checks%20Data%20Tool%20v2018_19Q2.xlsx'#Mission_Control1.$J$7:Mission_Control1.$J$12" table:base-cell-address="Contents.$A$1"/>
        <table:named-expression table:name="BLC_Bar_Line" table:expression="of:=[.#REF!]" table:base-cell-address="Contents.$A$1"/>
        <table:named-expression table:name="Eoc_Axes" table:expression="of:=[.#REF!]" table:base-cell-address="Contents.$A$1"/>
        <table:named-expression table:name="EoC_Chart_Area" table:expression="of:=[.#REF!]" table:base-cell-address="Contents.$A$1"/>
        <table:named-expression table:name="EoC_Gridlines" table:expression="of:=[.#REF!]" table:base-cell-address="Contents.$A$1"/>
        <table:named-expression table:name="EoC_Legend" table:expression="of:=[.#REF!]" table:base-cell-address="Contents.$A$1"/>
        <table:named-expression table:name="EoC_Plot_Area" table:expression="of:=[.#REF!]" table:base-cell-address="Contents.$A$1"/>
        <table:named-expression table:name="EoC_Titles" table:expression="of:=[.#REF!]" table:base-cell-address="Contents.$A$1"/>
        <table:named-expression table:name="Eoc_TrucAxes" table:expression="of:=[.#REF!]" table:base-cell-address="Contents.$A$1"/>
        <table:named-range table:name="LookupQtr" table:cell-range-address="'file:///C:/Users/simon.lewry/Documents/Health%20Checks/2019%20Q2%20Update/London%20NHS%20Health%20Checks%20Data%20Tool%20v2018_19Q2.xlsx'#Mission_Control1.$L$7:Mission_Control1.$M$10" table:base-cell-address="Contents.$A$1"/>
        <table:named-range table:name="LookupYear" table:cell-range-address="'file:///C:/Users/simon.lewry/Documents/Health%20Checks/2019%20Q2%20Update/London%20NHS%20Health%20Checks%20Data%20Tool%20v2018_19Q2.xlsx'#Mission_Control1.$I$7:Mission_Control1.$J$12" table:base-cell-address="Contents.$A$1"/>
        <table:named-range table:name="Q2Tab" table:cell-range-address="'file:///C:/Users/simon.lewry/Documents/Health%20Checks/2019%20Q2%20Update/London%20NHS%20Health%20Checks%20Data%20Tool%20v2018_19Q2.xlsx'#Quarterly_received_comparison1.$I$12:Quarterly_received_comparison1.$L$46" table:base-cell-address="Contents.$A$1"/>
        <table:named-range table:name="QSel" table:cell-range-address="'file:///C:/Users/simon.lewry/Documents/Health%20Checks/2019%20Q2%20Update/London%20NHS%20Health%20Checks%20Data%20Tool%20v2018_19Q2.xlsx'#Mission_Control1.$M$7:Mission_Control1.$M$10" table:base-cell-address="Contents.$A$1"/>
        <table:named-range table:name="RANKComp1" table:cell-range-address="'file:///C:/Users/simon.lewry/Documents/Health%20Checks/2019%20Q2%20Update/London%20NHS%20Health%20Checks%20Data%20Tool%20v2018_19Q2.xlsx'#Data_Factory1.$D$106:Data_Factory1.$F$138" table:base-cell-address="Contents.$A$1"/>
        <table:named-range table:name="RANKComp2" table:cell-range-address="'file:///C:/Users/simon.lewry/Documents/Health%20Checks/2019%20Q2%20Update/London%20NHS%20Health%20Checks%20Data%20Tool%20v2018_19Q2.xlsx'#Data_Factory1.$I$106:Data_Factory1.$K$138" table:base-cell-address="Contents.$A$1"/>
        <table:named-range table:name="RANKComp3" table:cell-range-address="'file:///C:/Users/simon.lewry/Documents/Health%20Checks/2019%20Q2%20Update/London%20NHS%20Health%20Checks%20Data%20Tool%20v2018_19Q2.xlsx'#Data_Factory1.$D$156:Data_Factory1.$F$190" table:base-cell-address="Contents.$A$1"/>
        <table:named-range table:name="RANKComp4" table:cell-range-address="'file:///C:/Users/simon.lewry/Documents/Health%20Checks/2019%20Q2%20Update/London%20NHS%20Health%20Checks%20Data%20Tool%20v2018_19Q2.xlsx'#Data_Factory1.$I$156:Data_Factory1.$K$190" table:base-cell-address="Contents.$A$1"/>
        <table:named-range table:name="RANKOffers" table:cell-range-address="'file:///C:/Users/simon.lewry/Documents/Health%20Checks/2019%20Q2%20Update/London%20NHS%20Health%20Checks%20Data%20Tool%20v2018_19Q2.xlsx'#Data_Factory1.$B$6:Data_Factory1.$F$40" table:base-cell-address="Contents.$A$1"/>
        <table:named-range table:name="RANKOffers5yr" table:cell-range-address="'file:///C:/Users/simon.lewry/Documents/Health%20Checks/2019%20Q2%20Update/London%20NHS%20Health%20Checks%20Data%20Tool%20v2018_19Q2.xlsx'#Data_Factory1.$AE$3:Data_Factory1.$AI$40" table:base-cell-address="Contents.$A$1"/>
        <table:named-range table:name="RANKReceived" table:cell-range-address="'file:///C:/Users/simon.lewry/Documents/Health%20Checks/2019%20Q2%20Update/London%20NHS%20Health%20Checks%20Data%20Tool%20v2018_19Q2.xlsx'#Data_Factory1.$D$6:Data_Factory1.$G$40" table:base-cell-address="Contents.$A$1"/>
        <table:named-range table:name="RANKReceived5yr" table:cell-range-address="'file:///C:/Users/simon.lewry/Documents/Health%20Checks/2019%20Q2%20Update/London%20NHS%20Health%20Checks%20Data%20Tool%20v2018_19Q2.xlsx'#Data_Factory1.$AF$4:Data_Factory1.$AI$40" table:base-cell-address="Contents.$A$1"/>
        <table:named-range table:name="SourceA1819" table:cell-range-address="'file:///C:/Users/simon.lewry/Documents/Health%20Checks/2019%20Q2%20Update/London%20NHS%20Health%20Checks%20Data%20Tool%20v2018_19Q2.xlsx'#NHS_Health_Check_2018-20191.$B$1:NHS_Health_Check_2018-20191.$V$1048576" table:base-cell-address="Contents.$A$1"/>
        <table:named-range table:name="SourceQ1819" table:cell-range-address="'file:///C:/Users/simon.lewry/Documents/Health%20Checks/2019%20Q2%20Update/London%20NHS%20Health%20Checks%20Data%20Tool%20v2018_19Q2.xlsx'#2018-19_quarterly_data1.$B$1:2018-19_quarterly_data1.$AF$1048576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21">
      <number:day number:style="long"/>
      <number:text>-</number:text>
      <number:month number:textual="true"/>
    </number:date-style>
    <number:number-style style:name="N36">
      <number:number number:decimal-places="1" number:min-integer-digits="1"/>
    </number:number-style>
    <number:number-style style:name="N37">
      <number:number number:decimal-places="1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Leigh Dowd</meta:initial-creator>
    <dc:creator>Allan Baker</dc:creator>
    <meta:creation-date>2020-05-27T08:07:46Z</meta:creation-date>
    <dc:date>2020-07-08T11:14:59Z</dc:date>
  </office:meta>
</office:document-meta>
</file>